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433.36pt"/>
    </style:style>
    <style:style style:name="co3" style:family="table-column">
      <style:table-column-properties fo:break-before="auto" style:column-width="375.76pt"/>
    </style:style>
    <style:style style:name="co4" style:family="table-column">
      <style:table-column-properties fo:break-before="auto" style:column-width="423.64pt"/>
    </style:style>
    <style:style style:name="co5" style:family="table-column">
      <style:table-column-properties fo:break-before="auto" style:column-width="430.61pt"/>
    </style:style>
    <style:style style:name="co6" style:family="table-column">
      <style:table-column-properties fo:break-before="auto" style:column-width="311.16pt"/>
    </style:style>
    <style:style style:name="co7" style:family="table-column">
      <style:table-column-properties fo:break-before="auto" style:column-width="391.69pt"/>
    </style:style>
    <style:style style:name="co8" style:family="table-column">
      <style:table-column-properties fo:break-before="auto" style:column-width="360.45pt"/>
    </style:style>
    <style:style style:name="co9" style:family="table-column">
      <style:table-column-properties fo:break-before="auto" style:column-width="421.54pt"/>
    </style:style>
    <style:style style:name="co10" style:family="table-column">
      <style:table-column-properties fo:break-before="auto" style:column-width="411.14pt"/>
    </style:style>
    <style:style style:name="co11" style:family="table-column">
      <style:table-column-properties fo:break-before="auto" style:column-width="384.75pt"/>
    </style:style>
    <style:style style:name="co12" style:family="table-column">
      <style:table-column-properties fo:break-before="auto" style:column-width="427.1pt"/>
    </style:style>
    <style:style style:name="co13" style:family="table-column">
      <style:table-column-properties fo:break-before="auto" style:column-width="359.74pt"/>
    </style:style>
    <style:style style:name="co14" style:family="table-column">
      <style:table-column-properties fo:break-before="auto" style:column-width="335.45pt"/>
    </style:style>
    <style:style style:name="co15" style:family="table-column">
      <style:table-column-properties fo:break-before="auto" style:column-width="366.69pt"/>
    </style:style>
    <style:style style:name="co16" style:family="table-column">
      <style:table-column-properties fo:break-before="auto" style:column-width="448.64pt"/>
    </style:style>
    <style:style style:name="co17" style:family="table-column">
      <style:table-column-properties fo:break-before="auto" style:column-width="463.89pt"/>
    </style:style>
    <style:style style:name="co18" style:family="table-column">
      <style:table-column-properties fo:break-before="auto" style:column-width="415.3pt"/>
    </style:style>
    <style:style style:name="co19" style:family="table-column">
      <style:table-column-properties fo:break-before="auto" style:column-width="410.46pt"/>
    </style:style>
    <style:style style:name="co20" style:family="table-column">
      <style:table-column-properties fo:break-before="auto" style:column-width="510.46pt"/>
    </style:style>
    <style:style style:name="co21" style:family="table-column">
      <style:table-column-properties fo:break-before="auto" style:column-width="381.29pt"/>
    </style:style>
    <style:style style:name="co2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/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\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KOREAN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ARABIC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HINDI</text:p>
          </table:table-cell>
          <table:table-cell table:style-name="ce1" office:value-type="string" calcext:value-type="string">
            <text:p>BENGALI</text:p>
          </table:table-cell>
          <table:table-cell table:style-name="ce1" office:value-type="string" calcext:value-type="string">
            <text:p>PORTUGUESE</text:p>
          </table:table-cell>
          <table:table-cell table:style-name="ce1" office:value-type="string" calcext:value-type="string">
            <text:p>INDONESIAN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SPERANTO</text:p>
          </table:table-cell>
          <table:table-cell table:style-name="ce1" office:value-type="string" calcext:value-type="string">
            <text:p>SWAHILI</text:p>
          </table:table-cell>
          <table:table-cell table:style-name="ce1" office:value-type="string" calcext:value-type="string">
            <text:p>TAGOLOG</text:p>
          </table:table-cell>
          <table:table-cell table:style-name="ce1" office:value-type="string" calcext:value-type="string">
            <text:p>URDU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WELSH</text:p>
          </table:table-cell>
          <table:table-cell table:style-name="ce1" office:value-type="string" calcext:value-type="string">
            <text:p>ZULU</text:p>
          </table:table-cell>
          <table:table-cell table:style-name="ce1" office:value-type="string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END</text:p>
          </table:table-cell>
          <table:table-cell table:style-name="ce2" table:formula="of:=IFERROR(__xludf.dummyfunction(&quot;GOOGLETRANSLATE($B3,&quot;&quot;en&quot;&quot;,C$1)&quot;);&quot;끝&quot;)" office:value-type="string" office:string-value="끝" calcext:value-type="string">
            <text:p>끝</text:p>
          </table:table-cell>
          <table:table-cell table:style-name="ce2" table:formula="of:=IFERROR(__xludf.dummyfunction(&quot;GOOGLETRANSLATE($B3,&quot;&quot;en&quot;&quot;,D$1)&quot;);&quot;FIN&quot;)" office:value-type="string" office:string-value="FIN" calcext:value-type="string">
            <text:p>FIN</text:p>
          </table:table-cell>
          <table:table-cell table:style-name="ce2" table:formula="of:=IFERROR(__xludf.dummyfunction(&quot;GOOGLETRANSLATE($B3,&quot;&quot;en&quot;&quot;,E$1)&quot;);&quot;ENDE&quot;)" office:value-type="string" office:string-value="ENDE" calcext:value-type="string">
            <text:p>ENDE</text:p>
          </table:table-cell>
          <table:table-cell table:style-name="ce2" table:formula="of:=IFERROR(__xludf.dummyfunction(&quot;GOOGLETRANSLATE($B3,&quot;&quot;en&quot;&quot;,F$1)&quot;);&quot;结尾&quot;)" office:value-type="string" office:string-value="结尾" calcext:value-type="string">
            <text:p>结尾</text:p>
          </table:table-cell>
          <table:table-cell table:style-name="ce2" table:formula="of:=IFERROR(__xludf.dummyfunction(&quot;GOOGLETRANSLATE($B3,&quot;&quot;en&quot;&quot;,G$1)&quot;);&quot;FIN&quot;)" office:value-type="string" office:string-value="FIN" calcext:value-type="string">
            <text:p>FIN</text:p>
          </table:table-cell>
          <table:table-cell table:style-name="ce2" table:formula="of:=IFERROR(__xludf.dummyfunction(&quot;GOOGLETRANSLATE($B3,&quot;&quot;en&quot;&quot;,H$1)&quot;);&quot;نهاية&quot;)" office:value-type="string" office:string-value="نهاية" calcext:value-type="string">
            <text:p>نهاية</text:p>
          </table:table-cell>
          <table:table-cell table:style-name="ce2" table:formula="of:=IFERROR(__xludf.dummyfunction(&quot;GOOGLETRANSLATE($B3,&quot;&quot;en&quot;&quot;,I$1)&quot;);&quot;КОНЕЦ&quot;)" office:value-type="string" office:string-value="КОНЕЦ" calcext:value-type="string">
            <text:p>КОНЕЦ</text:p>
          </table:table-cell>
          <table:table-cell table:style-name="ce2" table:formula="of:=IFERROR(__xludf.dummyfunction(&quot;GOOGLETRANSLATE($B3,&quot;&quot;en&quot;&quot;,J$1)&quot;);&quot;अंत&quot;)" office:value-type="string" office:string-value="अंत" calcext:value-type="string">
            <text:p>अंत</text:p>
          </table:table-cell>
          <table:table-cell table:style-name="ce2" table:formula="of:=IFERROR(__xludf.dummyfunction(&quot;GOOGLETRANSLATE($B3,&quot;&quot;en&quot;&quot;,K$1)&quot;);&quot;শেষ&quot;)" office:value-type="string" office:string-value="শেষ" calcext:value-type="string">
            <text:p>শেষ</text:p>
          </table:table-cell>
          <table:table-cell table:style-name="ce2" table:formula="of:=IFERROR(__xludf.dummyfunction(&quot;GOOGLETRANSLATE($B3,&quot;&quot;en&quot;&quot;,L$1)&quot;);&quot;FIM&quot;)" office:value-type="string" office:string-value="FIM" calcext:value-type="string">
            <text:p>FIM</text:p>
          </table:table-cell>
          <table:table-cell table:style-name="ce2" table:formula="of:=IFERROR(__xludf.dummyfunction(&quot;GOOGLETRANSLATE($B3,&quot;&quot;en&quot;&quot;,M$1)&quot;);&quot;AKHIR&quot;)" office:value-type="string" office:string-value="AKHIR" calcext:value-type="string">
            <text:p>AKHIR</text:p>
          </table:table-cell>
          <table:table-cell table:style-name="ce2" table:formula="of:=IFERROR(__xludf.dummyfunction(&quot;GOOGLETRANSLATE($B3,&quot;&quot;en&quot;&quot;,N$1)&quot;);&quot;終わり&quot;)" office:value-type="string" office:string-value="終わり" calcext:value-type="string">
            <text:p>終わり</text:p>
          </table:table-cell>
          <table:table-cell table:style-name="ce2" table:formula="of:=IFERROR(__xludf.dummyfunction(&quot;GOOGLETRANSLATE($B3,&quot;&quot;en&quot;&quot;,O$1)&quot;);&quot;סוֹף&quot;)" office:value-type="string" office:string-value="סוֹף" calcext:value-type="string">
            <text:p>סוֹף</text:p>
          </table:table-cell>
          <table:table-cell table:style-name="ce2" table:formula="of:=IFERROR(__xludf.dummyfunction(&quot;GOOGLETRANSLATE($B3,&quot;&quot;en&quot;&quot;,P$1)&quot;);&quot;FINO&quot;)" office:value-type="string" office:string-value="FINO" calcext:value-type="string">
            <text:p>FINO</text:p>
          </table:table-cell>
          <table:table-cell table:style-name="ce2" table:formula="of:=IFERROR(__xludf.dummyfunction(&quot;GOOGLETRANSLATE($B3,&quot;&quot;en&quot;&quot;,Q$1)&quot;);&quot;Mwisho&quot;)" office:value-type="string" office:string-value="Mwisho" calcext:value-type="string">
            <text:p>Mwisho</text:p>
          </table:table-cell>
          <table:table-cell table:style-name="ce2" table:formula="of:=IFERROR(__xludf.dummyfunction(&quot;GOOGLETRANSLATE($B3,&quot;&quot;en&quot;&quot;,R$1)&quot;);&quot;Magtapos&quot;)" office:value-type="string" office:string-value="Magtapos" calcext:value-type="string">
            <text:p>Magtapos</text:p>
          </table:table-cell>
          <table:table-cell table:style-name="ce2" table:formula="of:=IFERROR(__xludf.dummyfunction(&quot;GOOGLETRANSLATE($B3,&quot;&quot;en&quot;&quot;,S$1)&quot;);&quot;آخر&quot;)" office:value-type="string" office:string-value="آخر" calcext:value-type="string">
            <text:p>آخر</text:p>
          </table:table-cell>
          <table:table-cell table:style-name="ce2" table:formula="of:=IFERROR(__xludf.dummyfunction(&quot;GOOGLETRANSLATE($B3,&quot;&quot;en&quot;&quot;,T$1)&quot;);&quot;Finis&quot;)" office:value-type="string" office:string-value="Finis" calcext:value-type="string">
            <text:p>Finis</text:p>
          </table:table-cell>
          <table:table-cell table:style-name="ce2" table:formula="of:=IFERROR(__xludf.dummyfunction(&quot;GOOGLETRANSLATE($B3,&quot;&quot;en&quot;&quot;,U$1)&quot;);&quot;Terfyna ’&quot;)" office:value-type="string" office:string-value="Terfyna ’" calcext:value-type="string">
            <text:p>Terfyna ’</text:p>
          </table:table-cell>
          <table:table-cell table:style-name="ce2" table:formula="of:=IFERROR(__xludf.dummyfunction(&quot;GOOGLETRANSLATE($B3,&quot;&quot;en&quot;&quot;,V$1)&quot;);&quot;Ukugcina&quot;)" office:value-type="string" office:string-value="Ukugcina" calcext:value-type="string">
            <text:p>Ukugcina</text:p>
          </table:table-cell>
          <table:table-cell table:style-name="ce2" table:formula="of:=IFERROR(__xludf.dummyfunction(&quot;GOOGLETRANSLATE($B3,&quot;&quot;en&quot;&quot;,W$1)&quot;);&quot;ויסלאָזן&quot;)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ABSOLUTE VALUE</text:p>
          </table:table-cell>
          <table:table-cell table:style-name="ce2" table:formula="of:=IFERROR(__xludf.dummyfunction(&quot;GOOGLETRANSLATE($B4,&quot;&quot;en&quot;&quot;,C$1)&quot;);&quot;절대 가치&quot;)" office:value-type="string" office:string-value="절대 가치" calcext:value-type="string">
            <text:p>절대 가치</text:p>
          </table:table-cell>
          <table:table-cell table:style-name="ce2" table:formula="of:=IFERROR(__xludf.dummyfunction(&quot;GOOGLETRANSLATE($B4,&quot;&quot;en&quot;&quot;,D$1)&quot;);&quot;VALEUR ABSOLUE&quot;)" office:value-type="string" office:string-value="VALEUR ABSOLUE" calcext:value-type="string">
            <text:p>VALEUR ABSOLUE</text:p>
          </table:table-cell>
          <table:table-cell table:style-name="ce2" table:formula="of:=IFERROR(__xludf.dummyfunction(&quot;GOOGLETRANSLATE($B4,&quot;&quot;en&quot;&quot;,E$1)&quot;);&quot;ABSOLUTER WERT&quot;)" office:value-type="string" office:string-value="ABSOLUTER WERT" calcext:value-type="string">
            <text:p>ABSOLUTER WERT</text:p>
          </table:table-cell>
          <table:table-cell table:style-name="ce2" table:formula="of:=IFERROR(__xludf.dummyfunction(&quot;GOOGLETRANSLATE($B4,&quot;&quot;en&quot;&quot;,F$1)&quot;);&quot;绝对值&quot;)" office:value-type="string" office:string-value="绝对值" calcext:value-type="string">
            <text:p>绝对值</text:p>
          </table:table-cell>
          <table:table-cell table:style-name="ce2" table:formula="of:=IFERROR(__xludf.dummyfunction(&quot;GOOGLETRANSLATE($B4,&quot;&quot;en&quot;&quot;,G$1)&quot;);&quot;VALOR ABSOLUTO&quot;)" office:value-type="string" office:string-value="VALOR ABSOLUTO" calcext:value-type="string">
            <text:p>VALOR ABSOLUTO</text:p>
          </table:table-cell>
          <table:table-cell table:style-name="ce2" table:formula="of:=IFERROR(__xludf.dummyfunction(&quot;GOOGLETRANSLATE($B4,&quot;&quot;en&quot;&quot;,H$1)&quot;);&quot;قيمه مطلقه&quot;)" office:value-type="string" office:string-value="قيمه مطلقه" calcext:value-type="string">
            <text:p>قيمه مطلقه</text:p>
          </table:table-cell>
          <table:table-cell table:style-name="ce2" table:formula="of:=IFERROR(__xludf.dummyfunction(&quot;GOOGLETRANSLATE($B4,&quot;&quot;en&quot;&quot;,I$1)&quot;);&quot;АБСОЛЮТНАЯ ВЕЛИЧИНА&quot;)" office:value-type="string" office:string-value="АБСОЛЮТНАЯ ВЕЛИЧИНА" calcext:value-type="string">
            <text:p>АБСОЛЮТНАЯ ВЕЛИЧИНА</text:p>
          </table:table-cell>
          <table:table-cell table:style-name="ce2" table:formula="of:=IFERROR(__xludf.dummyfunction(&quot;GOOGLETRANSLATE($B4,&quot;&quot;en&quot;&quot;,J$1)&quot;);&quot;निरपेक्ष मूल्य&quot;)" office:value-type="string" office:string-value="निरपेक्ष मूल्य" calcext:value-type="string">
            <text:p>निरपेक्ष मूल्य</text:p>
          </table:table-cell>
          <table:table-cell table:style-name="ce2" table:formula="of:=IFERROR(__xludf.dummyfunction(&quot;GOOGLETRANSLATE($B4,&quot;&quot;en&quot;&quot;,K$1)&quot;);&quot;পরম মান&quot;)" office:value-type="string" office:string-value="পরম মান" calcext:value-type="string">
            <text:p>পরম মান</text:p>
          </table:table-cell>
          <table:table-cell table:style-name="ce2" table:formula="of:=IFERROR(__xludf.dummyfunction(&quot;GOOGLETRANSLATE($B4,&quot;&quot;en&quot;&quot;,L$1)&quot;);&quot;VALOR ABSOLUTO&quot;)" office:value-type="string" office:string-value="VALOR ABSOLUTO" calcext:value-type="string">
            <text:p>VALOR ABSOLUTO</text:p>
          </table:table-cell>
          <table:table-cell table:style-name="ce2" table:formula="of:=IFERROR(__xludf.dummyfunction(&quot;GOOGLETRANSLATE($B4,&quot;&quot;en&quot;&quot;,M$1)&quot;);&quot;NILAI MUTLAK&quot;)" office:value-type="string" office:string-value="NILAI MUTLAK" calcext:value-type="string">
            <text:p>NILAI MUTLAK</text:p>
          </table:table-cell>
          <table:table-cell table:style-name="ce2" table:formula="of:=IFERROR(__xludf.dummyfunction(&quot;GOOGLETRANSLATE($B4,&quot;&quot;en&quot;&quot;,N$1)&quot;);&quot;絶対値&quot;)" office:value-type="string" office:string-value="絶対値" calcext:value-type="string">
            <text:p>絶対値</text:p>
          </table:table-cell>
          <table:table-cell table:style-name="ce2" table:formula="of:=IFERROR(__xludf.dummyfunction(&quot;GOOGLETRANSLATE($B4,&quot;&quot;en&quot;&quot;,O$1)&quot;);&quot;ערך מוחלט&quot;)" office:value-type="string" office:string-value="ערך מוחלט" calcext:value-type="string">
            <text:p>ערך מוחלט</text:p>
          </table:table-cell>
          <table:table-cell table:style-name="ce2" table:formula="of:=IFERROR(__xludf.dummyfunction(&quot;GOOGLETRANSLATE($B4,&quot;&quot;en&quot;&quot;,P$1)&quot;);&quot;Absoluta valoro&quot;)" office:value-type="string" office:string-value="Absoluta valoro" calcext:value-type="string">
            <text:p>Absoluta valoro</text:p>
          </table:table-cell>
          <table:table-cell table:style-name="ce2" table:formula="of:=IFERROR(__xludf.dummyfunction(&quot;GOOGLETRANSLATE($B4,&quot;&quot;en&quot;&quot;,Q$1)&quot;);&quot;Thamani kabisa&quot;)" office:value-type="string" office:string-value="Thamani kabisa" calcext:value-type="string">
            <text:p>Thamani kabisa</text:p>
          </table:table-cell>
          <table:table-cell table:style-name="ce2" table:formula="of:=IFERROR(__xludf.dummyfunction(&quot;GOOGLETRANSLATE($B4,&quot;&quot;en&quot;&quot;,R$1)&quot;);&quot;Ganap na halaga&quot;)" office:value-type="string" office:string-value="Ganap na halaga" calcext:value-type="string">
            <text:p>Ganap na halaga</text:p>
          </table:table-cell>
          <table:table-cell table:style-name="ce2" table:formula="of:=IFERROR(__xludf.dummyfunction(&quot;GOOGLETRANSLATE($B4,&quot;&quot;en&quot;&quot;,S$1)&quot;);&quot;مطلق قیمت&quot;)" office:value-type="string" office:string-value="مطلق قیمت" calcext:value-type="string">
            <text:p>مطلق قیمت</text:p>
          </table:table-cell>
          <table:table-cell table:style-name="ce2" table:formula="of:=IFERROR(__xludf.dummyfunction(&quot;GOOGLETRANSLATE($B4,&quot;&quot;en&quot;&quot;,T$1)&quot;);&quot;Absolutus&quot;)" office:value-type="string" office:string-value="Absolutus" calcext:value-type="string">
            <text:p>Absolutus</text:p>
          </table:table-cell>
          <table:table-cell table:style-name="ce2" table:formula="of:=IFERROR(__xludf.dummyfunction(&quot;GOOGLETRANSLATE($B4,&quot;&quot;en&quot;&quot;,U$1)&quot;);&quot;Gwerth Absoliwt&quot;)" office:value-type="string" office:string-value="Gwerth Absoliwt" calcext:value-type="string">
            <text:p>Gwerth Absoliwt</text:p>
          </table:table-cell>
          <table:table-cell table:style-name="ce2" table:formula="of:=IFERROR(__xludf.dummyfunction(&quot;GOOGLETRANSLATE($B4,&quot;&quot;en&quot;&quot;,V$1)&quot;);&quot;Inani eliphelele&quot;)" office:value-type="string" office:string-value="Inani eliphelele" calcext:value-type="string">
            <text:p>Inani eliphelele</text:p>
          </table:table-cell>
          <table:table-cell table:style-name="ce2" table:formula="of:=IFERROR(__xludf.dummyfunction(&quot;GOOGLETRANSLATE($B4,&quot;&quot;en&quot;&quot;,W$1)&quot;);&quot;אַבסאָלוט ווערט&quot;)" office:value-type="string" office:string-value="אַבסאָלוט ווערט" calcext:value-type="string">
            <text:p>אַבסאָלוט ווער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style-name="ce1" office:value-type="string" calcext:value-type="string">
            <text:p>INVERSE TANGENT</text:p>
          </table:table-cell>
          <table:table-cell table:style-name="ce2" table:formula="of:=IFERROR(__xludf.dummyfunction(&quot;GOOGLETRANSLATE($B5,&quot;&quot;en&quot;&quot;,C$1)&quot;);&quot;역 탄젠트&quot;)" office:value-type="string" office:string-value="역 탄젠트" calcext:value-type="string">
            <text:p>역 탄젠트</text:p>
          </table:table-cell>
          <table:table-cell table:style-name="ce2" table:formula="of:=IFERROR(__xludf.dummyfunction(&quot;GOOGLETRANSLATE($B5,&quot;&quot;en&quot;&quot;,D$1)&quot;);&quot;Tangente inverse&quot;)" office:value-type="string" office:string-value="Tangente inverse" calcext:value-type="string">
            <text:p>Tangente inverse</text:p>
          </table:table-cell>
          <table:table-cell table:style-name="ce2" table:formula="of:=IFERROR(__xludf.dummyfunction(&quot;GOOGLETRANSLATE($B5,&quot;&quot;en&quot;&quot;,E$1)&quot;);&quot;Inverse Tangente&quot;)" office:value-type="string" office:string-value="Inverse Tangente" calcext:value-type="string">
            <text:p>Inverse Tangente</text:p>
          </table:table-cell>
          <table:table-cell table:style-name="ce2" table:formula="of:=IFERROR(__xludf.dummyfunction(&quot;GOOGLETRANSLATE($B5,&quot;&quot;en&quot;&quot;,F$1)&quot;);&quot;逆切线&quot;)" office:value-type="string" office:string-value="逆切线" calcext:value-type="string">
            <text:p>逆切线</text:p>
          </table:table-cell>
          <table:table-cell table:style-name="ce2" table:formula="of:=IFERROR(__xludf.dummyfunction(&quot;GOOGLETRANSLATE($B5,&quot;&quot;en&quot;&quot;,G$1)&quot;);&quot;Tangente inversa&quot;)" office:value-type="string" office:string-value="Tangente inversa" calcext:value-type="string">
            <text:p>Tangente inversa</text:p>
          </table:table-cell>
          <table:table-cell table:style-name="ce2" table:formula="of:=IFERROR(__xludf.dummyfunction(&quot;GOOGLETRANSLATE($B5,&quot;&quot;en&quot;&quot;,H$1)&quot;);&quot;عكس الظل&quot;)" office:value-type="string" office:string-value="عكس الظل" calcext:value-type="string">
            <text:p>عكس الظل</text:p>
          </table:table-cell>
          <table:table-cell table:style-name="ce2" table:formula="of:=IFERROR(__xludf.dummyfunction(&quot;GOOGLETRANSLATE($B5,&quot;&quot;en&quot;&quot;,I$1)&quot;);&quot;Обратная касательная&quot;)" office:value-type="string" office:string-value="Обратная касательная" calcext:value-type="string">
            <text:p>Обратная касательная</text:p>
          </table:table-cell>
          <table:table-cell table:style-name="ce2" table:formula="of:=IFERROR(__xludf.dummyfunction(&quot;GOOGLETRANSLATE($B5,&quot;&quot;en&quot;&quot;,J$1)&quot;);&quot;उलटा स्पर्शरेखा&quot;)" office:value-type="string" office:string-value="उलटा स्पर्शरेखा" calcext:value-type="string">
            <text:p>उलटा स्पर्शरेखा</text:p>
          </table:table-cell>
          <table:table-cell table:style-name="ce2" table:formula="of:=IFERROR(__xludf.dummyfunction(&quot;GOOGLETRANSLATE($B5,&quot;&quot;en&quot;&quot;,K$1)&quot;);&quot;বিপরীত স্পর্শকাতর&quot;)" office:value-type="string" office:string-value="বিপরীত স্পর্শকাতর" calcext:value-type="string">
            <text:p>বিপরীত স্পর্শকাতর</text:p>
          </table:table-cell>
          <table:table-cell table:style-name="ce2" table:formula="of:=IFERROR(__xludf.dummyfunction(&quot;GOOGLETRANSLATE($B5,&quot;&quot;en&quot;&quot;,L$1)&quot;);&quot;Tangente inversa&quot;)" office:value-type="string" office:string-value="Tangente inversa" calcext:value-type="string">
            <text:p>Tangente inversa</text:p>
          </table:table-cell>
          <table:table-cell table:style-name="ce2" table:formula="of:=IFERROR(__xludf.dummyfunction(&quot;GOOGLETRANSLATE($B5,&quot;&quot;en&quot;&quot;,M$1)&quot;);&quot;Tangen terbalik&quot;)" office:value-type="string" office:string-value="Tangen terbalik" calcext:value-type="string">
            <text:p>Tangen terbalik</text:p>
          </table:table-cell>
          <table:table-cell table:style-name="ce2" table:formula="of:=IFERROR(__xludf.dummyfunction(&quot;GOOGLETRANSLATE($B5,&quot;&quot;en&quot;&quot;,N$1)&quot;);&quot;逆の接線&quot;)" office:value-type="string" office:string-value="逆の接線" calcext:value-type="string">
            <text:p>逆の接線</text:p>
          </table:table-cell>
          <table:table-cell table:style-name="ce2" table:formula="of:=IFERROR(__xludf.dummyfunction(&quot;GOOGLETRANSLATE($B5,&quot;&quot;en&quot;&quot;,O$1)&quot;);&quot;משיק הפוך&quot;)" office:value-type="string" office:string-value="משיק הפוך" calcext:value-type="string">
            <text:p>משיק הפוך</text:p>
          </table:table-cell>
          <table:table-cell table:style-name="ce2" table:formula="of:=IFERROR(__xludf.dummyfunction(&quot;GOOGLETRANSLATE($B5,&quot;&quot;en&quot;&quot;,P$1)&quot;);&quot;Inversa tangento&quot;)" office:value-type="string" office:string-value="Inversa tangento" calcext:value-type="string">
            <text:p>Inversa tangento</text:p>
          </table:table-cell>
          <table:table-cell table:style-name="ce2" table:formula="of:=IFERROR(__xludf.dummyfunction(&quot;GOOGLETRANSLATE($B5,&quot;&quot;en&quot;&quot;,Q$1)&quot;);&quot;Tangent isiyo na maana&quot;)" office:value-type="string" office:string-value="Tangent isiyo na maana" calcext:value-type="string">
            <text:p>Tangent isiyo na maana</text:p>
          </table:table-cell>
          <table:table-cell table:style-name="ce2" table:formula="of:=IFERROR(__xludf.dummyfunction(&quot;GOOGLETRANSLATE($B5,&quot;&quot;en&quot;&quot;,R$1)&quot;);&quot;Kabaligtaran tangent&quot;)" office:value-type="string" office:string-value="Kabaligtaran tangent" calcext:value-type="string">
            <text:p>Kabaligtaran tangent</text:p>
          </table:table-cell>
          <table:table-cell table:style-name="ce2" table:formula="of:=IFERROR(__xludf.dummyfunction(&quot;GOOGLETRANSLATE($B5,&quot;&quot;en&quot;&quot;,S$1)&quot;);&quot;الٹا ٹینجنٹ&quot;)" office:value-type="string" office:string-value="الٹا ٹینجنٹ" calcext:value-type="string">
            <text:p>الٹا ٹینجنٹ</text:p>
          </table:table-cell>
          <table:table-cell table:style-name="ce2" table:formula="of:=IFERROR(__xludf.dummyfunction(&quot;GOOGLETRANSLATE($B5,&quot;&quot;en&quot;&quot;,T$1)&quot;);&quot;Inversum tangentem&quot;)" office:value-type="string" office:string-value="Inversum tangentem" calcext:value-type="string">
            <text:p>Inversum tangentem</text:p>
          </table:table-cell>
          <table:table-cell table:style-name="ce2" table:formula="of:=IFERROR(__xludf.dummyfunction(&quot;GOOGLETRANSLATE($B5,&quot;&quot;en&quot;&quot;,U$1)&quot;);&quot;Tangiad gwrthdro&quot;)" office:value-type="string" office:string-value="Tangiad gwrthdro" calcext:value-type="string">
            <text:p>Tangiad gwrthdro</text:p>
          </table:table-cell>
          <table:table-cell table:style-name="ce2" table:formula="of:=IFERROR(__xludf.dummyfunction(&quot;GOOGLETRANSLATE($B5,&quot;&quot;en&quot;&quot;,V$1)&quot;);&quot;I-Inverse Tangent&quot;)" office:value-type="string" office:string-value="I-Inverse Tangent" calcext:value-type="string">
            <text:p>I-Inverse Tangent</text:p>
          </table:table-cell>
          <table:table-cell table:style-name="ce2" table:formula="of:=IFERROR(__xludf.dummyfunction(&quot;GOOGLETRANSLATE($B5,&quot;&quot;en&quot;&quot;,W$1)&quot;);&quot;פאַרקערט טאַנדזשאַנט&quot;)" office:value-type="string" office:string-value="פאַרקערט טאַנדזשאַנט" calcext:value-type="string">
            <text:p>פאַרקערט טאַנדזשאַנ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string" calcext:value-type="string">
            <text:p>COSINE</text:p>
          </table:table-cell>
          <table:table-cell table:style-name="ce2" table:formula="of:=IFERROR(__xludf.dummyfunction(&quot;GOOGLETRANSLATE($B6,&quot;&quot;en&quot;&quot;,C$1)&quot;);&quot;코사인&quot;)" office:value-type="string" office:string-value="코사인" calcext:value-type="string">
            <text:p>코사인</text:p>
          </table:table-cell>
          <table:table-cell table:style-name="ce2" table:formula="of:=IFERROR(__xludf.dummyfunction(&quot;GOOGLETRANSLATE($B6,&quot;&quot;en&quot;&quot;,D$1)&quot;);&quot;COSINUS&quot;)" office:value-type="string" office:string-value="COSINUS" calcext:value-type="string">
            <text:p>COSINUS</text:p>
          </table:table-cell>
          <table:table-cell table:style-name="ce2" table:formula="of:=IFERROR(__xludf.dummyfunction(&quot;GOOGLETRANSLATE($B6,&quot;&quot;en&quot;&quot;,E$1)&quot;);&quot;KOSINUS&quot;)" office:value-type="string" office:string-value="KOSINUS" calcext:value-type="string">
            <text:p>KOSINUS</text:p>
          </table:table-cell>
          <table:table-cell table:style-name="ce2" table:formula="of:=IFERROR(__xludf.dummyfunction(&quot;GOOGLETRANSLATE($B6,&quot;&quot;en&quot;&quot;,F$1)&quot;);&quot;余弦&quot;)" office:value-type="string" office:string-value="余弦" calcext:value-type="string">
            <text:p>余弦</text:p>
          </table:table-cell>
          <table:table-cell table:style-name="ce2" table:formula="of:=IFERROR(__xludf.dummyfunction(&quot;GOOGLETRANSLATE($B6,&quot;&quot;en&quot;&quot;,G$1)&quot;);&quot;COSENO&quot;)" office:value-type="string" office:string-value="COSENO" calcext:value-type="string">
            <text:p>COSENO</text:p>
          </table:table-cell>
          <table:table-cell table:style-name="ce2" table:formula="of:=IFERROR(__xludf.dummyfunction(&quot;GOOGLETRANSLATE($B6,&quot;&quot;en&quot;&quot;,H$1)&quot;);&quot;جيب التمام&quot;)" office:value-type="string" office:string-value="جيب التمام" calcext:value-type="string">
            <text:p>جيب التمام</text:p>
          </table:table-cell>
          <table:table-cell table:style-name="ce2" table:formula="of:=IFERROR(__xludf.dummyfunction(&quot;GOOGLETRANSLATE($B6,&quot;&quot;en&quot;&quot;,I$1)&quot;);&quot;КОСИНУС&quot;)" office:value-type="string" office:string-value="КОСИНУС" calcext:value-type="string">
            <text:p>КОСИНУС</text:p>
          </table:table-cell>
          <table:table-cell table:style-name="ce2" table:formula="of:=IFERROR(__xludf.dummyfunction(&quot;GOOGLETRANSLATE($B6,&quot;&quot;en&quot;&quot;,J$1)&quot;);&quot;कोज्या&quot;)" office:value-type="string" office:string-value="कोज्या" calcext:value-type="string">
            <text:p>कोज्या</text:p>
          </table:table-cell>
          <table:table-cell table:style-name="ce2" table:formula="of:=IFERROR(__xludf.dummyfunction(&quot;GOOGLETRANSLATE($B6,&quot;&quot;en&quot;&quot;,K$1)&quot;);&quot;কোসাইন&quot;)" office:value-type="string" office:string-value="কোসাইন" calcext:value-type="string">
            <text:p>কোসাইন</text:p>
          </table:table-cell>
          <table:table-cell table:style-name="ce2" table:formula="of:=IFERROR(__xludf.dummyfunction(&quot;GOOGLETRANSLATE($B6,&quot;&quot;en&quot;&quot;,L$1)&quot;);&quot;Cosseno&quot;)" office:value-type="string" office:string-value="Cosseno" calcext:value-type="string">
            <text:p>Cosseno</text:p>
          </table:table-cell>
          <table:table-cell table:style-name="ce2" table:formula="of:=IFERROR(__xludf.dummyfunction(&quot;GOOGLETRANSLATE($B6,&quot;&quot;en&quot;&quot;,M$1)&quot;);&quot;KOSINUS&quot;)" office:value-type="string" office:string-value="KOSINUS" calcext:value-type="string">
            <text:p>KOSINUS</text:p>
          </table:table-cell>
          <table:table-cell table:style-name="ce2" table:formula="of:=IFERROR(__xludf.dummyfunction(&quot;GOOGLETRANSLATE($B6,&quot;&quot;en&quot;&quot;,N$1)&quot;);&quot;余弦&quot;)" office:value-type="string" office:string-value="余弦" calcext:value-type="string">
            <text:p>余弦</text:p>
          </table:table-cell>
          <table:table-cell table:style-name="ce2" table:formula="of:=IFERROR(__xludf.dummyfunction(&quot;GOOGLETRANSLATE($B6,&quot;&quot;en&quot;&quot;,O$1)&quot;);&quot;קוסינוס&quot;)" office:value-type="string" office:string-value="קוסינוס" calcext:value-type="string">
            <text:p>קוסינוס</text:p>
          </table:table-cell>
          <table:table-cell table:style-name="ce2" table:formula="of:=IFERROR(__xludf.dummyfunction(&quot;GOOGLETRANSLATE($B6,&quot;&quot;en&quot;&quot;,P$1)&quot;);&quot;Kosinaro&quot;)" office:value-type="string" office:string-value="Kosinaro" calcext:value-type="string">
            <text:p>Kosinaro</text:p>
          </table:table-cell>
          <table:table-cell table:style-name="ce2" table:formula="of:=IFERROR(__xludf.dummyfunction(&quot;GOOGLETRANSLATE($B6,&quot;&quot;en&quot;&quot;,Q$1)&quot;);&quot;Cosine&quot;)" office:value-type="string" office:string-value="Cosine" calcext:value-type="string">
            <text:p>Cosine</text:p>
          </table:table-cell>
          <table:table-cell table:style-name="ce2" table:formula="of:=IFERROR(__xludf.dummyfunction(&quot;GOOGLETRANSLATE($B6,&quot;&quot;en&quot;&quot;,R$1)&quot;);&quot;Cosine&quot;)" office:value-type="string" office:string-value="Cosine" calcext:value-type="string">
            <text:p>Cosine</text:p>
          </table:table-cell>
          <table:table-cell table:style-name="ce2" table:formula="of:=IFERROR(__xludf.dummyfunction(&quot;GOOGLETRANSLATE($B6,&quot;&quot;en&quot;&quot;,S$1)&quot;);&quot;کوسائن&quot;)" office:value-type="string" office:string-value="کوسائن" calcext:value-type="string">
            <text:p>کوسائن</text:p>
          </table:table-cell>
          <table:table-cell table:style-name="ce2" table:formula="of:=IFERROR(__xludf.dummyfunction(&quot;GOOGLETRANSLATE($B6,&quot;&quot;en&quot;&quot;,T$1)&quot;);&quot;Cosinus&quot;)" office:value-type="string" office:string-value="Cosinus" calcext:value-type="string">
            <text:p>Cosinus</text:p>
          </table:table-cell>
          <table:table-cell table:style-name="ce2" table:formula="of:=IFERROR(__xludf.dummyfunction(&quot;GOOGLETRANSLATE($B6,&quot;&quot;en&quot;&quot;,U$1)&quot;);&quot;Nghosin&quot;)" office:value-type="string" office:string-value="Nghosin" calcext:value-type="string">
            <text:p>Nghosin</text:p>
          </table:table-cell>
          <table:table-cell table:style-name="ce2" table:formula="of:=IFERROR(__xludf.dummyfunction(&quot;GOOGLETRANSLATE($B6,&quot;&quot;en&quot;&quot;,V$1)&quot;);&quot;Icosi&quot;)" office:value-type="string" office:string-value="Icosi" calcext:value-type="string">
            <text:p>Icosi</text:p>
          </table:table-cell>
          <table:table-cell table:style-name="ce2" table:formula="of:=IFERROR(__xludf.dummyfunction(&quot;GOOGLETRANSLATE($B6,&quot;&quot;en&quot;&quot;,W$1)&quot;);&quot;קאָסינע&quot;)" office:value-type="string" office:string-value="קאָסינע" calcext:value-type="string">
            <text:p>קאָסינ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EXPONENTIAL</text:p>
          </table:table-cell>
          <table:table-cell table:style-name="ce2" table:formula="of:=IFERROR(__xludf.dummyfunction(&quot;GOOGLETRANSLATE($B7,&quot;&quot;en&quot;&quot;,C$1)&quot;);&quot;지수&quot;)" office:value-type="string" office:string-value="지수" calcext:value-type="string">
            <text:p>지수</text:p>
          </table:table-cell>
          <table:table-cell table:style-name="ce2" table:formula="of:=IFERROR(__xludf.dummyfunction(&quot;GOOGLETRANSLATE($B7,&quot;&quot;en&quot;&quot;,D$1)&quot;);&quot;EXPONENTIEL&quot;)" office:value-type="string" office:string-value="EXPONENTIEL" calcext:value-type="string">
            <text:p>EXPONENTIEL</text:p>
          </table:table-cell>
          <table:table-cell table:style-name="ce2" table:formula="of:=IFERROR(__xludf.dummyfunction(&quot;GOOGLETRANSLATE($B7,&quot;&quot;en&quot;&quot;,E$1)&quot;);&quot;EXPONENTIELL&quot;)" office:value-type="string" office:string-value="EXPONENTIELL" calcext:value-type="string">
            <text:p>EXPONENTIELL</text:p>
          </table:table-cell>
          <table:table-cell table:style-name="ce2" table:formula="of:=IFERROR(__xludf.dummyfunction(&quot;GOOGLETRANSLATE($B7,&quot;&quot;en&quot;&quot;,F$1)&quot;);&quot;指数&quot;)" office:value-type="string" office:string-value="指数" calcext:value-type="string">
            <text:p>指数</text:p>
          </table:table-cell>
          <table:table-cell table:style-name="ce2" table:formula="of:=IFERROR(__xludf.dummyfunction(&quot;GOOGLETRANSLATE($B7,&quot;&quot;en&quot;&quot;,G$1)&quot;);&quot;EXPONENCIAL&quot;)" office:value-type="string" office:string-value="EXPONENCIAL" calcext:value-type="string">
            <text:p>EXPONENCIAL</text:p>
          </table:table-cell>
          <table:table-cell table:style-name="ce2" table:formula="of:=IFERROR(__xludf.dummyfunction(&quot;GOOGLETRANSLATE($B7,&quot;&quot;en&quot;&quot;,H$1)&quot;);&quot;متسارع&quot;)" office:value-type="string" office:string-value="متسارع" calcext:value-type="string">
            <text:p>متسارع</text:p>
          </table:table-cell>
          <table:table-cell table:style-name="ce2" table:formula="of:=IFERROR(__xludf.dummyfunction(&quot;GOOGLETRANSLATE($B7,&quot;&quot;en&quot;&quot;,I$1)&quot;);&quot;Экспоненциальный&quot;)" office:value-type="string" office:string-value="Экспоненциальный" calcext:value-type="string">
            <text:p>Экспоненциальный</text:p>
          </table:table-cell>
          <table:table-cell table:style-name="ce2" table:formula="of:=IFERROR(__xludf.dummyfunction(&quot;GOOGLETRANSLATE($B7,&quot;&quot;en&quot;&quot;,J$1)&quot;);&quot;घातीय&quot;)" office:value-type="string" office:string-value="घातीय" calcext:value-type="string">
            <text:p>घातीय</text:p>
          </table:table-cell>
          <table:table-cell table:style-name="ce2" table:formula="of:=IFERROR(__xludf.dummyfunction(&quot;GOOGLETRANSLATE($B7,&quot;&quot;en&quot;&quot;,K$1)&quot;);&quot;ক্ষতিকারক&quot;)" office:value-type="string" office:string-value="ক্ষতিকারক" calcext:value-type="string">
            <text:p>ক্ষতিকারক</text:p>
          </table:table-cell>
          <table:table-cell table:style-name="ce2" table:formula="of:=IFERROR(__xludf.dummyfunction(&quot;GOOGLETRANSLATE($B7,&quot;&quot;en&quot;&quot;,L$1)&quot;);&quot;EXPONENCIAL&quot;)" office:value-type="string" office:string-value="EXPONENCIAL" calcext:value-type="string">
            <text:p>EXPONENCIAL</text:p>
          </table:table-cell>
          <table:table-cell table:style-name="ce2" table:formula="of:=IFERROR(__xludf.dummyfunction(&quot;GOOGLETRANSLATE($B7,&quot;&quot;en&quot;&quot;,M$1)&quot;);&quot;Eksponensial&quot;)" office:value-type="string" office:string-value="Eksponensial" calcext:value-type="string">
            <text:p>Eksponensial</text:p>
          </table:table-cell>
          <table:table-cell table:style-name="ce2" table:formula="of:=IFERROR(__xludf.dummyfunction(&quot;GOOGLETRANSLATE($B7,&quot;&quot;en&quot;&quot;,N$1)&quot;);&quot;指数&quot;)" office:value-type="string" office:string-value="指数" calcext:value-type="string">
            <text:p>指数</text:p>
          </table:table-cell>
          <table:table-cell table:style-name="ce2" table:formula="of:=IFERROR(__xludf.dummyfunction(&quot;GOOGLETRANSLATE($B7,&quot;&quot;en&quot;&quot;,O$1)&quot;);&quot;אקספוננציאלי&quot;)" office:value-type="string" office:string-value="אקספוננציאלי" calcext:value-type="string">
            <text:p>אקספוננציאלי</text:p>
          </table:table-cell>
          <table:table-cell table:style-name="ce2" table:formula="of:=IFERROR(__xludf.dummyfunction(&quot;GOOGLETRANSLATE($B7,&quot;&quot;en&quot;&quot;,P$1)&quot;);&quot;Eksponenta&quot;)" office:value-type="string" office:string-value="Eksponenta" calcext:value-type="string">
            <text:p>Eksponenta</text:p>
          </table:table-cell>
          <table:table-cell table:style-name="ce2" table:formula="of:=IFERROR(__xludf.dummyfunction(&quot;GOOGLETRANSLATE($B7,&quot;&quot;en&quot;&quot;,Q$1)&quot;);&quot;Exponential&quot;)" office:value-type="string" office:string-value="Exponential" calcext:value-type="string">
            <text:p>Exponential</text:p>
          </table:table-cell>
          <table:table-cell table:style-name="ce2" table:formula="of:=IFERROR(__xludf.dummyfunction(&quot;GOOGLETRANSLATE($B7,&quot;&quot;en&quot;&quot;,R$1)&quot;);&quot;Exponential&quot;)" office:value-type="string" office:string-value="Exponential" calcext:value-type="string">
            <text:p>Exponential</text:p>
          </table:table-cell>
          <table:table-cell table:style-name="ce2" table:formula="of:=IFERROR(__xludf.dummyfunction(&quot;GOOGLETRANSLATE($B7,&quot;&quot;en&quot;&quot;,S$1)&quot;);&quot;صریح&quot;)" office:value-type="string" office:string-value="صریح" calcext:value-type="string">
            <text:p>صریح</text:p>
          </table:table-cell>
          <table:table-cell table:style-name="ce2" table:formula="of:=IFERROR(__xludf.dummyfunction(&quot;GOOGLETRANSLATE($B7,&quot;&quot;en&quot;&quot;,T$1)&quot;);&quot;Exponentialis&quot;)" office:value-type="string" office:string-value="Exponentialis" calcext:value-type="string">
            <text:p>Exponentialis</text:p>
          </table:table-cell>
          <table:table-cell table:style-name="ce2" table:formula="of:=IFERROR(__xludf.dummyfunction(&quot;GOOGLETRANSLATE($B7,&quot;&quot;en&quot;&quot;,U$1)&quot;);&quot;Esbonyddol&quot;)" office:value-type="string" office:string-value="Esbonyddol" calcext:value-type="string">
            <text:p>Esbonyddol</text:p>
          </table:table-cell>
          <table:table-cell table:style-name="ce2" table:formula="of:=IFERROR(__xludf.dummyfunction(&quot;GOOGLETRANSLATE($B7,&quot;&quot;en&quot;&quot;,V$1)&quot;);&quot;Ukuveza&quot;)" office:value-type="string" office:string-value="Ukuveza" calcext:value-type="string">
            <text:p>Ukuveza</text:p>
          </table:table-cell>
          <table:table-cell table:style-name="ce2" table:formula="of:=IFERROR(__xludf.dummyfunction(&quot;GOOGLETRANSLATE($B7,&quot;&quot;en&quot;&quot;,W$1)&quot;);&quot;עקספּאָונענשאַל&quot;)" office:value-type="string" office:string-value="עקספּאָונענשאַל" calcext:value-type="string">
            <text:p>עקספּאָונענשאַ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INTEGER</text:p>
          </table:table-cell>
          <table:table-cell table:style-name="ce2" table:formula="of:=IFERROR(__xludf.dummyfunction(&quot;GOOGLETRANSLATE($B8,&quot;&quot;en&quot;&quot;,C$1)&quot;);&quot;정수&quot;)" office:value-type="string" office:string-value="정수" calcext:value-type="string">
            <text:p>정수</text:p>
          </table:table-cell>
          <table:table-cell table:style-name="ce2" table:formula="of:=IFERROR(__xludf.dummyfunction(&quot;GOOGLETRANSLATE($B8,&quot;&quot;en&quot;&quot;,D$1)&quot;);&quot;ENTIER&quot;)" office:value-type="string" office:string-value="ENTIER" calcext:value-type="string">
            <text:p>ENTIER</text:p>
          </table:table-cell>
          <table:table-cell table:style-name="ce2" table:formula="of:=IFERROR(__xludf.dummyfunction(&quot;GOOGLETRANSLATE($B8,&quot;&quot;en&quot;&quot;,E$1)&quot;);&quot;GANZE ZAHL&quot;)" office:value-type="string" office:string-value="GANZE ZAHL" calcext:value-type="string">
            <text:p>GANZE ZAHL</text:p>
          </table:table-cell>
          <table:table-cell table:style-name="ce2" table:formula="of:=IFERROR(__xludf.dummyfunction(&quot;GOOGLETRANSLATE($B8,&quot;&quot;en&quot;&quot;,F$1)&quot;);&quot;整数&quot;)" office:value-type="string" office:string-value="整数" calcext:value-type="string">
            <text:p>整数</text:p>
          </table:table-cell>
          <table:table-cell table:style-name="ce2" table:formula="of:=IFERROR(__xludf.dummyfunction(&quot;GOOGLETRANSLATE($B8,&quot;&quot;en&quot;&quot;,G$1)&quot;);&quot;ENTERO&quot;)" office:value-type="string" office:string-value="ENTERO" calcext:value-type="string">
            <text:p>ENTERO</text:p>
          </table:table-cell>
          <table:table-cell table:style-name="ce2" table:formula="of:=IFERROR(__xludf.dummyfunction(&quot;GOOGLETRANSLATE($B8,&quot;&quot;en&quot;&quot;,H$1)&quot;);&quot;عدد صحيح&quot;)" office:value-type="string" office:string-value="عدد صحيح" calcext:value-type="string">
            <text:p>عدد صحيح</text:p>
          </table:table-cell>
          <table:table-cell table:style-name="ce2" table:formula="of:=IFERROR(__xludf.dummyfunction(&quot;GOOGLETRANSLATE($B8,&quot;&quot;en&quot;&quot;,I$1)&quot;);&quot;Целое число&quot;)" office:value-type="string" office:string-value="Целое число" calcext:value-type="string">
            <text:p>Целое число</text:p>
          </table:table-cell>
          <table:table-cell table:style-name="ce2" table:formula="of:=IFERROR(__xludf.dummyfunction(&quot;GOOGLETRANSLATE($B8,&quot;&quot;en&quot;&quot;,J$1)&quot;);&quot;पूर्णांक&quot;)" office:value-type="string" office:string-value="पूर्णांक" calcext:value-type="string">
            <text:p>पूर्णांक</text:p>
          </table:table-cell>
          <table:table-cell table:style-name="ce2" table:formula="of:=IFERROR(__xludf.dummyfunction(&quot;GOOGLETRANSLATE($B8,&quot;&quot;en&quot;&quot;,K$1)&quot;);&quot;পূর্ণসংখ্যা&quot;)" office:value-type="string" office:string-value="পূর্ণসংখ্যা" calcext:value-type="string">
            <text:p>পূর্ণসংখ্যা</text:p>
          </table:table-cell>
          <table:table-cell table:style-name="ce2" table:formula="of:=IFERROR(__xludf.dummyfunction(&quot;GOOGLETRANSLATE($B8,&quot;&quot;en&quot;&quot;,L$1)&quot;);&quot;Inteiro&quot;)" office:value-type="string" office:string-value="Inteiro" calcext:value-type="string">
            <text:p>Inteiro</text:p>
          </table:table-cell>
          <table:table-cell table:style-name="ce2" table:formula="of:=IFERROR(__xludf.dummyfunction(&quot;GOOGLETRANSLATE($B8,&quot;&quot;en&quot;&quot;,M$1)&quot;);&quot;BILANGAN BULAT&quot;)" office:value-type="string" office:string-value="BILANGAN BULAT" calcext:value-type="string">
            <text:p>BILANGAN BULAT</text:p>
          </table:table-cell>
          <table:table-cell table:style-name="ce2" table:formula="of:=IFERROR(__xludf.dummyfunction(&quot;GOOGLETRANSLATE($B8,&quot;&quot;en&quot;&quot;,N$1)&quot;);&quot;整数&quot;)" office:value-type="string" office:string-value="整数" calcext:value-type="string">
            <text:p>整数</text:p>
          </table:table-cell>
          <table:table-cell table:style-name="ce2" table:formula="of:=IFERROR(__xludf.dummyfunction(&quot;GOOGLETRANSLATE($B8,&quot;&quot;en&quot;&quot;,O$1)&quot;);&quot;מספר שלם&quot;)" office:value-type="string" office:string-value="מספר שלם" calcext:value-type="string">
            <text:p>מספר שלם</text:p>
          </table:table-cell>
          <table:table-cell table:style-name="ce2" table:formula="of:=IFERROR(__xludf.dummyfunction(&quot;GOOGLETRANSLATE($B8,&quot;&quot;en&quot;&quot;,P$1)&quot;);&quot;Entjero&quot;)" office:value-type="string" office:string-value="Entjero" calcext:value-type="string">
            <text:p>Entjero</text:p>
          </table:table-cell>
          <table:table-cell table:style-name="ce2" table:formula="of:=IFERROR(__xludf.dummyfunction(&quot;GOOGLETRANSLATE($B8,&quot;&quot;en&quot;&quot;,Q$1)&quot;);&quot;Nambari&quot;)" office:value-type="string" office:string-value="Nambari" calcext:value-type="string">
            <text:p>Nambari</text:p>
          </table:table-cell>
          <table:table-cell table:style-name="ce2" table:formula="of:=IFERROR(__xludf.dummyfunction(&quot;GOOGLETRANSLATE($B8,&quot;&quot;en&quot;&quot;,R$1)&quot;);&quot;Integer&quot;)" office:value-type="string" office:string-value="Integer" calcext:value-type="string">
            <text:p>Integer</text:p>
          </table:table-cell>
          <table:table-cell table:style-name="ce2" table:formula="of:=IFERROR(__xludf.dummyfunction(&quot;GOOGLETRANSLATE($B8,&quot;&quot;en&quot;&quot;,S$1)&quot;);&quot;انٹیجر&quot;)" office:value-type="string" office:string-value="انٹیجر" calcext:value-type="string">
            <text:p>انٹیجر</text:p>
          </table:table-cell>
          <table:table-cell table:style-name="ce2" table:formula="of:=IFERROR(__xludf.dummyfunction(&quot;GOOGLETRANSLATE($B8,&quot;&quot;en&quot;&quot;,T$1)&quot;);&quot;Integer&quot;)" office:value-type="string" office:string-value="Integer" calcext:value-type="string">
            <text:p>Integer</text:p>
          </table:table-cell>
          <table:table-cell table:style-name="ce2" table:formula="of:=IFERROR(__xludf.dummyfunction(&quot;GOOGLETRANSLATE($B8,&quot;&quot;en&quot;&quot;,U$1)&quot;);&quot;Gyfanrif&quot;)" office:value-type="string" office:string-value="Gyfanrif" calcext:value-type="string">
            <text:p>Gyfanrif</text:p>
          </table:table-cell>
          <table:table-cell table:style-name="ce2" table:formula="of:=IFERROR(__xludf.dummyfunction(&quot;GOOGLETRANSLATE($B8,&quot;&quot;en&quot;&quot;,V$1)&quot;);&quot;-Phethe&quot;)" office:value-type="string" office:string-value="-Phethe" calcext:value-type="string">
            <text:p>-Phethe</text:p>
          </table:table-cell>
          <table:table-cell table:style-name="ce2" table:formula="of:=IFERROR(__xludf.dummyfunction(&quot;GOOGLETRANSLATE($B8,&quot;&quot;en&quot;&quot;,W$1)&quot;);&quot;ינטאַדזשער&quot;)" office:value-type="string" office:string-value="ינטאַדזשער" calcext:value-type="string">
            <text:p>ינטאַדזשער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GOOGLETRANSLATE($B9,&quot;&quot;en&quot;&quot;,C$1)&quot;);&quot;로그&quot;)" office:value-type="string" office:string-value="로그" calcext:value-type="string">
            <text:p>로그</text:p>
          </table:table-cell>
          <table:table-cell table:style-name="ce2" table:formula="of:=IFERROR(__xludf.dummyfunction(&quot;GOOGLETRANSLATE($B9,&quot;&quot;en&quot;&quot;,D$1)&quot;);&quot;LOGARITHME&quot;)" office:value-type="string" office:string-value="LOGARITHME" calcext:value-type="string">
            <text:p>LOGARITHME</text:p>
          </table:table-cell>
          <table:table-cell table:style-name="ce2" table:formula="of:=IFERROR(__xludf.dummyfunction(&quot;GOOGLETRANSLATE($B9,&quot;&quot;en&quot;&quot;,E$1)&quot;);&quot;LOGARITHMUS&quot;)" office:value-type="string" office:string-value="LOGARITHMUS" calcext:value-type="string">
            <text:p>LOGARITHMUS</text:p>
          </table:table-cell>
          <table:table-cell table:style-name="ce2" table:formula="of:=IFERROR(__xludf.dummyfunction(&quot;GOOGLETRANSLATE($B9,&quot;&quot;en&quot;&quot;,F$1)&quot;);&quot;对数&quot;)" office:value-type="string" office:string-value="对数" calcext:value-type="string">
            <text:p>对数</text:p>
          </table:table-cell>
          <table:table-cell table:style-name="ce2" table:formula="of:=IFERROR(__xludf.dummyfunction(&quot;GOOGLETRANSLATE($B9,&quot;&quot;en&quot;&quot;,G$1)&quot;);&quot;LOGARITMO&quot;)" office:value-type="string" office:string-value="LOGARITMO" calcext:value-type="string">
            <text:p>LOGARITMO</text:p>
          </table:table-cell>
          <table:table-cell table:style-name="ce2" table:formula="of:=IFERROR(__xludf.dummyfunction(&quot;GOOGLETRANSLATE($B9,&quot;&quot;en&quot;&quot;,H$1)&quot;);&quot;لوغاريتم&quot;)" office:value-type="string" office:string-value="لوغاريتم" calcext:value-type="string">
            <text:p>لوغاريتم</text:p>
          </table:table-cell>
          <table:table-cell table:style-name="ce2" table:formula="of:=IFERROR(__xludf.dummyfunction(&quot;GOOGLETRANSLATE($B9,&quot;&quot;en&quot;&quot;,I$1)&quot;);&quot;ЛОГАРИФМ&quot;)" office:value-type="string" office:string-value="ЛОГАРИФМ" calcext:value-type="string">
            <text:p>ЛОГАРИФМ</text:p>
          </table:table-cell>
          <table:table-cell table:style-name="ce2" table:formula="of:=IFERROR(__xludf.dummyfunction(&quot;GOOGLETRANSLATE($B9,&quot;&quot;en&quot;&quot;,J$1)&quot;);&quot;लोगारित्म&quot;)" office:value-type="string" office:string-value="लोगारित्म" calcext:value-type="string">
            <text:p>लोगारित्म</text:p>
          </table:table-cell>
          <table:table-cell table:style-name="ce2" table:formula="of:=IFERROR(__xludf.dummyfunction(&quot;GOOGLETRANSLATE($B9,&quot;&quot;en&quot;&quot;,K$1)&quot;);&quot;লগারিদম&quot;)" office:value-type="string" office:string-value="লগারিদম" calcext:value-type="string">
            <text:p>লগারিদম</text:p>
          </table:table-cell>
          <table:table-cell table:style-name="ce2" table:formula="of:=IFERROR(__xludf.dummyfunction(&quot;GOOGLETRANSLATE($B9,&quot;&quot;en&quot;&quot;,L$1)&quot;);&quot;LOGARITMO&quot;)" office:value-type="string" office:string-value="LOGARITMO" calcext:value-type="string">
            <text:p>LOGARITMO</text:p>
          </table:table-cell>
          <table:table-cell table:style-name="ce2" table:formula="of:=IFERROR(__xludf.dummyfunction(&quot;GOOGLETRANSLATE($B9,&quot;&quot;en&quot;&quot;,M$1)&quot;);&quot;LOGARITMA&quot;)" office:value-type="string" office:string-value="LOGARITMA" calcext:value-type="string">
            <text:p>LOGARITMA</text:p>
          </table:table-cell>
          <table:table-cell table:style-name="ce2" table:formula="of:=IFERROR(__xludf.dummyfunction(&quot;GOOGLETRANSLATE($B9,&quot;&quot;en&quot;&quot;,N$1)&quot;);&quot;対数&quot;)" office:value-type="string" office:string-value="対数" calcext:value-type="string">
            <text:p>対数</text:p>
          </table:table-cell>
          <table:table-cell table:style-name="ce2" table:formula="of:=IFERROR(__xludf.dummyfunction(&quot;GOOGLETRANSLATE($B9,&quot;&quot;en&quot;&quot;,O$1)&quot;);&quot;לוֹגָרִיתְם&quot;)" office:value-type="string" office:string-value="לוֹגָרִיתְם" calcext:value-type="string">
            <text:p>לוֹגָרִיתְם</text:p>
          </table:table-cell>
          <table:table-cell table:style-name="ce2" table:formula="of:=IFERROR(__xludf.dummyfunction(&quot;GOOGLETRANSLATE($B9,&quot;&quot;en&quot;&quot;,P$1)&quot;);&quot;Logaritmo&quot;)" office:value-type="string" office:string-value="Logaritmo" calcext:value-type="string">
            <text:p>Logaritmo</text:p>
          </table:table-cell>
          <table:table-cell table:style-name="ce2" table:formula="of:=IFERROR(__xludf.dummyfunction(&quot;GOOGLETRANSLATE($B9,&quot;&quot;en&quot;&quot;,Q$1)&quot;);&quot;Logarithm&quot;)" office:value-type="string" office:string-value="Logarithm" calcext:value-type="string">
            <text:p>Logarithm</text:p>
          </table:table-cell>
          <table:table-cell table:style-name="ce2" table:formula="of:=IFERROR(__xludf.dummyfunction(&quot;GOOGLETRANSLATE($B9,&quot;&quot;en&quot;&quot;,R$1)&quot;);&quot;Logarithm&quot;)" office:value-type="string" office:string-value="Logarithm" calcext:value-type="string">
            <text:p>Logarithm</text:p>
          </table:table-cell>
          <table:table-cell table:style-name="ce2" table:formula="of:=IFERROR(__xludf.dummyfunction(&quot;GOOGLETRANSLATE($B9,&quot;&quot;en&quot;&quot;,S$1)&quot;);&quot;لوگرتھم&quot;)" office:value-type="string" office:string-value="لوگرتھم" calcext:value-type="string">
            <text:p>لوگرتھم</text:p>
          </table:table-cell>
          <table:table-cell table:style-name="ce2" table:formula="of:=IFERROR(__xludf.dummyfunction(&quot;GOOGLETRANSLATE($B9,&quot;&quot;en&quot;&quot;,T$1)&quot;);&quot;Logarithmus&quot;)" office:value-type="string" office:string-value="Logarithmus" calcext:value-type="string">
            <text:p>Logarithmus</text:p>
          </table:table-cell>
          <table:table-cell table:style-name="ce2" table:formula="of:=IFERROR(__xludf.dummyfunction(&quot;GOOGLETRANSLATE($B9,&quot;&quot;en&quot;&quot;,U$1)&quot;);&quot;Logarithm&quot;)" office:value-type="string" office:string-value="Logarithm" calcext:value-type="string">
            <text:p>Logarithm</text:p>
          </table:table-cell>
          <table:table-cell table:style-name="ce2" table:formula="of:=IFERROR(__xludf.dummyfunction(&quot;GOOGLETRANSLATE($B9,&quot;&quot;en&quot;&quot;,V$1)&quot;);&quot;Isilinganiso sogaziduzemi&quot;)" office:value-type="string" office:string-value="Isilinganiso sogaziduzemi" calcext:value-type="string">
            <text:p>Isilinganiso sogaziduzemi</text:p>
          </table:table-cell>
          <table:table-cell table:style-name="ce2" table:formula="of:=IFERROR(__xludf.dummyfunction(&quot;GOOGLETRANSLATE($B9,&quot;&quot;en&quot;&quot;,W$1)&quot;);&quot;Logarithm&quot;)" office:value-type="string" office:string-value="Logarithm" calcext:value-type="string">
            <text:p>Logarithm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style-name="ce1" office:value-type="string" calcext:value-type="string">
            <text:p>ROLL</text:p>
          </table:table-cell>
          <table:table-cell table:style-name="ce2" table:formula="of:=IFERROR(__xludf.dummyfunction(&quot;GOOGLETRANSLATE($B10,&quot;&quot;en&quot;&quot;,C$1)&quot;);&quot;롤&quot;)" office:value-type="string" office:string-value="롤" calcext:value-type="string">
            <text:p>롤</text:p>
          </table:table-cell>
          <table:table-cell table:style-name="ce2" table:formula="of:=IFERROR(__xludf.dummyfunction(&quot;GOOGLETRANSLATE($B10,&quot;&quot;en&quot;&quot;,D$1)&quot;);&quot;ROULEAU&quot;)" office:value-type="string" office:string-value="ROULEAU" calcext:value-type="string">
            <text:p>ROULEAU</text:p>
          </table:table-cell>
          <table:table-cell table:style-name="ce2" table:formula="of:=IFERROR(__xludf.dummyfunction(&quot;GOOGLETRANSLATE($B10,&quot;&quot;en&quot;&quot;,E$1)&quot;);&quot;ROLLEN&quot;)" office:value-type="string" office:string-value="ROLLEN" calcext:value-type="string">
            <text:p>ROLLEN</text:p>
          </table:table-cell>
          <table:table-cell table:style-name="ce2" table:formula="of:=IFERROR(__xludf.dummyfunction(&quot;GOOGLETRANSLATE($B10,&quot;&quot;en&quot;&quot;,F$1)&quot;);&quot;卷&quot;)" office:value-type="string" office:string-value="卷" calcext:value-type="string">
            <text:p>卷</text:p>
          </table:table-cell>
          <table:table-cell table:style-name="ce2" table:formula="of:=IFERROR(__xludf.dummyfunction(&quot;GOOGLETRANSLATE($B10,&quot;&quot;en&quot;&quot;,G$1)&quot;);&quot;ROLLO&quot;)" office:value-type="string" office:string-value="ROLLO" calcext:value-type="string">
            <text:p>ROLLO</text:p>
          </table:table-cell>
          <table:table-cell table:style-name="ce2" table:formula="of:=IFERROR(__xludf.dummyfunction(&quot;GOOGLETRANSLATE($B10,&quot;&quot;en&quot;&quot;,H$1)&quot;);&quot;لفافة&quot;)" office:value-type="string" office:string-value="لفافة" calcext:value-type="string">
            <text:p>لفافة</text:p>
          </table:table-cell>
          <table:table-cell table:style-name="ce2" table:formula="of:=IFERROR(__xludf.dummyfunction(&quot;GOOGLETRANSLATE($B10,&quot;&quot;en&quot;&quot;,I$1)&quot;);&quot;РУЛОН&quot;)" office:value-type="string" office:string-value="РУЛОН" calcext:value-type="string">
            <text:p>РУЛОН</text:p>
          </table:table-cell>
          <table:table-cell table:style-name="ce2" table:formula="of:=IFERROR(__xludf.dummyfunction(&quot;GOOGLETRANSLATE($B10,&quot;&quot;en&quot;&quot;,J$1)&quot;);&quot;लुढ़काना&quot;)" office:value-type="string" office:string-value="लुढ़काना" calcext:value-type="string">
            <text:p>लुढ़काना</text:p>
          </table:table-cell>
          <table:table-cell table:style-name="ce2" table:formula="of:=IFERROR(__xludf.dummyfunction(&quot;GOOGLETRANSLATE($B10,&quot;&quot;en&quot;&quot;,K$1)&quot;);&quot;রোল&quot;)" office:value-type="string" office:string-value="রোল" calcext:value-type="string">
            <text:p>রোল</text:p>
          </table:table-cell>
          <table:table-cell table:style-name="ce2" table:formula="of:=IFERROR(__xludf.dummyfunction(&quot;GOOGLETRANSLATE($B10,&quot;&quot;en&quot;&quot;,L$1)&quot;);&quot;ROLAR&quot;)" office:value-type="string" office:string-value="ROLAR" calcext:value-type="string">
            <text:p>ROLAR</text:p>
          </table:table-cell>
          <table:table-cell table:style-name="ce2" table:formula="of:=IFERROR(__xludf.dummyfunction(&quot;GOOGLETRANSLATE($B10,&quot;&quot;en&quot;&quot;,M$1)&quot;);&quot;GULUNGAN&quot;)" office:value-type="string" office:string-value="GULUNGAN" calcext:value-type="string">
            <text:p>GULUNGAN</text:p>
          </table:table-cell>
          <table:table-cell table:style-name="ce2" table:formula="of:=IFERROR(__xludf.dummyfunction(&quot;GOOGLETRANSLATE($B10,&quot;&quot;en&quot;&quot;,N$1)&quot;);&quot;ロール&quot;)" office:value-type="string" office:string-value="ロール" calcext:value-type="string">
            <text:p>ロール</text:p>
          </table:table-cell>
          <table:table-cell table:style-name="ce2" table:formula="of:=IFERROR(__xludf.dummyfunction(&quot;GOOGLETRANSLATE($B10,&quot;&quot;en&quot;&quot;,O$1)&quot;);&quot;גָלִיל&quot;)" office:value-type="string" office:string-value="גָלִיל" calcext:value-type="string">
            <text:p>גָלִיל</text:p>
          </table:table-cell>
          <table:table-cell table:style-name="ce2" table:formula="of:=IFERROR(__xludf.dummyfunction(&quot;GOOGLETRANSLATE($B10,&quot;&quot;en&quot;&quot;,P$1)&quot;);&quot;RULO&quot;)" office:value-type="string" office:string-value="RULO" calcext:value-type="string">
            <text:p>RULO</text:p>
          </table:table-cell>
          <table:table-cell table:style-name="ce2" table:formula="of:=IFERROR(__xludf.dummyfunction(&quot;GOOGLETRANSLATE($B10,&quot;&quot;en&quot;&quot;,Q$1)&quot;);&quot;Roll&quot;)" office:value-type="string" office:string-value="Roll" calcext:value-type="string">
            <text:p>Roll</text:p>
          </table:table-cell>
          <table:table-cell table:style-name="ce2" table:formula="of:=IFERROR(__xludf.dummyfunction(&quot;GOOGLETRANSLATE($B10,&quot;&quot;en&quot;&quot;,R$1)&quot;);&quot;Roll&quot;)" office:value-type="string" office:string-value="Roll" calcext:value-type="string">
            <text:p>Roll</text:p>
          </table:table-cell>
          <table:table-cell table:style-name="ce2" table:formula="of:=IFERROR(__xludf.dummyfunction(&quot;GOOGLETRANSLATE($B10,&quot;&quot;en&quot;&quot;,S$1)&quot;);&quot;رول&quot;)" office:value-type="string" office:string-value="رول" calcext:value-type="string">
            <text:p>رول</text:p>
          </table:table-cell>
          <table:table-cell table:style-name="ce2" table:formula="of:=IFERROR(__xludf.dummyfunction(&quot;GOOGLETRANSLATE($B10,&quot;&quot;en&quot;&quot;,T$1)&quot;);&quot;Volumen&quot;)" office:value-type="string" office:string-value="Volumen" calcext:value-type="string">
            <text:p>Volumen</text:p>
          </table:table-cell>
          <table:table-cell table:style-name="ce2" table:formula="of:=IFERROR(__xludf.dummyfunction(&quot;GOOGLETRANSLATE($B10,&quot;&quot;en&quot;&quot;,U$1)&quot;);&quot;Treiglech&quot;)" office:value-type="string" office:string-value="Treiglech" calcext:value-type="string">
            <text:p>Treiglech</text:p>
          </table:table-cell>
          <table:table-cell table:style-name="ce2" table:formula="of:=IFERROR(__xludf.dummyfunction(&quot;GOOGLETRANSLATE($B10,&quot;&quot;en&quot;&quot;,V$1)&quot;);&quot;Qoqa&quot;)" office:value-type="string" office:string-value="Qoqa" calcext:value-type="string">
            <text:p>Qoqa</text:p>
          </table:table-cell>
          <table:table-cell table:style-name="ce2" table:formula="of:=IFERROR(__xludf.dummyfunction(&quot;GOOGLETRANSLATE($B10,&quot;&quot;en&quot;&quot;,W$1)&quot;);&quot;זעמל&quot;)" office:value-type="string" office:string-value="זעמל" calcext:value-type="string">
            <text:p>זעמ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SIGN</text:p>
          </table:table-cell>
          <table:table-cell table:style-name="ce2" table:formula="of:=IFERROR(__xludf.dummyfunction(&quot;GOOGLETRANSLATE($B11,&quot;&quot;en&quot;&quot;,C$1)&quot;);&quot;징후&quot;)" office:value-type="string" office:string-value="징후" calcext:value-type="string">
            <text:p>징후</text:p>
          </table:table-cell>
          <table:table-cell table:style-name="ce2" table:formula="of:=IFERROR(__xludf.dummyfunction(&quot;GOOGLETRANSLATE($B11,&quot;&quot;en&quot;&quot;,D$1)&quot;);&quot;SIGNE&quot;)" office:value-type="string" office:string-value="SIGNE" calcext:value-type="string">
            <text:p>SIGNE</text:p>
          </table:table-cell>
          <table:table-cell table:style-name="ce2" table:formula="of:=IFERROR(__xludf.dummyfunction(&quot;GOOGLETRANSLATE($B11,&quot;&quot;en&quot;&quot;,E$1)&quot;);&quot;ZEICHEN&quot;)" office:value-type="string" office:string-value="ZEICHEN" calcext:value-type="string">
            <text:p>ZEICHEN</text:p>
          </table:table-cell>
          <table:table-cell table:style-name="ce2" table:formula="of:=IFERROR(__xludf.dummyfunction(&quot;GOOGLETRANSLATE($B11,&quot;&quot;en&quot;&quot;,F$1)&quot;);&quot;符号&quot;)" office:value-type="string" office:string-value="符号" calcext:value-type="string">
            <text:p>符号</text:p>
          </table:table-cell>
          <table:table-cell table:style-name="ce2" table:formula="of:=IFERROR(__xludf.dummyfunction(&quot;GOOGLETRANSLATE($B11,&quot;&quot;en&quot;&quot;,G$1)&quot;);&quot;FIRMAR&quot;)" office:value-type="string" office:string-value="FIRMAR" calcext:value-type="string">
            <text:p>FIRMAR</text:p>
          </table:table-cell>
          <table:table-cell table:style-name="ce2" table:formula="of:=IFERROR(__xludf.dummyfunction(&quot;GOOGLETRANSLATE($B11,&quot;&quot;en&quot;&quot;,H$1)&quot;);&quot;لافتة&quot;)" office:value-type="string" office:string-value="لافتة" calcext:value-type="string">
            <text:p>لافتة</text:p>
          </table:table-cell>
          <table:table-cell table:style-name="ce2" table:formula="of:=IFERROR(__xludf.dummyfunction(&quot;GOOGLETRANSLATE($B11,&quot;&quot;en&quot;&quot;,I$1)&quot;);&quot;ЗНАК&quot;)" office:value-type="string" office:string-value="ЗНАК" calcext:value-type="string">
            <text:p>ЗНАК</text:p>
          </table:table-cell>
          <table:table-cell table:style-name="ce2" table:formula="of:=IFERROR(__xludf.dummyfunction(&quot;GOOGLETRANSLATE($B11,&quot;&quot;en&quot;&quot;,J$1)&quot;);&quot;संकेत&quot;)" office:value-type="string" office:string-value="संकेत" calcext:value-type="string">
            <text:p>संकेत</text:p>
          </table:table-cell>
          <table:table-cell table:style-name="ce2" table:formula="of:=IFERROR(__xludf.dummyfunction(&quot;GOOGLETRANSLATE($B11,&quot;&quot;en&quot;&quot;,K$1)&quot;);&quot;চিহ্ন&quot;)" office:value-type="string" office:string-value="চিহ্ন" calcext:value-type="string">
            <text:p>চিহ্ন</text:p>
          </table:table-cell>
          <table:table-cell table:style-name="ce2" table:formula="of:=IFERROR(__xludf.dummyfunction(&quot;GOOGLETRANSLATE($B11,&quot;&quot;en&quot;&quot;,L$1)&quot;);&quot;SINAL&quot;)" office:value-type="string" office:string-value="SINAL" calcext:value-type="string">
            <text:p>SINAL</text:p>
          </table:table-cell>
          <table:table-cell table:style-name="ce2" table:formula="of:=IFERROR(__xludf.dummyfunction(&quot;GOOGLETRANSLATE($B11,&quot;&quot;en&quot;&quot;,M$1)&quot;);&quot;TANDA&quot;)" office:value-type="string" office:string-value="TANDA" calcext:value-type="string">
            <text:p>TANDA</text:p>
          </table:table-cell>
          <table:table-cell table:style-name="ce2" table:formula="of:=IFERROR(__xludf.dummyfunction(&quot;GOOGLETRANSLATE($B11,&quot;&quot;en&quot;&quot;,N$1)&quot;);&quot;サイン&quot;)" office:value-type="string" office:string-value="サイン" calcext:value-type="string">
            <text:p>サイン</text:p>
          </table:table-cell>
          <table:table-cell table:style-name="ce2" table:formula="of:=IFERROR(__xludf.dummyfunction(&quot;GOOGLETRANSLATE($B11,&quot;&quot;en&quot;&quot;,O$1)&quot;);&quot;סִימָן&quot;)" office:value-type="string" office:string-value="סִימָן" calcext:value-type="string">
            <text:p>סִימָן</text:p>
          </table:table-cell>
          <table:table-cell table:style-name="ce2" table:formula="of:=IFERROR(__xludf.dummyfunction(&quot;GOOGLETRANSLATE($B11,&quot;&quot;en&quot;&quot;,P$1)&quot;);&quot;Signo&quot;)" office:value-type="string" office:string-value="Signo" calcext:value-type="string">
            <text:p>Signo</text:p>
          </table:table-cell>
          <table:table-cell table:style-name="ce2" table:formula="of:=IFERROR(__xludf.dummyfunction(&quot;GOOGLETRANSLATE($B11,&quot;&quot;en&quot;&quot;,Q$1)&quot;);&quot;Ishara&quot;)" office:value-type="string" office:string-value="Ishara" calcext:value-type="string">
            <text:p>Ishara</text:p>
          </table:table-cell>
          <table:table-cell table:style-name="ce2" table:formula="of:=IFERROR(__xludf.dummyfunction(&quot;GOOGLETRANSLATE($B11,&quot;&quot;en&quot;&quot;,R$1)&quot;);&quot;TANDA&quot;)" office:value-type="string" office:string-value="TANDA" calcext:value-type="string">
            <text:p>TANDA</text:p>
          </table:table-cell>
          <table:table-cell table:style-name="ce2" table:formula="of:=IFERROR(__xludf.dummyfunction(&quot;GOOGLETRANSLATE($B11,&quot;&quot;en&quot;&quot;,S$1)&quot;);&quot;دستخط کریں&quot;)" office:value-type="string" office:string-value="دستخط کریں" calcext:value-type="string">
            <text:p>دستخط کریں</text:p>
          </table:table-cell>
          <table:table-cell table:style-name="ce2" table:formula="of:=IFERROR(__xludf.dummyfunction(&quot;GOOGLETRANSLATE($B11,&quot;&quot;en&quot;&quot;,T$1)&quot;);&quot;Signum&quot;)" office:value-type="string" office:string-value="Signum" calcext:value-type="string">
            <text:p>Signum</text:p>
          </table:table-cell>
          <table:table-cell table:style-name="ce2" table:formula="of:=IFERROR(__xludf.dummyfunction(&quot;GOOGLETRANSLATE($B11,&quot;&quot;en&quot;&quot;,U$1)&quot;);&quot;Arwydden&quot;)" office:value-type="string" office:string-value="Arwydden" calcext:value-type="string">
            <text:p>Arwydden</text:p>
          </table:table-cell>
          <table:table-cell table:style-name="ce2" table:formula="of:=IFERROR(__xludf.dummyfunction(&quot;GOOGLETRANSLATE($B11,&quot;&quot;en&quot;&quot;,V$1)&quot;);&quot;Bhala&quot;)" office:value-type="string" office:string-value="Bhala" calcext:value-type="string">
            <text:p>Bhala</text:p>
          </table:table-cell>
          <table:table-cell table:style-name="ce2" table:formula="of:=IFERROR(__xludf.dummyfunction(&quot;GOOGLETRANSLATE($B11,&quot;&quot;en&quot;&quot;,W$1)&quot;);&quot;צייכן&quot;)" office:value-type="string" office:string-value="צייכן" calcext:value-type="string">
            <text:p>צייכ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GOOGLETRANSLATE($B12,&quot;&quot;en&quot;&quot;,C$1)&quot;);&quot;사인&quot;)" office:value-type="string" office:string-value="사인" calcext:value-type="string">
            <text:p>사인</text:p>
          </table:table-cell>
          <table:table-cell table:style-name="ce2" table:formula="of:=IFERROR(__xludf.dummyfunction(&quot;GOOGLETRANSLATE($B12,&quot;&quot;en&quot;&quot;,D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E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F$1)&quot;);&quot;正弦&quot;)" office:value-type="string" office:string-value="正弦" calcext:value-type="string">
            <text:p>正弦</text:p>
          </table:table-cell>
          <table:table-cell table:style-name="ce2" table:formula="of:=IFERROR(__xludf.dummyfunction(&quot;GOOGLETRANSLATE($B12,&quot;&quot;en&quot;&quot;,G$1)&quot;);&quot;SENO&quot;)" office:value-type="string" office:string-value="SENO" calcext:value-type="string">
            <text:p>SENO</text:p>
          </table:table-cell>
          <table:table-cell table:style-name="ce2" table:formula="of:=IFERROR(__xludf.dummyfunction(&quot;GOOGLETRANSLATE($B12,&quot;&quot;en&quot;&quot;,H$1)&quot;);&quot;جيب&quot;)" office:value-type="string" office:string-value="جيب" calcext:value-type="string">
            <text:p>جيب</text:p>
          </table:table-cell>
          <table:table-cell table:style-name="ce2" table:formula="of:=IFERROR(__xludf.dummyfunction(&quot;GOOGLETRANSLATE($B12,&quot;&quot;en&quot;&quot;,I$1)&quot;);&quot;СИНУС&quot;)" office:value-type="string" office:string-value="СИНУС" calcext:value-type="string">
            <text:p>СИНУС</text:p>
          </table:table-cell>
          <table:table-cell table:style-name="ce2" table:formula="of:=IFERROR(__xludf.dummyfunction(&quot;GOOGLETRANSLATE($B12,&quot;&quot;en&quot;&quot;,J$1)&quot;);&quot;ज्या&quot;)" office:value-type="string" office:string-value="ज्या" calcext:value-type="string">
            <text:p>ज्या</text:p>
          </table:table-cell>
          <table:table-cell table:style-name="ce2" table:formula="of:=IFERROR(__xludf.dummyfunction(&quot;GOOGLETRANSLATE($B12,&quot;&quot;en&quot;&quot;,K$1)&quot;);&quot;সাইন&quot;)" office:value-type="string" office:string-value="সাইন" calcext:value-type="string">
            <text:p>সাইন</text:p>
          </table:table-cell>
          <table:table-cell table:style-name="ce2" table:formula="of:=IFERROR(__xludf.dummyfunction(&quot;GOOGLETRANSLATE($B12,&quot;&quot;en&quot;&quot;,L$1)&quot;);&quot;SENO&quot;)" office:value-type="string" office:string-value="SENO" calcext:value-type="string">
            <text:p>SENO</text:p>
          </table:table-cell>
          <table:table-cell table:style-name="ce2" table:formula="of:=IFERROR(__xludf.dummyfunction(&quot;GOOGLETRANSLATE($B12,&quot;&quot;en&quot;&quot;,M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N$1)&quot;);&quot;正弦&quot;)" office:value-type="string" office:string-value="正弦" calcext:value-type="string">
            <text:p>正弦</text:p>
          </table:table-cell>
          <table:table-cell table:style-name="ce2" table:formula="of:=IFERROR(__xludf.dummyfunction(&quot;GOOGLETRANSLATE($B12,&quot;&quot;en&quot;&quot;,O$1)&quot;);&quot;סינוס&quot;)" office:value-type="string" office:string-value="סינוס" calcext:value-type="string">
            <text:p>סינוס</text:p>
          </table:table-cell>
          <table:table-cell table:style-name="ce2" table:formula="of:=IFERROR(__xludf.dummyfunction(&quot;GOOGLETRANSLATE($B12,&quot;&quot;en&quot;&quot;,P$1)&quot;);&quot;Sinuso&quot;)" office:value-type="string" office:string-value="Sinuso" calcext:value-type="string">
            <text:p>Sinuso</text:p>
          </table:table-cell>
          <table:table-cell table:style-name="ce2" table:formula="of:=IFERROR(__xludf.dummyfunction(&quot;GOOGLETRANSLATE($B12,&quot;&quot;en&quot;&quot;,Q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R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S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T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U$1)&quot;);&quot;Sein&quot;)" office:value-type="string" office:string-value="Sein" calcext:value-type="string">
            <text:p>Sein</text:p>
          </table:table-cell>
          <table:table-cell table:style-name="ce2" table:formula="of:=IFERROR(__xludf.dummyfunction(&quot;GOOGLETRANSLATE($B12,&quot;&quot;en&quot;&quot;,V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W$1)&quot;);&quot;סינוס&quot;)" office:value-type="string" office:string-value="סינוס" calcext:value-type="string">
            <text:p>סינוס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GOOGLETRANSLATE($B13,&quot;&quot;en&quot;&quot;,C$1)&quot;);&quot;제곱근&quot;)" office:value-type="string" office:string-value="제곱근" calcext:value-type="string">
            <text:p>제곱근</text:p>
          </table:table-cell>
          <table:table-cell table:style-name="ce2" table:formula="of:=IFERROR(__xludf.dummyfunction(&quot;GOOGLETRANSLATE($B13,&quot;&quot;en&quot;&quot;,D$1)&quot;);&quot;RACINE CARRÉE&quot;)" office:value-type="string" office:string-value="RACINE CARRÉE" calcext:value-type="string">
            <text:p>RACINE CARRÉE</text:p>
          </table:table-cell>
          <table:table-cell table:style-name="ce2" table:formula="of:=IFERROR(__xludf.dummyfunction(&quot;GOOGLETRANSLATE($B13,&quot;&quot;en&quot;&quot;,E$1)&quot;);&quot;QUADRATWURZEL&quot;)" office:value-type="string" office:string-value="QUADRATWURZEL" calcext:value-type="string">
            <text:p>QUADRATWURZEL</text:p>
          </table:table-cell>
          <table:table-cell table:style-name="ce2" table:formula="of:=IFERROR(__xludf.dummyfunction(&quot;GOOGLETRANSLATE($B13,&quot;&quot;en&quot;&quot;,F$1)&quot;);&quot;平方根&quot;)" office:value-type="string" office:string-value="平方根" calcext:value-type="string">
            <text:p>平方根</text:p>
          </table:table-cell>
          <table:table-cell table:style-name="ce2" table:formula="of:=IFERROR(__xludf.dummyfunction(&quot;GOOGLETRANSLATE($B13,&quot;&quot;en&quot;&quot;,G$1)&quot;);&quot;RAÍZ CUADRADA&quot;)" office:value-type="string" office:string-value="RAÍZ CUADRADA" calcext:value-type="string">
            <text:p>RAÍZ CUADRADA</text:p>
          </table:table-cell>
          <table:table-cell table:style-name="ce2" table:formula="of:=IFERROR(__xludf.dummyfunction(&quot;GOOGLETRANSLATE($B13,&quot;&quot;en&quot;&quot;,H$1)&quot;);&quot;الجذر التربيعي&quot;)" office:value-type="string" office:string-value="الجذر التربيعي" calcext:value-type="string">
            <text:p>الجذر التربيعي</text:p>
          </table:table-cell>
          <table:table-cell table:style-name="ce2" table:formula="of:=IFERROR(__xludf.dummyfunction(&quot;GOOGLETRANSLATE($B13,&quot;&quot;en&quot;&quot;,I$1)&quot;);&quot;КВАДРАТНЫЙ КОРЕНЬ&quot;)" office:value-type="string" office:string-value="КВАДРАТНЫЙ КОРЕНЬ" calcext:value-type="string">
            <text:p>КВАДРАТНЫЙ КОРЕНЬ</text:p>
          </table:table-cell>
          <table:table-cell table:style-name="ce2" table:formula="of:=IFERROR(__xludf.dummyfunction(&quot;GOOGLETRANSLATE($B13,&quot;&quot;en&quot;&quot;,J$1)&quot;);&quot;वर्गमूल&quot;)" office:value-type="string" office:string-value="वर्गमूल" calcext:value-type="string">
            <text:p>वर्गमूल</text:p>
          </table:table-cell>
          <table:table-cell table:style-name="ce2" table:formula="of:=IFERROR(__xludf.dummyfunction(&quot;GOOGLETRANSLATE($B13,&quot;&quot;en&quot;&quot;,K$1)&quot;);&quot;বর্গমূল&quot;)" office:value-type="string" office:string-value="বর্গমূল" calcext:value-type="string">
            <text:p>বর্গমূল</text:p>
          </table:table-cell>
          <table:table-cell table:style-name="ce2" table:formula="of:=IFERROR(__xludf.dummyfunction(&quot;GOOGLETRANSLATE($B13,&quot;&quot;en&quot;&quot;,L$1)&quot;);&quot;RAIZ QUADRADA&quot;)" office:value-type="string" office:string-value="RAIZ QUADRADA" calcext:value-type="string">
            <text:p>RAIZ QUADRADA</text:p>
          </table:table-cell>
          <table:table-cell table:style-name="ce2" table:formula="of:=IFERROR(__xludf.dummyfunction(&quot;GOOGLETRANSLATE($B13,&quot;&quot;en&quot;&quot;,M$1)&quot;);&quot;AKAR PANGKAT DUA&quot;)" office:value-type="string" office:string-value="AKAR PANGKAT DUA" calcext:value-type="string">
            <text:p>AKAR PANGKAT DUA</text:p>
          </table:table-cell>
          <table:table-cell table:style-name="ce2" table:formula="of:=IFERROR(__xludf.dummyfunction(&quot;GOOGLETRANSLATE($B13,&quot;&quot;en&quot;&quot;,N$1)&quot;);&quot;平方根&quot;)" office:value-type="string" office:string-value="平方根" calcext:value-type="string">
            <text:p>平方根</text:p>
          </table:table-cell>
          <table:table-cell table:style-name="ce2" table:formula="of:=IFERROR(__xludf.dummyfunction(&quot;GOOGLETRANSLATE($B13,&quot;&quot;en&quot;&quot;,O$1)&quot;);&quot;שורש ריבועי&quot;)" office:value-type="string" office:string-value="שורש ריבועי" calcext:value-type="string">
            <text:p>שורש ריבועי</text:p>
          </table:table-cell>
          <table:table-cell table:style-name="ce2" table:formula="of:=IFERROR(__xludf.dummyfunction(&quot;GOOGLETRANSLATE($B13,&quot;&quot;en&quot;&quot;,P$1)&quot;);&quot;Kvadrata radiko&quot;)" office:value-type="string" office:string-value="Kvadrata radiko" calcext:value-type="string">
            <text:p>Kvadrata radiko</text:p>
          </table:table-cell>
          <table:table-cell table:style-name="ce2" table:formula="of:=IFERROR(__xludf.dummyfunction(&quot;GOOGLETRANSLATE($B13,&quot;&quot;en&quot;&quot;,Q$1)&quot;);&quot;KIPEO&quot;)" office:value-type="string" office:string-value="KIPEO" calcext:value-type="string">
            <text:p>KIPEO</text:p>
          </table:table-cell>
          <table:table-cell table:style-name="ce2" table:formula="of:=IFERROR(__xludf.dummyfunction(&quot;GOOGLETRANSLATE($B13,&quot;&quot;en&quot;&quot;,R$1)&quot;);&quot;Parisukat na ugat&quot;)" office:value-type="string" office:string-value="Parisukat na ugat" calcext:value-type="string">
            <text:p>Parisukat na ugat</text:p>
          </table:table-cell>
          <table:table-cell table:style-name="ce2" table:formula="of:=IFERROR(__xludf.dummyfunction(&quot;GOOGLETRANSLATE($B13,&quot;&quot;en&quot;&quot;,S$1)&quot;);&quot;مربع جڑ&quot;)" office:value-type="string" office:string-value="مربع جڑ" calcext:value-type="string">
            <text:p>مربع جڑ</text:p>
          </table:table-cell>
          <table:table-cell table:style-name="ce2" table:formula="of:=IFERROR(__xludf.dummyfunction(&quot;GOOGLETRANSLATE($B13,&quot;&quot;en&quot;&quot;,T$1)&quot;);&quot;Quadratus&quot;)" office:value-type="string" office:string-value="Quadratus" calcext:value-type="string">
            <text:p>Quadratus</text:p>
          </table:table-cell>
          <table:table-cell table:style-name="ce2" table:formula="of:=IFERROR(__xludf.dummyfunction(&quot;GOOGLETRANSLATE($B13,&quot;&quot;en&quot;&quot;,U$1)&quot;);&quot;AIL ISRADD&quot;)" office:value-type="string" office:string-value="AIL ISRADD" calcext:value-type="string">
            <text:p>AIL ISRADD</text:p>
          </table:table-cell>
          <table:table-cell table:style-name="ce2" table:formula="of:=IFERROR(__xludf.dummyfunction(&quot;GOOGLETRANSLATE($B13,&quot;&quot;en&quot;&quot;,V$1)&quot;);&quot;I-SQUARE ROOT&quot;)" office:value-type="string" office:string-value="I-SQUARE ROOT" calcext:value-type="string">
            <text:p>I-SQUARE ROOT</text:p>
          </table:table-cell>
          <table:table-cell table:style-name="ce2" table:formula="of:=IFERROR(__xludf.dummyfunction(&quot;GOOGLETRANSLATE($B13,&quot;&quot;en&quot;&quot;,W$1)&quot;);&quot;קוואַדראַט וואָרצל&quot;)" office:value-type="string" office:string-value="קוואַדראַט וואָרצל" calcext:value-type="string">
            <text:p>קוואַדראַט וואָרצ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GOOGLETRANSLATE($B14,&quot;&quot;en&quot;&quot;,C$1)&quot;);&quot;접선&quot;)" office:value-type="string" office:string-value="접선" calcext:value-type="string">
            <text:p>접선</text:p>
          </table:table-cell>
          <table:table-cell table:style-name="ce2" table:formula="of:=IFERROR(__xludf.dummyfunction(&quot;GOOGLETRANSLATE($B14,&quot;&quot;en&quot;&quot;,D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E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F$1)&quot;);&quot;切线&quot;)" office:value-type="string" office:string-value="切线" calcext:value-type="string">
            <text:p>切线</text:p>
          </table:table-cell>
          <table:table-cell table:style-name="ce2" table:formula="of:=IFERROR(__xludf.dummyfunction(&quot;GOOGLETRANSLATE($B14,&quot;&quot;en&quot;&quot;,G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H$1)&quot;);&quot;الظل&quot;)" office:value-type="string" office:string-value="الظل" calcext:value-type="string">
            <text:p>الظل</text:p>
          </table:table-cell>
          <table:table-cell table:style-name="ce2" table:formula="of:=IFERROR(__xludf.dummyfunction(&quot;GOOGLETRANSLATE($B14,&quot;&quot;en&quot;&quot;,I$1)&quot;);&quot;Тангенс&quot;)" office:value-type="string" office:string-value="Тангенс" calcext:value-type="string">
            <text:p>Тангенс</text:p>
          </table:table-cell>
          <table:table-cell table:style-name="ce2" table:formula="of:=IFERROR(__xludf.dummyfunction(&quot;GOOGLETRANSLATE($B14,&quot;&quot;en&quot;&quot;,J$1)&quot;);&quot;स्पर्शरेखा&quot;)" office:value-type="string" office:string-value="स्पर्शरेखा" calcext:value-type="string">
            <text:p>स्पर्शरेखा</text:p>
          </table:table-cell>
          <table:table-cell table:style-name="ce2" table:formula="of:=IFERROR(__xludf.dummyfunction(&quot;GOOGLETRANSLATE($B14,&quot;&quot;en&quot;&quot;,K$1)&quot;);&quot;স্পর্শকাতর&quot;)" office:value-type="string" office:string-value="স্পর্শকাতর" calcext:value-type="string">
            <text:p>স্পর্শকাতর</text:p>
          </table:table-cell>
          <table:table-cell table:style-name="ce2" table:formula="of:=IFERROR(__xludf.dummyfunction(&quot;GOOGLETRANSLATE($B14,&quot;&quot;en&quot;&quot;,L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M$1)&quot;);&quot;GARIS SINGGUNG&quot;)" office:value-type="string" office:string-value="GARIS SINGGUNG" calcext:value-type="string">
            <text:p>GARIS SINGGUNG</text:p>
          </table:table-cell>
          <table:table-cell table:style-name="ce2" table:formula="of:=IFERROR(__xludf.dummyfunction(&quot;GOOGLETRANSLATE($B14,&quot;&quot;en&quot;&quot;,N$1)&quot;);&quot;正接&quot;)" office:value-type="string" office:string-value="正接" calcext:value-type="string">
            <text:p>正接</text:p>
          </table:table-cell>
          <table:table-cell table:style-name="ce2" table:formula="of:=IFERROR(__xludf.dummyfunction(&quot;GOOGLETRANSLATE($B14,&quot;&quot;en&quot;&quot;,O$1)&quot;);&quot;מַשִׁיק&quot;)" office:value-type="string" office:string-value="מַשִׁיק" calcext:value-type="string">
            <text:p>מַשִׁיק</text:p>
          </table:table-cell>
          <table:table-cell table:style-name="ce2" table:formula="of:=IFERROR(__xludf.dummyfunction(&quot;GOOGLETRANSLATE($B14,&quot;&quot;en&quot;&quot;,P$1)&quot;);&quot;Tangento&quot;)" office:value-type="string" office:string-value="Tangento" calcext:value-type="string">
            <text:p>Tangento</text:p>
          </table:table-cell>
          <table:table-cell table:style-name="ce2" table:formula="of:=IFERROR(__xludf.dummyfunction(&quot;GOOGLETRANSLATE($B14,&quot;&quot;en&quot;&quot;,Q$1)&quot;);&quot;Tangent&quot;)" office:value-type="string" office:string-value="Tangent" calcext:value-type="string">
            <text:p>Tangent</text:p>
          </table:table-cell>
          <table:table-cell table:style-name="ce2" table:formula="of:=IFERROR(__xludf.dummyfunction(&quot;GOOGLETRANSLATE($B14,&quot;&quot;en&quot;&quot;,R$1)&quot;);&quot;Tangent&quot;)" office:value-type="string" office:string-value="Tangent" calcext:value-type="string">
            <text:p>Tangent</text:p>
          </table:table-cell>
          <table:table-cell table:style-name="ce2" table:formula="of:=IFERROR(__xludf.dummyfunction(&quot;GOOGLETRANSLATE($B14,&quot;&quot;en&quot;&quot;,S$1)&quot;);&quot;ٹینجینٹ&quot;)" office:value-type="string" office:string-value="ٹینجینٹ" calcext:value-type="string">
            <text:p>ٹینجینٹ</text:p>
          </table:table-cell>
          <table:table-cell table:style-name="ce2" table:formula="of:=IFERROR(__xludf.dummyfunction(&quot;GOOGLETRANSLATE($B14,&quot;&quot;en&quot;&quot;,T$1)&quot;);&quot;Tangens&quot;)" office:value-type="string" office:string-value="Tangens" calcext:value-type="string">
            <text:p>Tangens</text:p>
          </table:table-cell>
          <table:table-cell table:style-name="ce2" table:formula="of:=IFERROR(__xludf.dummyfunction(&quot;GOOGLETRANSLATE($B14,&quot;&quot;en&quot;&quot;,U$1)&quot;);&quot;Tangiad&quot;)" office:value-type="string" office:string-value="Tangiad" calcext:value-type="string">
            <text:p>Tangiad</text:p>
          </table:table-cell>
          <table:table-cell table:style-name="ce2" table:formula="of:=IFERROR(__xludf.dummyfunction(&quot;GOOGLETRANSLATE($B14,&quot;&quot;en&quot;&quot;,V$1)&quot;);&quot;Inhliziyo yakhona&quot;)" office:value-type="string" office:string-value="Inhliziyo yakhona" calcext:value-type="string">
            <text:p>Inhliziyo yakhona</text:p>
          </table:table-cell>
          <table:table-cell table:style-name="ce2" table:formula="of:=IFERROR(__xludf.dummyfunction(&quot;GOOGLETRANSLATE($B14,&quot;&quot;en&quot;&quot;,W$1)&quot;);&quot;טאַנדזשאַנט&quot;)" office:value-type="string" office:string-value="טאַנדזשאַנט" calcext:value-type="string">
            <text:p>טאַנדזשאַנ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style-name="ce1" office:value-type="string" calcext:value-type="string">
            <text:p>DOUBLE</text:p>
          </table:table-cell>
          <table:table-cell table:style-name="ce2" table:formula="of:=IFERROR(__xludf.dummyfunction(&quot;GOOGLETRANSLATE($B15,&quot;&quot;en&quot;&quot;,C$1)&quot;);&quot;더블&quot;)" office:value-type="string" office:string-value="더블" calcext:value-type="string">
            <text:p>더블</text:p>
          </table:table-cell>
          <table:table-cell table:style-name="ce2" table:formula="of:=IFERROR(__xludf.dummyfunction(&quot;GOOGLETRANSLATE($B15,&quot;&quot;en&quot;&quot;,D$1)&quot;);&quot;DOUBLE&quot;)" office:value-type="string" office:string-value="DOUBLE" calcext:value-type="string">
            <text:p>DOUBLE</text:p>
          </table:table-cell>
          <table:table-cell table:style-name="ce2" table:formula="of:=IFERROR(__xludf.dummyfunction(&quot;GOOGLETRANSLATE($B15,&quot;&quot;en&quot;&quot;,E$1)&quot;);&quot;DOPPELT&quot;)" office:value-type="string" office:string-value="DOPPELT" calcext:value-type="string">
            <text:p>DOPPELT</text:p>
          </table:table-cell>
          <table:table-cell table:style-name="ce2" table:formula="of:=IFERROR(__xludf.dummyfunction(&quot;GOOGLETRANSLATE($B15,&quot;&quot;en&quot;&quot;,F$1)&quot;);&quot;双倍的&quot;)" office:value-type="string" office:string-value="双倍的" calcext:value-type="string">
            <text:p>双倍的</text:p>
          </table:table-cell>
          <table:table-cell table:style-name="ce2" table:formula="of:=IFERROR(__xludf.dummyfunction(&quot;GOOGLETRANSLATE($B15,&quot;&quot;en&quot;&quot;,G$1)&quot;);&quot;DOBLE&quot;)" office:value-type="string" office:string-value="DOBLE" calcext:value-type="string">
            <text:p>DOBLE</text:p>
          </table:table-cell>
          <table:table-cell table:style-name="ce2" table:formula="of:=IFERROR(__xludf.dummyfunction(&quot;GOOGLETRANSLATE($B15,&quot;&quot;en&quot;&quot;,H$1)&quot;);&quot;مزدوج&quot;)" office:value-type="string" office:string-value="مزدوج" calcext:value-type="string">
            <text:p>مزدوج</text:p>
          </table:table-cell>
          <table:table-cell table:style-name="ce2" table:formula="of:=IFERROR(__xludf.dummyfunction(&quot;GOOGLETRANSLATE($B15,&quot;&quot;en&quot;&quot;,I$1)&quot;);&quot;ДВОЙНОЙ&quot;)" office:value-type="string" office:string-value="ДВОЙНОЙ" calcext:value-type="string">
            <text:p>ДВОЙНОЙ</text:p>
          </table:table-cell>
          <table:table-cell table:style-name="ce2" table:formula="of:=IFERROR(__xludf.dummyfunction(&quot;GOOGLETRANSLATE($B15,&quot;&quot;en&quot;&quot;,J$1)&quot;);&quot;दोहरा&quot;)" office:value-type="string" office:string-value="दोहरा" calcext:value-type="string">
            <text:p>दोहरा</text:p>
          </table:table-cell>
          <table:table-cell table:style-name="ce2" table:formula="of:=IFERROR(__xludf.dummyfunction(&quot;GOOGLETRANSLATE($B15,&quot;&quot;en&quot;&quot;,K$1)&quot;);&quot;দ্বিগুণ&quot;)" office:value-type="string" office:string-value="দ্বিগুণ" calcext:value-type="string">
            <text:p>দ্বিগুণ</text:p>
          </table:table-cell>
          <table:table-cell table:style-name="ce2" table:formula="of:=IFERROR(__xludf.dummyfunction(&quot;GOOGLETRANSLATE($B15,&quot;&quot;en&quot;&quot;,L$1)&quot;);&quot;DOBRO&quot;)" office:value-type="string" office:string-value="DOBRO" calcext:value-type="string">
            <text:p>DOBRO</text:p>
          </table:table-cell>
          <table:table-cell table:style-name="ce2" table:formula="of:=IFERROR(__xludf.dummyfunction(&quot;GOOGLETRANSLATE($B15,&quot;&quot;en&quot;&quot;,M$1)&quot;);&quot;DOBEL&quot;)" office:value-type="string" office:string-value="DOBEL" calcext:value-type="string">
            <text:p>DOBEL</text:p>
          </table:table-cell>
          <table:table-cell table:style-name="ce2" table:formula="of:=IFERROR(__xludf.dummyfunction(&quot;GOOGLETRANSLATE($B15,&quot;&quot;en&quot;&quot;,N$1)&quot;);&quot;ダブル&quot;)" office:value-type="string" office:string-value="ダブル" calcext:value-type="string">
            <text:p>ダブル</text:p>
          </table:table-cell>
          <table:table-cell table:style-name="ce2" table:formula="of:=IFERROR(__xludf.dummyfunction(&quot;GOOGLETRANSLATE($B15,&quot;&quot;en&quot;&quot;,O$1)&quot;);&quot;לְהַכפִּיל&quot;)" office:value-type="string" office:string-value="לְהַכפִּיל" calcext:value-type="string">
            <text:p>לְהַכפִּיל</text:p>
          </table:table-cell>
          <table:table-cell table:style-name="ce2" table:formula="of:=IFERROR(__xludf.dummyfunction(&quot;GOOGLETRANSLATE($B15,&quot;&quot;en&quot;&quot;,P$1)&quot;);&quot;Duobla&quot;)" office:value-type="string" office:string-value="Duobla" calcext:value-type="string">
            <text:p>Duobla</text:p>
          </table:table-cell>
          <table:table-cell table:style-name="ce2" table:formula="of:=IFERROR(__xludf.dummyfunction(&quot;GOOGLETRANSLATE($B15,&quot;&quot;en&quot;&quot;,Q$1)&quot;);&quot;Mara mbili&quot;)" office:value-type="string" office:string-value="Mara mbili" calcext:value-type="string">
            <text:p>Mara mbili</text:p>
          </table:table-cell>
          <table:table-cell table:style-name="ce2" table:formula="of:=IFERROR(__xludf.dummyfunction(&quot;GOOGLETRANSLATE($B15,&quot;&quot;en&quot;&quot;,R$1)&quot;);&quot;Doble&quot;)" office:value-type="string" office:string-value="Doble" calcext:value-type="string">
            <text:p>Doble</text:p>
          </table:table-cell>
          <table:table-cell table:style-name="ce2" table:formula="of:=IFERROR(__xludf.dummyfunction(&quot;GOOGLETRANSLATE($B15,&quot;&quot;en&quot;&quot;,S$1)&quot;);&quot;دگنا&quot;)" office:value-type="string" office:string-value="دگنا" calcext:value-type="string">
            <text:p>دگنا</text:p>
          </table:table-cell>
          <table:table-cell table:style-name="ce2" table:formula="of:=IFERROR(__xludf.dummyfunction(&quot;GOOGLETRANSLATE($B15,&quot;&quot;en&quot;&quot;,T$1)&quot;);&quot;Duplex&quot;)" office:value-type="string" office:string-value="Duplex" calcext:value-type="string">
            <text:p>Duplex</text:p>
          </table:table-cell>
          <table:table-cell table:style-name="ce2" table:formula="of:=IFERROR(__xludf.dummyfunction(&quot;GOOGLETRANSLATE($B15,&quot;&quot;en&quot;&quot;,U$1)&quot;);&quot;Dyblwch&quot;)" office:value-type="string" office:string-value="Dyblwch" calcext:value-type="string">
            <text:p>Dyblwch</text:p>
          </table:table-cell>
          <table:table-cell table:style-name="ce2" table:formula="of:=IFERROR(__xludf.dummyfunction(&quot;GOOGLETRANSLATE($B15,&quot;&quot;en&quot;&quot;,V$1)&quot;);&quot;-Bili&quot;)" office:value-type="string" office:string-value="-Bili" calcext:value-type="string">
            <text:p>-Bili</text:p>
          </table:table-cell>
          <table:table-cell table:style-name="ce2" table:formula="of:=IFERROR(__xludf.dummyfunction(&quot;GOOGLETRANSLATE($B15,&quot;&quot;en&quot;&quot;,W$1)&quot;);&quot;טאָפּל&quot;)" office:value-type="string" office:string-value="טאָפּל" calcext:value-type="string">
            <text:p>טאָפּ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GOOGLETRANSLATE($B16,&quot;&quot;en&quot;&quot;,C$1)&quot;);&quot;정의하다&quot;)" office:value-type="string" office:string-value="정의하다" calcext:value-type="string">
            <text:p>정의하다</text:p>
          </table:table-cell>
          <table:table-cell table:style-name="ce2" table:formula="of:=IFERROR(__xludf.dummyfunction(&quot;GOOGLETRANSLATE($B16,&quot;&quot;en&quot;&quot;,D$1)&quot;);&quot;DÉFINIR&quot;)" office:value-type="string" office:string-value="DÉFINIR" calcext:value-type="string">
            <text:p>DÉFINIR</text:p>
          </table:table-cell>
          <table:table-cell table:style-name="ce2" table:formula="of:=IFERROR(__xludf.dummyfunction(&quot;GOOGLETRANSLATE($B16,&quot;&quot;en&quot;&quot;,E$1)&quot;);&quot;DEFINIEREN&quot;)" office:value-type="string" office:string-value="DEFINIEREN" calcext:value-type="string">
            <text:p>DEFINIEREN</text:p>
          </table:table-cell>
          <table:table-cell table:style-name="ce2" table:formula="of:=IFERROR(__xludf.dummyfunction(&quot;GOOGLETRANSLATE($B16,&quot;&quot;en&quot;&quot;,F$1)&quot;);&quot;定义&quot;)" office:value-type="string" office:string-value="定义" calcext:value-type="string">
            <text:p>定义</text:p>
          </table:table-cell>
          <table:table-cell table:style-name="ce2" table:formula="of:=IFERROR(__xludf.dummyfunction(&quot;GOOGLETRANSLATE($B16,&quot;&quot;en&quot;&quot;,G$1)&quot;);&quot;DEFINIR&quot;)" office:value-type="string" office:string-value="DEFINIR" calcext:value-type="string">
            <text:p>DEFINIR</text:p>
          </table:table-cell>
          <table:table-cell table:style-name="ce2" table:formula="of:=IFERROR(__xludf.dummyfunction(&quot;GOOGLETRANSLATE($B16,&quot;&quot;en&quot;&quot;,H$1)&quot;);&quot;يُعرِّف&quot;)" office:value-type="string" office:string-value="يُعرِّف" calcext:value-type="string">
            <text:p>يُعرِّف</text:p>
          </table:table-cell>
          <table:table-cell table:style-name="ce2" table:formula="of:=IFERROR(__xludf.dummyfunction(&quot;GOOGLETRANSLATE($B16,&quot;&quot;en&quot;&quot;,I$1)&quot;);&quot;ОПРЕДЕЛЯТЬ&quot;)" office:value-type="string" office:string-value="ОПРЕДЕЛЯТЬ" calcext:value-type="string">
            <text:p>ОПРЕДЕЛЯТЬ</text:p>
          </table:table-cell>
          <table:table-cell table:style-name="ce2" table:formula="of:=IFERROR(__xludf.dummyfunction(&quot;GOOGLETRANSLATE($B16,&quot;&quot;en&quot;&quot;,J$1)&quot;);&quot;परिभाषित करना&quot;)" office:value-type="string" office:string-value="परिभाषित करना" calcext:value-type="string">
            <text:p>परिभाषित करना</text:p>
          </table:table-cell>
          <table:table-cell table:style-name="ce2" table:formula="of:=IFERROR(__xludf.dummyfunction(&quot;GOOGLETRANSLATE($B16,&quot;&quot;en&quot;&quot;,K$1)&quot;);&quot;সংজ্ঞায়িত&quot;)" office:value-type="string" office:string-value="সংজ্ঞায়িত" calcext:value-type="string">
            <text:p>সংজ্ঞায়িত</text:p>
          </table:table-cell>
          <table:table-cell table:style-name="ce2" table:formula="of:=IFERROR(__xludf.dummyfunction(&quot;GOOGLETRANSLATE($B16,&quot;&quot;en&quot;&quot;,L$1)&quot;);&quot;DEFINIR&quot;)" office:value-type="string" office:string-value="DEFINIR" calcext:value-type="string">
            <text:p>DEFINIR</text:p>
          </table:table-cell>
          <table:table-cell table:style-name="ce2" table:formula="of:=IFERROR(__xludf.dummyfunction(&quot;GOOGLETRANSLATE($B16,&quot;&quot;en&quot;&quot;,M$1)&quot;);&quot;MENDEFINISIKAN&quot;)" office:value-type="string" office:string-value="MENDEFINISIKAN" calcext:value-type="string">
            <text:p>MENDEFINISIKAN</text:p>
          </table:table-cell>
          <table:table-cell table:style-name="ce2" table:formula="of:=IFERROR(__xludf.dummyfunction(&quot;GOOGLETRANSLATE($B16,&quot;&quot;en&quot;&quot;,N$1)&quot;);&quot;定義&quot;)" office:value-type="string" office:string-value="定義" calcext:value-type="string">
            <text:p>定義</text:p>
          </table:table-cell>
          <table:table-cell table:style-name="ce2" table:formula="of:=IFERROR(__xludf.dummyfunction(&quot;GOOGLETRANSLATE($B16,&quot;&quot;en&quot;&quot;,O$1)&quot;);&quot;לְהַגדִיר&quot;)" office:value-type="string" office:string-value="לְהַגדִיר" calcext:value-type="string">
            <text:p>לְהַגדִיר</text:p>
          </table:table-cell>
          <table:table-cell table:style-name="ce2" table:formula="of:=IFERROR(__xludf.dummyfunction(&quot;GOOGLETRANSLATE($B16,&quot;&quot;en&quot;&quot;,P$1)&quot;);&quot;Difini&quot;)" office:value-type="string" office:string-value="Difini" calcext:value-type="string">
            <text:p>Difini</text:p>
          </table:table-cell>
          <table:table-cell table:style-name="ce2" table:formula="of:=IFERROR(__xludf.dummyfunction(&quot;GOOGLETRANSLATE($B16,&quot;&quot;en&quot;&quot;,Q$1)&quot;);&quot;Fafanua&quot;)" office:value-type="string" office:string-value="Fafanua" calcext:value-type="string">
            <text:p>Fafanua</text:p>
          </table:table-cell>
          <table:table-cell table:style-name="ce2" table:formula="of:=IFERROR(__xludf.dummyfunction(&quot;GOOGLETRANSLATE($B16,&quot;&quot;en&quot;&quot;,R$1)&quot;);&quot;Tukuyin&quot;)" office:value-type="string" office:string-value="Tukuyin" calcext:value-type="string">
            <text:p>Tukuyin</text:p>
          </table:table-cell>
          <table:table-cell table:style-name="ce2" table:formula="of:=IFERROR(__xludf.dummyfunction(&quot;GOOGLETRANSLATE($B16,&quot;&quot;en&quot;&quot;,S$1)&quot;);&quot;وضاحت کریں&quot;)" office:value-type="string" office:string-value="وضاحت کریں" calcext:value-type="string">
            <text:p>وضاحت کریں</text:p>
          </table:table-cell>
          <table:table-cell table:style-name="ce2" table:formula="of:=IFERROR(__xludf.dummyfunction(&quot;GOOGLETRANSLATE($B16,&quot;&quot;en&quot;&quot;,T$1)&quot;);&quot;DEFINIRE&quot;)" office:value-type="string" office:string-value="DEFINIRE" calcext:value-type="string">
            <text:p>DEFINIRE</text:p>
          </table:table-cell>
          <table:table-cell table:style-name="ce2" table:formula="of:=IFERROR(__xludf.dummyfunction(&quot;GOOGLETRANSLATE($B16,&quot;&quot;en&quot;&quot;,U$1)&quot;);&quot;Ddiffinia&quot;)" office:value-type="string" office:string-value="Ddiffinia" calcext:value-type="string">
            <text:p>Ddiffinia</text:p>
          </table:table-cell>
          <table:table-cell table:style-name="ce2" table:formula="of:=IFERROR(__xludf.dummyfunction(&quot;GOOGLETRANSLATE($B16,&quot;&quot;en&quot;&quot;,V$1)&quot;);&quot;Chasisela&quot;)" office:value-type="string" office:string-value="Chasisela" calcext:value-type="string">
            <text:p>Chasisela</text:p>
          </table:table-cell>
          <table:table-cell table:style-name="ce2" table:formula="of:=IFERROR(__xludf.dummyfunction(&quot;GOOGLETRANSLATE($B16,&quot;&quot;en&quot;&quot;,W$1)&quot;);&quot;דעפינירן&quot;)" office:value-type="string" office:string-value="דעפינירן" calcext:value-type="string">
            <text:p>דעפיניר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style-name="ce1" office:value-type="string" calcext:value-type="string">
            <text:p>LET</text:p>
          </table:table-cell>
          <table:table-cell table:style-name="ce2" table:formula="of:=IFERROR(__xludf.dummyfunction(&quot;GOOGLETRANSLATE($B17,&quot;&quot;en&quot;&quot;,C$1)&quot;);&quot;허락하다&quot;)" office:value-type="string" office:string-value="허락하다" calcext:value-type="string">
            <text:p>허락하다</text:p>
          </table:table-cell>
          <table:table-cell table:style-name="ce2" table:formula="of:=IFERROR(__xludf.dummyfunction(&quot;GOOGLETRANSLATE($B17,&quot;&quot;en&quot;&quot;,D$1)&quot;);&quot;LAISSER&quot;)" office:value-type="string" office:string-value="LAISSER" calcext:value-type="string">
            <text:p>LAISSER</text:p>
          </table:table-cell>
          <table:table-cell table:style-name="ce2" table:formula="of:=IFERROR(__xludf.dummyfunction(&quot;GOOGLETRANSLATE($B17,&quot;&quot;en&quot;&quot;,E$1)&quot;);&quot;LASSEN&quot;)" office:value-type="string" office:string-value="LASSEN" calcext:value-type="string">
            <text:p>LASSEN</text:p>
          </table:table-cell>
          <table:table-cell table:style-name="ce2" table:formula="of:=IFERROR(__xludf.dummyfunction(&quot;GOOGLETRANSLATE($B17,&quot;&quot;en&quot;&quot;,F$1)&quot;);&quot;让&quot;)" office:value-type="string" office:string-value="让" calcext:value-type="string">
            <text:p>让</text:p>
          </table:table-cell>
          <table:table-cell table:style-name="ce2" table:formula="of:=IFERROR(__xludf.dummyfunction(&quot;GOOGLETRANSLATE($B17,&quot;&quot;en&quot;&quot;,G$1)&quot;);&quot;DEJAR&quot;)" office:value-type="string" office:string-value="DEJAR" calcext:value-type="string">
            <text:p>DEJAR</text:p>
          </table:table-cell>
          <table:table-cell table:style-name="ce2" table:formula="of:=IFERROR(__xludf.dummyfunction(&quot;GOOGLETRANSLATE($B17,&quot;&quot;en&quot;&quot;,H$1)&quot;);&quot;يترك&quot;)" office:value-type="string" office:string-value="يترك" calcext:value-type="string">
            <text:p>يترك</text:p>
          </table:table-cell>
          <table:table-cell table:style-name="ce2" table:formula="of:=IFERROR(__xludf.dummyfunction(&quot;GOOGLETRANSLATE($B17,&quot;&quot;en&quot;&quot;,I$1)&quot;);&quot;ПОЗВОЛЯТЬ&quot;)" office:value-type="string" office:string-value="ПОЗВОЛЯТЬ" calcext:value-type="string">
            <text:p>ПОЗВОЛЯТЬ</text:p>
          </table:table-cell>
          <table:table-cell table:style-name="ce2" table:formula="of:=IFERROR(__xludf.dummyfunction(&quot;GOOGLETRANSLATE($B17,&quot;&quot;en&quot;&quot;,J$1)&quot;);&quot;होने देना&quot;)" office:value-type="string" office:string-value="होने देना" calcext:value-type="string">
            <text:p>होने देना</text:p>
          </table:table-cell>
          <table:table-cell table:style-name="ce2" table:formula="of:=IFERROR(__xludf.dummyfunction(&quot;GOOGLETRANSLATE($B17,&quot;&quot;en&quot;&quot;,K$1)&quot;);&quot;দিন&quot;)" office:value-type="string" office:string-value="দিন" calcext:value-type="string">
            <text:p>দিন</text:p>
          </table:table-cell>
          <table:table-cell table:style-name="ce2" table:formula="of:=IFERROR(__xludf.dummyfunction(&quot;GOOGLETRANSLATE($B17,&quot;&quot;en&quot;&quot;,L$1)&quot;);&quot;DEIXAR&quot;)" office:value-type="string" office:string-value="DEIXAR" calcext:value-type="string">
            <text:p>DEIXAR</text:p>
          </table:table-cell>
          <table:table-cell table:style-name="ce2" table:formula="of:=IFERROR(__xludf.dummyfunction(&quot;GOOGLETRANSLATE($B17,&quot;&quot;en&quot;&quot;,M$1)&quot;);&quot;MEMBIARKAN&quot;)" office:value-type="string" office:string-value="MEMBIARKAN" calcext:value-type="string">
            <text:p>MEMBIARKAN</text:p>
          </table:table-cell>
          <table:table-cell table:style-name="ce2" table:formula="of:=IFERROR(__xludf.dummyfunction(&quot;GOOGLETRANSLATE($B17,&quot;&quot;en&quot;&quot;,N$1)&quot;);&quot;させて&quot;)" office:value-type="string" office:string-value="させて" calcext:value-type="string">
            <text:p>させて</text:p>
          </table:table-cell>
          <table:table-cell table:style-name="ce2" table:formula="of:=IFERROR(__xludf.dummyfunction(&quot;GOOGLETRANSLATE($B17,&quot;&quot;en&quot;&quot;,O$1)&quot;);&quot;לתת&quot;)" office:value-type="string" office:string-value="לתת" calcext:value-type="string">
            <text:p>לתת</text:p>
          </table:table-cell>
          <table:table-cell table:style-name="ce2" table:formula="of:=IFERROR(__xludf.dummyfunction(&quot;GOOGLETRANSLATE($B17,&quot;&quot;en&quot;&quot;,P$1)&quot;);&quot;Lasu&quot;)" office:value-type="string" office:string-value="Lasu" calcext:value-type="string">
            <text:p>Lasu</text:p>
          </table:table-cell>
          <table:table-cell table:style-name="ce2" table:formula="of:=IFERROR(__xludf.dummyfunction(&quot;GOOGLETRANSLATE($B17,&quot;&quot;en&quot;&quot;,Q$1)&quot;);&quot;Acha&quot;)" office:value-type="string" office:string-value="Acha" calcext:value-type="string">
            <text:p>Acha</text:p>
          </table:table-cell>
          <table:table-cell table:style-name="ce2" table:formula="of:=IFERROR(__xludf.dummyfunction(&quot;GOOGLETRANSLATE($B17,&quot;&quot;en&quot;&quot;,R$1)&quot;);&quot;Hayaan&quot;)" office:value-type="string" office:string-value="Hayaan" calcext:value-type="string">
            <text:p>Hayaan</text:p>
          </table:table-cell>
          <table:table-cell table:style-name="ce2" table:formula="of:=IFERROR(__xludf.dummyfunction(&quot;GOOGLETRANSLATE($B17,&quot;&quot;en&quot;&quot;,S$1)&quot;);&quot;دو&quot;)" office:value-type="string" office:string-value="دو" calcext:value-type="string">
            <text:p>دو</text:p>
          </table:table-cell>
          <table:table-cell table:style-name="ce2" table:formula="of:=IFERROR(__xludf.dummyfunction(&quot;GOOGLETRANSLATE($B17,&quot;&quot;en&quot;&quot;,T$1)&quot;);&quot;Fiat&quot;)" office:value-type="string" office:string-value="Fiat" calcext:value-type="string">
            <text:p>Fiat</text:p>
          </table:table-cell>
          <table:table-cell table:style-name="ce2" table:formula="of:=IFERROR(__xludf.dummyfunction(&quot;GOOGLETRANSLATE($B17,&quot;&quot;en&quot;&quot;,U$1)&quot;);&quot;Gadawn&quot;)" office:value-type="string" office:string-value="Gadawn" calcext:value-type="string">
            <text:p>Gadawn</text:p>
          </table:table-cell>
          <table:table-cell table:style-name="ce2" table:formula="of:=IFERROR(__xludf.dummyfunction(&quot;GOOGLETRANSLATE($B17,&quot;&quot;en&quot;&quot;,V$1)&quot;);&quot;Vumela&quot;)" office:value-type="string" office:string-value="Vumela" calcext:value-type="string">
            <text:p>Vumela</text:p>
          </table:table-cell>
          <table:table-cell table:style-name="ce2" table:formula="of:=IFERROR(__xludf.dummyfunction(&quot;GOOGLETRANSLATE($B17,&quot;&quot;en&quot;&quot;,W$1)&quot;);&quot;לאָזן&quot;)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GO</text:p>
          </table:table-cell>
          <table:table-cell table:style-name="ce2" table:formula="of:=IFERROR(__xludf.dummyfunction(&quot;GOOGLETRANSLATE($B18,&quot;&quot;en&quot;&quot;,C$1)&quot;);&quot;가다&quot;)" office:value-type="string" office:string-value="가다" calcext:value-type="string">
            <text:p>가다</text:p>
          </table:table-cell>
          <table:table-cell table:style-name="ce2" table:formula="of:=IFERROR(__xludf.dummyfunction(&quot;GOOGLETRANSLATE($B18,&quot;&quot;en&quot;&quot;,D$1)&quot;);&quot;ALLER&quot;)" office:value-type="string" office:string-value="ALLER" calcext:value-type="string">
            <text:p>ALLER</text:p>
          </table:table-cell>
          <table:table-cell table:style-name="ce2" table:formula="of:=IFERROR(__xludf.dummyfunction(&quot;GOOGLETRANSLATE($B18,&quot;&quot;en&quot;&quot;,E$1)&quot;);&quot;GEHEN&quot;)" office:value-type="string" office:string-value="GEHEN" calcext:value-type="string">
            <text:p>GEHEN</text:p>
          </table:table-cell>
          <table:table-cell table:style-name="ce2" table:formula="of:=IFERROR(__xludf.dummyfunction(&quot;GOOGLETRANSLATE($B18,&quot;&quot;en&quot;&quot;,F$1)&quot;);&quot;去&quot;)" office:value-type="string" office:string-value="去" calcext:value-type="string">
            <text:p>去</text:p>
          </table:table-cell>
          <table:table-cell table:style-name="ce2" table:formula="of:=IFERROR(__xludf.dummyfunction(&quot;GOOGLETRANSLATE($B18,&quot;&quot;en&quot;&quot;,G$1)&quot;);&quot;IR&quot;)" office:value-type="string" office:string-value="IR" calcext:value-type="string">
            <text:p>IR</text:p>
          </table:table-cell>
          <table:table-cell table:style-name="ce2" table:formula="of:=IFERROR(__xludf.dummyfunction(&quot;GOOGLETRANSLATE($B18,&quot;&quot;en&quot;&quot;,H$1)&quot;);&quot;يذهب&quot;)" office:value-type="string" office:string-value="يذهب" calcext:value-type="string">
            <text:p>يذهب</text:p>
          </table:table-cell>
          <table:table-cell table:style-name="ce2" table:formula="of:=IFERROR(__xludf.dummyfunction(&quot;GOOGLETRANSLATE($B18,&quot;&quot;en&quot;&quot;,I$1)&quot;);&quot;ИДТИ&quot;)" office:value-type="string" office:string-value="ИДТИ" calcext:value-type="string">
            <text:p>ИДТИ</text:p>
          </table:table-cell>
          <table:table-cell table:style-name="ce2" table:formula="of:=IFERROR(__xludf.dummyfunction(&quot;GOOGLETRANSLATE($B18,&quot;&quot;en&quot;&quot;,J$1)&quot;);&quot;जाना&quot;)" office:value-type="string" office:string-value="जाना" calcext:value-type="string">
            <text:p>जाना</text:p>
          </table:table-cell>
          <table:table-cell table:style-name="ce2" table:formula="of:=IFERROR(__xludf.dummyfunction(&quot;GOOGLETRANSLATE($B18,&quot;&quot;en&quot;&quot;,K$1)&quot;);&quot;যাওয়া&quot;)" office:value-type="string" office:string-value="যাওয়া" calcext:value-type="string">
            <text:p>যাওয়া</text:p>
          </table:table-cell>
          <table:table-cell table:style-name="ce2" table:formula="of:=IFERROR(__xludf.dummyfunction(&quot;GOOGLETRANSLATE($B18,&quot;&quot;en&quot;&quot;,L$1)&quot;);&quot;IR&quot;)" office:value-type="string" office:string-value="IR" calcext:value-type="string">
            <text:p>IR</text:p>
          </table:table-cell>
          <table:table-cell table:style-name="ce2" table:formula="of:=IFERROR(__xludf.dummyfunction(&quot;GOOGLETRANSLATE($B18,&quot;&quot;en&quot;&quot;,M$1)&quot;);&quot;PERGI&quot;)" office:value-type="string" office:string-value="PERGI" calcext:value-type="string">
            <text:p>PERGI</text:p>
          </table:table-cell>
          <table:table-cell table:style-name="ce2" table:formula="of:=IFERROR(__xludf.dummyfunction(&quot;GOOGLETRANSLATE($B18,&quot;&quot;en&quot;&quot;,N$1)&quot;);&quot;行く&quot;)" office:value-type="string" office:string-value="行く" calcext:value-type="string">
            <text:p>行く</text:p>
          </table:table-cell>
          <table:table-cell table:style-name="ce2" table:formula="of:=IFERROR(__xludf.dummyfunction(&quot;GOOGLETRANSLATE($B18,&quot;&quot;en&quot;&quot;,O$1)&quot;);&quot;ללכת&quot;)" office:value-type="string" office:string-value="ללכת" calcext:value-type="string">
            <text:p>ללכת</text:p>
          </table:table-cell>
          <table:table-cell table:style-name="ce2" table:formula="of:=IFERROR(__xludf.dummyfunction(&quot;GOOGLETRANSLATE($B18,&quot;&quot;en&quot;&quot;,P$1)&quot;);&quot;Iru&quot;)" office:value-type="string" office:string-value="Iru" calcext:value-type="string">
            <text:p>Iru</text:p>
          </table:table-cell>
          <table:table-cell table:style-name="ce2" table:formula="of:=IFERROR(__xludf.dummyfunction(&quot;GOOGLETRANSLATE($B18,&quot;&quot;en&quot;&quot;,Q$1)&quot;);&quot;Nenda&quot;)" office:value-type="string" office:string-value="Nenda" calcext:value-type="string">
            <text:p>Nenda</text:p>
          </table:table-cell>
          <table:table-cell table:style-name="ce2" table:formula="of:=IFERROR(__xludf.dummyfunction(&quot;GOOGLETRANSLATE($B18,&quot;&quot;en&quot;&quot;,R$1)&quot;);&quot;Pumunta ka na&quot;)" office:value-type="string" office:string-value="Pumunta ka na" calcext:value-type="string">
            <text:p>Pumunta ka na</text:p>
          </table:table-cell>
          <table:table-cell table:style-name="ce2" table:formula="of:=IFERROR(__xludf.dummyfunction(&quot;GOOGLETRANSLATE($B18,&quot;&quot;en&quot;&quot;,S$1)&quot;);&quot;جاؤ&quot;)" office:value-type="string" office:string-value="جاؤ" calcext:value-type="string">
            <text:p>جاؤ</text:p>
          </table:table-cell>
          <table:table-cell table:style-name="ce2" table:formula="of:=IFERROR(__xludf.dummyfunction(&quot;GOOGLETRANSLATE($B18,&quot;&quot;en&quot;&quot;,T$1)&quot;);&quot;Pereo&quot;)" office:value-type="string" office:string-value="Pereo" calcext:value-type="string">
            <text:p>Pereo</text:p>
          </table:table-cell>
          <table:table-cell table:style-name="ce2" table:formula="of:=IFERROR(__xludf.dummyfunction(&quot;GOOGLETRANSLATE($B18,&quot;&quot;en&quot;&quot;,U$1)&quot;);&quot;Aethant&quot;)" office:value-type="string" office:string-value="Aethant" calcext:value-type="string">
            <text:p>Aethant</text:p>
          </table:table-cell>
          <table:table-cell table:style-name="ce2" table:formula="of:=IFERROR(__xludf.dummyfunction(&quot;GOOGLETRANSLATE($B18,&quot;&quot;en&quot;&quot;,V$1)&quot;);&quot;Hamba ngemoto&quot;)" office:value-type="string" office:string-value="Hamba ngemoto" calcext:value-type="string">
            <text:p>Hamba ngemoto</text:p>
          </table:table-cell>
          <table:table-cell table:style-name="ce2" table:formula="of:=IFERROR(__xludf.dummyfunction(&quot;GOOGLETRANSLATE($B18,&quot;&quot;en&quot;&quot;,W$1)&quot;);&quot;פונקציאָנירן&quot;)" office:value-type="string" office:string-value="פונקציאָנירן" calcext:value-type="string">
            <text:p>פונקציאָניר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GOOGLETRANSLATE($B19,&quot;&quot;en&quot;&quot;,C$1)&quot;);&quot;부르다&quot;)" office:value-type="string" office:string-value="부르다" calcext:value-type="string">
            <text:p>부르다</text:p>
          </table:table-cell>
          <table:table-cell table:style-name="ce2" table:formula="of:=IFERROR(__xludf.dummyfunction(&quot;GOOGLETRANSLATE($B19,&quot;&quot;en&quot;&quot;,D$1)&quot;);&quot;APPEL&quot;)" office:value-type="string" office:string-value="APPEL" calcext:value-type="string">
            <text:p>APPEL</text:p>
          </table:table-cell>
          <table:table-cell table:style-name="ce2" table:formula="of:=IFERROR(__xludf.dummyfunction(&quot;GOOGLETRANSLATE($B19,&quot;&quot;en&quot;&quot;,E$1)&quot;);&quot;FORDERUNG&quot;)" office:value-type="string" office:string-value="FORDERUNG" calcext:value-type="string">
            <text:p>FORDERUNG</text:p>
          </table:table-cell>
          <table:table-cell table:style-name="ce2" table:formula="of:=IFERROR(__xludf.dummyfunction(&quot;GOOGLETRANSLATE($B19,&quot;&quot;en&quot;&quot;,F$1)&quot;);&quot;称呼&quot;)" office:value-type="string" office:string-value="称呼" calcext:value-type="string">
            <text:p>称呼</text:p>
          </table:table-cell>
          <table:table-cell table:style-name="ce2" table:formula="of:=IFERROR(__xludf.dummyfunction(&quot;GOOGLETRANSLATE($B19,&quot;&quot;en&quot;&quot;,G$1)&quot;);&quot;LLAMAR&quot;)" office:value-type="string" office:string-value="LLAMAR" calcext:value-type="string">
            <text:p>LLAMAR</text:p>
          </table:table-cell>
          <table:table-cell table:style-name="ce2" table:formula="of:=IFERROR(__xludf.dummyfunction(&quot;GOOGLETRANSLATE($B19,&quot;&quot;en&quot;&quot;,H$1)&quot;);&quot;يتصل&quot;)" office:value-type="string" office:string-value="يتصل" calcext:value-type="string">
            <text:p>يتصل</text:p>
          </table:table-cell>
          <table:table-cell table:style-name="ce2" table:formula="of:=IFERROR(__xludf.dummyfunction(&quot;GOOGLETRANSLATE($B19,&quot;&quot;en&quot;&quot;,I$1)&quot;);&quot;ВЫЗОВ&quot;)" office:value-type="string" office:string-value="ВЫЗОВ" calcext:value-type="string">
            <text:p>ВЫЗОВ</text:p>
          </table:table-cell>
          <table:table-cell table:style-name="ce2" table:formula="of:=IFERROR(__xludf.dummyfunction(&quot;GOOGLETRANSLATE($B19,&quot;&quot;en&quot;&quot;,J$1)&quot;);&quot;पुकारना&quot;)" office:value-type="string" office:string-value="पुकारना" calcext:value-type="string">
            <text:p>पुकारना</text:p>
          </table:table-cell>
          <table:table-cell table:style-name="ce2" table:formula="of:=IFERROR(__xludf.dummyfunction(&quot;GOOGLETRANSLATE($B19,&quot;&quot;en&quot;&quot;,K$1)&quot;);&quot;কল&quot;)" office:value-type="string" office:string-value="কল" calcext:value-type="string">
            <text:p>কল</text:p>
          </table:table-cell>
          <table:table-cell table:style-name="ce2" table:formula="of:=IFERROR(__xludf.dummyfunction(&quot;GOOGLETRANSLATE($B19,&quot;&quot;en&quot;&quot;,L$1)&quot;);&quot;CHAMAR&quot;)" office:value-type="string" office:string-value="CHAMAR" calcext:value-type="string">
            <text:p>CHAMAR</text:p>
          </table:table-cell>
          <table:table-cell table:style-name="ce2" table:formula="of:=IFERROR(__xludf.dummyfunction(&quot;GOOGLETRANSLATE($B19,&quot;&quot;en&quot;&quot;,M$1)&quot;);&quot;PANGGILAN&quot;)" office:value-type="string" office:string-value="PANGGILAN" calcext:value-type="string">
            <text:p>PANGGILAN</text:p>
          </table:table-cell>
          <table:table-cell table:style-name="ce2" table:formula="of:=IFERROR(__xludf.dummyfunction(&quot;GOOGLETRANSLATE($B19,&quot;&quot;en&quot;&quot;,N$1)&quot;);&quot;電話&quot;)" office:value-type="string" office:string-value="電話" calcext:value-type="string">
            <text:p>電話</text:p>
          </table:table-cell>
          <table:table-cell table:style-name="ce2" table:formula="of:=IFERROR(__xludf.dummyfunction(&quot;GOOGLETRANSLATE($B19,&quot;&quot;en&quot;&quot;,O$1)&quot;);&quot;שִׂיחָה&quot;)" office:value-type="string" office:string-value="שִׂיחָה" calcext:value-type="string">
            <text:p>שִׂיחָה</text:p>
          </table:table-cell>
          <table:table-cell table:style-name="ce2" table:formula="of:=IFERROR(__xludf.dummyfunction(&quot;GOOGLETRANSLATE($B19,&quot;&quot;en&quot;&quot;,P$1)&quot;);&quot;Voku&quot;)" office:value-type="string" office:string-value="Voku" calcext:value-type="string">
            <text:p>Voku</text:p>
          </table:table-cell>
          <table:table-cell table:style-name="ce2" table:formula="of:=IFERROR(__xludf.dummyfunction(&quot;GOOGLETRANSLATE($B19,&quot;&quot;en&quot;&quot;,Q$1)&quot;);&quot;WITO&quot;)" office:value-type="string" office:string-value="WITO" calcext:value-type="string">
            <text:p>WITO</text:p>
          </table:table-cell>
          <table:table-cell table:style-name="ce2" table:formula="of:=IFERROR(__xludf.dummyfunction(&quot;GOOGLETRANSLATE($B19,&quot;&quot;en&quot;&quot;,R$1)&quot;);&quot;Tumawag&quot;)" office:value-type="string" office:string-value="Tumawag" calcext:value-type="string">
            <text:p>Tumawag</text:p>
          </table:table-cell>
          <table:table-cell table:style-name="ce2" table:formula="of:=IFERROR(__xludf.dummyfunction(&quot;GOOGLETRANSLATE($B19,&quot;&quot;en&quot;&quot;,S$1)&quot;);&quot;کال کریں&quot;)" office:value-type="string" office:string-value="کال کریں" calcext:value-type="string">
            <text:p>کال کریں</text:p>
          </table:table-cell>
          <table:table-cell table:style-name="ce2" table:formula="of:=IFERROR(__xludf.dummyfunction(&quot;GOOGLETRANSLATE($B19,&quot;&quot;en&quot;&quot;,T$1)&quot;);&quot;Voco&quot;)" office:value-type="string" office:string-value="Voco" calcext:value-type="string">
            <text:p>Voco</text:p>
          </table:table-cell>
          <table:table-cell table:style-name="ce2" table:formula="of:=IFERROR(__xludf.dummyfunction(&quot;GOOGLETRANSLATE($B19,&quot;&quot;en&quot;&quot;,U$1)&quot;);&quot;Alwa ’&quot;)" office:value-type="string" office:string-value="Alwa ’" calcext:value-type="string">
            <text:p>Alwa ’</text:p>
          </table:table-cell>
          <table:table-cell table:style-name="ce2" table:formula="of:=IFERROR(__xludf.dummyfunction(&quot;GOOGLETRANSLATE($B19,&quot;&quot;en&quot;&quot;,V$1)&quot;);&quot;Memeza&quot;)" office:value-type="string" office:string-value="Memeza" calcext:value-type="string">
            <text:p>Memeza</text:p>
          </table:table-cell>
          <table:table-cell table:style-name="ce2" table:formula="of:=IFERROR(__xludf.dummyfunction(&quot;GOOGLETRANSLATE($B19,&quot;&quot;en&quot;&quot;,W$1)&quot;);&quot;רופן&quot;)" office:value-type="string" office:string-value="רופן" calcext:value-type="string">
            <text:p>רופ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GOOGLETRANSLATE($B20,&quot;&quot;en&quot;&quot;,C$1)&quot;);&quot;도약&quot;)" office:value-type="string" office:string-value="도약" calcext:value-type="string">
            <text:p>도약</text:p>
          </table:table-cell>
          <table:table-cell table:style-name="ce2" table:formula="of:=IFERROR(__xludf.dummyfunction(&quot;GOOGLETRANSLATE($B20,&quot;&quot;en&quot;&quot;,D$1)&quot;);&quot;SAUT&quot;)" office:value-type="string" office:string-value="SAUT" calcext:value-type="string">
            <text:p>SAUT</text:p>
          </table:table-cell>
          <table:table-cell table:style-name="ce2" table:formula="of:=IFERROR(__xludf.dummyfunction(&quot;GOOGLETRANSLATE($B20,&quot;&quot;en&quot;&quot;,E$1)&quot;);&quot;SPRINGEN&quot;)" office:value-type="string" office:string-value="SPRINGEN" calcext:value-type="string">
            <text:p>SPRINGEN</text:p>
          </table:table-cell>
          <table:table-cell table:style-name="ce2" table:formula="of:=IFERROR(__xludf.dummyfunction(&quot;GOOGLETRANSLATE($B20,&quot;&quot;en&quot;&quot;,F$1)&quot;);&quot;跳&quot;)" office:value-type="string" office:string-value="跳" calcext:value-type="string">
            <text:p>跳</text:p>
          </table:table-cell>
          <table:table-cell table:style-name="ce2" table:formula="of:=IFERROR(__xludf.dummyfunction(&quot;GOOGLETRANSLATE($B20,&quot;&quot;en&quot;&quot;,G$1)&quot;);&quot;SALTAR&quot;)" office:value-type="string" office:string-value="SALTAR" calcext:value-type="string">
            <text:p>SALTAR</text:p>
          </table:table-cell>
          <table:table-cell table:style-name="ce2" table:formula="of:=IFERROR(__xludf.dummyfunction(&quot;GOOGLETRANSLATE($B20,&quot;&quot;en&quot;&quot;,H$1)&quot;);&quot;القفز&quot;)" office:value-type="string" office:string-value="القفز" calcext:value-type="string">
            <text:p>القفز</text:p>
          </table:table-cell>
          <table:table-cell table:style-name="ce2" table:formula="of:=IFERROR(__xludf.dummyfunction(&quot;GOOGLETRANSLATE($B20,&quot;&quot;en&quot;&quot;,I$1)&quot;);&quot;ПРЫГАТЬ&quot;)" office:value-type="string" office:string-value="ПРЫГАТЬ" calcext:value-type="string">
            <text:p>ПРЫГАТЬ</text:p>
          </table:table-cell>
          <table:table-cell table:style-name="ce2" table:formula="of:=IFERROR(__xludf.dummyfunction(&quot;GOOGLETRANSLATE($B20,&quot;&quot;en&quot;&quot;,J$1)&quot;);&quot;कूदना&quot;)" office:value-type="string" office:string-value="कूदना" calcext:value-type="string">
            <text:p>कूदना</text:p>
          </table:table-cell>
          <table:table-cell table:style-name="ce2" table:formula="of:=IFERROR(__xludf.dummyfunction(&quot;GOOGLETRANSLATE($B20,&quot;&quot;en&quot;&quot;,K$1)&quot;);&quot;লাফ&quot;)" office:value-type="string" office:string-value="লাফ" calcext:value-type="string">
            <text:p>লাফ</text:p>
          </table:table-cell>
          <table:table-cell table:style-name="ce2" table:formula="of:=IFERROR(__xludf.dummyfunction(&quot;GOOGLETRANSLATE($B20,&quot;&quot;en&quot;&quot;,L$1)&quot;);&quot;PULAR&quot;)" office:value-type="string" office:string-value="PULAR" calcext:value-type="string">
            <text:p>PULAR</text:p>
          </table:table-cell>
          <table:table-cell table:style-name="ce2" table:formula="of:=IFERROR(__xludf.dummyfunction(&quot;GOOGLETRANSLATE($B20,&quot;&quot;en&quot;&quot;,M$1)&quot;);&quot;MELOMPAT&quot;)" office:value-type="string" office:string-value="MELOMPAT" calcext:value-type="string">
            <text:p>MELOMPAT</text:p>
          </table:table-cell>
          <table:table-cell table:style-name="ce2" table:formula="of:=IFERROR(__xludf.dummyfunction(&quot;GOOGLETRANSLATE($B20,&quot;&quot;en&quot;&quot;,N$1)&quot;);&quot;ジャンプ&quot;)" office:value-type="string" office:string-value="ジャンプ" calcext:value-type="string">
            <text:p>ジャンプ</text:p>
          </table:table-cell>
          <table:table-cell table:style-name="ce2" table:formula="of:=IFERROR(__xludf.dummyfunction(&quot;GOOGLETRANSLATE($B20,&quot;&quot;en&quot;&quot;,O$1)&quot;);&quot;קְפִיצָה&quot;)" office:value-type="string" office:string-value="קְפִיצָה" calcext:value-type="string">
            <text:p>קְפִיצָה</text:p>
          </table:table-cell>
          <table:table-cell table:style-name="ce2" table:formula="of:=IFERROR(__xludf.dummyfunction(&quot;GOOGLETRANSLATE($B20,&quot;&quot;en&quot;&quot;,P$1)&quot;);&quot;Saltu&quot;)" office:value-type="string" office:string-value="Saltu" calcext:value-type="string">
            <text:p>Saltu</text:p>
          </table:table-cell>
          <table:table-cell table:style-name="ce2" table:formula="of:=IFERROR(__xludf.dummyfunction(&quot;GOOGLETRANSLATE($B20,&quot;&quot;en&quot;&quot;,Q$1)&quot;);&quot;Rukia&quot;)" office:value-type="string" office:string-value="Rukia" calcext:value-type="string">
            <text:p>Rukia</text:p>
          </table:table-cell>
          <table:table-cell table:style-name="ce2" table:formula="of:=IFERROR(__xludf.dummyfunction(&quot;GOOGLETRANSLATE($B20,&quot;&quot;en&quot;&quot;,R$1)&quot;);&quot;Tumalon&quot;)" office:value-type="string" office:string-value="Tumalon" calcext:value-type="string">
            <text:p>Tumalon</text:p>
          </table:table-cell>
          <table:table-cell table:style-name="ce2" table:formula="of:=IFERROR(__xludf.dummyfunction(&quot;GOOGLETRANSLATE($B20,&quot;&quot;en&quot;&quot;,S$1)&quot;);&quot;چھلانگ&quot;)" office:value-type="string" office:string-value="چھلانگ" calcext:value-type="string">
            <text:p>چھلانگ</text:p>
          </table:table-cell>
          <table:table-cell table:style-name="ce2" table:formula="of:=IFERROR(__xludf.dummyfunction(&quot;GOOGLETRANSLATE($B20,&quot;&quot;en&quot;&quot;,T$1)&quot;);&quot;Jump&quot;)" office:value-type="string" office:string-value="Jump" calcext:value-type="string">
            <text:p>Jump</text:p>
          </table:table-cell>
          <table:table-cell table:style-name="ce2" table:formula="of:=IFERROR(__xludf.dummyfunction(&quot;GOOGLETRANSLATE($B20,&quot;&quot;en&quot;&quot;,U$1)&quot;);&quot;Beicasid&quot;)" office:value-type="string" office:string-value="Beicasid" calcext:value-type="string">
            <text:p>Beicasid</text:p>
          </table:table-cell>
          <table:table-cell table:style-name="ce2" table:formula="of:=IFERROR(__xludf.dummyfunction(&quot;GOOGLETRANSLATE($B20,&quot;&quot;en&quot;&quot;,V$1)&quot;);&quot;Gxuma&quot;)" office:value-type="string" office:string-value="Gxuma" calcext:value-type="string">
            <text:p>Gxuma</text:p>
          </table:table-cell>
          <table:table-cell table:style-name="ce2" table:formula="of:=IFERROR(__xludf.dummyfunction(&quot;GOOGLETRANSLATE($B20,&quot;&quot;en&quot;&quot;,W$1)&quot;);&quot;שפּרונג&quot;)" office:value-type="string" office:string-value="שפּרונג" calcext:value-type="string">
            <text:p>שפּרונג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  <table:table-cell table:style-name="ce2" table:formula="of:=IFERROR(__xludf.dummyfunction(&quot;GOOGLETRANSLATE($B21,&quot;&quot;en&quot;&quot;,C$1)&quot;);&quot;에게&quot;)" office:value-type="string" office:string-value="에게" calcext:value-type="string">
            <text:p>에게</text:p>
          </table:table-cell>
          <table:table-cell table:style-name="ce2" table:formula="of:=IFERROR(__xludf.dummyfunction(&quot;GOOGLETRANSLATE($B21,&quot;&quot;en&quot;&quot;,D$1)&quot;);&quot;POUR&quot;)" office:value-type="string" office:string-value="POUR" calcext:value-type="string">
            <text:p>POUR</text:p>
          </table:table-cell>
          <table:table-cell table:style-name="ce2" table:formula="of:=IFERROR(__xludf.dummyfunction(&quot;GOOGLETRANSLATE($B21,&quot;&quot;en&quot;&quot;,E$1)&quot;);&quot;ZU&quot;)" office:value-type="string" office:string-value="ZU" calcext:value-type="string">
            <text:p>ZU</text:p>
          </table:table-cell>
          <table:table-cell table:style-name="ce2" table:formula="of:=IFERROR(__xludf.dummyfunction(&quot;GOOGLETRANSLATE($B21,&quot;&quot;en&quot;&quot;,F$1)&quot;);&quot;到&quot;)" office:value-type="string" office:string-value="到" calcext:value-type="string">
            <text:p>到</text:p>
          </table:table-cell>
          <table:table-cell table:style-name="ce2" table:formula="of:=IFERROR(__xludf.dummyfunction(&quot;GOOGLETRANSLATE($B21,&quot;&quot;en&quot;&quot;,G$1)&quot;);&quot;A&quot;)" office:value-type="string" office:string-value="A" calcext:value-type="string">
            <text:p>A</text:p>
          </table:table-cell>
          <table:table-cell table:style-name="ce2" table:formula="of:=IFERROR(__xludf.dummyfunction(&quot;GOOGLETRANSLATE($B21,&quot;&quot;en&quot;&quot;,H$1)&quot;);&quot;ل&quot;)" office:value-type="string" office:string-value="ل" calcext:value-type="string">
            <text:p>ل</text:p>
          </table:table-cell>
          <table:table-cell table:style-name="ce2" table:formula="of:=IFERROR(__xludf.dummyfunction(&quot;GOOGLETRANSLATE($B21,&quot;&quot;en&quot;&quot;,I$1)&quot;);&quot;К&quot;)" office:value-type="string" office:string-value="К" calcext:value-type="string">
            <text:p>К</text:p>
          </table:table-cell>
          <table:table-cell table:style-name="ce2" table:formula="of:=IFERROR(__xludf.dummyfunction(&quot;GOOGLETRANSLATE($B21,&quot;&quot;en&quot;&quot;,J$1)&quot;);&quot;को&quot;)" office:value-type="string" office:string-value="को" calcext:value-type="string">
            <text:p>को</text:p>
          </table:table-cell>
          <table:table-cell table:style-name="ce2" table:formula="of:=IFERROR(__xludf.dummyfunction(&quot;GOOGLETRANSLATE($B21,&quot;&quot;en&quot;&quot;,K$1)&quot;);&quot;প্রতি&quot;)" office:value-type="string" office:string-value="প্রতি" calcext:value-type="string">
            <text:p>প্রতি</text:p>
          </table:table-cell>
          <table:table-cell table:style-name="ce2" table:formula="of:=IFERROR(__xludf.dummyfunction(&quot;GOOGLETRANSLATE($B21,&quot;&quot;en&quot;&quot;,L$1)&quot;);&quot;PARA&quot;)" office:value-type="string" office:string-value="PARA" calcext:value-type="string">
            <text:p>PARA</text:p>
          </table:table-cell>
          <table:table-cell table:style-name="ce2" table:formula="of:=IFERROR(__xludf.dummyfunction(&quot;GOOGLETRANSLATE($B21,&quot;&quot;en&quot;&quot;,M$1)&quot;);&quot;KE&quot;)" office:value-type="string" office:string-value="KE" calcext:value-type="string">
            <text:p>KE</text:p>
          </table:table-cell>
          <table:table-cell table:style-name="ce2" table:formula="of:=IFERROR(__xludf.dummyfunction(&quot;GOOGLETRANSLATE($B21,&quot;&quot;en&quot;&quot;,N$1)&quot;);&quot;に&quot;)" office:value-type="string" office:string-value="に" calcext:value-type="string">
            <text:p>に</text:p>
          </table:table-cell>
          <table:table-cell table:style-name="ce2" table:formula="of:=IFERROR(__xludf.dummyfunction(&quot;GOOGLETRANSLATE($B21,&quot;&quot;en&quot;&quot;,O$1)&quot;);&quot;ל&quot;)" office:value-type="string" office:string-value="ל" calcext:value-type="string">
            <text:p>ל</text:p>
          </table:table-cell>
          <table:table-cell table:style-name="ce2" table:formula="of:=IFERROR(__xludf.dummyfunction(&quot;GOOGLETRANSLATE($B21,&quot;&quot;en&quot;&quot;,P$1)&quot;);&quot;Al&quot;)" office:value-type="string" office:string-value="Al" calcext:value-type="string">
            <text:p>Al</text:p>
          </table:table-cell>
          <table:table-cell table:style-name="ce2" table:formula="of:=IFERROR(__xludf.dummyfunction(&quot;GOOGLETRANSLATE($B21,&quot;&quot;en&quot;&quot;,Q$1)&quot;);&quot;Kwa&quot;)" office:value-type="string" office:string-value="Kwa" calcext:value-type="string">
            <text:p>Kwa</text:p>
          </table:table-cell>
          <table:table-cell table:style-name="ce2" table:formula="of:=IFERROR(__xludf.dummyfunction(&quot;GOOGLETRANSLATE($B21,&quot;&quot;en&quot;&quot;,R$1)&quot;);&quot;Sa&quot;)" office:value-type="string" office:string-value="Sa" calcext:value-type="string">
            <text:p>Sa</text:p>
          </table:table-cell>
          <table:table-cell table:style-name="ce2" table:formula="of:=IFERROR(__xludf.dummyfunction(&quot;GOOGLETRANSLATE($B21,&quot;&quot;en&quot;&quot;,S$1)&quot;);&quot;to&quot;)" office:value-type="string" office:string-value="to" calcext:value-type="string">
            <text:p>to</text:p>
          </table:table-cell>
          <table:table-cell table:style-name="ce2" table:formula="of:=IFERROR(__xludf.dummyfunction(&quot;GOOGLETRANSLATE($B21,&quot;&quot;en&quot;&quot;,T$1)&quot;);&quot;Ut&quot;)" office:value-type="string" office:string-value="Ut" calcext:value-type="string">
            <text:p>Ut</text:p>
          </table:table-cell>
          <table:table-cell table:style-name="ce2" table:formula="of:=IFERROR(__xludf.dummyfunction(&quot;GOOGLETRANSLATE($B21,&quot;&quot;en&quot;&quot;,U$1)&quot;);&quot;Ato&quot;)" office:value-type="string" office:string-value="Ato" calcext:value-type="string">
            <text:p>Ato</text:p>
          </table:table-cell>
          <table:table-cell table:style-name="ce2" table:formula="of:=IFERROR(__xludf.dummyfunction(&quot;GOOGLETRANSLATE($B21,&quot;&quot;en&quot;&quot;,V$1)&quot;);&quot;Kwa-&quot;)" office:value-type="string" office:string-value="Kwa-" calcext:value-type="string">
            <text:p>Kwa-</text:p>
          </table:table-cell>
          <table:table-cell table:style-name="ce2" table:formula="of:=IFERROR(__xludf.dummyfunction(&quot;GOOGLETRANSLATE($B21,&quot;&quot;en&quot;&quot;,W$1)&quot;);&quot;צו&quot;)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IF</text:p>
          </table:table-cell>
          <table:table-cell table:style-name="ce2" table:formula="of:=IFERROR(__xludf.dummyfunction(&quot;GOOGLETRANSLATE($B22,&quot;&quot;en&quot;&quot;,C$1)&quot;);&quot;만약에&quot;)" office:value-type="string" office:string-value="만약에" calcext:value-type="string">
            <text:p>만약에</text:p>
          </table:table-cell>
          <table:table-cell table:style-name="ce2" table:formula="of:=IFERROR(__xludf.dummyfunction(&quot;GOOGLETRANSLATE($B22,&quot;&quot;en&quot;&quot;,D$1)&quot;);&quot;SI&quot;)" office:value-type="string" office:string-value="SI" calcext:value-type="string">
            <text:p>SI</text:p>
          </table:table-cell>
          <table:table-cell table:style-name="ce2" table:formula="of:=IFERROR(__xludf.dummyfunction(&quot;GOOGLETRANSLATE($B22,&quot;&quot;en&quot;&quot;,E$1)&quot;);&quot;WENN&quot;)" office:value-type="string" office:string-value="WENN" calcext:value-type="string">
            <text:p>WENN</text:p>
          </table:table-cell>
          <table:table-cell table:style-name="ce2" table:formula="of:=IFERROR(__xludf.dummyfunction(&quot;GOOGLETRANSLATE($B22,&quot;&quot;en&quot;&quot;,F$1)&quot;);&quot;如果&quot;)" office:value-type="string" office:string-value="如果" calcext:value-type="string">
            <text:p>如果</text:p>
          </table:table-cell>
          <table:table-cell table:style-name="ce2" table:formula="of:=IFERROR(__xludf.dummyfunction(&quot;GOOGLETRANSLATE($B22,&quot;&quot;en&quot;&quot;,G$1)&quot;);&quot;SI&quot;)" office:value-type="string" office:string-value="SI" calcext:value-type="string">
            <text:p>SI</text:p>
          </table:table-cell>
          <table:table-cell table:style-name="ce2" table:formula="of:=IFERROR(__xludf.dummyfunction(&quot;GOOGLETRANSLATE($B22,&quot;&quot;en&quot;&quot;,H$1)&quot;);&quot;لو&quot;)" office:value-type="string" office:string-value="لو" calcext:value-type="string">
            <text:p>لو</text:p>
          </table:table-cell>
          <table:table-cell table:style-name="ce2" table:formula="of:=IFERROR(__xludf.dummyfunction(&quot;GOOGLETRANSLATE($B22,&quot;&quot;en&quot;&quot;,I$1)&quot;);&quot;ЕСЛИ&quot;)" office:value-type="string" office:string-value="ЕСЛИ" calcext:value-type="string">
            <text:p>ЕСЛИ</text:p>
          </table:table-cell>
          <table:table-cell table:style-name="ce2" table:formula="of:=IFERROR(__xludf.dummyfunction(&quot;GOOGLETRANSLATE($B22,&quot;&quot;en&quot;&quot;,J$1)&quot;);&quot;अगर&quot;)" office:value-type="string" office:string-value="अगर" calcext:value-type="string">
            <text:p>अगर</text:p>
          </table:table-cell>
          <table:table-cell table:style-name="ce2" table:formula="of:=IFERROR(__xludf.dummyfunction(&quot;GOOGLETRANSLATE($B22,&quot;&quot;en&quot;&quot;,K$1)&quot;);&quot;যদি&quot;)" office:value-type="string" office:string-value="যদি" calcext:value-type="string">
            <text:p>যদি</text:p>
          </table:table-cell>
          <table:table-cell table:style-name="ce2" table:formula="of:=IFERROR(__xludf.dummyfunction(&quot;GOOGLETRANSLATE($B22,&quot;&quot;en&quot;&quot;,L$1)&quot;);&quot;SE&quot;)" office:value-type="string" office:string-value="SE" calcext:value-type="string">
            <text:p>SE</text:p>
          </table:table-cell>
          <table:table-cell table:style-name="ce2" table:formula="of:=IFERROR(__xludf.dummyfunction(&quot;GOOGLETRANSLATE($B22,&quot;&quot;en&quot;&quot;,M$1)&quot;);&quot;JIKA&quot;)" office:value-type="string" office:string-value="JIKA" calcext:value-type="string">
            <text:p>JIKA</text:p>
          </table:table-cell>
          <table:table-cell table:style-name="ce2" table:formula="of:=IFERROR(__xludf.dummyfunction(&quot;GOOGLETRANSLATE($B22,&quot;&quot;en&quot;&quot;,N$1)&quot;);&quot;もしも&quot;)" office:value-type="string" office:string-value="もしも" calcext:value-type="string">
            <text:p>もしも</text:p>
          </table:table-cell>
          <table:table-cell table:style-name="ce2" table:formula="of:=IFERROR(__xludf.dummyfunction(&quot;GOOGLETRANSLATE($B22,&quot;&quot;en&quot;&quot;,O$1)&quot;);&quot;אם&quot;)" office:value-type="string" office:string-value="אם" calcext:value-type="string">
            <text:p>אם</text:p>
          </table:table-cell>
          <table:table-cell table:style-name="ce2" table:formula="of:=IFERROR(__xludf.dummyfunction(&quot;GOOGLETRANSLATE($B22,&quot;&quot;en&quot;&quot;,P$1)&quot;);&quot;Se&quot;)" office:value-type="string" office:string-value="Se" calcext:value-type="string">
            <text:p>Se</text:p>
          </table:table-cell>
          <table:table-cell table:style-name="ce2" table:formula="of:=IFERROR(__xludf.dummyfunction(&quot;GOOGLETRANSLATE($B22,&quot;&quot;en&quot;&quot;,Q$1)&quot;);&quot;KAMA&quot;)" office:value-type="string" office:string-value="KAMA" calcext:value-type="string">
            <text:p>KAMA</text:p>
          </table:table-cell>
          <table:table-cell table:style-name="ce2" table:formula="of:=IFERROR(__xludf.dummyfunction(&quot;GOOGLETRANSLATE($B22,&quot;&quot;en&quot;&quot;,R$1)&quot;);&quot;Kung&quot;)" office:value-type="string" office:string-value="Kung" calcext:value-type="string">
            <text:p>Kung</text:p>
          </table:table-cell>
          <table:table-cell table:style-name="ce2" table:formula="of:=IFERROR(__xludf.dummyfunction(&quot;GOOGLETRANSLATE($B22,&quot;&quot;en&quot;&quot;,S$1)&quot;);&quot;اگر&quot;)" office:value-type="string" office:string-value="اگر" calcext:value-type="string">
            <text:p>اگر</text:p>
          </table:table-cell>
          <table:table-cell table:style-name="ce2" table:formula="of:=IFERROR(__xludf.dummyfunction(&quot;GOOGLETRANSLATE($B22,&quot;&quot;en&quot;&quot;,T$1)&quot;);&quot;SI&quot;)" office:value-type="string" office:string-value="SI" calcext:value-type="string">
            <text:p>SI</text:p>
          </table:table-cell>
          <table:table-cell table:style-name="ce2" table:formula="of:=IFERROR(__xludf.dummyfunction(&quot;GOOGLETRANSLATE($B22,&quot;&quot;en&quot;&quot;,U$1)&quot;);&quot;Os&quot;)" office:value-type="string" office:string-value="Os" calcext:value-type="string">
            <text:p>Os</text:p>
          </table:table-cell>
          <table:table-cell table:style-name="ce2" table:formula="of:=IFERROR(__xludf.dummyfunction(&quot;GOOGLETRANSLATE($B22,&quot;&quot;en&quot;&quot;,V$1)&quot;);&quot;Nxa&quot;)" office:value-type="string" office:string-value="Nxa" calcext:value-type="string">
            <text:p>Nxa</text:p>
          </table:table-cell>
          <table:table-cell table:style-name="ce2" table:formula="of:=IFERROR(__xludf.dummyfunction(&quot;GOOGLETRANSLATE($B22,&quot;&quot;en&quot;&quot;,W$1)&quot;);&quot;ויב&quot;)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hen</text:p>
          </table:table-cell>
          <table:table-cell table:style-name="ce1" office:value-type="string" calcext:value-type="string">
            <text:p>THEN</text:p>
          </table:table-cell>
          <table:table-cell table:style-name="ce2" table:formula="of:=IFERROR(__xludf.dummyfunction(&quot;GOOGLETRANSLATE($B23,&quot;&quot;en&quot;&quot;,C$1)&quot;);&quot;그 다음에&quot;)" office:value-type="string" office:string-value="그 다음에" calcext:value-type="string">
            <text:p>그 다음에</text:p>
          </table:table-cell>
          <table:table-cell table:style-name="ce2" table:formula="of:=IFERROR(__xludf.dummyfunction(&quot;GOOGLETRANSLATE($B23,&quot;&quot;en&quot;&quot;,D$1)&quot;);&quot;ALORS&quot;)" office:value-type="string" office:string-value="ALORS" calcext:value-type="string">
            <text:p>ALORS</text:p>
          </table:table-cell>
          <table:table-cell table:style-name="ce2" table:formula="of:=IFERROR(__xludf.dummyfunction(&quot;GOOGLETRANSLATE($B23,&quot;&quot;en&quot;&quot;,E$1)&quot;);&quot;DANN&quot;)" office:value-type="string" office:string-value="DANN" calcext:value-type="string">
            <text:p>DANN</text:p>
          </table:table-cell>
          <table:table-cell table:style-name="ce2" table:formula="of:=IFERROR(__xludf.dummyfunction(&quot;GOOGLETRANSLATE($B23,&quot;&quot;en&quot;&quot;,F$1)&quot;);&quot;然后&quot;)" office:value-type="string" office:string-value="然后" calcext:value-type="string">
            <text:p>然后</text:p>
          </table:table-cell>
          <table:table-cell table:style-name="ce2" table:formula="of:=IFERROR(__xludf.dummyfunction(&quot;GOOGLETRANSLATE($B23,&quot;&quot;en&quot;&quot;,G$1)&quot;);&quot;ENTONCES&quot;)" office:value-type="string" office:string-value="ENTONCES" calcext:value-type="string">
            <text:p>ENTONCES</text:p>
          </table:table-cell>
          <table:table-cell table:style-name="ce2" table:formula="of:=IFERROR(__xludf.dummyfunction(&quot;GOOGLETRANSLATE($B23,&quot;&quot;en&quot;&quot;,H$1)&quot;);&quot;ثم&quot;)" office:value-type="string" office:string-value="ثم" calcext:value-type="string">
            <text:p>ثم</text:p>
          </table:table-cell>
          <table:table-cell table:style-name="ce2" table:formula="of:=IFERROR(__xludf.dummyfunction(&quot;GOOGLETRANSLATE($B23,&quot;&quot;en&quot;&quot;,I$1)&quot;);&quot;ЗАТЕМ&quot;)" office:value-type="string" office:string-value="ЗАТЕМ" calcext:value-type="string">
            <text:p>ЗАТЕМ</text:p>
          </table:table-cell>
          <table:table-cell table:style-name="ce2" table:formula="of:=IFERROR(__xludf.dummyfunction(&quot;GOOGLETRANSLATE($B23,&quot;&quot;en&quot;&quot;,J$1)&quot;);&quot;तब&quot;)" office:value-type="string" office:string-value="तब" calcext:value-type="string">
            <text:p>तब</text:p>
          </table:table-cell>
          <table:table-cell table:style-name="ce2" table:formula="of:=IFERROR(__xludf.dummyfunction(&quot;GOOGLETRANSLATE($B23,&quot;&quot;en&quot;&quot;,K$1)&quot;);&quot;তারপর&quot;)" office:value-type="string" office:string-value="তারপর" calcext:value-type="string">
            <text:p>তারপর</text:p>
          </table:table-cell>
          <table:table-cell table:style-name="ce2" table:formula="of:=IFERROR(__xludf.dummyfunction(&quot;GOOGLETRANSLATE($B23,&quot;&quot;en&quot;&quot;,L$1)&quot;);&quot;ENTÃO&quot;)" office:value-type="string" office:string-value="ENTÃO" calcext:value-type="string">
            <text:p>ENTÃO</text:p>
          </table:table-cell>
          <table:table-cell table:style-name="ce2" table:formula="of:=IFERROR(__xludf.dummyfunction(&quot;GOOGLETRANSLATE($B23,&quot;&quot;en&quot;&quot;,M$1)&quot;);&quot;KEMUDIAN&quot;)" office:value-type="string" office:string-value="KEMUDIAN" calcext:value-type="string">
            <text:p>KEMUDIAN</text:p>
          </table:table-cell>
          <table:table-cell table:style-name="ce2" table:formula="of:=IFERROR(__xludf.dummyfunction(&quot;GOOGLETRANSLATE($B23,&quot;&quot;en&quot;&quot;,N$1)&quot;);&quot;それから&quot;)" office:value-type="string" office:string-value="それから" calcext:value-type="string">
            <text:p>それから</text:p>
          </table:table-cell>
          <table:table-cell table:style-name="ce2" table:formula="of:=IFERROR(__xludf.dummyfunction(&quot;GOOGLETRANSLATE($B23,&quot;&quot;en&quot;&quot;,O$1)&quot;);&quot;לאחר מכן&quot;)" office:value-type="string" office:string-value="לאחר מכן" calcext:value-type="string">
            <text:p>לאחר מכן</text:p>
          </table:table-cell>
          <table:table-cell table:style-name="ce2" table:formula="of:=IFERROR(__xludf.dummyfunction(&quot;GOOGLETRANSLATE($B23,&quot;&quot;en&quot;&quot;,P$1)&quot;);&quot;Tiam&quot;)" office:value-type="string" office:string-value="Tiam" calcext:value-type="string">
            <text:p>Tiam</text:p>
          </table:table-cell>
          <table:table-cell table:style-name="ce2" table:formula="of:=IFERROR(__xludf.dummyfunction(&quot;GOOGLETRANSLATE($B23,&quot;&quot;en&quot;&quot;,Q$1)&quot;);&quot;Basi&quot;)" office:value-type="string" office:string-value="Basi" calcext:value-type="string">
            <text:p>Basi</text:p>
          </table:table-cell>
          <table:table-cell table:style-name="ce2" table:formula="of:=IFERROR(__xludf.dummyfunction(&quot;GOOGLETRANSLATE($B23,&quot;&quot;en&quot;&quot;,R$1)&quot;);&quot;Pagkatapos&quot;)" office:value-type="string" office:string-value="Pagkatapos" calcext:value-type="string">
            <text:p>Pagkatapos</text:p>
          </table:table-cell>
          <table:table-cell table:style-name="ce2" table:formula="of:=IFERROR(__xludf.dummyfunction(&quot;GOOGLETRANSLATE($B23,&quot;&quot;en&quot;&quot;,S$1)&quot;);&quot;پھر&quot;)" office:value-type="string" office:string-value="پھر" calcext:value-type="string">
            <text:p>پھر</text:p>
          </table:table-cell>
          <table:table-cell table:style-name="ce2" table:formula="of:=IFERROR(__xludf.dummyfunction(&quot;GOOGLETRANSLATE($B23,&quot;&quot;en&quot;&quot;,T$1)&quot;);&quot;Tum&quot;)" office:value-type="string" office:string-value="Tum" calcext:value-type="string">
            <text:p>Tum</text:p>
          </table:table-cell>
          <table:table-cell table:style-name="ce2" table:formula="of:=IFERROR(__xludf.dummyfunction(&quot;GOOGLETRANSLATE($B23,&quot;&quot;en&quot;&quot;,U$1)&quot;);&quot;Yna&quot;)" office:value-type="string" office:string-value="Yna" calcext:value-type="string">
            <text:p>Yna</text:p>
          </table:table-cell>
          <table:table-cell table:style-name="ce2" table:formula="of:=IFERROR(__xludf.dummyfunction(&quot;GOOGLETRANSLATE($B23,&quot;&quot;en&quot;&quot;,V$1)&quot;);&quot;Khona-&quot;)" office:value-type="string" office:string-value="Khona-" calcext:value-type="string">
            <text:p>Khona-</text:p>
          </table:table-cell>
          <table:table-cell table:style-name="ce2" table:formula="of:=IFERROR(__xludf.dummyfunction(&quot;GOOGLETRANSLATE($B23,&quot;&quot;en&quot;&quot;,W$1)&quot;);&quot;ווי&quot;)" office:value-type="string" office:string-value="ווי" calcext:value-type="string">
            <text:p>ווי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UB</text:p>
          </table:table-cell>
          <table:table-cell table:style-name="ce2" table:formula="of:=IFERROR(__xludf.dummyfunction(&quot;GOOGLETRANSLATE($B24,&quot;&quot;en&quot;&quot;,C$1)&quot;);&quot;보결&quot;)" office:value-type="string" office:string-value="보결" calcext:value-type="string">
            <text:p>보결</text:p>
          </table:table-cell>
          <table:table-cell table:style-name="ce2" table:formula="of:=IFERROR(__xludf.dummyfunction(&quot;GOOGLETRANSLATE($B24,&quot;&quot;en&quot;&quot;,D$1)&quot;);&quot;SOUS&quot;)" office:value-type="string" office:string-value="SOUS" calcext:value-type="string">
            <text:p>SOUS</text:p>
          </table:table-cell>
          <table:table-cell table:style-name="ce2" table:formula="of:=IFERROR(__xludf.dummyfunction(&quot;GOOGLETRANSLATE($B24,&quot;&quot;en&quot;&quot;,E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F$1)&quot;);&quot;子&quot;)" office:value-type="string" office:string-value="子" calcext:value-type="string">
            <text:p>子</text:p>
          </table:table-cell>
          <table:table-cell table:style-name="ce2" table:formula="of:=IFERROR(__xludf.dummyfunction(&quot;GOOGLETRANSLATE($B24,&quot;&quot;en&quot;&quot;,G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H$1)&quot;);&quot;الفرعية&quot;)" office:value-type="string" office:string-value="الفرعية" calcext:value-type="string">
            <text:p>الفرعية</text:p>
          </table:table-cell>
          <table:table-cell table:style-name="ce2" table:formula="of:=IFERROR(__xludf.dummyfunction(&quot;GOOGLETRANSLATE($B24,&quot;&quot;en&quot;&quot;,I$1)&quot;);&quot;Подставка&quot;)" office:value-type="string" office:string-value="Подставка" calcext:value-type="string">
            <text:p>Подставка</text:p>
          </table:table-cell>
          <table:table-cell table:style-name="ce2" table:formula="of:=IFERROR(__xludf.dummyfunction(&quot;GOOGLETRANSLATE($B24,&quot;&quot;en&quot;&quot;,J$1)&quot;);&quot;विषय&quot;)" office:value-type="string" office:string-value="विषय" calcext:value-type="string">
            <text:p>विषय</text:p>
          </table:table-cell>
          <table:table-cell table:style-name="ce2" table:formula="of:=IFERROR(__xludf.dummyfunction(&quot;GOOGLETRANSLATE($B24,&quot;&quot;en&quot;&quot;,K$1)&quot;);&quot;সাব&quot;)" office:value-type="string" office:string-value="সাব" calcext:value-type="string">
            <text:p>সাব</text:p>
          </table:table-cell>
          <table:table-cell table:style-name="ce2" table:formula="of:=IFERROR(__xludf.dummyfunction(&quot;GOOGLETRANSLATE($B24,&quot;&quot;en&quot;&quot;,L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M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N$1)&quot;);&quot;サブ&quot;)" office:value-type="string" office:string-value="サブ" calcext:value-type="string">
            <text:p>サブ</text:p>
          </table:table-cell>
          <table:table-cell table:style-name="ce2" table:formula="of:=IFERROR(__xludf.dummyfunction(&quot;GOOGLETRANSLATE($B24,&quot;&quot;en&quot;&quot;,O$1)&quot;);&quot;תַת&quot;)" office:value-type="string" office:string-value="תַת" calcext:value-type="string">
            <text:p>תַת</text:p>
          </table:table-cell>
          <table:table-cell table:style-name="ce2" table:formula="of:=IFERROR(__xludf.dummyfunction(&quot;GOOGLETRANSLATE($B24,&quot;&quot;en&quot;&quot;,P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Q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R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S$1)&quot;);&quot;سب&quot;)" office:value-type="string" office:string-value="سب" calcext:value-type="string">
            <text:p>سب</text:p>
          </table:table-cell>
          <table:table-cell table:style-name="ce2" table:formula="of:=IFERROR(__xludf.dummyfunction(&quot;GOOGLETRANSLATE($B24,&quot;&quot;en&quot;&quot;,T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U$1)&quot;);&quot;Hwb&quot;)" office:value-type="string" office:string-value="Hwb" calcext:value-type="string">
            <text:p>Hwb</text:p>
          </table:table-cell>
          <table:table-cell table:style-name="ce2" table:formula="of:=IFERROR(__xludf.dummyfunction(&quot;GOOGLETRANSLATE($B24,&quot;&quot;en&quot;&quot;,V$1)&quot;);&quot;Indawo&quot;)" office:value-type="string" office:string-value="Indawo" calcext:value-type="string">
            <text:p>Indawo</text:p>
          </table:table-cell>
          <table:table-cell table:style-name="ce2" table:formula="of:=IFERROR(__xludf.dummyfunction(&quot;GOOGLETRANSLATE($B24,&quot;&quot;en&quot;&quot;,W$1)&quot;);&quot;סוב&quot;)" office:value-type="string" office:string-value="סוב" calcext:value-type="string">
            <text:p>סו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SWITCH</text:p>
          </table:table-cell>
          <table:table-cell table:style-name="ce2" table:formula="of:=IFERROR(__xludf.dummyfunction(&quot;GOOGLETRANSLATE($B25,&quot;&quot;en&quot;&quot;,C$1)&quot;);&quot;스위치&quot;)" office:value-type="string" office:string-value="스위치" calcext:value-type="string">
            <text:p>스위치</text:p>
          </table:table-cell>
          <table:table-cell table:style-name="ce2" table:formula="of:=IFERROR(__xludf.dummyfunction(&quot;GOOGLETRANSLATE($B25,&quot;&quot;en&quot;&quot;,D$1)&quot;);&quot;CHANGER&quot;)" office:value-type="string" office:string-value="CHANGER" calcext:value-type="string">
            <text:p>CHANGER</text:p>
          </table:table-cell>
          <table:table-cell table:style-name="ce2" table:formula="of:=IFERROR(__xludf.dummyfunction(&quot;GOOGLETRANSLATE($B25,&quot;&quot;en&quot;&quot;,E$1)&quot;);&quot;SCHALTEN&quot;)" office:value-type="string" office:string-value="SCHALTEN" calcext:value-type="string">
            <text:p>SCHALTEN</text:p>
          </table:table-cell>
          <table:table-cell table:style-name="ce2" table:formula="of:=IFERROR(__xludf.dummyfunction(&quot;GOOGLETRANSLATE($B25,&quot;&quot;en&quot;&quot;,F$1)&quot;);&quot;转变&quot;)" office:value-type="string" office:string-value="转变" calcext:value-type="string">
            <text:p>转变</text:p>
          </table:table-cell>
          <table:table-cell table:style-name="ce2" table:formula="of:=IFERROR(__xludf.dummyfunction(&quot;GOOGLETRANSLATE($B25,&quot;&quot;en&quot;&quot;,G$1)&quot;);&quot;CAMBIAR&quot;)" office:value-type="string" office:string-value="CAMBIAR" calcext:value-type="string">
            <text:p>CAMBIAR</text:p>
          </table:table-cell>
          <table:table-cell table:style-name="ce2" table:formula="of:=IFERROR(__xludf.dummyfunction(&quot;GOOGLETRANSLATE($B25,&quot;&quot;en&quot;&quot;,H$1)&quot;);&quot;يُحوّل&quot;)" office:value-type="string" office:string-value="يُحوّل" calcext:value-type="string">
            <text:p>يُحوّل</text:p>
          </table:table-cell>
          <table:table-cell table:style-name="ce2" table:formula="of:=IFERROR(__xludf.dummyfunction(&quot;GOOGLETRANSLATE($B25,&quot;&quot;en&quot;&quot;,I$1)&quot;);&quot;ВЫКЛЮЧАТЕЛЬ&quot;)" office:value-type="string" office:string-value="ВЫКЛЮЧАТЕЛЬ" calcext:value-type="string">
            <text:p>ВЫКЛЮЧАТЕЛЬ</text:p>
          </table:table-cell>
          <table:table-cell table:style-name="ce2" table:formula="of:=IFERROR(__xludf.dummyfunction(&quot;GOOGLETRANSLATE($B25,&quot;&quot;en&quot;&quot;,J$1)&quot;);&quot;बदलना&quot;)" office:value-type="string" office:string-value="बदलना" calcext:value-type="string">
            <text:p>बदलना</text:p>
          </table:table-cell>
          <table:table-cell table:style-name="ce2" table:formula="of:=IFERROR(__xludf.dummyfunction(&quot;GOOGLETRANSLATE($B25,&quot;&quot;en&quot;&quot;,K$1)&quot;);&quot;স্যুইচ&quot;)" office:value-type="string" office:string-value="স্যুইচ" calcext:value-type="string">
            <text:p>স্যুইচ</text:p>
          </table:table-cell>
          <table:table-cell table:style-name="ce2" table:formula="of:=IFERROR(__xludf.dummyfunction(&quot;GOOGLETRANSLATE($B25,&quot;&quot;en&quot;&quot;,L$1)&quot;);&quot;TROCAR&quot;)" office:value-type="string" office:string-value="TROCAR" calcext:value-type="string">
            <text:p>TROCAR</text:p>
          </table:table-cell>
          <table:table-cell table:style-name="ce2" table:formula="of:=IFERROR(__xludf.dummyfunction(&quot;GOOGLETRANSLATE($B25,&quot;&quot;en&quot;&quot;,M$1)&quot;);&quot;MENGALIHKAN&quot;)" office:value-type="string" office:string-value="MENGALIHKAN" calcext:value-type="string">
            <text:p>MENGALIHKAN</text:p>
          </table:table-cell>
          <table:table-cell table:style-name="ce2" table:formula="of:=IFERROR(__xludf.dummyfunction(&quot;GOOGLETRANSLATE($B25,&quot;&quot;en&quot;&quot;,N$1)&quot;);&quot;スイッチ&quot;)" office:value-type="string" office:string-value="スイッチ" calcext:value-type="string">
            <text:p>スイッチ</text:p>
          </table:table-cell>
          <table:table-cell table:style-name="ce2" table:formula="of:=IFERROR(__xludf.dummyfunction(&quot;GOOGLETRANSLATE($B25,&quot;&quot;en&quot;&quot;,O$1)&quot;);&quot;החלף&quot;)" office:value-type="string" office:string-value="החלף" calcext:value-type="string">
            <text:p>החלף</text:p>
          </table:table-cell>
          <table:table-cell table:style-name="ce2" table:formula="of:=IFERROR(__xludf.dummyfunction(&quot;GOOGLETRANSLATE($B25,&quot;&quot;en&quot;&quot;,P$1)&quot;);&quot;ŜALTI&quot;)" office:value-type="string" office:string-value="ŜALTI" calcext:value-type="string">
            <text:p>ŜALTI</text:p>
          </table:table-cell>
          <table:table-cell table:style-name="ce2" table:formula="of:=IFERROR(__xludf.dummyfunction(&quot;GOOGLETRANSLATE($B25,&quot;&quot;en&quot;&quot;,Q$1)&quot;);&quot;Badili&quot;)" office:value-type="string" office:string-value="Badili" calcext:value-type="string">
            <text:p>Badili</text:p>
          </table:table-cell>
          <table:table-cell table:style-name="ce2" table:formula="of:=IFERROR(__xludf.dummyfunction(&quot;GOOGLETRANSLATE($B25,&quot;&quot;en&quot;&quot;,R$1)&quot;);&quot;Lumipat&quot;)" office:value-type="string" office:string-value="Lumipat" calcext:value-type="string">
            <text:p>Lumipat</text:p>
          </table:table-cell>
          <table:table-cell table:style-name="ce2" table:formula="of:=IFERROR(__xludf.dummyfunction(&quot;GOOGLETRANSLATE($B25,&quot;&quot;en&quot;&quot;,S$1)&quot;);&quot;سوئچ&quot;)" office:value-type="string" office:string-value="سوئچ" calcext:value-type="string">
            <text:p>سوئچ</text:p>
          </table:table-cell>
          <table:table-cell table:style-name="ce2" table:formula="of:=IFERROR(__xludf.dummyfunction(&quot;GOOGLETRANSLATE($B25,&quot;&quot;en&quot;&quot;,T$1)&quot;);&quot;Switch&quot;)" office:value-type="string" office:string-value="Switch" calcext:value-type="string">
            <text:p>Switch</text:p>
          </table:table-cell>
          <table:table-cell table:style-name="ce2" table:formula="of:=IFERROR(__xludf.dummyfunction(&quot;GOOGLETRANSLATE($B25,&quot;&quot;en&quot;&quot;,U$1)&quot;);&quot;Switsith&quot;)" office:value-type="string" office:string-value="Switsith" calcext:value-type="string">
            <text:p>Switsith</text:p>
          </table:table-cell>
          <table:table-cell table:style-name="ce2" table:formula="of:=IFERROR(__xludf.dummyfunction(&quot;GOOGLETRANSLATE($B25,&quot;&quot;en&quot;&quot;,V$1)&quot;);&quot;Shintsha&quot;)" office:value-type="string" office:string-value="Shintsha" calcext:value-type="string">
            <text:p>Shintsha</text:p>
          </table:table-cell>
          <table:table-cell table:style-name="ce2" table:formula="of:=IFERROR(__xludf.dummyfunction(&quot;GOOGLETRANSLATE($B25,&quot;&quot;en&quot;&quot;,W$1)&quot;);&quot;יבערבייַט&quot;)" office:value-type="string" office:string-value="יבערבייַט" calcext:value-type="string">
            <text:p>יבערבייַ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RETURN</text:p>
          </table:table-cell>
          <table:table-cell table:style-name="ce2" table:formula="of:=IFERROR(__xludf.dummyfunction(&quot;GOOGLETRANSLATE($B26,&quot;&quot;en&quot;&quot;,C$1)&quot;);&quot;반품&quot;)" office:value-type="string" office:string-value="반품" calcext:value-type="string">
            <text:p>반품</text:p>
          </table:table-cell>
          <table:table-cell table:style-name="ce2" table:formula="of:=IFERROR(__xludf.dummyfunction(&quot;GOOGLETRANSLATE($B26,&quot;&quot;en&quot;&quot;,D$1)&quot;);&quot;RETOUR&quot;)" office:value-type="string" office:string-value="RETOUR" calcext:value-type="string">
            <text:p>RETOUR</text:p>
          </table:table-cell>
          <table:table-cell table:style-name="ce2" table:formula="of:=IFERROR(__xludf.dummyfunction(&quot;GOOGLETRANSLATE($B26,&quot;&quot;en&quot;&quot;,E$1)&quot;);&quot;ZURÜCKKEHREN&quot;)" office:value-type="string" office:string-value="ZURÜCKKEHREN" calcext:value-type="string">
            <text:p>ZURÜCKKEHREN</text:p>
          </table:table-cell>
          <table:table-cell table:style-name="ce2" table:formula="of:=IFERROR(__xludf.dummyfunction(&quot;GOOGLETRANSLATE($B26,&quot;&quot;en&quot;&quot;,F$1)&quot;);&quot;返回&quot;)" office:value-type="string" office:string-value="返回" calcext:value-type="string">
            <text:p>返回</text:p>
          </table:table-cell>
          <table:table-cell table:style-name="ce2" table:formula="of:=IFERROR(__xludf.dummyfunction(&quot;GOOGLETRANSLATE($B26,&quot;&quot;en&quot;&quot;,G$1)&quot;);&quot;DEVOLVER&quot;)" office:value-type="string" office:string-value="DEVOLVER" calcext:value-type="string">
            <text:p>DEVOLVER</text:p>
          </table:table-cell>
          <table:table-cell table:style-name="ce2" table:formula="of:=IFERROR(__xludf.dummyfunction(&quot;GOOGLETRANSLATE($B26,&quot;&quot;en&quot;&quot;,H$1)&quot;);&quot;يعود&quot;)" office:value-type="string" office:string-value="يعود" calcext:value-type="string">
            <text:p>يعود</text:p>
          </table:table-cell>
          <table:table-cell table:style-name="ce2" table:formula="of:=IFERROR(__xludf.dummyfunction(&quot;GOOGLETRANSLATE($B26,&quot;&quot;en&quot;&quot;,I$1)&quot;);&quot;ВОЗВРАЩАТЬСЯ&quot;)" office:value-type="string" office:string-value="ВОЗВРАЩАТЬСЯ" calcext:value-type="string">
            <text:p>ВОЗВРАЩАТЬСЯ</text:p>
          </table:table-cell>
          <table:table-cell table:style-name="ce2" table:formula="of:=IFERROR(__xludf.dummyfunction(&quot;GOOGLETRANSLATE($B26,&quot;&quot;en&quot;&quot;,J$1)&quot;);&quot;वापस करना&quot;)" office:value-type="string" office:string-value="वापस करना" calcext:value-type="string">
            <text:p>वापस करना</text:p>
          </table:table-cell>
          <table:table-cell table:style-name="ce2" table:formula="of:=IFERROR(__xludf.dummyfunction(&quot;GOOGLETRANSLATE($B26,&quot;&quot;en&quot;&quot;,K$1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style-name="ce2" table:formula="of:=IFERROR(__xludf.dummyfunction(&quot;GOOGLETRANSLATE($B26,&quot;&quot;en&quot;&quot;,L$1)&quot;);&quot;RETORNAR&quot;)" office:value-type="string" office:string-value="RETORNAR" calcext:value-type="string">
            <text:p>RETORNAR</text:p>
          </table:table-cell>
          <table:table-cell table:style-name="ce2" table:formula="of:=IFERROR(__xludf.dummyfunction(&quot;GOOGLETRANSLATE($B26,&quot;&quot;en&quot;&quot;,M$1)&quot;);&quot;KEMBALI&quot;)" office:value-type="string" office:string-value="KEMBALI" calcext:value-type="string">
            <text:p>KEMBALI</text:p>
          </table:table-cell>
          <table:table-cell table:style-name="ce2" table:formula="of:=IFERROR(__xludf.dummyfunction(&quot;GOOGLETRANSLATE($B26,&quot;&quot;en&quot;&quot;,N$1)&quot;);&quot;戻る&quot;)" office:value-type="string" office:string-value="戻る" calcext:value-type="string">
            <text:p>戻る</text:p>
          </table:table-cell>
          <table:table-cell table:style-name="ce2" table:formula="of:=IFERROR(__xludf.dummyfunction(&quot;GOOGLETRANSLATE($B26,&quot;&quot;en&quot;&quot;,O$1)&quot;);&quot;לַחֲזוֹר&quot;)" office:value-type="string" office:string-value="לַחֲזוֹר" calcext:value-type="string">
            <text:p>לַחֲזוֹר</text:p>
          </table:table-cell>
          <table:table-cell table:style-name="ce2" table:formula="of:=IFERROR(__xludf.dummyfunction(&quot;GOOGLETRANSLATE($B26,&quot;&quot;en&quot;&quot;,P$1)&quot;);&quot;Revenu&quot;)" office:value-type="string" office:string-value="Revenu" calcext:value-type="string">
            <text:p>Revenu</text:p>
          </table:table-cell>
          <table:table-cell table:style-name="ce2" table:formula="of:=IFERROR(__xludf.dummyfunction(&quot;GOOGLETRANSLATE($B26,&quot;&quot;en&quot;&quot;,Q$1)&quot;);&quot;Kurudi&quot;)" office:value-type="string" office:string-value="Kurudi" calcext:value-type="string">
            <text:p>Kurudi</text:p>
          </table:table-cell>
          <table:table-cell table:style-name="ce2" table:formula="of:=IFERROR(__xludf.dummyfunction(&quot;GOOGLETRANSLATE($B26,&quot;&quot;en&quot;&quot;,R$1)&quot;);&quot;Bumalik&quot;)" office:value-type="string" office:string-value="Bumalik" calcext:value-type="string">
            <text:p>Bumalik</text:p>
          </table:table-cell>
          <table:table-cell table:style-name="ce2" table:formula="of:=IFERROR(__xludf.dummyfunction(&quot;GOOGLETRANSLATE($B26,&quot;&quot;en&quot;&quot;,S$1)&quot;);&quot;واپس&quot;)" office:value-type="string" office:string-value="واپس" calcext:value-type="string">
            <text:p>واپس</text:p>
          </table:table-cell>
          <table:table-cell table:style-name="ce2" table:formula="of:=IFERROR(__xludf.dummyfunction(&quot;GOOGLETRANSLATE($B26,&quot;&quot;en&quot;&quot;,T$1)&quot;);&quot;Reditus&quot;)" office:value-type="string" office:string-value="Reditus" calcext:value-type="string">
            <text:p>Reditus</text:p>
          </table:table-cell>
          <table:table-cell table:style-name="ce2" table:formula="of:=IFERROR(__xludf.dummyfunction(&quot;GOOGLETRANSLATE($B26,&quot;&quot;en&quot;&quot;,U$1)&quot;);&quot;Ddychwelo&quot;)" office:value-type="string" office:string-value="Ddychwelo" calcext:value-type="string">
            <text:p>Ddychwelo</text:p>
          </table:table-cell>
          <table:table-cell table:style-name="ce2" table:formula="of:=IFERROR(__xludf.dummyfunction(&quot;GOOGLETRANSLATE($B26,&quot;&quot;en&quot;&quot;,V$1)&quot;);&quot;Buyisela emuva&quot;)" office:value-type="string" office:string-value="Buyisela emuva" calcext:value-type="string">
            <text:p>Buyisela emuva</text:p>
          </table:table-cell>
          <table:table-cell table:style-name="ce2" table:formula="of:=IFERROR(__xludf.dummyfunction(&quot;GOOGLETRANSLATE($B26,&quot;&quot;en&quot;&quot;,W$1)&quot;);&quot;ומקערן&quot;)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FINISHED</text:p>
          </table:table-cell>
          <table:table-cell table:style-name="ce2" table:formula="of:=IFERROR(__xludf.dummyfunction(&quot;GOOGLETRANSLATE($B27,&quot;&quot;en&quot;&quot;,C$1)&quot;);&quot;완성된&quot;)" office:value-type="string" office:string-value="완성된" calcext:value-type="string">
            <text:p>완성된</text:p>
          </table:table-cell>
          <table:table-cell table:style-name="ce2" table:formula="of:=IFERROR(__xludf.dummyfunction(&quot;GOOGLETRANSLATE($B27,&quot;&quot;en&quot;&quot;,D$1)&quot;);&quot;FINI&quot;)" office:value-type="string" office:string-value="FINI" calcext:value-type="string">
            <text:p>FINI</text:p>
          </table:table-cell>
          <table:table-cell table:style-name="ce2" table:formula="of:=IFERROR(__xludf.dummyfunction(&quot;GOOGLETRANSLATE($B27,&quot;&quot;en&quot;&quot;,E$1)&quot;);&quot;FERTIG&quot;)" office:value-type="string" office:string-value="FERTIG" calcext:value-type="string">
            <text:p>FERTIG</text:p>
          </table:table-cell>
          <table:table-cell table:style-name="ce2" table:formula="of:=IFERROR(__xludf.dummyfunction(&quot;GOOGLETRANSLATE($B27,&quot;&quot;en&quot;&quot;,F$1)&quot;);&quot;完成的&quot;)" office:value-type="string" office:string-value="完成的" calcext:value-type="string">
            <text:p>完成的</text:p>
          </table:table-cell>
          <table:table-cell table:style-name="ce2" table:formula="of:=IFERROR(__xludf.dummyfunction(&quot;GOOGLETRANSLATE($B27,&quot;&quot;en&quot;&quot;,G$1)&quot;);&quot;FINALIZADO&quot;)" office:value-type="string" office:string-value="FINALIZADO" calcext:value-type="string">
            <text:p>FINALIZADO</text:p>
          </table:table-cell>
          <table:table-cell table:style-name="ce2" table:formula="of:=IFERROR(__xludf.dummyfunction(&quot;GOOGLETRANSLATE($B27,&quot;&quot;en&quot;&quot;,H$1)&quot;);&quot;تم الانتهاء من&quot;)" office:value-type="string" office:string-value="تم الانتهاء من" calcext:value-type="string">
            <text:p>تم الانتهاء من</text:p>
          </table:table-cell>
          <table:table-cell table:style-name="ce2" table:formula="of:=IFERROR(__xludf.dummyfunction(&quot;GOOGLETRANSLATE($B27,&quot;&quot;en&quot;&quot;,I$1)&quot;);&quot;ЗАКОНЧЕННЫЙ&quot;)" office:value-type="string" office:string-value="ЗАКОНЧЕННЫЙ" calcext:value-type="string">
            <text:p>ЗАКОНЧЕННЫЙ</text:p>
          </table:table-cell>
          <table:table-cell table:style-name="ce2" table:formula="of:=IFERROR(__xludf.dummyfunction(&quot;GOOGLETRANSLATE($B27,&quot;&quot;en&quot;&quot;,J$1)&quot;);&quot;खत्म&quot;)" office:value-type="string" office:string-value="खत्म" calcext:value-type="string">
            <text:p>खत्म</text:p>
          </table:table-cell>
          <table:table-cell table:style-name="ce2" table:formula="of:=IFERROR(__xludf.dummyfunction(&quot;GOOGLETRANSLATE($B27,&quot;&quot;en&quot;&quot;,K$1)&quot;);&quot;সমাপ্ত&quot;)" office:value-type="string" office:string-value="সমাপ্ত" calcext:value-type="string">
            <text:p>সমাপ্ত</text:p>
          </table:table-cell>
          <table:table-cell table:style-name="ce2" table:formula="of:=IFERROR(__xludf.dummyfunction(&quot;GOOGLETRANSLATE($B27,&quot;&quot;en&quot;&quot;,L$1)&quot;);&quot;FINALIZADO&quot;)" office:value-type="string" office:string-value="FINALIZADO" calcext:value-type="string">
            <text:p>FINALIZADO</text:p>
          </table:table-cell>
          <table:table-cell table:style-name="ce2" table:formula="of:=IFERROR(__xludf.dummyfunction(&quot;GOOGLETRANSLATE($B27,&quot;&quot;en&quot;&quot;,M$1)&quot;);&quot;SELESAI&quot;)" office:value-type="string" office:string-value="SELESAI" calcext:value-type="string">
            <text:p>SELESAI</text:p>
          </table:table-cell>
          <table:table-cell table:style-name="ce2" table:formula="of:=IFERROR(__xludf.dummyfunction(&quot;GOOGLETRANSLATE($B27,&quot;&quot;en&quot;&quot;,N$1)&quot;);&quot;終了した&quot;)" office:value-type="string" office:string-value="終了した" calcext:value-type="string">
            <text:p>終了した</text:p>
          </table:table-cell>
          <table:table-cell table:style-name="ce2" table:formula="of:=IFERROR(__xludf.dummyfunction(&quot;GOOGLETRANSLATE($B27,&quot;&quot;en&quot;&quot;,O$1)&quot;);&quot;גָמוּר&quot;)" office:value-type="string" office:string-value="גָמוּר" calcext:value-type="string">
            <text:p>גָמוּר</text:p>
          </table:table-cell>
          <table:table-cell table:style-name="ce2" table:formula="of:=IFERROR(__xludf.dummyfunction(&quot;GOOGLETRANSLATE($B27,&quot;&quot;en&quot;&quot;,P$1)&quot;);&quot;Finita&quot;)" office:value-type="string" office:string-value="Finita" calcext:value-type="string">
            <text:p>Finita</text:p>
          </table:table-cell>
          <table:table-cell table:style-name="ce2" table:formula="of:=IFERROR(__xludf.dummyfunction(&quot;GOOGLETRANSLATE($B27,&quot;&quot;en&quot;&quot;,Q$1)&quot;);&quot;Kumaliza&quot;)" office:value-type="string" office:string-value="Kumaliza" calcext:value-type="string">
            <text:p>Kumaliza</text:p>
          </table:table-cell>
          <table:table-cell table:style-name="ce2" table:formula="of:=IFERROR(__xludf.dummyfunction(&quot;GOOGLETRANSLATE($B27,&quot;&quot;en&quot;&quot;,R$1)&quot;);&quot;Tapos na&quot;)" office:value-type="string" office:string-value="Tapos na" calcext:value-type="string">
            <text:p>Tapos na</text:p>
          </table:table-cell>
          <table:table-cell table:style-name="ce2" table:formula="of:=IFERROR(__xludf.dummyfunction(&quot;GOOGLETRANSLATE($B27,&quot;&quot;en&quot;&quot;,S$1)&quot;);&quot;ختم&quot;)" office:value-type="string" office:string-value="ختم" calcext:value-type="string">
            <text:p>ختم</text:p>
          </table:table-cell>
          <table:table-cell table:style-name="ce2" table:formula="of:=IFERROR(__xludf.dummyfunction(&quot;GOOGLETRANSLATE($B27,&quot;&quot;en&quot;&quot;,T$1)&quot;);&quot;Complexus&quot;)" office:value-type="string" office:string-value="Complexus" calcext:value-type="string">
            <text:p>Complexus</text:p>
          </table:table-cell>
          <table:table-cell table:style-name="ce2" table:formula="of:=IFERROR(__xludf.dummyfunction(&quot;GOOGLETRANSLATE($B27,&quot;&quot;en&quot;&quot;,U$1)&quot;);&quot;Gorffenedig&quot;)" office:value-type="string" office:string-value="Gorffenedig" calcext:value-type="string">
            <text:p>Gorffenedig</text:p>
          </table:table-cell>
          <table:table-cell table:style-name="ce2" table:formula="of:=IFERROR(__xludf.dummyfunction(&quot;GOOGLETRANSLATE($B27,&quot;&quot;en&quot;&quot;,V$1)&quot;);&quot;Kuqediwe&quot;)" office:value-type="string" office:string-value="Kuqediwe" calcext:value-type="string">
            <text:p>Kuqediwe</text:p>
          </table:table-cell>
          <table:table-cell table:style-name="ce2" table:formula="of:=IFERROR(__xludf.dummyfunction(&quot;GOOGLETRANSLATE($B27,&quot;&quot;en&quot;&quot;,W$1)&quot;);&quot;געענדיקט&quot;)" office:value-type="string" office:string-value="געענדיקט" calcext:value-type="string">
            <text:p>געענדיק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GOOGLETRANSLATE($B28,&quot;&quot;en&quot;&quot;,C$1)&quot;);&quot;에서&quot;)" office:value-type="string" office:string-value="에서" calcext:value-type="string">
            <text:p>에서</text:p>
          </table:table-cell>
          <table:table-cell table:style-name="ce2" table:formula="of:=IFERROR(__xludf.dummyfunction(&quot;GOOGLETRANSLATE($B28,&quot;&quot;en&quot;&quot;,D$1)&quot;);&quot;DEPUIS&quot;)" office:value-type="string" office:string-value="DEPUIS" calcext:value-type="string">
            <text:p>DEPUIS</text:p>
          </table:table-cell>
          <table:table-cell table:style-name="ce2" table:formula="of:=IFERROR(__xludf.dummyfunction(&quot;GOOGLETRANSLATE($B28,&quot;&quot;en&quot;&quot;,E$1)&quot;);&quot;AUS&quot;)" office:value-type="string" office:string-value="AUS" calcext:value-type="string">
            <text:p>AUS</text:p>
          </table:table-cell>
          <table:table-cell table:style-name="ce2" table:formula="of:=IFERROR(__xludf.dummyfunction(&quot;GOOGLETRANSLATE($B28,&quot;&quot;en&quot;&quot;,F$1)&quot;);&quot;从&quot;)" office:value-type="string" office:string-value="从" calcext:value-type="string">
            <text:p>从</text:p>
          </table:table-cell>
          <table:table-cell table:style-name="ce2" table:formula="of:=IFERROR(__xludf.dummyfunction(&quot;GOOGLETRANSLATE($B28,&quot;&quot;en&quot;&quot;,G$1)&quot;);&quot;DE&quot;)" office:value-type="string" office:string-value="DE" calcext:value-type="string">
            <text:p>DE</text:p>
          </table:table-cell>
          <table:table-cell table:style-name="ce2" table:formula="of:=IFERROR(__xludf.dummyfunction(&quot;GOOGLETRANSLATE($B28,&quot;&quot;en&quot;&quot;,H$1)&quot;);&quot;من&quot;)" office:value-type="string" office:string-value="من" calcext:value-type="string">
            <text:p>من</text:p>
          </table:table-cell>
          <table:table-cell table:style-name="ce2" table:formula="of:=IFERROR(__xludf.dummyfunction(&quot;GOOGLETRANSLATE($B28,&quot;&quot;en&quot;&quot;,I$1)&quot;);&quot;ОТ&quot;)" office:value-type="string" office:string-value="ОТ" calcext:value-type="string">
            <text:p>ОТ</text:p>
          </table:table-cell>
          <table:table-cell table:style-name="ce2" table:formula="of:=IFERROR(__xludf.dummyfunction(&quot;GOOGLETRANSLATE($B28,&quot;&quot;en&quot;&quot;,J$1)&quot;);&quot;से&quot;)" office:value-type="string" office:string-value="से" calcext:value-type="string">
            <text:p>से</text:p>
          </table:table-cell>
          <table:table-cell table:style-name="ce2" table:formula="of:=IFERROR(__xludf.dummyfunction(&quot;GOOGLETRANSLATE($B28,&quot;&quot;en&quot;&quot;,K$1)&quot;);&quot;থেকে&quot;)" office:value-type="string" office:string-value="থেকে" calcext:value-type="string">
            <text:p>থেকে</text:p>
          </table:table-cell>
          <table:table-cell table:style-name="ce2" table:formula="of:=IFERROR(__xludf.dummyfunction(&quot;GOOGLETRANSLATE($B28,&quot;&quot;en&quot;&quot;,L$1)&quot;);&quot;DE&quot;)" office:value-type="string" office:string-value="DE" calcext:value-type="string">
            <text:p>DE</text:p>
          </table:table-cell>
          <table:table-cell table:style-name="ce2" table:formula="of:=IFERROR(__xludf.dummyfunction(&quot;GOOGLETRANSLATE($B28,&quot;&quot;en&quot;&quot;,M$1)&quot;);&quot;DARI&quot;)" office:value-type="string" office:string-value="DARI" calcext:value-type="string">
            <text:p>DARI</text:p>
          </table:table-cell>
          <table:table-cell table:style-name="ce2" table:formula="of:=IFERROR(__xludf.dummyfunction(&quot;GOOGLETRANSLATE($B28,&quot;&quot;en&quot;&quot;,N$1)&quot;);&quot;から&quot;)" office:value-type="string" office:string-value="から" calcext:value-type="string">
            <text:p>から</text:p>
          </table:table-cell>
          <table:table-cell table:style-name="ce2" table:formula="of:=IFERROR(__xludf.dummyfunction(&quot;GOOGLETRANSLATE($B28,&quot;&quot;en&quot;&quot;,O$1)&quot;);&quot;מ&quot;)" office:value-type="string" office:string-value="מ" calcext:value-type="string">
            <text:p>מ</text:p>
          </table:table-cell>
          <table:table-cell table:style-name="ce2" table:formula="of:=IFERROR(__xludf.dummyfunction(&quot;GOOGLETRANSLATE($B28,&quot;&quot;en&quot;&quot;,P$1)&quot;);&quot;De&quot;)" office:value-type="string" office:string-value="De" calcext:value-type="string">
            <text:p>De</text:p>
          </table:table-cell>
          <table:table-cell table:style-name="ce2" table:formula="of:=IFERROR(__xludf.dummyfunction(&quot;GOOGLETRANSLATE($B28,&quot;&quot;en&quot;&quot;,Q$1)&quot;);&quot;Kutoka&quot;)" office:value-type="string" office:string-value="Kutoka" calcext:value-type="string">
            <text:p>Kutoka</text:p>
          </table:table-cell>
          <table:table-cell table:style-name="ce2" table:formula="of:=IFERROR(__xludf.dummyfunction(&quot;GOOGLETRANSLATE($B28,&quot;&quot;en&quot;&quot;,R$1)&quot;);&quot;Mula sa&quot;)" office:value-type="string" office:string-value="Mula sa" calcext:value-type="string">
            <text:p>Mula sa</text:p>
          </table:table-cell>
          <table:table-cell table:style-name="ce2" table:formula="of:=IFERROR(__xludf.dummyfunction(&quot;GOOGLETRANSLATE($B28,&quot;&quot;en&quot;&quot;,S$1)&quot;);&quot;سے&quot;)" office:value-type="string" office:string-value="سے" calcext:value-type="string">
            <text:p>سے</text:p>
          </table:table-cell>
          <table:table-cell table:style-name="ce2" table:formula="of:=IFERROR(__xludf.dummyfunction(&quot;GOOGLETRANSLATE($B28,&quot;&quot;en&quot;&quot;,T$1)&quot;);&quot;Ex&quot;)" office:value-type="string" office:string-value="Ex" calcext:value-type="string">
            <text:p>Ex</text:p>
          </table:table-cell>
          <table:table-cell table:style-name="ce2" table:formula="of:=IFERROR(__xludf.dummyfunction(&quot;GOOGLETRANSLATE($B28,&quot;&quot;en&quot;&quot;,U$1)&quot;);&quot;Oddi wrth&quot;)" office:value-type="string" office:string-value="Oddi wrth" calcext:value-type="string">
            <text:p>Oddi wrth</text:p>
          </table:table-cell>
          <table:table-cell table:style-name="ce2" table:formula="of:=IFERROR(__xludf.dummyfunction(&quot;GOOGLETRANSLATE($B28,&quot;&quot;en&quot;&quot;,V$1)&quot;);&quot;Ukusuka&quot;)" office:value-type="string" office:string-value="Ukusuka" calcext:value-type="string">
            <text:p>Ukusuka</text:p>
          </table:table-cell>
          <table:table-cell table:style-name="ce2" table:formula="of:=IFERROR(__xludf.dummyfunction(&quot;GOOGLETRANSLATE($B28,&quot;&quot;en&quot;&quot;,W$1)&quot;);&quot;פון&quot;)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STEP</text:p>
          </table:table-cell>
          <table:table-cell table:style-name="ce2" table:formula="of:=IFERROR(__xludf.dummyfunction(&quot;GOOGLETRANSLATE($B29,&quot;&quot;en&quot;&quot;,C$1)&quot;);&quot;단계&quot;)" office:value-type="string" office:string-value="단계" calcext:value-type="string">
            <text:p>단계</text:p>
          </table:table-cell>
          <table:table-cell table:style-name="ce2" table:formula="of:=IFERROR(__xludf.dummyfunction(&quot;GOOGLETRANSLATE($B29,&quot;&quot;en&quot;&quot;,D$1)&quot;);&quot;MARCHER&quot;)" office:value-type="string" office:string-value="MARCHER" calcext:value-type="string">
            <text:p>MARCHER</text:p>
          </table:table-cell>
          <table:table-cell table:style-name="ce2" table:formula="of:=IFERROR(__xludf.dummyfunction(&quot;GOOGLETRANSLATE($B29,&quot;&quot;en&quot;&quot;,E$1)&quot;);&quot;SCHRITT&quot;)" office:value-type="string" office:string-value="SCHRITT" calcext:value-type="string">
            <text:p>SCHRITT</text:p>
          </table:table-cell>
          <table:table-cell table:style-name="ce2" table:formula="of:=IFERROR(__xludf.dummyfunction(&quot;GOOGLETRANSLATE($B29,&quot;&quot;en&quot;&quot;,F$1)&quot;);&quot;步&quot;)" office:value-type="string" office:string-value="步" calcext:value-type="string">
            <text:p>步</text:p>
          </table:table-cell>
          <table:table-cell table:style-name="ce2" table:formula="of:=IFERROR(__xludf.dummyfunction(&quot;GOOGLETRANSLATE($B29,&quot;&quot;en&quot;&quot;,G$1)&quot;);&quot;PASO&quot;)" office:value-type="string" office:string-value="PASO" calcext:value-type="string">
            <text:p>PASO</text:p>
          </table:table-cell>
          <table:table-cell table:style-name="ce2" table:formula="of:=IFERROR(__xludf.dummyfunction(&quot;GOOGLETRANSLATE($B29,&quot;&quot;en&quot;&quot;,H$1)&quot;);&quot;خطوة&quot;)" office:value-type="string" office:string-value="خطوة" calcext:value-type="string">
            <text:p>خطوة</text:p>
          </table:table-cell>
          <table:table-cell table:style-name="ce2" table:formula="of:=IFERROR(__xludf.dummyfunction(&quot;GOOGLETRANSLATE($B29,&quot;&quot;en&quot;&quot;,I$1)&quot;);&quot;ШАГ&quot;)" office:value-type="string" office:string-value="ШАГ" calcext:value-type="string">
            <text:p>ШАГ</text:p>
          </table:table-cell>
          <table:table-cell table:style-name="ce2" table:formula="of:=IFERROR(__xludf.dummyfunction(&quot;GOOGLETRANSLATE($B29,&quot;&quot;en&quot;&quot;,J$1)&quot;);&quot;कदम&quot;)" office:value-type="string" office:string-value="कदम" calcext:value-type="string">
            <text:p>कदम</text:p>
          </table:table-cell>
          <table:table-cell table:style-name="ce2" table:formula="of:=IFERROR(__xludf.dummyfunction(&quot;GOOGLETRANSLATE($B29,&quot;&quot;en&quot;&quot;,K$1)&quot;);&quot;পদক্ষেপ&quot;)" office:value-type="string" office:string-value="পদক্ষেপ" calcext:value-type="string">
            <text:p>পদক্ষেপ</text:p>
          </table:table-cell>
          <table:table-cell table:style-name="ce2" table:formula="of:=IFERROR(__xludf.dummyfunction(&quot;GOOGLETRANSLATE($B29,&quot;&quot;en&quot;&quot;,L$1)&quot;);&quot;ETAPA&quot;)" office:value-type="string" office:string-value="ETAPA" calcext:value-type="string">
            <text:p>ETAPA</text:p>
          </table:table-cell>
          <table:table-cell table:style-name="ce2" table:formula="of:=IFERROR(__xludf.dummyfunction(&quot;GOOGLETRANSLATE($B29,&quot;&quot;en&quot;&quot;,M$1)&quot;);&quot;MELANGKAH&quot;)" office:value-type="string" office:string-value="MELANGKAH" calcext:value-type="string">
            <text:p>MELANGKAH</text:p>
          </table:table-cell>
          <table:table-cell table:style-name="ce2" table:formula="of:=IFERROR(__xludf.dummyfunction(&quot;GOOGLETRANSLATE($B29,&quot;&quot;en&quot;&quot;,N$1)&quot;);&quot;ステップ&quot;)" office:value-type="string" office:string-value="ステップ" calcext:value-type="string">
            <text:p>ステップ</text:p>
          </table:table-cell>
          <table:table-cell table:style-name="ce2" table:formula="of:=IFERROR(__xludf.dummyfunction(&quot;GOOGLETRANSLATE($B29,&quot;&quot;en&quot;&quot;,O$1)&quot;);&quot;שלב&quot;)" office:value-type="string" office:string-value="שלב" calcext:value-type="string">
            <text:p>שלב</text:p>
          </table:table-cell>
          <table:table-cell table:style-name="ce2" table:formula="of:=IFERROR(__xludf.dummyfunction(&quot;GOOGLETRANSLATE($B29,&quot;&quot;en&quot;&quot;,P$1)&quot;);&quot;Paŝo&quot;)" office:value-type="string" office:string-value="Paŝo" calcext:value-type="string">
            <text:p>Paŝo</text:p>
          </table:table-cell>
          <table:table-cell table:style-name="ce2" table:formula="of:=IFERROR(__xludf.dummyfunction(&quot;GOOGLETRANSLATE($B29,&quot;&quot;en&quot;&quot;,Q$1)&quot;);&quot;Hatua&quot;)" office:value-type="string" office:string-value="Hatua" calcext:value-type="string">
            <text:p>Hatua</text:p>
          </table:table-cell>
          <table:table-cell table:style-name="ce2" table:formula="of:=IFERROR(__xludf.dummyfunction(&quot;GOOGLETRANSLATE($B29,&quot;&quot;en&quot;&quot;,R$1)&quot;);&quot;Hakbang&quot;)" office:value-type="string" office:string-value="Hakbang" calcext:value-type="string">
            <text:p>Hakbang</text:p>
          </table:table-cell>
          <table:table-cell table:style-name="ce2" table:formula="of:=IFERROR(__xludf.dummyfunction(&quot;GOOGLETRANSLATE($B29,&quot;&quot;en&quot;&quot;,S$1)&quot;);&quot;مرحلہ&quot;)" office:value-type="string" office:string-value="مرحلہ" calcext:value-type="string">
            <text:p>مرحلہ</text:p>
          </table:table-cell>
          <table:table-cell table:style-name="ce2" table:formula="of:=IFERROR(__xludf.dummyfunction(&quot;GOOGLETRANSLATE($B29,&quot;&quot;en&quot;&quot;,T$1)&quot;);&quot;Gradus&quot;)" office:value-type="string" office:string-value="Gradus" calcext:value-type="string">
            <text:p>Gradus</text:p>
          </table:table-cell>
          <table:table-cell table:style-name="ce2" table:formula="of:=IFERROR(__xludf.dummyfunction(&quot;GOOGLETRANSLATE($B29,&quot;&quot;en&quot;&quot;,U$1)&quot;);&quot;Camoch&quot;)" office:value-type="string" office:string-value="Camoch" calcext:value-type="string">
            <text:p>Camoch</text:p>
          </table:table-cell>
          <table:table-cell table:style-name="ce2" table:formula="of:=IFERROR(__xludf.dummyfunction(&quot;GOOGLETRANSLATE($B29,&quot;&quot;en&quot;&quot;,V$1)&quot;);&quot;Gxatha&quot;)" office:value-type="string" office:string-value="Gxatha" calcext:value-type="string">
            <text:p>Gxatha</text:p>
          </table:table-cell>
          <table:table-cell table:style-name="ce2" table:formula="of:=IFERROR(__xludf.dummyfunction(&quot;GOOGLETRANSLATE($B29,&quot;&quot;en&quot;&quot;,W$1)&quot;);&quot;טרעפּל&quot;)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NEXT</text:p>
          </table:table-cell>
          <table:table-cell table:style-name="ce2" table:formula="of:=IFERROR(__xludf.dummyfunction(&quot;GOOGLETRANSLATE($B30,&quot;&quot;en&quot;&quot;,C$1)&quot;);&quot;다음&quot;)" office:value-type="string" office:string-value="다음" calcext:value-type="string">
            <text:p>다음</text:p>
          </table:table-cell>
          <table:table-cell table:style-name="ce2" table:formula="of:=IFERROR(__xludf.dummyfunction(&quot;GOOGLETRANSLATE($B30,&quot;&quot;en&quot;&quot;,D$1)&quot;);&quot;SUIVANT&quot;)" office:value-type="string" office:string-value="SUIVANT" calcext:value-type="string">
            <text:p>SUIVANT</text:p>
          </table:table-cell>
          <table:table-cell table:style-name="ce2" table:formula="of:=IFERROR(__xludf.dummyfunction(&quot;GOOGLETRANSLATE($B30,&quot;&quot;en&quot;&quot;,E$1)&quot;);&quot;NÄCHSTE&quot;)" office:value-type="string" office:string-value="NÄCHSTE" calcext:value-type="string">
            <text:p>NÄCHSTE</text:p>
          </table:table-cell>
          <table:table-cell table:style-name="ce2" table:formula="of:=IFERROR(__xludf.dummyfunction(&quot;GOOGLETRANSLATE($B30,&quot;&quot;en&quot;&quot;,F$1)&quot;);&quot;下一个&quot;)" office:value-type="string" office:string-value="下一个" calcext:value-type="string">
            <text:p>下一个</text:p>
          </table:table-cell>
          <table:table-cell table:style-name="ce2" table:formula="of:=IFERROR(__xludf.dummyfunction(&quot;GOOGLETRANSLATE($B30,&quot;&quot;en&quot;&quot;,G$1)&quot;);&quot;PRÓXIMO&quot;)" office:value-type="string" office:string-value="PRÓXIMO" calcext:value-type="string">
            <text:p>PRÓXIMO</text:p>
          </table:table-cell>
          <table:table-cell table:style-name="ce2" table:formula="of:=IFERROR(__xludf.dummyfunction(&quot;GOOGLETRANSLATE($B30,&quot;&quot;en&quot;&quot;,H$1)&quot;);&quot;التالي&quot;)" office:value-type="string" office:string-value="التالي" calcext:value-type="string">
            <text:p>التالي</text:p>
          </table:table-cell>
          <table:table-cell table:style-name="ce2" table:formula="of:=IFERROR(__xludf.dummyfunction(&quot;GOOGLETRANSLATE($B30,&quot;&quot;en&quot;&quot;,I$1)&quot;);&quot;СЛЕДУЮЩИЙ&quot;)" office:value-type="string" office:string-value="СЛЕДУЮЩИЙ" calcext:value-type="string">
            <text:p>СЛЕДУЮЩИЙ</text:p>
          </table:table-cell>
          <table:table-cell table:style-name="ce2" table:formula="of:=IFERROR(__xludf.dummyfunction(&quot;GOOGLETRANSLATE($B30,&quot;&quot;en&quot;&quot;,J$1)&quot;);&quot;अगला&quot;)" office:value-type="string" office:string-value="अगला" calcext:value-type="string">
            <text:p>अगला</text:p>
          </table:table-cell>
          <table:table-cell table:style-name="ce2" table:formula="of:=IFERROR(__xludf.dummyfunction(&quot;GOOGLETRANSLATE($B30,&quot;&quot;en&quot;&quot;,K$1)&quot;);&quot;পরবর্তী&quot;)" office:value-type="string" office:string-value="পরবর্তী" calcext:value-type="string">
            <text:p>পরবর্তী</text:p>
          </table:table-cell>
          <table:table-cell table:style-name="ce2" table:formula="of:=IFERROR(__xludf.dummyfunction(&quot;GOOGLETRANSLATE($B30,&quot;&quot;en&quot;&quot;,L$1)&quot;);&quot;PRÓXIMO&quot;)" office:value-type="string" office:string-value="PRÓXIMO" calcext:value-type="string">
            <text:p>PRÓXIMO</text:p>
          </table:table-cell>
          <table:table-cell table:style-name="ce2" table:formula="of:=IFERROR(__xludf.dummyfunction(&quot;GOOGLETRANSLATE($B30,&quot;&quot;en&quot;&quot;,M$1)&quot;);&quot;BERIKUTNYA&quot;)" office:value-type="string" office:string-value="BERIKUTNYA" calcext:value-type="string">
            <text:p>BERIKUTNYA</text:p>
          </table:table-cell>
          <table:table-cell table:style-name="ce2" table:formula="of:=IFERROR(__xludf.dummyfunction(&quot;GOOGLETRANSLATE($B30,&quot;&quot;en&quot;&quot;,N$1)&quot;);&quot;次&quot;)" office:value-type="string" office:string-value="次" calcext:value-type="string">
            <text:p>次</text:p>
          </table:table-cell>
          <table:table-cell table:style-name="ce2" table:formula="of:=IFERROR(__xludf.dummyfunction(&quot;GOOGLETRANSLATE($B30,&quot;&quot;en&quot;&quot;,O$1)&quot;);&quot;הַבָּא&quot;)" office:value-type="string" office:string-value="הַבָּא" calcext:value-type="string">
            <text:p>הַבָּא</text:p>
          </table:table-cell>
          <table:table-cell table:style-name="ce2" table:formula="of:=IFERROR(__xludf.dummyfunction(&quot;GOOGLETRANSLATE($B30,&quot;&quot;en&quot;&quot;,P$1)&quot;);&quot;Poste&quot;)" office:value-type="string" office:string-value="Poste" calcext:value-type="string">
            <text:p>Poste</text:p>
          </table:table-cell>
          <table:table-cell table:style-name="ce2" table:formula="of:=IFERROR(__xludf.dummyfunction(&quot;GOOGLETRANSLATE($B30,&quot;&quot;en&quot;&quot;,Q$1)&quot;);&quot;Ifuatayo&quot;)" office:value-type="string" office:string-value="Ifuatayo" calcext:value-type="string">
            <text:p>Ifuatayo</text:p>
          </table:table-cell>
          <table:table-cell table:style-name="ce2" table:formula="of:=IFERROR(__xludf.dummyfunction(&quot;GOOGLETRANSLATE($B30,&quot;&quot;en&quot;&quot;,R$1)&quot;);&quot;Susunod&quot;)" office:value-type="string" office:string-value="Susunod" calcext:value-type="string">
            <text:p>Susunod</text:p>
          </table:table-cell>
          <table:table-cell table:style-name="ce2" table:formula="of:=IFERROR(__xludf.dummyfunction(&quot;GOOGLETRANSLATE($B30,&quot;&quot;en&quot;&quot;,S$1)&quot;);&quot;اگلے&quot;)" office:value-type="string" office:string-value="اگلے" calcext:value-type="string">
            <text:p>اگلے</text:p>
          </table:table-cell>
          <table:table-cell table:style-name="ce2" table:formula="of:=IFERROR(__xludf.dummyfunction(&quot;GOOGLETRANSLATE($B30,&quot;&quot;en&quot;&quot;,T$1)&quot;);&quot;DEINDE&quot;)" office:value-type="string" office:string-value="DEINDE" calcext:value-type="string">
            <text:p>DEINDE</text:p>
          </table:table-cell>
          <table:table-cell table:style-name="ce2" table:formula="of:=IFERROR(__xludf.dummyfunction(&quot;GOOGLETRANSLATE($B30,&quot;&quot;en&quot;&quot;,U$1)&quot;);&quot;Nesaf&quot;)" office:value-type="string" office:string-value="Nesaf" calcext:value-type="string">
            <text:p>Nesaf</text:p>
          </table:table-cell>
          <table:table-cell table:style-name="ce2" table:formula="of:=IFERROR(__xludf.dummyfunction(&quot;GOOGLETRANSLATE($B30,&quot;&quot;en&quot;&quot;,V$1)&quot;);&quot;OLANDELAYO&quot;)" office:value-type="string" office:string-value="OLANDELAYO" calcext:value-type="string">
            <text:p>OLANDELAYO</text:p>
          </table:table-cell>
          <table:table-cell table:style-name="ce2" table:formula="of:=IFERROR(__xludf.dummyfunction(&quot;GOOGLETRANSLATE($B30,&quot;&quot;en&quot;&quot;,W$1)&quot;);&quot;ווייַטער&quot;)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PRINT</text:p>
          </table:table-cell>
          <table:table-cell table:style-name="ce2" table:formula="of:=IFERROR(__xludf.dummyfunction(&quot;GOOGLETRANSLATE($B31,&quot;&quot;en&quot;&quot;,C$1)&quot;);&quot;인쇄&quot;)" office:value-type="string" office:string-value="인쇄" calcext:value-type="string">
            <text:p>인쇄</text:p>
          </table:table-cell>
          <table:table-cell table:style-name="ce2" table:formula="of:=IFERROR(__xludf.dummyfunction(&quot;GOOGLETRANSLATE($B31,&quot;&quot;en&quot;&quot;,D$1)&quot;);&quot;IMPRIMER&quot;)" office:value-type="string" office:string-value="IMPRIMER" calcext:value-type="string">
            <text:p>IMPRIMER</text:p>
          </table:table-cell>
          <table:table-cell table:style-name="ce2" table:formula="of:=IFERROR(__xludf.dummyfunction(&quot;GOOGLETRANSLATE($B31,&quot;&quot;en&quot;&quot;,E$1)&quot;);&quot;DRUCKEN&quot;)" office:value-type="string" office:string-value="DRUCKEN" calcext:value-type="string">
            <text:p>DRUCKEN</text:p>
          </table:table-cell>
          <table:table-cell table:style-name="ce2" table:formula="of:=IFERROR(__xludf.dummyfunction(&quot;GOOGLETRANSLATE($B31,&quot;&quot;en&quot;&quot;,F$1)&quot;);&quot;打印&quot;)" office:value-type="string" office:string-value="打印" calcext:value-type="string">
            <text:p>打印</text:p>
          </table:table-cell>
          <table:table-cell table:style-name="ce2" table:formula="of:=IFERROR(__xludf.dummyfunction(&quot;GOOGLETRANSLATE($B31,&quot;&quot;en&quot;&quot;,G$1)&quot;);&quot;IMPRIMIR&quot;)" office:value-type="string" office:string-value="IMPRIMIR" calcext:value-type="string">
            <text:p>IMPRIMIR</text:p>
          </table:table-cell>
          <table:table-cell table:style-name="ce2" table:formula="of:=IFERROR(__xludf.dummyfunction(&quot;GOOGLETRANSLATE($B31,&quot;&quot;en&quot;&quot;,H$1)&quot;);&quot;مطبعة&quot;)" office:value-type="string" office:string-value="مطبعة" calcext:value-type="string">
            <text:p>مطبعة</text:p>
          </table:table-cell>
          <table:table-cell table:style-name="ce2" table:formula="of:=IFERROR(__xludf.dummyfunction(&quot;GOOGLETRANSLATE($B31,&quot;&quot;en&quot;&quot;,I$1)&quot;);&quot;РАСПЕЧАТАТЬ&quot;)" office:value-type="string" office:string-value="РАСПЕЧАТАТЬ" calcext:value-type="string">
            <text:p>РАСПЕЧАТАТЬ</text:p>
          </table:table-cell>
          <table:table-cell table:style-name="ce2" table:formula="of:=IFERROR(__xludf.dummyfunction(&quot;GOOGLETRANSLATE($B31,&quot;&quot;en&quot;&quot;,J$1)&quot;);&quot;प्रिंट&quot;)" office:value-type="string" office:string-value="प्रिंट" calcext:value-type="string">
            <text:p>प्रिंट</text:p>
          </table:table-cell>
          <table:table-cell table:style-name="ce2" table:formula="of:=IFERROR(__xludf.dummyfunction(&quot;GOOGLETRANSLATE($B31,&quot;&quot;en&quot;&quot;,K$1)&quot;);&quot;ছাপা&quot;)" office:value-type="string" office:string-value="ছাপা" calcext:value-type="string">
            <text:p>ছাপা</text:p>
          </table:table-cell>
          <table:table-cell table:style-name="ce2" table:formula="of:=IFERROR(__xludf.dummyfunction(&quot;GOOGLETRANSLATE($B31,&quot;&quot;en&quot;&quot;,L$1)&quot;);&quot;IMPRIMIR&quot;)" office:value-type="string" office:string-value="IMPRIMIR" calcext:value-type="string">
            <text:p>IMPRIMIR</text:p>
          </table:table-cell>
          <table:table-cell table:style-name="ce2" table:formula="of:=IFERROR(__xludf.dummyfunction(&quot;GOOGLETRANSLATE($B31,&quot;&quot;en&quot;&quot;,M$1)&quot;);&quot;MENCETAK&quot;)" office:value-type="string" office:string-value="MENCETAK" calcext:value-type="string">
            <text:p>MENCETAK</text:p>
          </table:table-cell>
          <table:table-cell table:style-name="ce2" table:formula="of:=IFERROR(__xludf.dummyfunction(&quot;GOOGLETRANSLATE($B31,&quot;&quot;en&quot;&quot;,N$1)&quot;);&quot;印刷&quot;)" office:value-type="string" office:string-value="印刷" calcext:value-type="string">
            <text:p>印刷</text:p>
          </table:table-cell>
          <table:table-cell table:style-name="ce2" table:formula="of:=IFERROR(__xludf.dummyfunction(&quot;GOOGLETRANSLATE($B31,&quot;&quot;en&quot;&quot;,O$1)&quot;);&quot;הדפס&quot;)" office:value-type="string" office:string-value="הדפס" calcext:value-type="string">
            <text:p>הדפס</text:p>
          </table:table-cell>
          <table:table-cell table:style-name="ce2" table:formula="of:=IFERROR(__xludf.dummyfunction(&quot;GOOGLETRANSLATE($B31,&quot;&quot;en&quot;&quot;,P$1)&quot;);&quot;Presi&quot;)" office:value-type="string" office:string-value="Presi" calcext:value-type="string">
            <text:p>Presi</text:p>
          </table:table-cell>
          <table:table-cell table:style-name="ce2" table:formula="of:=IFERROR(__xludf.dummyfunction(&quot;GOOGLETRANSLATE($B31,&quot;&quot;en&quot;&quot;,Q$1)&quot;);&quot;Chapisha&quot;)" office:value-type="string" office:string-value="Chapisha" calcext:value-type="string">
            <text:p>Chapisha</text:p>
          </table:table-cell>
          <table:table-cell table:style-name="ce2" table:formula="of:=IFERROR(__xludf.dummyfunction(&quot;GOOGLETRANSLATE($B31,&quot;&quot;en&quot;&quot;,R$1)&quot;);&quot;I -print&quot;)" office:value-type="string" office:string-value="I -print" calcext:value-type="string">
            <text:p>I -print</text:p>
          </table:table-cell>
          <table:table-cell table:style-name="ce2" table:formula="of:=IFERROR(__xludf.dummyfunction(&quot;GOOGLETRANSLATE($B31,&quot;&quot;en&quot;&quot;,S$1)&quot;);&quot;پرنٹ کریں&quot;)" office:value-type="string" office:string-value="پرنٹ کریں" calcext:value-type="string">
            <text:p>پرنٹ کریں</text:p>
          </table:table-cell>
          <table:table-cell table:style-name="ce2" table:formula="of:=IFERROR(__xludf.dummyfunction(&quot;GOOGLETRANSLATE($B31,&quot;&quot;en&quot;&quot;,T$1)&quot;);&quot;Print&quot;)" office:value-type="string" office:string-value="Print" calcext:value-type="string">
            <text:p>Print</text:p>
          </table:table-cell>
          <table:table-cell table:style-name="ce2" table:formula="of:=IFERROR(__xludf.dummyfunction(&quot;GOOGLETRANSLATE($B31,&quot;&quot;en&quot;&quot;,U$1)&quot;);&quot;Brintiwyd&quot;)" office:value-type="string" office:string-value="Brintiwyd" calcext:value-type="string">
            <text:p>Brintiwyd</text:p>
          </table:table-cell>
          <table:table-cell table:style-name="ce2" table:formula="of:=IFERROR(__xludf.dummyfunction(&quot;GOOGLETRANSLATE($B31,&quot;&quot;en&quot;&quot;,V$1)&quot;);&quot;Cindezela&quot;)" office:value-type="string" office:string-value="Cindezela" calcext:value-type="string">
            <text:p>Cindezela</text:p>
          </table:table-cell>
          <table:table-cell table:style-name="ce2" table:formula="of:=IFERROR(__xludf.dummyfunction(&quot;GOOGLETRANSLATE($B31,&quot;&quot;en&quot;&quot;,W$1)&quot;);&quot;פאַרקויפט&quot;)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INPUT</text:p>
          </table:table-cell>
          <table:table-cell table:style-name="ce2" table:formula="of:=IFERROR(__xludf.dummyfunction(&quot;GOOGLETRANSLATE($B32,&quot;&quot;en&quot;&quot;,C$1)&quot;);&quot;입력&quot;)" office:value-type="string" office:string-value="입력" calcext:value-type="string">
            <text:p>입력</text:p>
          </table:table-cell>
          <table:table-cell table:style-name="ce2" table:formula="of:=IFERROR(__xludf.dummyfunction(&quot;GOOGLETRANSLATE($B32,&quot;&quot;en&quot;&quot;,D$1)&quot;);&quot;SAISIR&quot;)" office:value-type="string" office:string-value="SAISIR" calcext:value-type="string">
            <text:p>SAISIR</text:p>
          </table:table-cell>
          <table:table-cell table:style-name="ce2" table:formula="of:=IFERROR(__xludf.dummyfunction(&quot;GOOGLETRANSLATE($B32,&quot;&quot;en&quot;&quot;,E$1)&quot;);&quot;EINGANG&quot;)" office:value-type="string" office:string-value="EINGANG" calcext:value-type="string">
            <text:p>EINGANG</text:p>
          </table:table-cell>
          <table:table-cell table:style-name="ce2" table:formula="of:=IFERROR(__xludf.dummyfunction(&quot;GOOGLETRANSLATE($B32,&quot;&quot;en&quot;&quot;,F$1)&quot;);&quot;输入&quot;)" office:value-type="string" office:string-value="输入" calcext:value-type="string">
            <text:p>输入</text:p>
          </table:table-cell>
          <table:table-cell table:style-name="ce2" table:formula="of:=IFERROR(__xludf.dummyfunction(&quot;GOOGLETRANSLATE($B32,&quot;&quot;en&quot;&quot;,G$1)&quot;);&quot;APORTE&quot;)" office:value-type="string" office:string-value="APORTE" calcext:value-type="string">
            <text:p>APORTE</text:p>
          </table:table-cell>
          <table:table-cell table:style-name="ce2" table:formula="of:=IFERROR(__xludf.dummyfunction(&quot;GOOGLETRANSLATE($B32,&quot;&quot;en&quot;&quot;,H$1)&quot;);&quot;مدخل&quot;)" office:value-type="string" office:string-value="مدخل" calcext:value-type="string">
            <text:p>مدخل</text:p>
          </table:table-cell>
          <table:table-cell table:style-name="ce2" table:formula="of:=IFERROR(__xludf.dummyfunction(&quot;GOOGLETRANSLATE($B32,&quot;&quot;en&quot;&quot;,I$1)&quot;);&quot;ВХОД&quot;)" office:value-type="string" office:string-value="ВХОД" calcext:value-type="string">
            <text:p>ВХОД</text:p>
          </table:table-cell>
          <table:table-cell table:style-name="ce2" table:formula="of:=IFERROR(__xludf.dummyfunction(&quot;GOOGLETRANSLATE($B32,&quot;&quot;en&quot;&quot;,J$1)&quot;);&quot;इनपुट&quot;)" office:value-type="string" office:string-value="इनपुट" calcext:value-type="string">
            <text:p>इनपुट</text:p>
          </table:table-cell>
          <table:table-cell table:style-name="ce2" table:formula="of:=IFERROR(__xludf.dummyfunction(&quot;GOOGLETRANSLATE($B32,&quot;&quot;en&quot;&quot;,K$1)&quot;);&quot;ইনপুট&quot;)" office:value-type="string" office:string-value="ইনপুট" calcext:value-type="string">
            <text:p>ইনপুট</text:p>
          </table:table-cell>
          <table:table-cell table:style-name="ce2" table:formula="of:=IFERROR(__xludf.dummyfunction(&quot;GOOGLETRANSLATE($B32,&quot;&quot;en&quot;&quot;,L$1)&quot;);&quot;ENTRADA&quot;)" office:value-type="string" office:string-value="ENTRADA" calcext:value-type="string">
            <text:p>ENTRADA</text:p>
          </table:table-cell>
          <table:table-cell table:style-name="ce2" table:formula="of:=IFERROR(__xludf.dummyfunction(&quot;GOOGLETRANSLATE($B32,&quot;&quot;en&quot;&quot;,M$1)&quot;);&quot;MEMASUKKAN&quot;)" office:value-type="string" office:string-value="MEMASUKKAN" calcext:value-type="string">
            <text:p>MEMASUKKAN</text:p>
          </table:table-cell>
          <table:table-cell table:style-name="ce2" table:formula="of:=IFERROR(__xludf.dummyfunction(&quot;GOOGLETRANSLATE($B32,&quot;&quot;en&quot;&quot;,N$1)&quot;);&quot;入力&quot;)" office:value-type="string" office:string-value="入力" calcext:value-type="string">
            <text:p>入力</text:p>
          </table:table-cell>
          <table:table-cell table:style-name="ce2" table:formula="of:=IFERROR(__xludf.dummyfunction(&quot;GOOGLETRANSLATE($B32,&quot;&quot;en&quot;&quot;,O$1)&quot;);&quot;קֶלֶט&quot;)" office:value-type="string" office:string-value="קֶלֶט" calcext:value-type="string">
            <text:p>קֶלֶט</text:p>
          </table:table-cell>
          <table:table-cell table:style-name="ce2" table:formula="of:=IFERROR(__xludf.dummyfunction(&quot;GOOGLETRANSLATE($B32,&quot;&quot;en&quot;&quot;,P$1)&quot;);&quot;ENIGO&quot;)" office:value-type="string" office:string-value="ENIGO" calcext:value-type="string">
            <text:p>ENIGO</text:p>
          </table:table-cell>
          <table:table-cell table:style-name="ce2" table:formula="of:=IFERROR(__xludf.dummyfunction(&quot;GOOGLETRANSLATE($B32,&quot;&quot;en&quot;&quot;,Q$1)&quot;);&quot;Pembejeo&quot;)" office:value-type="string" office:string-value="Pembejeo" calcext:value-type="string">
            <text:p>Pembejeo</text:p>
          </table:table-cell>
          <table:table-cell table:style-name="ce2" table:formula="of:=IFERROR(__xludf.dummyfunction(&quot;GOOGLETRANSLATE($B32,&quot;&quot;en&quot;&quot;,R$1)&quot;);&quot;Input&quot;)" office:value-type="string" office:string-value="Input" calcext:value-type="string">
            <text:p>Input</text:p>
          </table:table-cell>
          <table:table-cell table:style-name="ce2" table:formula="of:=IFERROR(__xludf.dummyfunction(&quot;GOOGLETRANSLATE($B32,&quot;&quot;en&quot;&quot;,S$1)&quot;);&quot;ان پٹ&quot;)" office:value-type="string" office:string-value="ان پٹ" calcext:value-type="string">
            <text:p>ان پٹ</text:p>
          </table:table-cell>
          <table:table-cell table:style-name="ce2" table:formula="of:=IFERROR(__xludf.dummyfunction(&quot;GOOGLETRANSLATE($B32,&quot;&quot;en&quot;&quot;,T$1)&quot;);&quot;Input&quot;)" office:value-type="string" office:string-value="Input" calcext:value-type="string">
            <text:p>Input</text:p>
          </table:table-cell>
          <table:table-cell table:style-name="ce2" table:formula="of:=IFERROR(__xludf.dummyfunction(&quot;GOOGLETRANSLATE($B32,&quot;&quot;en&quot;&quot;,U$1)&quot;);&quot;Mewnbynner&quot;)" office:value-type="string" office:string-value="Mewnbynner" calcext:value-type="string">
            <text:p>Mewnbynner</text:p>
          </table:table-cell>
          <table:table-cell table:style-name="ce2" table:formula="of:=IFERROR(__xludf.dummyfunction(&quot;GOOGLETRANSLATE($B32,&quot;&quot;en&quot;&quot;,V$1)&quot;);&quot;Faka&quot;)" office:value-type="string" office:string-value="Faka" calcext:value-type="string">
            <text:p>Faka</text:p>
          </table:table-cell>
          <table:table-cell table:style-name="ce2" table:formula="of:=IFERROR(__xludf.dummyfunction(&quot;GOOGLETRANSLATE($B32,&quot;&quot;en&quot;&quot;,W$1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READ</text:p>
          </table:table-cell>
          <table:table-cell table:style-name="ce2" table:formula="of:=IFERROR(__xludf.dummyfunction(&quot;GOOGLETRANSLATE($B33,&quot;&quot;en&quot;&quot;,C$1)&quot;);&quot;읽다&quot;)" office:value-type="string" office:string-value="읽다" calcext:value-type="string">
            <text:p>읽다</text:p>
          </table:table-cell>
          <table:table-cell table:style-name="ce2" table:formula="of:=IFERROR(__xludf.dummyfunction(&quot;GOOGLETRANSLATE($B33,&quot;&quot;en&quot;&quot;,D$1)&quot;);&quot;LIRE&quot;)" office:value-type="string" office:string-value="LIRE" calcext:value-type="string">
            <text:p>LIRE</text:p>
          </table:table-cell>
          <table:table-cell table:style-name="ce2" table:formula="of:=IFERROR(__xludf.dummyfunction(&quot;GOOGLETRANSLATE($B33,&quot;&quot;en&quot;&quot;,E$1)&quot;);&quot;LESEN&quot;)" office:value-type="string" office:string-value="LESEN" calcext:value-type="string">
            <text:p>LESEN</text:p>
          </table:table-cell>
          <table:table-cell table:style-name="ce2" table:formula="of:=IFERROR(__xludf.dummyfunction(&quot;GOOGLETRANSLATE($B33,&quot;&quot;en&quot;&quot;,F$1)&quot;);&quot;读&quot;)" office:value-type="string" office:string-value="读" calcext:value-type="string">
            <text:p>读</text:p>
          </table:table-cell>
          <table:table-cell table:style-name="ce2" table:formula="of:=IFERROR(__xludf.dummyfunction(&quot;GOOGLETRANSLATE($B33,&quot;&quot;en&quot;&quot;,G$1)&quot;);&quot;LEER&quot;)" office:value-type="string" office:string-value="LEER" calcext:value-type="string">
            <text:p>LEER</text:p>
          </table:table-cell>
          <table:table-cell table:style-name="ce2" table:formula="of:=IFERROR(__xludf.dummyfunction(&quot;GOOGLETRANSLATE($B33,&quot;&quot;en&quot;&quot;,H$1)&quot;);&quot;يقرأ&quot;)" office:value-type="string" office:string-value="يقرأ" calcext:value-type="string">
            <text:p>يقرأ</text:p>
          </table:table-cell>
          <table:table-cell table:style-name="ce2" table:formula="of:=IFERROR(__xludf.dummyfunction(&quot;GOOGLETRANSLATE($B33,&quot;&quot;en&quot;&quot;,I$1)&quot;);&quot;ЧИТАТЬ&quot;)" office:value-type="string" office:string-value="ЧИТАТЬ" calcext:value-type="string">
            <text:p>ЧИТАТЬ</text:p>
          </table:table-cell>
          <table:table-cell table:style-name="ce2" table:formula="of:=IFERROR(__xludf.dummyfunction(&quot;GOOGLETRANSLATE($B33,&quot;&quot;en&quot;&quot;,J$1)&quot;);&quot;पढ़ना&quot;)" office:value-type="string" office:string-value="पढ़ना" calcext:value-type="string">
            <text:p>पढ़ना</text:p>
          </table:table-cell>
          <table:table-cell table:style-name="ce2" table:formula="of:=IFERROR(__xludf.dummyfunction(&quot;GOOGLETRANSLATE($B33,&quot;&quot;en&quot;&quot;,K$1)&quot;);&quot;পড়ুন&quot;)" office:value-type="string" office:string-value="পড়ুন" calcext:value-type="string">
            <text:p>পড়ুন</text:p>
          </table:table-cell>
          <table:table-cell table:style-name="ce2" table:formula="of:=IFERROR(__xludf.dummyfunction(&quot;GOOGLETRANSLATE($B33,&quot;&quot;en&quot;&quot;,L$1)&quot;);&quot;LER&quot;)" office:value-type="string" office:string-value="LER" calcext:value-type="string">
            <text:p>LER</text:p>
          </table:table-cell>
          <table:table-cell table:style-name="ce2" table:formula="of:=IFERROR(__xludf.dummyfunction(&quot;GOOGLETRANSLATE($B33,&quot;&quot;en&quot;&quot;,M$1)&quot;);&quot;MEMBACA&quot;)" office:value-type="string" office:string-value="MEMBACA" calcext:value-type="string">
            <text:p>MEMBACA</text:p>
          </table:table-cell>
          <table:table-cell table:style-name="ce2" table:formula="of:=IFERROR(__xludf.dummyfunction(&quot;GOOGLETRANSLATE($B33,&quot;&quot;en&quot;&quot;,N$1)&quot;);&quot;読む&quot;)" office:value-type="string" office:string-value="読む" calcext:value-type="string">
            <text:p>読む</text:p>
          </table:table-cell>
          <table:table-cell table:style-name="ce2" table:formula="of:=IFERROR(__xludf.dummyfunction(&quot;GOOGLETRANSLATE($B33,&quot;&quot;en&quot;&quot;,O$1)&quot;);&quot;לקרוא&quot;)" office:value-type="string" office:string-value="לקרוא" calcext:value-type="string">
            <text:p>לקרוא</text:p>
          </table:table-cell>
          <table:table-cell table:style-name="ce2" table:formula="of:=IFERROR(__xludf.dummyfunction(&quot;GOOGLETRANSLATE($B33,&quot;&quot;en&quot;&quot;,P$1)&quot;);&quot;Legu&quot;)" office:value-type="string" office:string-value="Legu" calcext:value-type="string">
            <text:p>Legu</text:p>
          </table:table-cell>
          <table:table-cell table:style-name="ce2" table:formula="of:=IFERROR(__xludf.dummyfunction(&quot;GOOGLETRANSLATE($B33,&quot;&quot;en&quot;&quot;,Q$1)&quot;);&quot;Soma&quot;)" office:value-type="string" office:string-value="Soma" calcext:value-type="string">
            <text:p>Soma</text:p>
          </table:table-cell>
          <table:table-cell table:style-name="ce2" table:formula="of:=IFERROR(__xludf.dummyfunction(&quot;GOOGLETRANSLATE($B33,&quot;&quot;en&quot;&quot;,R$1)&quot;);&quot;Basahin&quot;)" office:value-type="string" office:string-value="Basahin" calcext:value-type="string">
            <text:p>Basahin</text:p>
          </table:table-cell>
          <table:table-cell table:style-name="ce2" table:formula="of:=IFERROR(__xludf.dummyfunction(&quot;GOOGLETRANSLATE($B33,&quot;&quot;en&quot;&quot;,S$1)&quot;);&quot;پڑھیں&quot;)" office:value-type="string" office:string-value="پڑھیں" calcext:value-type="string">
            <text:p>پڑھیں</text:p>
          </table:table-cell>
          <table:table-cell table:style-name="ce2" table:formula="of:=IFERROR(__xludf.dummyfunction(&quot;GOOGLETRANSLATE($B33,&quot;&quot;en&quot;&quot;,T$1)&quot;);&quot;LEGERE&quot;)" office:value-type="string" office:string-value="LEGERE" calcext:value-type="string">
            <text:p>LEGERE</text:p>
          </table:table-cell>
          <table:table-cell table:style-name="ce2" table:formula="of:=IFERROR(__xludf.dummyfunction(&quot;GOOGLETRANSLATE($B33,&quot;&quot;en&quot;&quot;,U$1)&quot;);&quot;Darllenest&quot;)" office:value-type="string" office:string-value="Darllenest" calcext:value-type="string">
            <text:p>Darllenest</text:p>
          </table:table-cell>
          <table:table-cell table:style-name="ce2" table:formula="of:=IFERROR(__xludf.dummyfunction(&quot;GOOGLETRANSLATE($B33,&quot;&quot;en&quot;&quot;,V$1)&quot;);&quot;Funda&quot;)" office:value-type="string" office:string-value="Funda" calcext:value-type="string">
            <text:p>Funda</text:p>
          </table:table-cell>
          <table:table-cell table:style-name="ce2" table:formula="of:=IFERROR(__xludf.dummyfunction(&quot;GOOGLETRANSLATE($B33,&quot;&quot;en&quot;&quot;,W$1)&quot;);&quot;לייענען&quot;)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style-name="ce1" office:value-type="string" calcext:value-type="string">
            <text:p>REREAD</text:p>
          </table:table-cell>
          <table:table-cell table:style-name="ce2" table:formula="of:=IFERROR(__xludf.dummyfunction(&quot;GOOGLETRANSLATE($B34,&quot;&quot;en&quot;&quot;,C$1)&quot;);&quot;다시 읽었습니다&quot;)" office:value-type="string" office:string-value="다시 읽었습니다" calcext:value-type="string">
            <text:p>다시 읽었습니다</text:p>
          </table:table-cell>
          <table:table-cell table:style-name="ce2" table:formula="of:=IFERROR(__xludf.dummyfunction(&quot;GOOGLETRANSLATE($B34,&quot;&quot;en&quot;&quot;,D$1)&quot;);&quot;Relier&quot;)" office:value-type="string" office:string-value="Relier" calcext:value-type="string">
            <text:p>Relier</text:p>
          </table:table-cell>
          <table:table-cell table:style-name="ce2" table:formula="of:=IFERROR(__xludf.dummyfunction(&quot;GOOGLETRANSLATE($B34,&quot;&quot;en&quot;&quot;,E$1)&quot;);&quot;Neu lesen&quot;)" office:value-type="string" office:string-value="Neu lesen" calcext:value-type="string">
            <text:p>Neu lesen</text:p>
          </table:table-cell>
          <table:table-cell table:style-name="ce2" table:formula="of:=IFERROR(__xludf.dummyfunction(&quot;GOOGLETRANSLATE($B34,&quot;&quot;en&quot;&quot;,F$1)&quot;);&quot;重读&quot;)" office:value-type="string" office:string-value="重读" calcext:value-type="string">
            <text:p>重读</text:p>
          </table:table-cell>
          <table:table-cell table:style-name="ce2" table:formula="of:=IFERROR(__xludf.dummyfunction(&quot;GOOGLETRANSLATE($B34,&quot;&quot;en&quot;&quot;,G$1)&quot;);&quot;RELEER&quot;)" office:value-type="string" office:string-value="RELEER" calcext:value-type="string">
            <text:p>RELEER</text:p>
          </table:table-cell>
          <table:table-cell table:style-name="ce2" table:formula="of:=IFERROR(__xludf.dummyfunction(&quot;GOOGLETRANSLATE($B34,&quot;&quot;en&quot;&quot;,H$1)&quot;);&quot;إعادة القراءة&quot;)" office:value-type="string" office:string-value="إعادة القراءة" calcext:value-type="string">
            <text:p>إعادة القراءة</text:p>
          </table:table-cell>
          <table:table-cell table:style-name="ce2" table:formula="of:=IFERROR(__xludf.dummyfunction(&quot;GOOGLETRANSLATE($B34,&quot;&quot;en&quot;&quot;,I$1)&quot;);&quot;Перечитывать&quot;)" office:value-type="string" office:string-value="Перечитывать" calcext:value-type="string">
            <text:p>Перечитывать</text:p>
          </table:table-cell>
          <table:table-cell table:style-name="ce2" table:formula="of:=IFERROR(__xludf.dummyfunction(&quot;GOOGLETRANSLATE($B34,&quot;&quot;en&quot;&quot;,J$1)&quot;);&quot;को फिर से पढ़ें&quot;)" office:value-type="string" office:string-value="को फिर से पढ़ें" calcext:value-type="string">
            <text:p>को फिर से पढ़ें</text:p>
          </table:table-cell>
          <table:table-cell table:style-name="ce2" table:formula="of:=IFERROR(__xludf.dummyfunction(&quot;GOOGLETRANSLATE($B34,&quot;&quot;en&quot;&quot;,K$1)&quot;);&quot;পুনরায় পড়ুন&quot;)" office:value-type="string" office:string-value="পুনরায় পড়ুন" calcext:value-type="string">
            <text:p>পুনরায় পড়ুন</text:p>
          </table:table-cell>
          <table:table-cell table:style-name="ce2" table:formula="of:=IFERROR(__xludf.dummyfunction(&quot;GOOGLETRANSLATE($B34,&quot;&quot;en&quot;&quot;,L$1)&quot;);&quot;RELER&quot;)" office:value-type="string" office:string-value="RELER" calcext:value-type="string">
            <text:p>RELER</text:p>
          </table:table-cell>
          <table:table-cell table:style-name="ce2" table:formula="of:=IFERROR(__xludf.dummyfunction(&quot;GOOGLETRANSLATE($B34,&quot;&quot;en&quot;&quot;,M$1)&quot;);&quot;MEMBACA KEMBALI&quot;)" office:value-type="string" office:string-value="MEMBACA KEMBALI" calcext:value-type="string">
            <text:p>MEMBACA KEMBALI</text:p>
          </table:table-cell>
          <table:table-cell table:style-name="ce2" table:formula="of:=IFERROR(__xludf.dummyfunction(&quot;GOOGLETRANSLATE($B34,&quot;&quot;en&quot;&quot;,N$1)&quot;);&quot;読み直します&quot;)" office:value-type="string" office:string-value="読み直します" calcext:value-type="string">
            <text:p>読み直します</text:p>
          </table:table-cell>
          <table:table-cell table:style-name="ce2" table:formula="of:=IFERROR(__xludf.dummyfunction(&quot;GOOGLETRANSLATE($B34,&quot;&quot;en&quot;&quot;,O$1)&quot;);&quot;לקרוא מחדש&quot;)" office:value-type="string" office:string-value="לקרוא מחדש" calcext:value-type="string">
            <text:p>לקרוא מחדש</text:p>
          </table:table-cell>
          <table:table-cell table:style-name="ce2" table:formula="of:=IFERROR(__xludf.dummyfunction(&quot;GOOGLETRANSLATE($B34,&quot;&quot;en&quot;&quot;,P$1)&quot;);&quot;Relegi&quot;)" office:value-type="string" office:string-value="Relegi" calcext:value-type="string">
            <text:p>Relegi</text:p>
          </table:table-cell>
          <table:table-cell table:style-name="ce2" table:formula="of:=IFERROR(__xludf.dummyfunction(&quot;GOOGLETRANSLATE($B34,&quot;&quot;en&quot;&quot;,Q$1)&quot;);&quot;Kusoma tena&quot;)" office:value-type="string" office:string-value="Kusoma tena" calcext:value-type="string">
            <text:p>Kusoma tena</text:p>
          </table:table-cell>
          <table:table-cell table:style-name="ce2" table:formula="of:=IFERROR(__xludf.dummyfunction(&quot;GOOGLETRANSLATE($B34,&quot;&quot;en&quot;&quot;,R$1)&quot;);&quot;Basahin muli&quot;)" office:value-type="string" office:string-value="Basahin muli" calcext:value-type="string">
            <text:p>Basahin muli</text:p>
          </table:table-cell>
          <table:table-cell table:style-name="ce2" table:formula="of:=IFERROR(__xludf.dummyfunction(&quot;GOOGLETRANSLATE($B34,&quot;&quot;en&quot;&quot;,S$1)&quot;);&quot;دوبارہ پڑھیں&quot;)" office:value-type="string" office:string-value="دوبارہ پڑھیں" calcext:value-type="string">
            <text:p>دوبارہ پڑھیں</text:p>
          </table:table-cell>
          <table:table-cell table:style-name="ce2" table:formula="of:=IFERROR(__xludf.dummyfunction(&quot;GOOGLETRANSLATE($B34,&quot;&quot;en&quot;&quot;,T$1)&quot;);&quot;RELIGIO&quot;)" office:value-type="string" office:string-value="RELIGIO" calcext:value-type="string">
            <text:p>RELIGIO</text:p>
          </table:table-cell>
          <table:table-cell table:style-name="ce2" table:formula="of:=IFERROR(__xludf.dummyfunction(&quot;GOOGLETRANSLATE($B34,&quot;&quot;en&quot;&quot;,U$1)&quot;);&quot;Ailddarllenwch&quot;)" office:value-type="string" office:string-value="Ailddarllenwch" calcext:value-type="string">
            <text:p>Ailddarllenwch</text:p>
          </table:table-cell>
          <table:table-cell table:style-name="ce2" table:formula="of:=IFERROR(__xludf.dummyfunction(&quot;GOOGLETRANSLATE($B34,&quot;&quot;en&quot;&quot;,V$1)&quot;);&quot;Xwayisa&quot;)" office:value-type="string" office:string-value="Xwayisa" calcext:value-type="string">
            <text:p>Xwayisa</text:p>
          </table:table-cell>
          <table:table-cell table:style-name="ce2" table:formula="of:=IFERROR(__xludf.dummyfunction(&quot;GOOGLETRANSLATE($B34,&quot;&quot;en&quot;&quot;,W$1)&quot;);&quot;Readead&quot;)" office:value-type="string" office:string-value="Readead" calcext:value-type="string">
            <text:p>Readead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FORMATION</text:p>
          </table:table-cell>
          <table:table-cell table:style-name="ce2" table:formula="of:=IFERROR(__xludf.dummyfunction(&quot;GOOGLETRANSLATE($B35,&quot;&quot;en&quot;&quot;,C$1)&quot;);&quot;정보&quot;)" office:value-type="string" office:string-value="정보" calcext:value-type="string">
            <text:p>정보</text:p>
          </table:table-cell>
          <table:table-cell table:style-name="ce2" table:formula="of:=IFERROR(__xludf.dummyfunction(&quot;GOOGLETRANSLATE($B35,&quot;&quot;en&quot;&quot;,D$1)&quot;);&quot;INFORMATION&quot;)" office:value-type="string" office:string-value="INFORMATION" calcext:value-type="string">
            <text:p>INFORMATION</text:p>
          </table:table-cell>
          <table:table-cell table:style-name="ce2" table:formula="of:=IFERROR(__xludf.dummyfunction(&quot;GOOGLETRANSLATE($B35,&quot;&quot;en&quot;&quot;,E$1)&quot;);&quot;INFORMATION&quot;)" office:value-type="string" office:string-value="INFORMATION" calcext:value-type="string">
            <text:p>INFORMATION</text:p>
          </table:table-cell>
          <table:table-cell table:style-name="ce2" table:formula="of:=IFERROR(__xludf.dummyfunction(&quot;GOOGLETRANSLATE($B35,&quot;&quot;en&quot;&quot;,F$1)&quot;);&quot;信息&quot;)" office:value-type="string" office:string-value="信息" calcext:value-type="string">
            <text:p>信息</text:p>
          </table:table-cell>
          <table:table-cell table:style-name="ce2" table:formula="of:=IFERROR(__xludf.dummyfunction(&quot;GOOGLETRANSLATE($B35,&quot;&quot;en&quot;&quot;,G$1)&quot;);&quot;INFORMACIÓN&quot;)" office:value-type="string" office:string-value="INFORMACIÓN" calcext:value-type="string">
            <text:p>INFORMACIÓN</text:p>
          </table:table-cell>
          <table:table-cell table:style-name="ce2" table:formula="of:=IFERROR(__xludf.dummyfunction(&quot;GOOGLETRANSLATE($B35,&quot;&quot;en&quot;&quot;,H$1)&quot;);&quot;معلومة&quot;)" office:value-type="string" office:string-value="معلومة" calcext:value-type="string">
            <text:p>معلومة</text:p>
          </table:table-cell>
          <table:table-cell table:style-name="ce2" table:formula="of:=IFERROR(__xludf.dummyfunction(&quot;GOOGLETRANSLATE($B35,&quot;&quot;en&quot;&quot;,I$1)&quot;);&quot;ИНФОРМАЦИЯ&quot;)" office:value-type="string" office:string-value="ИНФОРМАЦИЯ" calcext:value-type="string">
            <text:p>ИНФОРМАЦИЯ</text:p>
          </table:table-cell>
          <table:table-cell table:style-name="ce2" table:formula="of:=IFERROR(__xludf.dummyfunction(&quot;GOOGLETRANSLATE($B35,&quot;&quot;en&quot;&quot;,J$1)&quot;);&quot;जानकारी&quot;)" office:value-type="string" office:string-value="जानकारी" calcext:value-type="string">
            <text:p>जानकारी</text:p>
          </table:table-cell>
          <table:table-cell table:style-name="ce2" table:formula="of:=IFERROR(__xludf.dummyfunction(&quot;GOOGLETRANSLATE($B35,&quot;&quot;en&quot;&quot;,K$1)&quot;);&quot;তথ্য&quot;)" office:value-type="string" office:string-value="তথ্য" calcext:value-type="string">
            <text:p>তথ্য</text:p>
          </table:table-cell>
          <table:table-cell table:style-name="ce2" table:formula="of:=IFERROR(__xludf.dummyfunction(&quot;GOOGLETRANSLATE($B35,&quot;&quot;en&quot;&quot;,L$1)&quot;);&quot;INFORMAÇÃO&quot;)" office:value-type="string" office:string-value="INFORMAÇÃO" calcext:value-type="string">
            <text:p>INFORMAÇÃO</text:p>
          </table:table-cell>
          <table:table-cell table:style-name="ce2" table:formula="of:=IFERROR(__xludf.dummyfunction(&quot;GOOGLETRANSLATE($B35,&quot;&quot;en&quot;&quot;,M$1)&quot;);&quot;INFORMASI&quot;)" office:value-type="string" office:string-value="INFORMASI" calcext:value-type="string">
            <text:p>INFORMASI</text:p>
          </table:table-cell>
          <table:table-cell table:style-name="ce2" table:formula="of:=IFERROR(__xludf.dummyfunction(&quot;GOOGLETRANSLATE($B35,&quot;&quot;en&quot;&quot;,N$1)&quot;);&quot;情報&quot;)" office:value-type="string" office:string-value="情報" calcext:value-type="string">
            <text:p>情報</text:p>
          </table:table-cell>
          <table:table-cell table:style-name="ce2" table:formula="of:=IFERROR(__xludf.dummyfunction(&quot;GOOGLETRANSLATE($B35,&quot;&quot;en&quot;&quot;,O$1)&quot;);&quot;מֵידָע&quot;)" office:value-type="string" office:string-value="מֵידָע" calcext:value-type="string">
            <text:p>מֵידָע</text:p>
          </table:table-cell>
          <table:table-cell table:style-name="ce2" table:formula="of:=IFERROR(__xludf.dummyfunction(&quot;GOOGLETRANSLATE($B35,&quot;&quot;en&quot;&quot;,P$1)&quot;);&quot;Informoj&quot;)" office:value-type="string" office:string-value="Informoj" calcext:value-type="string">
            <text:p>Informoj</text:p>
          </table:table-cell>
          <table:table-cell table:style-name="ce2" table:formula="of:=IFERROR(__xludf.dummyfunction(&quot;GOOGLETRANSLATE($B35,&quot;&quot;en&quot;&quot;,Q$1)&quot;);&quot;Habari&quot;)" office:value-type="string" office:string-value="Habari" calcext:value-type="string">
            <text:p>Habari</text:p>
          </table:table-cell>
          <table:table-cell table:style-name="ce2" table:formula="of:=IFERROR(__xludf.dummyfunction(&quot;GOOGLETRANSLATE($B35,&quot;&quot;en&quot;&quot;,R$1)&quot;);&quot;Impormasyon&quot;)" office:value-type="string" office:string-value="Impormasyon" calcext:value-type="string">
            <text:p>Impormasyon</text:p>
          </table:table-cell>
          <table:table-cell table:style-name="ce2" table:formula="of:=IFERROR(__xludf.dummyfunction(&quot;GOOGLETRANSLATE($B35,&quot;&quot;en&quot;&quot;,S$1)&quot;);&quot;معلومات&quot;)" office:value-type="string" office:string-value="معلومات" calcext:value-type="string">
            <text:p>معلومات</text:p>
          </table:table-cell>
          <table:table-cell table:style-name="ce2" table:formula="of:=IFERROR(__xludf.dummyfunction(&quot;GOOGLETRANSLATE($B35,&quot;&quot;en&quot;&quot;,T$1)&quot;);&quot;Notitia&quot;)" office:value-type="string" office:string-value="Notitia" calcext:value-type="string">
            <text:p>Notitia</text:p>
          </table:table-cell>
          <table:table-cell table:style-name="ce2" table:formula="of:=IFERROR(__xludf.dummyfunction(&quot;GOOGLETRANSLATE($B35,&quot;&quot;en&quot;&quot;,U$1)&quot;);&quot;Ngwybodaeth&quot;)" office:value-type="string" office:string-value="Ngwybodaeth" calcext:value-type="string">
            <text:p>Ngwybodaeth</text:p>
          </table:table-cell>
          <table:table-cell table:style-name="ce2" table:formula="of:=IFERROR(__xludf.dummyfunction(&quot;GOOGLETRANSLATE($B35,&quot;&quot;en&quot;&quot;,V$1)&quot;);&quot;Ulwazi&quot;)" office:value-type="string" office:string-value="Ulwazi" calcext:value-type="string">
            <text:p>Ulwazi</text:p>
          </table:table-cell>
          <table:table-cell table:style-name="ce2" table:formula="of:=IFERROR(__xludf.dummyfunction(&quot;GOOGLETRANSLATE($B35,&quot;&quot;en&quot;&quot;,W$1)&quot;);&quot;ינפאָרמאַציע&quot;)" office:value-type="string" office:string-value="ינפאָרמאַציע" calcext:value-type="string">
            <text:p>ינפאָרמאַצי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GOOGLETRANSLATE($B36,&quot;&quot;en&quot;&quot;,C$1)&quot;);&quot;치수&quot;)" office:value-type="string" office:string-value="치수" calcext:value-type="string">
            <text:p>치수</text:p>
          </table:table-cell>
          <table:table-cell table:style-name="ce2" table:formula="of:=IFERROR(__xludf.dummyfunction(&quot;GOOGLETRANSLATE($B36,&quot;&quot;en&quot;&quot;,D$1)&quot;);&quot;DIMENSION&quot;)" office:value-type="string" office:string-value="DIMENSION" calcext:value-type="string">
            <text:p>DIMENSION</text:p>
          </table:table-cell>
          <table:table-cell table:style-name="ce2" table:formula="of:=IFERROR(__xludf.dummyfunction(&quot;GOOGLETRANSLATE($B36,&quot;&quot;en&quot;&quot;,E$1)&quot;);&quot;ABMESSUNGEN&quot;)" office:value-type="string" office:string-value="ABMESSUNGEN" calcext:value-type="string">
            <text:p>ABMESSUNGEN</text:p>
          </table:table-cell>
          <table:table-cell table:style-name="ce2" table:formula="of:=IFERROR(__xludf.dummyfunction(&quot;GOOGLETRANSLATE($B36,&quot;&quot;en&quot;&quot;,F$1)&quot;);&quot;方面&quot;)" office:value-type="string" office:string-value="方面" calcext:value-type="string">
            <text:p>方面</text:p>
          </table:table-cell>
          <table:table-cell table:style-name="ce2" table:formula="of:=IFERROR(__xludf.dummyfunction(&quot;GOOGLETRANSLATE($B36,&quot;&quot;en&quot;&quot;,G$1)&quot;);&quot;DIMENSIÓN&quot;)" office:value-type="string" office:string-value="DIMENSIÓN" calcext:value-type="string">
            <text:p>DIMENSIÓN</text:p>
          </table:table-cell>
          <table:table-cell table:style-name="ce2" table:formula="of:=IFERROR(__xludf.dummyfunction(&quot;GOOGLETRANSLATE($B36,&quot;&quot;en&quot;&quot;,H$1)&quot;);&quot;البعد&quot;)" office:value-type="string" office:string-value="البعد" calcext:value-type="string">
            <text:p>البعد</text:p>
          </table:table-cell>
          <table:table-cell table:style-name="ce2" table:formula="of:=IFERROR(__xludf.dummyfunction(&quot;GOOGLETRANSLATE($B36,&quot;&quot;en&quot;&quot;,I$1)&quot;);&quot;ИЗМЕРЕНИЕ&quot;)" office:value-type="string" office:string-value="ИЗМЕРЕНИЕ" calcext:value-type="string">
            <text:p>ИЗМЕРЕНИЕ</text:p>
          </table:table-cell>
          <table:table-cell table:style-name="ce2" table:formula="of:=IFERROR(__xludf.dummyfunction(&quot;GOOGLETRANSLATE($B36,&quot;&quot;en&quot;&quot;,J$1)&quot;);&quot;आयाम&quot;)" office:value-type="string" office:string-value="आयाम" calcext:value-type="string">
            <text:p>आयाम</text:p>
          </table:table-cell>
          <table:table-cell table:style-name="ce2" table:formula="of:=IFERROR(__xludf.dummyfunction(&quot;GOOGLETRANSLATE($B36,&quot;&quot;en&quot;&quot;,K$1)&quot;);&quot;মাত্রা&quot;)" office:value-type="string" office:string-value="মাত্রা" calcext:value-type="string">
            <text:p>মাত্রা</text:p>
          </table:table-cell>
          <table:table-cell table:style-name="ce2" table:formula="of:=IFERROR(__xludf.dummyfunction(&quot;GOOGLETRANSLATE($B36,&quot;&quot;en&quot;&quot;,L$1)&quot;);&quot;DIMENSÃO&quot;)" office:value-type="string" office:string-value="DIMENSÃO" calcext:value-type="string">
            <text:p>DIMENSÃO</text:p>
          </table:table-cell>
          <table:table-cell table:style-name="ce2" table:formula="of:=IFERROR(__xludf.dummyfunction(&quot;GOOGLETRANSLATE($B36,&quot;&quot;en&quot;&quot;,M$1)&quot;);&quot;DIMENSI&quot;)" office:value-type="string" office:string-value="DIMENSI" calcext:value-type="string">
            <text:p>DIMENSI</text:p>
          </table:table-cell>
          <table:table-cell table:style-name="ce2" table:formula="of:=IFERROR(__xludf.dummyfunction(&quot;GOOGLETRANSLATE($B36,&quot;&quot;en&quot;&quot;,N$1)&quot;);&quot;寸法&quot;)" office:value-type="string" office:string-value="寸法" calcext:value-type="string">
            <text:p>寸法</text:p>
          </table:table-cell>
          <table:table-cell table:style-name="ce2" table:formula="of:=IFERROR(__xludf.dummyfunction(&quot;GOOGLETRANSLATE($B36,&quot;&quot;en&quot;&quot;,O$1)&quot;);&quot;מֵמַד&quot;)" office:value-type="string" office:string-value="מֵמַד" calcext:value-type="string">
            <text:p>מֵמַד</text:p>
          </table:table-cell>
          <table:table-cell table:style-name="ce2" table:formula="of:=IFERROR(__xludf.dummyfunction(&quot;GOOGLETRANSLATE($B36,&quot;&quot;en&quot;&quot;,P$1)&quot;);&quot;Dimensio&quot;)" office:value-type="string" office:string-value="Dimensio" calcext:value-type="string">
            <text:p>Dimensio</text:p>
          </table:table-cell>
          <table:table-cell table:style-name="ce2" table:formula="of:=IFERROR(__xludf.dummyfunction(&quot;GOOGLETRANSLATE($B36,&quot;&quot;en&quot;&quot;,Q$1)&quot;);&quot;Mwelekeo&quot;)" office:value-type="string" office:string-value="Mwelekeo" calcext:value-type="string">
            <text:p>Mwelekeo</text:p>
          </table:table-cell>
          <table:table-cell table:style-name="ce2" table:formula="of:=IFERROR(__xludf.dummyfunction(&quot;GOOGLETRANSLATE($B36,&quot;&quot;en&quot;&quot;,R$1)&quot;);&quot;Sukat&quot;)" office:value-type="string" office:string-value="Sukat" calcext:value-type="string">
            <text:p>Sukat</text:p>
          </table:table-cell>
          <table:table-cell table:style-name="ce2" table:formula="of:=IFERROR(__xludf.dummyfunction(&quot;GOOGLETRANSLATE($B36,&quot;&quot;en&quot;&quot;,S$1)&quot;);&quot;طول و عرض&quot;)" office:value-type="string" office:string-value="طول و عرض" calcext:value-type="string">
            <text:p>طول و عرض</text:p>
          </table:table-cell>
          <table:table-cell table:style-name="ce2" table:formula="of:=IFERROR(__xludf.dummyfunction(&quot;GOOGLETRANSLATE($B36,&quot;&quot;en&quot;&quot;,T$1)&quot;);&quot;Dimensio&quot;)" office:value-type="string" office:string-value="Dimensio" calcext:value-type="string">
            <text:p>Dimensio</text:p>
          </table:table-cell>
          <table:table-cell table:style-name="ce2" table:formula="of:=IFERROR(__xludf.dummyfunction(&quot;GOOGLETRANSLATE($B36,&quot;&quot;en&quot;&quot;,U$1)&quot;);&quot;Dimensiwn&quot;)" office:value-type="string" office:string-value="Dimensiwn" calcext:value-type="string">
            <text:p>Dimensiwn</text:p>
          </table:table-cell>
          <table:table-cell table:style-name="ce2" table:formula="of:=IFERROR(__xludf.dummyfunction(&quot;GOOGLETRANSLATE($B36,&quot;&quot;en&quot;&quot;,V$1)&quot;);&quot;Ubukhulu&quot;)" office:value-type="string" office:string-value="Ubukhulu" calcext:value-type="string">
            <text:p>Ubukhulu</text:p>
          </table:table-cell>
          <table:table-cell table:style-name="ce2" table:formula="of:=IFERROR(__xludf.dummyfunction(&quot;GOOGLETRANSLATE($B36,&quot;&quot;en&quot;&quot;,W$1)&quot;);&quot;ויסמעסטונג&quot;)" office:value-type="string" office:string-value="ויסמעסטונג" calcext:value-type="string">
            <text:p>ויסמעסטונג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OPTION</text:p>
          </table:table-cell>
          <table:table-cell table:style-name="ce2" table:formula="of:=IFERROR(__xludf.dummyfunction(&quot;GOOGLETRANSLATE($B37,&quot;&quot;en&quot;&quot;,C$1)&quot;);&quot;옵션&quot;)" office:value-type="string" office:string-value="옵션" calcext:value-type="string">
            <text:p>옵션</text:p>
          </table:table-cell>
          <table:table-cell table:style-name="ce2" table:formula="of:=IFERROR(__xludf.dummyfunction(&quot;GOOGLETRANSLATE($B37,&quot;&quot;en&quot;&quot;,D$1)&quot;);&quot;OPTION&quot;)" office:value-type="string" office:string-value="OPTION" calcext:value-type="string">
            <text:p>OPTION</text:p>
          </table:table-cell>
          <table:table-cell table:style-name="ce2" table:formula="of:=IFERROR(__xludf.dummyfunction(&quot;GOOGLETRANSLATE($B37,&quot;&quot;en&quot;&quot;,E$1)&quot;);&quot;MÖGLICHKEIT&quot;)" office:value-type="string" office:string-value="MÖGLICHKEIT" calcext:value-type="string">
            <text:p>MÖGLICHKEIT</text:p>
          </table:table-cell>
          <table:table-cell table:style-name="ce2" table:formula="of:=IFERROR(__xludf.dummyfunction(&quot;GOOGLETRANSLATE($B37,&quot;&quot;en&quot;&quot;,F$1)&quot;);&quot;选项&quot;)" office:value-type="string" office:string-value="选项" calcext:value-type="string">
            <text:p>选项</text:p>
          </table:table-cell>
          <table:table-cell table:style-name="ce2" table:formula="of:=IFERROR(__xludf.dummyfunction(&quot;GOOGLETRANSLATE($B37,&quot;&quot;en&quot;&quot;,G$1)&quot;);&quot;OPCIÓN&quot;)" office:value-type="string" office:string-value="OPCIÓN" calcext:value-type="string">
            <text:p>OPCIÓN</text:p>
          </table:table-cell>
          <table:table-cell table:style-name="ce2" table:formula="of:=IFERROR(__xludf.dummyfunction(&quot;GOOGLETRANSLATE($B37,&quot;&quot;en&quot;&quot;,H$1)&quot;);&quot;خيار&quot;)" office:value-type="string" office:string-value="خيار" calcext:value-type="string">
            <text:p>خيار</text:p>
          </table:table-cell>
          <table:table-cell table:style-name="ce2" table:formula="of:=IFERROR(__xludf.dummyfunction(&quot;GOOGLETRANSLATE($B37,&quot;&quot;en&quot;&quot;,I$1)&quot;);&quot;ВАРИАНТ&quot;)" office:value-type="string" office:string-value="ВАРИАНТ" calcext:value-type="string">
            <text:p>ВАРИАНТ</text:p>
          </table:table-cell>
          <table:table-cell table:style-name="ce2" table:formula="of:=IFERROR(__xludf.dummyfunction(&quot;GOOGLETRANSLATE($B37,&quot;&quot;en&quot;&quot;,J$1)&quot;);&quot;विकल्प&quot;)" office:value-type="string" office:string-value="विकल्प" calcext:value-type="string">
            <text:p>विकल्प</text:p>
          </table:table-cell>
          <table:table-cell table:style-name="ce2" table:formula="of:=IFERROR(__xludf.dummyfunction(&quot;GOOGLETRANSLATE($B37,&quot;&quot;en&quot;&quot;,K$1)&quot;);&quot;বিকল্প&quot;)" office:value-type="string" office:string-value="বিকল্প" calcext:value-type="string">
            <text:p>বিকল্প</text:p>
          </table:table-cell>
          <table:table-cell table:style-name="ce2" table:formula="of:=IFERROR(__xludf.dummyfunction(&quot;GOOGLETRANSLATE($B37,&quot;&quot;en&quot;&quot;,L$1)&quot;);&quot;OPÇÃO&quot;)" office:value-type="string" office:string-value="OPÇÃO" calcext:value-type="string">
            <text:p>OPÇÃO</text:p>
          </table:table-cell>
          <table:table-cell table:style-name="ce2" table:formula="of:=IFERROR(__xludf.dummyfunction(&quot;GOOGLETRANSLATE($B37,&quot;&quot;en&quot;&quot;,M$1)&quot;);&quot;PILIHAN&quot;)" office:value-type="string" office:string-value="PILIHAN" calcext:value-type="string">
            <text:p>PILIHAN</text:p>
          </table:table-cell>
          <table:table-cell table:style-name="ce2" table:formula="of:=IFERROR(__xludf.dummyfunction(&quot;GOOGLETRANSLATE($B37,&quot;&quot;en&quot;&quot;,N$1)&quot;);&quot;オプション&quot;)" office:value-type="string" office:string-value="オプション" calcext:value-type="string">
            <text:p>オプション</text:p>
          </table:table-cell>
          <table:table-cell table:style-name="ce2" table:formula="of:=IFERROR(__xludf.dummyfunction(&quot;GOOGLETRANSLATE($B37,&quot;&quot;en&quot;&quot;,O$1)&quot;);&quot;אוֹפְּצִיָה&quot;)" office:value-type="string" office:string-value="אוֹפְּצִיָה" calcext:value-type="string">
            <text:p>אוֹפְּצִיָה</text:p>
          </table:table-cell>
          <table:table-cell table:style-name="ce2" table:formula="of:=IFERROR(__xludf.dummyfunction(&quot;GOOGLETRANSLATE($B37,&quot;&quot;en&quot;&quot;,P$1)&quot;);&quot;Opcio&quot;)" office:value-type="string" office:string-value="Opcio" calcext:value-type="string">
            <text:p>Opcio</text:p>
          </table:table-cell>
          <table:table-cell table:style-name="ce2" table:formula="of:=IFERROR(__xludf.dummyfunction(&quot;GOOGLETRANSLATE($B37,&quot;&quot;en&quot;&quot;,Q$1)&quot;);&quot;Chaguo&quot;)" office:value-type="string" office:string-value="Chaguo" calcext:value-type="string">
            <text:p>Chaguo</text:p>
          </table:table-cell>
          <table:table-cell table:style-name="ce2" table:formula="of:=IFERROR(__xludf.dummyfunction(&quot;GOOGLETRANSLATE($B37,&quot;&quot;en&quot;&quot;,R$1)&quot;);&quot;Pagpipilian&quot;)" office:value-type="string" office:string-value="Pagpipilian" calcext:value-type="string">
            <text:p>Pagpipilian</text:p>
          </table:table-cell>
          <table:table-cell table:style-name="ce2" table:formula="of:=IFERROR(__xludf.dummyfunction(&quot;GOOGLETRANSLATE($B37,&quot;&quot;en&quot;&quot;,S$1)&quot;);&quot;آپشن&quot;)" office:value-type="string" office:string-value="آپشن" calcext:value-type="string">
            <text:p>آپشن</text:p>
          </table:table-cell>
          <table:table-cell table:style-name="ce2" table:formula="of:=IFERROR(__xludf.dummyfunction(&quot;GOOGLETRANSLATE($B37,&quot;&quot;en&quot;&quot;,T$1)&quot;);&quot;Optio&quot;)" office:value-type="string" office:string-value="Optio" calcext:value-type="string">
            <text:p>Optio</text:p>
          </table:table-cell>
          <table:table-cell table:style-name="ce2" table:formula="of:=IFERROR(__xludf.dummyfunction(&quot;GOOGLETRANSLATE($B37,&quot;&quot;en&quot;&quot;,U$1)&quot;);&quot;Opsiwn&quot;)" office:value-type="string" office:string-value="Opsiwn" calcext:value-type="string">
            <text:p>Opsiwn</text:p>
          </table:table-cell>
          <table:table-cell table:style-name="ce2" table:formula="of:=IFERROR(__xludf.dummyfunction(&quot;GOOGLETRANSLATE($B37,&quot;&quot;en&quot;&quot;,V$1)&quot;);&quot;Ukukhetha&quot;)" office:value-type="string" office:string-value="Ukukhetha" calcext:value-type="string">
            <text:p>Ukukhetha</text:p>
          </table:table-cell>
          <table:table-cell table:style-name="ce2" table:formula="of:=IFERROR(__xludf.dummyfunction(&quot;GOOGLETRANSLATE($B37,&quot;&quot;en&quot;&quot;,W$1)&quot;);&quot;בריירע&quot;)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ASE</text:p>
          </table:table-cell>
          <table:table-cell table:style-name="ce2" table:formula="of:=IFERROR(__xludf.dummyfunction(&quot;GOOGLETRANSLATE($B38,&quot;&quot;en&quot;&quot;,C$1)&quot;);&quot;베이스&quot;)" office:value-type="string" office:string-value="베이스" calcext:value-type="string">
            <text:p>베이스</text:p>
          </table:table-cell>
          <table:table-cell table:style-name="ce2" table:formula="of:=IFERROR(__xludf.dummyfunction(&quot;GOOGLETRANSLATE($B38,&quot;&quot;en&quot;&quot;,D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E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F$1)&quot;);&quot;根据&quot;)" office:value-type="string" office:string-value="根据" calcext:value-type="string">
            <text:p>根据</text:p>
          </table:table-cell>
          <table:table-cell table:style-name="ce2" table:formula="of:=IFERROR(__xludf.dummyfunction(&quot;GOOGLETRANSLATE($B38,&quot;&quot;en&quot;&quot;,G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H$1)&quot;);&quot;قاعدة&quot;)" office:value-type="string" office:string-value="قاعدة" calcext:value-type="string">
            <text:p>قاعدة</text:p>
          </table:table-cell>
          <table:table-cell table:style-name="ce2" table:formula="of:=IFERROR(__xludf.dummyfunction(&quot;GOOGLETRANSLATE($B38,&quot;&quot;en&quot;&quot;,I$1)&quot;);&quot;БАЗА&quot;)" office:value-type="string" office:string-value="БАЗА" calcext:value-type="string">
            <text:p>БАЗА</text:p>
          </table:table-cell>
          <table:table-cell table:style-name="ce2" table:formula="of:=IFERROR(__xludf.dummyfunction(&quot;GOOGLETRANSLATE($B38,&quot;&quot;en&quot;&quot;,J$1)&quot;);&quot;आधार&quot;)" office:value-type="string" office:string-value="आधार" calcext:value-type="string">
            <text:p>आधार</text:p>
          </table:table-cell>
          <table:table-cell table:style-name="ce2" table:formula="of:=IFERROR(__xludf.dummyfunction(&quot;GOOGLETRANSLATE($B38,&quot;&quot;en&quot;&quot;,K$1)&quot;);&quot;বেস&quot;)" office:value-type="string" office:string-value="বেস" calcext:value-type="string">
            <text:p>বেস</text:p>
          </table:table-cell>
          <table:table-cell table:style-name="ce2" table:formula="of:=IFERROR(__xludf.dummyfunction(&quot;GOOGLETRANSLATE($B38,&quot;&quot;en&quot;&quot;,L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M$1)&quot;);&quot;BASIS&quot;)" office:value-type="string" office:string-value="BASIS" calcext:value-type="string">
            <text:p>BASIS</text:p>
          </table:table-cell>
          <table:table-cell table:style-name="ce2" table:formula="of:=IFERROR(__xludf.dummyfunction(&quot;GOOGLETRANSLATE($B38,&quot;&quot;en&quot;&quot;,N$1)&quot;);&quot;ベース&quot;)" office:value-type="string" office:string-value="ベース" calcext:value-type="string">
            <text:p>ベース</text:p>
          </table:table-cell>
          <table:table-cell table:style-name="ce2" table:formula="of:=IFERROR(__xludf.dummyfunction(&quot;GOOGLETRANSLATE($B38,&quot;&quot;en&quot;&quot;,O$1)&quot;);&quot;בסיס&quot;)" office:value-type="string" office:string-value="בסיס" calcext:value-type="string">
            <text:p>בסיס</text:p>
          </table:table-cell>
          <table:table-cell table:style-name="ce2" table:formula="of:=IFERROR(__xludf.dummyfunction(&quot;GOOGLETRANSLATE($B38,&quot;&quot;en&quot;&quot;,P$1)&quot;);&quot;Bazo&quot;)" office:value-type="string" office:string-value="Bazo" calcext:value-type="string">
            <text:p>Bazo</text:p>
          </table:table-cell>
          <table:table-cell table:style-name="ce2" table:formula="of:=IFERROR(__xludf.dummyfunction(&quot;GOOGLETRANSLATE($B38,&quot;&quot;en&quot;&quot;,Q$1)&quot;);&quot;Msingi&quot;)" office:value-type="string" office:string-value="Msingi" calcext:value-type="string">
            <text:p>Msingi</text:p>
          </table:table-cell>
          <table:table-cell table:style-name="ce2" table:formula="of:=IFERROR(__xludf.dummyfunction(&quot;GOOGLETRANSLATE($B38,&quot;&quot;en&quot;&quot;,R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S$1)&quot;);&quot;بنیاد&quot;)" office:value-type="string" office:string-value="بنیاد" calcext:value-type="string">
            <text:p>بنیاد</text:p>
          </table:table-cell>
          <table:table-cell table:style-name="ce2" table:formula="of:=IFERROR(__xludf.dummyfunction(&quot;GOOGLETRANSLATE($B38,&quot;&quot;en&quot;&quot;,T$1)&quot;);&quot;Basis&quot;)" office:value-type="string" office:string-value="Basis" calcext:value-type="string">
            <text:p>Basis</text:p>
          </table:table-cell>
          <table:table-cell table:style-name="ce2" table:formula="of:=IFERROR(__xludf.dummyfunction(&quot;GOOGLETRANSLATE($B38,&quot;&quot;en&quot;&quot;,U$1)&quot;);&quot;Seiliant&quot;)" office:value-type="string" office:string-value="Seiliant" calcext:value-type="string">
            <text:p>Seiliant</text:p>
          </table:table-cell>
          <table:table-cell table:style-name="ce2" table:formula="of:=IFERROR(__xludf.dummyfunction(&quot;GOOGLETRANSLATE($B38,&quot;&quot;en&quot;&quot;,V$1)&quot;);&quot;Isizinda&quot;)" office:value-type="string" office:string-value="Isizinda" calcext:value-type="string">
            <text:p>Isizinda</text:p>
          </table:table-cell>
          <table:table-cell table:style-name="ce2" table:formula="of:=IFERROR(__xludf.dummyfunction(&quot;GOOGLETRANSLATE($B38,&quot;&quot;en&quot;&quot;,W$1)&quot;);&quot;באַזע&quot;)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GOOGLETRANSLATE($B39,&quot;&quot;en&quot;&quot;,C$1)&quot;);&quot;주목&quot;)" office:value-type="string" office:string-value="주목" calcext:value-type="string">
            <text:p>주목</text:p>
          </table:table-cell>
          <table:table-cell table:style-name="ce2" table:formula="of:=IFERROR(__xludf.dummyfunction(&quot;GOOGLETRANSLATE($B39,&quot;&quot;en&quot;&quot;,D$1)&quot;);&quot;REMARQUE&quot;)" office:value-type="string" office:string-value="REMARQUE" calcext:value-type="string">
            <text:p>REMARQUE</text:p>
          </table:table-cell>
          <table:table-cell table:style-name="ce2" table:formula="of:=IFERROR(__xludf.dummyfunction(&quot;GOOGLETRANSLATE($B39,&quot;&quot;en&quot;&quot;,E$1)&quot;);&quot;ANMERKUNG&quot;)" office:value-type="string" office:string-value="ANMERKUNG" calcext:value-type="string">
            <text:p>ANMERKUNG</text:p>
          </table:table-cell>
          <table:table-cell table:style-name="ce2" table:formula="of:=IFERROR(__xludf.dummyfunction(&quot;GOOGLETRANSLATE($B39,&quot;&quot;en&quot;&quot;,F$1)&quot;);&quot;评论&quot;)" office:value-type="string" office:string-value="评论" calcext:value-type="string">
            <text:p>评论</text:p>
          </table:table-cell>
          <table:table-cell table:style-name="ce2" table:formula="of:=IFERROR(__xludf.dummyfunction(&quot;GOOGLETRANSLATE($B39,&quot;&quot;en&quot;&quot;,G$1)&quot;);&quot;OBSERVACIÓN&quot;)" office:value-type="string" office:string-value="OBSERVACIÓN" calcext:value-type="string">
            <text:p>OBSERVACIÓN</text:p>
          </table:table-cell>
          <table:table-cell table:style-name="ce2" table:formula="of:=IFERROR(__xludf.dummyfunction(&quot;GOOGLETRANSLATE($B39,&quot;&quot;en&quot;&quot;,H$1)&quot;);&quot;ملاحظة&quot;)" office:value-type="string" office:string-value="ملاحظة" calcext:value-type="string">
            <text:p>ملاحظة</text:p>
          </table:table-cell>
          <table:table-cell table:style-name="ce2" table:formula="of:=IFERROR(__xludf.dummyfunction(&quot;GOOGLETRANSLATE($B39,&quot;&quot;en&quot;&quot;,I$1)&quot;);&quot;Примечание&quot;)" office:value-type="string" office:string-value="Примечание" calcext:value-type="string">
            <text:p>Примечание</text:p>
          </table:table-cell>
          <table:table-cell table:style-name="ce2" table:formula="of:=IFERROR(__xludf.dummyfunction(&quot;GOOGLETRANSLATE($B39,&quot;&quot;en&quot;&quot;,J$1)&quot;);&quot;टिप्पणी&quot;)" office:value-type="string" office:string-value="टिप्पणी" calcext:value-type="string">
            <text:p>टिप्पणी</text:p>
          </table:table-cell>
          <table:table-cell table:style-name="ce2" table:formula="of:=IFERROR(__xludf.dummyfunction(&quot;GOOGLETRANSLATE($B39,&quot;&quot;en&quot;&quot;,K$1)&quot;);&quot;মন্তব্য&quot;)" office:value-type="string" office:string-value="মন্তব্য" calcext:value-type="string">
            <text:p>মন্তব্য</text:p>
          </table:table-cell>
          <table:table-cell table:style-name="ce2" table:formula="of:=IFERROR(__xludf.dummyfunction(&quot;GOOGLETRANSLATE($B39,&quot;&quot;en&quot;&quot;,L$1)&quot;);&quot;OBSERVAÇÃO&quot;)" office:value-type="string" office:string-value="OBSERVAÇÃO" calcext:value-type="string">
            <text:p>OBSERVAÇÃO</text:p>
          </table:table-cell>
          <table:table-cell table:style-name="ce2" table:formula="of:=IFERROR(__xludf.dummyfunction(&quot;GOOGLETRANSLATE($B39,&quot;&quot;en&quot;&quot;,M$1)&quot;);&quot;KOMENTAR&quot;)" office:value-type="string" office:string-value="KOMENTAR" calcext:value-type="string">
            <text:p>KOMENTAR</text:p>
          </table:table-cell>
          <table:table-cell table:style-name="ce2" table:formula="of:=IFERROR(__xludf.dummyfunction(&quot;GOOGLETRANSLATE($B39,&quot;&quot;en&quot;&quot;,N$1)&quot;);&quot;述べる&quot;)" office:value-type="string" office:string-value="述べる" calcext:value-type="string">
            <text:p>述べる</text:p>
          </table:table-cell>
          <table:table-cell table:style-name="ce2" table:formula="of:=IFERROR(__xludf.dummyfunction(&quot;GOOGLETRANSLATE($B39,&quot;&quot;en&quot;&quot;,O$1)&quot;);&quot;הֶעָרָה&quot;)" office:value-type="string" office:string-value="הֶעָרָה" calcext:value-type="string">
            <text:p>הֶעָרָה</text:p>
          </table:table-cell>
          <table:table-cell table:style-name="ce2" table:formula="of:=IFERROR(__xludf.dummyfunction(&quot;GOOGLETRANSLATE($B39,&quot;&quot;en&quot;&quot;,P$1)&quot;);&quot;Rimarku&quot;)" office:value-type="string" office:string-value="Rimarku" calcext:value-type="string">
            <text:p>Rimarku</text:p>
          </table:table-cell>
          <table:table-cell table:style-name="ce2" table:formula="of:=IFERROR(__xludf.dummyfunction(&quot;GOOGLETRANSLATE($B39,&quot;&quot;en&quot;&quot;,Q$1)&quot;);&quot;Kumbuka&quot;)" office:value-type="string" office:string-value="Kumbuka" calcext:value-type="string">
            <text:p>Kumbuka</text:p>
          </table:table-cell>
          <table:table-cell table:style-name="ce2" table:formula="of:=IFERROR(__xludf.dummyfunction(&quot;GOOGLETRANSLATE($B39,&quot;&quot;en&quot;&quot;,R$1)&quot;);&quot;Pansinin&quot;)" office:value-type="string" office:string-value="Pansinin" calcext:value-type="string">
            <text:p>Pansinin</text:p>
          </table:table-cell>
          <table:table-cell table:style-name="ce2" table:formula="of:=IFERROR(__xludf.dummyfunction(&quot;GOOGLETRANSLATE($B39,&quot;&quot;en&quot;&quot;,S$1)&quot;);&quot;تبصرہ&quot;)" office:value-type="string" office:string-value="تبصرہ" calcext:value-type="string">
            <text:p>تبصرہ</text:p>
          </table:table-cell>
          <table:table-cell table:style-name="ce2" table:formula="of:=IFERROR(__xludf.dummyfunction(&quot;GOOGLETRANSLATE($B39,&quot;&quot;en&quot;&quot;,T$1)&quot;);&quot;Adnotatio&quot;)" office:value-type="string" office:string-value="Adnotatio" calcext:value-type="string">
            <text:p>Adnotatio</text:p>
          </table:table-cell>
          <table:table-cell table:style-name="ce2" table:formula="of:=IFERROR(__xludf.dummyfunction(&quot;GOOGLETRANSLATE($B39,&quot;&quot;en&quot;&quot;,U$1)&quot;);&quot;Sylw&quot;)" office:value-type="string" office:string-value="Sylw" calcext:value-type="string">
            <text:p>Sylw</text:p>
          </table:table-cell>
          <table:table-cell table:style-name="ce2" table:formula="of:=IFERROR(__xludf.dummyfunction(&quot;GOOGLETRANSLATE($B39,&quot;&quot;en&quot;&quot;,V$1)&quot;);&quot;Phawula&quot;)" office:value-type="string" office:string-value="Phawula" calcext:value-type="string">
            <text:p>Phawula</text:p>
          </table:table-cell>
          <table:table-cell table:style-name="ce2" table:formula="of:=IFERROR(__xludf.dummyfunction(&quot;GOOGLETRANSLATE($B39,&quot;&quot;en&quot;&quot;,W$1)&quot;);&quot;באַמערקונג&quot;)" office:value-type="string" office:string-value="באַמערקונג" calcext:value-type="string">
            <text:p>באַמערקונג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style-name="ce1" office:value-type="string" calcext:value-type="string">
            <text:p>RANDOMIZE</text:p>
          </table:table-cell>
          <table:table-cell table:style-name="ce2" table:formula="of:=IFERROR(__xludf.dummyfunction(&quot;GOOGLETRANSLATE($B40,&quot;&quot;en&quot;&quot;,C$1)&quot;);&quot;무작위 화&quot;)" office:value-type="string" office:string-value="무작위 화" calcext:value-type="string">
            <text:p>무작위 화</text:p>
          </table:table-cell>
          <table:table-cell table:style-name="ce2" table:formula="of:=IFERROR(__xludf.dummyfunction(&quot;GOOGLETRANSLATE($B40,&quot;&quot;en&quot;&quot;,D$1)&quot;);&quot;RANDOMISER&quot;)" office:value-type="string" office:string-value="RANDOMISER" calcext:value-type="string">
            <text:p>RANDOMISER</text:p>
          </table:table-cell>
          <table:table-cell table:style-name="ce2" table:formula="of:=IFERROR(__xludf.dummyfunction(&quot;GOOGLETRANSLATE($B40,&quot;&quot;en&quot;&quot;,E$1)&quot;);&quot;Randomisieren&quot;)" office:value-type="string" office:string-value="Randomisieren" calcext:value-type="string">
            <text:p>Randomisieren</text:p>
          </table:table-cell>
          <table:table-cell table:style-name="ce2" table:formula="of:=IFERROR(__xludf.dummyfunction(&quot;GOOGLETRANSLATE($B40,&quot;&quot;en&quot;&quot;,F$1)&quot;);&quot;随机化&quot;)" office:value-type="string" office:string-value="随机化" calcext:value-type="string">
            <text:p>随机化</text:p>
          </table:table-cell>
          <table:table-cell table:style-name="ce2" table:formula="of:=IFERROR(__xludf.dummyfunction(&quot;GOOGLETRANSLATE($B40,&quot;&quot;en&quot;&quot;,G$1)&quot;);&quot;Aleatorizar&quot;)" office:value-type="string" office:string-value="Aleatorizar" calcext:value-type="string">
            <text:p>Aleatorizar</text:p>
          </table:table-cell>
          <table:table-cell table:style-name="ce2" table:formula="of:=IFERROR(__xludf.dummyfunction(&quot;GOOGLETRANSLATE($B40,&quot;&quot;en&quot;&quot;,H$1)&quot;);&quot;عشوائي&quot;)" office:value-type="string" office:string-value="عشوائي" calcext:value-type="string">
            <text:p>عشوائي</text:p>
          </table:table-cell>
          <table:table-cell table:style-name="ce2" table:formula="of:=IFERROR(__xludf.dummyfunction(&quot;GOOGLETRANSLATE($B40,&quot;&quot;en&quot;&quot;,I$1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style-name="ce2" table:formula="of:=IFERROR(__xludf.dummyfunction(&quot;GOOGLETRANSLATE($B40,&quot;&quot;en&quot;&quot;,J$1)&quot;);&quot;अनियमित&quot;)" office:value-type="string" office:string-value="अनियमित" calcext:value-type="string">
            <text:p>अनियमित</text:p>
          </table:table-cell>
          <table:table-cell table:style-name="ce2" table:formula="of:=IFERROR(__xludf.dummyfunction(&quot;GOOGLETRANSLATE($B40,&quot;&quot;en&quot;&quot;,K$1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style-name="ce2" table:formula="of:=IFERROR(__xludf.dummyfunction(&quot;GOOGLETRANSLATE($B40,&quot;&quot;en&quot;&quot;,L$1)&quot;);&quot;ALEATÓRIA&quot;)" office:value-type="string" office:string-value="ALEATÓRIA" calcext:value-type="string">
            <text:p>ALEATÓRIA</text:p>
          </table:table-cell>
          <table:table-cell table:style-name="ce2" table:formula="of:=IFERROR(__xludf.dummyfunction(&quot;GOOGLETRANSLATE($B40,&quot;&quot;en&quot;&quot;,M$1)&quot;);&quot;Mengacak&quot;)" office:value-type="string" office:string-value="Mengacak" calcext:value-type="string">
            <text:p>Mengacak</text:p>
          </table:table-cell>
          <table:table-cell table:style-name="ce2" table:formula="of:=IFERROR(__xludf.dummyfunction(&quot;GOOGLETRANSLATE($B40,&quot;&quot;en&quot;&quot;,N$1)&quot;);&quot;ランダム化&quot;)" office:value-type="string" office:string-value="ランダム化" calcext:value-type="string">
            <text:p>ランダム化</text:p>
          </table:table-cell>
          <table:table-cell table:style-name="ce2" table:formula="of:=IFERROR(__xludf.dummyfunction(&quot;GOOGLETRANSLATE($B40,&quot;&quot;en&quot;&quot;,O$1)&quot;);&quot;אקראי&quot;)" office:value-type="string" office:string-value="אקראי" calcext:value-type="string">
            <text:p>אקראי</text:p>
          </table:table-cell>
          <table:table-cell table:style-name="ce2" table:formula="of:=IFERROR(__xludf.dummyfunction(&quot;GOOGLETRANSLATE($B40,&quot;&quot;en&quot;&quot;,P$1)&quot;);&quot;Hazarda&quot;)" office:value-type="string" office:string-value="Hazarda" calcext:value-type="string">
            <text:p>Hazarda</text:p>
          </table:table-cell>
          <table:table-cell table:style-name="ce2" table:formula="of:=IFERROR(__xludf.dummyfunction(&quot;GOOGLETRANSLATE($B40,&quot;&quot;en&quot;&quot;,Q$1)&quot;);&quot;Bila mpangilio&quot;)" office:value-type="string" office:string-value="Bila mpangilio" calcext:value-type="string">
            <text:p>Bila mpangilio</text:p>
          </table:table-cell>
          <table:table-cell table:style-name="ce2" table:formula="of:=IFERROR(__xludf.dummyfunction(&quot;GOOGLETRANSLATE($B40,&quot;&quot;en&quot;&quot;,R$1)&quot;);&quot;Randomize&quot;)" office:value-type="string" office:string-value="Randomize" calcext:value-type="string">
            <text:p>Randomize</text:p>
          </table:table-cell>
          <table:table-cell table:style-name="ce2" table:formula="of:=IFERROR(__xludf.dummyfunction(&quot;GOOGLETRANSLATE($B40,&quot;&quot;en&quot;&quot;,S$1)&quot;);&quot;بے ترتیب&quot;)" office:value-type="string" office:string-value="بے ترتیب" calcext:value-type="string">
            <text:p>بے ترتیب</text:p>
          </table:table-cell>
          <table:table-cell table:style-name="ce2" table:formula="of:=IFERROR(__xludf.dummyfunction(&quot;GOOGLETRANSLATE($B40,&quot;&quot;en&quot;&quot;,T$1)&quot;);&quot;RANDOMIZE&quot;)" office:value-type="string" office:string-value="RANDOMIZE" calcext:value-type="string">
            <text:p>RANDOMIZE</text:p>
          </table:table-cell>
          <table:table-cell table:style-name="ce2" table:formula="of:=IFERROR(__xludf.dummyfunction(&quot;GOOGLETRANSLATE($B40,&quot;&quot;en&quot;&quot;,U$1)&quot;);&quot;Ar hap&quot;)" office:value-type="string" office:string-value="Ar hap" calcext:value-type="string">
            <text:p>Ar hap</text:p>
          </table:table-cell>
          <table:table-cell table:style-name="ce2" table:formula="of:=IFERROR(__xludf.dummyfunction(&quot;GOOGLETRANSLATE($B40,&quot;&quot;en&quot;&quot;,V$1)&quot;);&quot;Phungula&quot;)" office:value-type="string" office:string-value="Phungula" calcext:value-type="string">
            <text:p>Phungula</text:p>
          </table:table-cell>
          <table:table-cell table:style-name="ce2" table:formula="of:=IFERROR(__xludf.dummyfunction(&quot;GOOGLETRANSLATE($B40,&quot;&quot;en&quot;&quot;,W$1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R</text:p>
          </table:table-cell>
          <table:table-cell table:style-name="ce2" table:formula="of:=IFERROR(__xludf.dummyfunction(&quot;GOOGLETRANSLATE($B41,&quot;&quot;en&quot;&quot;,C$1)&quot;);&quot;오류&quot;)" office:value-type="string" office:string-value="오류" calcext:value-type="string">
            <text:p>오류</text:p>
          </table:table-cell>
          <table:table-cell table:style-name="ce2" table:formula="of:=IFERROR(__xludf.dummyfunction(&quot;GOOGLETRANSLATE($B41,&quot;&quot;en&quot;&quot;,D$1)&quot;);&quot;ERREUR&quot;)" office:value-type="string" office:string-value="ERREUR" calcext:value-type="string">
            <text:p>ERREUR</text:p>
          </table:table-cell>
          <table:table-cell table:style-name="ce2" table:formula="of:=IFERROR(__xludf.dummyfunction(&quot;GOOGLETRANSLATE($B41,&quot;&quot;en&quot;&quot;,E$1)&quot;);&quot;FEHLER&quot;)" office:value-type="string" office:string-value="FEHLER" calcext:value-type="string">
            <text:p>FEHLER</text:p>
          </table:table-cell>
          <table:table-cell table:style-name="ce2" table:formula="of:=IFERROR(__xludf.dummyfunction(&quot;GOOGLETRANSLATE($B41,&quot;&quot;en&quot;&quot;,F$1)&quot;);&quot;错误&quot;)" office:value-type="string" office:string-value="错误" calcext:value-type="string">
            <text:p>错误</text:p>
          </table:table-cell>
          <table:table-cell table:style-name="ce2" table:formula="of:=IFERROR(__xludf.dummyfunction(&quot;GOOGLETRANSLATE($B41,&quot;&quot;en&quot;&quot;,G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41,&quot;&quot;en&quot;&quot;,H$1)&quot;);&quot;خطأ&quot;)" office:value-type="string" office:string-value="خطأ" calcext:value-type="string">
            <text:p>خطأ</text:p>
          </table:table-cell>
          <table:table-cell table:style-name="ce2" table:formula="of:=IFERROR(__xludf.dummyfunction(&quot;GOOGLETRANSLATE($B41,&quot;&quot;en&quot;&quot;,I$1)&quot;);&quot;ОШИБКА&quot;)" office:value-type="string" office:string-value="ОШИБКА" calcext:value-type="string">
            <text:p>ОШИБКА</text:p>
          </table:table-cell>
          <table:table-cell table:style-name="ce2" table:formula="of:=IFERROR(__xludf.dummyfunction(&quot;GOOGLETRANSLATE($B41,&quot;&quot;en&quot;&quot;,J$1)&quot;);&quot;गलती&quot;)" office:value-type="string" office:string-value="गलती" calcext:value-type="string">
            <text:p>गलती</text:p>
          </table:table-cell>
          <table:table-cell table:style-name="ce2" table:formula="of:=IFERROR(__xludf.dummyfunction(&quot;GOOGLETRANSLATE($B41,&quot;&quot;en&quot;&quot;,K$1)&quot;);&quot;ত্রুটি&quot;)" office:value-type="string" office:string-value="ত্রুটি" calcext:value-type="string">
            <text:p>ত্রুটি</text:p>
          </table:table-cell>
          <table:table-cell table:style-name="ce2" table:formula="of:=IFERROR(__xludf.dummyfunction(&quot;GOOGLETRANSLATE($B41,&quot;&quot;en&quot;&quot;,L$1)&quot;);&quot;ERRO&quot;)" office:value-type="string" office:string-value="ERRO" calcext:value-type="string">
            <text:p>ERRO</text:p>
          </table:table-cell>
          <table:table-cell table:style-name="ce2" table:formula="of:=IFERROR(__xludf.dummyfunction(&quot;GOOGLETRANSLATE($B41,&quot;&quot;en&quot;&quot;,M$1)&quot;);&quot;KESALAHAN&quot;)" office:value-type="string" office:string-value="KESALAHAN" calcext:value-type="string">
            <text:p>KESALAHAN</text:p>
          </table:table-cell>
          <table:table-cell table:style-name="ce2" table:formula="of:=IFERROR(__xludf.dummyfunction(&quot;GOOGLETRANSLATE($B41,&quot;&quot;en&quot;&quot;,N$1)&quot;);&quot;エラー&quot;)" office:value-type="string" office:string-value="エラー" calcext:value-type="string">
            <text:p>エラー</text:p>
          </table:table-cell>
          <table:table-cell table:style-name="ce2" table:formula="of:=IFERROR(__xludf.dummyfunction(&quot;GOOGLETRANSLATE($B41,&quot;&quot;en&quot;&quot;,O$1)&quot;);&quot;שְׁגִיאָה&quot;)" office:value-type="string" office:string-value="שְׁגִיאָה" calcext:value-type="string">
            <text:p>שְׁגִיאָה</text:p>
          </table:table-cell>
          <table:table-cell table:style-name="ce2" table:formula="of:=IFERROR(__xludf.dummyfunction(&quot;GOOGLETRANSLATE($B41,&quot;&quot;en&quot;&quot;,P$1)&quot;);&quot;Eraro&quot;)" office:value-type="string" office:string-value="Eraro" calcext:value-type="string">
            <text:p>Eraro</text:p>
          </table:table-cell>
          <table:table-cell table:style-name="ce2" table:formula="of:=IFERROR(__xludf.dummyfunction(&quot;GOOGLETRANSLATE($B41,&quot;&quot;en&quot;&quot;,Q$1)&quot;);&quot;Kosa&quot;)" office:value-type="string" office:string-value="Kosa" calcext:value-type="string">
            <text:p>Kosa</text:p>
          </table:table-cell>
          <table:table-cell table:style-name="ce2" table:formula="of:=IFERROR(__xludf.dummyfunction(&quot;GOOGLETRANSLATE($B41,&quot;&quot;en&quot;&quot;,R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41,&quot;&quot;en&quot;&quot;,S$1)&quot;);&quot;غلطی&quot;)" office:value-type="string" office:string-value="غلطی" calcext:value-type="string">
            <text:p>غلطی</text:p>
          </table:table-cell>
          <table:table-cell table:style-name="ce2" table:formula="of:=IFERROR(__xludf.dummyfunction(&quot;GOOGLETRANSLATE($B41,&quot;&quot;en&quot;&quot;,T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41,&quot;&quot;en&quot;&quot;,U$1)&quot;);&quot;Wallau&quot;)" office:value-type="string" office:string-value="Wallau" calcext:value-type="string">
            <text:p>Wallau</text:p>
          </table:table-cell>
          <table:table-cell table:style-name="ce2" table:formula="of:=IFERROR(__xludf.dummyfunction(&quot;GOOGLETRANSLATE($B41,&quot;&quot;en&quot;&quot;,V$1)&quot;);&quot;Ukuphambeka&quot;)" office:value-type="string" office:string-value="Ukuphambeka" calcext:value-type="string">
            <text:p>Ukuphambeka</text:p>
          </table:table-cell>
          <table:table-cell table:style-name="ce2" table:formula="of:=IFERROR(__xludf.dummyfunction(&quot;GOOGLETRANSLATE($B41,&quot;&quot;en&quot;&quot;,W$1)&quot;);&quot;גרייַז&quot;)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ILE</text:p>
          </table:table-cell>
          <table:table-cell table:style-name="ce2" table:formula="of:=IFERROR(__xludf.dummyfunction(&quot;GOOGLETRANSLATE($B42,&quot;&quot;en&quot;&quot;,C$1)&quot;);&quot;파일&quot;)" office:value-type="string" office:string-value="파일" calcext:value-type="string">
            <text:p>파일</text:p>
          </table:table-cell>
          <table:table-cell table:style-name="ce2" table:formula="of:=IFERROR(__xludf.dummyfunction(&quot;GOOGLETRANSLATE($B42,&quot;&quot;en&quot;&quot;,D$1)&quot;);&quot;DÉPOSER&quot;)" office:value-type="string" office:string-value="DÉPOSER" calcext:value-type="string">
            <text:p>DÉPOSER</text:p>
          </table:table-cell>
          <table:table-cell table:style-name="ce2" table:formula="of:=IFERROR(__xludf.dummyfunction(&quot;GOOGLETRANSLATE($B42,&quot;&quot;en&quot;&quot;,E$1)&quot;);&quot;DATEI&quot;)" office:value-type="string" office:string-value="DATEI" calcext:value-type="string">
            <text:p>DATEI</text:p>
          </table:table-cell>
          <table:table-cell table:style-name="ce2" table:formula="of:=IFERROR(__xludf.dummyfunction(&quot;GOOGLETRANSLATE($B42,&quot;&quot;en&quot;&quot;,F$1)&quot;);&quot;文件&quot;)" office:value-type="string" office:string-value="文件" calcext:value-type="string">
            <text:p>文件</text:p>
          </table:table-cell>
          <table:table-cell table:style-name="ce2" table:formula="of:=IFERROR(__xludf.dummyfunction(&quot;GOOGLETRANSLATE($B42,&quot;&quot;en&quot;&quot;,G$1)&quot;);&quot;ARCHIVO&quot;)" office:value-type="string" office:string-value="ARCHIVO" calcext:value-type="string">
            <text:p>ARCHIVO</text:p>
          </table:table-cell>
          <table:table-cell table:style-name="ce2" table:formula="of:=IFERROR(__xludf.dummyfunction(&quot;GOOGLETRANSLATE($B42,&quot;&quot;en&quot;&quot;,H$1)&quot;);&quot;ملف&quot;)" office:value-type="string" office:string-value="ملف" calcext:value-type="string">
            <text:p>ملف</text:p>
          </table:table-cell>
          <table:table-cell table:style-name="ce2" table:formula="of:=IFERROR(__xludf.dummyfunction(&quot;GOOGLETRANSLATE($B42,&quot;&quot;en&quot;&quot;,I$1)&quot;);&quot;ФАЙЛ&quot;)" office:value-type="string" office:string-value="ФАЙЛ" calcext:value-type="string">
            <text:p>ФАЙЛ</text:p>
          </table:table-cell>
          <table:table-cell table:style-name="ce2" table:formula="of:=IFERROR(__xludf.dummyfunction(&quot;GOOGLETRANSLATE($B42,&quot;&quot;en&quot;&quot;,J$1)&quot;);&quot;फ़ाइल&quot;)" office:value-type="string" office:string-value="फ़ाइल" calcext:value-type="string">
            <text:p>फ़ाइल</text:p>
          </table:table-cell>
          <table:table-cell table:style-name="ce2" table:formula="of:=IFERROR(__xludf.dummyfunction(&quot;GOOGLETRANSLATE($B42,&quot;&quot;en&quot;&quot;,K$1)&quot;);&quot;ফাইল&quot;)" office:value-type="string" office:string-value="ফাইল" calcext:value-type="string">
            <text:p>ফাইল</text:p>
          </table:table-cell>
          <table:table-cell table:style-name="ce2" table:formula="of:=IFERROR(__xludf.dummyfunction(&quot;GOOGLETRANSLATE($B42,&quot;&quot;en&quot;&quot;,L$1)&quot;);&quot;ARQUIVO&quot;)" office:value-type="string" office:string-value="ARQUIVO" calcext:value-type="string">
            <text:p>ARQUIVO</text:p>
          </table:table-cell>
          <table:table-cell table:style-name="ce2" table:formula="of:=IFERROR(__xludf.dummyfunction(&quot;GOOGLETRANSLATE($B42,&quot;&quot;en&quot;&quot;,M$1)&quot;);&quot;MENGAJUKAN&quot;)" office:value-type="string" office:string-value="MENGAJUKAN" calcext:value-type="string">
            <text:p>MENGAJUKAN</text:p>
          </table:table-cell>
          <table:table-cell table:style-name="ce2" table:formula="of:=IFERROR(__xludf.dummyfunction(&quot;GOOGLETRANSLATE($B42,&quot;&quot;en&quot;&quot;,N$1)&quot;);&quot;ファイル&quot;)" office:value-type="string" office:string-value="ファイル" calcext:value-type="string">
            <text:p>ファイル</text:p>
          </table:table-cell>
          <table:table-cell table:style-name="ce2" table:formula="of:=IFERROR(__xludf.dummyfunction(&quot;GOOGLETRANSLATE($B42,&quot;&quot;en&quot;&quot;,O$1)&quot;);&quot;קוֹבֶץ&quot;)" office:value-type="string" office:string-value="קוֹבֶץ" calcext:value-type="string">
            <text:p>קוֹבֶץ</text:p>
          </table:table-cell>
          <table:table-cell table:style-name="ce2" table:formula="of:=IFERROR(__xludf.dummyfunction(&quot;GOOGLETRANSLATE($B42,&quot;&quot;en&quot;&quot;,P$1)&quot;);&quot;Dosiero&quot;)" office:value-type="string" office:string-value="Dosiero" calcext:value-type="string">
            <text:p>Dosiero</text:p>
          </table:table-cell>
          <table:table-cell table:style-name="ce2" table:formula="of:=IFERROR(__xludf.dummyfunction(&quot;GOOGLETRANSLATE($B42,&quot;&quot;en&quot;&quot;,Q$1)&quot;);&quot;Faili&quot;)" office:value-type="string" office:string-value="Faili" calcext:value-type="string">
            <text:p>Faili</text:p>
          </table:table-cell>
          <table:table-cell table:style-name="ce2" table:formula="of:=IFERROR(__xludf.dummyfunction(&quot;GOOGLETRANSLATE($B42,&quot;&quot;en&quot;&quot;,R$1)&quot;);&quot;File&quot;)" office:value-type="string" office:string-value="File" calcext:value-type="string">
            <text:p>File</text:p>
          </table:table-cell>
          <table:table-cell table:style-name="ce2" table:formula="of:=IFERROR(__xludf.dummyfunction(&quot;GOOGLETRANSLATE($B42,&quot;&quot;en&quot;&quot;,S$1)&quot;);&quot;فائل&quot;)" office:value-type="string" office:string-value="فائل" calcext:value-type="string">
            <text:p>فائل</text:p>
          </table:table-cell>
          <table:table-cell table:style-name="ce2" table:formula="of:=IFERROR(__xludf.dummyfunction(&quot;GOOGLETRANSLATE($B42,&quot;&quot;en&quot;&quot;,T$1)&quot;);&quot;Lima&quot;)" office:value-type="string" office:string-value="Lima" calcext:value-type="string">
            <text:p>Lima</text:p>
          </table:table-cell>
          <table:table-cell table:style-name="ce2" table:formula="of:=IFERROR(__xludf.dummyfunction(&quot;GOOGLETRANSLATE($B42,&quot;&quot;en&quot;&quot;,U$1)&quot;);&quot;Rhathellem&quot;)" office:value-type="string" office:string-value="Rhathellem" calcext:value-type="string">
            <text:p>Rhathellem</text:p>
          </table:table-cell>
          <table:table-cell table:style-name="ce2" table:formula="of:=IFERROR(__xludf.dummyfunction(&quot;GOOGLETRANSLATE($B42,&quot;&quot;en&quot;&quot;,V$1)&quot;);&quot;Ifayili&quot;)" office:value-type="string" office:string-value="Ifayili" calcext:value-type="string">
            <text:p>Ifayili</text:p>
          </table:table-cell>
          <table:table-cell table:style-name="ce2" table:formula="of:=IFERROR(__xludf.dummyfunction(&quot;GOOGLETRANSLATE($B42,&quot;&quot;en&quot;&quot;,W$1)&quot;);&quot;טעקע&quot;)" office:value-type="string" office:string-value="טעקע" calcext:value-type="string">
            <text:p>טעק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LINE</text:p>
          </table:table-cell>
          <table:table-cell table:style-name="ce2" table:formula="of:=IFERROR(__xludf.dummyfunction(&quot;GOOGLETRANSLATE($B43,&quot;&quot;en&quot;&quot;,C$1)&quot;);&quot;선&quot;)" office:value-type="string" office:string-value="선" calcext:value-type="string">
            <text:p>선</text:p>
          </table:table-cell>
          <table:table-cell table:style-name="ce2" table:formula="of:=IFERROR(__xludf.dummyfunction(&quot;GOOGLETRANSLATE($B43,&quot;&quot;en&quot;&quot;,D$1)&quot;);&quot;DOUBLER&quot;)" office:value-type="string" office:string-value="DOUBLER" calcext:value-type="string">
            <text:p>DOUBLER</text:p>
          </table:table-cell>
          <table:table-cell table:style-name="ce2" table:formula="of:=IFERROR(__xludf.dummyfunction(&quot;GOOGLETRANSLATE($B43,&quot;&quot;en&quot;&quot;,E$1)&quot;);&quot;LINIE&quot;)" office:value-type="string" office:string-value="LINIE" calcext:value-type="string">
            <text:p>LINIE</text:p>
          </table:table-cell>
          <table:table-cell table:style-name="ce2" table:formula="of:=IFERROR(__xludf.dummyfunction(&quot;GOOGLETRANSLATE($B43,&quot;&quot;en&quot;&quot;,F$1)&quot;);&quot;线&quot;)" office:value-type="string" office:string-value="线" calcext:value-type="string">
            <text:p>线</text:p>
          </table:table-cell>
          <table:table-cell table:style-name="ce2" table:formula="of:=IFERROR(__xludf.dummyfunction(&quot;GOOGLETRANSLATE($B43,&quot;&quot;en&quot;&quot;,G$1)&quot;);&quot;LÍNEA&quot;)" office:value-type="string" office:string-value="LÍNEA" calcext:value-type="string">
            <text:p>LÍNEA</text:p>
          </table:table-cell>
          <table:table-cell table:style-name="ce2" table:formula="of:=IFERROR(__xludf.dummyfunction(&quot;GOOGLETRANSLATE($B43,&quot;&quot;en&quot;&quot;,H$1)&quot;);&quot;خط&quot;)" office:value-type="string" office:string-value="خط" calcext:value-type="string">
            <text:p>خط</text:p>
          </table:table-cell>
          <table:table-cell table:style-name="ce2" table:formula="of:=IFERROR(__xludf.dummyfunction(&quot;GOOGLETRANSLATE($B43,&quot;&quot;en&quot;&quot;,I$1)&quot;);&quot;ЛИНИЯ&quot;)" office:value-type="string" office:string-value="ЛИНИЯ" calcext:value-type="string">
            <text:p>ЛИНИЯ</text:p>
          </table:table-cell>
          <table:table-cell table:style-name="ce2" table:formula="of:=IFERROR(__xludf.dummyfunction(&quot;GOOGLETRANSLATE($B43,&quot;&quot;en&quot;&quot;,J$1)&quot;);&quot;पंक्ति&quot;)" office:value-type="string" office:string-value="पंक्ति" calcext:value-type="string">
            <text:p>पंक्ति</text:p>
          </table:table-cell>
          <table:table-cell table:style-name="ce2" table:formula="of:=IFERROR(__xludf.dummyfunction(&quot;GOOGLETRANSLATE($B43,&quot;&quot;en&quot;&quot;,K$1)&quot;);&quot;লাইন&quot;)" office:value-type="string" office:string-value="লাইন" calcext:value-type="string">
            <text:p>লাইন</text:p>
          </table:table-cell>
          <table:table-cell table:style-name="ce2" table:formula="of:=IFERROR(__xludf.dummyfunction(&quot;GOOGLETRANSLATE($B43,&quot;&quot;en&quot;&quot;,L$1)&quot;);&quot;LINHA&quot;)" office:value-type="string" office:string-value="LINHA" calcext:value-type="string">
            <text:p>LINHA</text:p>
          </table:table-cell>
          <table:table-cell table:style-name="ce2" table:formula="of:=IFERROR(__xludf.dummyfunction(&quot;GOOGLETRANSLATE($B43,&quot;&quot;en&quot;&quot;,M$1)&quot;);&quot;GARIS&quot;)" office:value-type="string" office:string-value="GARIS" calcext:value-type="string">
            <text:p>GARIS</text:p>
          </table:table-cell>
          <table:table-cell table:style-name="ce2" table:formula="of:=IFERROR(__xludf.dummyfunction(&quot;GOOGLETRANSLATE($B43,&quot;&quot;en&quot;&quot;,N$1)&quot;);&quot;ライン&quot;)" office:value-type="string" office:string-value="ライン" calcext:value-type="string">
            <text:p>ライン</text:p>
          </table:table-cell>
          <table:table-cell table:style-name="ce2" table:formula="of:=IFERROR(__xludf.dummyfunction(&quot;GOOGLETRANSLATE($B43,&quot;&quot;en&quot;&quot;,O$1)&quot;);&quot;קַו&quot;)" office:value-type="string" office:string-value="קַו" calcext:value-type="string">
            <text:p>קַו</text:p>
          </table:table-cell>
          <table:table-cell table:style-name="ce2" table:formula="of:=IFERROR(__xludf.dummyfunction(&quot;GOOGLETRANSLATE($B43,&quot;&quot;en&quot;&quot;,P$1)&quot;);&quot;Linio&quot;)" office:value-type="string" office:string-value="Linio" calcext:value-type="string">
            <text:p>Linio</text:p>
          </table:table-cell>
          <table:table-cell table:style-name="ce2" table:formula="of:=IFERROR(__xludf.dummyfunction(&quot;GOOGLETRANSLATE($B43,&quot;&quot;en&quot;&quot;,Q$1)&quot;);&quot;Mstari&quot;)" office:value-type="string" office:string-value="Mstari" calcext:value-type="string">
            <text:p>Mstari</text:p>
          </table:table-cell>
          <table:table-cell table:style-name="ce2" table:formula="of:=IFERROR(__xludf.dummyfunction(&quot;GOOGLETRANSLATE($B43,&quot;&quot;en&quot;&quot;,R$1)&quot;);&quot;Linya&quot;)" office:value-type="string" office:string-value="Linya" calcext:value-type="string">
            <text:p>Linya</text:p>
          </table:table-cell>
          <table:table-cell table:style-name="ce2" table:formula="of:=IFERROR(__xludf.dummyfunction(&quot;GOOGLETRANSLATE($B43,&quot;&quot;en&quot;&quot;,S$1)&quot;);&quot;لائن&quot;)" office:value-type="string" office:string-value="لائن" calcext:value-type="string">
            <text:p>لائن</text:p>
          </table:table-cell>
          <table:table-cell table:style-name="ce2" table:formula="of:=IFERROR(__xludf.dummyfunction(&quot;GOOGLETRANSLATE($B43,&quot;&quot;en&quot;&quot;,T$1)&quot;);&quot;Linea&quot;)" office:value-type="string" office:string-value="Linea" calcext:value-type="string">
            <text:p>Linea</text:p>
          </table:table-cell>
          <table:table-cell table:style-name="ce2" table:formula="of:=IFERROR(__xludf.dummyfunction(&quot;GOOGLETRANSLATE($B43,&quot;&quot;en&quot;&quot;,U$1)&quot;);&quot;Leinith&quot;)" office:value-type="string" office:string-value="Leinith" calcext:value-type="string">
            <text:p>Leinith</text:p>
          </table:table-cell>
          <table:table-cell table:style-name="ce2" table:formula="of:=IFERROR(__xludf.dummyfunction(&quot;GOOGLETRANSLATE($B43,&quot;&quot;en&quot;&quot;,V$1)&quot;);&quot;Ulayini&quot;)" office:value-type="string" office:string-value="Ulayini" calcext:value-type="string">
            <text:p>Ulayini</text:p>
          </table:table-cell>
          <table:table-cell table:style-name="ce2" table:formula="of:=IFERROR(__xludf.dummyfunction(&quot;GOOGLETRANSLATE($B43,&quot;&quot;en&quot;&quot;,W$1)&quot;);&quot;ליניע&quot;)" office:value-type="string" office:string-value="ליניע" calcext:value-type="string">
            <text:p>ליני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COLUMN</text:p>
          </table:table-cell>
          <table:table-cell table:style-name="ce2" table:formula="of:=IFERROR(__xludf.dummyfunction(&quot;GOOGLETRANSLATE($B44,&quot;&quot;en&quot;&quot;,C$1)&quot;);&quot;열&quot;)" office:value-type="string" office:string-value="열" calcext:value-type="string">
            <text:p>열</text:p>
          </table:table-cell>
          <table:table-cell table:style-name="ce2" table:formula="of:=IFERROR(__xludf.dummyfunction(&quot;GOOGLETRANSLATE($B44,&quot;&quot;en&quot;&quot;,D$1)&quot;);&quot;COLONNE&quot;)" office:value-type="string" office:string-value="COLONNE" calcext:value-type="string">
            <text:p>COLONNE</text:p>
          </table:table-cell>
          <table:table-cell table:style-name="ce2" table:formula="of:=IFERROR(__xludf.dummyfunction(&quot;GOOGLETRANSLATE($B44,&quot;&quot;en&quot;&quot;,E$1)&quot;);&quot;SPALTE&quot;)" office:value-type="string" office:string-value="SPALTE" calcext:value-type="string">
            <text:p>SPALTE</text:p>
          </table:table-cell>
          <table:table-cell table:style-name="ce2" table:formula="of:=IFERROR(__xludf.dummyfunction(&quot;GOOGLETRANSLATE($B44,&quot;&quot;en&quot;&quot;,F$1)&quot;);&quot;柱子&quot;)" office:value-type="string" office:string-value="柱子" calcext:value-type="string">
            <text:p>柱子</text:p>
          </table:table-cell>
          <table:table-cell table:style-name="ce2" table:formula="of:=IFERROR(__xludf.dummyfunction(&quot;GOOGLETRANSLATE($B44,&quot;&quot;en&quot;&quot;,G$1)&quot;);&quot;COLUMNA&quot;)" office:value-type="string" office:string-value="COLUMNA" calcext:value-type="string">
            <text:p>COLUMNA</text:p>
          </table:table-cell>
          <table:table-cell table:style-name="ce2" table:formula="of:=IFERROR(__xludf.dummyfunction(&quot;GOOGLETRANSLATE($B44,&quot;&quot;en&quot;&quot;,H$1)&quot;);&quot;عمود&quot;)" office:value-type="string" office:string-value="عمود" calcext:value-type="string">
            <text:p>عمود</text:p>
          </table:table-cell>
          <table:table-cell table:style-name="ce2" table:formula="of:=IFERROR(__xludf.dummyfunction(&quot;GOOGLETRANSLATE($B44,&quot;&quot;en&quot;&quot;,I$1)&quot;);&quot;СТОЛБЕЦ&quot;)" office:value-type="string" office:string-value="СТОЛБЕЦ" calcext:value-type="string">
            <text:p>СТОЛБЕЦ</text:p>
          </table:table-cell>
          <table:table-cell table:style-name="ce2" table:formula="of:=IFERROR(__xludf.dummyfunction(&quot;GOOGLETRANSLATE($B44,&quot;&quot;en&quot;&quot;,J$1)&quot;);&quot;कॉलम&quot;)" office:value-type="string" office:string-value="कॉलम" calcext:value-type="string">
            <text:p>कॉलम</text:p>
          </table:table-cell>
          <table:table-cell table:style-name="ce2" table:formula="of:=IFERROR(__xludf.dummyfunction(&quot;GOOGLETRANSLATE($B44,&quot;&quot;en&quot;&quot;,K$1)&quot;);&quot;কলাম&quot;)" office:value-type="string" office:string-value="কলাম" calcext:value-type="string">
            <text:p>কলাম</text:p>
          </table:table-cell>
          <table:table-cell table:style-name="ce2" table:formula="of:=IFERROR(__xludf.dummyfunction(&quot;GOOGLETRANSLATE($B44,&quot;&quot;en&quot;&quot;,L$1)&quot;);&quot;COLUNA&quot;)" office:value-type="string" office:string-value="COLUNA" calcext:value-type="string">
            <text:p>COLUNA</text:p>
          </table:table-cell>
          <table:table-cell table:style-name="ce2" table:formula="of:=IFERROR(__xludf.dummyfunction(&quot;GOOGLETRANSLATE($B44,&quot;&quot;en&quot;&quot;,M$1)&quot;);&quot;KOLOM&quot;)" office:value-type="string" office:string-value="KOLOM" calcext:value-type="string">
            <text:p>KOLOM</text:p>
          </table:table-cell>
          <table:table-cell table:style-name="ce2" table:formula="of:=IFERROR(__xludf.dummyfunction(&quot;GOOGLETRANSLATE($B44,&quot;&quot;en&quot;&quot;,N$1)&quot;);&quot;桁&quot;)" office:value-type="string" office:string-value="桁" calcext:value-type="string">
            <text:p>桁</text:p>
          </table:table-cell>
          <table:table-cell table:style-name="ce2" table:formula="of:=IFERROR(__xludf.dummyfunction(&quot;GOOGLETRANSLATE($B44,&quot;&quot;en&quot;&quot;,O$1)&quot;);&quot;טור&quot;)" office:value-type="string" office:string-value="טור" calcext:value-type="string">
            <text:p>טור</text:p>
          </table:table-cell>
          <table:table-cell table:style-name="ce2" table:formula="of:=IFERROR(__xludf.dummyfunction(&quot;GOOGLETRANSLATE($B44,&quot;&quot;en&quot;&quot;,P$1)&quot;);&quot;Kolumno&quot;)" office:value-type="string" office:string-value="Kolumno" calcext:value-type="string">
            <text:p>Kolumno</text:p>
          </table:table-cell>
          <table:table-cell table:style-name="ce2" table:formula="of:=IFERROR(__xludf.dummyfunction(&quot;GOOGLETRANSLATE($B44,&quot;&quot;en&quot;&quot;,Q$1)&quot;);&quot;Safu&quot;)" office:value-type="string" office:string-value="Safu" calcext:value-type="string">
            <text:p>Safu</text:p>
          </table:table-cell>
          <table:table-cell table:style-name="ce2" table:formula="of:=IFERROR(__xludf.dummyfunction(&quot;GOOGLETRANSLATE($B44,&quot;&quot;en&quot;&quot;,R$1)&quot;);&quot;Haligi&quot;)" office:value-type="string" office:string-value="Haligi" calcext:value-type="string">
            <text:p>Haligi</text:p>
          </table:table-cell>
          <table:table-cell table:style-name="ce2" table:formula="of:=IFERROR(__xludf.dummyfunction(&quot;GOOGLETRANSLATE($B44,&quot;&quot;en&quot;&quot;,S$1)&quot;);&quot;کالم&quot;)" office:value-type="string" office:string-value="کالم" calcext:value-type="string">
            <text:p>کالم</text:p>
          </table:table-cell>
          <table:table-cell table:style-name="ce2" table:formula="of:=IFERROR(__xludf.dummyfunction(&quot;GOOGLETRANSLATE($B44,&quot;&quot;en&quot;&quot;,T$1)&quot;);&quot;Columna&quot;)" office:value-type="string" office:string-value="Columna" calcext:value-type="string">
            <text:p>Columna</text:p>
          </table:table-cell>
          <table:table-cell table:style-name="ce2" table:formula="of:=IFERROR(__xludf.dummyfunction(&quot;GOOGLETRANSLATE($B44,&quot;&quot;en&quot;&quot;,U$1)&quot;);&quot;Golofnau&quot;)" office:value-type="string" office:string-value="Golofnau" calcext:value-type="string">
            <text:p>Golofnau</text:p>
          </table:table-cell>
          <table:table-cell table:style-name="ce2" table:formula="of:=IFERROR(__xludf.dummyfunction(&quot;GOOGLETRANSLATE($B44,&quot;&quot;en&quot;&quot;,V$1)&quot;);&quot;Insika&quot;)" office:value-type="string" office:string-value="Insika" calcext:value-type="string">
            <text:p>Insika</text:p>
          </table:table-cell>
          <table:table-cell table:style-name="ce2" table:formula="of:=IFERROR(__xludf.dummyfunction(&quot;GOOGLETRANSLATE($B44,&quot;&quot;en&quot;&quot;,W$1)&quot;);&quot;זייַל&quot;)" office:value-type="string" office:string-value="זייַל" calcext:value-type="string">
            <text:p>זייַ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style-name="ce1" office:value-type="string" calcext:value-type="string">
            <text:p>RATIONAL</text:p>
          </table:table-cell>
          <table:table-cell table:style-name="ce2" table:formula="of:=IFERROR(__xludf.dummyfunction(&quot;GOOGLETRANSLATE($B45,&quot;&quot;en&quot;&quot;,C$1)&quot;);&quot;합리적인&quot;)" office:value-type="string" office:string-value="합리적인" calcext:value-type="string">
            <text:p>합리적인</text:p>
          </table:table-cell>
          <table:table-cell table:style-name="ce2" table:formula="of:=IFERROR(__xludf.dummyfunction(&quot;GOOGLETRANSLATE($B45,&quot;&quot;en&quot;&quot;,D$1)&quot;);&quot;RATIONNEL&quot;)" office:value-type="string" office:string-value="RATIONNEL" calcext:value-type="string">
            <text:p>RATIONNEL</text:p>
          </table:table-cell>
          <table:table-cell table:style-name="ce2" table:formula="of:=IFERROR(__xludf.dummyfunction(&quot;GOOGLETRANSLATE($B45,&quot;&quot;en&quot;&quot;,E$1)&quot;);&quot;RATIONAL&quot;)" office:value-type="string" office:string-value="RATIONAL" calcext:value-type="string">
            <text:p>RATIONAL</text:p>
          </table:table-cell>
          <table:table-cell table:style-name="ce2" table:formula="of:=IFERROR(__xludf.dummyfunction(&quot;GOOGLETRANSLATE($B45,&quot;&quot;en&quot;&quot;,F$1)&quot;);&quot;合理的&quot;)" office:value-type="string" office:string-value="合理的" calcext:value-type="string">
            <text:p>合理的</text:p>
          </table:table-cell>
          <table:table-cell table:style-name="ce2" table:formula="of:=IFERROR(__xludf.dummyfunction(&quot;GOOGLETRANSLATE($B45,&quot;&quot;en&quot;&quot;,G$1)&quot;);&quot;RACIONAL&quot;)" office:value-type="string" office:string-value="RACIONAL" calcext:value-type="string">
            <text:p>RACIONAL</text:p>
          </table:table-cell>
          <table:table-cell table:style-name="ce2" table:formula="of:=IFERROR(__xludf.dummyfunction(&quot;GOOGLETRANSLATE($B45,&quot;&quot;en&quot;&quot;,H$1)&quot;);&quot;عاقِل&quot;)" office:value-type="string" office:string-value="عاقِل" calcext:value-type="string">
            <text:p>عاقِل</text:p>
          </table:table-cell>
          <table:table-cell table:style-name="ce2" table:formula="of:=IFERROR(__xludf.dummyfunction(&quot;GOOGLETRANSLATE($B45,&quot;&quot;en&quot;&quot;,I$1)&quot;);&quot;Рациональный&quot;)" office:value-type="string" office:string-value="Рациональный" calcext:value-type="string">
            <text:p>Рациональный</text:p>
          </table:table-cell>
          <table:table-cell table:style-name="ce2" table:formula="of:=IFERROR(__xludf.dummyfunction(&quot;GOOGLETRANSLATE($B45,&quot;&quot;en&quot;&quot;,J$1)&quot;);&quot;तर्कसंगत&quot;)" office:value-type="string" office:string-value="तर्कसंगत" calcext:value-type="string">
            <text:p>तर्कसंगत</text:p>
          </table:table-cell>
          <table:table-cell table:style-name="ce2" table:formula="of:=IFERROR(__xludf.dummyfunction(&quot;GOOGLETRANSLATE($B45,&quot;&quot;en&quot;&quot;,K$1)&quot;);&quot;যুক্তিসঙ্গত&quot;)" office:value-type="string" office:string-value="যুক্তিসঙ্গত" calcext:value-type="string">
            <text:p>যুক্তিসঙ্গত</text:p>
          </table:table-cell>
          <table:table-cell table:style-name="ce2" table:formula="of:=IFERROR(__xludf.dummyfunction(&quot;GOOGLETRANSLATE($B45,&quot;&quot;en&quot;&quot;,L$1)&quot;);&quot;RACIONAL&quot;)" office:value-type="string" office:string-value="RACIONAL" calcext:value-type="string">
            <text:p>RACIONAL</text:p>
          </table:table-cell>
          <table:table-cell table:style-name="ce2" table:formula="of:=IFERROR(__xludf.dummyfunction(&quot;GOOGLETRANSLATE($B45,&quot;&quot;en&quot;&quot;,M$1)&quot;);&quot;RASIONAL&quot;)" office:value-type="string" office:string-value="RASIONAL" calcext:value-type="string">
            <text:p>RASIONAL</text:p>
          </table:table-cell>
          <table:table-cell table:style-name="ce2" table:formula="of:=IFERROR(__xludf.dummyfunction(&quot;GOOGLETRANSLATE($B45,&quot;&quot;en&quot;&quot;,N$1)&quot;);&quot;合理的な&quot;)" office:value-type="string" office:string-value="合理的な" calcext:value-type="string">
            <text:p>合理的な</text:p>
          </table:table-cell>
          <table:table-cell table:style-name="ce2" table:formula="of:=IFERROR(__xludf.dummyfunction(&quot;GOOGLETRANSLATE($B45,&quot;&quot;en&quot;&quot;,O$1)&quot;);&quot;רַצִיוֹנָלִי&quot;)" office:value-type="string" office:string-value="רַצִיוֹנָלִי" calcext:value-type="string">
            <text:p>רַצִיוֹנָלִי</text:p>
          </table:table-cell>
          <table:table-cell table:style-name="ce2" table:formula="of:=IFERROR(__xludf.dummyfunction(&quot;GOOGLETRANSLATE($B45,&quot;&quot;en&quot;&quot;,P$1)&quot;);&quot;Racia&quot;)" office:value-type="string" office:string-value="Racia" calcext:value-type="string">
            <text:p>Racia</text:p>
          </table:table-cell>
          <table:table-cell table:style-name="ce2" table:formula="of:=IFERROR(__xludf.dummyfunction(&quot;GOOGLETRANSLATE($B45,&quot;&quot;en&quot;&quot;,Q$1)&quot;);&quot;Mantiki&quot;)" office:value-type="string" office:string-value="Mantiki" calcext:value-type="string">
            <text:p>Mantiki</text:p>
          </table:table-cell>
          <table:table-cell table:style-name="ce2" table:formula="of:=IFERROR(__xludf.dummyfunction(&quot;GOOGLETRANSLATE($B45,&quot;&quot;en&quot;&quot;,R$1)&quot;);&quot;Makatuwiran&quot;)" office:value-type="string" office:string-value="Makatuwiran" calcext:value-type="string">
            <text:p>Makatuwiran</text:p>
          </table:table-cell>
          <table:table-cell table:style-name="ce2" table:formula="of:=IFERROR(__xludf.dummyfunction(&quot;GOOGLETRANSLATE($B45,&quot;&quot;en&quot;&quot;,S$1)&quot;);&quot;عقلی&quot;)" office:value-type="string" office:string-value="عقلی" calcext:value-type="string">
            <text:p>عقلی</text:p>
          </table:table-cell>
          <table:table-cell table:style-name="ce2" table:formula="of:=IFERROR(__xludf.dummyfunction(&quot;GOOGLETRANSLATE($B45,&quot;&quot;en&quot;&quot;,T$1)&quot;);&quot;Rationalis&quot;)" office:value-type="string" office:string-value="Rationalis" calcext:value-type="string">
            <text:p>Rationalis</text:p>
          </table:table-cell>
          <table:table-cell table:style-name="ce2" table:formula="of:=IFERROR(__xludf.dummyfunction(&quot;GOOGLETRANSLATE($B45,&quot;&quot;en&quot;&quot;,U$1)&quot;);&quot;Rhesymol&quot;)" office:value-type="string" office:string-value="Rhesymol" calcext:value-type="string">
            <text:p>Rhesymol</text:p>
          </table:table-cell>
          <table:table-cell table:style-name="ce2" table:formula="of:=IFERROR(__xludf.dummyfunction(&quot;GOOGLETRANSLATE($B45,&quot;&quot;en&quot;&quot;,V$1)&quot;);&quot;-Nengqondo&quot;)" office:value-type="string" office:string-value="-Nengqondo" calcext:value-type="string">
            <text:p>-Nengqondo</text:p>
          </table:table-cell>
          <table:table-cell table:style-name="ce2" table:formula="of:=IFERROR(__xludf.dummyfunction(&quot;GOOGLETRANSLATE($B45,&quot;&quot;en&quot;&quot;,W$1)&quot;);&quot;באַרדאַסדיק&quot;)" office:value-type="string" office:string-value="באַרדאַסדיק" calcext:value-type="string">
            <text:p>באַרדאַסדיק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GOOGLETRANSLATE($B46,&quot;&quot;en&quot;&quot;,C$1)&quot;);&quot;텍스트&quot;)" office:value-type="string" office:string-value="텍스트" calcext:value-type="string">
            <text:p>텍스트</text:p>
          </table:table-cell>
          <table:table-cell table:style-name="ce2" table:formula="of:=IFERROR(__xludf.dummyfunction(&quot;GOOGLETRANSLATE($B46,&quot;&quot;en&quot;&quot;,D$1)&quot;);&quot;TEXTE&quot;)" office:value-type="string" office:string-value="TEXTE" calcext:value-type="string">
            <text:p>TEXTE</text:p>
          </table:table-cell>
          <table:table-cell table:style-name="ce2" table:formula="of:=IFERROR(__xludf.dummyfunction(&quot;GOOGLETRANSLATE($B46,&quot;&quot;en&quot;&quot;,E$1)&quot;);&quot;TEXT&quot;)" office:value-type="string" office:string-value="TEXT" calcext:value-type="string">
            <text:p>TEXT</text:p>
          </table:table-cell>
          <table:table-cell table:style-name="ce2" table:formula="of:=IFERROR(__xludf.dummyfunction(&quot;GOOGLETRANSLATE($B46,&quot;&quot;en&quot;&quot;,F$1)&quot;);&quot;文本&quot;)" office:value-type="string" office:string-value="文本" calcext:value-type="string">
            <text:p>文本</text:p>
          </table:table-cell>
          <table:table-cell table:style-name="ce2" table:formula="of:=IFERROR(__xludf.dummyfunction(&quot;GOOGLETRANSLATE($B46,&quot;&quot;en&quot;&quot;,G$1)&quot;);&quot;TEXTO&quot;)" office:value-type="string" office:string-value="TEXTO" calcext:value-type="string">
            <text:p>TEXTO</text:p>
          </table:table-cell>
          <table:table-cell table:style-name="ce2" table:formula="of:=IFERROR(__xludf.dummyfunction(&quot;GOOGLETRANSLATE($B46,&quot;&quot;en&quot;&quot;,H$1)&quot;);&quot;نص&quot;)" office:value-type="string" office:string-value="نص" calcext:value-type="string">
            <text:p>نص</text:p>
          </table:table-cell>
          <table:table-cell table:style-name="ce2" table:formula="of:=IFERROR(__xludf.dummyfunction(&quot;GOOGLETRANSLATE($B46,&quot;&quot;en&quot;&quot;,I$1)&quot;);&quot;ТЕКСТ&quot;)" office:value-type="string" office:string-value="ТЕКСТ" calcext:value-type="string">
            <text:p>ТЕКСТ</text:p>
          </table:table-cell>
          <table:table-cell table:style-name="ce2" table:formula="of:=IFERROR(__xludf.dummyfunction(&quot;GOOGLETRANSLATE($B46,&quot;&quot;en&quot;&quot;,J$1)&quot;);&quot;मूलपाठ&quot;)" office:value-type="string" office:string-value="मूलपाठ" calcext:value-type="string">
            <text:p>मूलपाठ</text:p>
          </table:table-cell>
          <table:table-cell table:style-name="ce2" table:formula="of:=IFERROR(__xludf.dummyfunction(&quot;GOOGLETRANSLATE($B46,&quot;&quot;en&quot;&quot;,K$1)&quot;);&quot;পাঠ্য&quot;)" office:value-type="string" office:string-value="পাঠ্য" calcext:value-type="string">
            <text:p>পাঠ্য</text:p>
          </table:table-cell>
          <table:table-cell table:style-name="ce2" table:formula="of:=IFERROR(__xludf.dummyfunction(&quot;GOOGLETRANSLATE($B46,&quot;&quot;en&quot;&quot;,L$1)&quot;);&quot;TEXTO&quot;)" office:value-type="string" office:string-value="TEXTO" calcext:value-type="string">
            <text:p>TEXTO</text:p>
          </table:table-cell>
          <table:table-cell table:style-name="ce2" table:formula="of:=IFERROR(__xludf.dummyfunction(&quot;GOOGLETRANSLATE($B46,&quot;&quot;en&quot;&quot;,M$1)&quot;);&quot;TEKS&quot;)" office:value-type="string" office:string-value="TEKS" calcext:value-type="string">
            <text:p>TEKS</text:p>
          </table:table-cell>
          <table:table-cell table:style-name="ce2" table:formula="of:=IFERROR(__xludf.dummyfunction(&quot;GOOGLETRANSLATE($B46,&quot;&quot;en&quot;&quot;,N$1)&quot;);&quot;文章&quot;)" office:value-type="string" office:string-value="文章" calcext:value-type="string">
            <text:p>文章</text:p>
          </table:table-cell>
          <table:table-cell table:style-name="ce2" table:formula="of:=IFERROR(__xludf.dummyfunction(&quot;GOOGLETRANSLATE($B46,&quot;&quot;en&quot;&quot;,O$1)&quot;);&quot;טֶקסט&quot;)" office:value-type="string" office:string-value="טֶקסט" calcext:value-type="string">
            <text:p>טֶקסט</text:p>
          </table:table-cell>
          <table:table-cell table:style-name="ce2" table:formula="of:=IFERROR(__xludf.dummyfunction(&quot;GOOGLETRANSLATE($B46,&quot;&quot;en&quot;&quot;,P$1)&quot;);&quot;Teksto&quot;)" office:value-type="string" office:string-value="Teksto" calcext:value-type="string">
            <text:p>Teksto</text:p>
          </table:table-cell>
          <table:table-cell table:style-name="ce2" table:formula="of:=IFERROR(__xludf.dummyfunction(&quot;GOOGLETRANSLATE($B46,&quot;&quot;en&quot;&quot;,Q$1)&quot;);&quot;Maandishi&quot;)" office:value-type="string" office:string-value="Maandishi" calcext:value-type="string">
            <text:p>Maandishi</text:p>
          </table:table-cell>
          <table:table-cell table:style-name="ce2" table:formula="of:=IFERROR(__xludf.dummyfunction(&quot;GOOGLETRANSLATE($B46,&quot;&quot;en&quot;&quot;,R$1)&quot;);&quot;Teksto&quot;)" office:value-type="string" office:string-value="Teksto" calcext:value-type="string">
            <text:p>Teksto</text:p>
          </table:table-cell>
          <table:table-cell table:style-name="ce2" table:formula="of:=IFERROR(__xludf.dummyfunction(&quot;GOOGLETRANSLATE($B46,&quot;&quot;en&quot;&quot;,S$1)&quot;);&quot;متن&quot;)" office:value-type="string" office:string-value="متن" calcext:value-type="string">
            <text:p>متن</text:p>
          </table:table-cell>
          <table:table-cell table:style-name="ce2" table:formula="of:=IFERROR(__xludf.dummyfunction(&quot;GOOGLETRANSLATE($B46,&quot;&quot;en&quot;&quot;,T$1)&quot;);&quot;Text&quot;)" office:value-type="string" office:string-value="Text" calcext:value-type="string">
            <text:p>Text</text:p>
          </table:table-cell>
          <table:table-cell table:style-name="ce2" table:formula="of:=IFERROR(__xludf.dummyfunction(&quot;GOOGLETRANSLATE($B46,&quot;&quot;en&quot;&quot;,U$1)&quot;);&quot;Tecstio&quot;)" office:value-type="string" office:string-value="Tecstio" calcext:value-type="string">
            <text:p>Tecstio</text:p>
          </table:table-cell>
          <table:table-cell table:style-name="ce2" table:formula="of:=IFERROR(__xludf.dummyfunction(&quot;GOOGLETRANSLATE($B46,&quot;&quot;en&quot;&quot;,V$1)&quot;);&quot;Umbhalo&quot;)" office:value-type="string" office:string-value="Umbhalo" calcext:value-type="string">
            <text:p>Umbhalo</text:p>
          </table:table-cell>
          <table:table-cell table:style-name="ce2" table:formula="of:=IFERROR(__xludf.dummyfunction(&quot;GOOGLETRANSLATE($B46,&quot;&quot;en&quot;&quot;,W$1)&quot;);&quot;טעקסט&quot;)" office:value-type="string" office:string-value="טעקסט" calcext:value-type="string">
            <text:p>טעקסט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❮%0❯ at %1:%2 -&gt;%b</text:p>
          </table:table-cell>
          <table:table-cell table:style-name="ce2" table:formula="of:=IFERROR(__xludf.dummyfunction(&quot;GOOGLETRANSLATE($B48,&quot;&quot;en&quot;&quot;,C$1)&quot;);&quot;❮%0%at%1 :%2-&gt;%b&quot;)" office:value-type="string" office:string-value="❮%0%at%1 :%2-&gt;%b" calcext:value-type="string">
            <text:p>❮%0%at%1 :%2-&gt;%b</text:p>
          </table:table-cell>
          <table:table-cell table:style-name="ce2" table:formula="of:=IFERROR(__xludf.dummyfunction(&quot;GOOGLETRANSLATE($B48,&quot;&quot;en&quot;&quot;,D$1)&quot;);&quot;❮% 0❯ à% 1:% 2 -&gt;% b&quot;)" office:value-type="string" office:string-value="❮% 0❯ à% 1:% 2 -&gt;% b" calcext:value-type="string">
            <text:p>❮% 0❯ à% 1:% 2 -&gt;% b</text:p>
          </table:table-cell>
          <table:table-cell table:style-name="ce2" table:formula="of:=IFERROR(__xludf.dummyfunction(&quot;GOOGLETRANSLATE($B48,&quot;&quot;en&quot;&quot;,E$1)&quot;);&quot;❮%0❯ bei%1:%2 -&gt;%b&quot;)" office:value-type="string" office:string-value="❮%0❯ bei%1:%2 -&gt;%b" calcext:value-type="string">
            <text:p>❮%0❯ bei%1:%2 -&gt;%b</text:p>
          </table:table-cell>
          <table:table-cell table:style-name="ce2" table:formula="of:=IFERROR(__xludf.dummyfunction(&quot;GOOGLETRANSLATE($B48,&quot;&quot;en&quot;&quot;,F$1)&quot;);&quot;❮％0❯在％1：％2-&gt;％b&quot;)" office:value-type="string" office:string-value="❮％0❯在％1：％2-&gt;％b" calcext:value-type="string">
            <text:p>❮％0❯在％1：％2-&gt;％b</text:p>
          </table:table-cell>
          <table:table-cell table:style-name="ce2" table:formula="of:=IFERROR(__xludf.dummyfunction(&quot;GOOGLETRANSLATE($B48,&quot;&quot;en&quot;&quot;,G$1)&quot;);&quot;❮%0❯ a%1:%2 -&gt;%b&quot;)" office:value-type="string" office:string-value="❮%0❯ a%1:%2 -&gt;%b" calcext:value-type="string">
            <text:p>❮%0❯ a%1:%2 -&gt;%b</text:p>
          </table:table-cell>
          <table:table-cell table:style-name="ce2" table:formula="of:=IFERROR(__xludf.dummyfunction(&quot;GOOGLETRANSLATE($B48,&quot;&quot;en&quot;&quot;,H$1)&quot;);&quot;❮ ٪ 0❯ في ٪ 1: ٪ 2 -&gt; ٪ ب&quot;)" office:value-type="string" office:string-value="❮ ٪ 0❯ في ٪ 1: ٪ 2 -&gt; ٪ ب" calcext:value-type="string">
            <text:p>❮ ٪ 0❯ في ٪ 1: ٪ 2 -&gt; ٪ ب</text:p>
          </table:table-cell>
          <table:table-cell table:style-name="ce2" table:formula="of:=IFERROR(__xludf.dummyfunction(&quot;GOOGLETRANSLATE($B48,&quot;&quot;en&quot;&quot;,I$1)&quot;);&quot;❮%0❯ AT%1:%2 -&gt;%b&quot;)" office:value-type="string" office:string-value="❮%0❯ AT%1:%2 -&gt;%b" calcext:value-type="string">
            <text:p>❮%0❯ AT%1:%2 -&gt;%b</text:p>
          </table:table-cell>
          <table:table-cell table:style-name="ce2" table:formula="of:=IFERROR(__xludf.dummyfunction(&quot;GOOGLETRANSLATE($B48,&quot;&quot;en&quot;&quot;,J$1)&quot;);&quot;❮%0 ❮%1:%2 -&gt;%b पर&quot;)" office:value-type="string" office:string-value="❮%0 ❮%1:%2 -&gt;%b पर" calcext:value-type="string">
            <text:p>❮%0 ❮%1:%2 -&gt;%b पर</text:p>
          </table:table-cell>
          <table:table-cell table:style-name="ce2" table:formula="of:=IFERROR(__xludf.dummyfunction(&quot;GOOGLETRANSLATE($B48,&quot;&quot;en&quot;&quot;,K$1)&quot;);&quot;❮%0❯ এ%1:%2 -&gt;%বি&quot;)" office:value-type="string" office:string-value="❮%0❯ এ%1:%2 -&gt;%বি" calcext:value-type="string">
            <text:p>❮%0❯ এ%1:%2 -&gt;%বি</text:p>
          </table:table-cell>
          <table:table-cell table:style-name="ce2" table:formula="of:=IFERROR(__xludf.dummyfunction(&quot;GOOGLETRANSLATE($B48,&quot;&quot;en&quot;&quot;,L$1)&quot;);&quot;❮%0❯ em%1:%2 -&gt;%B&quot;)" office:value-type="string" office:string-value="❮%0❯ em%1:%2 -&gt;%B" calcext:value-type="string">
            <text:p>❮%0❯ em%1:%2 -&gt;%B</text:p>
          </table:table-cell>
          <table:table-cell table:style-name="ce2" table:formula="of:=IFERROR(__xludf.dummyfunction(&quot;GOOGLETRANSLATE($B48,&quot;&quot;en&quot;&quot;,M$1)&quot;);&quot;❮%0❯ AT%1:%2 -&gt;%b&quot;)" office:value-type="string" office:string-value="❮%0❯ AT%1:%2 -&gt;%b" calcext:value-type="string">
            <text:p>❮%0❯ AT%1:%2 -&gt;%b</text:p>
          </table:table-cell>
          <table:table-cell table:style-name="ce2" table:formula="of:=IFERROR(__xludf.dummyfunction(&quot;GOOGLETRANSLATE($B48,&quot;&quot;en&quot;&quot;,N$1)&quot;);&quot;❮％0❯at％1：％2-&gt;％b&quot;)" office:value-type="string" office:string-value="❮％0❯at％1：％2-&gt;％b" calcext:value-type="string">
            <text:p>❮％0❯at％1：％2-&gt;％b</text:p>
          </table:table-cell>
          <table:table-cell table:style-name="ce2" table:formula="of:=IFERROR(__xludf.dummyfunction(&quot;GOOGLETRANSLATE($B48,&quot;&quot;en&quot;&quot;,O$1)&quot;);&quot;❮%0❯ at%1:%2 -&gt;%b&quot;)" office:value-type="string" office:string-value="❮%0❯ at%1:%2 -&gt;%b" calcext:value-type="string">
            <text:p>❮%0❯ at%1:%2 -&gt;%b</text:p>
          </table:table-cell>
          <table:table-cell table:style-name="ce2" table:formula="of:=IFERROR(__xludf.dummyfunction(&quot;GOOGLETRANSLATE($B48,&quot;&quot;en&quot;&quot;,P$1)&quot;);&quot;❮%0❯ je%1:%2 -&gt;%b&quot;)" office:value-type="string" office:string-value="❮%0❯ je%1:%2 -&gt;%b" calcext:value-type="string">
            <text:p>❮%0❯ je%1:%2 -&gt;%b</text:p>
          </table:table-cell>
          <table:table-cell table:style-name="ce2" table:formula="of:=IFERROR(__xludf.dummyfunction(&quot;GOOGLETRANSLATE($B48,&quot;&quot;en&quot;&quot;,Q$1)&quot;);&quot;❮%0❯ kwa%1:%2 -&gt;%b&quot;)" office:value-type="string" office:string-value="❮%0❯ kwa%1:%2 -&gt;%b" calcext:value-type="string">
            <text:p>❮%0❯ kwa%1:%2 -&gt;%b</text:p>
          </table:table-cell>
          <table:table-cell table:style-name="ce2" table:formula="of:=IFERROR(__xludf.dummyfunction(&quot;GOOGLETRANSLATE($B48,&quot;&quot;en&quot;&quot;,R$1)&quot;);&quot;❮%0❯ sa%1:%2 -&gt;%B&quot;)" office:value-type="string" office:string-value="❮%0❯ sa%1:%2 -&gt;%B" calcext:value-type="string">
            <text:p>❮%0❯ sa%1:%2 -&gt;%B</text:p>
          </table:table-cell>
          <table:table-cell table:style-name="ce2" table:formula="of:=IFERROR(__xludf.dummyfunction(&quot;GOOGLETRANSLATE($B48,&quot;&quot;en&quot;&quot;,S$1)&quot;);&quot;❮ ٪ 0❯ at 1: ٪ 2 -&gt; ٪ b&quot;)" office:value-type="string" office:string-value="❮ ٪ 0❯ at 1: ٪ 2 -&gt; ٪ b" calcext:value-type="string">
            <text:p>❮ ٪ 0❯ at 1: ٪ 2 -&gt; ٪ b</text:p>
          </table:table-cell>
          <table:table-cell table:style-name="ce2" table:formula="of:=IFERROR(__xludf.dummyfunction(&quot;GOOGLETRANSLATE($B48,&quot;&quot;en&quot;&quot;,T$1)&quot;);&quot;❮% 0 ❯% I,% II -&gt;% B&quot;)" office:value-type="string" office:string-value="❮% 0 ❯% I,% II -&gt;% B" calcext:value-type="string">
            <text:p>❮% 0 ❯% I,% II -&gt;% B</text:p>
          </table:table-cell>
          <table:table-cell table:style-name="ce2" table:formula="of:=IFERROR(__xludf.dummyfunction(&quot;GOOGLETRANSLATE($B48,&quot;&quot;en&quot;&quot;,U$1)&quot;);&quot;❮%0❯ ar%1:%2 -&gt;%b&quot;)" office:value-type="string" office:string-value="❮%0❯ ar%1:%2 -&gt;%b" calcext:value-type="string">
            <text:p>❮%0❯ ar%1:%2 -&gt;%b</text:p>
          </table:table-cell>
          <table:table-cell table:style-name="ce2" table:formula="of:=IFERROR(__xludf.dummyfunction(&quot;GOOGLETRANSLATE($B48,&quot;&quot;en&quot;&quot;,V$1)&quot;);&quot;❮% 0❯ ku% 1:% 2 -&gt;% B&quot;)" office:value-type="string" office:string-value="❮% 0❯ ku% 1:% 2 -&gt;% B" calcext:value-type="string">
            <text:p>❮% 0❯ ku% 1:% 2 -&gt;% B</text:p>
          </table:table-cell>
          <table:table-cell table:style-name="ce2" table:formula="of:=IFERROR(__xludf.dummyfunction(&quot;GOOGLETRANSLATE($B48,&quot;&quot;en&quot;&quot;,W$1)&quot;);&quot;❮% 0❯ בייַ% 1:% 2 -&gt;% ב&quot;)" office:value-type="string" office:string-value="❮% 0❯ בייַ% 1:% 2 -&gt;% ב" calcext:value-type="string">
            <text:p>❮% 0❯ בייַ% 1:% 2 -&gt;% ב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❮%0❯ at %1:%2%n</text:p>
          </table:table-cell>
          <table:table-cell table:style-name="ce2" table:formula="of:=IFERROR(__xludf.dummyfunction(&quot;GOOGLETRANSLATE($B49,&quot;&quot;en&quot;&quot;,C$1)&quot;);&quot;❮%0%at%1 :%2%n&quot;)" office:value-type="string" office:string-value="❮%0%at%1 :%2%n" calcext:value-type="string">
            <text:p>❮%0%at%1 :%2%n</text:p>
          </table:table-cell>
          <table:table-cell table:style-name="ce2" table:formula="of:=IFERROR(__xludf.dummyfunction(&quot;GOOGLETRANSLATE($B49,&quot;&quot;en&quot;&quot;,D$1)&quot;);&quot;❮% 0❯ à% 1:% 2% n&quot;)" office:value-type="string" office:string-value="❮% 0❯ à% 1:% 2% n" calcext:value-type="string">
            <text:p>❮% 0❯ à% 1:% 2% n</text:p>
          </table:table-cell>
          <table:table-cell table:style-name="ce2" table:formula="of:=IFERROR(__xludf.dummyfunction(&quot;GOOGLETRANSLATE($B49,&quot;&quot;en&quot;&quot;,E$1)&quot;);&quot;❮%0❯ bei%1:%2%n&quot;)" office:value-type="string" office:string-value="❮%0❯ bei%1:%2%n" calcext:value-type="string">
            <text:p>❮%0❯ bei%1:%2%n</text:p>
          </table:table-cell>
          <table:table-cell table:style-name="ce2" table:formula="of:=IFERROR(__xludf.dummyfunction(&quot;GOOGLETRANSLATE($B49,&quot;&quot;en&quot;&quot;,F$1)&quot;);&quot;❮％0❯在％1：％2％n&quot;)" office:value-type="string" office:string-value="❮％0❯在％1：％2％n" calcext:value-type="string">
            <text:p>❮％0❯在％1：％2％n</text:p>
          </table:table-cell>
          <table:table-cell table:style-name="ce2" table:formula="of:=IFERROR(__xludf.dummyfunction(&quot;GOOGLETRANSLATE($B49,&quot;&quot;en&quot;&quot;,G$1)&quot;);&quot;❮%0❯ a%1:%2%N&quot;)" office:value-type="string" office:string-value="❮%0❯ a%1:%2%N" calcext:value-type="string">
            <text:p>❮%0❯ a%1:%2%N</text:p>
          </table:table-cell>
          <table:table-cell table:style-name="ce2" table:formula="of:=IFERROR(__xludf.dummyfunction(&quot;GOOGLETRANSLATE($B49,&quot;&quot;en&quot;&quot;,H$1)&quot;);&quot;❮ ٪ 0❯ في ٪ 1: ٪ 2 ٪ n&quot;)" office:value-type="string" office:string-value="❮ ٪ 0❯ في ٪ 1: ٪ 2 ٪ n" calcext:value-type="string">
            <text:p>❮ ٪ 0❯ في ٪ 1: ٪ 2 ٪ n</text:p>
          </table:table-cell>
          <table:table-cell table:style-name="ce2" table:formula="of:=IFERROR(__xludf.dummyfunction(&quot;GOOGLETRANSLATE($B49,&quot;&quot;en&quot;&quot;,I$1)&quot;);&quot;❮%0❯ AT%1:%2%N&quot;)" office:value-type="string" office:string-value="❮%0❯ AT%1:%2%N" calcext:value-type="string">
            <text:p>❮%0❯ AT%1:%2%N</text:p>
          </table:table-cell>
          <table:table-cell table:style-name="ce2" table:formula="of:=IFERROR(__xludf.dummyfunction(&quot;GOOGLETRANSLATE($B49,&quot;&quot;en&quot;&quot;,J$1)&quot;);&quot;❮%0 ❮%1 पर:%2%n&quot;)" office:value-type="string" office:string-value="❮%0 ❮%1 पर:%2%n" calcext:value-type="string">
            <text:p>❮%0 ❮%1 पर:%2%n</text:p>
          </table:table-cell>
          <table:table-cell table:style-name="ce2" table:formula="of:=IFERROR(__xludf.dummyfunction(&quot;GOOGLETRANSLATE($B49,&quot;&quot;en&quot;&quot;,K$1)&quot;);&quot;%1 0❯%1:%2%এন&quot;)" office:value-type="string" office:string-value="%1 0❯%1:%2%এন" calcext:value-type="string">
            <text:p>%1 0❯%1:%2%এন</text:p>
          </table:table-cell>
          <table:table-cell table:style-name="ce2" table:formula="of:=IFERROR(__xludf.dummyfunction(&quot;GOOGLETRANSLATE($B49,&quot;&quot;en&quot;&quot;,L$1)&quot;);&quot;❮%0❯ em%1:%2%n&quot;)" office:value-type="string" office:string-value="❮%0❯ em%1:%2%n" calcext:value-type="string">
            <text:p>❮%0❯ em%1:%2%n</text:p>
          </table:table-cell>
          <table:table-cell table:style-name="ce2" table:formula="of:=IFERROR(__xludf.dummyfunction(&quot;GOOGLETRANSLATE($B49,&quot;&quot;en&quot;&quot;,M$1)&quot;);&quot;❮%0 ❯ pada%1:%2%n&quot;)" office:value-type="string" office:string-value="❮%0 ❯ pada%1:%2%n" calcext:value-type="string">
            <text:p>❮%0 ❯ pada%1:%2%n</text:p>
          </table:table-cell>
          <table:table-cell table:style-name="ce2" table:formula="of:=IFERROR(__xludf.dummyfunction(&quot;GOOGLETRANSLATE($B49,&quot;&quot;en&quot;&quot;,N$1)&quot;);&quot;❮％0❯at％1：％2％n&quot;)" office:value-type="string" office:string-value="❮％0❯at％1：％2％n" calcext:value-type="string">
            <text:p>❮％0❯at％1：％2％n</text:p>
          </table:table-cell>
          <table:table-cell table:style-name="ce2" table:formula="of:=IFERROR(__xludf.dummyfunction(&quot;GOOGLETRANSLATE($B49,&quot;&quot;en&quot;&quot;,O$1)&quot;);&quot;❮%0❯ ב%1:%2%n&quot;)" office:value-type="string" office:string-value="❮%0❯ ב%1:%2%n" calcext:value-type="string">
            <text:p>❮%0❯ ב%1:%2%n</text:p>
          </table:table-cell>
          <table:table-cell table:style-name="ce2" table:formula="of:=IFERROR(__xludf.dummyfunction(&quot;GOOGLETRANSLATE($B49,&quot;&quot;en&quot;&quot;,P$1)&quot;);&quot;❮%0❯ je%1:%2%n&quot;)" office:value-type="string" office:string-value="❮%0❯ je%1:%2%n" calcext:value-type="string">
            <text:p>❮%0❯ je%1:%2%n</text:p>
          </table:table-cell>
          <table:table-cell table:style-name="ce2" table:formula="of:=IFERROR(__xludf.dummyfunction(&quot;GOOGLETRANSLATE($B49,&quot;&quot;en&quot;&quot;,Q$1)&quot;);&quot;❮%0❯ kwa%1:%2%n&quot;)" office:value-type="string" office:string-value="❮%0❯ kwa%1:%2%n" calcext:value-type="string">
            <text:p>❮%0❯ kwa%1:%2%n</text:p>
          </table:table-cell>
          <table:table-cell table:style-name="ce2" table:formula="of:=IFERROR(__xludf.dummyfunction(&quot;GOOGLETRANSLATE($B49,&quot;&quot;en&quot;&quot;,R$1)&quot;);&quot;❮%0❯ sa%1:%2%n&quot;)" office:value-type="string" office:string-value="❮%0❯ sa%1:%2%n" calcext:value-type="string">
            <text:p>❮%0❯ sa%1:%2%n</text:p>
          </table:table-cell>
          <table:table-cell table:style-name="ce2" table:formula="of:=IFERROR(__xludf.dummyfunction(&quot;GOOGLETRANSLATE($B49,&quot;&quot;en&quot;&quot;,S$1)&quot;);&quot;❮ ٪ 0❯ at 1: ٪ 2 ٪ n&quot;)" office:value-type="string" office:string-value="❮ ٪ 0❯ at 1: ٪ 2 ٪ n" calcext:value-type="string">
            <text:p>❮ ٪ 0❯ at 1: ٪ 2 ٪ n</text:p>
          </table:table-cell>
          <table:table-cell table:style-name="ce2" table:formula="of:=IFERROR(__xludf.dummyfunction(&quot;GOOGLETRANSLATE($B49,&quot;&quot;en&quot;&quot;,T$1)&quot;);&quot;❮% 0❯ ad% I,% II% n&quot;)" office:value-type="string" office:string-value="❮% 0❯ ad% I,% II% n" calcext:value-type="string">
            <text:p>❮% 0❯ ad% I,% II% n</text:p>
          </table:table-cell>
          <table:table-cell table:style-name="ce2" table:formula="of:=IFERROR(__xludf.dummyfunction(&quot;GOOGLETRANSLATE($B49,&quot;&quot;en&quot;&quot;,U$1)&quot;);&quot;❮%0❯ ar%1:%2%n&quot;)" office:value-type="string" office:string-value="❮%0❯ ar%1:%2%n" calcext:value-type="string">
            <text:p>❮%0❯ ar%1:%2%n</text:p>
          </table:table-cell>
          <table:table-cell table:style-name="ce2" table:formula="of:=IFERROR(__xludf.dummyfunction(&quot;GOOGLETRANSLATE($B49,&quot;&quot;en&quot;&quot;,V$1)&quot;);&quot;❮% 0❯ ku-% 1:% 2% n&quot;)" office:value-type="string" office:string-value="❮% 0❯ ku-% 1:% 2% n" calcext:value-type="string">
            <text:p>❮% 0❯ ku-% 1:% 2% n</text:p>
          </table:table-cell>
          <table:table-cell table:style-name="ce2" table:formula="of:=IFERROR(__xludf.dummyfunction(&quot;GOOGLETRANSLATE($B49,&quot;&quot;en&quot;&quot;,W$1)&quot;);&quot;❮% 0❯ ביי% 1:% 2% n&quot;)" office:value-type="string" office:string-value="❮% 0❯ ביי% 1:% 2% n" calcext:value-type="string">
            <text:p>❮% 0❯ ביי% 1:% 2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AND NO LANGUAGE GIVEN ON COMMAND LINE. <text:s/>EXITING.%n</text:p>
          </table:table-cell>
          <table:table-cell table:style-name="ce2" table:formula="of:=IFERROR(__xludf.dummyfunction(&quot;GOOGLETRANSLATE($B50,&quot;&quot;en&quot;&quot;,C$1)&quot;);&quot;그리고 명령 줄에는 언어가 없습니다. 출구.%n&quot;)" office:value-type="string" office:string-value="그리고 명령 줄에는 언어가 없습니다. 출구.%n" calcext:value-type="string">
            <text:p>그리고 명령 줄에는 언어가 없습니다. 출구.%n</text:p>
          </table:table-cell>
          <table:table-cell table:style-name="ce2" table:formula="of:=IFERROR(__xludf.dummyfunction(&quot;GOOGLETRANSLATE($B50,&quot;&quot;en&quot;&quot;,D$1)&quot;);&quot;Et aucune langue donnée sur la ligne de commande. Sortant.% N&quot;)" office:value-type="string" office:string-value="Et aucune langue donnée sur la ligne de commande. Sortant.% N" calcext:value-type="string">
            <text:p>Et aucune langue donnée sur la ligne de commande. Sortant.% N</text:p>
          </table:table-cell>
          <table:table-cell table:style-name="ce2" table:formula="of:=IFERROR(__xludf.dummyfunction(&quot;GOOGLETRANSLATE($B50,&quot;&quot;en&quot;&quot;,E$1)&quot;);&quot;Und keine Sprache in der Befehlszeile angegeben. Verlassen.%N&quot;)" office:value-type="string" office:string-value="Und keine Sprache in der Befehlszeile angegeben. Verlassen.%N" calcext:value-type="string">
            <text:p>Und keine Sprache in der Befehlszeile angegeben. Verlassen.%N</text:p>
          </table:table-cell>
          <table:table-cell table:style-name="ce2" table:formula="of:=IFERROR(__xludf.dummyfunction(&quot;GOOGLETRANSLATE($B50,&quot;&quot;en&quot;&quot;,F$1)&quot;);&quot;并且没有命令行上给出的语言。退出。％n&quot;)" office:value-type="string" office:string-value="并且没有命令行上给出的语言。退出。％n" calcext:value-type="string">
            <text:p>并且没有命令行上给出的语言。退出。％n</text:p>
          </table:table-cell>
          <table:table-cell table:style-name="ce2" table:formula="of:=IFERROR(__xludf.dummyfunction(&quot;GOOGLETRANSLATE($B50,&quot;&quot;en&quot;&quot;,G$1)&quot;);&quot;Y no hay lenguaje dado en la línea de comandos. Salir.%N&quot;)" office:value-type="string" office:string-value="Y no hay lenguaje dado en la línea de comandos. Salir.%N" calcext:value-type="string">
            <text:p>Y no hay lenguaje dado en la línea de comandos. Salir.%N</text:p>
          </table:table-cell>
          <table:table-cell table:style-name="ce2" table:formula="of:=IFERROR(__xludf.dummyfunction(&quot;GOOGLETRANSLATE($B50,&quot;&quot;en&quot;&quot;,H$1)&quot;);&quot;ولا توجد لغة ممنوحة على سطر الأوامر. الخروج. ٪ ن&quot;)" office:value-type="string" office:string-value="ولا توجد لغة ممنوحة على سطر الأوامر. الخروج. ٪ ن" calcext:value-type="string">
            <text:p>ولا توجد لغة ممنوحة على سطر الأوامر. الخروج. ٪ ن</text:p>
          </table:table-cell>
          <table:table-cell table:style-name="ce2" table:formula="of:=IFERROR(__xludf.dummyfunction(&quot;GOOGLETRANSLATE($B50,&quot;&quot;en&quot;&quot;,I$1)&quot;);&quot;И нет языка, не указанного в командной строке. Выход.%N&quot;)" office:value-type="string" office:string-value="И нет языка, не указанного в командной строке. Выход.%N" calcext:value-type="string">
            <text:p>И нет языка, не указанного в командной строке. Выход.%N</text:p>
          </table:table-cell>
          <table:table-cell table:style-name="ce2" table:formula="of:=IFERROR(__xludf.dummyfunction(&quot;GOOGLETRANSLATE($B50,&quot;&quot;en&quot;&quot;,J$1)&quot;);&quot;और कमांड लाइन पर कोई भाषा नहीं दी गई है। बाहर निकलना।%n&quot;)" office:value-type="string" office:string-value="और कमांड लाइन पर कोई भाषा नहीं दी गई है। बाहर निकलना।%n" calcext:value-type="string">
            <text:p>और कमांड लाइन पर कोई भाषा नहीं दी गई है। बाहर निकलना।%n</text:p>
          </table:table-cell>
          <table:table-cell table:style-name="ce2" table:formula="of:=IFERROR(__xludf.dummyfunction(&quot;GOOGLETRANSLATE($B50,&quot;&quot;en&quot;&quot;,K$1)&quot;);&quot;এবং কমান্ড লাইনে কোনও ভাষা দেওয়া হয়নি। প্রস্থান।%n&quot;)" office:value-type="string" office:string-value="এবং কমান্ড লাইনে কোনও ভাষা দেওয়া হয়নি। প্রস্থান।%n" calcext:value-type="string">
            <text:p>এবং কমান্ড লাইনে কোনও ভাষা দেওয়া হয়নি। প্রস্থান।%n</text:p>
          </table:table-cell>
          <table:table-cell table:style-name="ce2" table:formula="of:=IFERROR(__xludf.dummyfunction(&quot;GOOGLETRANSLATE($B50,&quot;&quot;en&quot;&quot;,L$1)&quot;);&quot;E nenhum idioma dado na linha de comando. Saindo.%N&quot;)" office:value-type="string" office:string-value="E nenhum idioma dado na linha de comando. Saindo.%N" calcext:value-type="string">
            <text:p>E nenhum idioma dado na linha de comando. Saindo.%N</text:p>
          </table:table-cell>
          <table:table-cell table:style-name="ce2" table:formula="of:=IFERROR(__xludf.dummyfunction(&quot;GOOGLETRANSLATE($B50,&quot;&quot;en&quot;&quot;,M$1)&quot;);&quot;Dan tidak ada bahasa yang diberikan pada baris perintah. Keluar.%N&quot;)" office:value-type="string" office:string-value="Dan tidak ada bahasa yang diberikan pada baris perintah. Keluar.%N" calcext:value-type="string">
            <text:p>Dan tidak ada bahasa yang diberikan pada baris perintah. Keluar.%N</text:p>
          </table:table-cell>
          <table:table-cell table:style-name="ce2" table:formula="of:=IFERROR(__xludf.dummyfunction(&quot;GOOGLETRANSLATE($B50,&quot;&quot;en&quot;&quot;,N$1)&quot;);&quot;コマンドラインには言語が与えられていません。終了。％n&quot;)" office:value-type="string" office:string-value="コマンドラインには言語が与えられていません。終了。％n" calcext:value-type="string">
            <text:p>コマンドラインには言語が与えられていません。終了。％n</text:p>
          </table:table-cell>
          <table:table-cell table:style-name="ce2" table:formula="of:=IFERROR(__xludf.dummyfunction(&quot;GOOGLETRANSLATE($B50,&quot;&quot;en&quot;&quot;,O$1)&quot;);&quot;ושום שפה ניתנת בשורת הפקודה. יציאה.%N&quot;)" office:value-type="string" office:string-value="ושום שפה ניתנת בשורת הפקודה. יציאה.%N" calcext:value-type="string">
            <text:p>ושום שפה ניתנת בשורת הפקודה. יציאה.%N</text:p>
          </table:table-cell>
          <table:table-cell table:style-name="ce2" table:formula="of:=IFERROR(__xludf.dummyfunction(&quot;GOOGLETRANSLATE($B50,&quot;&quot;en&quot;&quot;,P$1)&quot;);&quot;Kaj neniu lingvo donita sur komandlinio. Elirante.%N&quot;)" office:value-type="string" office:string-value="Kaj neniu lingvo donita sur komandlinio. Elirante.%N" calcext:value-type="string">
            <text:p>Kaj neniu lingvo donita sur komandlinio. Elirante.%N</text:p>
          </table:table-cell>
          <table:table-cell table:style-name="ce2" table:formula="of:=IFERROR(__xludf.dummyfunction(&quot;GOOGLETRANSLATE($B50,&quot;&quot;en&quot;&quot;,Q$1)&quot;);&quot;Na hakuna lugha iliyopewa kwenye mstari wa amri. Kuondoka.%N&quot;)" office:value-type="string" office:string-value="Na hakuna lugha iliyopewa kwenye mstari wa amri. Kuondoka.%N" calcext:value-type="string">
            <text:p>Na hakuna lugha iliyopewa kwenye mstari wa amri. Kuondoka.%N</text:p>
          </table:table-cell>
          <table:table-cell table:style-name="ce2" table:formula="of:=IFERROR(__xludf.dummyfunction(&quot;GOOGLETRANSLATE($B50,&quot;&quot;en&quot;&quot;,R$1)&quot;);&quot;At walang wikang ibinigay sa linya ng utos. Paglabas.%N&quot;)" office:value-type="string" office:string-value="At walang wikang ibinigay sa linya ng utos. Paglabas.%N" calcext:value-type="string">
            <text:p>At walang wikang ibinigay sa linya ng utos. Paglabas.%N</text:p>
          </table:table-cell>
          <table:table-cell table:style-name="ce2" table:formula="of:=IFERROR(__xludf.dummyfunction(&quot;GOOGLETRANSLATE($B50,&quot;&quot;en&quot;&quot;,S$1)&quot;);&quot;اور کمانڈ لائن پر کوئی زبان نہیں دی گئی۔ باہر نکلنا۔ ٪ n&quot;)" office:value-type="string" office:string-value="اور کمانڈ لائن پر کوئی زبان نہیں دی گئی۔ باہر نکلنا۔ ٪ n" calcext:value-type="string">
            <text:p>اور کمانڈ لائن پر کوئی زبان نہیں دی گئی۔ باہر نکلنا۔ ٪ n</text:p>
          </table:table-cell>
          <table:table-cell table:style-name="ce2" table:formula="of:=IFERROR(__xludf.dummyfunction(&quot;GOOGLETRANSLATE($B50,&quot;&quot;en&quot;&quot;,T$1)&quot;);&quot;Et non linguam dedit in order versus. Exivit.% N&quot;)" office:value-type="string" office:string-value="Et non linguam dedit in order versus. Exivit.% N" calcext:value-type="string">
            <text:p>Et non linguam dedit in order versus. Exivit.% N</text:p>
          </table:table-cell>
          <table:table-cell table:style-name="ce2" table:formula="of:=IFERROR(__xludf.dummyfunction(&quot;GOOGLETRANSLATE($B50,&quot;&quot;en&quot;&quot;,U$1)&quot;);&quot;A dim iaith a roddir ar linell orchymyn. Gadael.%N&quot;)" office:value-type="string" office:string-value="A dim iaith a roddir ar linell orchymyn. Gadael.%N" calcext:value-type="string">
            <text:p>A dim iaith a roddir ar linell orchymyn. Gadael.%N</text:p>
          </table:table-cell>
          <table:table-cell table:style-name="ce2" table:formula="of:=IFERROR(__xludf.dummyfunction(&quot;GOOGLETRANSLATE($B50,&quot;&quot;en&quot;&quot;,V$1)&quot;);&quot;Futhi alukho ulimi olunikezwe kulayini womyalo. Ukuphuma.% N&quot;)" office:value-type="string" office:string-value="Futhi alukho ulimi olunikezwe kulayini womyalo. Ukuphuma.% N" calcext:value-type="string">
            <text:p>Futhi alukho ulimi olunikezwe kulayini womyalo. Ukuphuma.% N</text:p>
          </table:table-cell>
          <table:table-cell table:style-name="ce2" table:formula="of:=IFERROR(__xludf.dummyfunction(&quot;GOOGLETRANSLATE($B50,&quot;&quot;en&quot;&quot;,W$1)&quot;);&quot;און קיין שפּראַך געגעבן אויף באַפֿעלן שורה. אַרויסגאַנג.% N&quot;)" office:value-type="string" office:string-value="און קיין שפּראַך געגעבן אויף באַפֿעלן שורה. אַרויסגאַנג.% N" calcext:value-type="string">
            <text:p>און קיין שפּראַך געגעבן אויף באַפֿעלן שורה. אַרויסגאַנג.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CANNOT ACCESS DIRECTORY ❮%0❯.%n</text:p>
          </table:table-cell>
          <table:table-cell table:style-name="ce2" table:formula="of:=IFERROR(__xludf.dummyfunction(&quot;GOOGLETRANSLATE($B51,&quot;&quot;en&quot;&quot;,C$1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GOOGLETRANSLATE($B51,&quot;&quot;en&quot;&quot;,D$1)&quot;);&quot;Impossible d'accéder au répertoire ❮% 0❯.% N&quot;)" office:value-type="string" office:string-value="Impossible d'accéder au répertoire ❮% 0❯.% N" calcext:value-type="string">
            <text:p>Impossible d'accéder au répertoire ❮% 0❯.% N</text:p>
          </table:table-cell>
          <table:table-cell table:style-name="ce2" table:formula="of:=IFERROR(__xludf.dummyfunction(&quot;GOOGLETRANSLATE($B51,&quot;&quot;en&quot;&quot;,E$1)&quot;);&quot;Kann nicht auf Verzeichnis zugreifen ❮%0❯.%N&quot;)" office:value-type="string" office:string-value="Kann nicht auf Verzeichnis zugreifen ❮%0❯.%N" calcext:value-type="string">
            <text:p>Kann nicht auf Verzeichnis zugreifen ❮%0❯.%N</text:p>
          </table:table-cell>
          <table:table-cell table:style-name="ce2" table:formula="of:=IFERROR(__xludf.dummyfunction(&quot;GOOGLETRANSLATE($B51,&quot;&quot;en&quot;&quot;,F$1)&quot;);&quot;无法访问目录❮％0❯。％n&quot;)" office:value-type="string" office:string-value="无法访问目录❮％0❯。％n" calcext:value-type="string">
            <text:p>无法访问目录❮％0❯。％n</text:p>
          </table:table-cell>
          <table:table-cell table:style-name="ce2" table:formula="of:=IFERROR(__xludf.dummyfunction(&quot;GOOGLETRANSLATE($B51,&quot;&quot;en&quot;&quot;,G$1)&quot;);&quot;No se puede acceder al directorio ❮%0❯.%N&quot;)" office:value-type="string" office:string-value="No se puede acceder al directorio ❮%0❯.%N" calcext:value-type="string">
            <text:p>No se puede acceder al directorio ❮%0❯.%N</text:p>
          </table:table-cell>
          <table:table-cell table:style-name="ce2" table:formula="of:=IFERROR(__xludf.dummyfunction(&quot;GOOGLETRANSLATE($B51,&quot;&quot;en&quot;&quot;,H$1)&quot;);&quot;لا يمكن الوصول إلى دليل ❮ ٪ 0❯. ٪ n&quot;)" office:value-type="string" office:string-value="لا يمكن الوصول إلى دليل ❮ ٪ 0❯. ٪ n" calcext:value-type="string">
            <text:p>لا يمكن الوصول إلى دليل ❮ ٪ 0❯. ٪ n</text:p>
          </table:table-cell>
          <table:table-cell table:style-name="ce2" table:formula="of:=IFERROR(__xludf.dummyfunction(&quot;GOOGLETRANSLATE($B51,&quot;&quot;en&quot;&quot;,I$1)&quot;);&quot;Невозможно получить доступ к каталогу ❮%0❯.%N&quot;)" office:value-type="string" office:string-value="Невозможно получить доступ к каталогу ❮%0❯.%N" calcext:value-type="string">
            <text:p>Невозможно получить доступ к каталогу ❮%0❯.%N</text:p>
          </table:table-cell>
          <table:table-cell table:style-name="ce2" table:formula="of:=IFERROR(__xludf.dummyfunction(&quot;GOOGLETRANSLATE($B51,&quot;&quot;en&quot;&quot;,J$1)&quot;);&quot;निर्देशिका ❮%0❯ तक पहुंच नहीं सकते।%n&quot;)" office:value-type="string" office:string-value="निर्देशिका ❮%0❯ तक पहुंच नहीं सकते।%n" calcext:value-type="string">
            <text:p>निर्देशिका ❮%0❯ तक पहुंच नहीं सकते।%n</text:p>
          </table:table-cell>
          <table:table-cell table:style-name="ce2" table:formula="of:=IFERROR(__xludf.dummyfunction(&quot;GOOGLETRANSLATE($B51,&quot;&quot;en&quot;&quot;,K$1)&quot;);&quot;ডিরেক্টরি অ্যাক্সেস করতে পারে না ❮%0❯।%n&quot;)" office:value-type="string" office:string-value="ডিরেক্টরি অ্যাক্সেস করতে পারে না ❮%0❯।%n" calcext:value-type="string">
            <text:p>ডিরেক্টরি অ্যাক্সেস করতে পারে না ❮%0❯।%n</text:p>
          </table:table-cell>
          <table:table-cell table:style-name="ce2" table:formula="of:=IFERROR(__xludf.dummyfunction(&quot;GOOGLETRANSLATE($B51,&quot;&quot;en&quot;&quot;,L$1)&quot;);&quot;Não é possível acessar o diretório ❮%0❯.%N&quot;)" office:value-type="string" office:string-value="Não é possível acessar o diretório ❮%0❯.%N" calcext:value-type="string">
            <text:p>Não é possível acessar o diretório ❮%0❯.%N</text:p>
          </table:table-cell>
          <table:table-cell table:style-name="ce2" table:formula="of:=IFERROR(__xludf.dummyfunction(&quot;GOOGLETRANSLATE($B51,&quot;&quot;en&quot;&quot;,M$1)&quot;);&quot;Tidak dapat mengakses direktori ❮%0❯.%N&quot;)" office:value-type="string" office:string-value="Tidak dapat mengakses direktori ❮%0❯.%N" calcext:value-type="string">
            <text:p>Tidak dapat mengakses direktori ❮%0❯.%N</text:p>
          </table:table-cell>
          <table:table-cell table:style-name="ce2" table:formula="of:=IFERROR(__xludf.dummyfunction(&quot;GOOGLETRANSLATE($B51,&quot;&quot;en&quot;&quot;,N$1)&quot;);&quot;ディレクトリにアクセスできません❮％0❯。％n&quot;)" office:value-type="string" office:string-value="ディレクトリにアクセスできません❮％0❯。％n" calcext:value-type="string">
            <text:p>ディレクトリにアクセスできません❮％0❯。％n</text:p>
          </table:table-cell>
          <table:table-cell table:style-name="ce2" table:formula="of:=IFERROR(__xludf.dummyfunction(&quot;GOOGLETRANSLATE($B51,&quot;&quot;en&quot;&quot;,O$1)&quot;);&quot;לא ניתן לגשת לספריה ❮%0❯.%N&quot;)" office:value-type="string" office:string-value="לא ניתן לגשת לספריה ❮%0❯.%N" calcext:value-type="string">
            <text:p>לא ניתן לגשת לספריה ❮%0❯.%N</text:p>
          </table:table-cell>
          <table:table-cell table:style-name="ce2" table:formula="of:=IFERROR(__xludf.dummyfunction(&quot;GOOGLETRANSLATE($B51,&quot;&quot;en&quot;&quot;,P$1)&quot;);&quot;Ne povas aliri dosierujon ❮%0❯.%N&quot;)" office:value-type="string" office:string-value="Ne povas aliri dosierujon ❮%0❯.%N" calcext:value-type="string">
            <text:p>Ne povas aliri dosierujon ❮%0❯.%N</text:p>
          </table:table-cell>
          <table:table-cell table:style-name="ce2" table:formula="of:=IFERROR(__xludf.dummyfunction(&quot;GOOGLETRANSLATE($B51,&quot;&quot;en&quot;&quot;,Q$1)&quot;);&quot;Haiwezi kupata saraka ❮%0❯.%N&quot;)" office:value-type="string" office:string-value="Haiwezi kupata saraka ❮%0❯.%N" calcext:value-type="string">
            <text:p>Haiwezi kupata saraka ❮%0❯.%N</text:p>
          </table:table-cell>
          <table:table-cell table:style-name="ce2" table:formula="of:=IFERROR(__xludf.dummyfunction(&quot;GOOGLETRANSLATE($B51,&quot;&quot;en&quot;&quot;,R$1)&quot;);&quot;Hindi ma -access ang direktoryo ❮%0❯.%N&quot;)" office:value-type="string" office:string-value="Hindi ma -access ang direktoryo ❮%0❯.%N" calcext:value-type="string">
            <text:p>Hindi ma -access ang direktoryo ❮%0❯.%N</text:p>
          </table:table-cell>
          <table:table-cell table:style-name="ce2" table:formula="of:=IFERROR(__xludf.dummyfunction(&quot;GOOGLETRANSLATE($B51,&quot;&quot;en&quot;&quot;,S$1)&quot;);&quot;ڈائریکٹری تک رسائی حاصل نہیں کرسکتی ❮ ٪ 0❯. ٪ n&quot;)" office:value-type="string" office:string-value="ڈائریکٹری تک رسائی حاصل نہیں کرسکتی ❮ ٪ 0❯. ٪ n" calcext:value-type="string">
            <text:p>ڈائریکٹری تک رسائی حاصل نہیں کرسکتی ❮ ٪ 0❯. ٪ n</text:p>
          </table:table-cell>
          <table:table-cell table:style-name="ce2" table:formula="of:=IFERROR(__xludf.dummyfunction(&quot;GOOGLETRANSLATE($B51,&quot;&quot;en&quot;&quot;,T$1)&quot;);&quot;Potest accedere Directory ❮% 0❯.% N&quot;)" office:value-type="string" office:string-value="Potest accedere Directory ❮% 0❯.% N" calcext:value-type="string">
            <text:p>Potest accedere Directory ❮% 0❯.% N</text:p>
          </table:table-cell>
          <table:table-cell table:style-name="ce2" table:formula="of:=IFERROR(__xludf.dummyfunction(&quot;GOOGLETRANSLATE($B51,&quot;&quot;en&quot;&quot;,U$1)&quot;);&quot;Methu cyrchu cyfeiriadur ❮%0❯.%N&quot;)" office:value-type="string" office:string-value="Methu cyrchu cyfeiriadur ❮%0❯.%N" calcext:value-type="string">
            <text:p>Methu cyrchu cyfeiriadur ❮%0❯.%N</text:p>
          </table:table-cell>
          <table:table-cell table:style-name="ce2" table:formula="of:=IFERROR(__xludf.dummyfunction(&quot;GOOGLETRANSLATE($B51,&quot;&quot;en&quot;&quot;,V$1)&quot;);&quot;Ayikwazi ukufinyelela umkhombandlela ❮% 0❯.% N&quot;)" office:value-type="string" office:string-value="Ayikwazi ukufinyelela umkhombandlela ❮% 0❯.% N" calcext:value-type="string">
            <text:p>Ayikwazi ukufinyelela umkhombandlela ❮% 0❯.% N</text:p>
          </table:table-cell>
          <table:table-cell table:style-name="ce2" table:formula="of:=IFERROR(__xludf.dummyfunction(&quot;GOOGLETRANSLATE($B51,&quot;&quot;en&quot;&quot;,W$1)&quot;);&quot;קענען ניט צוטריט וועגווייַזער ❮% 0❯.% N&quot;)" office:value-type="string" office:string-value="קענען ניט צוטריט וועגווייַזער ❮% 0❯.% N" calcext:value-type="string">
            <text:p>קענען ניט צוטריט וועגווייַזער ❮% 0❯.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NVIRONMENT VARIABLE 'POLYBASICLANG' NOT SET,</text:p>
          </table:table-cell>
          <table:table-cell table:style-name="ce2" table:formula="of:=IFERROR(__xludf.dummyfunction(&quot;GOOGLETRANSLATE($B52,&quot;&quot;en&quot;&quot;,C$1)&quot;);&quot;환경 변수 'Polybasiclang'이 설정되지 않음&quot;)" office:value-type="string" office:string-value="환경 변수 'Polybasiclang'이 설정되지 않음" calcext:value-type="string">
            <text:p>환경 변수 'Polybasiclang'이 설정되지 않음</text:p>
          </table:table-cell>
          <table:table-cell table:style-name="ce2" table:formula="of:=IFERROR(__xludf.dummyfunction(&quot;GOOGLETRANSLATE($B52,&quot;&quot;en&quot;&quot;,D$1)&quot;);&quot;Variable d'environnement «polybasiclang» non réglé,&quot;)" office:value-type="string" office:string-value="Variable d'environnement «polybasiclang» non réglé," calcext:value-type="string">
            <text:p>Variable d'environnement «polybasiclang» non réglé,</text:p>
          </table:table-cell>
          <table:table-cell table:style-name="ce2" table:formula="of:=IFERROR(__xludf.dummyfunction(&quot;GOOGLETRANSLATE($B52,&quot;&quot;en&quot;&quot;,E$1)&quot;);&quot;Umgebungsvariable 'Polybasiclang' nicht eingestellt,&quot;)" office:value-type="string" office:string-value="Umgebungsvariable 'Polybasiclang' nicht eingestellt," calcext:value-type="string">
            <text:p>Umgebungsvariable 'Polybasiclang' nicht eingestellt,</text:p>
          </table:table-cell>
          <table:table-cell table:style-name="ce2" table:formula="of:=IFERROR(__xludf.dummyfunction(&quot;GOOGLETRANSLATE($B52,&quot;&quot;en&quot;&quot;,F$1)&quot;);&quot;环境变量“ polybasiclang”未设置，&quot;)" office:value-type="string" office:string-value="环境变量“ polybasiclang”未设置，" calcext:value-type="string">
            <text:p>环境变量“ polybasiclang”未设置，</text:p>
          </table:table-cell>
          <table:table-cell table:style-name="ce2" table:formula="of:=IFERROR(__xludf.dummyfunction(&quot;GOOGLETRANSLATE($B52,&quot;&quot;en&quot;&quot;,G$1)&quot;);&quot;Variable de entorno 'PolyBasiclang' no establecido,&quot;)" office:value-type="string" office:string-value="Variable de entorno 'PolyBasiclang' no establecido," calcext:value-type="string">
            <text:p>Variable de entorno 'PolyBasiclang' no establecido,</text:p>
          </table:table-cell>
          <table:table-cell table:style-name="ce2" table:formula="of:=IFERROR(__xludf.dummyfunction(&quot;GOOGLETRANSLATE($B52,&quot;&quot;en&quot;&quot;,H$1)&quot;);&quot;لم يتم تعيين متغير البيئة &quot;&quot;polybasiclang&quot;&quot; ،&quot;)" office:value-type="string" office:string-value="لم يتم تعيين متغير البيئة &quot;polybasiclang&quot; ،" calcext:value-type="string">
            <text:p>لم يتم تعيين متغير البيئة "polybasiclang" ،</text:p>
          </table:table-cell>
          <table:table-cell table:style-name="ce2" table:formula="of:=IFERROR(__xludf.dummyfunction(&quot;GOOGLETRANSLATE($B52,&quot;&quot;en&quot;&quot;,I$1)&quot;);&quot;Переменная среды 'polybasiclang' не установлен,&quot;)" office:value-type="string" office:string-value="Переменная среды 'polybasiclang' не установлен," calcext:value-type="string">
            <text:p>Переменная среды 'polybasiclang' не установлен,</text:p>
          </table:table-cell>
          <table:table-cell table:style-name="ce2" table:formula="of:=IFERROR(__xludf.dummyfunction(&quot;GOOGLETRANSLATE($B52,&quot;&quot;en&quot;&quot;,J$1)&quot;);&quot;पर्यावरण चर 'पॉलीबासिकलंग' सेट नहीं है,&quot;)" office:value-type="string" office:string-value="पर्यावरण चर 'पॉलीबासिकलंग' सेट नहीं है," calcext:value-type="string">
            <text:p>पर्यावरण चर 'पॉलीबासिकलंग' सेट नहीं है,</text:p>
          </table:table-cell>
          <table:table-cell table:style-name="ce2" table:formula="of:=IFERROR(__xludf.dummyfunction(&quot;GOOGLETRANSLATE($B52,&quot;&quot;en&quot;&quot;,K$1)&quot;);&quot;পরিবেশ পরিবর্তনশীল 'পলিবাসিক্ল্যাং' সেট করা হয়নি,&quot;)" office:value-type="string" office:string-value="পরিবেশ পরিবর্তনশীল 'পলিবাসিক্ল্যাং' সেট করা হয়নি," calcext:value-type="string">
            <text:p>পরিবেশ পরিবর্তনশীল 'পলিবাসিক্ল্যাং' সেট করা হয়নি,</text:p>
          </table:table-cell>
          <table:table-cell table:style-name="ce2" table:formula="of:=IFERROR(__xludf.dummyfunction(&quot;GOOGLETRANSLATE($B52,&quot;&quot;en&quot;&quot;,L$1)&quot;);&quot;Variável de ambiente 'polibasiclang' não definido,&quot;)" office:value-type="string" office:string-value="Variável de ambiente 'polibasiclang' não definido," calcext:value-type="string">
            <text:p>Variável de ambiente 'polibasiclang' não definido,</text:p>
          </table:table-cell>
          <table:table-cell table:style-name="ce2" table:formula="of:=IFERROR(__xludf.dummyfunction(&quot;GOOGLETRANSLATE($B52,&quot;&quot;en&quot;&quot;,M$1)&quot;);&quot;Variabel lingkungan 'polybasiclang' tidak diatur,&quot;)" office:value-type="string" office:string-value="Variabel lingkungan 'polybasiclang' tidak diatur," calcext:value-type="string">
            <text:p>Variabel lingkungan 'polybasiclang' tidak diatur,</text:p>
          </table:table-cell>
          <table:table-cell table:style-name="ce2" table:formula="of:=IFERROR(__xludf.dummyfunction(&quot;GOOGLETRANSLATE($B52,&quot;&quot;en&quot;&quot;,N$1)&quot;);&quot;環境変数「polybasiclang」が設定されていない、&quot;)" office:value-type="string" office:string-value="環境変数「polybasiclang」が設定されていない、" calcext:value-type="string">
            <text:p>環境変数「polybasiclang」が設定されていない、</text:p>
          </table:table-cell>
          <table:table-cell table:style-name="ce2" table:formula="of:=IFERROR(__xludf.dummyfunction(&quot;GOOGLETRANSLATE($B52,&quot;&quot;en&quot;&quot;,O$1)&quot;);&quot;משתנה סביבה 'polybasiclang' לא מוגדר,&quot;)" office:value-type="string" office:string-value="משתנה סביבה 'polybasiclang' לא מוגדר," calcext:value-type="string">
            <text:p>משתנה סביבה 'polybasiclang' לא מוגדר,</text:p>
          </table:table-cell>
          <table:table-cell table:style-name="ce2" table:formula="of:=IFERROR(__xludf.dummyfunction(&quot;GOOGLETRANSLATE($B52,&quot;&quot;en&quot;&quot;,P$1)&quot;);&quot;Media variablo 'Polybasiclang' ne agordita,&quot;)" office:value-type="string" office:string-value="Media variablo 'Polybasiclang' ne agordita," calcext:value-type="string">
            <text:p>Media variablo 'Polybasiclang' ne agordita,</text:p>
          </table:table-cell>
          <table:table-cell table:style-name="ce2" table:formula="of:=IFERROR(__xludf.dummyfunction(&quot;GOOGLETRANSLATE($B52,&quot;&quot;en&quot;&quot;,Q$1)&quot;);&quot;Mazingira ya kutofautisha 'polybasiclang' sio kuweka,&quot;)" office:value-type="string" office:string-value="Mazingira ya kutofautisha 'polybasiclang' sio kuweka," calcext:value-type="string">
            <text:p>Mazingira ya kutofautisha 'polybasiclang' sio kuweka,</text:p>
          </table:table-cell>
          <table:table-cell table:style-name="ce2" table:formula="of:=IFERROR(__xludf.dummyfunction(&quot;GOOGLETRANSLATE($B52,&quot;&quot;en&quot;&quot;,R$1)&quot;);&quot;Hindi nakatakda ang variable na 'Polybasiclang',&quot;)" office:value-type="string" office:string-value="Hindi nakatakda ang variable na 'Polybasiclang'," calcext:value-type="string">
            <text:p>Hindi nakatakda ang variable na 'Polybasiclang',</text:p>
          </table:table-cell>
          <table:table-cell table:style-name="ce2" table:formula="of:=IFERROR(__xludf.dummyfunction(&quot;GOOGLETRANSLATE($B52,&quot;&quot;en&quot;&quot;,S$1)&quot;);&quot;ماحولیاتی متغیر 'پولیباسیکلنگ' سیٹ نہیں ،&quot;)" office:value-type="string" office:string-value="ماحولیاتی متغیر 'پولیباسیکلنگ' سیٹ نہیں ،" calcext:value-type="string">
            <text:p>ماحولیاتی متغیر 'پولیباسیکلنگ' سیٹ نہیں ،</text:p>
          </table:table-cell>
          <table:table-cell table:style-name="ce2" table:formula="of:=IFERROR(__xludf.dummyfunction(&quot;GOOGLETRANSLATE($B52,&quot;&quot;en&quot;&quot;,T$1)&quot;);&quot;Environment variabilis 'Polybasiclang' non posuit:&quot;)" office:value-type="string" office:string-value="Environment variabilis 'Polybasiclang' non posuit:" calcext:value-type="string">
            <text:p>Environment variabilis 'Polybasiclang' non posuit:</text:p>
          </table:table-cell>
          <table:table-cell table:style-name="ce2" table:formula="of:=IFERROR(__xludf.dummyfunction(&quot;GOOGLETRANSLATE($B52,&quot;&quot;en&quot;&quot;,U$1)&quot;);&quot;Newidyn Amgylchedd 'Polybasiclang' heb ei osod,&quot;)" office:value-type="string" office:string-value="Newidyn Amgylchedd 'Polybasiclang' heb ei osod," calcext:value-type="string">
            <text:p>Newidyn Amgylchedd 'Polybasiclang' heb ei osod,</text:p>
          </table:table-cell>
          <table:table-cell table:style-name="ce2" table:formula="of:=IFERROR(__xludf.dummyfunction(&quot;GOOGLETRANSLATE($B52,&quot;&quot;en&quot;&quot;,V$1)&quot;);&quot;Ukuguquguquka kwemvelo 'polybasiclang' akusethiwe,&quot;)" office:value-type="string" office:string-value="Ukuguquguquka kwemvelo 'polybasiclang' akusethiwe," calcext:value-type="string">
            <text:p>Ukuguquguquka kwemvelo 'polybasiclang' akusethiwe,</text:p>
          </table:table-cell>
          <table:table-cell table:style-name="ce2" table:formula="of:=IFERROR(__xludf.dummyfunction(&quot;GOOGLETRANSLATE($B52,&quot;&quot;en&quot;&quot;,W$1)&quot;);&quot;סומסיל 'פּאָליבאַסיקלאַנג' ניט שטעלן,&quot;)" office:value-type="string" office:string-value="סומסיל 'פּאָליבאַסיקלאַנג' ניט שטעלן," calcext:value-type="string">
            <text:p>סומסיל 'פּאָליבאַסיקלאַנג' ניט שטעלן,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RROR: def ❮%0❯ multiply defined %1:%2 and %3:%4%n</text:p>
          </table:table-cell>
          <table:table-cell table:style-name="ce2" table:formula="of:=IFERROR(__xludf.dummyfunction(&quot;GOOGLETRANSLATE($B53,&quot;&quot;en&quot;&quot;,C$1)&quot;);&quot;오류 : def ❯%0❮ 곱하기 정의%1 :%2 및%3 :%4%n&quot;)" office:value-type="string" office:string-value="오류 : def ❯%0❮ 곱하기 정의%1 :%2 및%3 :%4%n" calcext:value-type="string">
            <text:p>오류 : def ❯%0❮ 곱하기 정의%1 :%2 및%3 :%4%n</text:p>
          </table:table-cell>
          <table:table-cell table:style-name="ce2" table:formula="of:=IFERROR(__xludf.dummyfunction(&quot;GOOGLETRANSLATE($B53,&quot;&quot;en&quot;&quot;,D$1)&quot;);&quot;Erreur: Def ❮% 0❯ Multipliser définis% 1:% 2 et% 3:% 4% n&quot;)" office:value-type="string" office:string-value="Erreur: Def ❮% 0❯ Multipliser définis% 1:% 2 et% 3:% 4% n" calcext:value-type="string">
            <text:p>Erreur: Def ❮% 0❯ Multipliser définis% 1:% 2 et% 3:% 4% n</text:p>
          </table:table-cell>
          <table:table-cell table:style-name="ce2" table:formula="of:=IFERROR(__xludf.dummyfunction(&quot;GOOGLETRANSLATE($B53,&quot;&quot;en&quot;&quot;,E$1)&quot;);&quot;Fehler: Def ❮%0❯ Multiplizieren Sie definierte%1:%2 und%3:%4%n&quot;)" office:value-type="string" office:string-value="Fehler: Def ❮%0❯ Multiplizieren Sie definierte%1:%2 und%3:%4%n" calcext:value-type="string">
            <text:p>Fehler: Def ❮%0❯ Multiplizieren Sie definierte%1:%2 und%3:%4%n</text:p>
          </table:table-cell>
          <table:table-cell table:style-name="ce2" table:formula="of:=IFERROR(__xludf.dummyfunction(&quot;GOOGLETRANSLATE($B53,&quot;&quot;en&quot;&quot;,F$1)&quot;);&quot;错误：def❮％0❯乘法定义％1：％2和％3：％4％n&quot;)" office:value-type="string" office:string-value="错误：def❮％0❯乘法定义％1：％2和％3：％4％n" calcext:value-type="string">
            <text:p>错误：def❮％0❯乘法定义％1：％2和％3：％4％n</text:p>
          </table:table-cell>
          <table:table-cell table:style-name="ce2" table:formula="of:=IFERROR(__xludf.dummyfunction(&quot;GOOGLETRANSLATE($B53,&quot;&quot;en&quot;&quot;,G$1)&quot;);&quot;Error: DEF ❮%0❯ Multiplicar%1:%2 y%3:%4%N&quot;)" office:value-type="string" office:string-value="Error: DEF ❮%0❯ Multiplicar%1:%2 y%3:%4%N" calcext:value-type="string">
            <text:p>Error: DEF ❮%0❯ Multiplicar%1:%2 y%3:%4%N</text:p>
          </table:table-cell>
          <table:table-cell table:style-name="ce2" table:formula="of:=IFERROR(__xludf.dummyfunction(&quot;GOOGLETRANSLATE($B53,&quot;&quot;en&quot;&quot;,H$1)&quot;);&quot;خطأ: def ❮ ٪ 0❯ ضاعف ٪ 1: ٪ 2 و ٪ 3: ٪ 4 ٪ n&quot;)" office:value-type="string" office:string-value="خطأ: def ❮ ٪ 0❯ ضاعف ٪ 1: ٪ 2 و ٪ 3: ٪ 4 ٪ n" calcext:value-type="string">
            <text:p>خطأ: def ❮ ٪ 0❯ ضاعف ٪ 1: ٪ 2 و ٪ 3: ٪ 4 ٪ n</text:p>
          </table:table-cell>
          <table:table-cell table:style-name="ce2" table:formula="of:=IFERROR(__xludf.dummyfunction(&quot;GOOGLETRANSLATE($B53,&quot;&quot;en&quot;&quot;,I$1)&quot;);&quot;Ошибка: def ❮%0❯ Умноженное определение%1:%2 и%3:%4%n&quot;)" office:value-type="string" office:string-value="Ошибка: def ❮%0❯ Умноженное определение%1:%2 и%3:%4%n" calcext:value-type="string">
            <text:p>Ошибка: def ❮%0❯ Умноженное определение%1:%2 и%3:%4%n</text:p>
          </table:table-cell>
          <table:table-cell table:style-name="ce2" table:formula="of:=IFERROR(__xludf.dummyfunction(&quot;GOOGLETRANSLATE($B53,&quot;&quot;en&quot;&quot;,J$1)&quot;);&quot;त्रुटि: def ❮%0❯ गुणा परिभाषित%1:%2 और%3:%4%n&quot;)" office:value-type="string" office:string-value="त्रुटि: def ❮%0❯ गुणा परिभाषित%1:%2 और%3:%4%n" calcext:value-type="string">
            <text:p>त्रुटि: def ❮%0❯ गुणा परिभाषित%1:%2 और%3:%4%n</text:p>
          </table:table-cell>
          <table:table-cell table:style-name="ce2" table:formula="of:=IFERROR(__xludf.dummyfunction(&quot;GOOGLETRANSLATE($B53,&quot;&quot;en&quot;&quot;,K$1)&quot;);&quot;ত্রুটি: ডিএফ ❮%0❯ গুণিত সংজ্ঞায়িত%1:%2 এবং%3:%4%এন&quot;)" office:value-type="string" office:string-value="ত্রুটি: ডিএফ ❮%0❯ গুণিত সংজ্ঞায়িত%1:%2 এবং%3:%4%এন" calcext:value-type="string">
            <text:p>ত্রুটি: ডিএফ ❮%0❯ গুণিত সংজ্ঞায়িত%1:%2 এবং%3:%4%এন</text:p>
          </table:table-cell>
          <table:table-cell table:style-name="ce2" table:formula="of:=IFERROR(__xludf.dummyfunction(&quot;GOOGLETRANSLATE($B53,&quot;&quot;en&quot;&quot;,L$1)&quot;);&quot;Erro: def ❮%0❯ Multiplicar%1:%2 e%3:%4%n&quot;)" office:value-type="string" office:string-value="Erro: def ❮%0❯ Multiplicar%1:%2 e%3:%4%n" calcext:value-type="string">
            <text:p>Erro: def ❮%0❯ Multiplicar%1:%2 e%3:%4%n</text:p>
          </table:table-cell>
          <table:table-cell table:style-name="ce2" table:formula="of:=IFERROR(__xludf.dummyfunction(&quot;GOOGLETRANSLATE($B53,&quot;&quot;en&quot;&quot;,M$1)&quot;);&quot;Kesalahan: DEF ❮%0❯ Multiply Defined%1:%2 dan%3:%4%n&quot;)" office:value-type="string" office:string-value="Kesalahan: DEF ❮%0❯ Multiply Defined%1:%2 dan%3:%4%n" calcext:value-type="string">
            <text:p>Kesalahan: DEF ❮%0❯ Multiply Defined%1:%2 dan%3:%4%n</text:p>
          </table:table-cell>
          <table:table-cell table:style-name="ce2" table:formula="of:=IFERROR(__xludf.dummyfunction(&quot;GOOGLETRANSLATE($B53,&quot;&quot;en&quot;&quot;,N$1)&quot;);&quot;エラー：def❮％0❯定義済み％1：％2および％3：％4％nを掛ける&quot;)" office:value-type="string" office:string-value="エラー：def❮％0❯定義済み％1：％2および％3：％4％nを掛ける" calcext:value-type="string">
            <text:p>エラー：def❮％0❯定義済み％1：％2および％3：％4％nを掛ける</text:p>
          </table:table-cell>
          <table:table-cell table:style-name="ce2" table:formula="of:=IFERROR(__xludf.dummyfunction(&quot;GOOGLETRANSLATE($B53,&quot;&quot;en&quot;&quot;,O$1)&quot;);&quot;שגיאה: def ❮%0❯ מכפיל%מוגדר%1:%2 ו-%3:%4%n&quot;)" office:value-type="string" office:string-value="שגיאה: def ❮%0❯ מכפיל%מוגדר%1:%2 ו-%3:%4%n" calcext:value-type="string">
            <text:p>שגיאה: def ❮%0❯ מכפיל%מוגדר%1:%2 ו-%3:%4%n</text:p>
          </table:table-cell>
          <table:table-cell table:style-name="ce2" table:formula="of:=IFERROR(__xludf.dummyfunction(&quot;GOOGLETRANSLATE($B53,&quot;&quot;en&quot;&quot;,P$1)&quot;);&quot;Eraro: def ❮%0❯ Multipliku difinitan%1:%2 kaj%3:%4%n&quot;)" office:value-type="string" office:string-value="Eraro: def ❮%0❯ Multipliku difinitan%1:%2 kaj%3:%4%n" calcext:value-type="string">
            <text:p>Eraro: def ❮%0❯ Multipliku difinitan%1:%2 kaj%3:%4%n</text:p>
          </table:table-cell>
          <table:table-cell table:style-name="ce2" table:formula="of:=IFERROR(__xludf.dummyfunction(&quot;GOOGLETRANSLATE($B53,&quot;&quot;en&quot;&quot;,Q$1)&quot;);&quot;Kosa: DEF ❮%0❯ Imefafanuliwa kwa%1:%2 na%3:%4%n&quot;)" office:value-type="string" office:string-value="Kosa: DEF ❮%0❯ Imefafanuliwa kwa%1:%2 na%3:%4%n" calcext:value-type="string">
            <text:p>Kosa: DEF ❮%0❯ Imefafanuliwa kwa%1:%2 na%3:%4%n</text:p>
          </table:table-cell>
          <table:table-cell table:style-name="ce2" table:formula="of:=IFERROR(__xludf.dummyfunction(&quot;GOOGLETRANSLATE($B53,&quot;&quot;en&quot;&quot;,R$1)&quot;);&quot;Error: def ❮%0❯ Multiply tinukoy%1:%2 at%3:%4%n&quot;)" office:value-type="string" office:string-value="Error: def ❮%0❯ Multiply tinukoy%1:%2 at%3:%4%n" calcext:value-type="string">
            <text:p>Error: def ❮%0❯ Multiply tinukoy%1:%2 at%3:%4%n</text:p>
          </table:table-cell>
          <table:table-cell table:style-name="ce2" table:formula="of:=IFERROR(__xludf.dummyfunction(&quot;GOOGLETRANSLATE($B53,&quot;&quot;en&quot;&quot;,S$1)&quot;);&quot;خرابی: Def ❮ ٪ 0❯ وضاحت شدہ ٪ 1: ٪ 2 اور ٪ 3: ٪ 4 ٪ N&quot;)" office:value-type="string" office:string-value="خرابی: Def ❮ ٪ 0❯ وضاحت شدہ ٪ 1: ٪ 2 اور ٪ 3: ٪ 4 ٪ N" calcext:value-type="string">
            <text:p>خرابی: Def ❮ ٪ 0❯ وضاحت شدہ ٪ 1: ٪ 2 اور ٪ 3: ٪ 4 ٪ N</text:p>
          </table:table-cell>
          <table:table-cell table:style-name="ce2" table:formula="of:=IFERROR(__xludf.dummyfunction(&quot;GOOGLETRANSLATE($B53,&quot;&quot;en&quot;&quot;,T$1)&quot;);&quot;Error: DEF ❮% 0❯ multiplicare defined% I:% II% III,% IV% N&quot;)" office:value-type="string" office:string-value="Error: DEF ❮% 0❯ multiplicare defined% I:% II% III,% IV% N" calcext:value-type="string">
            <text:p>Error: DEF ❮% 0❯ multiplicare defined% I:% II% III,% IV% N</text:p>
          </table:table-cell>
          <table:table-cell table:style-name="ce2" table:formula="of:=IFERROR(__xludf.dummyfunction(&quot;GOOGLETRANSLATE($B53,&quot;&quot;en&quot;&quot;,U$1)&quot;);&quot;Gwall: def ❮%0❯ Lluoswch wedi'i ddiffinio%1:%2 a%3:%4%n&quot;)" office:value-type="string" office:string-value="Gwall: def ❮%0❯ Lluoswch wedi'i ddiffinio%1:%2 a%3:%4%n" calcext:value-type="string">
            <text:p>Gwall: def ❮%0❯ Lluoswch wedi'i ddiffinio%1:%2 a%3:%4%n</text:p>
          </table:table-cell>
          <table:table-cell table:style-name="ce2" table:formula="of:=IFERROR(__xludf.dummyfunction(&quot;GOOGLETRANSLATE($B53,&quot;&quot;en&quot;&quot;,V$1)&quot;);&quot;I-ERROR: def ❮% 0❯ ichaze i-% 1:% 2 no% 3:% 4% n&quot;)" office:value-type="string" office:string-value="I-ERROR: def ❮% 0❯ ichaze i-% 1:% 2 no% 3:% 4% n" calcext:value-type="string">
            <text:p>I-ERROR: def ❮% 0❯ ichaze i-% 1:% 2 no% 3:% 4% n</text:p>
          </table:table-cell>
          <table:table-cell table:style-name="ce2" table:formula="of:=IFERROR(__xludf.dummyfunction(&quot;GOOGLETRANSLATE($B53,&quot;&quot;en&quot;&quot;,W$1)&quot;);&quot;ERROR: דעפ ❮% 0❯ מערן דיפיינד% 1:% 2 און% 3:% 4% n&quot;)" office:value-type="string" office:string-value="ERROR: דעפ ❮% 0❯ מערן דיפיינד% 1:% 2 און% 3:% 4% n" calcext:value-type="string">
            <text:p>ERROR: דעפ ❮% 0❯ מערן דיפיינד% 1:% 2 און% 3:% 4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RROR: DEFINITION CYCLE DISCOVERED%n</text:p>
          </table:table-cell>
          <table:table-cell table:style-name="ce2" table:formula="of:=IFERROR(__xludf.dummyfunction(&quot;GOOGLETRANSLATE($B54,&quot;&quot;en&quot;&quot;,C$1)&quot;);&quot;오류 : 정의주기 발견%n&quot;)" office:value-type="string" office:string-value="오류 : 정의주기 발견%n" calcext:value-type="string">
            <text:p>오류 : 정의주기 발견%n</text:p>
          </table:table-cell>
          <table:table-cell table:style-name="ce2" table:formula="of:=IFERROR(__xludf.dummyfunction(&quot;GOOGLETRANSLATE($B54,&quot;&quot;en&quot;&quot;,D$1)&quot;);&quot;Erreur: cycle de définition découvert% n&quot;)" office:value-type="string" office:string-value="Erreur: cycle de définition découvert% n" calcext:value-type="string">
            <text:p>Erreur: cycle de définition découvert% n</text:p>
          </table:table-cell>
          <table:table-cell table:style-name="ce2" table:formula="of:=IFERROR(__xludf.dummyfunction(&quot;GOOGLETRANSLATE($B54,&quot;&quot;en&quot;&quot;,E$1)&quot;);&quot;Fehler: Definitionszyklus%n entdeckt n n&quot;)" office:value-type="string" office:string-value="Fehler: Definitionszyklus%n entdeckt n n" calcext:value-type="string">
            <text:p>Fehler: Definitionszyklus%n entdeckt n n</text:p>
          </table:table-cell>
          <table:table-cell table:style-name="ce2" table:formula="of:=IFERROR(__xludf.dummyfunction(&quot;GOOGLETRANSLATE($B54,&quot;&quot;en&quot;&quot;,F$1)&quot;);&quot;错误：定义周期发现的％n&quot;)" office:value-type="string" office:string-value="错误：定义周期发现的％n" calcext:value-type="string">
            <text:p>错误：定义周期发现的％n</text:p>
          </table:table-cell>
          <table:table-cell table:style-name="ce2" table:formula="of:=IFERROR(__xludf.dummyfunction(&quot;GOOGLETRANSLATE($B54,&quot;&quot;en&quot;&quot;,G$1)&quot;);&quot;Error: ciclo de definición descubierto%n&quot;)" office:value-type="string" office:string-value="Error: ciclo de definición descubierto%n" calcext:value-type="string">
            <text:p>Error: ciclo de definición descubierto%n</text:p>
          </table:table-cell>
          <table:table-cell table:style-name="ce2" table:formula="of:=IFERROR(__xludf.dummyfunction(&quot;GOOGLETRANSLATE($B54,&quot;&quot;en&quot;&quot;,H$1)&quot;);&quot;خطأ: دورة التعريف المكتشفة ٪ n&quot;)" office:value-type="string" office:string-value="خطأ: دورة التعريف المكتشفة ٪ n" calcext:value-type="string">
            <text:p>خطأ: دورة التعريف المكتشفة ٪ n</text:p>
          </table:table-cell>
          <table:table-cell table:style-name="ce2" table:formula="of:=IFERROR(__xludf.dummyfunction(&quot;GOOGLETRANSLATE($B54,&quot;&quot;en&quot;&quot;,I$1)&quot;);&quot;Ошибка: цикл определения обнаружена%n&quot;)" office:value-type="string" office:string-value="Ошибка: цикл определения обнаружена%n" calcext:value-type="string">
            <text:p>Ошибка: цикл определения обнаружена%n</text:p>
          </table:table-cell>
          <table:table-cell table:style-name="ce2" table:formula="of:=IFERROR(__xludf.dummyfunction(&quot;GOOGLETRANSLATE($B54,&quot;&quot;en&quot;&quot;,J$1)&quot;);&quot;त्रुटि: परिभाषा चक्र की खोज%n&quot;)" office:value-type="string" office:string-value="त्रुटि: परिभाषा चक्र की खोज%n" calcext:value-type="string">
            <text:p>त्रुटि: परिभाषा चक्र की खोज%n</text:p>
          </table:table-cell>
          <table:table-cell table:style-name="ce2" table:formula="of:=IFERROR(__xludf.dummyfunction(&quot;GOOGLETRANSLATE($B54,&quot;&quot;en&quot;&quot;,K$1)&quot;);&quot;ত্রুটি: সংজ্ঞা চক্র%n আবিষ্কার করেছে&quot;)" office:value-type="string" office:string-value="ত্রুটি: সংজ্ঞা চক্র%n আবিষ্কার করেছে" calcext:value-type="string">
            <text:p>ত্রুটি: সংজ্ঞা চক্র%n আবিষ্কার করেছে</text:p>
          </table:table-cell>
          <table:table-cell table:style-name="ce2" table:formula="of:=IFERROR(__xludf.dummyfunction(&quot;GOOGLETRANSLATE($B54,&quot;&quot;en&quot;&quot;,L$1)&quot;);&quot;Erro: ciclo de definição descoberta%n&quot;)" office:value-type="string" office:string-value="Erro: ciclo de definição descoberta%n" calcext:value-type="string">
            <text:p>Erro: ciclo de definição descoberta%n</text:p>
          </table:table-cell>
          <table:table-cell table:style-name="ce2" table:formula="of:=IFERROR(__xludf.dummyfunction(&quot;GOOGLETRANSLATE($B54,&quot;&quot;en&quot;&quot;,M$1)&quot;);&quot;Kesalahan: siklus definisi ditemukan%n&quot;)" office:value-type="string" office:string-value="Kesalahan: siklus definisi ditemukan%n" calcext:value-type="string">
            <text:p>Kesalahan: siklus definisi ditemukan%n</text:p>
          </table:table-cell>
          <table:table-cell table:style-name="ce2" table:formula="of:=IFERROR(__xludf.dummyfunction(&quot;GOOGLETRANSLATE($B54,&quot;&quot;en&quot;&quot;,N$1)&quot;);&quot;エラー：定義サイクルが発見された％n&quot;)" office:value-type="string" office:string-value="エラー：定義サイクルが発見された％n" calcext:value-type="string">
            <text:p>エラー：定義サイクルが発見された％n</text:p>
          </table:table-cell>
          <table:table-cell table:style-name="ce2" table:formula="of:=IFERROR(__xludf.dummyfunction(&quot;GOOGLETRANSLATE($B54,&quot;&quot;en&quot;&quot;,O$1)&quot;);&quot;שגיאה: מחזור ההגדרה התגלה%n&quot;)" office:value-type="string" office:string-value="שגיאה: מחזור ההגדרה התגלה%n" calcext:value-type="string">
            <text:p>שגיאה: מחזור ההגדרה התגלה%n</text:p>
          </table:table-cell>
          <table:table-cell table:style-name="ce2" table:formula="of:=IFERROR(__xludf.dummyfunction(&quot;GOOGLETRANSLATE($B54,&quot;&quot;en&quot;&quot;,P$1)&quot;);&quot;Eraro: Difina ciklo malkovrita%n&quot;)" office:value-type="string" office:string-value="Eraro: Difina ciklo malkovrita%n" calcext:value-type="string">
            <text:p>Eraro: Difina ciklo malkovrita%n</text:p>
          </table:table-cell>
          <table:table-cell table:style-name="ce2" table:formula="of:=IFERROR(__xludf.dummyfunction(&quot;GOOGLETRANSLATE($B54,&quot;&quot;en&quot;&quot;,Q$1)&quot;);&quot;Kosa: Mzunguko wa ufafanuzi umegunduliwa%n&quot;)" office:value-type="string" office:string-value="Kosa: Mzunguko wa ufafanuzi umegunduliwa%n" calcext:value-type="string">
            <text:p>Kosa: Mzunguko wa ufafanuzi umegunduliwa%n</text:p>
          </table:table-cell>
          <table:table-cell table:style-name="ce2" table:formula="of:=IFERROR(__xludf.dummyfunction(&quot;GOOGLETRANSLATE($B54,&quot;&quot;en&quot;&quot;,R$1)&quot;);&quot;ERROR: Napag -alaman ng Cycle ng Kahulugan%n&quot;)" office:value-type="string" office:string-value="ERROR: Napag -alaman ng Cycle ng Kahulugan%n" calcext:value-type="string">
            <text:p>ERROR: Napag -alaman ng Cycle ng Kahulugan%n</text:p>
          </table:table-cell>
          <table:table-cell table:style-name="ce2" table:formula="of:=IFERROR(__xludf.dummyfunction(&quot;GOOGLETRANSLATE($B54,&quot;&quot;en&quot;&quot;,S$1)&quot;);&quot;غلطی: تعریف سائیکل دریافت ٪ n&quot;)" office:value-type="string" office:string-value="غلطی: تعریف سائیکل دریافت ٪ n" calcext:value-type="string">
            <text:p>غلطی: تعریف سائیکل دریافت ٪ n</text:p>
          </table:table-cell>
          <table:table-cell table:style-name="ce2" table:formula="of:=IFERROR(__xludf.dummyfunction(&quot;GOOGLETRANSLATE($B54,&quot;&quot;en&quot;&quot;,T$1)&quot;);&quot;Error: Definitio exolvuntur inventa% n&quot;)" office:value-type="string" office:string-value="Error: Definitio exolvuntur inventa% n" calcext:value-type="string">
            <text:p>Error: Definitio exolvuntur inventa% n</text:p>
          </table:table-cell>
          <table:table-cell table:style-name="ce2" table:formula="of:=IFERROR(__xludf.dummyfunction(&quot;GOOGLETRANSLATE($B54,&quot;&quot;en&quot;&quot;,U$1)&quot;);&quot;Gwall: Cylch diffiniad wedi'i ddarganfod%n&quot;)" office:value-type="string" office:string-value="Gwall: Cylch diffiniad wedi'i ddarganfod%n" calcext:value-type="string">
            <text:p>Gwall: Cylch diffiniad wedi'i ddarganfod%n</text:p>
          </table:table-cell>
          <table:table-cell table:style-name="ce2" table:formula="of:=IFERROR(__xludf.dummyfunction(&quot;GOOGLETRANSLATE($B54,&quot;&quot;en&quot;&quot;,V$1)&quot;);&quot;Iphutha: Ukuchazwa komjikelezo kutholakele% n&quot;)" office:value-type="string" office:string-value="Iphutha: Ukuchazwa komjikelezo kutholakele% n" calcext:value-type="string">
            <text:p>Iphutha: Ukuchazwa komjikelezo kutholakele% n</text:p>
          </table:table-cell>
          <table:table-cell table:style-name="ce2" table:formula="of:=IFERROR(__xludf.dummyfunction(&quot;GOOGLETRANSLATE($B54,&quot;&quot;en&quot;&quot;,W$1)&quot;);&quot;טעות: דעפֿיניציע ציקל דיסקאַווערד% n&quot;)" office:value-type="string" office:string-value="טעות: דעפֿיניציע ציקל דיסקאַווערד% n" calcext:value-type="string">
            <text:p>טעות: דעפֿיניציע ציקל דיסקאַווערד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RROR: for ❮%0❯ multiply defined %1:%2 and %3:%4%n</text:p>
          </table:table-cell>
          <table:table-cell table:style-name="ce2" table:formula="of:=IFERROR(__xludf.dummyfunction(&quot;GOOGLETRANSLATE($B55,&quot;&quot;en&quot;&quot;,C$1)&quot;);&quot;오류 : ❯%0❮의 경우 곱하기 정의%1 :%2 및%3 :%4%n&quot;)" office:value-type="string" office:string-value="오류 : ❯%0❮의 경우 곱하기 정의%1 :%2 및%3 :%4%n" calcext:value-type="string">
            <text:p>오류 : ❯%0❮의 경우 곱하기 정의%1 :%2 및%3 :%4%n</text:p>
          </table:table-cell>
          <table:table-cell table:style-name="ce2" table:formula="of:=IFERROR(__xludf.dummyfunction(&quot;GOOGLETRANSLATE($B55,&quot;&quot;en&quot;&quot;,D$1)&quot;);&quot;Erreur: pour ❮% 0❯ Multiply définie% 1:% 2 et% 3:% 4% n&quot;)" office:value-type="string" office:string-value="Erreur: pour ❮% 0❯ Multiply définie% 1:% 2 et% 3:% 4% n" calcext:value-type="string">
            <text:p>Erreur: pour ❮% 0❯ Multiply définie% 1:% 2 et% 3:% 4% n</text:p>
          </table:table-cell>
          <table:table-cell table:style-name="ce2" table:formula="of:=IFERROR(__xludf.dummyfunction(&quot;GOOGLETRANSLATE($B55,&quot;&quot;en&quot;&quot;,E$1)&quot;);&quot;Fehler: Für ❮%0❯ Multiplizieren Sie definierte%1:%2 und%3:%4%n&quot;)" office:value-type="string" office:string-value="Fehler: Für ❮%0❯ Multiplizieren Sie definierte%1:%2 und%3:%4%n" calcext:value-type="string">
            <text:p>Fehler: Für ❮%0❯ Multiplizieren Sie definierte%1:%2 und%3:%4%n</text:p>
          </table:table-cell>
          <table:table-cell table:style-name="ce2" table:formula="of:=IFERROR(__xludf.dummyfunction(&quot;GOOGLETRANSLATE($B55,&quot;&quot;en&quot;&quot;,F$1)&quot;);&quot;错误：对于❮％0❯乘数乘以％1：％2和％3：％4％n&quot;)" office:value-type="string" office:string-value="错误：对于❮％0❯乘数乘以％1：％2和％3：％4％n" calcext:value-type="string">
            <text:p>错误：对于❮％0❯乘数乘以％1：％2和％3：％4％n</text:p>
          </table:table-cell>
          <table:table-cell table:style-name="ce2" table:formula="of:=IFERROR(__xludf.dummyfunction(&quot;GOOGLETRANSLATE($B55,&quot;&quot;en&quot;&quot;,G$1)&quot;);&quot;Error: para ❮%0❯ Multiplicar el%1:%2 y%3:%4%N&quot;)" office:value-type="string" office:string-value="Error: para ❮%0❯ Multiplicar el%1:%2 y%3:%4%N" calcext:value-type="string">
            <text:p>Error: para ❮%0❯ Multiplicar el%1:%2 y%3:%4%N</text:p>
          </table:table-cell>
          <table:table-cell table:style-name="ce2" table:formula="of:=IFERROR(__xludf.dummyfunction(&quot;GOOGLETRANSLATE($B55,&quot;&quot;en&quot;&quot;,H$1)&quot;);&quot;خطأ: بالنسبة لـ ❮ ٪ 0❯ ، اضرب ٪ 1: ٪ 2 و ٪ 3: ٪ 4 ٪ n&quot;)" office:value-type="string" office:string-value="خطأ: بالنسبة لـ ❮ ٪ 0❯ ، اضرب ٪ 1: ٪ 2 و ٪ 3: ٪ 4 ٪ n" calcext:value-type="string">
            <text:p>خطأ: بالنسبة لـ ❮ ٪ 0❯ ، اضرب ٪ 1: ٪ 2 و ٪ 3: ٪ 4 ٪ n</text:p>
          </table:table-cell>
          <table:table-cell table:style-name="ce2" table:formula="of:=IFERROR(__xludf.dummyfunction(&quot;GOOGLETRANSLATE($B55,&quot;&quot;en&quot;&quot;,I$1)&quot;);&quot;Ошибка: для ❮%0❯ Умноженное определение%1:%2 и%3:%4%n&quot;)" office:value-type="string" office:string-value="Ошибка: для ❮%0❯ Умноженное определение%1:%2 и%3:%4%n" calcext:value-type="string">
            <text:p>Ошибка: для ❮%0❯ Умноженное определение%1:%2 и%3:%4%n</text:p>
          </table:table-cell>
          <table:table-cell table:style-name="ce2" table:formula="of:=IFERROR(__xludf.dummyfunction(&quot;GOOGLETRANSLATE($B55,&quot;&quot;en&quot;&quot;,J$1)&quot;);&quot;त्रुटि: ❮%0❯ के लिए गुणा परिभाषित%1:%2 और%3:%4%n&quot;)" office:value-type="string" office:string-value="त्रुटि: ❮%0❯ के लिए गुणा परिभाषित%1:%2 और%3:%4%n" calcext:value-type="string">
            <text:p>त्रुटि: ❮%0❯ के लिए गुणा परिभाषित%1:%2 और%3:%4%n</text:p>
          </table:table-cell>
          <table:table-cell table:style-name="ce2" table:formula="of:=IFERROR(__xludf.dummyfunction(&quot;GOOGLETRANSLATE($B55,&quot;&quot;en&quot;&quot;,K$1)&quot;);&quot;ত্রুটি: ❮%0 ❯ গুণিত সংজ্ঞায়িত%1:%2 এবং%3:%4%এন&quot;)" office:value-type="string" office:string-value="ত্রুটি: ❮%0 ❯ গুণিত সংজ্ঞায়িত%1:%2 এবং%3:%4%এন" calcext:value-type="string">
            <text:p>ত্রুটি: ❮%0 ❯ গুণিত সংজ্ঞায়িত%1:%2 এবং%3:%4%এন</text:p>
          </table:table-cell>
          <table:table-cell table:style-name="ce2" table:formula="of:=IFERROR(__xludf.dummyfunction(&quot;GOOGLETRANSLATE($B55,&quot;&quot;en&quot;&quot;,L$1)&quot;);&quot;Erro: por ❮%0❯ Multiply definido%1:%2 e%3:%4%n&quot;)" office:value-type="string" office:string-value="Erro: por ❮%0❯ Multiply definido%1:%2 e%3:%4%n" calcext:value-type="string">
            <text:p>Erro: por ❮%0❯ Multiply definido%1:%2 e%3:%4%n</text:p>
          </table:table-cell>
          <table:table-cell table:style-name="ce2" table:formula="of:=IFERROR(__xludf.dummyfunction(&quot;GOOGLETRANSLATE($B55,&quot;&quot;en&quot;&quot;,M$1)&quot;);&quot;Kesalahan: untuk ❮%0❯ multiply didefinisikan%1:%2 dan%3:%4%n&quot;)" office:value-type="string" office:string-value="Kesalahan: untuk ❮%0❯ multiply didefinisikan%1:%2 dan%3:%4%n" calcext:value-type="string">
            <text:p>Kesalahan: untuk ❮%0❯ multiply didefinisikan%1:%2 dan%3:%4%n</text:p>
          </table:table-cell>
          <table:table-cell table:style-name="ce2" table:formula="of:=IFERROR(__xludf.dummyfunction(&quot;GOOGLETRANSLATE($B55,&quot;&quot;en&quot;&quot;,N$1)&quot;);&quot;エラー：❮％0〜定義された％1：％2および％3：％4％nを掛ける&quot;)" office:value-type="string" office:string-value="エラー：❮％0〜定義された％1：％2および％3：％4％nを掛ける" calcext:value-type="string">
            <text:p>エラー：❮％0〜定義された％1：％2および％3：％4％nを掛ける</text:p>
          </table:table-cell>
          <table:table-cell table:style-name="ce2" table:formula="of:=IFERROR(__xludf.dummyfunction(&quot;GOOGLETRANSLATE($B55,&quot;&quot;en&quot;&quot;,O$1)&quot;);&quot;שגיאה: עבור ❮%0❯ הכפלת%מוגדרת%1:%2 ו-%3:%4%n&quot;)" office:value-type="string" office:string-value="שגיאה: עבור ❮%0❯ הכפלת%מוגדרת%1:%2 ו-%3:%4%n" calcext:value-type="string">
            <text:p>שגיאה: עבור ❮%0❯ הכפלת%מוגדרת%1:%2 ו-%3:%4%n</text:p>
          </table:table-cell>
          <table:table-cell table:style-name="ce2" table:formula="of:=IFERROR(__xludf.dummyfunction(&quot;GOOGLETRANSLATE($B55,&quot;&quot;en&quot;&quot;,P$1)&quot;);&quot;Eraro: por ❮%0❯ multobligu difinitan%1:%2 kaj%3:%4%n&quot;)" office:value-type="string" office:string-value="Eraro: por ❮%0❯ multobligu difinitan%1:%2 kaj%3:%4%n" calcext:value-type="string">
            <text:p>Eraro: por ❮%0❯ multobligu difinitan%1:%2 kaj%3:%4%n</text:p>
          </table:table-cell>
          <table:table-cell table:style-name="ce2" table:formula="of:=IFERROR(__xludf.dummyfunction(&quot;GOOGLETRANSLATE($B55,&quot;&quot;en&quot;&quot;,Q$1)&quot;);&quot;Kosa: kwa ❮%0❯ imeongezeka kwa%1:%2 na%3:%4%n&quot;)" office:value-type="string" office:string-value="Kosa: kwa ❮%0❯ imeongezeka kwa%1:%2 na%3:%4%n" calcext:value-type="string">
            <text:p>Kosa: kwa ❮%0❯ imeongezeka kwa%1:%2 na%3:%4%n</text:p>
          </table:table-cell>
          <table:table-cell table:style-name="ce2" table:formula="of:=IFERROR(__xludf.dummyfunction(&quot;GOOGLETRANSLATE($B55,&quot;&quot;en&quot;&quot;,R$1)&quot;);&quot;ERROR: Para sa ❮%0❯ Multiply na tinukoy%1:%2 at%3:%4%n&quot;)" office:value-type="string" office:string-value="ERROR: Para sa ❮%0❯ Multiply na tinukoy%1:%2 at%3:%4%n" calcext:value-type="string">
            <text:p>ERROR: Para sa ❮%0❯ Multiply na tinukoy%1:%2 at%3:%4%n</text:p>
          </table:table-cell>
          <table:table-cell table:style-name="ce2" table:formula="of:=IFERROR(__xludf.dummyfunction(&quot;GOOGLETRANSLATE($B55,&quot;&quot;en&quot;&quot;,S$1)&quot;);&quot;خرابی: ❮ ٪ 0❯ کے لئے وضاحت شدہ ٪ 1: ٪ 2 اور ٪ 3: ٪ 4 ٪ N&quot;)" office:value-type="string" office:string-value="خرابی: ❮ ٪ 0❯ کے لئے وضاحت شدہ ٪ 1: ٪ 2 اور ٪ 3: ٪ 4 ٪ N" calcext:value-type="string">
            <text:p>خرابی: ❮ ٪ 0❯ کے لئے وضاحت شدہ ٪ 1: ٪ 2 اور ٪ 3: ٪ 4 ٪ N</text:p>
          </table:table-cell>
          <table:table-cell table:style-name="ce2" table:formula="of:=IFERROR(__xludf.dummyfunction(&quot;GOOGLETRANSLATE($B55,&quot;&quot;en&quot;&quot;,T$1)&quot;);&quot;Error: nam ❮% 0 ❯ multiplicare defined% I:% II et% III,% IV% n&quot;)" office:value-type="string" office:string-value="Error: nam ❮% 0 ❯ multiplicare defined% I:% II et% III,% IV% n" calcext:value-type="string">
            <text:p>Error: nam ❮% 0 ❯ multiplicare defined% I:% II et% III,% IV% n</text:p>
          </table:table-cell>
          <table:table-cell table:style-name="ce2" table:formula="of:=IFERROR(__xludf.dummyfunction(&quot;GOOGLETRANSLATE($B55,&quot;&quot;en&quot;&quot;,U$1)&quot;);&quot;Gwall: ar gyfer ❮%0❯ Lluoswch wedi'i ddiffinio%1:%2 a%3:%4%n&quot;)" office:value-type="string" office:string-value="Gwall: ar gyfer ❮%0❯ Lluoswch wedi'i ddiffinio%1:%2 a%3:%4%n" calcext:value-type="string">
            <text:p>Gwall: ar gyfer ❮%0❯ Lluoswch wedi'i ddiffinio%1:%2 a%3:%4%n</text:p>
          </table:table-cell>
          <table:table-cell table:style-name="ce2" table:formula="of:=IFERROR(__xludf.dummyfunction(&quot;GOOGLETRANSLATE($B55,&quot;&quot;en&quot;&quot;,V$1)&quot;);&quot;I-ERROR: ye-❮% 0❯ ichaze kaningi% 1:% 2 no% 3:% 4% n&quot;)" office:value-type="string" office:string-value="I-ERROR: ye-❮% 0❯ ichaze kaningi% 1:% 2 no% 3:% 4% n" calcext:value-type="string">
            <text:p>I-ERROR: ye-❮% 0❯ ichaze kaningi% 1:% 2 no% 3:% 4% n</text:p>
          </table:table-cell>
          <table:table-cell table:style-name="ce2" table:formula="of:=IFERROR(__xludf.dummyfunction(&quot;GOOGLETRANSLATE($B55,&quot;&quot;en&quot;&quot;,W$1)&quot;);&quot;גרייַז: פֿאַר ❮% 0❯ מערן דיפיינד% 1:% 2 און% 3:% 4% n&quot;)" office:value-type="string" office:string-value="גרייַז: פֿאַר ❮% 0❯ מערן דיפיינד% 1:% 2 און% 3:% 4% n" calcext:value-type="string">
            <text:p>גרייַז: פֿאַר ❮% 0❯ מערן דיפיינד% 1:% 2 און% 3:% 4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RROR: label ❮%0❯ at %1:%2 already defined %3:%4%n</text:p>
          </table:table-cell>
          <table:table-cell table:style-name="ce2" table:formula="of:=IFERROR(__xludf.dummyfunction(&quot;GOOGLETRANSLATE($B56,&quot;&quot;en&quot;&quot;,C$1)&quot;);&quot;오류 : 레이블 ❯%0❮ at%1 :%2 이미 정의 된%3 :%4%n&quot;)" office:value-type="string" office:string-value="오류 : 레이블 ❯%0❮ at%1 :%2 이미 정의 된%3 :%4%n" calcext:value-type="string">
            <text:p>오류 : 레이블 ❯%0❮ at%1 :%2 이미 정의 된%3 :%4%n</text:p>
          </table:table-cell>
          <table:table-cell table:style-name="ce2" table:formula="of:=IFERROR(__xludf.dummyfunction(&quot;GOOGLETRANSLATE($B56,&quot;&quot;en&quot;&quot;,D$1)&quot;);&quot;Erreur: étiquette ❮% 0❯ à% 1:% 2 déjà défini% 3:% 4% n&quot;)" office:value-type="string" office:string-value="Erreur: étiquette ❮% 0❯ à% 1:% 2 déjà défini% 3:% 4% n" calcext:value-type="string">
            <text:p>Erreur: étiquette ❮% 0❯ à% 1:% 2 déjà défini% 3:% 4% n</text:p>
          </table:table-cell>
          <table:table-cell table:style-name="ce2" table:formula="of:=IFERROR(__xludf.dummyfunction(&quot;GOOGLETRANSLATE($B56,&quot;&quot;en&quot;&quot;,E$1)&quot;);&quot;Fehler: Etikett ❮%0❯ bei%1:%2 bereits definiert%3:%4%n&quot;)" office:value-type="string" office:string-value="Fehler: Etikett ❮%0❯ bei%1:%2 bereits definiert%3:%4%n" calcext:value-type="string">
            <text:p>Fehler: Etikett ❮%0❯ bei%1:%2 bereits definiert%3:%4%n</text:p>
          </table:table-cell>
          <table:table-cell table:style-name="ce2" table:formula="of:=IFERROR(__xludf.dummyfunction(&quot;GOOGLETRANSLATE($B56,&quot;&quot;en&quot;&quot;,F$1)&quot;);&quot;错误：标签❮％0❯在％1：％2已经定义的％3：％4％n&quot;)" office:value-type="string" office:string-value="错误：标签❮％0❯在％1：％2已经定义的％3：％4％n" calcext:value-type="string">
            <text:p>错误：标签❮％0❯在％1：％2已经定义的％3：％4％n</text:p>
          </table:table-cell>
          <table:table-cell table:style-name="ce2" table:formula="of:=IFERROR(__xludf.dummyfunction(&quot;GOOGLETRANSLATE($B56,&quot;&quot;en&quot;&quot;,G$1)&quot;);&quot;Error: etiqueta ❮%0❯ a%1:%2 ya definido%3:%4%n&quot;)" office:value-type="string" office:string-value="Error: etiqueta ❮%0❯ a%1:%2 ya definido%3:%4%n" calcext:value-type="string">
            <text:p>Error: etiqueta ❮%0❯ a%1:%2 ya definido%3:%4%n</text:p>
          </table:table-cell>
          <table:table-cell table:style-name="ce2" table:formula="of:=IFERROR(__xludf.dummyfunction(&quot;GOOGLETRANSLATE($B56,&quot;&quot;en&quot;&quot;,H$1)&quot;);&quot;خطأ: التسمية ❮ ٪ 0❯ في ٪ 1: ٪ 2 محددة بالفعل ٪ 3: ٪ 4 ٪ n&quot;)" office:value-type="string" office:string-value="خطأ: التسمية ❮ ٪ 0❯ في ٪ 1: ٪ 2 محددة بالفعل ٪ 3: ٪ 4 ٪ n" calcext:value-type="string">
            <text:p>خطأ: التسمية ❮ ٪ 0❯ في ٪ 1: ٪ 2 محددة بالفعل ٪ 3: ٪ 4 ٪ n</text:p>
          </table:table-cell>
          <table:table-cell table:style-name="ce2" table:formula="of:=IFERROR(__xludf.dummyfunction(&quot;GOOGLETRANSLATE($B56,&quot;&quot;en&quot;&quot;,I$1)&quot;);&quot;Ошибка: метка ❮%0❯ At%1:%2 уже определено%3:%4%n&quot;)" office:value-type="string" office:string-value="Ошибка: метка ❮%0❯ At%1:%2 уже определено%3:%4%n" calcext:value-type="string">
            <text:p>Ошибка: метка ❮%0❯ At%1:%2 уже определено%3:%4%n</text:p>
          </table:table-cell>
          <table:table-cell table:style-name="ce2" table:formula="of:=IFERROR(__xludf.dummyfunction(&quot;GOOGLETRANSLATE($B56,&quot;&quot;en&quot;&quot;,J$1)&quot;);&quot;त्रुटि: लेबल ❮%0❯%1 पर:%2 पहले से ही परिभाषित%3:%4%एन&quot;)" office:value-type="string" office:string-value="त्रुटि: लेबल ❮%0❯%1 पर:%2 पहले से ही परिभाषित%3:%4%एन" calcext:value-type="string">
            <text:p>त्रुटि: लेबल ❮%0❯%1 पर:%2 पहले से ही परिभाषित%3:%4%एन</text:p>
          </table:table-cell>
          <table:table-cell table:style-name="ce2" table:formula="of:=IFERROR(__xludf.dummyfunction(&quot;GOOGLETRANSLATE($B56,&quot;&quot;en&quot;&quot;,K$1)&quot;);&quot;ত্রুটি:%1 এ লেবেল ❮%0❯:%2 ইতিমধ্যে সংজ্ঞায়িত%3:%4%এন&quot;)" office:value-type="string" office:string-value="ত্রুটি:%1 এ লেবেল ❮%0❯:%2 ইতিমধ্যে সংজ্ঞায়িত%3:%4%এন" calcext:value-type="string">
            <text:p>ত্রুটি:%1 এ লেবেল ❮%0❯:%2 ইতিমধ্যে সংজ্ঞায়িত%3:%4%এন</text:p>
          </table:table-cell>
          <table:table-cell table:style-name="ce2" table:formula="of:=IFERROR(__xludf.dummyfunction(&quot;GOOGLETRANSLATE($B56,&quot;&quot;en&quot;&quot;,L$1)&quot;);&quot;Erro: Rótulo ❮%0❯ em%1:%2 já definido%3:%4%n&quot;)" office:value-type="string" office:string-value="Erro: Rótulo ❮%0❯ em%1:%2 já definido%3:%4%n" calcext:value-type="string">
            <text:p>Erro: Rótulo ❮%0❯ em%1:%2 já definido%3:%4%n</text:p>
          </table:table-cell>
          <table:table-cell table:style-name="ce2" table:formula="of:=IFERROR(__xludf.dummyfunction(&quot;GOOGLETRANSLATE($B56,&quot;&quot;en&quot;&quot;,M$1)&quot;);&quot;Kesalahan: Label ❮%0 ❯ pada%1:%2 sudah ditentukan%3:%4%n&quot;)" office:value-type="string" office:string-value="Kesalahan: Label ❮%0 ❯ pada%1:%2 sudah ditentukan%3:%4%n" calcext:value-type="string">
            <text:p>Kesalahan: Label ❮%0 ❯ pada%1:%2 sudah ditentukan%3:%4%n</text:p>
          </table:table-cell>
          <table:table-cell table:style-name="ce2" table:formula="of:=IFERROR(__xludf.dummyfunction(&quot;GOOGLETRANSLATE($B56,&quot;&quot;en&quot;&quot;,N$1)&quot;);&quot;エラー：ラベル❮％0❯at％1：％2既に定義されている％3：％4％n&quot;)" office:value-type="string" office:string-value="エラー：ラベル❮％0❯at％1：％2既に定義されている％3：％4％n" calcext:value-type="string">
            <text:p>エラー：ラベル❮％0❯at％1：％2既に定義されている％3：％4％n</text:p>
          </table:table-cell>
          <table:table-cell table:style-name="ce2" table:formula="of:=IFERROR(__xludf.dummyfunction(&quot;GOOGLETRANSLATE($B56,&quot;&quot;en&quot;&quot;,O$1)&quot;);&quot;שגיאה: תווית ❮%0❯ at%1:%2 כבר מוגדר%3:%4%n&quot;)" office:value-type="string" office:string-value="שגיאה: תווית ❮%0❯ at%1:%2 כבר מוגדר%3:%4%n" calcext:value-type="string">
            <text:p>שגיאה: תווית ❮%0❯ at%1:%2 כבר מוגדר%3:%4%n</text:p>
          </table:table-cell>
          <table:table-cell table:style-name="ce2" table:formula="of:=IFERROR(__xludf.dummyfunction(&quot;GOOGLETRANSLATE($B56,&quot;&quot;en&quot;&quot;,P$1)&quot;);&quot;Eraro: Etikedo ❮%0❯ At%1:%2 Jam difinita%3:%4%n&quot;)" office:value-type="string" office:string-value="Eraro: Etikedo ❮%0❯ At%1:%2 Jam difinita%3:%4%n" calcext:value-type="string">
            <text:p>Eraro: Etikedo ❮%0❯ At%1:%2 Jam difinita%3:%4%n</text:p>
          </table:table-cell>
          <table:table-cell table:style-name="ce2" table:formula="of:=IFERROR(__xludf.dummyfunction(&quot;GOOGLETRANSLATE($B56,&quot;&quot;en&quot;&quot;,Q$1)&quot;);&quot;Kosa: Lebo ❮%0❯ kwa%1:%2 tayari imefafanuliwa%3:%4%N&quot;)" office:value-type="string" office:string-value="Kosa: Lebo ❮%0❯ kwa%1:%2 tayari imefafanuliwa%3:%4%N" calcext:value-type="string">
            <text:p>Kosa: Lebo ❮%0❯ kwa%1:%2 tayari imefafanuliwa%3:%4%N</text:p>
          </table:table-cell>
          <table:table-cell table:style-name="ce2" table:formula="of:=IFERROR(__xludf.dummyfunction(&quot;GOOGLETRANSLATE($B56,&quot;&quot;en&quot;&quot;,R$1)&quot;);&quot;Error: Label ❮%0❯ sa%1:%2 Natukoy na%3:%4%n&quot;)" office:value-type="string" office:string-value="Error: Label ❮%0❯ sa%1:%2 Natukoy na%3:%4%n" calcext:value-type="string">
            <text:p>Error: Label ❮%0❯ sa%1:%2 Natukoy na%3:%4%n</text:p>
          </table:table-cell>
          <table:table-cell table:style-name="ce2" table:formula="of:=IFERROR(__xludf.dummyfunction(&quot;GOOGLETRANSLATE($B56,&quot;&quot;en&quot;&quot;,S$1)&quot;);&quot;غلطی: لیبل ❮ ٪ 0❯ at 1: ٪ 2 پہلے ہی وضاحت شدہ ٪ 3: ٪ 4 ٪ n&quot;)" office:value-type="string" office:string-value="غلطی: لیبل ❮ ٪ 0❯ at 1: ٪ 2 پہلے ہی وضاحت شدہ ٪ 3: ٪ 4 ٪ n" calcext:value-type="string">
            <text:p>غلطی: لیبل ❮ ٪ 0❯ at 1: ٪ 2 پہلے ہی وضاحت شدہ ٪ 3: ٪ 4 ٪ n</text:p>
          </table:table-cell>
          <table:table-cell table:style-name="ce2" table:formula="of:=IFERROR(__xludf.dummyfunction(&quot;GOOGLETRANSLATE($B56,&quot;&quot;en&quot;&quot;,T$1)&quot;);&quot;Error: Label ❮% 0❯ ad% I:% II iam defined% III,% IV% n&quot;)" office:value-type="string" office:string-value="Error: Label ❮% 0❯ ad% I:% II iam defined% III,% IV% n" calcext:value-type="string">
            <text:p>Error: Label ❮% 0❯ ad% I:% II iam defined% III,% IV% n</text:p>
          </table:table-cell>
          <table:table-cell table:style-name="ce2" table:formula="of:=IFERROR(__xludf.dummyfunction(&quot;GOOGLETRANSLATE($B56,&quot;&quot;en&quot;&quot;,U$1)&quot;);&quot;Gwall: Label ❮%0❯ ar%1:%2 eisoes wedi'i ddiffinio%3:%4%n&quot;)" office:value-type="string" office:string-value="Gwall: Label ❮%0❯ ar%1:%2 eisoes wedi'i ddiffinio%3:%4%n" calcext:value-type="string">
            <text:p>Gwall: Label ❮%0❯ ar%1:%2 eisoes wedi'i ddiffinio%3:%4%n</text:p>
          </table:table-cell>
          <table:table-cell table:style-name="ce2" table:formula="of:=IFERROR(__xludf.dummyfunction(&quot;GOOGLETRANSLATE($B56,&quot;&quot;en&quot;&quot;,V$1)&quot;);&quot;Iphutha: Ilebula ❮% 0❯ ku-% 1:% 2 isivele ichaziwe% 3:% 4% n&quot;)" office:value-type="string" office:string-value="Iphutha: Ilebula ❮% 0❯ ku-% 1:% 2 isivele ichaziwe% 3:% 4% n" calcext:value-type="string">
            <text:p>Iphutha: Ilebula ❮% 0❯ ku-% 1:% 2 isivele ichaziwe% 3:% 4% n</text:p>
          </table:table-cell>
          <table:table-cell table:style-name="ce2" table:formula="of:=IFERROR(__xludf.dummyfunction(&quot;GOOGLETRANSLATE($B56,&quot;&quot;en&quot;&quot;,W$1)&quot;);&quot;טעות: לאַבעל ❮% 0❯ ביי% 1:% 2 שוין דיפיינד% 3:% 4% n&quot;)" office:value-type="string" office:string-value="טעות: לאַבעל ❮% 0❯ ביי% 1:% 2 שוין דיפיינד% 3:% 4% n" calcext:value-type="string">
            <text:p>טעות: לאַבעל ❮% 0❯ ביי% 1:% 2 שוין דיפיינד% 3:% 4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RROR: line %0 column %1, ❮%2❯ has no value%n</text:p>
          </table:table-cell>
          <table:table-cell table:style-name="ce2" table:formula="of:=IFERROR(__xludf.dummyfunction(&quot;GOOGLETRANSLATE($B57,&quot;&quot;en&quot;&quot;,C$1)&quot;);&quot;오류 : line %0 열 %1, ❮ %2❯ 값이 없습니다.&quot;)" office:value-type="string" office:string-value="오류 : line %0 열 %1, ❮ %2❯ 값이 없습니다." calcext:value-type="string">
            <text:p>오류 : line %0 열 %1, ❮ %2❯ 값이 없습니다.</text:p>
          </table:table-cell>
          <table:table-cell table:style-name="ce2" table:formula="of:=IFERROR(__xludf.dummyfunction(&quot;GOOGLETRANSLATE($B57,&quot;&quot;en&quot;&quot;,D$1)&quot;);&quot;Erreur: ligne% 0 colonne% 1, ❮% 2❯ n'a pas de valeur% n&quot;)" office:value-type="string" office:string-value="Erreur: ligne% 0 colonne% 1, ❮% 2❯ n'a pas de valeur% n" calcext:value-type="string">
            <text:p>Erreur: ligne% 0 colonne% 1, ❮% 2❯ n'a pas de valeur% n</text:p>
          </table:table-cell>
          <table:table-cell table:style-name="ce2" table:formula="of:=IFERROR(__xludf.dummyfunction(&quot;GOOGLETRANSLATE($B57,&quot;&quot;en&quot;&quot;,E$1)&quot;);&quot;Fehler: Zeile %0 Spalte %1, ❮ %2❯ hat keinen Wert %n n&quot;)" office:value-type="string" office:string-value="Fehler: Zeile %0 Spalte %1, ❮ %2❯ hat keinen Wert %n n" calcext:value-type="string">
            <text:p>Fehler: Zeile %0 Spalte %1, ❮ %2❯ hat keinen Wert %n n</text:p>
          </table:table-cell>
          <table:table-cell table:style-name="ce2" table:formula="of:=IFERROR(__xludf.dummyfunction(&quot;GOOGLETRANSLATE($B57,&quot;&quot;en&quot;&quot;,F$1)&quot;);&quot;错误：线％0列％1，❮％2❯没有值％n&quot;)" office:value-type="string" office:string-value="错误：线％0列％1，❮％2❯没有值％n" calcext:value-type="string">
            <text:p>错误：线％0列％1，❮％2❯没有值％n</text:p>
          </table:table-cell>
          <table:table-cell table:style-name="ce2" table:formula="of:=IFERROR(__xludf.dummyfunction(&quot;GOOGLETRANSLATE($B57,&quot;&quot;en&quot;&quot;,G$1)&quot;);&quot;Error: línea %0 columna %1, ❮ %2❯ no tiene valor %n&quot;)" office:value-type="string" office:string-value="Error: línea %0 columna %1, ❮ %2❯ no tiene valor %n" calcext:value-type="string">
            <text:p>Error: línea %0 columna %1, ❮ %2❯ no tiene valor %n</text:p>
          </table:table-cell>
          <table:table-cell table:style-name="ce2" table:formula="of:=IFERROR(__xludf.dummyfunction(&quot;GOOGLETRANSLATE($B57,&quot;&quot;en&quot;&quot;,H$1)&quot;);&quot;خطأ: السطر ٪ 0 العمود ٪ 1 ، ❮ ٪ 2❯ ليس له قيمة ٪ n&quot;)" office:value-type="string" office:string-value="خطأ: السطر ٪ 0 العمود ٪ 1 ، ❮ ٪ 2❯ ليس له قيمة ٪ n" calcext:value-type="string">
            <text:p>خطأ: السطر ٪ 0 العمود ٪ 1 ، ❮ ٪ 2❯ ليس له قيمة ٪ n</text:p>
          </table:table-cell>
          <table:table-cell table:style-name="ce2" table:formula="of:=IFERROR(__xludf.dummyfunction(&quot;GOOGLETRANSLATE($B57,&quot;&quot;en&quot;&quot;,I$1)&quot;);&quot;Ошибка: Line %0 Column %1, ❮ %2❯ не имеет значения %n&quot;)" office:value-type="string" office:string-value="Ошибка: Line %0 Column %1, ❮ %2❯ не имеет значения %n" calcext:value-type="string">
            <text:p>Ошибка: Line %0 Column %1, ❮ %2❯ не имеет значения %n</text:p>
          </table:table-cell>
          <table:table-cell table:style-name="ce2" table:formula="of:=IFERROR(__xludf.dummyfunction(&quot;GOOGLETRANSLATE($B57,&quot;&quot;en&quot;&quot;,J$1)&quot;);&quot;त्रुटि: लाइन %0 कॉलम %1, ❮ %2❯ का कोई मूल्य %n नहीं है&quot;)" office:value-type="string" office:string-value="त्रुटि: लाइन %0 कॉलम %1, ❮ %2❯ का कोई मूल्य %n नहीं है" calcext:value-type="string">
            <text:p>त्रुटि: लाइन %0 कॉलम %1, ❮ %2❯ का कोई मूल्य %n नहीं है</text:p>
          </table:table-cell>
          <table:table-cell table:style-name="ce2" table:formula="of:=IFERROR(__xludf.dummyfunction(&quot;GOOGLETRANSLATE($B57,&quot;&quot;en&quot;&quot;,K$1)&quot;);&quot;ত্রুটি: লাইন %0 কলাম %1, ❮ %2❯ এর কোনও মান %এন নেই&quot;)" office:value-type="string" office:string-value="ত্রুটি: লাইন %0 কলাম %1, ❮ %2❯ এর কোনও মান %এন নেই" calcext:value-type="string">
            <text:p>ত্রুটি: লাইন %0 কলাম %1, ❮ %2❯ এর কোনও মান %এন নেই</text:p>
          </table:table-cell>
          <table:table-cell table:style-name="ce2" table:formula="of:=IFERROR(__xludf.dummyfunction(&quot;GOOGLETRANSLATE($B57,&quot;&quot;en&quot;&quot;,L$1)&quot;);&quot;Erro: linha %0 coluna %1, ❮ %2❯ não tem valor %n&quot;)" office:value-type="string" office:string-value="Erro: linha %0 coluna %1, ❮ %2❯ não tem valor %n" calcext:value-type="string">
            <text:p>Erro: linha %0 coluna %1, ❮ %2❯ não tem valor %n</text:p>
          </table:table-cell>
          <table:table-cell table:style-name="ce2" table:formula="of:=IFERROR(__xludf.dummyfunction(&quot;GOOGLETRANSLATE($B57,&quot;&quot;en&quot;&quot;,M$1)&quot;);&quot;Kesalahan: baris %0 kolom %1, ❮ %2❯ tidak memiliki nilai %n&quot;)" office:value-type="string" office:string-value="Kesalahan: baris %0 kolom %1, ❮ %2❯ tidak memiliki nilai %n" calcext:value-type="string">
            <text:p>Kesalahan: baris %0 kolom %1, ❮ %2❯ tidak memiliki nilai %n</text:p>
          </table:table-cell>
          <table:table-cell table:style-name="ce2" table:formula="of:=IFERROR(__xludf.dummyfunction(&quot;GOOGLETRANSLATE($B57,&quot;&quot;en&quot;&quot;,N$1)&quot;);&quot;エラー：line％0列％1、❮％2❯には値％nがありません&quot;)" office:value-type="string" office:string-value="エラー：line％0列％1、❮％2❯には値％nがありません" calcext:value-type="string">
            <text:p>エラー：line％0列％1、❮％2❯には値％nがありません</text:p>
          </table:table-cell>
          <table:table-cell table:style-name="ce2" table:formula="of:=IFERROR(__xludf.dummyfunction(&quot;GOOGLETRANSLATE($B57,&quot;&quot;en&quot;&quot;,O$1)&quot;);&quot;שגיאה: קו %0 עמודה %1, ❮ %2❯ אין ערך %n&quot;)" office:value-type="string" office:string-value="שגיאה: קו %0 עמודה %1, ❮ %2❯ אין ערך %n" calcext:value-type="string">
            <text:p>שגיאה: קו %0 עמודה %1, ❮ %2❯ אין ערך %n</text:p>
          </table:table-cell>
          <table:table-cell table:style-name="ce2" table:formula="of:=IFERROR(__xludf.dummyfunction(&quot;GOOGLETRANSLATE($B57,&quot;&quot;en&quot;&quot;,P$1)&quot;);&quot;Eraro: Line %0 kolumno %1, ❮ %2❯ havas neniun valoron %n&quot;)" office:value-type="string" office:string-value="Eraro: Line %0 kolumno %1, ❮ %2❯ havas neniun valoron %n" calcext:value-type="string">
            <text:p>Eraro: Line %0 kolumno %1, ❮ %2❯ havas neniun valoron %n</text:p>
          </table:table-cell>
          <table:table-cell table:style-name="ce2" table:formula="of:=IFERROR(__xludf.dummyfunction(&quot;GOOGLETRANSLATE($B57,&quot;&quot;en&quot;&quot;,Q$1)&quot;);&quot;Kosa: mstari %0 safu %1, ❮ %2❯ haina thamani %n&quot;)" office:value-type="string" office:string-value="Kosa: mstari %0 safu %1, ❮ %2❯ haina thamani %n" calcext:value-type="string">
            <text:p>Kosa: mstari %0 safu %1, ❮ %2❯ haina thamani %n</text:p>
          </table:table-cell>
          <table:table-cell table:style-name="ce2" table:formula="of:=IFERROR(__xludf.dummyfunction(&quot;GOOGLETRANSLATE($B57,&quot;&quot;en&quot;&quot;,R$1)&quot;);&quot;Error: linya %0 haligi %1, ❮ %2❯ ay walang halaga %n&quot;)" office:value-type="string" office:string-value="Error: linya %0 haligi %1, ❮ %2❯ ay walang halaga %n" calcext:value-type="string">
            <text:p>Error: linya %0 haligi %1, ❮ %2❯ ay walang halaga %n</text:p>
          </table:table-cell>
          <table:table-cell table:style-name="ce2" table:formula="of:=IFERROR(__xludf.dummyfunction(&quot;GOOGLETRANSLATE($B57,&quot;&quot;en&quot;&quot;,S$1)&quot;);&quot;خرابی: لائن ٪ 0 کالم ٪ 1 ، ❮ ٪ 2❯ کی کوئی قیمت نہیں ہے ٪ n&quot;)" office:value-type="string" office:string-value="خرابی: لائن ٪ 0 کالم ٪ 1 ، ❮ ٪ 2❯ کی کوئی قیمت نہیں ہے ٪ n" calcext:value-type="string">
            <text:p>خرابی: لائن ٪ 0 کالم ٪ 1 ، ❮ ٪ 2❯ کی کوئی قیمت نہیں ہے ٪ n</text:p>
          </table:table-cell>
          <table:table-cell table:style-name="ce2" table:formula="of:=IFERROR(__xludf.dummyfunction(&quot;GOOGLETRANSLATE($B57,&quot;&quot;en&quot;&quot;,T$1)&quot;);&quot;Error: linea% 0 columna% I, ❮% 2❯ habet valorem% n&quot;)" office:value-type="string" office:string-value="Error: linea% 0 columna% I, ❮% 2❯ habet valorem% n" calcext:value-type="string">
            <text:p>Error: linea% 0 columna% I, ❮% 2❯ habet valorem% n</text:p>
          </table:table-cell>
          <table:table-cell table:style-name="ce2" table:formula="of:=IFERROR(__xludf.dummyfunction(&quot;GOOGLETRANSLATE($B57,&quot;&quot;en&quot;&quot;,U$1)&quot;);&quot;Gwall: llinell %0 colofn %1, ❮ %2❯ nid oes gan unrhyw werth %n&quot;)" office:value-type="string" office:string-value="Gwall: llinell %0 colofn %1, ❮ %2❯ nid oes gan unrhyw werth %n" calcext:value-type="string">
            <text:p>Gwall: llinell %0 colofn %1, ❮ %2❯ nid oes gan unrhyw werth %n</text:p>
          </table:table-cell>
          <table:table-cell table:style-name="ce2" table:formula="of:=IFERROR(__xludf.dummyfunction(&quot;GOOGLETRANSLATE($B57,&quot;&quot;en&quot;&quot;,V$1)&quot;);&quot;Iphutha: umugqa% 0 ikholomu% 1, ❮% 2❯ ayinanzuzo% n&quot;)" office:value-type="string" office:string-value="Iphutha: umugqa% 0 ikholomu% 1, ❮% 2❯ ayinanzuzo% n" calcext:value-type="string">
            <text:p>Iphutha: umugqa% 0 ikholomu% 1, ❮% 2❯ ayinanzuzo% n</text:p>
          </table:table-cell>
          <table:table-cell table:style-name="ce2" table:formula="of:=IFERROR(__xludf.dummyfunction(&quot;GOOGLETRANSLATE($B57,&quot;&quot;en&quot;&quot;,W$1)&quot;);&quot;ERROR: ליניע% 0 זייַל% 1, ❮% 2❯ האט קיין ווערט% n&quot;)" office:value-type="string" office:string-value="ERROR: ליניע% 0 זייַל% 1, ❮% 2❯ האט קיין ווערט% n" calcext:value-type="string">
            <text:p>ERROR: ליניע% 0 זייַל% 1, ❮% 2❯ האט קיין ווערט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RROR: NO PARSE TREE FOR LINE %0%n</text:p>
          </table:table-cell>
          <table:table-cell table:style-name="ce2" table:formula="of:=IFERROR(__xludf.dummyfunction(&quot;GOOGLETRANSLATE($B58,&quot;&quot;en&quot;&quot;,C$1)&quot;);&quot;오류 : 라인 %0 %n에 대한 구문 분석 트리 없음&quot;)" office:value-type="string" office:string-value="오류 : 라인 %0 %n에 대한 구문 분석 트리 없음" calcext:value-type="string">
            <text:p>오류 : 라인 %0 %n에 대한 구문 분석 트리 없음</text:p>
          </table:table-cell>
          <table:table-cell table:style-name="ce2" table:formula="of:=IFERROR(__xludf.dummyfunction(&quot;GOOGLETRANSLATE($B58,&quot;&quot;en&quot;&quot;,D$1)&quot;);&quot;Erreur: pas d'arbre d'analyse pour la ligne% 0% n&quot;)" office:value-type="string" office:string-value="Erreur: pas d'arbre d'analyse pour la ligne% 0% n" calcext:value-type="string">
            <text:p>Erreur: pas d'arbre d'analyse pour la ligne% 0% n</text:p>
          </table:table-cell>
          <table:table-cell table:style-name="ce2" table:formula="of:=IFERROR(__xludf.dummyfunction(&quot;GOOGLETRANSLATE($B58,&quot;&quot;en&quot;&quot;,E$1)&quot;);&quot;Fehler: Kein Parse Tree für Linie %0 %n&quot;)" office:value-type="string" office:string-value="Fehler: Kein Parse Tree für Linie %0 %n" calcext:value-type="string">
            <text:p>Fehler: Kein Parse Tree für Linie %0 %n</text:p>
          </table:table-cell>
          <table:table-cell table:style-name="ce2" table:formula="of:=IFERROR(__xludf.dummyfunction(&quot;GOOGLETRANSLATE($B58,&quot;&quot;en&quot;&quot;,F$1)&quot;);&quot;错误：没有线的解析树％0％n&quot;)" office:value-type="string" office:string-value="错误：没有线的解析树％0％n" calcext:value-type="string">
            <text:p>错误：没有线的解析树％0％n</text:p>
          </table:table-cell>
          <table:table-cell table:style-name="ce2" table:formula="of:=IFERROR(__xludf.dummyfunction(&quot;GOOGLETRANSLATE($B58,&quot;&quot;en&quot;&quot;,G$1)&quot;);&quot;Error: no hay árbol de análisis para la línea %0 %n&quot;)" office:value-type="string" office:string-value="Error: no hay árbol de análisis para la línea %0 %n" calcext:value-type="string">
            <text:p>Error: no hay árbol de análisis para la línea %0 %n</text:p>
          </table:table-cell>
          <table:table-cell table:style-name="ce2" table:formula="of:=IFERROR(__xludf.dummyfunction(&quot;GOOGLETRANSLATE($B58,&quot;&quot;en&quot;&quot;,H$1)&quot;);&quot;خطأ: لا توجد شجرة تحليل للخط ٪ 0 ٪ n&quot;)" office:value-type="string" office:string-value="خطأ: لا توجد شجرة تحليل للخط ٪ 0 ٪ n" calcext:value-type="string">
            <text:p>خطأ: لا توجد شجرة تحليل للخط ٪ 0 ٪ n</text:p>
          </table:table-cell>
          <table:table-cell table:style-name="ce2" table:formula="of:=IFERROR(__xludf.dummyfunction(&quot;GOOGLETRANSLATE($B58,&quot;&quot;en&quot;&quot;,I$1)&quot;);&quot;Ошибка: нет дерева разбора для линии %0 %n&quot;)" office:value-type="string" office:string-value="Ошибка: нет дерева разбора для линии %0 %n" calcext:value-type="string">
            <text:p>Ошибка: нет дерева разбора для линии %0 %n</text:p>
          </table:table-cell>
          <table:table-cell table:style-name="ce2" table:formula="of:=IFERROR(__xludf.dummyfunction(&quot;GOOGLETRANSLATE($B58,&quot;&quot;en&quot;&quot;,J$1)&quot;);&quot;त्रुटि: लाइन %0 %n के लिए कोई पार्स पेड़ नहीं&quot;)" office:value-type="string" office:string-value="त्रुटि: लाइन %0 %n के लिए कोई पार्स पेड़ नहीं" calcext:value-type="string">
            <text:p>त्रुटि: लाइन %0 %n के लिए कोई पार्स पेड़ नहीं</text:p>
          </table:table-cell>
          <table:table-cell table:style-name="ce2" table:formula="of:=IFERROR(__xludf.dummyfunction(&quot;GOOGLETRANSLATE($B58,&quot;&quot;en&quot;&quot;,K$1)&quot;);&quot;ত্রুটি: লাইন %0 %এন এর জন্য পার্স ট্রি নেই&quot;)" office:value-type="string" office:string-value="ত্রুটি: লাইন %0 %এন এর জন্য পার্স ট্রি নেই" calcext:value-type="string">
            <text:p>ত্রুটি: লাইন %0 %এন এর জন্য পার্স ট্রি নেই</text:p>
          </table:table-cell>
          <table:table-cell table:style-name="ce2" table:formula="of:=IFERROR(__xludf.dummyfunction(&quot;GOOGLETRANSLATE($B58,&quot;&quot;en&quot;&quot;,L$1)&quot;);&quot;Erro: nenhuma árvore de análise para linha %0 %n&quot;)" office:value-type="string" office:string-value="Erro: nenhuma árvore de análise para linha %0 %n" calcext:value-type="string">
            <text:p>Erro: nenhuma árvore de análise para linha %0 %n</text:p>
          </table:table-cell>
          <table:table-cell table:style-name="ce2" table:formula="of:=IFERROR(__xludf.dummyfunction(&quot;GOOGLETRANSLATE($B58,&quot;&quot;en&quot;&quot;,M$1)&quot;);&quot;Kesalahan: tidak ada pohon parse untuk baris %0 %n&quot;)" office:value-type="string" office:string-value="Kesalahan: tidak ada pohon parse untuk baris %0 %n" calcext:value-type="string">
            <text:p>Kesalahan: tidak ada pohon parse untuk baris %0 %n</text:p>
          </table:table-cell>
          <table:table-cell table:style-name="ce2" table:formula="of:=IFERROR(__xludf.dummyfunction(&quot;GOOGLETRANSLATE($B58,&quot;&quot;en&quot;&quot;,N$1)&quot;);&quot;エラー：線の解析ツリーはありません％0％n&quot;)" office:value-type="string" office:string-value="エラー：線の解析ツリーはありません％0％n" calcext:value-type="string">
            <text:p>エラー：線の解析ツリーはありません％0％n</text:p>
          </table:table-cell>
          <table:table-cell table:style-name="ce2" table:formula="of:=IFERROR(__xludf.dummyfunction(&quot;GOOGLETRANSLATE($B58,&quot;&quot;en&quot;&quot;,O$1)&quot;);&quot;שגיאה: אין עץ ניתוח עבור קו %0 %n&quot;)" office:value-type="string" office:string-value="שגיאה: אין עץ ניתוח עבור קו %0 %n" calcext:value-type="string">
            <text:p>שגיאה: אין עץ ניתוח עבור קו %0 %n</text:p>
          </table:table-cell>
          <table:table-cell table:style-name="ce2" table:formula="of:=IFERROR(__xludf.dummyfunction(&quot;GOOGLETRANSLATE($B58,&quot;&quot;en&quot;&quot;,P$1)&quot;);&quot;Eraro: Neniu parsearbo por linio %0 %n&quot;)" office:value-type="string" office:string-value="Eraro: Neniu parsearbo por linio %0 %n" calcext:value-type="string">
            <text:p>Eraro: Neniu parsearbo por linio %0 %n</text:p>
          </table:table-cell>
          <table:table-cell table:style-name="ce2" table:formula="of:=IFERROR(__xludf.dummyfunction(&quot;GOOGLETRANSLATE($B58,&quot;&quot;en&quot;&quot;,Q$1)&quot;);&quot;Kosa: Hakuna mti wa parse kwa mstari %0 %n&quot;)" office:value-type="string" office:string-value="Kosa: Hakuna mti wa parse kwa mstari %0 %n" calcext:value-type="string">
            <text:p>Kosa: Hakuna mti wa parse kwa mstari %0 %n</text:p>
          </table:table-cell>
          <table:table-cell table:style-name="ce2" table:formula="of:=IFERROR(__xludf.dummyfunction(&quot;GOOGLETRANSLATE($B58,&quot;&quot;en&quot;&quot;,R$1)&quot;);&quot;Error: walang puno ng parse para sa linya %0 %n&quot;)" office:value-type="string" office:string-value="Error: walang puno ng parse para sa linya %0 %n" calcext:value-type="string">
            <text:p>Error: walang puno ng parse para sa linya %0 %n</text:p>
          </table:table-cell>
          <table:table-cell table:style-name="ce2" table:formula="of:=IFERROR(__xludf.dummyfunction(&quot;GOOGLETRANSLATE($B58,&quot;&quot;en&quot;&quot;,S$1)&quot;);&quot;غلطی: لائن ٪ 0 ٪ n کے لئے کوئی پارس درخت نہیں&quot;)" office:value-type="string" office:string-value="غلطی: لائن ٪ 0 ٪ n کے لئے کوئی پارس درخت نہیں" calcext:value-type="string">
            <text:p>غلطی: لائن ٪ 0 ٪ n کے لئے کوئی پارس درخت نہیں</text:p>
          </table:table-cell>
          <table:table-cell table:style-name="ce2" table:formula="of:=IFERROR(__xludf.dummyfunction(&quot;GOOGLETRANSLATE($B58,&quot;&quot;en&quot;&quot;,T$1)&quot;);&quot;Error: Non parse in linea% 0% N&quot;)" office:value-type="string" office:string-value="Error: Non parse in linea% 0% N" calcext:value-type="string">
            <text:p>Error: Non parse in linea% 0% N</text:p>
          </table:table-cell>
          <table:table-cell table:style-name="ce2" table:formula="of:=IFERROR(__xludf.dummyfunction(&quot;GOOGLETRANSLATE($B58,&quot;&quot;en&quot;&quot;,U$1)&quot;);&quot;Gwall: dim coeden ddosrannu ar gyfer llinell %0 %n&quot;)" office:value-type="string" office:string-value="Gwall: dim coeden ddosrannu ar gyfer llinell %0 %n" calcext:value-type="string">
            <text:p>Gwall: dim coeden ddosrannu ar gyfer llinell %0 %n</text:p>
          </table:table-cell>
          <table:table-cell table:style-name="ce2" table:formula="of:=IFERROR(__xludf.dummyfunction(&quot;GOOGLETRANSLATE($B58,&quot;&quot;en&quot;&quot;,V$1)&quot;);&quot;I-ERROR: Akukho Tree Parse for Line% 0% N&quot;)" office:value-type="string" office:string-value="I-ERROR: Akukho Tree Parse for Line% 0% N" calcext:value-type="string">
            <text:p>I-ERROR: Akukho Tree Parse for Line% 0% N</text:p>
          </table:table-cell>
          <table:table-cell table:style-name="ce2" table:formula="of:=IFERROR(__xludf.dummyfunction(&quot;GOOGLETRANSLATE($B58,&quot;&quot;en&quot;&quot;,W$1)&quot;);&quot;טעות: קיין פּאַרס בוים פֿאַר שורה% 0% n&quot;)" office:value-type="string" office:string-value="טעות: קיין פּאַרס בוים פֿאַר שורה% 0% n" calcext:value-type="string">
            <text:p>טעות: קיין פּאַרס בוים פֿאַר שורה% 0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-l requires a language.%n</text:p>
          </table:table-cell>
          <table:table-cell table:style-name="ce2" table:formula="of:=IFERROR(__xludf.dummyfunction(&quot;GOOGLETRANSLATE($B59,&quot;&quot;en&quot;&quot;,C$1)&quot;);&quot;-L 언어가 필요합니다.%n&quot;)" office:value-type="string" office:string-value="-L 언어가 필요합니다.%n" calcext:value-type="string">
            <text:p>-L 언어가 필요합니다.%n</text:p>
          </table:table-cell>
          <table:table-cell table:style-name="ce2" table:formula="of:=IFERROR(__xludf.dummyfunction(&quot;GOOGLETRANSLATE($B59,&quot;&quot;en&quot;&quot;,D$1)&quot;);&quot;-l nécessite une langue.% n&quot;)" office:value-type="string" office:string-value="-l nécessite une langue.% n" calcext:value-type="string">
            <text:p>-l nécessite une langue.% n</text:p>
          </table:table-cell>
          <table:table-cell table:style-name="ce2" table:formula="of:=IFERROR(__xludf.dummyfunction(&quot;GOOGLETRANSLATE($B59,&quot;&quot;en&quot;&quot;,E$1)&quot;);&quot;-l erfordert eine Sprache.%n&quot;)" office:value-type="string" office:string-value="-l erfordert eine Sprache.%n" calcext:value-type="string">
            <text:p>-l erfordert eine Sprache.%n</text:p>
          </table:table-cell>
          <table:table-cell table:style-name="ce2" table:formula="of:=IFERROR(__xludf.dummyfunction(&quot;GOOGLETRANSLATE($B59,&quot;&quot;en&quot;&quot;,F$1)&quot;);&quot;-l需要一种语言。％n&quot;)" office:value-type="string" office:string-value="-l需要一种语言。％n" calcext:value-type="string">
            <text:p>-l需要一种语言。％n</text:p>
          </table:table-cell>
          <table:table-cell table:style-name="ce2" table:formula="of:=IFERROR(__xludf.dummyfunction(&quot;GOOGLETRANSLATE($B59,&quot;&quot;en&quot;&quot;,G$1)&quot;);&quot;-L requiere un idioma.%n&quot;)" office:value-type="string" office:string-value="-L requiere un idioma.%n" calcext:value-type="string">
            <text:p>-L requiere un idioma.%n</text:p>
          </table:table-cell>
          <table:table-cell table:style-name="ce2" table:formula="of:=IFERROR(__xludf.dummyfunction(&quot;GOOGLETRANSLATE($B59,&quot;&quot;en&quot;&quot;,H$1)&quot;);&quot;-L يتطلب لغة. ٪ ن&quot;)" office:value-type="string" office:string-value="-L يتطلب لغة. ٪ ن" calcext:value-type="string">
            <text:p>-L يتطلب لغة. ٪ ن</text:p>
          </table:table-cell>
          <table:table-cell table:style-name="ce2" table:formula="of:=IFERROR(__xludf.dummyfunction(&quot;GOOGLETRANSLATE($B59,&quot;&quot;en&quot;&quot;,I$1)&quot;);&quot;-l требует языка.%n&quot;)" office:value-type="string" office:string-value="-l требует языка.%n" calcext:value-type="string">
            <text:p>-l требует языка.%n</text:p>
          </table:table-cell>
          <table:table-cell table:style-name="ce2" table:formula="of:=IFERROR(__xludf.dummyfunction(&quot;GOOGLETRANSLATE($B59,&quot;&quot;en&quot;&quot;,J$1)&quot;);&quot;-एल को एक भाषा की आवश्यकता होती है।%n&quot;)" office:value-type="string" office:string-value="-एल को एक भाषा की आवश्यकता होती है।%n" calcext:value-type="string">
            <text:p>-एल को एक भाषा की आवश्यकता होती है।%n</text:p>
          </table:table-cell>
          <table:table-cell table:style-name="ce2" table:formula="of:=IFERROR(__xludf.dummyfunction(&quot;GOOGLETRANSLATE($B59,&quot;&quot;en&quot;&quot;,K$1)&quot;);&quot;-এল একটি ভাষা প্রয়োজন।%n&quot;)" office:value-type="string" office:string-value="-এল একটি ভাষা প্রয়োজন।%n" calcext:value-type="string">
            <text:p>-এল একটি ভাষা প্রয়োজন।%n</text:p>
          </table:table-cell>
          <table:table-cell table:style-name="ce2" table:formula="of:=IFERROR(__xludf.dummyfunction(&quot;GOOGLETRANSLATE($B59,&quot;&quot;en&quot;&quot;,L$1)&quot;);&quot;-l requer um idioma.%n&quot;)" office:value-type="string" office:string-value="-l requer um idioma.%n" calcext:value-type="string">
            <text:p>-l requer um idioma.%n</text:p>
          </table:table-cell>
          <table:table-cell table:style-name="ce2" table:formula="of:=IFERROR(__xludf.dummyfunction(&quot;GOOGLETRANSLATE($B59,&quot;&quot;en&quot;&quot;,M$1)&quot;);&quot;-l membutuhkan bahasa.%n&quot;)" office:value-type="string" office:string-value="-l membutuhkan bahasa.%n" calcext:value-type="string">
            <text:p>-l membutuhkan bahasa.%n</text:p>
          </table:table-cell>
          <table:table-cell table:style-name="ce2" table:formula="of:=IFERROR(__xludf.dummyfunction(&quot;GOOGLETRANSLATE($B59,&quot;&quot;en&quot;&quot;,N$1)&quot;);&quot;-lは言語を必要とします。％n&quot;)" office:value-type="string" office:string-value="-lは言語を必要とします。％n" calcext:value-type="string">
            <text:p>-lは言語を必要とします。％n</text:p>
          </table:table-cell>
          <table:table-cell table:style-name="ce2" table:formula="of:=IFERROR(__xludf.dummyfunction(&quot;GOOGLETRANSLATE($B59,&quot;&quot;en&quot;&quot;,O$1)&quot;);&quot;-ל דורש שפה.%n&quot;)" office:value-type="string" office:string-value="-ל דורש שפה.%n" calcext:value-type="string">
            <text:p>-ל דורש שפה.%n</text:p>
          </table:table-cell>
          <table:table-cell table:style-name="ce2" table:formula="of:=IFERROR(__xludf.dummyfunction(&quot;GOOGLETRANSLATE($B59,&quot;&quot;en&quot;&quot;,P$1)&quot;);&quot;-L postulas lingvon.%n&quot;)" office:value-type="string" office:string-value="-L postulas lingvon.%n" calcext:value-type="string">
            <text:p>-L postulas lingvon.%n</text:p>
          </table:table-cell>
          <table:table-cell table:style-name="ce2" table:formula="of:=IFERROR(__xludf.dummyfunction(&quot;GOOGLETRANSLATE($B59,&quot;&quot;en&quot;&quot;,Q$1)&quot;);&quot;-l inahitaji lugha.%n&quot;)" office:value-type="string" office:string-value="-l inahitaji lugha.%n" calcext:value-type="string">
            <text:p>-l inahitaji lugha.%n</text:p>
          </table:table-cell>
          <table:table-cell table:style-name="ce2" table:formula="of:=IFERROR(__xludf.dummyfunction(&quot;GOOGLETRANSLATE($B59,&quot;&quot;en&quot;&quot;,R$1)&quot;);&quot;-l ay nangangailangan ng isang wika.%n&quot;)" office:value-type="string" office:string-value="-l ay nangangailangan ng isang wika.%n" calcext:value-type="string">
            <text:p>-l ay nangangailangan ng isang wika.%n</text:p>
          </table:table-cell>
          <table:table-cell table:style-name="ce2" table:formula="of:=IFERROR(__xludf.dummyfunction(&quot;GOOGLETRANSLATE($B59,&quot;&quot;en&quot;&quot;,S$1)&quot;);&quot;-l کو ایک زبان کی ضرورت ہے۔ ٪ n&quot;)" office:value-type="string" office:string-value="-l کو ایک زبان کی ضرورت ہے۔ ٪ n" calcext:value-type="string">
            <text:p>-l کو ایک زبان کی ضرورت ہے۔ ٪ n</text:p>
          </table:table-cell>
          <table:table-cell table:style-name="ce2" table:formula="of:=IFERROR(__xludf.dummyfunction(&quot;GOOGLETRANSLATE($B59,&quot;&quot;en&quot;&quot;,T$1)&quot;);&quot;-L postulat lingua.% N&quot;)" office:value-type="string" office:string-value="-L postulat lingua.% N" calcext:value-type="string">
            <text:p>-L postulat lingua.% N</text:p>
          </table:table-cell>
          <table:table-cell table:style-name="ce2" table:formula="of:=IFERROR(__xludf.dummyfunction(&quot;GOOGLETRANSLATE($B59,&quot;&quot;en&quot;&quot;,U$1)&quot;);&quot;-L yn gofyn am iaith.%n&quot;)" office:value-type="string" office:string-value="-L yn gofyn am iaith.%n" calcext:value-type="string">
            <text:p>-L yn gofyn am iaith.%n</text:p>
          </table:table-cell>
          <table:table-cell table:style-name="ce2" table:formula="of:=IFERROR(__xludf.dummyfunction(&quot;GOOGLETRANSLATE($B59,&quot;&quot;en&quot;&quot;,V$1)&quot;);&quot;-L kudinga ulimi.% n&quot;)" office:value-type="string" office:string-value="-L kudinga ulimi.% n" calcext:value-type="string">
            <text:p>-L kudinga ulimi.% n</text:p>
          </table:table-cell>
          <table:table-cell table:style-name="ce2" table:formula="of:=IFERROR(__xludf.dummyfunction(&quot;GOOGLETRANSLATE($B59,&quot;&quot;en&quot;&quot;,W$1)&quot;);&quot;-ל ריקווייערז אַ שפּראַך.% n&quot;)" office:value-type="string" office:string-value="-ל ריקווייערז אַ שפּראַך.% n" calcext:value-type="string">
            <text:p>-ל ריקווייערז אַ שפּראַך.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PLEASE CHECK 'POLYBASICPATH' ENVIRONMENT VARIABLE AND/OR LANGUAGE SETTINGS.%n</text:p>
          </table:table-cell>
          <table:table-cell table:style-name="ce2" table:formula="of:=IFERROR(__xludf.dummyfunction(&quot;GOOGLETRANSLATE($B60,&quot;&quot;en&quot;&quot;,C$1)&quot;);&quot;'PolybasicPath'환경 변수 및/또는 언어 설정을 확인하십시오.%n&quot;)" office:value-type="string" office:string-value="'PolybasicPath'환경 변수 및/또는 언어 설정을 확인하십시오.%n" calcext:value-type="string">
            <text:p>'PolybasicPath'환경 변수 및/또는 언어 설정을 확인하십시오.%n</text:p>
          </table:table-cell>
          <table:table-cell table:style-name="ce2" table:formula="of:=IFERROR(__xludf.dummyfunction(&quot;GOOGLETRANSLATE($B60,&quot;&quot;en&quot;&quot;,D$1)&quot;);&quot;Veuillez vérifier les paramètres de la variable et / ou de la langue «PolybasicPath».% N&quot;)" office:value-type="string" office:string-value="Veuillez vérifier les paramètres de la variable et / ou de la langue «PolybasicPath».% N" calcext:value-type="string">
            <text:p>Veuillez vérifier les paramètres de la variable et / ou de la langue «PolybasicPath».% N</text:p>
          </table:table-cell>
          <table:table-cell table:style-name="ce2" table:formula="of:=IFERROR(__xludf.dummyfunction(&quot;GOOGLETRANSLATE($B60,&quot;&quot;en&quot;&quot;,E$1)&quot;);&quot;Bitte überprüfen Sie die Umgebungsvariable und/oder die Spracheinstellungen von &quot;&quot;PolybasicPath&quot;&quot;.%N&quot;)" office:value-type="string" office:string-value="Bitte überprüfen Sie die Umgebungsvariable und/oder die Spracheinstellungen von &quot;PolybasicPath&quot;.%N" calcext:value-type="string">
            <text:p>Bitte überprüfen Sie die Umgebungsvariable und/oder die Spracheinstellungen von "PolybasicPath".%N</text:p>
          </table:table-cell>
          <table:table-cell table:style-name="ce2" table:formula="of:=IFERROR(__xludf.dummyfunction(&quot;GOOGLETRANSLATE($B60,&quot;&quot;en&quot;&quot;,F$1)&quot;);&quot;请检查“ polybasicpath”环境变量和/或语言设置。％n&quot;)" office:value-type="string" office:string-value="请检查“ polybasicpath”环境变量和/或语言设置。％n" calcext:value-type="string">
            <text:p>请检查“ polybasicpath”环境变量和/或语言设置。％n</text:p>
          </table:table-cell>
          <table:table-cell table:style-name="ce2" table:formula="of:=IFERROR(__xludf.dummyfunction(&quot;GOOGLETRANSLATE($B60,&quot;&quot;en&quot;&quot;,G$1)&quot;);&quot;Consulte la variable de entorno 'PolyBasicPath' y/o la configuración del idioma.%N&quot;)" office:value-type="string" office:string-value="Consulte la variable de entorno 'PolyBasicPath' y/o la configuración del idioma.%N" calcext:value-type="string">
            <text:p>Consulte la variable de entorno 'PolyBasicPath' y/o la configuración del idioma.%N</text:p>
          </table:table-cell>
          <table:table-cell table:style-name="ce2" table:formula="of:=IFERROR(__xludf.dummyfunction(&quot;GOOGLETRANSLATE($B60,&quot;&quot;en&quot;&quot;,H$1)&quot;);&quot;يرجى التحقق من &quot;&quot;polybasicpath&quot;&quot; المتغير و/أو إعدادات اللغة. ٪ N&quot;)" office:value-type="string" office:string-value="يرجى التحقق من &quot;polybasicpath&quot; المتغير و/أو إعدادات اللغة. ٪ N" calcext:value-type="string">
            <text:p>يرجى التحقق من "polybasicpath" المتغير و/أو إعدادات اللغة. ٪ N</text:p>
          </table:table-cell>
          <table:table-cell table:style-name="ce2" table:formula="of:=IFERROR(__xludf.dummyfunction(&quot;GOOGLETRANSLATE($B60,&quot;&quot;en&quot;&quot;,I$1)&quot;);&quot;Пожалуйста, проверьте переменную среды PolybasicPath и/или языковые настройки.%N&quot;)" office:value-type="string" office:string-value="Пожалуйста, проверьте переменную среды PolybasicPath и/или языковые настройки.%N" calcext:value-type="string">
            <text:p>Пожалуйста, проверьте переменную среды PolybasicPath и/или языковые настройки.%N</text:p>
          </table:table-cell>
          <table:table-cell table:style-name="ce2" table:formula="of:=IFERROR(__xludf.dummyfunction(&quot;GOOGLETRANSLATE($B60,&quot;&quot;en&quot;&quot;,J$1)&quot;);&quot;कृपया 'पॉलीबैसिकपाथ' पर्यावरण चर और/या भाषा सेटिंग्स की जाँच करें।%n&quot;)" office:value-type="string" office:string-value="कृपया 'पॉलीबैसिकपाथ' पर्यावरण चर और/या भाषा सेटिंग्स की जाँच करें।%n" calcext:value-type="string">
            <text:p>कृपया 'पॉलीबैसिकपाथ' पर्यावरण चर और/या भाषा सेटिंग्स की जाँच करें।%n</text:p>
          </table:table-cell>
          <table:table-cell table:style-name="ce2" table:formula="of:=IFERROR(__xludf.dummyfunction(&quot;GOOGLETRANSLATE($B60,&quot;&quot;en&quot;&quot;,K$1)&quot;);&quot;দয়া করে 'পলিবাসিকপথ' পরিবেশের পরিবর্তনশীল এবং/অথবা ভাষার সেটিংস পরীক্ষা করুন।%n&quot;)" office:value-type="string" office:string-value="দয়া করে 'পলিবাসিকপথ' পরিবেশের পরিবর্তনশীল এবং/অথবা ভাষার সেটিংস পরীক্ষা করুন।%n" calcext:value-type="string">
            <text:p>দয়া করে 'পলিবাসিকপথ' পরিবেশের পরিবর্তনশীল এবং/অথবা ভাষার সেটিংস পরীক্ষা করুন।%n</text:p>
          </table:table-cell>
          <table:table-cell table:style-name="ce2" table:formula="of:=IFERROR(__xludf.dummyfunction(&quot;GOOGLETRANSLATE($B60,&quot;&quot;en&quot;&quot;,L$1)&quot;);&quot;Verifique a variável de ambiente 'PolybasicPath' e/ou configurações de idioma.%N&quot;)" office:value-type="string" office:string-value="Verifique a variável de ambiente 'PolybasicPath' e/ou configurações de idioma.%N" calcext:value-type="string">
            <text:p>Verifique a variável de ambiente 'PolybasicPath' e/ou configurações de idioma.%N</text:p>
          </table:table-cell>
          <table:table-cell table:style-name="ce2" table:formula="of:=IFERROR(__xludf.dummyfunction(&quot;GOOGLETRANSLATE($B60,&quot;&quot;en&quot;&quot;,M$1)&quot;);&quot;Silakan periksa variabel lingkungan 'polybasicpath' dan/atau pengaturan bahasa.%N&quot;)" office:value-type="string" office:string-value="Silakan periksa variabel lingkungan 'polybasicpath' dan/atau pengaturan bahasa.%N" calcext:value-type="string">
            <text:p>Silakan periksa variabel lingkungan 'polybasicpath' dan/atau pengaturan bahasa.%N</text:p>
          </table:table-cell>
          <table:table-cell table:style-name="ce2" table:formula="of:=IFERROR(__xludf.dummyfunction(&quot;GOOGLETRANSLATE($B60,&quot;&quot;en&quot;&quot;,N$1)&quot;);&quot;「polybasicpath」環境変数および/または言語設定を確認してください。％n&quot;)" office:value-type="string" office:string-value="「polybasicpath」環境変数および/または言語設定を確認してください。％n" calcext:value-type="string">
            <text:p>「polybasicpath」環境変数および/または言語設定を確認してください。％n</text:p>
          </table:table-cell>
          <table:table-cell table:style-name="ce2" table:formula="of:=IFERROR(__xludf.dummyfunction(&quot;GOOGLETRANSLATE($B60,&quot;&quot;en&quot;&quot;,O$1)&quot;);&quot;אנא בדוק משתנה סביבת 'polybasicpath' ו/או הגדרות שפה.%N&quot;)" office:value-type="string" office:string-value="אנא בדוק משתנה סביבת 'polybasicpath' ו/או הגדרות שפה.%N" calcext:value-type="string">
            <text:p>אנא בדוק משתנה סביבת 'polybasicpath' ו/או הגדרות שפה.%N</text:p>
          </table:table-cell>
          <table:table-cell table:style-name="ce2" table:formula="of:=IFERROR(__xludf.dummyfunction(&quot;GOOGLETRANSLATE($B60,&quot;&quot;en&quot;&quot;,P$1)&quot;);&quot;Bonvolu kontroli la median variablon de 'PolyBasicPath' kaj/aŭ lingvaj agordoj.%N&quot;)" office:value-type="string" office:string-value="Bonvolu kontroli la median variablon de 'PolyBasicPath' kaj/aŭ lingvaj agordoj.%N" calcext:value-type="string">
            <text:p>Bonvolu kontroli la median variablon de 'PolyBasicPath' kaj/aŭ lingvaj agordoj.%N</text:p>
          </table:table-cell>
          <table:table-cell table:style-name="ce2" table:formula="of:=IFERROR(__xludf.dummyfunction(&quot;GOOGLETRANSLATE($B60,&quot;&quot;en&quot;&quot;,Q$1)&quot;);&quot;Tafadhali angalia mazingira ya 'polybasicpath' na/au mipangilio ya lugha.%N&quot;)" office:value-type="string" office:string-value="Tafadhali angalia mazingira ya 'polybasicpath' na/au mipangilio ya lugha.%N" calcext:value-type="string">
            <text:p>Tafadhali angalia mazingira ya 'polybasicpath' na/au mipangilio ya lugha.%N</text:p>
          </table:table-cell>
          <table:table-cell table:style-name="ce2" table:formula="of:=IFERROR(__xludf.dummyfunction(&quot;GOOGLETRANSLATE($B60,&quot;&quot;en&quot;&quot;,R$1)&quot;);&quot;Mangyaring suriin ang 'PolyBasicPath' variable at/o mga setting ng wika.%N&quot;)" office:value-type="string" office:string-value="Mangyaring suriin ang 'PolyBasicPath' variable at/o mga setting ng wika.%N" calcext:value-type="string">
            <text:p>Mangyaring suriin ang 'PolyBasicPath' variable at/o mga setting ng wika.%N</text:p>
          </table:table-cell>
          <table:table-cell table:style-name="ce2" table:formula="of:=IFERROR(__xludf.dummyfunction(&quot;GOOGLETRANSLATE($B60,&quot;&quot;en&quot;&quot;,S$1)&quot;);&quot;براہ کرم 'پولی بیسک پاتھ' ماحولیاتی متغیر اور/یا زبان کی ترتیبات کو چیک کریں۔ ٪ N&quot;)" office:value-type="string" office:string-value="براہ کرم 'پولی بیسک پاتھ' ماحولیاتی متغیر اور/یا زبان کی ترتیبات کو چیک کریں۔ ٪ N" calcext:value-type="string">
            <text:p>براہ کرم 'پولی بیسک پاتھ' ماحولیاتی متغیر اور/یا زبان کی ترتیبات کو چیک کریں۔ ٪ N</text:p>
          </table:table-cell>
          <table:table-cell table:style-name="ce2" table:formula="of:=IFERROR(__xludf.dummyfunction(&quot;GOOGLETRANSLATE($B60,&quot;&quot;en&quot;&quot;,T$1)&quot;);&quot;Placere reprehendo 'polybasicpath, environment variabilis et / vel lingua occasus.% N&quot;)" office:value-type="string" office:string-value="Placere reprehendo 'polybasicpath, environment variabilis et / vel lingua occasus.% N" calcext:value-type="string">
            <text:p>Placere reprehendo 'polybasicpath, environment variabilis et / vel lingua occasus.% N</text:p>
          </table:table-cell>
          <table:table-cell table:style-name="ce2" table:formula="of:=IFERROR(__xludf.dummyfunction(&quot;GOOGLETRANSLATE($B60,&quot;&quot;en&quot;&quot;,U$1)&quot;);&quot;Gwiriwch newidyn amgylchedd a/neu osodiadau iaith 'polybasicPath'.%N&quot;)" office:value-type="string" office:string-value="Gwiriwch newidyn amgylchedd a/neu osodiadau iaith 'polybasicPath'.%N" calcext:value-type="string">
            <text:p>Gwiriwch newidyn amgylchedd a/neu osodiadau iaith 'polybasicPath'.%N</text:p>
          </table:table-cell>
          <table:table-cell table:style-name="ce2" table:formula="of:=IFERROR(__xludf.dummyfunction(&quot;GOOGLETRANSLATE($B60,&quot;&quot;en&quot;&quot;,V$1)&quot;);&quot;Sicela ubheke i- 'polybasicpath' imvelo eguquguqukayo kanye / noma izilungiselelo zolimi.% N&quot;)" office:value-type="string" office:string-value="Sicela ubheke i- 'polybasicpath' imvelo eguquguqukayo kanye / noma izilungiselelo zolimi.% N" calcext:value-type="string">
            <text:p>Sicela ubheke i- 'polybasicpath' imvelo eguquguqukayo kanye / noma izilungiselelo zolimi.% N</text:p>
          </table:table-cell>
          <table:table-cell table:style-name="ce2" table:formula="of:=IFERROR(__xludf.dummyfunction(&quot;GOOGLETRANSLATE($B60,&quot;&quot;en&quot;&quot;,W$1)&quot;);&quot;ביטע טשעק 'Polybasicpath' סומפ.ווינדדיקע און / אָדער שפּראַך סעטטינגס.% N&quot;)" office:value-type="string" office:string-value="ביטע טשעק 'Polybasicpath' סומפ.ווינדדיקע און / אָדער שפּראַך סעטטינגס.% N" calcext:value-type="string">
            <text:p>ביטע טשעק 'Polybasicpath' סומפ.ווינדדיקע און / אָדער שפּראַך סעטטינגס.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ARRAY ❮%2❯ ALREADY DEFINED ON LINE %3%n</text:p>
          </table:table-cell>
          <table:table-cell table:style-name="ce2" table:formula="of:=IFERROR(__xludf.dummyfunction(&quot;GOOGLETRANSLATE($B61,&quot;&quot;en&quot;&quot;,C$1)&quot;);&quot;Source%0 :%1, 배열 ❮%2 ❯ 이미 라인에 정의 된%3%n&quot;)" office:value-type="string" office:string-value="Source%0 :%1, 배열 ❮%2 ❯ 이미 라인에 정의 된%3%n" calcext:value-type="string">
            <text:p>Source%0 :%1, 배열 ❮%2 ❯ 이미 라인에 정의 된%3%n</text:p>
          </table:table-cell>
          <table:table-cell table:style-name="ce2" table:formula="of:=IFERROR(__xludf.dummyfunction(&quot;GOOGLETRANSLATE($B61,&quot;&quot;en&quot;&quot;,D$1)&quot;);&quot;Source% 0:% 1, tableau ❮% 2❯ déjà défini en ligne% 3% n&quot;)" office:value-type="string" office:string-value="Source% 0:% 1, tableau ❮% 2❯ déjà défini en ligne% 3% n" calcext:value-type="string">
            <text:p>Source% 0:% 1, tableau ❮% 2❯ déjà défini en ligne% 3% n</text:p>
          </table:table-cell>
          <table:table-cell table:style-name="ce2" table:formula="of:=IFERROR(__xludf.dummyfunction(&quot;GOOGLETRANSLATE($B61,&quot;&quot;en&quot;&quot;,E$1)&quot;);&quot;Quelle%0:%1, Array ❮%2❯ bereits auf Zeile%3%N definiert&quot;)" office:value-type="string" office:string-value="Quelle%0:%1, Array ❮%2❯ bereits auf Zeile%3%N definiert" calcext:value-type="string">
            <text:p>Quelle%0:%1, Array ❮%2❯ bereits auf Zeile%3%N definiert</text:p>
          </table:table-cell>
          <table:table-cell table:style-name="ce2" table:formula="of:=IFERROR(__xludf.dummyfunction(&quot;GOOGLETRANSLATE($B61,&quot;&quot;en&quot;&quot;,F$1)&quot;);&quot;源％0：％1，阵列❮％2❯已经在线上定义了3％n&quot;)" office:value-type="string" office:string-value="源％0：％1，阵列❮％2❯已经在线上定义了3％n" calcext:value-type="string">
            <text:p>源％0：％1，阵列❮％2❯已经在线上定义了3％n</text:p>
          </table:table-cell>
          <table:table-cell table:style-name="ce2" table:formula="of:=IFERROR(__xludf.dummyfunction(&quot;GOOGLETRANSLATE($B61,&quot;&quot;en&quot;&quot;,G$1)&quot;);&quot;Fuente%0:%1, matriz ❮%2❯ ya definido en línea%3%n&quot;)" office:value-type="string" office:string-value="Fuente%0:%1, matriz ❮%2❯ ya definido en línea%3%n" calcext:value-type="string">
            <text:p>Fuente%0:%1, matriz ❮%2❯ ya definido en línea%3%n</text:p>
          </table:table-cell>
          <table:table-cell table:style-name="ce2" table:formula="of:=IFERROR(__xludf.dummyfunction(&quot;GOOGLETRANSLATE($B61,&quot;&quot;en&quot;&quot;,H$1)&quot;);&quot;المصدر ٪ 0: ٪ 1 ، صفيف ❮ ٪ 2❯ محدد بالفعل على الخط ٪ 3 ٪ n&quot;)" office:value-type="string" office:string-value="المصدر ٪ 0: ٪ 1 ، صفيف ❮ ٪ 2❯ محدد بالفعل على الخط ٪ 3 ٪ n" calcext:value-type="string">
            <text:p>المصدر ٪ 0: ٪ 1 ، صفيف ❮ ٪ 2❯ محدد بالفعل على الخط ٪ 3 ٪ n</text:p>
          </table:table-cell>
          <table:table-cell table:style-name="ce2" table:formula="of:=IFERROR(__xludf.dummyfunction(&quot;GOOGLETRANSLATE($B61,&quot;&quot;en&quot;&quot;,I$1)&quot;);&quot;Источник%0:%1, массив ❮%2❯ уже определен на линии%3%n&quot;)" office:value-type="string" office:string-value="Источник%0:%1, массив ❮%2❯ уже определен на линии%3%n" calcext:value-type="string">
            <text:p>Источник%0:%1, массив ❮%2❯ уже определен на линии%3%n</text:p>
          </table:table-cell>
          <table:table-cell table:style-name="ce2" table:formula="of:=IFERROR(__xludf.dummyfunction(&quot;GOOGLETRANSLATE($B61,&quot;&quot;en&quot;&quot;,J$1)&quot;);&quot;स्रोत%0:%1, सरणी ❮%2❯ पहले से ही लाइन%3%एन पर परिभाषित किया गया है&quot;)" office:value-type="string" office:string-value="स्रोत%0:%1, सरणी ❮%2❯ पहले से ही लाइन%3%एन पर परिभाषित किया गया है" calcext:value-type="string">
            <text:p>स्रोत%0:%1, सरणी ❮%2❯ पहले से ही लाइन%3%एन पर परिभाषित किया गया है</text:p>
          </table:table-cell>
          <table:table-cell table:style-name="ce2" table:formula="of:=IFERROR(__xludf.dummyfunction(&quot;GOOGLETRANSLATE($B61,&quot;&quot;en&quot;&quot;,K$1)&quot;);&quot;উত্স%0:%1, অ্যারে ❮%2❯ ইতিমধ্যে লাইন%3%এন এ সংজ্ঞায়িত&quot;)" office:value-type="string" office:string-value="উত্স%0:%1, অ্যারে ❮%2❯ ইতিমধ্যে লাইন%3%এন এ সংজ্ঞায়িত" calcext:value-type="string">
            <text:p>উত্স%0:%1, অ্যারে ❮%2❯ ইতিমধ্যে লাইন%3%এন এ সংজ্ঞায়িত</text:p>
          </table:table-cell>
          <table:table-cell table:style-name="ce2" table:formula="of:=IFERROR(__xludf.dummyfunction(&quot;GOOGLETRANSLATE($B61,&quot;&quot;en&quot;&quot;,L$1)&quot;);&quot;Fonte%0:%1, matriz ❮%2❯ já definido na linha%3%n&quot;)" office:value-type="string" office:string-value="Fonte%0:%1, matriz ❮%2❯ já definido na linha%3%n" calcext:value-type="string">
            <text:p>Fonte%0:%1, matriz ❮%2❯ já definido na linha%3%n</text:p>
          </table:table-cell>
          <table:table-cell table:style-name="ce2" table:formula="of:=IFERROR(__xludf.dummyfunction(&quot;GOOGLETRANSLATE($B61,&quot;&quot;en&quot;&quot;,M$1)&quot;);&quot;Sumber%0:%1, array ❮%2❯ sudah ditentukan pada garis%3%n&quot;)" office:value-type="string" office:string-value="Sumber%0:%1, array ❮%2❯ sudah ditentukan pada garis%3%n" calcext:value-type="string">
            <text:p>Sumber%0:%1, array ❮%2❯ sudah ditentukan pada garis%3%n</text:p>
          </table:table-cell>
          <table:table-cell table:style-name="ce2" table:formula="of:=IFERROR(__xludf.dummyfunction(&quot;GOOGLETRANSLATE($B61,&quot;&quot;en&quot;&quot;,N$1)&quot;);&quot;ソース％0：％1、配列❮％2❯既にラインで定義されている％3％n&quot;)" office:value-type="string" office:string-value="ソース％0：％1、配列❮％2❯既にラインで定義されている％3％n" calcext:value-type="string">
            <text:p>ソース％0：％1、配列❮％2❯既にラインで定義されている％3％n</text:p>
          </table:table-cell>
          <table:table-cell table:style-name="ce2" table:formula="of:=IFERROR(__xludf.dummyfunction(&quot;GOOGLETRANSLATE($B61,&quot;&quot;en&quot;&quot;,O$1)&quot;);&quot;מקור%0:%1, מערך ❮%2❯ כבר מוגדר על קו%3%n&quot;)" office:value-type="string" office:string-value="מקור%0:%1, מערך ❮%2❯ כבר מוגדר על קו%3%n" calcext:value-type="string">
            <text:p>מקור%0:%1, מערך ❮%2❯ כבר מוגדר על קו%3%n</text:p>
          </table:table-cell>
          <table:table-cell table:style-name="ce2" table:formula="of:=IFERROR(__xludf.dummyfunction(&quot;GOOGLETRANSLATE($B61,&quot;&quot;en&quot;&quot;,P$1)&quot;);&quot;Fonto%0:%1, Array ❮%2❯ Jam difinita en linio%3%N&quot;)" office:value-type="string" office:string-value="Fonto%0:%1, Array ❮%2❯ Jam difinita en linio%3%N" calcext:value-type="string">
            <text:p>Fonto%0:%1, Array ❮%2❯ Jam difinita en linio%3%N</text:p>
          </table:table-cell>
          <table:table-cell table:style-name="ce2" table:formula="of:=IFERROR(__xludf.dummyfunction(&quot;GOOGLETRANSLATE($B61,&quot;&quot;en&quot;&quot;,Q$1)&quot;);&quot;Chanzo%0:%1, safu ❮%2❯ tayari imeelezewa kwenye mstari%3%N&quot;)" office:value-type="string" office:string-value="Chanzo%0:%1, safu ❮%2❯ tayari imeelezewa kwenye mstari%3%N" calcext:value-type="string">
            <text:p>Chanzo%0:%1, safu ❮%2❯ tayari imeelezewa kwenye mstari%3%N</text:p>
          </table:table-cell>
          <table:table-cell table:style-name="ce2" table:formula="of:=IFERROR(__xludf.dummyfunction(&quot;GOOGLETRANSLATE($B61,&quot;&quot;en&quot;&quot;,R$1)&quot;);&quot;Pinagmulan%0:%1, array ❮%2❯ Natukoy na sa linya%3%n&quot;)" office:value-type="string" office:string-value="Pinagmulan%0:%1, array ❮%2❯ Natukoy na sa linya%3%n" calcext:value-type="string">
            <text:p>Pinagmulan%0:%1, array ❮%2❯ Natukoy na sa linya%3%n</text:p>
          </table:table-cell>
          <table:table-cell table:style-name="ce2" table:formula="of:=IFERROR(__xludf.dummyfunction(&quot;GOOGLETRANSLATE($B61,&quot;&quot;en&quot;&quot;,S$1)&quot;);&quot;ماخذ ٪ 0: ٪ 1 ، سرنی ❮ ٪ 2❯ لائن پر پہلے ہی بیان کردہ ٪ 3 ٪ n&quot;)" office:value-type="string" office:string-value="ماخذ ٪ 0: ٪ 1 ، سرنی ❮ ٪ 2❯ لائن پر پہلے ہی بیان کردہ ٪ 3 ٪ n" calcext:value-type="string">
            <text:p>ماخذ ٪ 0: ٪ 1 ، سرنی ❮ ٪ 2❯ لائن پر پہلے ہی بیان کردہ ٪ 3 ٪ n</text:p>
          </table:table-cell>
          <table:table-cell table:style-name="ce2" table:formula="of:=IFERROR(__xludf.dummyfunction(&quot;GOOGLETRANSLATE($B61,&quot;&quot;en&quot;&quot;,T$1)&quot;);&quot;Fontem% 0:% I, ordinata ❮% 2❯ iam defined in line% III% N&quot;)" office:value-type="string" office:string-value="Fontem% 0:% I, ordinata ❮% 2❯ iam defined in line% III% N" calcext:value-type="string">
            <text:p>Fontem% 0:% I, ordinata ❮% 2❯ iam defined in line% III% N</text:p>
          </table:table-cell>
          <table:table-cell table:style-name="ce2" table:formula="of:=IFERROR(__xludf.dummyfunction(&quot;GOOGLETRANSLATE($B61,&quot;&quot;en&quot;&quot;,U$1)&quot;);&quot;Ffynhonnell%0:%1, arae ❮%2❯ wedi'i diffinio eisoes ar linell%3%n&quot;)" office:value-type="string" office:string-value="Ffynhonnell%0:%1, arae ❮%2❯ wedi'i diffinio eisoes ar linell%3%n" calcext:value-type="string">
            <text:p>Ffynhonnell%0:%1, arae ❮%2❯ wedi'i diffinio eisoes ar linell%3%n</text:p>
          </table:table-cell>
          <table:table-cell table:style-name="ce2" table:formula="of:=IFERROR(__xludf.dummyfunction(&quot;GOOGLETRANSLATE($B61,&quot;&quot;en&quot;&quot;,V$1)&quot;);&quot;Umthombo% 0:% 1, u-Array ❮% 2❯ ochaziwe kulayini% 3% n&quot;)" office:value-type="string" office:string-value="Umthombo% 0:% 1, u-Array ❮% 2❯ ochaziwe kulayini% 3% n" calcext:value-type="string">
            <text:p>Umthombo% 0:% 1, u-Array ❮% 2❯ ochaziwe kulayini% 3% n</text:p>
          </table:table-cell>
          <table:table-cell table:style-name="ce2" table:formula="of:=IFERROR(__xludf.dummyfunction(&quot;GOOGLETRANSLATE($B61,&quot;&quot;en&quot;&quot;,W$1)&quot;);&quot;מקור% 0:% 1, מענגע ❮% 2❯ שוין דיפיינד אויף שורה% 3% n&quot;)" office:value-type="string" office:string-value="מקור% 0:% 1, מענגע ❮% 2❯ שוין דיפיינד אויף שורה% 3% n" calcext:value-type="string">
            <text:p>מקור% 0:% 1, מענגע ❮% 2❯ שוין דיפיינד אויף שורה% 3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DATA INPUT UNDERFLOW%n</text:p>
          </table:table-cell>
          <table:table-cell table:style-name="ce2" table:formula="of:=IFERROR(__xludf.dummyfunction(&quot;GOOGLETRANSLATE($B62,&quot;&quot;en&quot;&quot;,C$1)&quot;);&quot;소스%0 :%1, 데이터 입력 언더 플로우%n&quot;)" office:value-type="string" office:string-value="소스%0 :%1, 데이터 입력 언더 플로우%n" calcext:value-type="string">
            <text:p>소스%0 :%1, 데이터 입력 언더 플로우%n</text:p>
          </table:table-cell>
          <table:table-cell table:style-name="ce2" table:formula="of:=IFERROR(__xludf.dummyfunction(&quot;GOOGLETRANSLATE($B62,&quot;&quot;en&quot;&quot;,D$1)&quot;);&quot;Source% 0:% 1, sous-flux d'entrée de données% n&quot;)" office:value-type="string" office:string-value="Source% 0:% 1, sous-flux d'entrée de données% n" calcext:value-type="string">
            <text:p>Source% 0:% 1, sous-flux d'entrée de données% n</text:p>
          </table:table-cell>
          <table:table-cell table:style-name="ce2" table:formula="of:=IFERROR(__xludf.dummyfunction(&quot;GOOGLETRANSLATE($B62,&quot;&quot;en&quot;&quot;,E$1)&quot;);&quot;Quelle%0:%1, Dateneingabe Unterlauf%n&quot;)" office:value-type="string" office:string-value="Quelle%0:%1, Dateneingabe Unterlauf%n" calcext:value-type="string">
            <text:p>Quelle%0:%1, Dateneingabe Unterlauf%n</text:p>
          </table:table-cell>
          <table:table-cell table:style-name="ce2" table:formula="of:=IFERROR(__xludf.dummyfunction(&quot;GOOGLETRANSLATE($B62,&quot;&quot;en&quot;&quot;,F$1)&quot;);&quot;源％0：％1，数据输入下流％n&quot;)" office:value-type="string" office:string-value="源％0：％1，数据输入下流％n" calcext:value-type="string">
            <text:p>源％0：％1，数据输入下流％n</text:p>
          </table:table-cell>
          <table:table-cell table:style-name="ce2" table:formula="of:=IFERROR(__xludf.dummyfunction(&quot;GOOGLETRANSLATE($B62,&quot;&quot;en&quot;&quot;,G$1)&quot;);&quot;Fuente%0:%1, entrada de datos subflujo%n&quot;)" office:value-type="string" office:string-value="Fuente%0:%1, entrada de datos subflujo%n" calcext:value-type="string">
            <text:p>Fuente%0:%1, entrada de datos subflujo%n</text:p>
          </table:table-cell>
          <table:table-cell table:style-name="ce2" table:formula="of:=IFERROR(__xludf.dummyfunction(&quot;GOOGLETRANSLATE($B62,&quot;&quot;en&quot;&quot;,H$1)&quot;);&quot;المصدر ٪ 0: ٪ 1 ، إدخال البيانات underflow ٪ n&quot;)" office:value-type="string" office:string-value="المصدر ٪ 0: ٪ 1 ، إدخال البيانات underflow ٪ n" calcext:value-type="string">
            <text:p>المصدر ٪ 0: ٪ 1 ، إدخال البيانات underflow ٪ n</text:p>
          </table:table-cell>
          <table:table-cell table:style-name="ce2" table:formula="of:=IFERROR(__xludf.dummyfunction(&quot;GOOGLETRANSLATE($B62,&quot;&quot;en&quot;&quot;,I$1)&quot;);&quot;Источник%0:%1, вход данных в разделе.%N&quot;)" office:value-type="string" office:string-value="Источник%0:%1, вход данных в разделе.%N" calcext:value-type="string">
            <text:p>Источник%0:%1, вход данных в разделе.%N</text:p>
          </table:table-cell>
          <table:table-cell table:style-name="ce2" table:formula="of:=IFERROR(__xludf.dummyfunction(&quot;GOOGLETRANSLATE($B62,&quot;&quot;en&quot;&quot;,J$1)&quot;);&quot;स्रोत%0:%1, डेटा इनपुट अंडरफ्लो%n&quot;)" office:value-type="string" office:string-value="स्रोत%0:%1, डेटा इनपुट अंडरफ्लो%n" calcext:value-type="string">
            <text:p>स्रोत%0:%1, डेटा इनपुट अंडरफ्लो%n</text:p>
          </table:table-cell>
          <table:table-cell table:style-name="ce2" table:formula="of:=IFERROR(__xludf.dummyfunction(&quot;GOOGLETRANSLATE($B62,&quot;&quot;en&quot;&quot;,K$1)&quot;);&quot;উত্স%0:%1, ডেটা ইনপুট আন্ডারফ্লো%এন&quot;)" office:value-type="string" office:string-value="উত্স%0:%1, ডেটা ইনপুট আন্ডারফ্লো%এন" calcext:value-type="string">
            <text:p>উত্স%0:%1, ডেটা ইনপুট আন্ডারফ্লো%এন</text:p>
          </table:table-cell>
          <table:table-cell table:style-name="ce2" table:formula="of:=IFERROR(__xludf.dummyfunction(&quot;GOOGLETRANSLATE($B62,&quot;&quot;en&quot;&quot;,L$1)&quot;);&quot;Fonte%0:%1, entrada de dados subfluente%n&quot;)" office:value-type="string" office:string-value="Fonte%0:%1, entrada de dados subfluente%n" calcext:value-type="string">
            <text:p>Fonte%0:%1, entrada de dados subfluente%n</text:p>
          </table:table-cell>
          <table:table-cell table:style-name="ce2" table:formula="of:=IFERROR(__xludf.dummyfunction(&quot;GOOGLETRANSLATE($B62,&quot;&quot;en&quot;&quot;,M$1)&quot;);&quot;Sumber%0:%1, input data underflow%n&quot;)" office:value-type="string" office:string-value="Sumber%0:%1, input data underflow%n" calcext:value-type="string">
            <text:p>Sumber%0:%1, input data underflow%n</text:p>
          </table:table-cell>
          <table:table-cell table:style-name="ce2" table:formula="of:=IFERROR(__xludf.dummyfunction(&quot;GOOGLETRANSLATE($B62,&quot;&quot;en&quot;&quot;,N$1)&quot;);&quot;ソース％0：％1、データ入力アンダーフロー％n&quot;)" office:value-type="string" office:string-value="ソース％0：％1、データ入力アンダーフロー％n" calcext:value-type="string">
            <text:p>ソース％0：％1、データ入力アンダーフロー％n</text:p>
          </table:table-cell>
          <table:table-cell table:style-name="ce2" table:formula="of:=IFERROR(__xludf.dummyfunction(&quot;GOOGLETRANSLATE($B62,&quot;&quot;en&quot;&quot;,O$1)&quot;);&quot;מקור%0:%1, זרימת קלט נתונים%n&quot;)" office:value-type="string" office:string-value="מקור%0:%1, זרימת קלט נתונים%n" calcext:value-type="string">
            <text:p>מקור%0:%1, זרימת קלט נתונים%n</text:p>
          </table:table-cell>
          <table:table-cell table:style-name="ce2" table:formula="of:=IFERROR(__xludf.dummyfunction(&quot;GOOGLETRANSLATE($B62,&quot;&quot;en&quot;&quot;,P$1)&quot;);&quot;Fonto%0:%1, datuma eniga subfluo%n&quot;)" office:value-type="string" office:string-value="Fonto%0:%1, datuma eniga subfluo%n" calcext:value-type="string">
            <text:p>Fonto%0:%1, datuma eniga subfluo%n</text:p>
          </table:table-cell>
          <table:table-cell table:style-name="ce2" table:formula="of:=IFERROR(__xludf.dummyfunction(&quot;GOOGLETRANSLATE($B62,&quot;&quot;en&quot;&quot;,Q$1)&quot;);&quot;Chanzo%0:%1, Uingizaji wa data Underses%N&quot;)" office:value-type="string" office:string-value="Chanzo%0:%1, Uingizaji wa data Underses%N" calcext:value-type="string">
            <text:p>Chanzo%0:%1, Uingizaji wa data Underses%N</text:p>
          </table:table-cell>
          <table:table-cell table:style-name="ce2" table:formula="of:=IFERROR(__xludf.dummyfunction(&quot;GOOGLETRANSLATE($B62,&quot;&quot;en&quot;&quot;,R$1)&quot;);&quot;Pinagmulan%0:%1, Data Input underflow%n&quot;)" office:value-type="string" office:string-value="Pinagmulan%0:%1, Data Input underflow%n" calcext:value-type="string">
            <text:p>Pinagmulan%0:%1, Data Input underflow%n</text:p>
          </table:table-cell>
          <table:table-cell table:style-name="ce2" table:formula="of:=IFERROR(__xludf.dummyfunction(&quot;GOOGLETRANSLATE($B62,&quot;&quot;en&quot;&quot;,S$1)&quot;);&quot;ماخذ ٪ 0: ٪ 1 ، ڈیٹا ان پٹ انڈر فلو ٪ n&quot;)" office:value-type="string" office:string-value="ماخذ ٪ 0: ٪ 1 ، ڈیٹا ان پٹ انڈر فلو ٪ n" calcext:value-type="string">
            <text:p>ماخذ ٪ 0: ٪ 1 ، ڈیٹا ان پٹ انڈر فلو ٪ n</text:p>
          </table:table-cell>
          <table:table-cell table:style-name="ce2" table:formula="of:=IFERROR(__xludf.dummyfunction(&quot;GOOGLETRANSLATE($B62,&quot;&quot;en&quot;&quot;,T$1)&quot;);&quot;Source% 0:% I, data initus underflow% n&quot;)" office:value-type="string" office:string-value="Source% 0:% I, data initus underflow% n" calcext:value-type="string">
            <text:p>Source% 0:% I, data initus underflow% n</text:p>
          </table:table-cell>
          <table:table-cell table:style-name="ce2" table:formula="of:=IFERROR(__xludf.dummyfunction(&quot;GOOGLETRANSLATE($B62,&quot;&quot;en&quot;&quot;,U$1)&quot;);&quot;Ffynhonnell%0:%1, tan -lif mewnbwn data%n&quot;)" office:value-type="string" office:string-value="Ffynhonnell%0:%1, tan -lif mewnbwn data%n" calcext:value-type="string">
            <text:p>Ffynhonnell%0:%1, tan -lif mewnbwn data%n</text:p>
          </table:table-cell>
          <table:table-cell table:style-name="ce2" table:formula="of:=IFERROR(__xludf.dummyfunction(&quot;GOOGLETRANSLATE($B62,&quot;&quot;en&quot;&quot;,V$1)&quot;);&quot;Umthombo% 0:% 1, Ukufakwa kwedatha okuvinjelwe% n&quot;)" office:value-type="string" office:string-value="Umthombo% 0:% 1, Ukufakwa kwedatha okuvinjelwe% n" calcext:value-type="string">
            <text:p>Umthombo% 0:% 1, Ukufakwa kwedatha okuvinjelwe% n</text:p>
          </table:table-cell>
          <table:table-cell table:style-name="ce2" table:formula="of:=IFERROR(__xludf.dummyfunction(&quot;GOOGLETRANSLATE($B62,&quot;&quot;en&quot;&quot;,W$1)&quot;);&quot;מקור% 0:% 1, דאַטן אַרייַנשרייַב אַנדערפלאָו% n&quot;)" office:value-type="string" office:string-value="מקור% 0:% 1, דאַטן אַרייַנשרייַב אַנדערפלאָו% n" calcext:value-type="string">
            <text:p>מקור% 0:% 1, דאַטן אַרייַנשרייַב אַנדערפלאָו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DATA READ UNDERFLOW%n</text:p>
          </table:table-cell>
          <table:table-cell table:style-name="ce2" table:formula="of:=IFERROR(__xludf.dummyfunction(&quot;GOOGLETRANSLATE($B63,&quot;&quot;en&quot;&quot;,C$1)&quot;);&quot;소스%0 :%1, 데이터 읽기 언더 플로%n&quot;)" office:value-type="string" office:string-value="소스%0 :%1, 데이터 읽기 언더 플로%n" calcext:value-type="string">
            <text:p>소스%0 :%1, 데이터 읽기 언더 플로%n</text:p>
          </table:table-cell>
          <table:table-cell table:style-name="ce2" table:formula="of:=IFERROR(__xludf.dummyfunction(&quot;GOOGLETRANSLATE($B63,&quot;&quot;en&quot;&quot;,D$1)&quot;);&quot;Source% 0:% 1, les données lisent underflow% n&quot;)" office:value-type="string" office:string-value="Source% 0:% 1, les données lisent underflow% n" calcext:value-type="string">
            <text:p>Source% 0:% 1, les données lisent underflow% n</text:p>
          </table:table-cell>
          <table:table-cell table:style-name="ce2" table:formula="of:=IFERROR(__xludf.dummyfunction(&quot;GOOGLETRANSLATE($B63,&quot;&quot;en&quot;&quot;,E$1)&quot;);&quot;Quelle%0:%1, Daten lesen Unterlauf%n&quot;)" office:value-type="string" office:string-value="Quelle%0:%1, Daten lesen Unterlauf%n" calcext:value-type="string">
            <text:p>Quelle%0:%1, Daten lesen Unterlauf%n</text:p>
          </table:table-cell>
          <table:table-cell table:style-name="ce2" table:formula="of:=IFERROR(__xludf.dummyfunction(&quot;GOOGLETRANSLATE($B63,&quot;&quot;en&quot;&quot;,F$1)&quot;);&quot;源％0：％1，数据读取底流量n&quot;)" office:value-type="string" office:string-value="源％0：％1，数据读取底流量n" calcext:value-type="string">
            <text:p>源％0：％1，数据读取底流量n</text:p>
          </table:table-cell>
          <table:table-cell table:style-name="ce2" table:formula="of:=IFERROR(__xludf.dummyfunction(&quot;GOOGLETRANSLATE($B63,&quot;&quot;en&quot;&quot;,G$1)&quot;);&quot;Fuente%0:%1, Data Leer bajo flujo%n&quot;)" office:value-type="string" office:string-value="Fuente%0:%1, Data Leer bajo flujo%n" calcext:value-type="string">
            <text:p>Fuente%0:%1, Data Leer bajo flujo%n</text:p>
          </table:table-cell>
          <table:table-cell table:style-name="ce2" table:formula="of:=IFERROR(__xludf.dummyfunction(&quot;GOOGLETRANSLATE($B63,&quot;&quot;en&quot;&quot;,H$1)&quot;);&quot;المصدر ٪ 0: ٪ 1 ، قراءة البيانات underflow ٪ n&quot;)" office:value-type="string" office:string-value="المصدر ٪ 0: ٪ 1 ، قراءة البيانات underflow ٪ n" calcext:value-type="string">
            <text:p>المصدر ٪ 0: ٪ 1 ، قراءة البيانات underflow ٪ n</text:p>
          </table:table-cell>
          <table:table-cell table:style-name="ce2" table:formula="of:=IFERROR(__xludf.dummyfunction(&quot;GOOGLETRANSLATE($B63,&quot;&quot;en&quot;&quot;,I$1)&quot;);&quot;Источник%0:%1, Data Read Underflow%n&quot;)" office:value-type="string" office:string-value="Источник%0:%1, Data Read Underflow%n" calcext:value-type="string">
            <text:p>Источник%0:%1, Data Read Underflow%n</text:p>
          </table:table-cell>
          <table:table-cell table:style-name="ce2" table:formula="of:=IFERROR(__xludf.dummyfunction(&quot;GOOGLETRANSLATE($B63,&quot;&quot;en&quot;&quot;,J$1)&quot;);&quot;स्रोत%0:%1, डेटा पढ़ा गया%n%n&quot;)" office:value-type="string" office:string-value="स्रोत%0:%1, डेटा पढ़ा गया%n%n" calcext:value-type="string">
            <text:p>स्रोत%0:%1, डेटा पढ़ा गया%n%n</text:p>
          </table:table-cell>
          <table:table-cell table:style-name="ce2" table:formula="of:=IFERROR(__xludf.dummyfunction(&quot;GOOGLETRANSLATE($B63,&quot;&quot;en&quot;&quot;,K$1)&quot;);&quot;উত্স%0:%1, ডেটা রিড আন্ডারফ্লো%এন&quot;)" office:value-type="string" office:string-value="উত্স%0:%1, ডেটা রিড আন্ডারফ্লো%এন" calcext:value-type="string">
            <text:p>উত্স%0:%1, ডেটা রিড আন্ডারফ্লো%এন</text:p>
          </table:table-cell>
          <table:table-cell table:style-name="ce2" table:formula="of:=IFERROR(__xludf.dummyfunction(&quot;GOOGLETRANSLATE($B63,&quot;&quot;en&quot;&quot;,L$1)&quot;);&quot;Fonte%0:%1, dados Leia o subflow%n&quot;)" office:value-type="string" office:string-value="Fonte%0:%1, dados Leia o subflow%n" calcext:value-type="string">
            <text:p>Fonte%0:%1, dados Leia o subflow%n</text:p>
          </table:table-cell>
          <table:table-cell table:style-name="ce2" table:formula="of:=IFERROR(__xludf.dummyfunction(&quot;GOOGLETRANSLATE($B63,&quot;&quot;en&quot;&quot;,M$1)&quot;);&quot;Sumber%0:%1, data membaca underflow%n&quot;)" office:value-type="string" office:string-value="Sumber%0:%1, data membaca underflow%n" calcext:value-type="string">
            <text:p>Sumber%0:%1, data membaca underflow%n</text:p>
          </table:table-cell>
          <table:table-cell table:style-name="ce2" table:formula="of:=IFERROR(__xludf.dummyfunction(&quot;GOOGLETRANSLATE($B63,&quot;&quot;en&quot;&quot;,N$1)&quot;);&quot;ソース％0：％1、データ読み取りアンダーフロー％n&quot;)" office:value-type="string" office:string-value="ソース％0：％1、データ読み取りアンダーフロー％n" calcext:value-type="string">
            <text:p>ソース％0：％1、データ読み取りアンダーフロー％n</text:p>
          </table:table-cell>
          <table:table-cell table:style-name="ce2" table:formula="of:=IFERROR(__xludf.dummyfunction(&quot;GOOGLETRANSLATE($B63,&quot;&quot;en&quot;&quot;,O$1)&quot;);&quot;מקור%0:%1, נתונים נקראו תחת זרימה%n&quot;)" office:value-type="string" office:string-value="מקור%0:%1, נתונים נקראו תחת זרימה%n" calcext:value-type="string">
            <text:p>מקור%0:%1, נתונים נקראו תחת זרימה%n</text:p>
          </table:table-cell>
          <table:table-cell table:style-name="ce2" table:formula="of:=IFERROR(__xludf.dummyfunction(&quot;GOOGLETRANSLATE($B63,&quot;&quot;en&quot;&quot;,P$1)&quot;);&quot;Fonto%0:%1, Datumoj Legu Subfluon%N&quot;)" office:value-type="string" office:string-value="Fonto%0:%1, Datumoj Legu Subfluon%N" calcext:value-type="string">
            <text:p>Fonto%0:%1, Datumoj Legu Subfluon%N</text:p>
          </table:table-cell>
          <table:table-cell table:style-name="ce2" table:formula="of:=IFERROR(__xludf.dummyfunction(&quot;GOOGLETRANSLATE($B63,&quot;&quot;en&quot;&quot;,Q$1)&quot;);&quot;Chanzo%0:%1, Takwimu Soma Underflew%N&quot;)" office:value-type="string" office:string-value="Chanzo%0:%1, Takwimu Soma Underflew%N" calcext:value-type="string">
            <text:p>Chanzo%0:%1, Takwimu Soma Underflew%N</text:p>
          </table:table-cell>
          <table:table-cell table:style-name="ce2" table:formula="of:=IFERROR(__xludf.dummyfunction(&quot;GOOGLETRANSLATE($B63,&quot;&quot;en&quot;&quot;,R$1)&quot;);&quot;Pinagmulan%0:%1, nabasa ng data ang underflow%n&quot;)" office:value-type="string" office:string-value="Pinagmulan%0:%1, nabasa ng data ang underflow%n" calcext:value-type="string">
            <text:p>Pinagmulan%0:%1, nabasa ng data ang underflow%n</text:p>
          </table:table-cell>
          <table:table-cell table:style-name="ce2" table:formula="of:=IFERROR(__xludf.dummyfunction(&quot;GOOGLETRANSLATE($B63,&quot;&quot;en&quot;&quot;,S$1)&quot;);&quot;ماخذ ٪ 0: ٪ 1 ، ڈیٹا انڈر فلو ٪ N پڑھا&quot;)" office:value-type="string" office:string-value="ماخذ ٪ 0: ٪ 1 ، ڈیٹا انڈر فلو ٪ N پڑھا" calcext:value-type="string">
            <text:p>ماخذ ٪ 0: ٪ 1 ، ڈیٹا انڈر فلو ٪ N پڑھا</text:p>
          </table:table-cell>
          <table:table-cell table:style-name="ce2" table:formula="of:=IFERROR(__xludf.dummyfunction(&quot;GOOGLETRANSLATE($B63,&quot;&quot;en&quot;&quot;,T$1)&quot;);&quot;Fonte% 0:% I, data Read underflow% n&quot;)" office:value-type="string" office:string-value="Fonte% 0:% I, data Read underflow% n" calcext:value-type="string">
            <text:p>Fonte% 0:% I, data Read underflow% n</text:p>
          </table:table-cell>
          <table:table-cell table:style-name="ce2" table:formula="of:=IFERROR(__xludf.dummyfunction(&quot;GOOGLETRANSLATE($B63,&quot;&quot;en&quot;&quot;,U$1)&quot;);&quot;Ffynhonnell%0:%1, data yn darllen tan -lif%n&quot;)" office:value-type="string" office:string-value="Ffynhonnell%0:%1, data yn darllen tan -lif%n" calcext:value-type="string">
            <text:p>Ffynhonnell%0:%1, data yn darllen tan -lif%n</text:p>
          </table:table-cell>
          <table:table-cell table:style-name="ce2" table:formula="of:=IFERROR(__xludf.dummyfunction(&quot;GOOGLETRANSLATE($B63,&quot;&quot;en&quot;&quot;,V$1)&quot;);&quot;Umthombo% 0:% 1, idatha ifundwe underflow% n&quot;)" office:value-type="string" office:string-value="Umthombo% 0:% 1, idatha ifundwe underflow% n" calcext:value-type="string">
            <text:p>Umthombo% 0:% 1, idatha ifundwe underflow% n</text:p>
          </table:table-cell>
          <table:table-cell table:style-name="ce2" table:formula="of:=IFERROR(__xludf.dummyfunction(&quot;GOOGLETRANSLATE($B63,&quot;&quot;en&quot;&quot;,W$1)&quot;);&quot;מקור% 0:% 1, דאַטע לייענען אַנדערפלאָו% n&quot;)" office:value-type="string" office:string-value="מקור% 0:% 1, דאַטע לייענען אַנדערפלאָו% n" calcext:value-type="string">
            <text:p>מקור% 0:% 1, דאַטע לייענען אַנדערפלאָו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FUNCTION DEF ❮%2❯ REQUIRES %3 PARAMS, BUT CALLED WITH %4%n</text:p>
          </table:table-cell>
          <table:table-cell table:style-name="ce2" table:formula="of:=IFERROR(__xludf.dummyfunction(&quot;GOOGLETRANSLATE($B64,&quot;&quot;en&quot;&quot;,C$1)&quot;);&quot;Source %0 : %1, 기능 def ❮ %2❯는 %3 매개 변수를 필요로하지만 %4 %n으로 호출됩니다.&quot;)" office:value-type="string" office:string-value="Source %0 : %1, 기능 def ❮ %2❯는 %3 매개 변수를 필요로하지만 %4 %n으로 호출됩니다." calcext:value-type="string">
            <text:p>Source %0 : %1, 기능 def ❮ %2❯는 %3 매개 변수를 필요로하지만 %4 %n으로 호출됩니다.</text:p>
          </table:table-cell>
          <table:table-cell table:style-name="ce2" table:formula="of:=IFERROR(__xludf.dummyfunction(&quot;GOOGLETRANSLATE($B64,&quot;&quot;en&quot;&quot;,D$1)&quot;);&quot;Source% 0:% 1, fonction def ❮% 2❯ nécessite% 3 params, mais appelés avec% 4% n&quot;)" office:value-type="string" office:string-value="Source% 0:% 1, fonction def ❮% 2❯ nécessite% 3 params, mais appelés avec% 4% n" calcext:value-type="string">
            <text:p>Source% 0:% 1, fonction def ❮% 2❯ nécessite% 3 params, mais appelés avec% 4% n</text:p>
          </table:table-cell>
          <table:table-cell table:style-name="ce2" table:formula="of:=IFERROR(__xludf.dummyfunction(&quot;GOOGLETRANSLATE($B64,&quot;&quot;en&quot;&quot;,E$1)&quot;);&quot;Quelle %0: %1, Funktion def ❮ %2❯ erfordert %3 Parames, aber mit %4 %N aufgerufen&quot;)" office:value-type="string" office:string-value="Quelle %0: %1, Funktion def ❮ %2❯ erfordert %3 Parames, aber mit %4 %N aufgerufen" calcext:value-type="string">
            <text:p>Quelle %0: %1, Funktion def ❮ %2❯ erfordert %3 Parames, aber mit %4 %N aufgerufen</text:p>
          </table:table-cell>
          <table:table-cell table:style-name="ce2" table:formula="of:=IFERROR(__xludf.dummyfunction(&quot;GOOGLETRANSLATE($B64,&quot;&quot;en&quot;&quot;,F$1)&quot;);&quot;源％0：％1，函数def❮％2❯需要％3参数，但使用％n n命名&quot;)" office:value-type="string" office:string-value="源％0：％1，函数def❮％2❯需要％3参数，但使用％n n命名" calcext:value-type="string">
            <text:p>源％0：％1，函数def❮％2❯需要％3参数，但使用％n n命名</text:p>
          </table:table-cell>
          <table:table-cell table:style-name="ce2" table:formula="of:=IFERROR(__xludf.dummyfunction(&quot;GOOGLETRANSLATE($B64,&quot;&quot;en&quot;&quot;,G$1)&quot;);&quot;Fuente %0: %1, función def ❮ %2❯ Requiere %3 parámetos, pero llamado con %4 %n&quot;)" office:value-type="string" office:string-value="Fuente %0: %1, función def ❮ %2❯ Requiere %3 parámetos, pero llamado con %4 %n" calcext:value-type="string">
            <text:p>Fuente %0: %1, función def ❮ %2❯ Requiere %3 parámetos, pero llamado con %4 %n</text:p>
          </table:table-cell>
          <table:table-cell table:style-name="ce2" table:formula="of:=IFERROR(__xludf.dummyfunction(&quot;GOOGLETRANSLATE($B64,&quot;&quot;en&quot;&quot;,H$1)&quot;);&quot;المصدر ٪ 0: ٪ 1 ، الدالة def ❮ ٪ 2❯ تتطلب ٪ 3 params ، ولكن دعا مع ٪ 4 ٪ n&quot;)" office:value-type="string" office:string-value="المصدر ٪ 0: ٪ 1 ، الدالة def ❮ ٪ 2❯ تتطلب ٪ 3 params ، ولكن دعا مع ٪ 4 ٪ n" calcext:value-type="string">
            <text:p>المصدر ٪ 0: ٪ 1 ، الدالة def ❮ ٪ 2❯ تتطلب ٪ 3 params ، ولكن دعا مع ٪ 4 ٪ n</text:p>
          </table:table-cell>
          <table:table-cell table:style-name="ce2" table:formula="of:=IFERROR(__xludf.dummyfunction(&quot;GOOGLETRANSLATE($B64,&quot;&quot;en&quot;&quot;,I$1)&quot;);&quot;Источник %0: %1, функция def def ❮ %2❯ требует %3 параметра, но вызовов с 4 %n&quot;)" office:value-type="string" office:string-value="Источник %0: %1, функция def def ❮ %2❯ требует %3 параметра, но вызовов с 4 %n" calcext:value-type="string">
            <text:p>Источник %0: %1, функция def def ❮ %2❯ требует %3 параметра, но вызовов с 4 %n</text:p>
          </table:table-cell>
          <table:table-cell table:style-name="ce2" table:formula="of:=IFERROR(__xludf.dummyfunction(&quot;GOOGLETRANSLATE($B64,&quot;&quot;en&quot;&quot;,J$1)&quot;);&quot;स्रोत %0: %1, फ़ंक्शन def ❮ %2, के लिए %3 params की आवश्यकता होती है, लेकिन %4 %n के साथ कहा जाता है&quot;)" office:value-type="string" office:string-value="स्रोत %0: %1, फ़ंक्शन def ❮ %2, के लिए %3 params की आवश्यकता होती है, लेकिन %4 %n के साथ कहा जाता है" calcext:value-type="string">
            <text:p>स्रोत %0: %1, फ़ंक्शन def ❮ %2, के लिए %3 params की आवश्यकता होती है, लेकिन %4 %n के साथ कहा जाता है</text:p>
          </table:table-cell>
          <table:table-cell table:style-name="ce2" table:formula="of:=IFERROR(__xludf.dummyfunction(&quot;GOOGLETRANSLATE($B64,&quot;&quot;en&quot;&quot;,K$1)&quot;);&quot;উত্স %0: %1, ফাংশন ডিএফ ❮ %2❯ এর জন্য %3 প্যারাম প্রয়োজন, তবে %4 %এন দিয়ে কল করা হয়&quot;)" office:value-type="string" office:string-value="উত্স %0: %1, ফাংশন ডিএফ ❮ %2❯ এর জন্য %3 প্যারাম প্রয়োজন, তবে %4 %এন দিয়ে কল করা হয়" calcext:value-type="string">
            <text:p>উত্স %0: %1, ফাংশন ডিএফ ❮ %2❯ এর জন্য %3 প্যারাম প্রয়োজন, তবে %4 %এন দিয়ে কল করা হয়</text:p>
          </table:table-cell>
          <table:table-cell table:style-name="ce2" table:formula="of:=IFERROR(__xludf.dummyfunction(&quot;GOOGLETRANSLATE($B64,&quot;&quot;en&quot;&quot;,L$1)&quot;);&quot;Fonte %0: %1, função def ❮ %2❯ requer %3 params, mas chamado com %4 %n&quot;)" office:value-type="string" office:string-value="Fonte %0: %1, função def ❮ %2❯ requer %3 params, mas chamado com %4 %n" calcext:value-type="string">
            <text:p>Fonte %0: %1, função def ❮ %2❯ requer %3 params, mas chamado com %4 %n</text:p>
          </table:table-cell>
          <table:table-cell table:style-name="ce2" table:formula="of:=IFERROR(__xludf.dummyfunction(&quot;GOOGLETRANSLATE($B64,&quot;&quot;en&quot;&quot;,M$1)&quot;);&quot;Sumber %0: %1, fungsi def ❮ %2❯ membutuhkan %3 params, tetapi dipanggil dengan %4 %n&quot;)" office:value-type="string" office:string-value="Sumber %0: %1, fungsi def ❮ %2❯ membutuhkan %3 params, tetapi dipanggil dengan %4 %n" calcext:value-type="string">
            <text:p>Sumber %0: %1, fungsi def ❮ %2❯ membutuhkan %3 params, tetapi dipanggil dengan %4 %n</text:p>
          </table:table-cell>
          <table:table-cell table:style-name="ce2" table:formula="of:=IFERROR(__xludf.dummyfunction(&quot;GOOGLETRANSLATE($B64,&quot;&quot;en&quot;&quot;,N$1)&quot;);&quot;ソース％0：％1、関数def❮％2❯に％3 paramsが必要ですが、％4％nで呼び出されます&quot;)" office:value-type="string" office:string-value="ソース％0：％1、関数def❮％2❯に％3 paramsが必要ですが、％4％nで呼び出されます" calcext:value-type="string">
            <text:p>ソース％0：％1、関数def❮％2❯に％3 paramsが必要ですが、％4％nで呼び出されます</text:p>
          </table:table-cell>
          <table:table-cell table:style-name="ce2" table:formula="of:=IFERROR(__xludf.dummyfunction(&quot;GOOGLETRANSLATE($B64,&quot;&quot;en&quot;&quot;,O$1)&quot;);&quot;מקור %0: %1, פונקציה def ❮ %2❯ דורשת %3 פרמטרים, אך נקראת עם %4 %n&quot;)" office:value-type="string" office:string-value="מקור %0: %1, פונקציה def ❮ %2❯ דורשת %3 פרמטרים, אך נקראת עם %4 %n" calcext:value-type="string">
            <text:p>מקור %0: %1, פונקציה def ❮ %2❯ דורשת %3 פרמטרים, אך נקראת עם %4 %n</text:p>
          </table:table-cell>
          <table:table-cell table:style-name="ce2" table:formula="of:=IFERROR(__xludf.dummyfunction(&quot;GOOGLETRANSLATE($B64,&quot;&quot;en&quot;&quot;,P$1)&quot;);&quot;Fonto %0: %1, funkcio def ❮ %2❯ postulas %3 paramojn, sed nomataj kun %4 %n&quot;)" office:value-type="string" office:string-value="Fonto %0: %1, funkcio def ❮ %2❯ postulas %3 paramojn, sed nomataj kun %4 %n" calcext:value-type="string">
            <text:p>Fonto %0: %1, funkcio def ❮ %2❯ postulas %3 paramojn, sed nomataj kun %4 %n</text:p>
          </table:table-cell>
          <table:table-cell table:style-name="ce2" table:formula="of:=IFERROR(__xludf.dummyfunction(&quot;GOOGLETRANSLATE($B64,&quot;&quot;en&quot;&quot;,Q$1)&quot;);&quot;Chanzo %0: %1, kazi def ❮ %2❯ inahitaji %3, lakini inaitwa na %4 %N&quot;)" office:value-type="string" office:string-value="Chanzo %0: %1, kazi def ❮ %2❯ inahitaji %3, lakini inaitwa na %4 %N" calcext:value-type="string">
            <text:p>Chanzo %0: %1, kazi def ❮ %2❯ inahitaji %3, lakini inaitwa na %4 %N</text:p>
          </table:table-cell>
          <table:table-cell table:style-name="ce2" table:formula="of:=IFERROR(__xludf.dummyfunction(&quot;GOOGLETRANSLATE($B64,&quot;&quot;en&quot;&quot;,R$1)&quot;);&quot;Pinagmulan %0: %1, function def ❮ %2❯ ay nangangailangan ng %3 mga param, ngunit tinawag na may %4 %n&quot;)" office:value-type="string" office:string-value="Pinagmulan %0: %1, function def ❮ %2❯ ay nangangailangan ng %3 mga param, ngunit tinawag na may %4 %n" calcext:value-type="string">
            <text:p>Pinagmulan %0: %1, function def ❮ %2❯ ay nangangailangan ng %3 mga param, ngunit tinawag na may %4 %n</text:p>
          </table:table-cell>
          <table:table-cell table:style-name="ce2" table:formula="of:=IFERROR(__xludf.dummyfunction(&quot;GOOGLETRANSLATE($B64,&quot;&quot;en&quot;&quot;,S$1)&quot;);&quot;ماخذ ٪ 0: ٪ 1 ، فنکشن ڈیف ❮ ٪ 2❯ میں ٪ 3 پیرام کی ضرورت ہوتی ہے ، لیکن ٪ 4 ٪ N کے ساتھ کہا جاتا ہے&quot;)" office:value-type="string" office:string-value="ماخذ ٪ 0: ٪ 1 ، فنکشن ڈیف ❮ ٪ 2❯ میں ٪ 3 پیرام کی ضرورت ہوتی ہے ، لیکن ٪ 4 ٪ N کے ساتھ کہا جاتا ہے" calcext:value-type="string">
            <text:p>ماخذ ٪ 0: ٪ 1 ، فنکشن ڈیف ❮ ٪ 2❯ میں ٪ 3 پیرام کی ضرورت ہوتی ہے ، لیکن ٪ 4 ٪ N کے ساتھ کہا جاتا ہے</text:p>
          </table:table-cell>
          <table:table-cell table:style-name="ce2" table:formula="of:=IFERROR(__xludf.dummyfunction(&quot;GOOGLETRANSLATE($B64,&quot;&quot;en&quot;&quot;,T$1)&quot;);&quot;Fontem% 0:% I, function def ❮% 2❯ requirit% III params, sed vocavit% IV% n&quot;)" office:value-type="string" office:string-value="Fontem% 0:% I, function def ❮% 2❯ requirit% III params, sed vocavit% IV% n" calcext:value-type="string">
            <text:p>Fontem% 0:% I, function def ❮% 2❯ requirit% III params, sed vocavit% IV% n</text:p>
          </table:table-cell>
          <table:table-cell table:style-name="ce2" table:formula="of:=IFERROR(__xludf.dummyfunction(&quot;GOOGLETRANSLATE($B64,&quot;&quot;en&quot;&quot;,U$1)&quot;);&quot;Ffynhonnell %0: %1, swyddogaeth def ❮ %2❯ yn gofyn am %3 params, ond a elwir gyda %4 %n&quot;)" office:value-type="string" office:string-value="Ffynhonnell %0: %1, swyddogaeth def ❮ %2❯ yn gofyn am %3 params, ond a elwir gyda %4 %n" calcext:value-type="string">
            <text:p>Ffynhonnell %0: %1, swyddogaeth def ❮ %2❯ yn gofyn am %3 params, ond a elwir gyda %4 %n</text:p>
          </table:table-cell>
          <table:table-cell table:style-name="ce2" table:formula="of:=IFERROR(__xludf.dummyfunction(&quot;GOOGLETRANSLATE($B64,&quot;&quot;en&quot;&quot;,V$1)&quot;);&quot;Umthombo% 0:% 1, I-Function Def ❮% 2❯ idinga% 3 amapharamu, kepha ibizwa nge-% 4% n&quot;)" office:value-type="string" office:string-value="Umthombo% 0:% 1, I-Function Def ❮% 2❯ idinga% 3 amapharamu, kepha ibizwa nge-% 4% n" calcext:value-type="string">
            <text:p>Umthombo% 0:% 1, I-Function Def ❮% 2❯ idinga% 3 amapharamu, kepha ibizwa nge-% 4% n</text:p>
          </table:table-cell>
          <table:table-cell table:style-name="ce2" table:formula="of:=IFERROR(__xludf.dummyfunction(&quot;GOOGLETRANSLATE($B64,&quot;&quot;en&quot;&quot;,W$1)&quot;);&quot;מקור% 0:% 1, פונקציאָנירן דעפ ❮% 2❯ ריקווייערז% 3 פּאַראַמס, אָבער גערופֿן מיט% 4% n&quot;)" office:value-type="string" office:string-value="מקור% 0:% 1, פונקציאָנירן דעפ ❮% 2❯ ריקווייערז% 3 פּאַראַמס, אָבער גערופֿן מיט% 4% n" calcext:value-type="string">
            <text:p>מקור% 0:% 1, פונקציאָנירן דעפ ❮% 2❯ ריקווייערז% 3 פּאַראַמס, אָבער גערופֿן מיט% 4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GOSUB STACK OVERFLOW%n</text:p>
          </table:table-cell>
          <table:table-cell table:style-name="ce2" table:formula="of:=IFERROR(__xludf.dummyfunction(&quot;GOOGLETRANSLATE($B65,&quot;&quot;en&quot;&quot;,C$1)&quot;);&quot;소스%0 :%1, Gosub 스택 오버플로%n&quot;)" office:value-type="string" office:string-value="소스%0 :%1, Gosub 스택 오버플로%n" calcext:value-type="string">
            <text:p>소스%0 :%1, Gosub 스택 오버플로%n</text:p>
          </table:table-cell>
          <table:table-cell table:style-name="ce2" table:formula="of:=IFERROR(__xludf.dummyfunction(&quot;GOOGLETRANSLATE($B65,&quot;&quot;en&quot;&quot;,D$1)&quot;);&quot;Source% 0:% 1, gosub stack overflow% n&quot;)" office:value-type="string" office:string-value="Source% 0:% 1, gosub stack overflow% n" calcext:value-type="string">
            <text:p>Source% 0:% 1, gosub stack overflow% n</text:p>
          </table:table-cell>
          <table:table-cell table:style-name="ce2" table:formula="of:=IFERROR(__xludf.dummyfunction(&quot;GOOGLETRANSLATE($B65,&quot;&quot;en&quot;&quot;,E$1)&quot;);&quot;Quelle%0:%1, Gosub Stack Overflow%n n&quot;)" office:value-type="string" office:string-value="Quelle%0:%1, Gosub Stack Overflow%n n" calcext:value-type="string">
            <text:p>Quelle%0:%1, Gosub Stack Overflow%n n</text:p>
          </table:table-cell>
          <table:table-cell table:style-name="ce2" table:formula="of:=IFERROR(__xludf.dummyfunction(&quot;GOOGLETRANSLATE($B65,&quot;&quot;en&quot;&quot;,F$1)&quot;);&quot;源％0：％1，GoSub堆栈溢出％n&quot;)" office:value-type="string" office:string-value="源％0：％1，GoSub堆栈溢出％n" calcext:value-type="string">
            <text:p>源％0：％1，GoSub堆栈溢出％n</text:p>
          </table:table-cell>
          <table:table-cell table:style-name="ce2" table:formula="of:=IFERROR(__xludf.dummyfunction(&quot;GOOGLETRANSLATE($B65,&quot;&quot;en&quot;&quot;,G$1)&quot;);&quot;Fuente%0:%1, Gosub Stack Overflow%N&quot;)" office:value-type="string" office:string-value="Fuente%0:%1, Gosub Stack Overflow%N" calcext:value-type="string">
            <text:p>Fuente%0:%1, Gosub Stack Overflow%N</text:p>
          </table:table-cell>
          <table:table-cell table:style-name="ce2" table:formula="of:=IFERROR(__xludf.dummyfunction(&quot;GOOGLETRANSLATE($B65,&quot;&quot;en&quot;&quot;,H$1)&quot;);&quot;المصدر ٪ 0: ٪ 1 ، Gosub Stack Overflow ٪ n&quot;)" office:value-type="string" office:string-value="المصدر ٪ 0: ٪ 1 ، Gosub Stack Overflow ٪ n" calcext:value-type="string">
            <text:p>المصدر ٪ 0: ٪ 1 ، Gosub Stack Overflow ٪ n</text:p>
          </table:table-cell>
          <table:table-cell table:style-name="ce2" table:formula="of:=IFERROR(__xludf.dummyfunction(&quot;GOOGLETRANSLATE($B65,&quot;&quot;en&quot;&quot;,I$1)&quot;);&quot;Источник%0:%1, gosub Stack переполнение%n&quot;)" office:value-type="string" office:string-value="Источник%0:%1, gosub Stack переполнение%n" calcext:value-type="string">
            <text:p>Источник%0:%1, gosub Stack переполнение%n</text:p>
          </table:table-cell>
          <table:table-cell table:style-name="ce2" table:formula="of:=IFERROR(__xludf.dummyfunction(&quot;GOOGLETRANSLATE($B65,&quot;&quot;en&quot;&quot;,J$1)&quot;);&quot;स्रोत%0:%1, गोसुब स्टैक ओवरफ्लो%n&quot;)" office:value-type="string" office:string-value="स्रोत%0:%1, गोसुब स्टैक ओवरफ्लो%n" calcext:value-type="string">
            <text:p>स्रोत%0:%1, गोसुब स्टैक ओवरफ्लो%n</text:p>
          </table:table-cell>
          <table:table-cell table:style-name="ce2" table:formula="of:=IFERROR(__xludf.dummyfunction(&quot;GOOGLETRANSLATE($B65,&quot;&quot;en&quot;&quot;,K$1)&quot;);&quot;উত্স%0:%1, গোসব স্ট্যাক ওভারফ্লো%এন&quot;)" office:value-type="string" office:string-value="উত্স%0:%1, গোসব স্ট্যাক ওভারফ্লো%এন" calcext:value-type="string">
            <text:p>উত্স%0:%1, গোসব স্ট্যাক ওভারফ্লো%এন</text:p>
          </table:table-cell>
          <table:table-cell table:style-name="ce2" table:formula="of:=IFERROR(__xludf.dummyfunction(&quot;GOOGLETRANSLATE($B65,&quot;&quot;en&quot;&quot;,L$1)&quot;);&quot;Fonte%0:%1, Gosub Stack Overflow%n&quot;)" office:value-type="string" office:string-value="Fonte%0:%1, Gosub Stack Overflow%n" calcext:value-type="string">
            <text:p>Fonte%0:%1, Gosub Stack Overflow%n</text:p>
          </table:table-cell>
          <table:table-cell table:style-name="ce2" table:formula="of:=IFERROR(__xludf.dummyfunction(&quot;GOOGLETRANSLATE($B65,&quot;&quot;en&quot;&quot;,M$1)&quot;);&quot;Sumber%0:%1, Gosub Stack Overflow%n&quot;)" office:value-type="string" office:string-value="Sumber%0:%1, Gosub Stack Overflow%n" calcext:value-type="string">
            <text:p>Sumber%0:%1, Gosub Stack Overflow%n</text:p>
          </table:table-cell>
          <table:table-cell table:style-name="ce2" table:formula="of:=IFERROR(__xludf.dummyfunction(&quot;GOOGLETRANSLATE($B65,&quot;&quot;en&quot;&quot;,N$1)&quot;);&quot;ソース％0：％1、ゴスブスタックオーバーフロー％n&quot;)" office:value-type="string" office:string-value="ソース％0：％1、ゴスブスタックオーバーフロー％n" calcext:value-type="string">
            <text:p>ソース％0：％1、ゴスブスタックオーバーフロー％n</text:p>
          </table:table-cell>
          <table:table-cell table:style-name="ce2" table:formula="of:=IFERROR(__xludf.dummyfunction(&quot;GOOGLETRANSLATE($B65,&quot;&quot;en&quot;&quot;,O$1)&quot;);&quot;מקור%0:%1, Gosub Stack Goverflow%n&quot;)" office:value-type="string" office:string-value="מקור%0:%1, Gosub Stack Goverflow%n" calcext:value-type="string">
            <text:p>מקור%0:%1, Gosub Stack Goverflow%n</text:p>
          </table:table-cell>
          <table:table-cell table:style-name="ce2" table:formula="of:=IFERROR(__xludf.dummyfunction(&quot;GOOGLETRANSLATE($B65,&quot;&quot;en&quot;&quot;,P$1)&quot;);&quot;Fonto%0:%1, Gosub Stack Overflow%N&quot;)" office:value-type="string" office:string-value="Fonto%0:%1, Gosub Stack Overflow%N" calcext:value-type="string">
            <text:p>Fonto%0:%1, Gosub Stack Overflow%N</text:p>
          </table:table-cell>
          <table:table-cell table:style-name="ce2" table:formula="of:=IFERROR(__xludf.dummyfunction(&quot;GOOGLETRANSLATE($B65,&quot;&quot;en&quot;&quot;,Q$1)&quot;);&quot;Chanzo%0:%1, gosub stack kufurika%n&quot;)" office:value-type="string" office:string-value="Chanzo%0:%1, gosub stack kufurika%n" calcext:value-type="string">
            <text:p>Chanzo%0:%1, gosub stack kufurika%n</text:p>
          </table:table-cell>
          <table:table-cell table:style-name="ce2" table:formula="of:=IFERROR(__xludf.dummyfunction(&quot;GOOGLETRANSLATE($B65,&quot;&quot;en&quot;&quot;,R$1)&quot;);&quot;Pinagmulan%0:%1, Gosub stack overflow%n&quot;)" office:value-type="string" office:string-value="Pinagmulan%0:%1, Gosub stack overflow%n" calcext:value-type="string">
            <text:p>Pinagmulan%0:%1, Gosub stack overflow%n</text:p>
          </table:table-cell>
          <table:table-cell table:style-name="ce2" table:formula="of:=IFERROR(__xludf.dummyfunction(&quot;GOOGLETRANSLATE($B65,&quot;&quot;en&quot;&quot;,S$1)&quot;);&quot;ماخذ ٪ 0: ٪ 1 ، گوسب اسٹیک اوور فلو ٪ n&quot;)" office:value-type="string" office:string-value="ماخذ ٪ 0: ٪ 1 ، گوسب اسٹیک اوور فلو ٪ n" calcext:value-type="string">
            <text:p>ماخذ ٪ 0: ٪ 1 ، گوسب اسٹیک اوور فلو ٪ n</text:p>
          </table:table-cell>
          <table:table-cell table:style-name="ce2" table:formula="of:=IFERROR(__xludf.dummyfunction(&quot;GOOGLETRANSLATE($B65,&quot;&quot;en&quot;&quot;,T$1)&quot;);&quot;Source% 0:% I, Gosumb Stack redundantiam% N&quot;)" office:value-type="string" office:string-value="Source% 0:% I, Gosumb Stack redundantiam% N" calcext:value-type="string">
            <text:p>Source% 0:% I, Gosumb Stack redundantiam% N</text:p>
          </table:table-cell>
          <table:table-cell table:style-name="ce2" table:formula="of:=IFERROR(__xludf.dummyfunction(&quot;GOOGLETRANSLATE($B65,&quot;&quot;en&quot;&quot;,U$1)&quot;);&quot;Ffynhonnell%0:%1, gorlif pentwr gosub%n&quot;)" office:value-type="string" office:string-value="Ffynhonnell%0:%1, gorlif pentwr gosub%n" calcext:value-type="string">
            <text:p>Ffynhonnell%0:%1, gorlif pentwr gosub%n</text:p>
          </table:table-cell>
          <table:table-cell table:style-name="ce2" table:formula="of:=IFERROR(__xludf.dummyfunction(&quot;GOOGLETRANSLATE($B65,&quot;&quot;en&quot;&quot;,V$1)&quot;);&quot;Umthombo% 0:% 1, GoSub Stack Overflow% N&quot;)" office:value-type="string" office:string-value="Umthombo% 0:% 1, GoSub Stack Overflow% N" calcext:value-type="string">
            <text:p>Umthombo% 0:% 1, GoSub Stack Overflow% N</text:p>
          </table:table-cell>
          <table:table-cell table:style-name="ce2" table:formula="of:=IFERROR(__xludf.dummyfunction(&quot;GOOGLETRANSLATE($B65,&quot;&quot;en&quot;&quot;,W$1)&quot;);&quot;מקור% 0:% 1, גאָסוב אָנלייגן אָוווערפלאָוד% n&quot;)" office:value-type="string" office:string-value="מקור% 0:% 1, גאָסוב אָנלייגן אָוווערפלאָוד% n" calcext:value-type="string">
            <text:p>מקור% 0:% 1, גאָסוב אָנלייגן אָוווערפלאָוד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GOSUB STACK UNDERFLOW%n</text:p>
          </table:table-cell>
          <table:table-cell table:style-name="ce2" table:formula="of:=IFERROR(__xludf.dummyfunction(&quot;GOOGLETRANSLATE($B66,&quot;&quot;en&quot;&quot;,C$1)&quot;);&quot;소스%0 :%1, Gosub 스택 언더 플로%N&quot;)" office:value-type="string" office:string-value="소스%0 :%1, Gosub 스택 언더 플로%N" calcext:value-type="string">
            <text:p>소스%0 :%1, Gosub 스택 언더 플로%N</text:p>
          </table:table-cell>
          <table:table-cell table:style-name="ce2" table:formula="of:=IFERROR(__xludf.dummyfunction(&quot;GOOGLETRANSLATE($B66,&quot;&quot;en&quot;&quot;,D$1)&quot;);&quot;Source% 0:% 1, sous-flux de pile Gosub% n&quot;)" office:value-type="string" office:string-value="Source% 0:% 1, sous-flux de pile Gosub% n" calcext:value-type="string">
            <text:p>Source% 0:% 1, sous-flux de pile Gosub% n</text:p>
          </table:table-cell>
          <table:table-cell table:style-name="ce2" table:formula="of:=IFERROR(__xludf.dummyfunction(&quot;GOOGLETRANSLATE($B66,&quot;&quot;en&quot;&quot;,E$1)&quot;);&quot;Quelle%0:%1, Gosub Stapel Unterlauf%n&quot;)" office:value-type="string" office:string-value="Quelle%0:%1, Gosub Stapel Unterlauf%n" calcext:value-type="string">
            <text:p>Quelle%0:%1, Gosub Stapel Unterlauf%n</text:p>
          </table:table-cell>
          <table:table-cell table:style-name="ce2" table:formula="of:=IFERROR(__xludf.dummyfunction(&quot;GOOGLETRANSLATE($B66,&quot;&quot;en&quot;&quot;,F$1)&quot;);&quot;源％0：％1，GOSUB堆栈下流％n&quot;)" office:value-type="string" office:string-value="源％0：％1，GOSUB堆栈下流％n" calcext:value-type="string">
            <text:p>源％0：％1，GOSUB堆栈下流％n</text:p>
          </table:table-cell>
          <table:table-cell table:style-name="ce2" table:formula="of:=IFERROR(__xludf.dummyfunction(&quot;GOOGLETRANSLATE($B66,&quot;&quot;en&quot;&quot;,G$1)&quot;);&quot;Fuente%0:%1, Gosub Stack subflow%N&quot;)" office:value-type="string" office:string-value="Fuente%0:%1, Gosub Stack subflow%N" calcext:value-type="string">
            <text:p>Fuente%0:%1, Gosub Stack subflow%N</text:p>
          </table:table-cell>
          <table:table-cell table:style-name="ce2" table:formula="of:=IFERROR(__xludf.dummyfunction(&quot;GOOGLETRANSLATE($B66,&quot;&quot;en&quot;&quot;,H$1)&quot;);&quot;المصدر ٪ 0: ٪ 1 ، Gosub Stack Underflow ٪ n&quot;)" office:value-type="string" office:string-value="المصدر ٪ 0: ٪ 1 ، Gosub Stack Underflow ٪ n" calcext:value-type="string">
            <text:p>المصدر ٪ 0: ٪ 1 ، Gosub Stack Underflow ٪ n</text:p>
          </table:table-cell>
          <table:table-cell table:style-name="ce2" table:formula="of:=IFERROR(__xludf.dummyfunction(&quot;GOOGLETRANSLATE($B66,&quot;&quot;en&quot;&quot;,I$1)&quot;);&quot;Источник%0:%1, gosub Stack inderflow%n&quot;)" office:value-type="string" office:string-value="Источник%0:%1, gosub Stack inderflow%n" calcext:value-type="string">
            <text:p>Источник%0:%1, gosub Stack inderflow%n</text:p>
          </table:table-cell>
          <table:table-cell table:style-name="ce2" table:formula="of:=IFERROR(__xludf.dummyfunction(&quot;GOOGLETRANSLATE($B66,&quot;&quot;en&quot;&quot;,J$1)&quot;);&quot;स्रोत%0:%1, गोसुब स्टैक अंडरफ्लो%एन&quot;)" office:value-type="string" office:string-value="स्रोत%0:%1, गोसुब स्टैक अंडरफ्लो%एन" calcext:value-type="string">
            <text:p>स्रोत%0:%1, गोसुब स्टैक अंडरफ्लो%एन</text:p>
          </table:table-cell>
          <table:table-cell table:style-name="ce2" table:formula="of:=IFERROR(__xludf.dummyfunction(&quot;GOOGLETRANSLATE($B66,&quot;&quot;en&quot;&quot;,K$1)&quot;);&quot;উত্স%0:%1, গোসব স্ট্যাক আন্ডারফ্লো%এন&quot;)" office:value-type="string" office:string-value="উত্স%0:%1, গোসব স্ট্যাক আন্ডারফ্লো%এন" calcext:value-type="string">
            <text:p>উত্স%0:%1, গোসব স্ট্যাক আন্ডারফ্লো%এন</text:p>
          </table:table-cell>
          <table:table-cell table:style-name="ce2" table:formula="of:=IFERROR(__xludf.dummyfunction(&quot;GOOGLETRANSLATE($B66,&quot;&quot;en&quot;&quot;,L$1)&quot;);&quot;Fonte%0:%1, Gosub Stack Subflow%n&quot;)" office:value-type="string" office:string-value="Fonte%0:%1, Gosub Stack Subflow%n" calcext:value-type="string">
            <text:p>Fonte%0:%1, Gosub Stack Subflow%n</text:p>
          </table:table-cell>
          <table:table-cell table:style-name="ce2" table:formula="of:=IFERROR(__xludf.dummyfunction(&quot;GOOGLETRANSLATE($B66,&quot;&quot;en&quot;&quot;,M$1)&quot;);&quot;Sumber%0:%1, Gosub Stack Underflow%n&quot;)" office:value-type="string" office:string-value="Sumber%0:%1, Gosub Stack Underflow%n" calcext:value-type="string">
            <text:p>Sumber%0:%1, Gosub Stack Underflow%n</text:p>
          </table:table-cell>
          <table:table-cell table:style-name="ce2" table:formula="of:=IFERROR(__xludf.dummyfunction(&quot;GOOGLETRANSLATE($B66,&quot;&quot;en&quot;&quot;,N$1)&quot;);&quot;ソース％0：％1、GOSUBスタックアンダーフロー％n&quot;)" office:value-type="string" office:string-value="ソース％0：％1、GOSUBスタックアンダーフロー％n" calcext:value-type="string">
            <text:p>ソース％0：％1、GOSUBスタックアンダーフロー％n</text:p>
          </table:table-cell>
          <table:table-cell table:style-name="ce2" table:formula="of:=IFERROR(__xludf.dummyfunction(&quot;GOOGLETRANSLATE($B66,&quot;&quot;en&quot;&quot;,O$1)&quot;);&quot;מקור%0:%1, Gosub Stack זרף%n&quot;)" office:value-type="string" office:string-value="מקור%0:%1, Gosub Stack זרף%n" calcext:value-type="string">
            <text:p>מקור%0:%1, Gosub Stack זרף%n</text:p>
          </table:table-cell>
          <table:table-cell table:style-name="ce2" table:formula="of:=IFERROR(__xludf.dummyfunction(&quot;GOOGLETRANSLATE($B66,&quot;&quot;en&quot;&quot;,P$1)&quot;);&quot;Fonto%0:%1, Gosub Stack Underflow%N&quot;)" office:value-type="string" office:string-value="Fonto%0:%1, Gosub Stack Underflow%N" calcext:value-type="string">
            <text:p>Fonto%0:%1, Gosub Stack Underflow%N</text:p>
          </table:table-cell>
          <table:table-cell table:style-name="ce2" table:formula="of:=IFERROR(__xludf.dummyfunction(&quot;GOOGLETRANSLATE($B66,&quot;&quot;en&quot;&quot;,Q$1)&quot;);&quot;Chanzo%0:%1, GoSub Stack Underflow%N&quot;)" office:value-type="string" office:string-value="Chanzo%0:%1, GoSub Stack Underflow%N" calcext:value-type="string">
            <text:p>Chanzo%0:%1, GoSub Stack Underflow%N</text:p>
          </table:table-cell>
          <table:table-cell table:style-name="ce2" table:formula="of:=IFERROR(__xludf.dummyfunction(&quot;GOOGLETRANSLATE($B66,&quot;&quot;en&quot;&quot;,R$1)&quot;);&quot;Pinagmulan%0:%1, gosub stack underflow%n&quot;)" office:value-type="string" office:string-value="Pinagmulan%0:%1, gosub stack underflow%n" calcext:value-type="string">
            <text:p>Pinagmulan%0:%1, gosub stack underflow%n</text:p>
          </table:table-cell>
          <table:table-cell table:style-name="ce2" table:formula="of:=IFERROR(__xludf.dummyfunction(&quot;GOOGLETRANSLATE($B66,&quot;&quot;en&quot;&quot;,S$1)&quot;);&quot;ماخذ ٪ 0: ٪ 1 ، گوسب اسٹیک انڈر فلو ٪ n&quot;)" office:value-type="string" office:string-value="ماخذ ٪ 0: ٪ 1 ، گوسب اسٹیک انڈر فلو ٪ n" calcext:value-type="string">
            <text:p>ماخذ ٪ 0: ٪ 1 ، گوسب اسٹیک انڈر فلو ٪ n</text:p>
          </table:table-cell>
          <table:table-cell table:style-name="ce2" table:formula="of:=IFERROR(__xludf.dummyfunction(&quot;GOOGLETRANSLATE($B66,&quot;&quot;en&quot;&quot;,T$1)&quot;);&quot;Fontem% 0:% I, Gosub Stack underflow% N&quot;)" office:value-type="string" office:string-value="Fontem% 0:% I, Gosub Stack underflow% N" calcext:value-type="string">
            <text:p>Fontem% 0:% I, Gosub Stack underflow% N</text:p>
          </table:table-cell>
          <table:table-cell table:style-name="ce2" table:formula="of:=IFERROR(__xludf.dummyfunction(&quot;GOOGLETRANSLATE($B66,&quot;&quot;en&quot;&quot;,U$1)&quot;);&quot;Ffynhonnell%0:%1, is -lif pentwr gosub%n&quot;)" office:value-type="string" office:string-value="Ffynhonnell%0:%1, is -lif pentwr gosub%n" calcext:value-type="string">
            <text:p>Ffynhonnell%0:%1, is -lif pentwr gosub%n</text:p>
          </table:table-cell>
          <table:table-cell table:style-name="ce2" table:formula="of:=IFERROR(__xludf.dummyfunction(&quot;GOOGLETRANSLATE($B66,&quot;&quot;en&quot;&quot;,V$1)&quot;);&quot;Umthombo% 0:% 1, GoSub Stack Underflow% n&quot;)" office:value-type="string" office:string-value="Umthombo% 0:% 1, GoSub Stack Underflow% n" calcext:value-type="string">
            <text:p>Umthombo% 0:% 1, GoSub Stack Underflow% n</text:p>
          </table:table-cell>
          <table:table-cell table:style-name="ce2" table:formula="of:=IFERROR(__xludf.dummyfunction(&quot;GOOGLETRANSLATE($B66,&quot;&quot;en&quot;&quot;,W$1)&quot;);&quot;מקור% 0:% 1, גאָסוב אָנלייגן אַנדערפלאָו% n&quot;)" office:value-type="string" office:string-value="מקור% 0:% 1, גאָסוב אָנלייגן אַנדערפלאָו% n" calcext:value-type="string">
            <text:p>מקור% 0:% 1, גאָסוב אָנלייגן אַנדערפלאָו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INDEX %2 OUT OF RANGE%n</text:p>
          </table:table-cell>
          <table:table-cell table:style-name="ce2" table:formula="of:=IFERROR(__xludf.dummyfunction(&quot;GOOGLETRANSLATE($B67,&quot;&quot;en&quot;&quot;,C$1)&quot;);&quot;소스 %0 : %1, 색인 %2 범위 %n&quot;)" office:value-type="string" office:string-value="소스 %0 : %1, 색인 %2 범위 %n" calcext:value-type="string">
            <text:p>소스 %0 : %1, 색인 %2 범위 %n</text:p>
          </table:table-cell>
          <table:table-cell table:style-name="ce2" table:formula="of:=IFERROR(__xludf.dummyfunction(&quot;GOOGLETRANSLATE($B67,&quot;&quot;en&quot;&quot;,D$1)&quot;);&quot;Source% 0:% 1, index% 2 de la plage% n&quot;)" office:value-type="string" office:string-value="Source% 0:% 1, index% 2 de la plage% n" calcext:value-type="string">
            <text:p>Source% 0:% 1, index% 2 de la plage% n</text:p>
          </table:table-cell>
          <table:table-cell table:style-name="ce2" table:formula="of:=IFERROR(__xludf.dummyfunction(&quot;GOOGLETRANSLATE($B67,&quot;&quot;en&quot;&quot;,E$1)&quot;);&quot;Quelle %0: %1, Index %2 außer Reichweite %N n&quot;)" office:value-type="string" office:string-value="Quelle %0: %1, Index %2 außer Reichweite %N n" calcext:value-type="string">
            <text:p>Quelle %0: %1, Index %2 außer Reichweite %N n</text:p>
          </table:table-cell>
          <table:table-cell table:style-name="ce2" table:formula="of:=IFERROR(__xludf.dummyfunction(&quot;GOOGLETRANSLATE($B67,&quot;&quot;en&quot;&quot;,F$1)&quot;);&quot;源％0：％1，索引％2在范围％n中&quot;)" office:value-type="string" office:string-value="源％0：％1，索引％2在范围％n中" calcext:value-type="string">
            <text:p>源％0：％1，索引％2在范围％n中</text:p>
          </table:table-cell>
          <table:table-cell table:style-name="ce2" table:formula="of:=IFERROR(__xludf.dummyfunction(&quot;GOOGLETRANSLATE($B67,&quot;&quot;en&quot;&quot;,G$1)&quot;);&quot;Fuente %0: %1, índice %2 fuera del rango %n&quot;)" office:value-type="string" office:string-value="Fuente %0: %1, índice %2 fuera del rango %n" calcext:value-type="string">
            <text:p>Fuente %0: %1, índice %2 fuera del rango %n</text:p>
          </table:table-cell>
          <table:table-cell table:style-name="ce2" table:formula="of:=IFERROR(__xludf.dummyfunction(&quot;GOOGLETRANSLATE($B67,&quot;&quot;en&quot;&quot;,H$1)&quot;);&quot;المصدر ٪ 0: ٪ 1 ، فهرس ٪ 2 من النطاق ٪ ن&quot;)" office:value-type="string" office:string-value="المصدر ٪ 0: ٪ 1 ، فهرس ٪ 2 من النطاق ٪ ن" calcext:value-type="string">
            <text:p>المصدر ٪ 0: ٪ 1 ، فهرس ٪ 2 من النطاق ٪ ن</text:p>
          </table:table-cell>
          <table:table-cell table:style-name="ce2" table:formula="of:=IFERROR(__xludf.dummyfunction(&quot;GOOGLETRANSLATE($B67,&quot;&quot;en&quot;&quot;,I$1)&quot;);&quot;Источник %0: %1, индекс %2 из диапазона %n&quot;)" office:value-type="string" office:string-value="Источник %0: %1, индекс %2 из диапазона %n" calcext:value-type="string">
            <text:p>Источник %0: %1, индекс %2 из диапазона %n</text:p>
          </table:table-cell>
          <table:table-cell table:style-name="ce2" table:formula="of:=IFERROR(__xludf.dummyfunction(&quot;GOOGLETRANSLATE($B67,&quot;&quot;en&quot;&quot;,J$1)&quot;);&quot;स्रोत %0: %1, सूचकांक %2 रेंज %n से बाहर&quot;)" office:value-type="string" office:string-value="स्रोत %0: %1, सूचकांक %2 रेंज %n से बाहर" calcext:value-type="string">
            <text:p>स्रोत %0: %1, सूचकांक %2 रेंज %n से बाहर</text:p>
          </table:table-cell>
          <table:table-cell table:style-name="ce2" table:formula="of:=IFERROR(__xludf.dummyfunction(&quot;GOOGLETRANSLATE($B67,&quot;&quot;en&quot;&quot;,K$1)&quot;);&quot;উত্স %0: %1, সূচক %2 রেঞ্জের বাইরে %এন&quot;)" office:value-type="string" office:string-value="উত্স %0: %1, সূচক %2 রেঞ্জের বাইরে %এন" calcext:value-type="string">
            <text:p>উত্স %0: %1, সূচক %2 রেঞ্জের বাইরে %এন</text:p>
          </table:table-cell>
          <table:table-cell table:style-name="ce2" table:formula="of:=IFERROR(__xludf.dummyfunction(&quot;GOOGLETRANSLATE($B67,&quot;&quot;en&quot;&quot;,L$1)&quot;);&quot;Fonte %0: %1, índice %2 fora da faixa %n&quot;)" office:value-type="string" office:string-value="Fonte %0: %1, índice %2 fora da faixa %n" calcext:value-type="string">
            <text:p>Fonte %0: %1, índice %2 fora da faixa %n</text:p>
          </table:table-cell>
          <table:table-cell table:style-name="ce2" table:formula="of:=IFERROR(__xludf.dummyfunction(&quot;GOOGLETRANSLATE($B67,&quot;&quot;en&quot;&quot;,M$1)&quot;);&quot;Sumber %0: %1, indeks %2 di luar kisaran %n&quot;)" office:value-type="string" office:string-value="Sumber %0: %1, indeks %2 di luar kisaran %n" calcext:value-type="string">
            <text:p>Sumber %0: %1, indeks %2 di luar kisaran %n</text:p>
          </table:table-cell>
          <table:table-cell table:style-name="ce2" table:formula="of:=IFERROR(__xludf.dummyfunction(&quot;GOOGLETRANSLATE($B67,&quot;&quot;en&quot;&quot;,N$1)&quot;);&quot;ソース％0：％1、インデックス％2範囲外％n&quot;)" office:value-type="string" office:string-value="ソース％0：％1、インデックス％2範囲外％n" calcext:value-type="string">
            <text:p>ソース％0：％1、インデックス％2範囲外％n</text:p>
          </table:table-cell>
          <table:table-cell table:style-name="ce2" table:formula="of:=IFERROR(__xludf.dummyfunction(&quot;GOOGLETRANSLATE($B67,&quot;&quot;en&quot;&quot;,O$1)&quot;);&quot;מקור %0: %1, אינדקס %2 מחוץ לטווח %n&quot;)" office:value-type="string" office:string-value="מקור %0: %1, אינדקס %2 מחוץ לטווח %n" calcext:value-type="string">
            <text:p>מקור %0: %1, אינדקס %2 מחוץ לטווח %n</text:p>
          </table:table-cell>
          <table:table-cell table:style-name="ce2" table:formula="of:=IFERROR(__xludf.dummyfunction(&quot;GOOGLETRANSLATE($B67,&quot;&quot;en&quot;&quot;,P$1)&quot;);&quot;Fonto %0: %1, indekso %2 ekster gamo %n&quot;)" office:value-type="string" office:string-value="Fonto %0: %1, indekso %2 ekster gamo %n" calcext:value-type="string">
            <text:p>Fonto %0: %1, indekso %2 ekster gamo %n</text:p>
          </table:table-cell>
          <table:table-cell table:style-name="ce2" table:formula="of:=IFERROR(__xludf.dummyfunction(&quot;GOOGLETRANSLATE($B67,&quot;&quot;en&quot;&quot;,Q$1)&quot;);&quot;Chanzo %0: %1, index %2 kati ya anuwai %n&quot;)" office:value-type="string" office:string-value="Chanzo %0: %1, index %2 kati ya anuwai %n" calcext:value-type="string">
            <text:p>Chanzo %0: %1, index %2 kati ya anuwai %n</text:p>
          </table:table-cell>
          <table:table-cell table:style-name="ce2" table:formula="of:=IFERROR(__xludf.dummyfunction(&quot;GOOGLETRANSLATE($B67,&quot;&quot;en&quot;&quot;,R$1)&quot;);&quot;Pinagmulan %0: %1, index %2 sa saklaw %n&quot;)" office:value-type="string" office:string-value="Pinagmulan %0: %1, index %2 sa saklaw %n" calcext:value-type="string">
            <text:p>Pinagmulan %0: %1, index %2 sa saklaw %n</text:p>
          </table:table-cell>
          <table:table-cell table:style-name="ce2" table:formula="of:=IFERROR(__xludf.dummyfunction(&quot;GOOGLETRANSLATE($B67,&quot;&quot;en&quot;&quot;,S$1)&quot;);&quot;ماخذ ٪ 0: ٪ 1 ، انڈیکس ٪ 2 سے باہر کی حد ٪ n&quot;)" office:value-type="string" office:string-value="ماخذ ٪ 0: ٪ 1 ، انڈیکس ٪ 2 سے باہر کی حد ٪ n" calcext:value-type="string">
            <text:p>ماخذ ٪ 0: ٪ 1 ، انڈیکس ٪ 2 سے باہر کی حد ٪ n</text:p>
          </table:table-cell>
          <table:table-cell table:style-name="ce2" table:formula="of:=IFERROR(__xludf.dummyfunction(&quot;GOOGLETRANSLATE($B67,&quot;&quot;en&quot;&quot;,T$1)&quot;);&quot;Fonte% 0:% I, Index% II de range% n&quot;)" office:value-type="string" office:string-value="Fonte% 0:% I, Index% II de range% n" calcext:value-type="string">
            <text:p>Fonte% 0:% I, Index% II de range% n</text:p>
          </table:table-cell>
          <table:table-cell table:style-name="ce2" table:formula="of:=IFERROR(__xludf.dummyfunction(&quot;GOOGLETRANSLATE($B67,&quot;&quot;en&quot;&quot;,U$1)&quot;);&quot;Ffynhonnell %0: %1, mynegai %2 allan o ystod %n&quot;)" office:value-type="string" office:string-value="Ffynhonnell %0: %1, mynegai %2 allan o ystod %n" calcext:value-type="string">
            <text:p>Ffynhonnell %0: %1, mynegai %2 allan o ystod %n</text:p>
          </table:table-cell>
          <table:table-cell table:style-name="ce2" table:formula="of:=IFERROR(__xludf.dummyfunction(&quot;GOOGLETRANSLATE($B67,&quot;&quot;en&quot;&quot;,V$1)&quot;);&quot;Umthombo% 0:% 1, Index% 2 Out of Range% N&quot;)" office:value-type="string" office:string-value="Umthombo% 0:% 1, Index% 2 Out of Range% N" calcext:value-type="string">
            <text:p>Umthombo% 0:% 1, Index% 2 Out of Range% N</text:p>
          </table:table-cell>
          <table:table-cell table:style-name="ce2" table:formula="of:=IFERROR(__xludf.dummyfunction(&quot;GOOGLETRANSLATE($B67,&quot;&quot;en&quot;&quot;,W$1)&quot;);&quot;מקור% 0:% 1, אינדעקס% 2 אויס פון קייט% n&quot;)" office:value-type="string" office:string-value="מקור% 0:% 1, אינדעקס% 2 אויס פון קייט% n" calcext:value-type="string">
            <text:p>מקור% 0:% 1, אינדעקס% 2 אויס פון קייט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LEFT/RIGHT OP MISMATCH %2 %3%n</text:p>
          </table:table-cell>
          <table:table-cell table:style-name="ce2" table:formula="of:=IFERROR(__xludf.dummyfunction(&quot;GOOGLETRANSLATE($B68,&quot;&quot;en&quot;&quot;,C$1)&quot;);&quot;소스 %0 : %1, 왼쪽/오른쪽 OP 불일치 %2 %3 %N&quot;)" office:value-type="string" office:string-value="소스 %0 : %1, 왼쪽/오른쪽 OP 불일치 %2 %3 %N" calcext:value-type="string">
            <text:p>소스 %0 : %1, 왼쪽/오른쪽 OP 불일치 %2 %3 %N</text:p>
          </table:table-cell>
          <table:table-cell table:style-name="ce2" table:formula="of:=IFERROR(__xludf.dummyfunction(&quot;GOOGLETRANSLATE($B68,&quot;&quot;en&quot;&quot;,D$1)&quot;);&quot;Source% 0:% 1, inadéquation d'op gauche / droite% 2% 3% n&quot;)" office:value-type="string" office:string-value="Source% 0:% 1, inadéquation d'op gauche / droite% 2% 3% n" calcext:value-type="string">
            <text:p>Source% 0:% 1, inadéquation d'op gauche / droite% 2% 3% n</text:p>
          </table:table-cell>
          <table:table-cell table:style-name="ce2" table:formula="of:=IFERROR(__xludf.dummyfunction(&quot;GOOGLETRANSLATE($B68,&quot;&quot;en&quot;&quot;,E$1)&quot;);&quot;Quelle %0: %1, links/rechter Op -Nichtübereinstimmung %2 %3 %n&quot;)" office:value-type="string" office:string-value="Quelle %0: %1, links/rechter Op -Nichtübereinstimmung %2 %3 %n" calcext:value-type="string">
            <text:p>Quelle %0: %1, links/rechter Op -Nichtübereinstimmung %2 %3 %n</text:p>
          </table:table-cell>
          <table:table-cell table:style-name="ce2" table:formula="of:=IFERROR(__xludf.dummyfunction(&quot;GOOGLETRANSLATE($B68,&quot;&quot;en&quot;&quot;,F$1)&quot;);&quot;来源％0：％1，左/右OP不匹配％2％3％n&quot;)" office:value-type="string" office:string-value="来源％0：％1，左/右OP不匹配％2％3％n" calcext:value-type="string">
            <text:p>来源％0：％1，左/右OP不匹配％2％3％n</text:p>
          </table:table-cell>
          <table:table-cell table:style-name="ce2" table:formula="of:=IFERROR(__xludf.dummyfunction(&quot;GOOGLETRANSLATE($B68,&quot;&quot;en&quot;&quot;,G$1)&quot;);&quot;Fuente %0: %1, Izquierda/Right OP Mismatch %2 %3 %N&quot;)" office:value-type="string" office:string-value="Fuente %0: %1, Izquierda/Right OP Mismatch %2 %3 %N" calcext:value-type="string">
            <text:p>Fuente %0: %1, Izquierda/Right OP Mismatch %2 %3 %N</text:p>
          </table:table-cell>
          <table:table-cell table:style-name="ce2" table:formula="of:=IFERROR(__xludf.dummyfunction(&quot;GOOGLETRANSLATE($B68,&quot;&quot;en&quot;&quot;,H$1)&quot;);&quot;المصدر ٪ 0: ٪ 1 ، اليسار/اليمين OP عدم التطابق ٪ 2 ٪ 3 ٪ N&quot;)" office:value-type="string" office:string-value="المصدر ٪ 0: ٪ 1 ، اليسار/اليمين OP عدم التطابق ٪ 2 ٪ 3 ٪ N" calcext:value-type="string">
            <text:p>المصدر ٪ 0: ٪ 1 ، اليسار/اليمين OP عدم التطابق ٪ 2 ٪ 3 ٪ N</text:p>
          </table:table-cell>
          <table:table-cell table:style-name="ce2" table:formula="of:=IFERROR(__xludf.dummyfunction(&quot;GOOGLETRANSLATE($B68,&quot;&quot;en&quot;&quot;,I$1)&quot;);&quot;Источник %0: %1, слева/правое несоответствие OP %2 %3 %N&quot;)" office:value-type="string" office:string-value="Источник %0: %1, слева/правое несоответствие OP %2 %3 %N" calcext:value-type="string">
            <text:p>Источник %0: %1, слева/правое несоответствие OP %2 %3 %N</text:p>
          </table:table-cell>
          <table:table-cell table:style-name="ce2" table:formula="of:=IFERROR(__xludf.dummyfunction(&quot;GOOGLETRANSLATE($B68,&quot;&quot;en&quot;&quot;,J$1)&quot;);&quot;स्रोत %0: %1, बाएं/दाएं ओपी बेमेल %2 %3 %एन&quot;)" office:value-type="string" office:string-value="स्रोत %0: %1, बाएं/दाएं ओपी बेमेल %2 %3 %एन" calcext:value-type="string">
            <text:p>स्रोत %0: %1, बाएं/दाएं ओपी बेमेल %2 %3 %एन</text:p>
          </table:table-cell>
          <table:table-cell table:style-name="ce2" table:formula="of:=IFERROR(__xludf.dummyfunction(&quot;GOOGLETRANSLATE($B68,&quot;&quot;en&quot;&quot;,K$1)&quot;);&quot;উত্স %0: %1, বাম/ডান ওপি মেলে % %2 %3 %এন&quot;)" office:value-type="string" office:string-value="উত্স %0: %1, বাম/ডান ওপি মেলে % %2 %3 %এন" calcext:value-type="string">
            <text:p>উত্স %0: %1, বাম/ডান ওপি মেলে % %2 %3 %এন</text:p>
          </table:table-cell>
          <table:table-cell table:style-name="ce2" table:formula="of:=IFERROR(__xludf.dummyfunction(&quot;GOOGLETRANSLATE($B68,&quot;&quot;en&quot;&quot;,L$1)&quot;);&quot;Fonte %0: %1, esquerda/direita OP incompatível %2 %3 %n&quot;)" office:value-type="string" office:string-value="Fonte %0: %1, esquerda/direita OP incompatível %2 %3 %n" calcext:value-type="string">
            <text:p>Fonte %0: %1, esquerda/direita OP incompatível %2 %3 %n</text:p>
          </table:table-cell>
          <table:table-cell table:style-name="ce2" table:formula="of:=IFERROR(__xludf.dummyfunction(&quot;GOOGLETRANSLATE($B68,&quot;&quot;en&quot;&quot;,M$1)&quot;);&quot;SUMBER %0: %1, KIRI/KANAN Ketidakcocokan %2 %3 %n&quot;)" office:value-type="string" office:string-value="SUMBER %0: %1, KIRI/KANAN Ketidakcocokan %2 %3 %n" calcext:value-type="string">
            <text:p>SUMBER %0: %1, KIRI/KANAN Ketidakcocokan %2 %3 %n</text:p>
          </table:table-cell>
          <table:table-cell table:style-name="ce2" table:formula="of:=IFERROR(__xludf.dummyfunction(&quot;GOOGLETRANSLATE($B68,&quot;&quot;en&quot;&quot;,N$1)&quot;);&quot;ソース％0：％1、左/右opミスマッチ％2％3％n&quot;)" office:value-type="string" office:string-value="ソース％0：％1、左/右opミスマッチ％2％3％n" calcext:value-type="string">
            <text:p>ソース％0：％1、左/右opミスマッチ％2％3％n</text:p>
          </table:table-cell>
          <table:table-cell table:style-name="ce2" table:formula="of:=IFERROR(__xludf.dummyfunction(&quot;GOOGLETRANSLATE($B68,&quot;&quot;en&quot;&quot;,O$1)&quot;);&quot;מקור %0: %1, חוסר התאמה משמאל/ימין OP %2 %3 %n&quot;)" office:value-type="string" office:string-value="מקור %0: %1, חוסר התאמה משמאל/ימין OP %2 %3 %n" calcext:value-type="string">
            <text:p>מקור %0: %1, חוסר התאמה משמאל/ימין OP %2 %3 %n</text:p>
          </table:table-cell>
          <table:table-cell table:style-name="ce2" table:formula="of:=IFERROR(__xludf.dummyfunction(&quot;GOOGLETRANSLATE($B68,&quot;&quot;en&quot;&quot;,P$1)&quot;);&quot;Fonto %0: %1, Maldekstra/Dekstra OP Malsaĝulo %2 %3 %N&quot;)" office:value-type="string" office:string-value="Fonto %0: %1, Maldekstra/Dekstra OP Malsaĝulo %2 %3 %N" calcext:value-type="string">
            <text:p>Fonto %0: %1, Maldekstra/Dekstra OP Malsaĝulo %2 %3 %N</text:p>
          </table:table-cell>
          <table:table-cell table:style-name="ce2" table:formula="of:=IFERROR(__xludf.dummyfunction(&quot;GOOGLETRANSLATE($B68,&quot;&quot;en&quot;&quot;,Q$1)&quot;);&quot;Chanzo %0: %1, kushoto/kulia op mismatch %2 %3 %n&quot;)" office:value-type="string" office:string-value="Chanzo %0: %1, kushoto/kulia op mismatch %2 %3 %n" calcext:value-type="string">
            <text:p>Chanzo %0: %1, kushoto/kulia op mismatch %2 %3 %n</text:p>
          </table:table-cell>
          <table:table-cell table:style-name="ce2" table:formula="of:=IFERROR(__xludf.dummyfunction(&quot;GOOGLETRANSLATE($B68,&quot;&quot;en&quot;&quot;,R$1)&quot;);&quot;Pinagmulan %0: %1, kaliwa/kanang op mismatch %2 %3 %n&quot;)" office:value-type="string" office:string-value="Pinagmulan %0: %1, kaliwa/kanang op mismatch %2 %3 %n" calcext:value-type="string">
            <text:p>Pinagmulan %0: %1, kaliwa/kanang op mismatch %2 %3 %n</text:p>
          </table:table-cell>
          <table:table-cell table:style-name="ce2" table:formula="of:=IFERROR(__xludf.dummyfunction(&quot;GOOGLETRANSLATE($B68,&quot;&quot;en&quot;&quot;,S$1)&quot;);&quot;ماخذ ٪ 0: ٪ 1 ، بائیں/دائیں اوپی مماثل ٪ 2 ٪ 3 ٪ n&quot;)" office:value-type="string" office:string-value="ماخذ ٪ 0: ٪ 1 ، بائیں/دائیں اوپی مماثل ٪ 2 ٪ 3 ٪ n" calcext:value-type="string">
            <text:p>ماخذ ٪ 0: ٪ 1 ، بائیں/دائیں اوپی مماثل ٪ 2 ٪ 3 ٪ n</text:p>
          </table:table-cell>
          <table:table-cell table:style-name="ce2" table:formula="of:=IFERROR(__xludf.dummyfunction(&quot;GOOGLETRANSLATE($B68,&quot;&quot;en&quot;&quot;,T$1)&quot;);&quot;Fonte% 0:% I, reliquit / ius op mismatch% II% III% N&quot;)" office:value-type="string" office:string-value="Fonte% 0:% I, reliquit / ius op mismatch% II% III% N" calcext:value-type="string">
            <text:p>Fonte% 0:% I, reliquit / ius op mismatch% II% III% N</text:p>
          </table:table-cell>
          <table:table-cell table:style-name="ce2" table:formula="of:=IFERROR(__xludf.dummyfunction(&quot;GOOGLETRANSLATE($B68,&quot;&quot;en&quot;&quot;,U$1)&quot;);&quot;Ffynhonnell %0: %1, Op Camgymhariad chwith/dde %2 %3 %n&quot;)" office:value-type="string" office:string-value="Ffynhonnell %0: %1, Op Camgymhariad chwith/dde %2 %3 %n" calcext:value-type="string">
            <text:p>Ffynhonnell %0: %1, Op Camgymhariad chwith/dde %2 %3 %n</text:p>
          </table:table-cell>
          <table:table-cell table:style-name="ce2" table:formula="of:=IFERROR(__xludf.dummyfunction(&quot;GOOGLETRANSLATE($B68,&quot;&quot;en&quot;&quot;,V$1)&quot;);&quot;Umthombo% 0:% 1, kwesokunxele / kwesokudla op mismatch% 2% 3% n&quot;)" office:value-type="string" office:string-value="Umthombo% 0:% 1, kwesokunxele / kwesokudla op mismatch% 2% 3% n" calcext:value-type="string">
            <text:p>Umthombo% 0:% 1, kwesokunxele / kwesokudla op mismatch% 2% 3% n</text:p>
          </table:table-cell>
          <table:table-cell table:style-name="ce2" table:formula="of:=IFERROR(__xludf.dummyfunction(&quot;GOOGLETRANSLATE($B68,&quot;&quot;en&quot;&quot;,W$1)&quot;);&quot;מקור% 0:% 1, לינקס / רעכט אויף מיסמאַטש% 2% 3% n&quot;)" office:value-type="string" office:string-value="מקור% 0:% 1, לינקס / רעכט אויף מיסמאַטש% 2% 3% n" calcext:value-type="string">
            <text:p>מקור% 0:% 1, לינקס / רעכט אויף מיסמאַטש% 2% 3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NEGATIVE INDEX %d%n</text:p>
          </table:table-cell>
          <table:table-cell table:style-name="ce2" table:formula="of:=IFERROR(__xludf.dummyfunction(&quot;GOOGLETRANSLATE($B69,&quot;&quot;en&quot;&quot;,C$1)&quot;);&quot;소스 %0 : %1, 음수 인덱스 %d %n&quot;)" office:value-type="string" office:string-value="소스 %0 : %1, 음수 인덱스 %d %n" calcext:value-type="string">
            <text:p>소스 %0 : %1, 음수 인덱스 %d %n</text:p>
          </table:table-cell>
          <table:table-cell table:style-name="ce2" table:formula="of:=IFERROR(__xludf.dummyfunction(&quot;GOOGLETRANSLATE($B69,&quot;&quot;en&quot;&quot;,D$1)&quot;);&quot;Source% 0:% 1, indice négatif% d% n&quot;)" office:value-type="string" office:string-value="Source% 0:% 1, indice négatif% d% n" calcext:value-type="string">
            <text:p>Source% 0:% 1, indice négatif% d% n</text:p>
          </table:table-cell>
          <table:table-cell table:style-name="ce2" table:formula="of:=IFERROR(__xludf.dummyfunction(&quot;GOOGLETRANSLATE($B69,&quot;&quot;en&quot;&quot;,E$1)&quot;);&quot;Quelle %0: %1, negativer Index %d %n&quot;)" office:value-type="string" office:string-value="Quelle %0: %1, negativer Index %d %n" calcext:value-type="string">
            <text:p>Quelle %0: %1, negativer Index %d %n</text:p>
          </table:table-cell>
          <table:table-cell table:style-name="ce2" table:formula="of:=IFERROR(__xludf.dummyfunction(&quot;GOOGLETRANSLATE($B69,&quot;&quot;en&quot;&quot;,F$1)&quot;);&quot;来源％0：％1，负数指数％d％n&quot;)" office:value-type="string" office:string-value="来源％0：％1，负数指数％d％n" calcext:value-type="string">
            <text:p>来源％0：％1，负数指数％d％n</text:p>
          </table:table-cell>
          <table:table-cell table:style-name="ce2" table:formula="of:=IFERROR(__xludf.dummyfunction(&quot;GOOGLETRANSLATE($B69,&quot;&quot;en&quot;&quot;,G$1)&quot;);&quot;Fuente %0: %1, índice negativo %d %n&quot;)" office:value-type="string" office:string-value="Fuente %0: %1, índice negativo %d %n" calcext:value-type="string">
            <text:p>Fuente %0: %1, índice negativo %d %n</text:p>
          </table:table-cell>
          <table:table-cell table:style-name="ce2" table:formula="of:=IFERROR(__xludf.dummyfunction(&quot;GOOGLETRANSLATE($B69,&quot;&quot;en&quot;&quot;,H$1)&quot;);&quot;المصدر ٪ 0: ٪ 1 ، المؤشر السلبي ٪ d ٪ n&quot;)" office:value-type="string" office:string-value="المصدر ٪ 0: ٪ 1 ، المؤشر السلبي ٪ d ٪ n" calcext:value-type="string">
            <text:p>المصدر ٪ 0: ٪ 1 ، المؤشر السلبي ٪ d ٪ n</text:p>
          </table:table-cell>
          <table:table-cell table:style-name="ce2" table:formula="of:=IFERROR(__xludf.dummyfunction(&quot;GOOGLETRANSLATE($B69,&quot;&quot;en&quot;&quot;,I$1)&quot;);&quot;Источник %0: %1, отрицательный индекс %d %n&quot;)" office:value-type="string" office:string-value="Источник %0: %1, отрицательный индекс %d %n" calcext:value-type="string">
            <text:p>Источник %0: %1, отрицательный индекс %d %n</text:p>
          </table:table-cell>
          <table:table-cell table:style-name="ce2" table:formula="of:=IFERROR(__xludf.dummyfunction(&quot;GOOGLETRANSLATE($B69,&quot;&quot;en&quot;&quot;,J$1)&quot;);&quot;स्रोत %0: %1, नकारात्मक सूचकांक %d %n&quot;)" office:value-type="string" office:string-value="स्रोत %0: %1, नकारात्मक सूचकांक %d %n" calcext:value-type="string">
            <text:p>स्रोत %0: %1, नकारात्मक सूचकांक %d %n</text:p>
          </table:table-cell>
          <table:table-cell table:style-name="ce2" table:formula="of:=IFERROR(__xludf.dummyfunction(&quot;GOOGLETRANSLATE($B69,&quot;&quot;en&quot;&quot;,K$1)&quot;);&quot;উত্স %0: %1, নেতিবাচক সূচক %d %n&quot;)" office:value-type="string" office:string-value="উত্স %0: %1, নেতিবাচক সূচক %d %n" calcext:value-type="string">
            <text:p>উত্স %0: %1, নেতিবাচক সূচক %d %n</text:p>
          </table:table-cell>
          <table:table-cell table:style-name="ce2" table:formula="of:=IFERROR(__xludf.dummyfunction(&quot;GOOGLETRANSLATE($B69,&quot;&quot;en&quot;&quot;,L$1)&quot;);&quot;Fonte %0: %1, índice negativo %d %n&quot;)" office:value-type="string" office:string-value="Fonte %0: %1, índice negativo %d %n" calcext:value-type="string">
            <text:p>Fonte %0: %1, índice negativo %d %n</text:p>
          </table:table-cell>
          <table:table-cell table:style-name="ce2" table:formula="of:=IFERROR(__xludf.dummyfunction(&quot;GOOGLETRANSLATE($B69,&quot;&quot;en&quot;&quot;,M$1)&quot;);&quot;Sumber %0: %1, indeks negatif %d %n&quot;)" office:value-type="string" office:string-value="Sumber %0: %1, indeks negatif %d %n" calcext:value-type="string">
            <text:p>Sumber %0: %1, indeks negatif %d %n</text:p>
          </table:table-cell>
          <table:table-cell table:style-name="ce2" table:formula="of:=IFERROR(__xludf.dummyfunction(&quot;GOOGLETRANSLATE($B69,&quot;&quot;en&quot;&quot;,N$1)&quot;);&quot;ソース％0：％1、負の指数％d％n&quot;)" office:value-type="string" office:string-value="ソース％0：％1、負の指数％d％n" calcext:value-type="string">
            <text:p>ソース％0：％1、負の指数％d％n</text:p>
          </table:table-cell>
          <table:table-cell table:style-name="ce2" table:formula="of:=IFERROR(__xludf.dummyfunction(&quot;GOOGLETRANSLATE($B69,&quot;&quot;en&quot;&quot;,O$1)&quot;);&quot;מקור %0: %1, אינדקס שלילי %d %n&quot;)" office:value-type="string" office:string-value="מקור %0: %1, אינדקס שלילי %d %n" calcext:value-type="string">
            <text:p>מקור %0: %1, אינדקס שלילי %d %n</text:p>
          </table:table-cell>
          <table:table-cell table:style-name="ce2" table:formula="of:=IFERROR(__xludf.dummyfunction(&quot;GOOGLETRANSLATE($B69,&quot;&quot;en&quot;&quot;,P$1)&quot;);&quot;Fonto %0: %1, negativa indekso %d %n&quot;)" office:value-type="string" office:string-value="Fonto %0: %1, negativa indekso %d %n" calcext:value-type="string">
            <text:p>Fonto %0: %1, negativa indekso %d %n</text:p>
          </table:table-cell>
          <table:table-cell table:style-name="ce2" table:formula="of:=IFERROR(__xludf.dummyfunction(&quot;GOOGLETRANSLATE($B69,&quot;&quot;en&quot;&quot;,Q$1)&quot;);&quot;Chanzo %0: %1, index hasi %d %n&quot;)" office:value-type="string" office:string-value="Chanzo %0: %1, index hasi %d %n" calcext:value-type="string">
            <text:p>Chanzo %0: %1, index hasi %d %n</text:p>
          </table:table-cell>
          <table:table-cell table:style-name="ce2" table:formula="of:=IFERROR(__xludf.dummyfunction(&quot;GOOGLETRANSLATE($B69,&quot;&quot;en&quot;&quot;,R$1)&quot;);&quot;Pinagmulan %0: %1, negatibong index %d %n&quot;)" office:value-type="string" office:string-value="Pinagmulan %0: %1, negatibong index %d %n" calcext:value-type="string">
            <text:p>Pinagmulan %0: %1, negatibong index %d %n</text:p>
          </table:table-cell>
          <table:table-cell table:style-name="ce2" table:formula="of:=IFERROR(__xludf.dummyfunction(&quot;GOOGLETRANSLATE($B69,&quot;&quot;en&quot;&quot;,S$1)&quot;);&quot;ماخذ ٪ 0: ٪ 1 ، منفی انڈیکس ٪ d ٪ n&quot;)" office:value-type="string" office:string-value="ماخذ ٪ 0: ٪ 1 ، منفی انڈیکس ٪ d ٪ n" calcext:value-type="string">
            <text:p>ماخذ ٪ 0: ٪ 1 ، منفی انڈیکس ٪ d ٪ n</text:p>
          </table:table-cell>
          <table:table-cell table:style-name="ce2" table:formula="of:=IFERROR(__xludf.dummyfunction(&quot;GOOGLETRANSLATE($B69,&quot;&quot;en&quot;&quot;,T$1)&quot;);&quot;Fontem% 0:% I, index% d% N&quot;)" office:value-type="string" office:string-value="Fontem% 0:% I, index% d% N" calcext:value-type="string">
            <text:p>Fontem% 0:% I, index% d% N</text:p>
          </table:table-cell>
          <table:table-cell table:style-name="ce2" table:formula="of:=IFERROR(__xludf.dummyfunction(&quot;GOOGLETRANSLATE($B69,&quot;&quot;en&quot;&quot;,U$1)&quot;);&quot;Ffynhonnell %0: %1, mynegai negyddol %d %n&quot;)" office:value-type="string" office:string-value="Ffynhonnell %0: %1, mynegai negyddol %d %n" calcext:value-type="string">
            <text:p>Ffynhonnell %0: %1, mynegai negyddol %d %n</text:p>
          </table:table-cell>
          <table:table-cell table:style-name="ce2" table:formula="of:=IFERROR(__xludf.dummyfunction(&quot;GOOGLETRANSLATE($B69,&quot;&quot;en&quot;&quot;,V$1)&quot;);&quot;Umthombo% 0:% 1, inkomba emibi% d% n&quot;)" office:value-type="string" office:string-value="Umthombo% 0:% 1, inkomba emibi% d% n" calcext:value-type="string">
            <text:p>Umthombo% 0:% 1, inkomba emibi% d% n</text:p>
          </table:table-cell>
          <table:table-cell table:style-name="ce2" table:formula="of:=IFERROR(__xludf.dummyfunction(&quot;GOOGLETRANSLATE($B69,&quot;&quot;en&quot;&quot;,W$1)&quot;);&quot;מקור% 0:% 1, נעגאַטיוו אינדעקס% ד% n&quot;)" office:value-type="string" office:string-value="מקור% 0:% 1, נעגאַטיוו אינדעקס% ד% n" calcext:value-type="string">
            <text:p>מקור% 0:% 1, נעגאַטיוו אינדעקס% ד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NEXT ON FOR LOOP WITH STRING VARIABLE%n</text:p>
          </table:table-cell>
          <table:table-cell table:style-name="ce2" table:formula="of:=IFERROR(__xludf.dummyfunction(&quot;GOOGLETRANSLATE($B70,&quot;&quot;en&quot;&quot;,C$1)&quot;);&quot;Source%0 :%1, 문자열 변수%n을 가진 루프에 대한 다음 on&quot;)" office:value-type="string" office:string-value="Source%0 :%1, 문자열 변수%n을 가진 루프에 대한 다음 on" calcext:value-type="string">
            <text:p>Source%0 :%1, 문자열 변수%n을 가진 루프에 대한 다음 on</text:p>
          </table:table-cell>
          <table:table-cell table:style-name="ce2" table:formula="of:=IFERROR(__xludf.dummyfunction(&quot;GOOGLETRANSLATE($B70,&quot;&quot;en&quot;&quot;,D$1)&quot;);&quot;Source% 0:% 1, Suivant pour une boucle avec variable de chaîne% n&quot;)" office:value-type="string" office:string-value="Source% 0:% 1, Suivant pour une boucle avec variable de chaîne% n" calcext:value-type="string">
            <text:p>Source% 0:% 1, Suivant pour une boucle avec variable de chaîne% n</text:p>
          </table:table-cell>
          <table:table-cell table:style-name="ce2" table:formula="of:=IFERROR(__xludf.dummyfunction(&quot;GOOGLETRANSLATE($B70,&quot;&quot;en&quot;&quot;,E$1)&quot;);&quot;Quelle%0:%1, als nächstes für die Schleife mit String -Variable%n&quot;)" office:value-type="string" office:string-value="Quelle%0:%1, als nächstes für die Schleife mit String -Variable%n" calcext:value-type="string">
            <text:p>Quelle%0:%1, als nächstes für die Schleife mit String -Variable%n</text:p>
          </table:table-cell>
          <table:table-cell table:style-name="ce2" table:formula="of:=IFERROR(__xludf.dummyfunction(&quot;GOOGLETRANSLATE($B70,&quot;&quot;en&quot;&quot;,F$1)&quot;);&quot;源％0：％1，接下来使用字符串变量％n的循环&quot;)" office:value-type="string" office:string-value="源％0：％1，接下来使用字符串变量％n的循环" calcext:value-type="string">
            <text:p>源％0：％1，接下来使用字符串变量％n的循环</text:p>
          </table:table-cell>
          <table:table-cell table:style-name="ce2" table:formula="of:=IFERROR(__xludf.dummyfunction(&quot;GOOGLETRANSLATE($B70,&quot;&quot;en&quot;&quot;,G$1)&quot;);&quot;Fuente%0:%1, siguiente en bucle con variable de cadena%n&quot;)" office:value-type="string" office:string-value="Fuente%0:%1, siguiente en bucle con variable de cadena%n" calcext:value-type="string">
            <text:p>Fuente%0:%1, siguiente en bucle con variable de cadena%n</text:p>
          </table:table-cell>
          <table:table-cell table:style-name="ce2" table:formula="of:=IFERROR(__xludf.dummyfunction(&quot;GOOGLETRANSLATE($B70,&quot;&quot;en&quot;&quot;,H$1)&quot;);&quot;المصدر ٪ 0: ٪ 1 ، التالي على حلقة مع متغير السلسلة ٪ n&quot;)" office:value-type="string" office:string-value="المصدر ٪ 0: ٪ 1 ، التالي على حلقة مع متغير السلسلة ٪ n" calcext:value-type="string">
            <text:p>المصدر ٪ 0: ٪ 1 ، التالي على حلقة مع متغير السلسلة ٪ n</text:p>
          </table:table-cell>
          <table:table-cell table:style-name="ce2" table:formula="of:=IFERROR(__xludf.dummyfunction(&quot;GOOGLETRANSLATE($B70,&quot;&quot;en&quot;&quot;,I$1)&quot;);&quot;Источник%0:%1, следующий для цикла со строковой переменной%n&quot;)" office:value-type="string" office:string-value="Источник%0:%1, следующий для цикла со строковой переменной%n" calcext:value-type="string">
            <text:p>Источник%0:%1, следующий для цикла со строковой переменной%n</text:p>
          </table:table-cell>
          <table:table-cell table:style-name="ce2" table:formula="of:=IFERROR(__xludf.dummyfunction(&quot;GOOGLETRANSLATE($B70,&quot;&quot;en&quot;&quot;,J$1)&quot;);&quot;स्रोत%0:%1, स्ट्रिंग चर%n के साथ लूप के लिए आगे&quot;)" office:value-type="string" office:string-value="स्रोत%0:%1, स्ट्रिंग चर%n के साथ लूप के लिए आगे" calcext:value-type="string">
            <text:p>स्रोत%0:%1, स्ट्रिंग चर%n के साथ लूप के लिए आगे</text:p>
          </table:table-cell>
          <table:table-cell table:style-name="ce2" table:formula="of:=IFERROR(__xludf.dummyfunction(&quot;GOOGLETRANSLATE($B70,&quot;&quot;en&quot;&quot;,K$1)&quot;);&quot;উত্স%0:%1, স্ট্রিং ভেরিয়েবল%এন সহ লুপের জন্য পরবর্তী&quot;)" office:value-type="string" office:string-value="উত্স%0:%1, স্ট্রিং ভেরিয়েবল%এন সহ লুপের জন্য পরবর্তী" calcext:value-type="string">
            <text:p>উত্স%0:%1, স্ট্রিং ভেরিয়েবল%এন সহ লুপের জন্য পরবর্তী</text:p>
          </table:table-cell>
          <table:table-cell table:style-name="ce2" table:formula="of:=IFERROR(__xludf.dummyfunction(&quot;GOOGLETRANSLATE($B70,&quot;&quot;en&quot;&quot;,L$1)&quot;);&quot;Fonte%0:%1, a seguir para loop com variável de string%n&quot;)" office:value-type="string" office:string-value="Fonte%0:%1, a seguir para loop com variável de string%n" calcext:value-type="string">
            <text:p>Fonte%0:%1, a seguir para loop com variável de string%n</text:p>
          </table:table-cell>
          <table:table-cell table:style-name="ce2" table:formula="of:=IFERROR(__xludf.dummyfunction(&quot;GOOGLETRANSLATE($B70,&quot;&quot;en&quot;&quot;,M$1)&quot;);&quot;Sumber%0:%1, selanjutnya untuk loop dengan variabel string%n&quot;)" office:value-type="string" office:string-value="Sumber%0:%1, selanjutnya untuk loop dengan variabel string%n" calcext:value-type="string">
            <text:p>Sumber%0:%1, selanjutnya untuk loop dengan variabel string%n</text:p>
          </table:table-cell>
          <table:table-cell table:style-name="ce2" table:formula="of:=IFERROR(__xludf.dummyfunction(&quot;GOOGLETRANSLATE($B70,&quot;&quot;en&quot;&quot;,N$1)&quot;);&quot;ソース％0：％1、文字列変数％nを使用したループの次へ&quot;)" office:value-type="string" office:string-value="ソース％0：％1、文字列変数％nを使用したループの次へ" calcext:value-type="string">
            <text:p>ソース％0：％1、文字列変数％nを使用したループの次へ</text:p>
          </table:table-cell>
          <table:table-cell table:style-name="ce2" table:formula="of:=IFERROR(__xludf.dummyfunction(&quot;GOOGLETRANSLATE($B70,&quot;&quot;en&quot;&quot;,O$1)&quot;);&quot;מקור%0:%1, הבא לולאה עם משתנה מחרוזת%n&quot;)" office:value-type="string" office:string-value="מקור%0:%1, הבא לולאה עם משתנה מחרוזת%n" calcext:value-type="string">
            <text:p>מקור%0:%1, הבא לולאה עם משתנה מחרוזת%n</text:p>
          </table:table-cell>
          <table:table-cell table:style-name="ce2" table:formula="of:=IFERROR(__xludf.dummyfunction(&quot;GOOGLETRANSLATE($B70,&quot;&quot;en&quot;&quot;,P$1)&quot;);&quot;Fonto%0:%1, poste por buklo kun ĉena variablo%n&quot;)" office:value-type="string" office:string-value="Fonto%0:%1, poste por buklo kun ĉena variablo%n" calcext:value-type="string">
            <text:p>Fonto%0:%1, poste por buklo kun ĉena variablo%n</text:p>
          </table:table-cell>
          <table:table-cell table:style-name="ce2" table:formula="of:=IFERROR(__xludf.dummyfunction(&quot;GOOGLETRANSLATE($B70,&quot;&quot;en&quot;&quot;,Q$1)&quot;);&quot;Chanzo%0:%1, ijayo kwa kitanzi na kamba ya kutofautiana%n&quot;)" office:value-type="string" office:string-value="Chanzo%0:%1, ijayo kwa kitanzi na kamba ya kutofautiana%n" calcext:value-type="string">
            <text:p>Chanzo%0:%1, ijayo kwa kitanzi na kamba ya kutofautiana%n</text:p>
          </table:table-cell>
          <table:table-cell table:style-name="ce2" table:formula="of:=IFERROR(__xludf.dummyfunction(&quot;GOOGLETRANSLATE($B70,&quot;&quot;en&quot;&quot;,R$1)&quot;);&quot;Pinagmulan%0:%1, Susunod sa para sa loop na may String variable%n&quot;)" office:value-type="string" office:string-value="Pinagmulan%0:%1, Susunod sa para sa loop na may String variable%n" calcext:value-type="string">
            <text:p>Pinagmulan%0:%1, Susunod sa para sa loop na may String variable%n</text:p>
          </table:table-cell>
          <table:table-cell table:style-name="ce2" table:formula="of:=IFERROR(__xludf.dummyfunction(&quot;GOOGLETRANSLATE($B70,&quot;&quot;en&quot;&quot;,S$1)&quot;);&quot;ماخذ ٪ 0: ٪ 1 ، سٹرنگ متغیر ٪ n کے ساتھ لوپ کے لئے اگلا ،&quot;)" office:value-type="string" office:string-value="ماخذ ٪ 0: ٪ 1 ، سٹرنگ متغیر ٪ n کے ساتھ لوپ کے لئے اگلا ،" calcext:value-type="string">
            <text:p>ماخذ ٪ 0: ٪ 1 ، سٹرنگ متغیر ٪ n کے ساتھ لوپ کے لئے اگلا ،</text:p>
          </table:table-cell>
          <table:table-cell table:style-name="ce2" table:formula="of:=IFERROR(__xludf.dummyfunction(&quot;GOOGLETRANSLATE($B70,&quot;&quot;en&quot;&quot;,T$1)&quot;);&quot;Source% 0:% I, deinde ad loop cum filum variabilis% n&quot;)" office:value-type="string" office:string-value="Source% 0:% I, deinde ad loop cum filum variabilis% n" calcext:value-type="string">
            <text:p>Source% 0:% I, deinde ad loop cum filum variabilis% n</text:p>
          </table:table-cell>
          <table:table-cell table:style-name="ce2" table:formula="of:=IFERROR(__xludf.dummyfunction(&quot;GOOGLETRANSLATE($B70,&quot;&quot;en&quot;&quot;,U$1)&quot;);&quot;Ffynhonnell%0:%1, nesaf ymlaen ar gyfer dolen gyda newidyn llinyn%n&quot;)" office:value-type="string" office:string-value="Ffynhonnell%0:%1, nesaf ymlaen ar gyfer dolen gyda newidyn llinyn%n" calcext:value-type="string">
            <text:p>Ffynhonnell%0:%1, nesaf ymlaen ar gyfer dolen gyda newidyn llinyn%n</text:p>
          </table:table-cell>
          <table:table-cell table:style-name="ce2" table:formula="of:=IFERROR(__xludf.dummyfunction(&quot;GOOGLETRANSLATE($B70,&quot;&quot;en&quot;&quot;,V$1)&quot;);&quot;Umthombo% 0:% 1, olandelayo on loop nge-string freaff% n&quot;)" office:value-type="string" office:string-value="Umthombo% 0:% 1, olandelayo on loop nge-string freaff% n" calcext:value-type="string">
            <text:p>Umthombo% 0:% 1, olandelayo on loop nge-string freaff% n</text:p>
          </table:table-cell>
          <table:table-cell table:style-name="ce2" table:formula="of:=IFERROR(__xludf.dummyfunction(&quot;GOOGLETRANSLATE($B70,&quot;&quot;en&quot;&quot;,W$1)&quot;);&quot;מקור% 0:% 1, ווייַטער פֿאַר שלייף מיט שטריקל וואַריאַנט% n&quot;)" office:value-type="string" office:string-value="מקור% 0:% 1, ווייַטער פֿאַר שלייף מיט שטריקל וואַריאַנט% n" calcext:value-type="string">
            <text:p>מקור% 0:% 1, ווייַטער פֿאַר שלייף מיט שטריקל וואַריאַנט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OPERAND MISMATCH ❮%2:%3❯ ❮%4:%5❯%n</text:p>
          </table:table-cell>
          <table:table-cell table:style-name="ce2" table:formula="of:=IFERROR(__xludf.dummyfunction(&quot;GOOGLETRANSLATE($B71,&quot;&quot;en&quot;&quot;,C$1)&quot;);&quot;Source%0 :%1, 오페라 불일치 ❮%2 :%3❯%4 :%5 ❯%n&quot;)" office:value-type="string" office:string-value="Source%0 :%1, 오페라 불일치 ❮%2 :%3❯%4 :%5 ❯%n" calcext:value-type="string">
            <text:p>Source%0 :%1, 오페라 불일치 ❮%2 :%3❯%4 :%5 ❯%n</text:p>
          </table:table-cell>
          <table:table-cell table:style-name="ce2" table:formula="of:=IFERROR(__xludf.dummyfunction(&quot;GOOGLETRANSLATE($B71,&quot;&quot;en&quot;&quot;,D$1)&quot;);&quot;Source% 0:% 1, décalage de l'opérande ❮% 2:% 3❯ ❮% 4:% 5❯% n&quot;)" office:value-type="string" office:string-value="Source% 0:% 1, décalage de l'opérande ❮% 2:% 3❯ ❮% 4:% 5❯% n" calcext:value-type="string">
            <text:p>Source% 0:% 1, décalage de l'opérande ❮% 2:% 3❯ ❮% 4:% 5❯% n</text:p>
          </table:table-cell>
          <table:table-cell table:style-name="ce2" table:formula="of:=IFERROR(__xludf.dummyfunction(&quot;GOOGLETRANSLATE($B71,&quot;&quot;en&quot;&quot;,E$1)&quot;);&quot;Quelle%0:%1, Operand -Nichtübereinstimmung ❮%2:%3❯%4:%5❯%n&quot;)" office:value-type="string" office:string-value="Quelle%0:%1, Operand -Nichtübereinstimmung ❮%2:%3❯%4:%5❯%n" calcext:value-type="string">
            <text:p>Quelle%0:%1, Operand -Nichtübereinstimmung ❮%2:%3❯%4:%5❯%n</text:p>
          </table:table-cell>
          <table:table-cell table:style-name="ce2" table:formula="of:=IFERROR(__xludf.dummyfunction(&quot;GOOGLETRANSLATE($B71,&quot;&quot;en&quot;&quot;,F$1)&quot;);&quot;来源％0：％1，操作数不匹配❮％2：％3❯％4：％5❯％n&quot;)" office:value-type="string" office:string-value="来源％0：％1，操作数不匹配❮％2：％3❯％4：％5❯％n" calcext:value-type="string">
            <text:p>来源％0：％1，操作数不匹配❮％2：％3❯％4：％5❯％n</text:p>
          </table:table-cell>
          <table:table-cell table:style-name="ce2" table:formula="of:=IFERROR(__xludf.dummyfunction(&quot;GOOGLETRANSLATE($B71,&quot;&quot;en&quot;&quot;,G$1)&quot;);&quot;Fuente%0:%1, desajuste de operando ❮%2:%3❯ ❮%4:%5❯%N&quot;)" office:value-type="string" office:string-value="Fuente%0:%1, desajuste de operando ❮%2:%3❯ ❮%4:%5❯%N" calcext:value-type="string">
            <text:p>Fuente%0:%1, desajuste de operando ❮%2:%3❯ ❮%4:%5❯%N</text:p>
          </table:table-cell>
          <table:table-cell table:style-name="ce2" table:formula="of:=IFERROR(__xludf.dummyfunction(&quot;GOOGLETRANSLATE($B71,&quot;&quot;en&quot;&quot;,H$1)&quot;);&quot;المصدر ٪ 0: ٪ 1 ، عدم تطابق المعامل ❮ ٪ 2: ٪ 3❯ ❮ ٪ 4: ٪ 5❯ ٪ n&quot;)" office:value-type="string" office:string-value="المصدر ٪ 0: ٪ 1 ، عدم تطابق المعامل ❮ ٪ 2: ٪ 3❯ ❮ ٪ 4: ٪ 5❯ ٪ n" calcext:value-type="string">
            <text:p>المصدر ٪ 0: ٪ 1 ، عدم تطابق المعامل ❮ ٪ 2: ٪ 3❯ ❮ ٪ 4: ٪ 5❯ ٪ n</text:p>
          </table:table-cell>
          <table:table-cell table:style-name="ce2" table:formula="of:=IFERROR(__xludf.dummyfunction(&quot;GOOGLETRANSLATE($B71,&quot;&quot;en&quot;&quot;,I$1)&quot;);&quot;Источник%0:%1, несоответствие операнда ❮%2:%3❯%4:%5❯%n&quot;)" office:value-type="string" office:string-value="Источник%0:%1, несоответствие операнда ❮%2:%3❯%4:%5❯%n" calcext:value-type="string">
            <text:p>Источник%0:%1, несоответствие операнда ❮%2:%3❯%4:%5❯%n</text:p>
          </table:table-cell>
          <table:table-cell table:style-name="ce2" table:formula="of:=IFERROR(__xludf.dummyfunction(&quot;GOOGLETRANSLATE($B71,&quot;&quot;en&quot;&quot;,J$1)&quot;);&quot;स्रोत%0:%1, ऑपरेंड बेमेल ❮%2:%3 ❮%%4:%5❯%n&quot;)" office:value-type="string" office:string-value="स्रोत%0:%1, ऑपरेंड बेमेल ❮%2:%3 ❮%%4:%5❯%n" calcext:value-type="string">
            <text:p>स्रोत%0:%1, ऑपरेंड बेमेल ❮%2:%3 ❮%%4:%5❯%n</text:p>
          </table:table-cell>
          <table:table-cell table:style-name="ce2" table:formula="of:=IFERROR(__xludf.dummyfunction(&quot;GOOGLETRANSLATE($B71,&quot;&quot;en&quot;&quot;,K$1)&quot;);&quot;উত্স%0:%1, অপারেন্ড অমিল ❮%2:%3❯ ❮%4:%5❯%এন&quot;)" office:value-type="string" office:string-value="উত্স%0:%1, অপারেন্ড অমিল ❮%2:%3❯ ❮%4:%5❯%এন" calcext:value-type="string">
            <text:p>উত্স%0:%1, অপারেন্ড অমিল ❮%2:%3❯ ❮%4:%5❯%এন</text:p>
          </table:table-cell>
          <table:table-cell table:style-name="ce2" table:formula="of:=IFERROR(__xludf.dummyfunction(&quot;GOOGLETRANSLATE($B71,&quot;&quot;en&quot;&quot;,L$1)&quot;);&quot;Fonte%0:%1, incompatibilidade de operando ❮%2:%3❯ ❮%4:%5❯%n&quot;)" office:value-type="string" office:string-value="Fonte%0:%1, incompatibilidade de operando ❮%2:%3❯ ❮%4:%5❯%n" calcext:value-type="string">
            <text:p>Fonte%0:%1, incompatibilidade de operando ❮%2:%3❯ ❮%4:%5❯%n</text:p>
          </table:table-cell>
          <table:table-cell table:style-name="ce2" table:formula="of:=IFERROR(__xludf.dummyfunction(&quot;GOOGLETRANSLATE($B71,&quot;&quot;en&quot;&quot;,M$1)&quot;);&quot;Sumber%0:%1, ketidakcocokan operan ❮%2:%3❯ ❮%4:%5❯%n&quot;)" office:value-type="string" office:string-value="Sumber%0:%1, ketidakcocokan operan ❮%2:%3❯ ❮%4:%5❯%n" calcext:value-type="string">
            <text:p>Sumber%0:%1, ketidakcocokan operan ❮%2:%3❯ ❮%4:%5❯%n</text:p>
          </table:table-cell>
          <table:table-cell table:style-name="ce2" table:formula="of:=IFERROR(__xludf.dummyfunction(&quot;GOOGLETRANSLATE($B71,&quot;&quot;en&quot;&quot;,N$1)&quot;);&quot;ソース％0：％1、オペランドの不一致&quot;)" office:value-type="string" office:string-value="ソース％0：％1、オペランドの不一致" calcext:value-type="string">
            <text:p>ソース％0：％1、オペランドの不一致</text:p>
          </table:table-cell>
          <table:table-cell table:style-name="ce2" table:formula="of:=IFERROR(__xludf.dummyfunction(&quot;GOOGLETRANSLATE($B71,&quot;&quot;en&quot;&quot;,O$1)&quot;);&quot;מקור%0:%1, אי התאמה של אופרנד ❮%2:%3❯ ❮%4:%5❯%n&quot;)" office:value-type="string" office:string-value="מקור%0:%1, אי התאמה של אופרנד ❮%2:%3❯ ❮%4:%5❯%n" calcext:value-type="string">
            <text:p>מקור%0:%1, אי התאמה של אופרנד ❮%2:%3❯ ❮%4:%5❯%n</text:p>
          </table:table-cell>
          <table:table-cell table:style-name="ce2" table:formula="of:=IFERROR(__xludf.dummyfunction(&quot;GOOGLETRANSLATE($B71,&quot;&quot;en&quot;&quot;,P$1)&quot;);&quot;Fonto%0:%1, Operand -miskomparo ❮%2:%3❯ ❮%4:%5❯%n&quot;)" office:value-type="string" office:string-value="Fonto%0:%1, Operand -miskomparo ❮%2:%3❯ ❮%4:%5❯%n" calcext:value-type="string">
            <text:p>Fonto%0:%1, Operand -miskomparo ❮%2:%3❯ ❮%4:%5❯%n</text:p>
          </table:table-cell>
          <table:table-cell table:style-name="ce2" table:formula="of:=IFERROR(__xludf.dummyfunction(&quot;GOOGLETRANSLATE($B71,&quot;&quot;en&quot;&quot;,Q$1)&quot;);&quot;Chanzo%0:%1, mismatch ya operesheni ❮%2:%3❯ ❮%4:%5❯%n&quot;)" office:value-type="string" office:string-value="Chanzo%0:%1, mismatch ya operesheni ❮%2:%3❯ ❮%4:%5❯%n" calcext:value-type="string">
            <text:p>Chanzo%0:%1, mismatch ya operesheni ❮%2:%3❯ ❮%4:%5❯%n</text:p>
          </table:table-cell>
          <table:table-cell table:style-name="ce2" table:formula="of:=IFERROR(__xludf.dummyfunction(&quot;GOOGLETRANSLATE($B71,&quot;&quot;en&quot;&quot;,R$1)&quot;);&quot;Pinagmulan%0:%1, operand mismatch ❮%2:%3❯ ❮%4:%5❯%n&quot;)" office:value-type="string" office:string-value="Pinagmulan%0:%1, operand mismatch ❮%2:%3❯ ❮%4:%5❯%n" calcext:value-type="string">
            <text:p>Pinagmulan%0:%1, operand mismatch ❮%2:%3❯ ❮%4:%5❯%n</text:p>
          </table:table-cell>
          <table:table-cell table:style-name="ce2" table:formula="of:=IFERROR(__xludf.dummyfunction(&quot;GOOGLETRANSLATE($B71,&quot;&quot;en&quot;&quot;,S$1)&quot;);&quot;ماخذ ٪ 0: ٪ 1 ، اوپیرینڈ مماثل ❮ ٪ 2: ٪ 3❯ ❮ ٪ 4: ٪ 5❯ ٪ n&quot;)" office:value-type="string" office:string-value="ماخذ ٪ 0: ٪ 1 ، اوپیرینڈ مماثل ❮ ٪ 2: ٪ 3❯ ❮ ٪ 4: ٪ 5❯ ٪ n" calcext:value-type="string">
            <text:p>ماخذ ٪ 0: ٪ 1 ، اوپیرینڈ مماثل ❮ ٪ 2: ٪ 3❯ ❮ ٪ 4: ٪ 5❯ ٪ n</text:p>
          </table:table-cell>
          <table:table-cell table:style-name="ce2" table:formula="of:=IFERROR(__xludf.dummyfunction(&quot;GOOGLETRANSLATE($B71,&quot;&quot;en&quot;&quot;,T$1)&quot;);&quot;Fonte% 0:% I, Operand mismatch ❮% II,% 3❯ ❮% IV:% 5 ^ N&quot;)" office:value-type="string" office:string-value="Fonte% 0:% I, Operand mismatch ❮% II,% 3❯ ❮% IV:% 5 ^ N" calcext:value-type="string">
            <text:p>Fonte% 0:% I, Operand mismatch ❮% II,% 3❯ ❮% IV:% 5 ^ N</text:p>
          </table:table-cell>
          <table:table-cell table:style-name="ce2" table:formula="of:=IFERROR(__xludf.dummyfunction(&quot;GOOGLETRANSLATE($B71,&quot;&quot;en&quot;&quot;,U$1)&quot;);&quot;Ffynhonnell%0:%1, Camgymhariad Operand ❮%2:%3❯ ❮%4:%5❯%n&quot;)" office:value-type="string" office:string-value="Ffynhonnell%0:%1, Camgymhariad Operand ❮%2:%3❯ ❮%4:%5❯%n" calcext:value-type="string">
            <text:p>Ffynhonnell%0:%1, Camgymhariad Operand ❮%2:%3❯ ❮%4:%5❯%n</text:p>
          </table:table-cell>
          <table:table-cell table:style-name="ce2" table:formula="of:=IFERROR(__xludf.dummyfunction(&quot;GOOGLETRANSLATE($B71,&quot;&quot;en&quot;&quot;,V$1)&quot;);&quot;Umthombo% 0:% 1, i-operand mismatch ❮% 2:% 3❯ ❮% 4:% 5❯% n&quot;)" office:value-type="string" office:string-value="Umthombo% 0:% 1, i-operand mismatch ❮% 2:% 3❯ ❮% 4:% 5❯% n" calcext:value-type="string">
            <text:p>Umthombo% 0:% 1, i-operand mismatch ❮% 2:% 3❯ ❮% 4:% 5❯% n</text:p>
          </table:table-cell>
          <table:table-cell table:style-name="ce2" table:formula="of:=IFERROR(__xludf.dummyfunction(&quot;GOOGLETRANSLATE($B71,&quot;&quot;en&quot;&quot;,W$1)&quot;);&quot;מקור% 0:% 1, אָפּעראַנד מיסמאַטש -% 2:% 3 ❯ ❮% 4:% 5 ❯% n&quot;)" office:value-type="string" office:string-value="מקור% 0:% 1, אָפּעראַנד מיסמאַטש -% 2:% 3 ❯ ❮% 4:% 5 ❯% n" calcext:value-type="string">
            <text:p>מקור% 0:% 1, אָפּעראַנד מיסמאַטש -% 2:% 3 ❯ ❮% 4:% 5 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STRING MATH LOGIC ERROR%n</text:p>
          </table:table-cell>
          <table:table-cell table:style-name="ce2" table:formula="of:=IFERROR(__xludf.dummyfunction(&quot;GOOGLETRANSLATE($B72,&quot;&quot;en&quot;&quot;,C$1)&quot;);&quot;소스%0 :%1, 문자열 수학 로직 오류%n&quot;)" office:value-type="string" office:string-value="소스%0 :%1, 문자열 수학 로직 오류%n" calcext:value-type="string">
            <text:p>소스%0 :%1, 문자열 수학 로직 오류%n</text:p>
          </table:table-cell>
          <table:table-cell table:style-name="ce2" table:formula="of:=IFERROR(__xludf.dummyfunction(&quot;GOOGLETRANSLATE($B72,&quot;&quot;en&quot;&quot;,D$1)&quot;);&quot;Source% 0:% 1, String Math Logic Error% n&quot;)" office:value-type="string" office:string-value="Source% 0:% 1, String Math Logic Error% n" calcext:value-type="string">
            <text:p>Source% 0:% 1, String Math Logic Error% n</text:p>
          </table:table-cell>
          <table:table-cell table:style-name="ce2" table:formula="of:=IFERROR(__xludf.dummyfunction(&quot;GOOGLETRANSLATE($B72,&quot;&quot;en&quot;&quot;,E$1)&quot;);&quot;Quelle%0:%1, String Math Logic ERROR%n&quot;)" office:value-type="string" office:string-value="Quelle%0:%1, String Math Logic ERROR%n" calcext:value-type="string">
            <text:p>Quelle%0:%1, String Math Logic ERROR%n</text:p>
          </table:table-cell>
          <table:table-cell table:style-name="ce2" table:formula="of:=IFERROR(__xludf.dummyfunction(&quot;GOOGLETRANSLATE($B72,&quot;&quot;en&quot;&quot;,F$1)&quot;);&quot;源％0：％1，字符串数学逻辑错误％n&quot;)" office:value-type="string" office:string-value="源％0：％1，字符串数学逻辑错误％n" calcext:value-type="string">
            <text:p>源％0：％1，字符串数学逻辑错误％n</text:p>
          </table:table-cell>
          <table:table-cell table:style-name="ce2" table:formula="of:=IFERROR(__xludf.dummyfunction(&quot;GOOGLETRANSLATE($B72,&quot;&quot;en&quot;&quot;,G$1)&quot;);&quot;Fuente%0:%1, String Math Logic Error%n&quot;)" office:value-type="string" office:string-value="Fuente%0:%1, String Math Logic Error%n" calcext:value-type="string">
            <text:p>Fuente%0:%1, String Math Logic Error%n</text:p>
          </table:table-cell>
          <table:table-cell table:style-name="ce2" table:formula="of:=IFERROR(__xludf.dummyfunction(&quot;GOOGLETRANSLATE($B72,&quot;&quot;en&quot;&quot;,H$1)&quot;);&quot;المصدر ٪ 0: ٪ 1 ، خطأ في منطق الرياضيات ٪ n&quot;)" office:value-type="string" office:string-value="المصدر ٪ 0: ٪ 1 ، خطأ في منطق الرياضيات ٪ n" calcext:value-type="string">
            <text:p>المصدر ٪ 0: ٪ 1 ، خطأ في منطق الرياضيات ٪ n</text:p>
          </table:table-cell>
          <table:table-cell table:style-name="ce2" table:formula="of:=IFERROR(__xludf.dummyfunction(&quot;GOOGLETRANSLATE($B72,&quot;&quot;en&quot;&quot;,I$1)&quot;);&quot;Источник%0:%1, строка математическая логика ошибка%n&quot;)" office:value-type="string" office:string-value="Источник%0:%1, строка математическая логика ошибка%n" calcext:value-type="string">
            <text:p>Источник%0:%1, строка математическая логика ошибка%n</text:p>
          </table:table-cell>
          <table:table-cell table:style-name="ce2" table:formula="of:=IFERROR(__xludf.dummyfunction(&quot;GOOGLETRANSLATE($B72,&quot;&quot;en&quot;&quot;,J$1)&quot;);&quot;स्रोत%0:%1, स्ट्रिंग गणित तर्क त्रुटि%n&quot;)" office:value-type="string" office:string-value="स्रोत%0:%1, स्ट्रिंग गणित तर्क त्रुटि%n" calcext:value-type="string">
            <text:p>स्रोत%0:%1, स्ट्रिंग गणित तर्क त्रुटि%n</text:p>
          </table:table-cell>
          <table:table-cell table:style-name="ce2" table:formula="of:=IFERROR(__xludf.dummyfunction(&quot;GOOGLETRANSLATE($B72,&quot;&quot;en&quot;&quot;,K$1)&quot;);&quot;উত্স%0:%1, স্ট্রিং ম্যাথ লজিক ত্রুটি%এন&quot;)" office:value-type="string" office:string-value="উত্স%0:%1, স্ট্রিং ম্যাথ লজিক ত্রুটি%এন" calcext:value-type="string">
            <text:p>উত্স%0:%1, স্ট্রিং ম্যাথ লজিক ত্রুটি%এন</text:p>
          </table:table-cell>
          <table:table-cell table:style-name="ce2" table:formula="of:=IFERROR(__xludf.dummyfunction(&quot;GOOGLETRANSLATE($B72,&quot;&quot;en&quot;&quot;,L$1)&quot;);&quot;Fonte%0:%1, erro de lógica matemática de cordas%n&quot;)" office:value-type="string" office:string-value="Fonte%0:%1, erro de lógica matemática de cordas%n" calcext:value-type="string">
            <text:p>Fonte%0:%1, erro de lógica matemática de cordas%n</text:p>
          </table:table-cell>
          <table:table-cell table:style-name="ce2" table:formula="of:=IFERROR(__xludf.dummyfunction(&quot;GOOGLETRANSLATE($B72,&quot;&quot;en&quot;&quot;,M$1)&quot;);&quot;Sumber%0:%1, string matematika logika kesalahan%n&quot;)" office:value-type="string" office:string-value="Sumber%0:%1, string matematika logika kesalahan%n" calcext:value-type="string">
            <text:p>Sumber%0:%1, string matematika logika kesalahan%n</text:p>
          </table:table-cell>
          <table:table-cell table:style-name="ce2" table:formula="of:=IFERROR(__xludf.dummyfunction(&quot;GOOGLETRANSLATE($B72,&quot;&quot;en&quot;&quot;,N$1)&quot;);&quot;ソース％0：％1、文字列数学ロジックエラー％n&quot;)" office:value-type="string" office:string-value="ソース％0：％1、文字列数学ロジックエラー％n" calcext:value-type="string">
            <text:p>ソース％0：％1、文字列数学ロジックエラー％n</text:p>
          </table:table-cell>
          <table:table-cell table:style-name="ce2" table:formula="of:=IFERROR(__xludf.dummyfunction(&quot;GOOGLETRANSLATE($B72,&quot;&quot;en&quot;&quot;,O$1)&quot;);&quot;מקור%0:%1, שגיאת היגיון למתמטיקה של מחרוזת%n&quot;)" office:value-type="string" office:string-value="מקור%0:%1, שגיאת היגיון למתמטיקה של מחרוזת%n" calcext:value-type="string">
            <text:p>מקור%0:%1, שגיאת היגיון למתמטיקה של מחרוזת%n</text:p>
          </table:table-cell>
          <table:table-cell table:style-name="ce2" table:formula="of:=IFERROR(__xludf.dummyfunction(&quot;GOOGLETRANSLATE($B72,&quot;&quot;en&quot;&quot;,P$1)&quot;);&quot;Fonto%0:%1, ĉena matematika logika eraro%n&quot;)" office:value-type="string" office:string-value="Fonto%0:%1, ĉena matematika logika eraro%n" calcext:value-type="string">
            <text:p>Fonto%0:%1, ĉena matematika logika eraro%n</text:p>
          </table:table-cell>
          <table:table-cell table:style-name="ce2" table:formula="of:=IFERROR(__xludf.dummyfunction(&quot;GOOGLETRANSLATE($B72,&quot;&quot;en&quot;&quot;,Q$1)&quot;);&quot;Chanzo%0:%1, makosa ya mantiki ya hesabu%n n&quot;)" office:value-type="string" office:string-value="Chanzo%0:%1, makosa ya mantiki ya hesabu%n n" calcext:value-type="string">
            <text:p>Chanzo%0:%1, makosa ya mantiki ya hesabu%n n</text:p>
          </table:table-cell>
          <table:table-cell table:style-name="ce2" table:formula="of:=IFERROR(__xludf.dummyfunction(&quot;GOOGLETRANSLATE($B72,&quot;&quot;en&quot;&quot;,R$1)&quot;);&quot;Pinagmulan%0:%1, String Math Logic Error%n&quot;)" office:value-type="string" office:string-value="Pinagmulan%0:%1, String Math Logic Error%n" calcext:value-type="string">
            <text:p>Pinagmulan%0:%1, String Math Logic Error%n</text:p>
          </table:table-cell>
          <table:table-cell table:style-name="ce2" table:formula="of:=IFERROR(__xludf.dummyfunction(&quot;GOOGLETRANSLATE($B72,&quot;&quot;en&quot;&quot;,S$1)&quot;);&quot;ماخذ ٪ 0: ٪ 1 ، سٹرنگ ریاضی کی منطق کی خرابی ٪ n&quot;)" office:value-type="string" office:string-value="ماخذ ٪ 0: ٪ 1 ، سٹرنگ ریاضی کی منطق کی خرابی ٪ n" calcext:value-type="string">
            <text:p>ماخذ ٪ 0: ٪ 1 ، سٹرنگ ریاضی کی منطق کی خرابی ٪ n</text:p>
          </table:table-cell>
          <table:table-cell table:style-name="ce2" table:formula="of:=IFERROR(__xludf.dummyfunction(&quot;GOOGLETRANSLATE($B72,&quot;&quot;en&quot;&quot;,T$1)&quot;);&quot;Fonte% 0:% I, linea Math Logica Error% N&quot;)" office:value-type="string" office:string-value="Fonte% 0:% I, linea Math Logica Error% N" calcext:value-type="string">
            <text:p>Fonte% 0:% I, linea Math Logica Error% N</text:p>
          </table:table-cell>
          <table:table-cell table:style-name="ce2" table:formula="of:=IFERROR(__xludf.dummyfunction(&quot;GOOGLETRANSLATE($B72,&quot;&quot;en&quot;&quot;,U$1)&quot;);&quot;Ffynhonnell%0:%1, gwall rhesymeg mathemateg llinyn%n&quot;)" office:value-type="string" office:string-value="Ffynhonnell%0:%1, gwall rhesymeg mathemateg llinyn%n" calcext:value-type="string">
            <text:p>Ffynhonnell%0:%1, gwall rhesymeg mathemateg llinyn%n</text:p>
          </table:table-cell>
          <table:table-cell table:style-name="ce2" table:formula="of:=IFERROR(__xludf.dummyfunction(&quot;GOOGLETRANSLATE($B72,&quot;&quot;en&quot;&quot;,V$1)&quot;);&quot;Umthombo% 0:% 1, I-String Math Logic Iphutha% n&quot;)" office:value-type="string" office:string-value="Umthombo% 0:% 1, I-String Math Logic Iphutha% n" calcext:value-type="string">
            <text:p>Umthombo% 0:% 1, I-String Math Logic Iphutha% n</text:p>
          </table:table-cell>
          <table:table-cell table:style-name="ce2" table:formula="of:=IFERROR(__xludf.dummyfunction(&quot;GOOGLETRANSLATE($B72,&quot;&quot;en&quot;&quot;,W$1)&quot;);&quot;מקור% 0:% 1, שטריקל מאַט לאָגיק לאָגיק טעות% n&quot;)" office:value-type="string" office:string-value="מקור% 0:% 1, שטריקל מאַט לאָגיק לאָגיק טעות% n" calcext:value-type="string">
            <text:p>מקור% 0:% 1, שטריקל מאַט לאָגיק לאָגיק טעות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DEFINED LABEL ❮%2❯%n</text:p>
          </table:table-cell>
          <table:table-cell table:style-name="ce2" table:formula="of:=IFERROR(__xludf.dummyfunction(&quot;GOOGLETRANSLATE($B73,&quot;&quot;en&quot;&quot;,C$1)&quot;);&quot;Source%0 :%1, 정의되지 않은 레이블 ❮%2❯%n&quot;)" office:value-type="string" office:string-value="Source%0 :%1, 정의되지 않은 레이블 ❮%2❯%n" calcext:value-type="string">
            <text:p>Source%0 :%1, 정의되지 않은 레이블 ❮%2❯%n</text:p>
          </table:table-cell>
          <table:table-cell table:style-name="ce2" table:formula="of:=IFERROR(__xludf.dummyfunction(&quot;GOOGLETRANSLATE($B73,&quot;&quot;en&quot;&quot;,D$1)&quot;);&quot;Source% 0:% 1, étiquette non définie ❮% 2❯% n&quot;)" office:value-type="string" office:string-value="Source% 0:% 1, étiquette non définie ❮% 2❯% n" calcext:value-type="string">
            <text:p>Source% 0:% 1, étiquette non définie ❮% 2❯% n</text:p>
          </table:table-cell>
          <table:table-cell table:style-name="ce2" table:formula="of:=IFERROR(__xludf.dummyfunction(&quot;GOOGLETRANSLATE($B73,&quot;&quot;en&quot;&quot;,E$1)&quot;);&quot;Quelle%0:%1, undefiniertes Etikett ❮%2❯%N n&quot;)" office:value-type="string" office:string-value="Quelle%0:%1, undefiniertes Etikett ❮%2❯%N n" calcext:value-type="string">
            <text:p>Quelle%0:%1, undefiniertes Etikett ❮%2❯%N n</text:p>
          </table:table-cell>
          <table:table-cell table:style-name="ce2" table:formula="of:=IFERROR(__xludf.dummyfunction(&quot;GOOGLETRANSLATE($B73,&quot;&quot;en&quot;&quot;,F$1)&quot;);&quot;来源％0：％1，未定义的标签❮％2❯％n&quot;)" office:value-type="string" office:string-value="来源％0：％1，未定义的标签❮％2❯％n" calcext:value-type="string">
            <text:p>来源％0：％1，未定义的标签❮％2❯％n</text:p>
          </table:table-cell>
          <table:table-cell table:style-name="ce2" table:formula="of:=IFERROR(__xludf.dummyfunction(&quot;GOOGLETRANSLATE($B73,&quot;&quot;en&quot;&quot;,G$1)&quot;);&quot;Fuente%0:%1, etiqueta indefinida ❮%2❯%n&quot;)" office:value-type="string" office:string-value="Fuente%0:%1, etiqueta indefinida ❮%2❯%n" calcext:value-type="string">
            <text:p>Fuente%0:%1, etiqueta indefinida ❮%2❯%n</text:p>
          </table:table-cell>
          <table:table-cell table:style-name="ce2" table:formula="of:=IFERROR(__xludf.dummyfunction(&quot;GOOGLETRANSLATE($B73,&quot;&quot;en&quot;&quot;,H$1)&quot;);&quot;المصدر ٪ 0: ٪ 1 ، التسمية غير المحددة ❮ ٪ 2❯ ٪ n&quot;)" office:value-type="string" office:string-value="المصدر ٪ 0: ٪ 1 ، التسمية غير المحددة ❮ ٪ 2❯ ٪ n" calcext:value-type="string">
            <text:p>المصدر ٪ 0: ٪ 1 ، التسمية غير المحددة ❮ ٪ 2❯ ٪ n</text:p>
          </table:table-cell>
          <table:table-cell table:style-name="ce2" table:formula="of:=IFERROR(__xludf.dummyfunction(&quot;GOOGLETRANSLATE($B73,&quot;&quot;en&quot;&quot;,I$1)&quot;);&quot;Источник%0:%1, неопределенная метка ❮%2❯%n&quot;)" office:value-type="string" office:string-value="Источник%0:%1, неопределенная метка ❮%2❯%n" calcext:value-type="string">
            <text:p>Источник%0:%1, неопределенная метка ❮%2❯%n</text:p>
          </table:table-cell>
          <table:table-cell table:style-name="ce2" table:formula="of:=IFERROR(__xludf.dummyfunction(&quot;GOOGLETRANSLATE($B73,&quot;&quot;en&quot;&quot;,J$1)&quot;);&quot;स्रोत%0:%1, अपरिभाषित लेबल ❮%2❯%n&quot;)" office:value-type="string" office:string-value="स्रोत%0:%1, अपरिभाषित लेबल ❮%2❯%n" calcext:value-type="string">
            <text:p>स्रोत%0:%1, अपरिभाषित लेबल ❮%2❯%n</text:p>
          </table:table-cell>
          <table:table-cell table:style-name="ce2" table:formula="of:=IFERROR(__xludf.dummyfunction(&quot;GOOGLETRANSLATE($B73,&quot;&quot;en&quot;&quot;,K$1)&quot;);&quot;উত্স%0:%1, অপরিজ্ঞাত লেবেল ❮%2❯%এন&quot;)" office:value-type="string" office:string-value="উত্স%0:%1, অপরিজ্ঞাত লেবেল ❮%2❯%এন" calcext:value-type="string">
            <text:p>উত্স%0:%1, অপরিজ্ঞাত লেবেল ❮%2❯%এন</text:p>
          </table:table-cell>
          <table:table-cell table:style-name="ce2" table:formula="of:=IFERROR(__xludf.dummyfunction(&quot;GOOGLETRANSLATE($B73,&quot;&quot;en&quot;&quot;,L$1)&quot;);&quot;Fonte%0:%1, etiqueta indefinida ❮%2❯%n&quot;)" office:value-type="string" office:string-value="Fonte%0:%1, etiqueta indefinida ❮%2❯%n" calcext:value-type="string">
            <text:p>Fonte%0:%1, etiqueta indefinida ❮%2❯%n</text:p>
          </table:table-cell>
          <table:table-cell table:style-name="ce2" table:formula="of:=IFERROR(__xludf.dummyfunction(&quot;GOOGLETRANSLATE($B73,&quot;&quot;en&quot;&quot;,M$1)&quot;);&quot;Sumber%0:%1, label yang tidak ditentukan ❮%2❯%n&quot;)" office:value-type="string" office:string-value="Sumber%0:%1, label yang tidak ditentukan ❮%2❯%n" calcext:value-type="string">
            <text:p>Sumber%0:%1, label yang tidak ditentukan ❮%2❯%n</text:p>
          </table:table-cell>
          <table:table-cell table:style-name="ce2" table:formula="of:=IFERROR(__xludf.dummyfunction(&quot;GOOGLETRANSLATE($B73,&quot;&quot;en&quot;&quot;,N$1)&quot;);&quot;ソース％0：％1、未定義ラベル❮％2°％n&quot;)" office:value-type="string" office:string-value="ソース％0：％1、未定義ラベル❮％2°％n" calcext:value-type="string">
            <text:p>ソース％0：％1、未定義ラベル❮％2°％n</text:p>
          </table:table-cell>
          <table:table-cell table:style-name="ce2" table:formula="of:=IFERROR(__xludf.dummyfunction(&quot;GOOGLETRANSLATE($B73,&quot;&quot;en&quot;&quot;,O$1)&quot;);&quot;מקור%0:%1, תווית לא מוגדרת ❮%2❯%n&quot;)" office:value-type="string" office:string-value="מקור%0:%1, תווית לא מוגדרת ❮%2❯%n" calcext:value-type="string">
            <text:p>מקור%0:%1, תווית לא מוגדרת ❮%2❯%n</text:p>
          </table:table-cell>
          <table:table-cell table:style-name="ce2" table:formula="of:=IFERROR(__xludf.dummyfunction(&quot;GOOGLETRANSLATE($B73,&quot;&quot;en&quot;&quot;,P$1)&quot;);&quot;Fonto%0:%1, nedifinita etikedo ❮%2❯%n&quot;)" office:value-type="string" office:string-value="Fonto%0:%1, nedifinita etikedo ❮%2❯%n" calcext:value-type="string">
            <text:p>Fonto%0:%1, nedifinita etikedo ❮%2❯%n</text:p>
          </table:table-cell>
          <table:table-cell table:style-name="ce2" table:formula="of:=IFERROR(__xludf.dummyfunction(&quot;GOOGLETRANSLATE($B73,&quot;&quot;en&quot;&quot;,Q$1)&quot;);&quot;Chanzo%0:%1, lebo isiyoelezewa ❮%2❯%n&quot;)" office:value-type="string" office:string-value="Chanzo%0:%1, lebo isiyoelezewa ❮%2❯%n" calcext:value-type="string">
            <text:p>Chanzo%0:%1, lebo isiyoelezewa ❮%2❯%n</text:p>
          </table:table-cell>
          <table:table-cell table:style-name="ce2" table:formula="of:=IFERROR(__xludf.dummyfunction(&quot;GOOGLETRANSLATE($B73,&quot;&quot;en&quot;&quot;,R$1)&quot;);&quot;Pinagmulan%0:%1, hindi natukoy na label ❮%2❯%n&quot;)" office:value-type="string" office:string-value="Pinagmulan%0:%1, hindi natukoy na label ❮%2❯%n" calcext:value-type="string">
            <text:p>Pinagmulan%0:%1, hindi natukoy na label ❮%2❯%n</text:p>
          </table:table-cell>
          <table:table-cell table:style-name="ce2" table:formula="of:=IFERROR(__xludf.dummyfunction(&quot;GOOGLETRANSLATE($B73,&quot;&quot;en&quot;&quot;,S$1)&quot;);&quot;ماخذ ٪ 0: ٪ 1 ، غیر متعینہ لیبل ❮ ٪ 2❯ ٪ n&quot;)" office:value-type="string" office:string-value="ماخذ ٪ 0: ٪ 1 ، غیر متعینہ لیبل ❮ ٪ 2❯ ٪ n" calcext:value-type="string">
            <text:p>ماخذ ٪ 0: ٪ 1 ، غیر متعینہ لیبل ❮ ٪ 2❯ ٪ n</text:p>
          </table:table-cell>
          <table:table-cell table:style-name="ce2" table:formula="of:=IFERROR(__xludf.dummyfunction(&quot;GOOGLETRANSLATE($B73,&quot;&quot;en&quot;&quot;,T$1)&quot;);&quot;Source% 0:% I, Undefined Label ❮% 2 ❯% n&quot;)" office:value-type="string" office:string-value="Source% 0:% I, Undefined Label ❮% 2 ❯% n" calcext:value-type="string">
            <text:p>Source% 0:% I, Undefined Label ❮% 2 ❯% n</text:p>
          </table:table-cell>
          <table:table-cell table:style-name="ce2" table:formula="of:=IFERROR(__xludf.dummyfunction(&quot;GOOGLETRANSLATE($B73,&quot;&quot;en&quot;&quot;,U$1)&quot;);&quot;Ffynhonnell%0:%1, label heb ei ddiffinio ❮%2❯%n&quot;)" office:value-type="string" office:string-value="Ffynhonnell%0:%1, label heb ei ddiffinio ❮%2❯%n" calcext:value-type="string">
            <text:p>Ffynhonnell%0:%1, label heb ei ddiffinio ❮%2❯%n</text:p>
          </table:table-cell>
          <table:table-cell table:style-name="ce2" table:formula="of:=IFERROR(__xludf.dummyfunction(&quot;GOOGLETRANSLATE($B73,&quot;&quot;en&quot;&quot;,V$1)&quot;);&quot;Umthombo% 0:% 1, ilebula elingachazwanga ❮% 2❯% n&quot;)" office:value-type="string" office:string-value="Umthombo% 0:% 1, ilebula elingachazwanga ❮% 2❯% n" calcext:value-type="string">
            <text:p>Umthombo% 0:% 1, ilebula elingachazwanga ❮% 2❯% n</text:p>
          </table:table-cell>
          <table:table-cell table:style-name="ce2" table:formula="of:=IFERROR(__xludf.dummyfunction(&quot;GOOGLETRANSLATE($B73,&quot;&quot;en&quot;&quot;,W$1)&quot;);&quot;מקור% 0:% 1, ונדעפינעד לאַבעל ❮% 2❯% n&quot;)" office:value-type="string" office:string-value="מקור% 0:% 1, ונדעפינעד לאַבעל ❮% 2❯% n" calcext:value-type="string">
            <text:p>מקור% 0:% 1, ונדעפינעד לאַבעל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HANDLED OP %2%n</text:p>
          </table:table-cell>
          <table:table-cell table:style-name="ce2" table:formula="of:=IFERROR(__xludf.dummyfunction(&quot;GOOGLETRANSLATE($B74,&quot;&quot;en&quot;&quot;,C$1)&quot;);&quot;Source %0 : %1, 취급되지 않은 OP %2 %N&quot;)" office:value-type="string" office:string-value="Source %0 : %1, 취급되지 않은 OP %2 %N" calcext:value-type="string">
            <text:p>Source %0 : %1, 취급되지 않은 OP %2 %N</text:p>
          </table:table-cell>
          <table:table-cell table:style-name="ce2" table:formula="of:=IFERROR(__xludf.dummyfunction(&quot;GOOGLETRANSLATE($B74,&quot;&quot;en&quot;&quot;,D$1)&quot;);&quot;Source% 0:% 1, OP non géré% 2% n&quot;)" office:value-type="string" office:string-value="Source% 0:% 1, OP non géré% 2% n" calcext:value-type="string">
            <text:p>Source% 0:% 1, OP non géré% 2% n</text:p>
          </table:table-cell>
          <table:table-cell table:style-name="ce2" table:formula="of:=IFERROR(__xludf.dummyfunction(&quot;GOOGLETRANSLATE($B74,&quot;&quot;en&quot;&quot;,E$1)&quot;);&quot;Quelle %0: %1, unhandelte Op %2 %n&quot;)" office:value-type="string" office:string-value="Quelle %0: %1, unhandelte Op %2 %n" calcext:value-type="string">
            <text:p>Quelle %0: %1, unhandelte Op %2 %n</text:p>
          </table:table-cell>
          <table:table-cell table:style-name="ce2" table:formula="of:=IFERROR(__xludf.dummyfunction(&quot;GOOGLETRANSLATE($B74,&quot;&quot;en&quot;&quot;,F$1)&quot;);&quot;来源％0：％1，未手持OP％2％n&quot;)" office:value-type="string" office:string-value="来源％0：％1，未手持OP％2％n" calcext:value-type="string">
            <text:p>来源％0：％1，未手持OP％2％n</text:p>
          </table:table-cell>
          <table:table-cell table:style-name="ce2" table:formula="of:=IFERROR(__xludf.dummyfunction(&quot;GOOGLETRANSLATE($B74,&quot;&quot;en&quot;&quot;,G$1)&quot;);&quot;Fuente %0: %1, OP no controlado %2 %N&quot;)" office:value-type="string" office:string-value="Fuente %0: %1, OP no controlado %2 %N" calcext:value-type="string">
            <text:p>Fuente %0: %1, OP no controlado %2 %N</text:p>
          </table:table-cell>
          <table:table-cell table:style-name="ce2" table:formula="of:=IFERROR(__xludf.dummyfunction(&quot;GOOGLETRANSLATE($B74,&quot;&quot;en&quot;&quot;,H$1)&quot;);&quot;المصدر ٪ 0: ٪ 1 ، OP ٪ 2 ٪ N&quot;)" office:value-type="string" office:string-value="المصدر ٪ 0: ٪ 1 ، OP ٪ 2 ٪ N" calcext:value-type="string">
            <text:p>المصدر ٪ 0: ٪ 1 ، OP ٪ 2 ٪ N</text:p>
          </table:table-cell>
          <table:table-cell table:style-name="ce2" table:formula="of:=IFERROR(__xludf.dummyfunction(&quot;GOOGLETRANSLATE($B74,&quot;&quot;en&quot;&quot;,I$1)&quot;);&quot;Источник %0: %1, Op %op %2 %n&quot;)" office:value-type="string" office:string-value="Источник %0: %1, Op %op %2 %n" calcext:value-type="string">
            <text:p>Источник %0: %1, Op %op %2 %n</text:p>
          </table:table-cell>
          <table:table-cell table:style-name="ce2" table:formula="of:=IFERROR(__xludf.dummyfunction(&quot;GOOGLETRANSLATE($B74,&quot;&quot;en&quot;&quot;,J$1)&quot;);&quot;स्रोत %0: %1, अनहेल्दी ओपी %2 %एन&quot;)" office:value-type="string" office:string-value="स्रोत %0: %1, अनहेल्दी ओपी %2 %एन" calcext:value-type="string">
            <text:p>स्रोत %0: %1, अनहेल्दी ओपी %2 %एन</text:p>
          </table:table-cell>
          <table:table-cell table:style-name="ce2" table:formula="of:=IFERROR(__xludf.dummyfunction(&quot;GOOGLETRANSLATE($B74,&quot;&quot;en&quot;&quot;,K$1)&quot;);&quot;উত্স %0: %1, আনহ্যান্ডড ওপি %2 %এন&quot;)" office:value-type="string" office:string-value="উত্স %0: %1, আনহ্যান্ডড ওপি %2 %এন" calcext:value-type="string">
            <text:p>উত্স %0: %1, আনহ্যান্ডড ওপি %2 %এন</text:p>
          </table:table-cell>
          <table:table-cell table:style-name="ce2" table:formula="of:=IFERROR(__xludf.dummyfunction(&quot;GOOGLETRANSLATE($B74,&quot;&quot;en&quot;&quot;,L$1)&quot;);&quot;Fonte %0: %1, OP não atribuído %2 %n&quot;)" office:value-type="string" office:string-value="Fonte %0: %1, OP não atribuído %2 %n" calcext:value-type="string">
            <text:p>Fonte %0: %1, OP não atribuído %2 %n</text:p>
          </table:table-cell>
          <table:table-cell table:style-name="ce2" table:formula="of:=IFERROR(__xludf.dummyfunction(&quot;GOOGLETRANSLATE($B74,&quot;&quot;en&quot;&quot;,M$1)&quot;);&quot;Sumber %0: %1, op %2 %n tidak ditangani&quot;)" office:value-type="string" office:string-value="Sumber %0: %1, op %2 %n tidak ditangani" calcext:value-type="string">
            <text:p>Sumber %0: %1, op %2 %n tidak ditangani</text:p>
          </table:table-cell>
          <table:table-cell table:style-name="ce2" table:formula="of:=IFERROR(__xludf.dummyfunction(&quot;GOOGLETRANSLATE($B74,&quot;&quot;en&quot;&quot;,N$1)&quot;);&quot;ソース％0：％1、未処理のop％2％n&quot;)" office:value-type="string" office:string-value="ソース％0：％1、未処理のop％2％n" calcext:value-type="string">
            <text:p>ソース％0：％1、未処理のop％2％n</text:p>
          </table:table-cell>
          <table:table-cell table:style-name="ce2" table:formula="of:=IFERROR(__xludf.dummyfunction(&quot;GOOGLETRANSLATE($B74,&quot;&quot;en&quot;&quot;,O$1)&quot;);&quot;מקור %0: %1, OP %לא מטופלים 2 %n&quot;)" office:value-type="string" office:string-value="מקור %0: %1, OP %לא מטופלים 2 %n" calcext:value-type="string">
            <text:p>מקור %0: %1, OP %לא מטופלים 2 %n</text:p>
          </table:table-cell>
          <table:table-cell table:style-name="ce2" table:formula="of:=IFERROR(__xludf.dummyfunction(&quot;GOOGLETRANSLATE($B74,&quot;&quot;en&quot;&quot;,P$1)&quot;);&quot;Fonto %0: %1, Unhandled Op %2 %N&quot;)" office:value-type="string" office:string-value="Fonto %0: %1, Unhandled Op %2 %N" calcext:value-type="string">
            <text:p>Fonto %0: %1, Unhandled Op %2 %N</text:p>
          </table:table-cell>
          <table:table-cell table:style-name="ce2" table:formula="of:=IFERROR(__xludf.dummyfunction(&quot;GOOGLETRANSLATE($B74,&quot;&quot;en&quot;&quot;,Q$1)&quot;);&quot;Chanzo %0: %1, OP isiyo na dhamana 2 %N N&quot;)" office:value-type="string" office:string-value="Chanzo %0: %1, OP isiyo na dhamana 2 %N N" calcext:value-type="string">
            <text:p>Chanzo %0: %1, OP isiyo na dhamana 2 %N N</text:p>
          </table:table-cell>
          <table:table-cell table:style-name="ce2" table:formula="of:=IFERROR(__xludf.dummyfunction(&quot;GOOGLETRANSLATE($B74,&quot;&quot;en&quot;&quot;,R$1)&quot;);&quot;Pinagmulan %0: %1, Unhandled op %2 %n&quot;)" office:value-type="string" office:string-value="Pinagmulan %0: %1, Unhandled op %2 %n" calcext:value-type="string">
            <text:p>Pinagmulan %0: %1, Unhandled op %2 %n</text:p>
          </table:table-cell>
          <table:table-cell table:style-name="ce2" table:formula="of:=IFERROR(__xludf.dummyfunction(&quot;GOOGLETRANSLATE($B74,&quot;&quot;en&quot;&quot;,S$1)&quot;);&quot;ماخذ ٪ 0: ٪ 1 ، غیر منقولہ اوپی ٪ 2 ٪ n&quot;)" office:value-type="string" office:string-value="ماخذ ٪ 0: ٪ 1 ، غیر منقولہ اوپی ٪ 2 ٪ n" calcext:value-type="string">
            <text:p>ماخذ ٪ 0: ٪ 1 ، غیر منقولہ اوپی ٪ 2 ٪ n</text:p>
          </table:table-cell>
          <table:table-cell table:style-name="ce2" table:formula="of:=IFERROR(__xludf.dummyfunction(&quot;GOOGLETRANSLATE($B74,&quot;&quot;en&quot;&quot;,T$1)&quot;);&quot;Source% 0:% I, Unhandled op% II% N&quot;)" office:value-type="string" office:string-value="Source% 0:% I, Unhandled op% II% N" calcext:value-type="string">
            <text:p>Source% 0:% I, Unhandled op% II% N</text:p>
          </table:table-cell>
          <table:table-cell table:style-name="ce2" table:formula="of:=IFERROR(__xludf.dummyfunction(&quot;GOOGLETRANSLATE($B74,&quot;&quot;en&quot;&quot;,U$1)&quot;);&quot;Ffynhonnell %0: %1, OP heb ei drin %2 %n&quot;)" office:value-type="string" office:string-value="Ffynhonnell %0: %1, OP heb ei drin %2 %n" calcext:value-type="string">
            <text:p>Ffynhonnell %0: %1, OP heb ei drin %2 %n</text:p>
          </table:table-cell>
          <table:table-cell table:style-name="ce2" table:formula="of:=IFERROR(__xludf.dummyfunction(&quot;GOOGLETRANSLATE($B74,&quot;&quot;en&quot;&quot;,V$1)&quot;);&quot;Umthombo% 0:% 1, ungajabuli i-OP% 2% n&quot;)" office:value-type="string" office:string-value="Umthombo% 0:% 1, ungajabuli i-OP% 2% n" calcext:value-type="string">
            <text:p>Umthombo% 0:% 1, ungajabuli i-OP% 2% n</text:p>
          </table:table-cell>
          <table:table-cell table:style-name="ce2" table:formula="of:=IFERROR(__xludf.dummyfunction(&quot;GOOGLETRANSLATE($B74,&quot;&quot;en&quot;&quot;,W$1)&quot;);&quot;מקור% 0:% 1, AndingSaLleed OP% 2% n&quot;)" office:value-type="string" office:string-value="מקור% 0:% 1, AndingSaLleed OP% 2% n" calcext:value-type="string">
            <text:p>מקור% 0:% 1, AndingSaLleed OP% 2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KNOWN IF LABEL ❮%2❯%n</text:p>
          </table:table-cell>
          <table:table-cell table:style-name="ce2" table:formula="of:=IFERROR(__xludf.dummyfunction(&quot;GOOGLETRANSLATE($B75,&quot;&quot;en&quot;&quot;,C$1)&quot;);&quot;Source%0 :%1, 알 수없는 레이블 ❮%2❯%n&quot;)" office:value-type="string" office:string-value="Source%0 :%1, 알 수없는 레이블 ❮%2❯%n" calcext:value-type="string">
            <text:p>Source%0 :%1, 알 수없는 레이블 ❮%2❯%n</text:p>
          </table:table-cell>
          <table:table-cell table:style-name="ce2" table:formula="of:=IFERROR(__xludf.dummyfunction(&quot;GOOGLETRANSLATE($B75,&quot;&quot;en&quot;&quot;,D$1)&quot;);&quot;Source% 0:% 1, inconnu si l'étiquette ❮% 2❯% n&quot;)" office:value-type="string" office:string-value="Source% 0:% 1, inconnu si l'étiquette ❮% 2❯% n" calcext:value-type="string">
            <text:p>Source% 0:% 1, inconnu si l'étiquette ❮% 2❯% n</text:p>
          </table:table-cell>
          <table:table-cell table:style-name="ce2" table:formula="of:=IFERROR(__xludf.dummyfunction(&quot;GOOGLETRANSLATE($B75,&quot;&quot;en&quot;&quot;,E$1)&quot;);&quot;Quelle%0:%1, unbekannt, wenn Kennzeichnung ❮%2❯%N n&quot;)" office:value-type="string" office:string-value="Quelle%0:%1, unbekannt, wenn Kennzeichnung ❮%2❯%N n" calcext:value-type="string">
            <text:p>Quelle%0:%1, unbekannt, wenn Kennzeichnung ❮%2❯%N n</text:p>
          </table:table-cell>
          <table:table-cell table:style-name="ce2" table:formula="of:=IFERROR(__xludf.dummyfunction(&quot;GOOGLETRANSLATE($B75,&quot;&quot;en&quot;&quot;,F$1)&quot;);&quot;源％0：％1，未知是否标签❮％2❯％n&quot;)" office:value-type="string" office:string-value="源％0：％1，未知是否标签❮％2❯％n" calcext:value-type="string">
            <text:p>源％0：％1，未知是否标签❮％2❯％n</text:p>
          </table:table-cell>
          <table:table-cell table:style-name="ce2" table:formula="of:=IFERROR(__xludf.dummyfunction(&quot;GOOGLETRANSLATE($B75,&quot;&quot;en&quot;&quot;,G$1)&quot;);&quot;Fuente%0:%1, desconocido si etiqueta ❮%2❯%n&quot;)" office:value-type="string" office:string-value="Fuente%0:%1, desconocido si etiqueta ❮%2❯%n" calcext:value-type="string">
            <text:p>Fuente%0:%1, desconocido si etiqueta ❮%2❯%n</text:p>
          </table:table-cell>
          <table:table-cell table:style-name="ce2" table:formula="of:=IFERROR(__xludf.dummyfunction(&quot;GOOGLETRANSLATE($B75,&quot;&quot;en&quot;&quot;,H$1)&quot;);&quot;المصدر ٪ 0: ٪ 1 ، غير معروف إذا كان التسمية ❮ ٪ 2❯ ٪ n&quot;)" office:value-type="string" office:string-value="المصدر ٪ 0: ٪ 1 ، غير معروف إذا كان التسمية ❮ ٪ 2❯ ٪ n" calcext:value-type="string">
            <text:p>المصدر ٪ 0: ٪ 1 ، غير معروف إذا كان التسمية ❮ ٪ 2❯ ٪ n</text:p>
          </table:table-cell>
          <table:table-cell table:style-name="ce2" table:formula="of:=IFERROR(__xludf.dummyfunction(&quot;GOOGLETRANSLATE($B75,&quot;&quot;en&quot;&quot;,I$1)&quot;);&quot;Источник%0:%1, неизвестно, если этикетка ❮%2❯%n&quot;)" office:value-type="string" office:string-value="Источник%0:%1, неизвестно, если этикетка ❮%2❯%n" calcext:value-type="string">
            <text:p>Источник%0:%1, неизвестно, если этикетка ❮%2❯%n</text:p>
          </table:table-cell>
          <table:table-cell table:style-name="ce2" table:formula="of:=IFERROR(__xludf.dummyfunction(&quot;GOOGLETRANSLATE($B75,&quot;&quot;en&quot;&quot;,J$1)&quot;);&quot;स्रोत%0:%1, अज्ञात यदि लेबल ❮%2❯%n&quot;)" office:value-type="string" office:string-value="स्रोत%0:%1, अज्ञात यदि लेबल ❮%2❯%n" calcext:value-type="string">
            <text:p>स्रोत%0:%1, अज्ञात यदि लेबल ❮%2❯%n</text:p>
          </table:table-cell>
          <table:table-cell table:style-name="ce2" table:formula="of:=IFERROR(__xludf.dummyfunction(&quot;GOOGLETRANSLATE($B75,&quot;&quot;en&quot;&quot;,K$1)&quot;);&quot;উত্স%0:%1, অজানা যদি লেবেল ❮%2❯%এন&quot;)" office:value-type="string" office:string-value="উত্স%0:%1, অজানা যদি লেবেল ❮%2❯%এন" calcext:value-type="string">
            <text:p>উত্স%0:%1, অজানা যদি লেবেল ❮%2❯%এন</text:p>
          </table:table-cell>
          <table:table-cell table:style-name="ce2" table:formula="of:=IFERROR(__xludf.dummyfunction(&quot;GOOGLETRANSLATE($B75,&quot;&quot;en&quot;&quot;,L$1)&quot;);&quot;Fonte%0:%1, desconhecido se rótulo ❮%2❯%n&quot;)" office:value-type="string" office:string-value="Fonte%0:%1, desconhecido se rótulo ❮%2❯%n" calcext:value-type="string">
            <text:p>Fonte%0:%1, desconhecido se rótulo ❮%2❯%n</text:p>
          </table:table-cell>
          <table:table-cell table:style-name="ce2" table:formula="of:=IFERROR(__xludf.dummyfunction(&quot;GOOGLETRANSLATE($B75,&quot;&quot;en&quot;&quot;,M$1)&quot;);&quot;Sumber%0:%1, tidak diketahui apakah label ❮%2❯%n&quot;)" office:value-type="string" office:string-value="Sumber%0:%1, tidak diketahui apakah label ❮%2❯%n" calcext:value-type="string">
            <text:p>Sumber%0:%1, tidak diketahui apakah label ❮%2❯%n</text:p>
          </table:table-cell>
          <table:table-cell table:style-name="ce2" table:formula="of:=IFERROR(__xludf.dummyfunction(&quot;GOOGLETRANSLATE($B75,&quot;&quot;en&quot;&quot;,N$1)&quot;);&quot;ソース％0：％1、ラベルの場合は不明です❮％2❯％n&quot;)" office:value-type="string" office:string-value="ソース％0：％1、ラベルの場合は不明です❮％2❯％n" calcext:value-type="string">
            <text:p>ソース％0：％1、ラベルの場合は不明です❮％2❯％n</text:p>
          </table:table-cell>
          <table:table-cell table:style-name="ce2" table:formula="of:=IFERROR(__xludf.dummyfunction(&quot;GOOGLETRANSLATE($B75,&quot;&quot;en&quot;&quot;,O$1)&quot;);&quot;מקור%0:%1, לא ידוע אם התווית ❮%2❯%n&quot;)" office:value-type="string" office:string-value="מקור%0:%1, לא ידוע אם התווית ❮%2❯%n" calcext:value-type="string">
            <text:p>מקור%0:%1, לא ידוע אם התווית ❮%2❯%n</text:p>
          </table:table-cell>
          <table:table-cell table:style-name="ce2" table:formula="of:=IFERROR(__xludf.dummyfunction(&quot;GOOGLETRANSLATE($B75,&quot;&quot;en&quot;&quot;,P$1)&quot;);&quot;Fonto%0:%1, nekonata se etikedo ❮%2❯%n&quot;)" office:value-type="string" office:string-value="Fonto%0:%1, nekonata se etikedo ❮%2❯%n" calcext:value-type="string">
            <text:p>Fonto%0:%1, nekonata se etikedo ❮%2❯%n</text:p>
          </table:table-cell>
          <table:table-cell table:style-name="ce2" table:formula="of:=IFERROR(__xludf.dummyfunction(&quot;GOOGLETRANSLATE($B75,&quot;&quot;en&quot;&quot;,Q$1)&quot;);&quot;Chanzo%0:%1, haijulikani ikiwa lebo ❮%2❯%n&quot;)" office:value-type="string" office:string-value="Chanzo%0:%1, haijulikani ikiwa lebo ❮%2❯%n" calcext:value-type="string">
            <text:p>Chanzo%0:%1, haijulikani ikiwa lebo ❮%2❯%n</text:p>
          </table:table-cell>
          <table:table-cell table:style-name="ce2" table:formula="of:=IFERROR(__xludf.dummyfunction(&quot;GOOGLETRANSLATE($B75,&quot;&quot;en&quot;&quot;,R$1)&quot;);&quot;Pinagmulan%0:%1, hindi kilala kung label ❮%2❯%n&quot;)" office:value-type="string" office:string-value="Pinagmulan%0:%1, hindi kilala kung label ❮%2❯%n" calcext:value-type="string">
            <text:p>Pinagmulan%0:%1, hindi kilala kung label ❮%2❯%n</text:p>
          </table:table-cell>
          <table:table-cell table:style-name="ce2" table:formula="of:=IFERROR(__xludf.dummyfunction(&quot;GOOGLETRANSLATE($B75,&quot;&quot;en&quot;&quot;,S$1)&quot;);&quot;ماخذ ٪ 0: ٪ 1 ، نامعلوم اگر لیبل ❮ ٪ 2❯ ٪ N&quot;)" office:value-type="string" office:string-value="ماخذ ٪ 0: ٪ 1 ، نامعلوم اگر لیبل ❮ ٪ 2❯ ٪ N" calcext:value-type="string">
            <text:p>ماخذ ٪ 0: ٪ 1 ، نامعلوم اگر لیبل ❮ ٪ 2❯ ٪ N</text:p>
          </table:table-cell>
          <table:table-cell table:style-name="ce2" table:formula="of:=IFERROR(__xludf.dummyfunction(&quot;GOOGLETRANSLATE($B75,&quot;&quot;en&quot;&quot;,T$1)&quot;);&quot;Fontem% 0:% I, ignotum si titulus ❮% 2 ^ n&quot;)" office:value-type="string" office:string-value="Fontem% 0:% I, ignotum si titulus ❮% 2 ^ n" calcext:value-type="string">
            <text:p>Fontem% 0:% I, ignotum si titulus ❮% 2 ^ n</text:p>
          </table:table-cell>
          <table:table-cell table:style-name="ce2" table:formula="of:=IFERROR(__xludf.dummyfunction(&quot;GOOGLETRANSLATE($B75,&quot;&quot;en&quot;&quot;,U$1)&quot;);&quot;Ffynhonnell%0:%1, anhysbys os yw label ❮%2❯%n&quot;)" office:value-type="string" office:string-value="Ffynhonnell%0:%1, anhysbys os yw label ❮%2❯%n" calcext:value-type="string">
            <text:p>Ffynhonnell%0:%1, anhysbys os yw label ❮%2❯%n</text:p>
          </table:table-cell>
          <table:table-cell table:style-name="ce2" table:formula="of:=IFERROR(__xludf.dummyfunction(&quot;GOOGLETRANSLATE($B75,&quot;&quot;en&quot;&quot;,V$1)&quot;);&quot;Umthombo% 0:% 1, Akaziwa Uma Ilebula ❮% 2❯% n&quot;)" office:value-type="string" office:string-value="Umthombo% 0:% 1, Akaziwa Uma Ilebula ❮% 2❯% n" calcext:value-type="string">
            <text:p>Umthombo% 0:% 1, Akaziwa Uma Ilebula ❮% 2❯% n</text:p>
          </table:table-cell>
          <table:table-cell table:style-name="ce2" table:formula="of:=IFERROR(__xludf.dummyfunction(&quot;GOOGLETRANSLATE($B75,&quot;&quot;en&quot;&quot;,W$1)&quot;);&quot;מקור% 0:% 1, אומבאַקאַנט אויב פירמע ❮% 2❯% n&quot;)" office:value-type="string" office:string-value="מקור% 0:% 1, אומבאַקאַנט אויב פירמע ❮% 2❯% n" calcext:value-type="string">
            <text:p>מקור% 0:% 1, אומבאַקאַנט אויב פירמע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DOUBLE MATH OP ❮%2❯%n</text:p>
          </table:table-cell>
          <table:table-cell table:style-name="ce2" table:formula="of:=IFERROR(__xludf.dummyfunction(&quot;GOOGLETRANSLATE($B76,&quot;&quot;en&quot;&quot;,C$1)&quot;);&quot;Source%0 :%1, 인식되지 않은 이중 수학 OP ❮%2❯%n&quot;)" office:value-type="string" office:string-value="Source%0 :%1, 인식되지 않은 이중 수학 OP ❮%2❯%n" calcext:value-type="string">
            <text:p>Source%0 :%1, 인식되지 않은 이중 수학 OP ❮%2❯%n</text:p>
          </table:table-cell>
          <table:table-cell table:style-name="ce2" table:formula="of:=IFERROR(__xludf.dummyfunction(&quot;GOOGLETRANSLATE($B76,&quot;&quot;en&quot;&quot;,D$1)&quot;);&quot;Source% 0:% 1, double mathématiques non reconnues ❮% 2❯% n&quot;)" office:value-type="string" office:string-value="Source% 0:% 1, double mathématiques non reconnues ❮% 2❯% n" calcext:value-type="string">
            <text:p>Source% 0:% 1, double mathématiques non reconnues ❮% 2❯% n</text:p>
          </table:table-cell>
          <table:table-cell table:style-name="ce2" table:formula="of:=IFERROR(__xludf.dummyfunction(&quot;GOOGLETRANSLATE($B76,&quot;&quot;en&quot;&quot;,E$1)&quot;);&quot;Quelle%0:%1, nicht anerkannte Doppelmathematik Op ❮%2❯%n&quot;)" office:value-type="string" office:string-value="Quelle%0:%1, nicht anerkannte Doppelmathematik Op ❮%2❯%n" calcext:value-type="string">
            <text:p>Quelle%0:%1, nicht anerkannte Doppelmathematik Op ❮%2❯%n</text:p>
          </table:table-cell>
          <table:table-cell table:style-name="ce2" table:formula="of:=IFERROR(__xludf.dummyfunction(&quot;GOOGLETRANSLATE($B76,&quot;&quot;en&quot;&quot;,F$1)&quot;);&quot;来源％0：％1，未识别的双数学op❮％2❯％n&quot;)" office:value-type="string" office:string-value="来源％0：％1，未识别的双数学op❮％2❯％n" calcext:value-type="string">
            <text:p>来源％0：％1，未识别的双数学op❮％2❯％n</text:p>
          </table:table-cell>
          <table:table-cell table:style-name="ce2" table:formula="of:=IFERROR(__xludf.dummyfunction(&quot;GOOGLETRANSLATE($B76,&quot;&quot;en&quot;&quot;,G$1)&quot;);&quot;Fuente%0:%1, Op de matemáticas doble no reconocidas ❮%2❯%N&quot;)" office:value-type="string" office:string-value="Fuente%0:%1, Op de matemáticas doble no reconocidas ❮%2❯%N" calcext:value-type="string">
            <text:p>Fuente%0:%1, Op de matemáticas doble no reconocidas ❮%2❯%N</text:p>
          </table:table-cell>
          <table:table-cell table:style-name="ce2" table:formula="of:=IFERROR(__xludf.dummyfunction(&quot;GOOGLETRANSLATE($B76,&quot;&quot;en&quot;&quot;,H$1)&quot;);&quot;المصدر ٪ 0: ٪ 1 ، الرياضيات المزدوجة غير المعترف بها ❮ ٪ 2❯ ٪ n&quot;)" office:value-type="string" office:string-value="المصدر ٪ 0: ٪ 1 ، الرياضيات المزدوجة غير المعترف بها ❮ ٪ 2❯ ٪ n" calcext:value-type="string">
            <text:p>المصدر ٪ 0: ٪ 1 ، الرياضيات المزدوجة غير المعترف بها ❮ ٪ 2❯ ٪ n</text:p>
          </table:table-cell>
          <table:table-cell table:style-name="ce2" table:formula="of:=IFERROR(__xludf.dummyfunction(&quot;GOOGLETRANSLATE($B76,&quot;&quot;en&quot;&quot;,I$1)&quot;);&quot;Источник%0:%1, непризнанная двойная математика op ❮%2❯%n&quot;)" office:value-type="string" office:string-value="Источник%0:%1, непризнанная двойная математика op ❮%2❯%n" calcext:value-type="string">
            <text:p>Источник%0:%1, непризнанная двойная математика op ❮%2❯%n</text:p>
          </table:table-cell>
          <table:table-cell table:style-name="ce2" table:formula="of:=IFERROR(__xludf.dummyfunction(&quot;GOOGLETRANSLATE($B76,&quot;&quot;en&quot;&quot;,J$1)&quot;);&quot;स्रोत%0:%1, अपरिचित डबल मैथ ऑप of%2 of%n&quot;)" office:value-type="string" office:string-value="स्रोत%0:%1, अपरिचित डबल मैथ ऑप of%2 of%n" calcext:value-type="string">
            <text:p>स्रोत%0:%1, अपरिचित डबल मैथ ऑप of%2 of%n</text:p>
          </table:table-cell>
          <table:table-cell table:style-name="ce2" table:formula="of:=IFERROR(__xludf.dummyfunction(&quot;GOOGLETRANSLATE($B76,&quot;&quot;en&quot;&quot;,K$1)&quot;);&quot;উত্স%0:%1, অচেনা ডাবল ম্যাথ অপ ❮%2❯%এন&quot;)" office:value-type="string" office:string-value="উত্স%0:%1, অচেনা ডাবল ম্যাথ অপ ❮%2❯%এন" calcext:value-type="string">
            <text:p>উত্স%0:%1, অচেনা ডাবল ম্যাথ অপ ❮%2❯%এন</text:p>
          </table:table-cell>
          <table:table-cell table:style-name="ce2" table:formula="of:=IFERROR(__xludf.dummyfunction(&quot;GOOGLETRANSLATE($B76,&quot;&quot;en&quot;&quot;,L$1)&quot;);&quot;Fonte%0:%1, Double Math Op não reconhecido ❮%2❯%n&quot;)" office:value-type="string" office:string-value="Fonte%0:%1, Double Math Op não reconhecido ❮%2❯%n" calcext:value-type="string">
            <text:p>Fonte%0:%1, Double Math Op não reconhecido ❮%2❯%n</text:p>
          </table:table-cell>
          <table:table-cell table:style-name="ce2" table:formula="of:=IFERROR(__xludf.dummyfunction(&quot;GOOGLETRANSLATE($B76,&quot;&quot;en&quot;&quot;,M$1)&quot;);&quot;Sumber%0:%1, OP Matematika Ganda yang tidak dikenali ❮%2❯%n&quot;)" office:value-type="string" office:string-value="Sumber%0:%1, OP Matematika Ganda yang tidak dikenali ❮%2❯%n" calcext:value-type="string">
            <text:p>Sumber%0:%1, OP Matematika Ganda yang tidak dikenali ❮%2❯%n</text:p>
          </table:table-cell>
          <table:table-cell table:style-name="ce2" table:formula="of:=IFERROR(__xludf.dummyfunction(&quot;GOOGLETRANSLATE($B76,&quot;&quot;en&quot;&quot;,N$1)&quot;);&quot;ソース％0：％1、認識されていない二重数学op❮％2❯％n&quot;)" office:value-type="string" office:string-value="ソース％0：％1、認識されていない二重数学op❮％2❯％n" calcext:value-type="string">
            <text:p>ソース％0：％1、認識されていない二重数学op❮％2❯％n</text:p>
          </table:table-cell>
          <table:table-cell table:style-name="ce2" table:formula="of:=IFERROR(__xludf.dummyfunction(&quot;GOOGLETRANSLATE($B76,&quot;&quot;en&quot;&quot;,O$1)&quot;);&quot;מקור%0:%1, לא מוכר כפול מתמטיקה OP ❮%2❯%n&quot;)" office:value-type="string" office:string-value="מקור%0:%1, לא מוכר כפול מתמטיקה OP ❮%2❯%n" calcext:value-type="string">
            <text:p>מקור%0:%1, לא מוכר כפול מתמטיקה OP ❮%2❯%n</text:p>
          </table:table-cell>
          <table:table-cell table:style-name="ce2" table:formula="of:=IFERROR(__xludf.dummyfunction(&quot;GOOGLETRANSLATE($B76,&quot;&quot;en&quot;&quot;,P$1)&quot;);&quot;Fonto%0:%1, ne rekonita duobla matematiko op ❮%2❯%n&quot;)" office:value-type="string" office:string-value="Fonto%0:%1, ne rekonita duobla matematiko op ❮%2❯%n" calcext:value-type="string">
            <text:p>Fonto%0:%1, ne rekonita duobla matematiko op ❮%2❯%n</text:p>
          </table:table-cell>
          <table:table-cell table:style-name="ce2" table:formula="of:=IFERROR(__xludf.dummyfunction(&quot;GOOGLETRANSLATE($B76,&quot;&quot;en&quot;&quot;,Q$1)&quot;);&quot;Chanzo%0:%1, isiyojulikana mara mbili Math op ❮%2❯%n&quot;)" office:value-type="string" office:string-value="Chanzo%0:%1, isiyojulikana mara mbili Math op ❮%2❯%n" calcext:value-type="string">
            <text:p>Chanzo%0:%1, isiyojulikana mara mbili Math op ❮%2❯%n</text:p>
          </table:table-cell>
          <table:table-cell table:style-name="ce2" table:formula="of:=IFERROR(__xludf.dummyfunction(&quot;GOOGLETRANSLATE($B76,&quot;&quot;en&quot;&quot;,R$1)&quot;);&quot;Pinagmulan%0:%1, hindi nakikilalang dobleng matematika op ❮%2❯%n&quot;)" office:value-type="string" office:string-value="Pinagmulan%0:%1, hindi nakikilalang dobleng matematika op ❮%2❯%n" calcext:value-type="string">
            <text:p>Pinagmulan%0:%1, hindi nakikilalang dobleng matematika op ❮%2❯%n</text:p>
          </table:table-cell>
          <table:table-cell table:style-name="ce2" table:formula="of:=IFERROR(__xludf.dummyfunction(&quot;GOOGLETRANSLATE($B76,&quot;&quot;en&quot;&quot;,S$1)&quot;);&quot;ماخذ ٪ 0: ٪ 1 ، غیر تسلیم شدہ ڈبل ریاضی op ❮ ٪ 2❯ ٪ n&quot;)" office:value-type="string" office:string-value="ماخذ ٪ 0: ٪ 1 ، غیر تسلیم شدہ ڈبل ریاضی op ❮ ٪ 2❯ ٪ n" calcext:value-type="string">
            <text:p>ماخذ ٪ 0: ٪ 1 ، غیر تسلیم شدہ ڈبل ریاضی op ❮ ٪ 2❯ ٪ n</text:p>
          </table:table-cell>
          <table:table-cell table:style-name="ce2" table:formula="of:=IFERROR(__xludf.dummyfunction(&quot;GOOGLETRANSLATE($B76,&quot;&quot;en&quot;&quot;,T$1)&quot;);&quot;Fontem% 0:% I, latuit duplex math op ❮% 2 ^ n&quot;)" office:value-type="string" office:string-value="Fontem% 0:% I, latuit duplex math op ❮% 2 ^ n" calcext:value-type="string">
            <text:p>Fontem% 0:% I, latuit duplex math op ❮% 2 ^ n</text:p>
          </table:table-cell>
          <table:table-cell table:style-name="ce2" table:formula="of:=IFERROR(__xludf.dummyfunction(&quot;GOOGLETRANSLATE($B76,&quot;&quot;en&quot;&quot;,U$1)&quot;);&quot;Ffynhonnell%0:%1, Math Dwbl heb ei gydnabod Op ❮%2❯%n&quot;)" office:value-type="string" office:string-value="Ffynhonnell%0:%1, Math Dwbl heb ei gydnabod Op ❮%2❯%n" calcext:value-type="string">
            <text:p>Ffynhonnell%0:%1, Math Dwbl heb ei gydnabod Op ❮%2❯%n</text:p>
          </table:table-cell>
          <table:table-cell table:style-name="ce2" table:formula="of:=IFERROR(__xludf.dummyfunction(&quot;GOOGLETRANSLATE($B76,&quot;&quot;en&quot;&quot;,V$1)&quot;);&quot;Umthombo% 0:% 1, agcutenced math ap ❮% 2❯% n&quot;)" office:value-type="string" office:string-value="Umthombo% 0:% 1, agcutenced math ap ❮% 2❯% n" calcext:value-type="string">
            <text:p>Umthombo% 0:% 1, agcutenced math ap ❮% 2❯% n</text:p>
          </table:table-cell>
          <table:table-cell table:style-name="ce2" table:formula="of:=IFERROR(__xludf.dummyfunction(&quot;GOOGLETRANSLATE($B76,&quot;&quot;en&quot;&quot;,W$1)&quot;);&quot;מקור% 0:% 1, אַנרעקאַגנייזד טאָפּל מאַט אָפּ ❮% 2❯% n&quot;)" office:value-type="string" office:string-value="מקור% 0:% 1, אַנרעקאַגנייזד טאָפּל מאַט אָפּ ❮% 2❯% n" calcext:value-type="string">
            <text:p>מקור% 0:% 1, אַנרעקאַגנייזד טאָפּל מאַט אָפּ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FUNCTION DEF ❮%2❯%n</text:p>
          </table:table-cell>
          <table:table-cell table:style-name="ce2" table:formula="of:=IFERROR(__xludf.dummyfunction(&quot;GOOGLETRANSLATE($B77,&quot;&quot;en&quot;&quot;,C$1)&quot;);&quot;Source%0 :%1, 인식되지 않은 기능 def ❮%2❯%n&quot;)" office:value-type="string" office:string-value="Source%0 :%1, 인식되지 않은 기능 def ❮%2❯%n" calcext:value-type="string">
            <text:p>Source%0 :%1, 인식되지 않은 기능 def ❮%2❯%n</text:p>
          </table:table-cell>
          <table:table-cell table:style-name="ce2" table:formula="of:=IFERROR(__xludf.dummyfunction(&quot;GOOGLETRANSLATE($B77,&quot;&quot;en&quot;&quot;,D$1)&quot;);&quot;Source% 0:% 1, fonction non reconnue def ❮% 2❯% n&quot;)" office:value-type="string" office:string-value="Source% 0:% 1, fonction non reconnue def ❮% 2❯% n" calcext:value-type="string">
            <text:p>Source% 0:% 1, fonction non reconnue def ❮% 2❯% n</text:p>
          </table:table-cell>
          <table:table-cell table:style-name="ce2" table:formula="of:=IFERROR(__xludf.dummyfunction(&quot;GOOGLETRANSLATE($B77,&quot;&quot;en&quot;&quot;,E$1)&quot;);&quot;Quelle%0:%1, nicht anerkannte Funktion def ❮%2❯%n&quot;)" office:value-type="string" office:string-value="Quelle%0:%1, nicht anerkannte Funktion def ❮%2❯%n" calcext:value-type="string">
            <text:p>Quelle%0:%1, nicht anerkannte Funktion def ❮%2❯%n</text:p>
          </table:table-cell>
          <table:table-cell table:style-name="ce2" table:formula="of:=IFERROR(__xludf.dummyfunction(&quot;GOOGLETRANSLATE($B77,&quot;&quot;en&quot;&quot;,F$1)&quot;);&quot;源％0：％1，未识别的功能def❮％2❯％n&quot;)" office:value-type="string" office:string-value="源％0：％1，未识别的功能def❮％2❯％n" calcext:value-type="string">
            <text:p>源％0：％1，未识别的功能def❮％2❯％n</text:p>
          </table:table-cell>
          <table:table-cell table:style-name="ce2" table:formula="of:=IFERROR(__xludf.dummyfunction(&quot;GOOGLETRANSLATE($B77,&quot;&quot;en&quot;&quot;,G$1)&quot;);&quot;Fuente%0:%1, función no reconocida def ❮%2❯%n&quot;)" office:value-type="string" office:string-value="Fuente%0:%1, función no reconocida def ❮%2❯%n" calcext:value-type="string">
            <text:p>Fuente%0:%1, función no reconocida def ❮%2❯%n</text:p>
          </table:table-cell>
          <table:table-cell table:style-name="ce2" table:formula="of:=IFERROR(__xludf.dummyfunction(&quot;GOOGLETRANSLATE($B77,&quot;&quot;en&quot;&quot;,H$1)&quot;);&quot;المصدر ٪ 0: ٪ 1 ، وظيفة غير معروفة def ❮ ٪ 2❯ ٪ n&quot;)" office:value-type="string" office:string-value="المصدر ٪ 0: ٪ 1 ، وظيفة غير معروفة def ❮ ٪ 2❯ ٪ n" calcext:value-type="string">
            <text:p>المصدر ٪ 0: ٪ 1 ، وظيفة غير معروفة def ❮ ٪ 2❯ ٪ n</text:p>
          </table:table-cell>
          <table:table-cell table:style-name="ce2" table:formula="of:=IFERROR(__xludf.dummyfunction(&quot;GOOGLETRANSLATE($B77,&quot;&quot;en&quot;&quot;,I$1)&quot;);&quot;Источник%0:%1, непризнанная функция def ❮%2❯%n&quot;)" office:value-type="string" office:string-value="Источник%0:%1, непризнанная функция def ❮%2❯%n" calcext:value-type="string">
            <text:p>Источник%0:%1, непризнанная функция def ❮%2❯%n</text:p>
          </table:table-cell>
          <table:table-cell table:style-name="ce2" table:formula="of:=IFERROR(__xludf.dummyfunction(&quot;GOOGLETRANSLATE($B77,&quot;&quot;en&quot;&quot;,J$1)&quot;);&quot;स्रोत%0:%1, अपरिचित फ़ंक्शन def ❮%2❯%n&quot;)" office:value-type="string" office:string-value="स्रोत%0:%1, अपरिचित फ़ंक्शन def ❮%2❯%n" calcext:value-type="string">
            <text:p>स्रोत%0:%1, अपरिचित फ़ंक्शन def ❮%2❯%n</text:p>
          </table:table-cell>
          <table:table-cell table:style-name="ce2" table:formula="of:=IFERROR(__xludf.dummyfunction(&quot;GOOGLETRANSLATE($B77,&quot;&quot;en&quot;&quot;,K$1)&quot;);&quot;উত্স%0:%1, অচেনা ফাংশন ডিএফ ❮%2❯%এন&quot;)" office:value-type="string" office:string-value="উত্স%0:%1, অচেনা ফাংশন ডিএফ ❮%2❯%এন" calcext:value-type="string">
            <text:p>উত্স%0:%1, অচেনা ফাংশন ডিএফ ❮%2❯%এন</text:p>
          </table:table-cell>
          <table:table-cell table:style-name="ce2" table:formula="of:=IFERROR(__xludf.dummyfunction(&quot;GOOGLETRANSLATE($B77,&quot;&quot;en&quot;&quot;,L$1)&quot;);&quot;Fonte%0:%1, função não reconhecida def ❮%2❯%n&quot;)" office:value-type="string" office:string-value="Fonte%0:%1, função não reconhecida def ❮%2❯%n" calcext:value-type="string">
            <text:p>Fonte%0:%1, função não reconhecida def ❮%2❯%n</text:p>
          </table:table-cell>
          <table:table-cell table:style-name="ce2" table:formula="of:=IFERROR(__xludf.dummyfunction(&quot;GOOGLETRANSLATE($B77,&quot;&quot;en&quot;&quot;,M$1)&quot;);&quot;Sumber%0:%1, fungsi yang tidak diakui def ❮%2❯%n&quot;)" office:value-type="string" office:string-value="Sumber%0:%1, fungsi yang tidak diakui def ❮%2❯%n" calcext:value-type="string">
            <text:p>Sumber%0:%1, fungsi yang tidak diakui def ❮%2❯%n</text:p>
          </table:table-cell>
          <table:table-cell table:style-name="ce2" table:formula="of:=IFERROR(__xludf.dummyfunction(&quot;GOOGLETRANSLATE($B77,&quot;&quot;en&quot;&quot;,N$1)&quot;);&quot;ソース％0：％1、認識されていない関数def❮％2❯％n&quot;)" office:value-type="string" office:string-value="ソース％0：％1、認識されていない関数def❮％2❯％n" calcext:value-type="string">
            <text:p>ソース％0：％1、認識されていない関数def❮％2❯％n</text:p>
          </table:table-cell>
          <table:table-cell table:style-name="ce2" table:formula="of:=IFERROR(__xludf.dummyfunction(&quot;GOOGLETRANSLATE($B77,&quot;&quot;en&quot;&quot;,O$1)&quot;);&quot;מקור%0:%1, פונקציה לא מוכרת def ❮%2❯%n&quot;)" office:value-type="string" office:string-value="מקור%0:%1, פונקציה לא מוכרת def ❮%2❯%n" calcext:value-type="string">
            <text:p>מקור%0:%1, פונקציה לא מוכרת def ❮%2❯%n</text:p>
          </table:table-cell>
          <table:table-cell table:style-name="ce2" table:formula="of:=IFERROR(__xludf.dummyfunction(&quot;GOOGLETRANSLATE($B77,&quot;&quot;en&quot;&quot;,P$1)&quot;);&quot;Fonto%0:%1, ne rekonita funkcio def ❮%2❯%n&quot;)" office:value-type="string" office:string-value="Fonto%0:%1, ne rekonita funkcio def ❮%2❯%n" calcext:value-type="string">
            <text:p>Fonto%0:%1, ne rekonita funkcio def ❮%2❯%n</text:p>
          </table:table-cell>
          <table:table-cell table:style-name="ce2" table:formula="of:=IFERROR(__xludf.dummyfunction(&quot;GOOGLETRANSLATE($B77,&quot;&quot;en&quot;&quot;,Q$1)&quot;);&quot;Chanzo%0:%1, kazi isiyotambuliwa def ❮%2❯%n&quot;)" office:value-type="string" office:string-value="Chanzo%0:%1, kazi isiyotambuliwa def ❮%2❯%n" calcext:value-type="string">
            <text:p>Chanzo%0:%1, kazi isiyotambuliwa def ❮%2❯%n</text:p>
          </table:table-cell>
          <table:table-cell table:style-name="ce2" table:formula="of:=IFERROR(__xludf.dummyfunction(&quot;GOOGLETRANSLATE($B77,&quot;&quot;en&quot;&quot;,R$1)&quot;);&quot;Pinagmulan%0:%1, hindi nakikilalang function def ❮%2❯%n&quot;)" office:value-type="string" office:string-value="Pinagmulan%0:%1, hindi nakikilalang function def ❮%2❯%n" calcext:value-type="string">
            <text:p>Pinagmulan%0:%1, hindi nakikilalang function def ❮%2❯%n</text:p>
          </table:table-cell>
          <table:table-cell table:style-name="ce2" table:formula="of:=IFERROR(__xludf.dummyfunction(&quot;GOOGLETRANSLATE($B77,&quot;&quot;en&quot;&quot;,S$1)&quot;);&quot;ماخذ ٪ 0: ٪ 1 ، غیر تسلیم شدہ فنکشن ڈیف ❮ ٪ 2❯ ٪ n&quot;)" office:value-type="string" office:string-value="ماخذ ٪ 0: ٪ 1 ، غیر تسلیم شدہ فنکشن ڈیف ❮ ٪ 2❯ ٪ n" calcext:value-type="string">
            <text:p>ماخذ ٪ 0: ٪ 1 ، غیر تسلیم شدہ فنکشن ڈیف ❮ ٪ 2❯ ٪ n</text:p>
          </table:table-cell>
          <table:table-cell table:style-name="ce2" table:formula="of:=IFERROR(__xludf.dummyfunction(&quot;GOOGLETRANSLATE($B77,&quot;&quot;en&quot;&quot;,T$1)&quot;);&quot;Fontem% 0:% I, latuit functio def ❮% 2 ❯% n&quot;)" office:value-type="string" office:string-value="Fontem% 0:% I, latuit functio def ❮% 2 ❯% n" calcext:value-type="string">
            <text:p>Fontem% 0:% I, latuit functio def ❮% 2 ❯% n</text:p>
          </table:table-cell>
          <table:table-cell table:style-name="ce2" table:formula="of:=IFERROR(__xludf.dummyfunction(&quot;GOOGLETRANSLATE($B77,&quot;&quot;en&quot;&quot;,U$1)&quot;);&quot;Ffynhonnell%0:%1, swyddogaeth heb ei chydnabod def ❮%2❯%n&quot;)" office:value-type="string" office:string-value="Ffynhonnell%0:%1, swyddogaeth heb ei chydnabod def ❮%2❯%n" calcext:value-type="string">
            <text:p>Ffynhonnell%0:%1, swyddogaeth heb ei chydnabod def ❮%2❯%n</text:p>
          </table:table-cell>
          <table:table-cell table:style-name="ce2" table:formula="of:=IFERROR(__xludf.dummyfunction(&quot;GOOGLETRANSLATE($B77,&quot;&quot;en&quot;&quot;,V$1)&quot;);&quot;Umthombo% 0:% 1, I-def engaziwa ye-def ❮% 2❯% n&quot;)" office:value-type="string" office:string-value="Umthombo% 0:% 1, I-def engaziwa ye-def ❮% 2❯% n" calcext:value-type="string">
            <text:p>Umthombo% 0:% 1, I-def engaziwa ye-def ❮% 2❯% n</text:p>
          </table:table-cell>
          <table:table-cell table:style-name="ce2" table:formula="of:=IFERROR(__xludf.dummyfunction(&quot;GOOGLETRANSLATE($B77,&quot;&quot;en&quot;&quot;,W$1)&quot;);&quot;מקור% 0:% 1, אַנרעקאַגנייזד פונקציאָנירן דעפ ❮% 2❯% n&quot;)" office:value-type="string" office:string-value="מקור% 0:% 1, אַנרעקאַגנייזד פונקציאָנירן דעפ ❮% 2❯% n" calcext:value-type="string">
            <text:p>מקור% 0:% 1, אַנרעקאַגנייזד פונקציאָנירן דעפ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GOSUB LABEL ❮%2❯%n</text:p>
          </table:table-cell>
          <table:table-cell table:style-name="ce2" table:formula="of:=IFERROR(__xludf.dummyfunction(&quot;GOOGLETRANSLATE($B78,&quot;&quot;en&quot;&quot;,C$1)&quot;);&quot;Source%0 :%1, 인식되지 않은 Gosub 레이블 ❮%2❯%n&quot;)" office:value-type="string" office:string-value="Source%0 :%1, 인식되지 않은 Gosub 레이블 ❮%2❯%n" calcext:value-type="string">
            <text:p>Source%0 :%1, 인식되지 않은 Gosub 레이블 ❮%2❯%n</text:p>
          </table:table-cell>
          <table:table-cell table:style-name="ce2" table:formula="of:=IFERROR(__xludf.dummyfunction(&quot;GOOGLETRANSLATE($B78,&quot;&quot;en&quot;&quot;,D$1)&quot;);&quot;Source% 0:% 1, étiquette Gosub non reconnue ❮% 2❯% n&quot;)" office:value-type="string" office:string-value="Source% 0:% 1, étiquette Gosub non reconnue ❮% 2❯% n" calcext:value-type="string">
            <text:p>Source% 0:% 1, étiquette Gosub non reconnue ❮% 2❯% n</text:p>
          </table:table-cell>
          <table:table-cell table:style-name="ce2" table:formula="of:=IFERROR(__xludf.dummyfunction(&quot;GOOGLETRANSLATE($B78,&quot;&quot;en&quot;&quot;,E$1)&quot;);&quot;Quelle%0:%1, nicht anerkanntes Gosub -Label ❮%2❯%n&quot;)" office:value-type="string" office:string-value="Quelle%0:%1, nicht anerkanntes Gosub -Label ❮%2❯%n" calcext:value-type="string">
            <text:p>Quelle%0:%1, nicht anerkanntes Gosub -Label ❮%2❯%n</text:p>
          </table:table-cell>
          <table:table-cell table:style-name="ce2" table:formula="of:=IFERROR(__xludf.dummyfunction(&quot;GOOGLETRANSLATE($B78,&quot;&quot;en&quot;&quot;,F$1)&quot;);&quot;源％0：％1，未识别的GoSub标签❮％2❯％n&quot;)" office:value-type="string" office:string-value="源％0：％1，未识别的GoSub标签❮％2❯％n" calcext:value-type="string">
            <text:p>源％0：％1，未识别的GoSub标签❮％2❯％n</text:p>
          </table:table-cell>
          <table:table-cell table:style-name="ce2" table:formula="of:=IFERROR(__xludf.dummyfunction(&quot;GOOGLETRANSLATE($B78,&quot;&quot;en&quot;&quot;,G$1)&quot;);&quot;Fuente%0:%1, etiqueta Gosub no reconocida ❮%2❯%N&quot;)" office:value-type="string" office:string-value="Fuente%0:%1, etiqueta Gosub no reconocida ❮%2❯%N" calcext:value-type="string">
            <text:p>Fuente%0:%1, etiqueta Gosub no reconocida ❮%2❯%N</text:p>
          </table:table-cell>
          <table:table-cell table:style-name="ce2" table:formula="of:=IFERROR(__xludf.dummyfunction(&quot;GOOGLETRANSLATE($B78,&quot;&quot;en&quot;&quot;,H$1)&quot;);&quot;المصدر ٪ 0: ٪ 1 ، علامة Gosub غير المعترف بها ❮ ٪ 2❯ ٪ N&quot;)" office:value-type="string" office:string-value="المصدر ٪ 0: ٪ 1 ، علامة Gosub غير المعترف بها ❮ ٪ 2❯ ٪ N" calcext:value-type="string">
            <text:p>المصدر ٪ 0: ٪ 1 ، علامة Gosub غير المعترف بها ❮ ٪ 2❯ ٪ N</text:p>
          </table:table-cell>
          <table:table-cell table:style-name="ce2" table:formula="of:=IFERROR(__xludf.dummyfunction(&quot;GOOGLETRANSLATE($B78,&quot;&quot;en&quot;&quot;,I$1)&quot;);&quot;Источник%0:%1, незамеченная метка Gosub ❮%2❯%n&quot;)" office:value-type="string" office:string-value="Источник%0:%1, незамеченная метка Gosub ❮%2❯%n" calcext:value-type="string">
            <text:p>Источник%0:%1, незамеченная метка Gosub ❮%2❯%n</text:p>
          </table:table-cell>
          <table:table-cell table:style-name="ce2" table:formula="of:=IFERROR(__xludf.dummyfunction(&quot;GOOGLETRANSLATE($B78,&quot;&quot;en&quot;&quot;,J$1)&quot;);&quot;स्रोत%0:%1, बिना मान्यता प्राप्त गोसुब लेबल ❮%2❯%n&quot;)" office:value-type="string" office:string-value="स्रोत%0:%1, बिना मान्यता प्राप्त गोसुब लेबल ❮%2❯%n" calcext:value-type="string">
            <text:p>स्रोत%0:%1, बिना मान्यता प्राप्त गोसुब लेबल ❮%2❯%n</text:p>
          </table:table-cell>
          <table:table-cell table:style-name="ce2" table:formula="of:=IFERROR(__xludf.dummyfunction(&quot;GOOGLETRANSLATE($B78,&quot;&quot;en&quot;&quot;,K$1)&quot;);&quot;উত্স%0:%1, অচেনা গোসব লেবেল ❮%2❯%এন&quot;)" office:value-type="string" office:string-value="উত্স%0:%1, অচেনা গোসব লেবেল ❮%2❯%এন" calcext:value-type="string">
            <text:p>উত্স%0:%1, অচেনা গোসব লেবেল ❮%2❯%এন</text:p>
          </table:table-cell>
          <table:table-cell table:style-name="ce2" table:formula="of:=IFERROR(__xludf.dummyfunction(&quot;GOOGLETRANSLATE($B78,&quot;&quot;en&quot;&quot;,L$1)&quot;);&quot;Fonte%0:%1, etiqueta Gosub não reconhecida ❮%2❯%n&quot;)" office:value-type="string" office:string-value="Fonte%0:%1, etiqueta Gosub não reconhecida ❮%2❯%n" calcext:value-type="string">
            <text:p>Fonte%0:%1, etiqueta Gosub não reconhecida ❮%2❯%n</text:p>
          </table:table-cell>
          <table:table-cell table:style-name="ce2" table:formula="of:=IFERROR(__xludf.dummyfunction(&quot;GOOGLETRANSLATE($B78,&quot;&quot;en&quot;&quot;,M$1)&quot;);&quot;Sumber%0:%1, label GOSUB yang tidak dikenali ❮%2❯%n&quot;)" office:value-type="string" office:string-value="Sumber%0:%1, label GOSUB yang tidak dikenali ❮%2❯%n" calcext:value-type="string">
            <text:p>Sumber%0:%1, label GOSUB yang tidak dikenali ❮%2❯%n</text:p>
          </table:table-cell>
          <table:table-cell table:style-name="ce2" table:formula="of:=IFERROR(__xludf.dummyfunction(&quot;GOOGLETRANSLATE($B78,&quot;&quot;en&quot;&quot;,N$1)&quot;);&quot;ソース％0：％1、認識されていないゴスブラベル❮％2°％n&quot;)" office:value-type="string" office:string-value="ソース％0：％1、認識されていないゴスブラベル❮％2°％n" calcext:value-type="string">
            <text:p>ソース％0：％1、認識されていないゴスブラベル❮％2°％n</text:p>
          </table:table-cell>
          <table:table-cell table:style-name="ce2" table:formula="of:=IFERROR(__xludf.dummyfunction(&quot;GOOGLETRANSLATE($B78,&quot;&quot;en&quot;&quot;,O$1)&quot;);&quot;מקור%0:%1, תווית Gosub לא מוכרת ❮%2❯%n&quot;)" office:value-type="string" office:string-value="מקור%0:%1, תווית Gosub לא מוכרת ❮%2❯%n" calcext:value-type="string">
            <text:p>מקור%0:%1, תווית Gosub לא מוכרת ❮%2❯%n</text:p>
          </table:table-cell>
          <table:table-cell table:style-name="ce2" table:formula="of:=IFERROR(__xludf.dummyfunction(&quot;GOOGLETRANSLATE($B78,&quot;&quot;en&quot;&quot;,P$1)&quot;);&quot;Fonto%0:%1, ne rekonita GOSUB -etikedo ❮%2❯%N&quot;)" office:value-type="string" office:string-value="Fonto%0:%1, ne rekonita GOSUB -etikedo ❮%2❯%N" calcext:value-type="string">
            <text:p>Fonto%0:%1, ne rekonita GOSUB -etikedo ❮%2❯%N</text:p>
          </table:table-cell>
          <table:table-cell table:style-name="ce2" table:formula="of:=IFERROR(__xludf.dummyfunction(&quot;GOOGLETRANSLATE($B78,&quot;&quot;en&quot;&quot;,Q$1)&quot;);&quot;Chanzo%0:%1, lebo isiyojulikana ya Gosub ❮%2❯%N N&quot;)" office:value-type="string" office:string-value="Chanzo%0:%1, lebo isiyojulikana ya Gosub ❮%2❯%N N" calcext:value-type="string">
            <text:p>Chanzo%0:%1, lebo isiyojulikana ya Gosub ❮%2❯%N N</text:p>
          </table:table-cell>
          <table:table-cell table:style-name="ce2" table:formula="of:=IFERROR(__xludf.dummyfunction(&quot;GOOGLETRANSLATE($B78,&quot;&quot;en&quot;&quot;,R$1)&quot;);&quot;Pinagmulan%0:%1, hindi nakikilalang label ng gosub ❮%2❯%n&quot;)" office:value-type="string" office:string-value="Pinagmulan%0:%1, hindi nakikilalang label ng gosub ❮%2❯%n" calcext:value-type="string">
            <text:p>Pinagmulan%0:%1, hindi nakikilalang label ng gosub ❮%2❯%n</text:p>
          </table:table-cell>
          <table:table-cell table:style-name="ce2" table:formula="of:=IFERROR(__xludf.dummyfunction(&quot;GOOGLETRANSLATE($B78,&quot;&quot;en&quot;&quot;,S$1)&quot;);&quot;ماخذ ٪ 0: ٪ 1 ، غیر تسلیم شدہ گوسوب لیبل ❮ ٪ 2❯ ٪ n&quot;)" office:value-type="string" office:string-value="ماخذ ٪ 0: ٪ 1 ، غیر تسلیم شدہ گوسوب لیبل ❮ ٪ 2❯ ٪ n" calcext:value-type="string">
            <text:p>ماخذ ٪ 0: ٪ 1 ، غیر تسلیم شدہ گوسوب لیبل ❮ ٪ 2❯ ٪ n</text:p>
          </table:table-cell>
          <table:table-cell table:style-name="ce2" table:formula="of:=IFERROR(__xludf.dummyfunction(&quot;GOOGLETRANSLATE($B78,&quot;&quot;en&quot;&quot;,T$1)&quot;);&quot;Fontem% 0:% I, cognognized Gosub Label ❮% 2 ^ n&quot;)" office:value-type="string" office:string-value="Fontem% 0:% I, cognognized Gosub Label ❮% 2 ^ n" calcext:value-type="string">
            <text:p>Fontem% 0:% I, cognognized Gosub Label ❮% 2 ^ n</text:p>
          </table:table-cell>
          <table:table-cell table:style-name="ce2" table:formula="of:=IFERROR(__xludf.dummyfunction(&quot;GOOGLETRANSLATE($B78,&quot;&quot;en&quot;&quot;,U$1)&quot;);&quot;Ffynhonnell%0:%1, label gosub heb ei gydnabod ❮%2❯%n&quot;)" office:value-type="string" office:string-value="Ffynhonnell%0:%1, label gosub heb ei gydnabod ❮%2❯%n" calcext:value-type="string">
            <text:p>Ffynhonnell%0:%1, label gosub heb ei gydnabod ❮%2❯%n</text:p>
          </table:table-cell>
          <table:table-cell table:style-name="ce2" table:formula="of:=IFERROR(__xludf.dummyfunction(&quot;GOOGLETRANSLATE($B78,&quot;&quot;en&quot;&quot;,V$1)&quot;);&quot;Umthombo% 0:% 1, Ilebula engaziwa ye-GOSUB ❮% 2❯% n&quot;)" office:value-type="string" office:string-value="Umthombo% 0:% 1, Ilebula engaziwa ye-GOSUB ❮% 2❯% n" calcext:value-type="string">
            <text:p>Umthombo% 0:% 1, Ilebula engaziwa ye-GOSUB ❮% 2❯% n</text:p>
          </table:table-cell>
          <table:table-cell table:style-name="ce2" table:formula="of:=IFERROR(__xludf.dummyfunction(&quot;GOOGLETRANSLATE($B78,&quot;&quot;en&quot;&quot;,W$1)&quot;);&quot;מקור% 0:% 1, אַנרעקאַגנייזד Gosub Lady ❮% 2❯% n&quot;)" office:value-type="string" office:string-value="מקור% 0:% 1, אַנרעקאַגנייזד Gosub Lady ❮% 2❯% n" calcext:value-type="string">
            <text:p>מקור% 0:% 1, אַנרעקאַגנייזד Gosub Lady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GOTO LABEL ❮%2❯%n</text:p>
          </table:table-cell>
          <table:table-cell table:style-name="ce2" table:formula="of:=IFERROR(__xludf.dummyfunction(&quot;GOOGLETRANSLATE($B79,&quot;&quot;en&quot;&quot;,C$1)&quot;);&quot;Source%0 :%1, 인식되지 않은 Goto 레이블 ❮%2 ❯%n&quot;)" office:value-type="string" office:string-value="Source%0 :%1, 인식되지 않은 Goto 레이블 ❮%2 ❯%n" calcext:value-type="string">
            <text:p>Source%0 :%1, 인식되지 않은 Goto 레이블 ❮%2 ❯%n</text:p>
          </table:table-cell>
          <table:table-cell table:style-name="ce2" table:formula="of:=IFERROR(__xludf.dummyfunction(&quot;GOOGLETRANSLATE($B79,&quot;&quot;en&quot;&quot;,D$1)&quot;);&quot;Source% 0:% 1, étiquette Goto non reconnue ❮% 2❯% n&quot;)" office:value-type="string" office:string-value="Source% 0:% 1, étiquette Goto non reconnue ❮% 2❯% n" calcext:value-type="string">
            <text:p>Source% 0:% 1, étiquette Goto non reconnue ❮% 2❯% n</text:p>
          </table:table-cell>
          <table:table-cell table:style-name="ce2" table:formula="of:=IFERROR(__xludf.dummyfunction(&quot;GOOGLETRANSLATE($B79,&quot;&quot;en&quot;&quot;,E$1)&quot;);&quot;Quelle%0:%1, nicht anerkanntes Goto -Label ❮%2❯%N n&quot;)" office:value-type="string" office:string-value="Quelle%0:%1, nicht anerkanntes Goto -Label ❮%2❯%N n" calcext:value-type="string">
            <text:p>Quelle%0:%1, nicht anerkanntes Goto -Label ❮%2❯%N n</text:p>
          </table:table-cell>
          <table:table-cell table:style-name="ce2" table:formula="of:=IFERROR(__xludf.dummyfunction(&quot;GOOGLETRANSLATE($B79,&quot;&quot;en&quot;&quot;,F$1)&quot;);&quot;源％0：％1，未识别的goto标签❮％2❯％n&quot;)" office:value-type="string" office:string-value="源％0：％1，未识别的goto标签❮％2❯％n" calcext:value-type="string">
            <text:p>源％0：％1，未识别的goto标签❮％2❯％n</text:p>
          </table:table-cell>
          <table:table-cell table:style-name="ce2" table:formula="of:=IFERROR(__xludf.dummyfunction(&quot;GOOGLETRANSLATE($B79,&quot;&quot;en&quot;&quot;,G$1)&quot;);&quot;Fuente%0:%1, etiqueta GOTO no reconocida ❮%2❯%N&quot;)" office:value-type="string" office:string-value="Fuente%0:%1, etiqueta GOTO no reconocida ❮%2❯%N" calcext:value-type="string">
            <text:p>Fuente%0:%1, etiqueta GOTO no reconocida ❮%2❯%N</text:p>
          </table:table-cell>
          <table:table-cell table:style-name="ce2" table:formula="of:=IFERROR(__xludf.dummyfunction(&quot;GOOGLETRANSLATE($B79,&quot;&quot;en&quot;&quot;,H$1)&quot;);&quot;المصدر ٪ 0: ٪ 1 ، ملصق GOTO غير المعترف به ❮ ٪ 2❯ ٪ N&quot;)" office:value-type="string" office:string-value="المصدر ٪ 0: ٪ 1 ، ملصق GOTO غير المعترف به ❮ ٪ 2❯ ٪ N" calcext:value-type="string">
            <text:p>المصدر ٪ 0: ٪ 1 ، ملصق GOTO غير المعترف به ❮ ٪ 2❯ ٪ N</text:p>
          </table:table-cell>
          <table:table-cell table:style-name="ce2" table:formula="of:=IFERROR(__xludf.dummyfunction(&quot;GOOGLETRANSLATE($B79,&quot;&quot;en&quot;&quot;,I$1)&quot;);&quot;Источник%0:%1, не признанный метка Goto ❮%2❯%n&quot;)" office:value-type="string" office:string-value="Источник%0:%1, не признанный метка Goto ❮%2❯%n" calcext:value-type="string">
            <text:p>Источник%0:%1, не признанный метка Goto ❮%2❯%n</text:p>
          </table:table-cell>
          <table:table-cell table:style-name="ce2" table:formula="of:=IFERROR(__xludf.dummyfunction(&quot;GOOGLETRANSLATE($B79,&quot;&quot;en&quot;&quot;,J$1)&quot;);&quot;स्रोत%0:%1, गैर -मान्यता प्राप्त गोटो लेबल ❮%2❯%n&quot;)" office:value-type="string" office:string-value="स्रोत%0:%1, गैर -मान्यता प्राप्त गोटो लेबल ❮%2❯%n" calcext:value-type="string">
            <text:p>स्रोत%0:%1, गैर -मान्यता प्राप्त गोटो लेबल ❮%2❯%n</text:p>
          </table:table-cell>
          <table:table-cell table:style-name="ce2" table:formula="of:=IFERROR(__xludf.dummyfunction(&quot;GOOGLETRANSLATE($B79,&quot;&quot;en&quot;&quot;,K$1)&quot;);&quot;উত্স%0:%1, অচেনা গোটো লেবেল ❮%2❯%এন&quot;)" office:value-type="string" office:string-value="উত্স%0:%1, অচেনা গোটো লেবেল ❮%2❯%এন" calcext:value-type="string">
            <text:p>উত্স%0:%1, অচেনা গোটো লেবেল ❮%2❯%এন</text:p>
          </table:table-cell>
          <table:table-cell table:style-name="ce2" table:formula="of:=IFERROR(__xludf.dummyfunction(&quot;GOOGLETRANSLATE($B79,&quot;&quot;en&quot;&quot;,L$1)&quot;);&quot;Fonte%0:%1, rótulo Goto não reconhecido ❮%2❯%n&quot;)" office:value-type="string" office:string-value="Fonte%0:%1, rótulo Goto não reconhecido ❮%2❯%n" calcext:value-type="string">
            <text:p>Fonte%0:%1, rótulo Goto não reconhecido ❮%2❯%n</text:p>
          </table:table-cell>
          <table:table-cell table:style-name="ce2" table:formula="of:=IFERROR(__xludf.dummyfunction(&quot;GOOGLETRANSLATE($B79,&quot;&quot;en&quot;&quot;,M$1)&quot;);&quot;Sumber%0:%1, label goto yang tidak diakui ❮%2❯%n&quot;)" office:value-type="string" office:string-value="Sumber%0:%1, label goto yang tidak diakui ❮%2❯%n" calcext:value-type="string">
            <text:p>Sumber%0:%1, label goto yang tidak diakui ❮%2❯%n</text:p>
          </table:table-cell>
          <table:table-cell table:style-name="ce2" table:formula="of:=IFERROR(__xludf.dummyfunction(&quot;GOOGLETRANSLATE($B79,&quot;&quot;en&quot;&quot;,N$1)&quot;);&quot;ソース％0：％1、認識されていないgotoラベル❮％2❯％n&quot;)" office:value-type="string" office:string-value="ソース％0：％1、認識されていないgotoラベル❮％2❯％n" calcext:value-type="string">
            <text:p>ソース％0：％1、認識されていないgotoラベル❮％2❯％n</text:p>
          </table:table-cell>
          <table:table-cell table:style-name="ce2" table:formula="of:=IFERROR(__xludf.dummyfunction(&quot;GOOGLETRANSLATE($B79,&quot;&quot;en&quot;&quot;,O$1)&quot;);&quot;מקור%0:%1, תווית GOTO לא מוכרת ❮%2❯%n&quot;)" office:value-type="string" office:string-value="מקור%0:%1, תווית GOTO לא מוכרת ❮%2❯%n" calcext:value-type="string">
            <text:p>מקור%0:%1, תווית GOTO לא מוכרת ❮%2❯%n</text:p>
          </table:table-cell>
          <table:table-cell table:style-name="ce2" table:formula="of:=IFERROR(__xludf.dummyfunction(&quot;GOOGLETRANSLATE($B79,&quot;&quot;en&quot;&quot;,P$1)&quot;);&quot;Fonto%0:%1, ne rekonita goto -etikedo ❮%2❯%n&quot;)" office:value-type="string" office:string-value="Fonto%0:%1, ne rekonita goto -etikedo ❮%2❯%n" calcext:value-type="string">
            <text:p>Fonto%0:%1, ne rekonita goto -etikedo ❮%2❯%n</text:p>
          </table:table-cell>
          <table:table-cell table:style-name="ce2" table:formula="of:=IFERROR(__xludf.dummyfunction(&quot;GOOGLETRANSLATE($B79,&quot;&quot;en&quot;&quot;,Q$1)&quot;);&quot;Chanzo%0:%1, lebo isiyojulikana ya goto ❮%2❯%n&quot;)" office:value-type="string" office:string-value="Chanzo%0:%1, lebo isiyojulikana ya goto ❮%2❯%n" calcext:value-type="string">
            <text:p>Chanzo%0:%1, lebo isiyojulikana ya goto ❮%2❯%n</text:p>
          </table:table-cell>
          <table:table-cell table:style-name="ce2" table:formula="of:=IFERROR(__xludf.dummyfunction(&quot;GOOGLETRANSLATE($B79,&quot;&quot;en&quot;&quot;,R$1)&quot;);&quot;Pinagmulan%0:%1, hindi nakikilalang label ng goto ❮%2❯%n&quot;)" office:value-type="string" office:string-value="Pinagmulan%0:%1, hindi nakikilalang label ng goto ❮%2❯%n" calcext:value-type="string">
            <text:p>Pinagmulan%0:%1, hindi nakikilalang label ng goto ❮%2❯%n</text:p>
          </table:table-cell>
          <table:table-cell table:style-name="ce2" table:formula="of:=IFERROR(__xludf.dummyfunction(&quot;GOOGLETRANSLATE($B79,&quot;&quot;en&quot;&quot;,S$1)&quot;);&quot;ماخذ ٪ 0: ٪ 1 ، غیر تسلیم شدہ گوٹو لیبل ❮ ٪ 2❯ ٪ n&quot;)" office:value-type="string" office:string-value="ماخذ ٪ 0: ٪ 1 ، غیر تسلیم شدہ گوٹو لیبل ❮ ٪ 2❯ ٪ n" calcext:value-type="string">
            <text:p>ماخذ ٪ 0: ٪ 1 ، غیر تسلیم شدہ گوٹو لیبل ❮ ٪ 2❯ ٪ n</text:p>
          </table:table-cell>
          <table:table-cell table:style-name="ce2" table:formula="of:=IFERROR(__xludf.dummyfunction(&quot;GOOGLETRANSLATE($B79,&quot;&quot;en&quot;&quot;,T$1)&quot;);&quot;Source% 0:% I, latuit gata Label ❮% 2❯% n&quot;)" office:value-type="string" office:string-value="Source% 0:% I, latuit gata Label ❮% 2❯% n" calcext:value-type="string">
            <text:p>Source% 0:% I, latuit gata Label ❮% 2❯% n</text:p>
          </table:table-cell>
          <table:table-cell table:style-name="ce2" table:formula="of:=IFERROR(__xludf.dummyfunction(&quot;GOOGLETRANSLATE($B79,&quot;&quot;en&quot;&quot;,U$1)&quot;);&quot;Ffynhonnell%0:%1, label goto heb ei gydnabod ❮%2❯%n&quot;)" office:value-type="string" office:string-value="Ffynhonnell%0:%1, label goto heb ei gydnabod ❮%2❯%n" calcext:value-type="string">
            <text:p>Ffynhonnell%0:%1, label goto heb ei gydnabod ❮%2❯%n</text:p>
          </table:table-cell>
          <table:table-cell table:style-name="ce2" table:formula="of:=IFERROR(__xludf.dummyfunction(&quot;GOOGLETRANSLATE($B79,&quot;&quot;en&quot;&quot;,V$1)&quot;);&quot;Umthombo% 0:% 1, ilebula le-goto elingaziwa ❮% 2❯% n&quot;)" office:value-type="string" office:string-value="Umthombo% 0:% 1, ilebula le-goto elingaziwa ❮% 2❯% n" calcext:value-type="string">
            <text:p>Umthombo% 0:% 1, ilebula le-goto elingaziwa ❮% 2❯% n</text:p>
          </table:table-cell>
          <table:table-cell table:style-name="ce2" table:formula="of:=IFERROR(__xludf.dummyfunction(&quot;GOOGLETRANSLATE($B79,&quot;&quot;en&quot;&quot;,W$1)&quot;);&quot;מקור% 0:% 1, אַנרעקאַגנייזד גאָטאָ לאַבעל ❮% 2❯% n&quot;)" office:value-type="string" office:string-value="מקור% 0:% 1, אַנרעקאַגנייזד גאָטאָ לאַבעל ❮% 2❯% n" calcext:value-type="string">
            <text:p>מקור% 0:% 1, אַנרעקאַגנייזד גאָטאָ לאַבעל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INTEGER MATH OP ❮%2❯%n</text:p>
          </table:table-cell>
          <table:table-cell table:style-name="ce2" table:formula="of:=IFERROR(__xludf.dummyfunction(&quot;GOOGLETRANSLATE($B80,&quot;&quot;en&quot;&quot;,C$1)&quot;);&quot;Source%0 :%1, 인식되지 않은 정수 수학 OP ❮%2❯%n&quot;)" office:value-type="string" office:string-value="Source%0 :%1, 인식되지 않은 정수 수학 OP ❮%2❯%n" calcext:value-type="string">
            <text:p>Source%0 :%1, 인식되지 않은 정수 수학 OP ❮%2❯%n</text:p>
          </table:table-cell>
          <table:table-cell table:style-name="ce2" table:formula="of:=IFERROR(__xludf.dummyfunction(&quot;GOOGLETRANSLATE($B80,&quot;&quot;en&quot;&quot;,D$1)&quot;);&quot;Source% 0:% 1, mathématiques entières non reconnues op ❮% 2❯% n&quot;)" office:value-type="string" office:string-value="Source% 0:% 1, mathématiques entières non reconnues op ❮% 2❯% n" calcext:value-type="string">
            <text:p>Source% 0:% 1, mathématiques entières non reconnues op ❮% 2❯% n</text:p>
          </table:table-cell>
          <table:table-cell table:style-name="ce2" table:formula="of:=IFERROR(__xludf.dummyfunction(&quot;GOOGLETRANSLATE($B80,&quot;&quot;en&quot;&quot;,E$1)&quot;);&quot;Quelle%0:%1, nicht erkannte Ganzzahl Math Op ❮%2❯%n&quot;)" office:value-type="string" office:string-value="Quelle%0:%1, nicht erkannte Ganzzahl Math Op ❮%2❯%n" calcext:value-type="string">
            <text:p>Quelle%0:%1, nicht erkannte Ganzzahl Math Op ❮%2❯%n</text:p>
          </table:table-cell>
          <table:table-cell table:style-name="ce2" table:formula="of:=IFERROR(__xludf.dummyfunction(&quot;GOOGLETRANSLATE($B80,&quot;&quot;en&quot;&quot;,F$1)&quot;);&quot;来源％0：％1，未识别的整数数学op❮％2❯％n&quot;)" office:value-type="string" office:string-value="来源％0：％1，未识别的整数数学op❮％2❯％n" calcext:value-type="string">
            <text:p>来源％0：％1，未识别的整数数学op❮％2❯％n</text:p>
          </table:table-cell>
          <table:table-cell table:style-name="ce2" table:formula="of:=IFERROR(__xludf.dummyfunction(&quot;GOOGLETRANSLATE($B80,&quot;&quot;en&quot;&quot;,G$1)&quot;);&quot;Fuente%0:%1, Integer Integer Math Op no reconocido ❮%2❯%N&quot;)" office:value-type="string" office:string-value="Fuente%0:%1, Integer Integer Math Op no reconocido ❮%2❯%N" calcext:value-type="string">
            <text:p>Fuente%0:%1, Integer Integer Math Op no reconocido ❮%2❯%N</text:p>
          </table:table-cell>
          <table:table-cell table:style-name="ce2" table:formula="of:=IFERROR(__xludf.dummyfunction(&quot;GOOGLETRANSLATE($B80,&quot;&quot;en&quot;&quot;,H$1)&quot;);&quot;المصدر ٪ 0: ٪ 1 ، عدد صحيح غير معترف به الرياضيات ❮ ٪ 2❯ ٪ n&quot;)" office:value-type="string" office:string-value="المصدر ٪ 0: ٪ 1 ، عدد صحيح غير معترف به الرياضيات ❮ ٪ 2❯ ٪ n" calcext:value-type="string">
            <text:p>المصدر ٪ 0: ٪ 1 ، عدد صحيح غير معترف به الرياضيات ❮ ٪ 2❯ ٪ n</text:p>
          </table:table-cell>
          <table:table-cell table:style-name="ce2" table:formula="of:=IFERROR(__xludf.dummyfunction(&quot;GOOGLETRANSLATE($B80,&quot;&quot;en&quot;&quot;,I$1)&quot;);&quot;Источник%0:%1, непризнанная целочисленная математика op ❮%2❯%n&quot;)" office:value-type="string" office:string-value="Источник%0:%1, непризнанная целочисленная математика op ❮%2❯%n" calcext:value-type="string">
            <text:p>Источник%0:%1, непризнанная целочисленная математика op ❮%2❯%n</text:p>
          </table:table-cell>
          <table:table-cell table:style-name="ce2" table:formula="of:=IFERROR(__xludf.dummyfunction(&quot;GOOGLETRANSLATE($B80,&quot;&quot;en&quot;&quot;,J$1)&quot;);&quot;स्रोत%0:%1, अपरिचित पूर्णांक गणित ओपी of%2❯%n&quot;)" office:value-type="string" office:string-value="स्रोत%0:%1, अपरिचित पूर्णांक गणित ओपी of%2❯%n" calcext:value-type="string">
            <text:p>स्रोत%0:%1, अपरिचित पूर्णांक गणित ओपी of%2❯%n</text:p>
          </table:table-cell>
          <table:table-cell table:style-name="ce2" table:formula="of:=IFERROR(__xludf.dummyfunction(&quot;GOOGLETRANSLATE($B80,&quot;&quot;en&quot;&quot;,K$1)&quot;);&quot;উত্স%0:%1, অচেনা পূর্ণসংখ্যা গণিত অপ ❮%2❯%এন&quot;)" office:value-type="string" office:string-value="উত্স%0:%1, অচেনা পূর্ণসংখ্যা গণিত অপ ❮%2❯%এন" calcext:value-type="string">
            <text:p>উত্স%0:%1, অচেনা পূর্ণসংখ্যা গণিত অপ ❮%2❯%এন</text:p>
          </table:table-cell>
          <table:table-cell table:style-name="ce2" table:formula="of:=IFERROR(__xludf.dummyfunction(&quot;GOOGLETRANSLATE($B80,&quot;&quot;en&quot;&quot;,L$1)&quot;);&quot;Fonte%0:%1, Inteiro não reconhecido Math Op ❮%2❯%n&quot;)" office:value-type="string" office:string-value="Fonte%0:%1, Inteiro não reconhecido Math Op ❮%2❯%n" calcext:value-type="string">
            <text:p>Fonte%0:%1, Inteiro não reconhecido Math Op ❮%2❯%n</text:p>
          </table:table-cell>
          <table:table-cell table:style-name="ce2" table:formula="of:=IFERROR(__xludf.dummyfunction(&quot;GOOGLETRANSLATE($B80,&quot;&quot;en&quot;&quot;,M$1)&quot;);&quot;Sumber%0:%1, Integer Math Op ❮%2 ❮%n&quot;)" office:value-type="string" office:string-value="Sumber%0:%1, Integer Math Op ❮%2 ❮%n" calcext:value-type="string">
            <text:p>Sumber%0:%1, Integer Math Op ❮%2 ❮%n</text:p>
          </table:table-cell>
          <table:table-cell table:style-name="ce2" table:formula="of:=IFERROR(__xludf.dummyfunction(&quot;GOOGLETRANSLATE($B80,&quot;&quot;en&quot;&quot;,N$1)&quot;);&quot;ソース％0：％1、認識されていない整数数学op❮％2❯％n&quot;)" office:value-type="string" office:string-value="ソース％0：％1、認識されていない整数数学op❮％2❯％n" calcext:value-type="string">
            <text:p>ソース％0：％1、認識されていない整数数学op❮％2❯％n</text:p>
          </table:table-cell>
          <table:table-cell table:style-name="ce2" table:formula="of:=IFERROR(__xludf.dummyfunction(&quot;GOOGLETRANSLATE($B80,&quot;&quot;en&quot;&quot;,O$1)&quot;);&quot;מקור%0:%1, מספר שלם מתמטיקה שלם ❮%2❯%n&quot;)" office:value-type="string" office:string-value="מקור%0:%1, מספר שלם מתמטיקה שלם ❮%2❯%n" calcext:value-type="string">
            <text:p>מקור%0:%1, מספר שלם מתמטיקה שלם ❮%2❯%n</text:p>
          </table:table-cell>
          <table:table-cell table:style-name="ce2" table:formula="of:=IFERROR(__xludf.dummyfunction(&quot;GOOGLETRANSLATE($B80,&quot;&quot;en&quot;&quot;,P$1)&quot;);&quot;Fonto%0:%1, ne rekonita entjera matematiko op ❮%2❯%n&quot;)" office:value-type="string" office:string-value="Fonto%0:%1, ne rekonita entjera matematiko op ❮%2❯%n" calcext:value-type="string">
            <text:p>Fonto%0:%1, ne rekonita entjera matematiko op ❮%2❯%n</text:p>
          </table:table-cell>
          <table:table-cell table:style-name="ce2" table:formula="of:=IFERROR(__xludf.dummyfunction(&quot;GOOGLETRANSLATE($B80,&quot;&quot;en&quot;&quot;,Q$1)&quot;);&quot;Chanzo%0:%1, Integer Integer Math op ❮%2❯%N N&quot;)" office:value-type="string" office:string-value="Chanzo%0:%1, Integer Integer Math op ❮%2❯%N N" calcext:value-type="string">
            <text:p>Chanzo%0:%1, Integer Integer Math op ❮%2❯%N N</text:p>
          </table:table-cell>
          <table:table-cell table:style-name="ce2" table:formula="of:=IFERROR(__xludf.dummyfunction(&quot;GOOGLETRANSLATE($B80,&quot;&quot;en&quot;&quot;,R$1)&quot;);&quot;Pinagmulan%0:%1, hindi nakikilalang integer matematika op ❮%2❯%n&quot;)" office:value-type="string" office:string-value="Pinagmulan%0:%1, hindi nakikilalang integer matematika op ❮%2❯%n" calcext:value-type="string">
            <text:p>Pinagmulan%0:%1, hindi nakikilalang integer matematika op ❮%2❯%n</text:p>
          </table:table-cell>
          <table:table-cell table:style-name="ce2" table:formula="of:=IFERROR(__xludf.dummyfunction(&quot;GOOGLETRANSLATE($B80,&quot;&quot;en&quot;&quot;,S$1)&quot;);&quot;ماخذ ٪ 0: ٪ 1 ، غیر تسلیم شدہ عددی ریاضی op ❮ ٪ 2❯ ٪ n&quot;)" office:value-type="string" office:string-value="ماخذ ٪ 0: ٪ 1 ، غیر تسلیم شدہ عددی ریاضی op ❮ ٪ 2❯ ٪ n" calcext:value-type="string">
            <text:p>ماخذ ٪ 0: ٪ 1 ، غیر تسلیم شدہ عددی ریاضی op ❮ ٪ 2❯ ٪ n</text:p>
          </table:table-cell>
          <table:table-cell table:style-name="ce2" table:formula="of:=IFERROR(__xludf.dummyfunction(&quot;GOOGLETRANSLATE($B80,&quot;&quot;en&quot;&quot;,T$1)&quot;);&quot;Fontem% 0:% I, intelligitur integer math op ❮% 2 ❯% n&quot;)" office:value-type="string" office:string-value="Fontem% 0:% I, intelligitur integer math op ❮% 2 ❯% n" calcext:value-type="string">
            <text:p>Fontem% 0:% I, intelligitur integer math op ❮% 2 ❯% n</text:p>
          </table:table-cell>
          <table:table-cell table:style-name="ce2" table:formula="of:=IFERROR(__xludf.dummyfunction(&quot;GOOGLETRANSLATE($B80,&quot;&quot;en&quot;&quot;,U$1)&quot;);&quot;Ffynhonnell%0:%1, Math cyfanrif heb ei gydnabod Op ❮%2❯%n&quot;)" office:value-type="string" office:string-value="Ffynhonnell%0:%1, Math cyfanrif heb ei gydnabod Op ❮%2❯%n" calcext:value-type="string">
            <text:p>Ffynhonnell%0:%1, Math cyfanrif heb ei gydnabod Op ❮%2❯%n</text:p>
          </table:table-cell>
          <table:table-cell table:style-name="ce2" table:formula="of:=IFERROR(__xludf.dummyfunction(&quot;GOOGLETRANSLATE($B80,&quot;&quot;en&quot;&quot;,V$1)&quot;);&quot;Umthombo% 0:% 1, Inombolo ye-Integer Math ye-Integer Op% 2❯% n&quot;)" office:value-type="string" office:string-value="Umthombo% 0:% 1, Inombolo ye-Integer Math ye-Integer Op% 2❯% n" calcext:value-type="string">
            <text:p>Umthombo% 0:% 1, Inombolo ye-Integer Math ye-Integer Op% 2❯% n</text:p>
          </table:table-cell>
          <table:table-cell table:style-name="ce2" table:formula="of:=IFERROR(__xludf.dummyfunction(&quot;GOOGLETRANSLATE($B80,&quot;&quot;en&quot;&quot;,W$1)&quot;);&quot;מקור% 0:% 1, אַנרעקאַגנייזד ינטאַדזשער מאַט אויף ❮% 2❯% n&quot;)" office:value-type="string" office:string-value="מקור% 0:% 1, אַנרעקאַגנייזד ינטאַדזשער מאַט אויף ❮% 2❯% n" calcext:value-type="string">
            <text:p>מקור% 0:% 1, אַנרעקאַגנייזד ינטאַדזשער מאַט אויף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MID OP %2%n</text:p>
          </table:table-cell>
          <table:table-cell table:style-name="ce2" table:formula="of:=IFERROR(__xludf.dummyfunction(&quot;GOOGLETRANSLATE($B81,&quot;&quot;en&quot;&quot;,C$1)&quot;);&quot;Source %0 : %1, 인식 할 수없는 중간 OP %2 %N&quot;)" office:value-type="string" office:string-value="Source %0 : %1, 인식 할 수없는 중간 OP %2 %N" calcext:value-type="string">
            <text:p>Source %0 : %1, 인식 할 수없는 중간 OP %2 %N</text:p>
          </table:table-cell>
          <table:table-cell table:style-name="ce2" table:formula="of:=IFERROR(__xludf.dummyfunction(&quot;GOOGLETRANSLATE($B81,&quot;&quot;en&quot;&quot;,D$1)&quot;);&quot;Source% 0:% 1, Mid Op% non reconnu&quot;)" office:value-type="string" office:string-value="Source% 0:% 1, Mid Op% non reconnu" calcext:value-type="string">
            <text:p>Source% 0:% 1, Mid Op% non reconnu</text:p>
          </table:table-cell>
          <table:table-cell table:style-name="ce2" table:formula="of:=IFERROR(__xludf.dummyfunction(&quot;GOOGLETRANSLATE($B81,&quot;&quot;en&quot;&quot;,E$1)&quot;);&quot;Quelle %0: %1, nicht anerkannte Mid Op %2 %n&quot;)" office:value-type="string" office:string-value="Quelle %0: %1, nicht anerkannte Mid Op %2 %n" calcext:value-type="string">
            <text:p>Quelle %0: %1, nicht anerkannte Mid Op %2 %n</text:p>
          </table:table-cell>
          <table:table-cell table:style-name="ce2" table:formula="of:=IFERROR(__xludf.dummyfunction(&quot;GOOGLETRANSLATE($B81,&quot;&quot;en&quot;&quot;,F$1)&quot;);&quot;源％0：％1，未识别的MID OP％2％N&quot;)" office:value-type="string" office:string-value="源％0：％1，未识别的MID OP％2％N" calcext:value-type="string">
            <text:p>源％0：％1，未识别的MID OP％2％N</text:p>
          </table:table-cell>
          <table:table-cell table:style-name="ce2" table:formula="of:=IFERROR(__xludf.dummyfunction(&quot;GOOGLETRANSLATE($B81,&quot;&quot;en&quot;&quot;,G$1)&quot;);&quot;Fuente %0: %1, OP Mid no reconocido %2 %N&quot;)" office:value-type="string" office:string-value="Fuente %0: %1, OP Mid no reconocido %2 %N" calcext:value-type="string">
            <text:p>Fuente %0: %1, OP Mid no reconocido %2 %N</text:p>
          </table:table-cell>
          <table:table-cell table:style-name="ce2" table:formula="of:=IFERROR(__xludf.dummyfunction(&quot;GOOGLETRANSLATE($B81,&quot;&quot;en&quot;&quot;,H$1)&quot;);&quot;المصدر ٪ 0: ٪ 1 ، Mid Op ٪ 2 ٪ N غير المعترف به&quot;)" office:value-type="string" office:string-value="المصدر ٪ 0: ٪ 1 ، Mid Op ٪ 2 ٪ N غير المعترف به" calcext:value-type="string">
            <text:p>المصدر ٪ 0: ٪ 1 ، Mid Op ٪ 2 ٪ N غير المعترف به</text:p>
          </table:table-cell>
          <table:table-cell table:style-name="ce2" table:formula="of:=IFERROR(__xludf.dummyfunction(&quot;GOOGLETRANSLATE($B81,&quot;&quot;en&quot;&quot;,I$1)&quot;);&quot;Источник %0: %1, непризнанный середина OP %2 %N&quot;)" office:value-type="string" office:string-value="Источник %0: %1, непризнанный середина OP %2 %N" calcext:value-type="string">
            <text:p>Источник %0: %1, непризнанный середина OP %2 %N</text:p>
          </table:table-cell>
          <table:table-cell table:style-name="ce2" table:formula="of:=IFERROR(__xludf.dummyfunction(&quot;GOOGLETRANSLATE($B81,&quot;&quot;en&quot;&quot;,J$1)&quot;);&quot;स्रोत %0: %1, अपरिचित मध्य op %2 %n&quot;)" office:value-type="string" office:string-value="स्रोत %0: %1, अपरिचित मध्य op %2 %n" calcext:value-type="string">
            <text:p>स्रोत %0: %1, अपरिचित मध्य op %2 %n</text:p>
          </table:table-cell>
          <table:table-cell table:style-name="ce2" table:formula="of:=IFERROR(__xludf.dummyfunction(&quot;GOOGLETRANSLATE($B81,&quot;&quot;en&quot;&quot;,K$1)&quot;);&quot;উত্স %0: %1, অচেনা মিড ওপ %2 %এন&quot;)" office:value-type="string" office:string-value="উত্স %0: %1, অচেনা মিড ওপ %2 %এন" calcext:value-type="string">
            <text:p>উত্স %0: %1, অচেনা মিড ওপ %2 %এন</text:p>
          </table:table-cell>
          <table:table-cell table:style-name="ce2" table:formula="of:=IFERROR(__xludf.dummyfunction(&quot;GOOGLETRANSLATE($B81,&quot;&quot;en&quot;&quot;,L$1)&quot;);&quot;Fonte %0: %1, não reconhecido Op %2 %n&quot;)" office:value-type="string" office:string-value="Fonte %0: %1, não reconhecido Op %2 %n" calcext:value-type="string">
            <text:p>Fonte %0: %1, não reconhecido Op %2 %n</text:p>
          </table:table-cell>
          <table:table-cell table:style-name="ce2" table:formula="of:=IFERROR(__xludf.dummyfunction(&quot;GOOGLETRANSLATE($B81,&quot;&quot;en&quot;&quot;,M$1)&quot;);&quot;Sumber %0: %1, Mid op %2 %n yang tidak dikenali&quot;)" office:value-type="string" office:string-value="Sumber %0: %1, Mid op %2 %n yang tidak dikenali" calcext:value-type="string">
            <text:p>Sumber %0: %1, Mid op %2 %n yang tidak dikenali</text:p>
          </table:table-cell>
          <table:table-cell table:style-name="ce2" table:formula="of:=IFERROR(__xludf.dummyfunction(&quot;GOOGLETRANSLATE($B81,&quot;&quot;en&quot;&quot;,N$1)&quot;);&quot;ソース％0：％1、認識されていないMID OP％2％n&quot;)" office:value-type="string" office:string-value="ソース％0：％1、認識されていないMID OP％2％n" calcext:value-type="string">
            <text:p>ソース％0：％1、認識されていないMID OP％2％n</text:p>
          </table:table-cell>
          <table:table-cell table:style-name="ce2" table:formula="of:=IFERROR(__xludf.dummyfunction(&quot;GOOGLETRANSLATE($B81,&quot;&quot;en&quot;&quot;,O$1)&quot;);&quot;מקור %0: %1, לא מוכר באמצע OP %2 %N&quot;)" office:value-type="string" office:string-value="מקור %0: %1, לא מוכר באמצע OP %2 %N" calcext:value-type="string">
            <text:p>מקור %0: %1, לא מוכר באמצע OP %2 %N</text:p>
          </table:table-cell>
          <table:table-cell table:style-name="ce2" table:formula="of:=IFERROR(__xludf.dummyfunction(&quot;GOOGLETRANSLATE($B81,&quot;&quot;en&quot;&quot;,P$1)&quot;);&quot;Fonto %0: %1, ne rekonita meza op %2 %n&quot;)" office:value-type="string" office:string-value="Fonto %0: %1, ne rekonita meza op %2 %n" calcext:value-type="string">
            <text:p>Fonto %0: %1, ne rekonita meza op %2 %n</text:p>
          </table:table-cell>
          <table:table-cell table:style-name="ce2" table:formula="of:=IFERROR(__xludf.dummyfunction(&quot;GOOGLETRANSLATE($B81,&quot;&quot;en&quot;&quot;,Q$1)&quot;);&quot;Chanzo %0: %1, Mid Op %2 %N isiyojulikana 2 %N&quot;)" office:value-type="string" office:string-value="Chanzo %0: %1, Mid Op %2 %N isiyojulikana 2 %N" calcext:value-type="string">
            <text:p>Chanzo %0: %1, Mid Op %2 %N isiyojulikana 2 %N</text:p>
          </table:table-cell>
          <table:table-cell table:style-name="ce2" table:formula="of:=IFERROR(__xludf.dummyfunction(&quot;GOOGLETRANSLATE($B81,&quot;&quot;en&quot;&quot;,R$1)&quot;);&quot;Pinagmulan %0: %1, hindi nakikilala mid op %2 %n&quot;)" office:value-type="string" office:string-value="Pinagmulan %0: %1, hindi nakikilala mid op %2 %n" calcext:value-type="string">
            <text:p>Pinagmulan %0: %1, hindi nakikilala mid op %2 %n</text:p>
          </table:table-cell>
          <table:table-cell table:style-name="ce2" table:formula="of:=IFERROR(__xludf.dummyfunction(&quot;GOOGLETRANSLATE($B81,&quot;&quot;en&quot;&quot;,S$1)&quot;);&quot;ماخذ ٪ 0: ٪ 1 ، غیر تسلیم شدہ وسط او پی ٪ 2 ٪ N&quot;)" office:value-type="string" office:string-value="ماخذ ٪ 0: ٪ 1 ، غیر تسلیم شدہ وسط او پی ٪ 2 ٪ N" calcext:value-type="string">
            <text:p>ماخذ ٪ 0: ٪ 1 ، غیر تسلیم شدہ وسط او پی ٪ 2 ٪ N</text:p>
          </table:table-cell>
          <table:table-cell table:style-name="ce2" table:formula="of:=IFERROR(__xludf.dummyfunction(&quot;GOOGLETRANSLATE($B81,&quot;&quot;en&quot;&quot;,T$1)&quot;);&quot;Fonte% 0:% I, latuit medium op% II% n&quot;)" office:value-type="string" office:string-value="Fonte% 0:% I, latuit medium op% II% n" calcext:value-type="string">
            <text:p>Fonte% 0:% I, latuit medium op% II% n</text:p>
          </table:table-cell>
          <table:table-cell table:style-name="ce2" table:formula="of:=IFERROR(__xludf.dummyfunction(&quot;GOOGLETRANSLATE($B81,&quot;&quot;en&quot;&quot;,U$1)&quot;);&quot;Ffynhonnell %0: %1, heb ei gydnabod canol op %2 %n&quot;)" office:value-type="string" office:string-value="Ffynhonnell %0: %1, heb ei gydnabod canol op %2 %n" calcext:value-type="string">
            <text:p>Ffynhonnell %0: %1, heb ei gydnabod canol op %2 %n</text:p>
          </table:table-cell>
          <table:table-cell table:style-name="ce2" table:formula="of:=IFERROR(__xludf.dummyfunction(&quot;GOOGLETRANSLATE($B81,&quot;&quot;en&quot;&quot;,V$1)&quot;);&quot;Umthombo% 0:% 1, engaziwa maphakathi ne-OP% 2% n&quot;)" office:value-type="string" office:string-value="Umthombo% 0:% 1, engaziwa maphakathi ne-OP% 2% n" calcext:value-type="string">
            <text:p>Umthombo% 0:% 1, engaziwa maphakathi ne-OP% 2% n</text:p>
          </table:table-cell>
          <table:table-cell table:style-name="ce2" table:formula="of:=IFERROR(__xludf.dummyfunction(&quot;GOOGLETRANSLATE($B81,&quot;&quot;en&quot;&quot;,W$1)&quot;);&quot;מקור% 0:% 1, אַנרעקאַגנייזד מיטל אויף% 2% n&quot;)" office:value-type="string" office:string-value="מקור% 0:% 1, אַנרעקאַגנייזד מיטל אויף% 2% n" calcext:value-type="string">
            <text:p>מקור% 0:% 1, אַנרעקאַגנייזד מיטל אויף% 2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NEXT VARIABLE ❮%2❯%n</text:p>
          </table:table-cell>
          <table:table-cell table:style-name="ce2" table:formula="of:=IFERROR(__xludf.dummyfunction(&quot;GOOGLETRANSLATE($B82,&quot;&quot;en&quot;&quot;,C$1)&quot;);&quot;Source%0 :%1, 인식되지 않은 다음 변수 ❮%2❯%n&quot;)" office:value-type="string" office:string-value="Source%0 :%1, 인식되지 않은 다음 변수 ❮%2❯%n" calcext:value-type="string">
            <text:p>Source%0 :%1, 인식되지 않은 다음 변수 ❮%2❯%n</text:p>
          </table:table-cell>
          <table:table-cell table:style-name="ce2" table:formula="of:=IFERROR(__xludf.dummyfunction(&quot;GOOGLETRANSLATE($B82,&quot;&quot;en&quot;&quot;,D$1)&quot;);&quot;Source% 0:% 1, variable suivante non reconnue ❮% 2❯% n&quot;)" office:value-type="string" office:string-value="Source% 0:% 1, variable suivante non reconnue ❮% 2❯% n" calcext:value-type="string">
            <text:p>Source% 0:% 1, variable suivante non reconnue ❮% 2❯% n</text:p>
          </table:table-cell>
          <table:table-cell table:style-name="ce2" table:formula="of:=IFERROR(__xludf.dummyfunction(&quot;GOOGLETRANSLATE($B82,&quot;&quot;en&quot;&quot;,E$1)&quot;);&quot;Quelle%0:%1, nicht anerkannte nächste Variable ❮%2❯%n&quot;)" office:value-type="string" office:string-value="Quelle%0:%1, nicht anerkannte nächste Variable ❮%2❯%n" calcext:value-type="string">
            <text:p>Quelle%0:%1, nicht anerkannte nächste Variable ❮%2❯%n</text:p>
          </table:table-cell>
          <table:table-cell table:style-name="ce2" table:formula="of:=IFERROR(__xludf.dummyfunction(&quot;GOOGLETRANSLATE($B82,&quot;&quot;en&quot;&quot;,F$1)&quot;);&quot;源％0：％1，未识别的下一个变量❮％2❯％n&quot;)" office:value-type="string" office:string-value="源％0：％1，未识别的下一个变量❮％2❯％n" calcext:value-type="string">
            <text:p>源％0：％1，未识别的下一个变量❮％2❯％n</text:p>
          </table:table-cell>
          <table:table-cell table:style-name="ce2" table:formula="of:=IFERROR(__xludf.dummyfunction(&quot;GOOGLETRANSLATE($B82,&quot;&quot;en&quot;&quot;,G$1)&quot;);&quot;Fuente%0:%1, Next Variable no reconocida ❮%2❯%N&quot;)" office:value-type="string" office:string-value="Fuente%0:%1, Next Variable no reconocida ❮%2❯%N" calcext:value-type="string">
            <text:p>Fuente%0:%1, Next Variable no reconocida ❮%2❯%N</text:p>
          </table:table-cell>
          <table:table-cell table:style-name="ce2" table:formula="of:=IFERROR(__xludf.dummyfunction(&quot;GOOGLETRANSLATE($B82,&quot;&quot;en&quot;&quot;,H$1)&quot;);&quot;المصدر ٪ 0: ٪ 1 ، المتغير التالي غير المعترف به ❮ ٪ 2❯ ٪ n&quot;)" office:value-type="string" office:string-value="المصدر ٪ 0: ٪ 1 ، المتغير التالي غير المعترف به ❮ ٪ 2❯ ٪ n" calcext:value-type="string">
            <text:p>المصدر ٪ 0: ٪ 1 ، المتغير التالي غير المعترف به ❮ ٪ 2❯ ٪ n</text:p>
          </table:table-cell>
          <table:table-cell table:style-name="ce2" table:formula="of:=IFERROR(__xludf.dummyfunction(&quot;GOOGLETRANSLATE($B82,&quot;&quot;en&quot;&quot;,I$1)&quot;);&quot;Источник%0:%1, нераспознанная следующая переменная ❮%2❯%n&quot;)" office:value-type="string" office:string-value="Источник%0:%1, нераспознанная следующая переменная ❮%2❯%n" calcext:value-type="string">
            <text:p>Источник%0:%1, нераспознанная следующая переменная ❮%2❯%n</text:p>
          </table:table-cell>
          <table:table-cell table:style-name="ce2" table:formula="of:=IFERROR(__xludf.dummyfunction(&quot;GOOGLETRANSLATE($B82,&quot;&quot;en&quot;&quot;,J$1)&quot;);&quot;स्रोत%0:%1, बिना मान्यता प्राप्त अगला चर ❮%2❯%n&quot;)" office:value-type="string" office:string-value="स्रोत%0:%1, बिना मान्यता प्राप्त अगला चर ❮%2❯%n" calcext:value-type="string">
            <text:p>स्रोत%0:%1, बिना मान्यता प्राप्त अगला चर ❮%2❯%n</text:p>
          </table:table-cell>
          <table:table-cell table:style-name="ce2" table:formula="of:=IFERROR(__xludf.dummyfunction(&quot;GOOGLETRANSLATE($B82,&quot;&quot;en&quot;&quot;,K$1)&quot;);&quot;উত্স%0:%1, অচেনা পরবর্তী পরিবর্তনশীল ❮%2❯%এন&quot;)" office:value-type="string" office:string-value="উত্স%0:%1, অচেনা পরবর্তী পরিবর্তনশীল ❮%2❯%এন" calcext:value-type="string">
            <text:p>উত্স%0:%1, অচেনা পরবর্তী পরিবর্তনশীল ❮%2❯%এন</text:p>
          </table:table-cell>
          <table:table-cell table:style-name="ce2" table:formula="of:=IFERROR(__xludf.dummyfunction(&quot;GOOGLETRANSLATE($B82,&quot;&quot;en&quot;&quot;,L$1)&quot;);&quot;Fonte%0:%1, não reconhecida a próxima variável ❮%2❯%n&quot;)" office:value-type="string" office:string-value="Fonte%0:%1, não reconhecida a próxima variável ❮%2❯%n" calcext:value-type="string">
            <text:p>Fonte%0:%1, não reconhecida a próxima variável ❮%2❯%n</text:p>
          </table:table-cell>
          <table:table-cell table:style-name="ce2" table:formula="of:=IFERROR(__xludf.dummyfunction(&quot;GOOGLETRANSLATE($B82,&quot;&quot;en&quot;&quot;,M$1)&quot;);&quot;Sumber%0:%1, variabel berikutnya yang tidak dikenali ❮%2❯%n&quot;)" office:value-type="string" office:string-value="Sumber%0:%1, variabel berikutnya yang tidak dikenali ❮%2❯%n" calcext:value-type="string">
            <text:p>Sumber%0:%1, variabel berikutnya yang tidak dikenali ❮%2❯%n</text:p>
          </table:table-cell>
          <table:table-cell table:style-name="ce2" table:formula="of:=IFERROR(__xludf.dummyfunction(&quot;GOOGLETRANSLATE($B82,&quot;&quot;en&quot;&quot;,N$1)&quot;);&quot;ソース％0：％1、認識されていない次の変数❮％2❯％n&quot;)" office:value-type="string" office:string-value="ソース％0：％1、認識されていない次の変数❮％2❯％n" calcext:value-type="string">
            <text:p>ソース％0：％1、認識されていない次の変数❮％2❯％n</text:p>
          </table:table-cell>
          <table:table-cell table:style-name="ce2" table:formula="of:=IFERROR(__xludf.dummyfunction(&quot;GOOGLETRANSLATE($B82,&quot;&quot;en&quot;&quot;,O$1)&quot;);&quot;מקור%0:%1, משתנה הבא לא מוכר ❮%2❯%n&quot;)" office:value-type="string" office:string-value="מקור%0:%1, משתנה הבא לא מוכר ❮%2❯%n" calcext:value-type="string">
            <text:p>מקור%0:%1, משתנה הבא לא מוכר ❮%2❯%n</text:p>
          </table:table-cell>
          <table:table-cell table:style-name="ce2" table:formula="of:=IFERROR(__xludf.dummyfunction(&quot;GOOGLETRANSLATE($B82,&quot;&quot;en&quot;&quot;,P$1)&quot;);&quot;Fonto%0:%1, ne rekonita sekva variablo ❮%2❯%n&quot;)" office:value-type="string" office:string-value="Fonto%0:%1, ne rekonita sekva variablo ❮%2❯%n" calcext:value-type="string">
            <text:p>Fonto%0:%1, ne rekonita sekva variablo ❮%2❯%n</text:p>
          </table:table-cell>
          <table:table-cell table:style-name="ce2" table:formula="of:=IFERROR(__xludf.dummyfunction(&quot;GOOGLETRANSLATE($B82,&quot;&quot;en&quot;&quot;,Q$1)&quot;);&quot;Chanzo%0:%1, kutofaulu kutofautiana ❮%2❯%n&quot;)" office:value-type="string" office:string-value="Chanzo%0:%1, kutofaulu kutofautiana ❮%2❯%n" calcext:value-type="string">
            <text:p>Chanzo%0:%1, kutofaulu kutofautiana ❮%2❯%n</text:p>
          </table:table-cell>
          <table:table-cell table:style-name="ce2" table:formula="of:=IFERROR(__xludf.dummyfunction(&quot;GOOGLETRANSLATE($B82,&quot;&quot;en&quot;&quot;,R$1)&quot;);&quot;Pinagmulan%0:%1, hindi nakikilalang susunod na variable ❮%2❯%n&quot;)" office:value-type="string" office:string-value="Pinagmulan%0:%1, hindi nakikilalang susunod na variable ❮%2❯%n" calcext:value-type="string">
            <text:p>Pinagmulan%0:%1, hindi nakikilalang susunod na variable ❮%2❯%n</text:p>
          </table:table-cell>
          <table:table-cell table:style-name="ce2" table:formula="of:=IFERROR(__xludf.dummyfunction(&quot;GOOGLETRANSLATE($B82,&quot;&quot;en&quot;&quot;,S$1)&quot;);&quot;ماخذ ٪ 0: ٪ 1 ، غیر تسلیم شدہ اگلی متغیر ❮ ٪ 2❯ ٪ n&quot;)" office:value-type="string" office:string-value="ماخذ ٪ 0: ٪ 1 ، غیر تسلیم شدہ اگلی متغیر ❮ ٪ 2❯ ٪ n" calcext:value-type="string">
            <text:p>ماخذ ٪ 0: ٪ 1 ، غیر تسلیم شدہ اگلی متغیر ❮ ٪ 2❯ ٪ n</text:p>
          </table:table-cell>
          <table:table-cell table:style-name="ce2" table:formula="of:=IFERROR(__xludf.dummyfunction(&quot;GOOGLETRANSLATE($B82,&quot;&quot;en&quot;&quot;,T$1)&quot;);&quot;Fontem% 0:% I, latuit Next variabilis ❮% 2 ^ n&quot;)" office:value-type="string" office:string-value="Fontem% 0:% I, latuit Next variabilis ❮% 2 ^ n" calcext:value-type="string">
            <text:p>Fontem% 0:% I, latuit Next variabilis ❮% 2 ^ n</text:p>
          </table:table-cell>
          <table:table-cell table:style-name="ce2" table:formula="of:=IFERROR(__xludf.dummyfunction(&quot;GOOGLETRANSLATE($B82,&quot;&quot;en&quot;&quot;,U$1)&quot;);&quot;Ffynhonnell%0:%1, heb ei gydnabod y newidyn nesaf ❮%2❯%n&quot;)" office:value-type="string" office:string-value="Ffynhonnell%0:%1, heb ei gydnabod y newidyn nesaf ❮%2❯%n" calcext:value-type="string">
            <text:p>Ffynhonnell%0:%1, heb ei gydnabod y newidyn nesaf ❮%2❯%n</text:p>
          </table:table-cell>
          <table:table-cell table:style-name="ce2" table:formula="of:=IFERROR(__xludf.dummyfunction(&quot;GOOGLETRANSLATE($B82,&quot;&quot;en&quot;&quot;,V$1)&quot;);&quot;Umthombo% 0:% 1, engaziwa ngokulandelana okulandelayo ❮% 2❯% n&quot;)" office:value-type="string" office:string-value="Umthombo% 0:% 1, engaziwa ngokulandelana okulandelayo ❮% 2❯% n" calcext:value-type="string">
            <text:p>Umthombo% 0:% 1, engaziwa ngokulandelana okulandelayo ❮% 2❯% n</text:p>
          </table:table-cell>
          <table:table-cell table:style-name="ce2" table:formula="of:=IFERROR(__xludf.dummyfunction(&quot;GOOGLETRANSLATE($B82,&quot;&quot;en&quot;&quot;,W$1)&quot;);&quot;מקור% 0:% 1, אַנרעקאַגנייזד ווייַטער בייַטעוודיק ❮% 2❯% n&quot;)" office:value-type="string" office:string-value="מקור% 0:% 1, אַנרעקאַגנייזד ווייַטער בייַטעוודיק ❮% 2❯% n" calcext:value-type="string">
            <text:p>מקור% 0:% 1, אַנרעקאַגנייזד ווייַטער בייַטעוודיק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RATIONAL MATH OP ❮%2❯%n</text:p>
          </table:table-cell>
          <table:table-cell table:style-name="ce2" table:formula="of:=IFERROR(__xludf.dummyfunction(&quot;GOOGLETRANSLATE($B83,&quot;&quot;en&quot;&quot;,C$1)&quot;);&quot;Source%0 :%1, 인식되지 않은 합리적 수학 OP ❮%2❯%n&quot;)" office:value-type="string" office:string-value="Source%0 :%1, 인식되지 않은 합리적 수학 OP ❮%2❯%n" calcext:value-type="string">
            <text:p>Source%0 :%1, 인식되지 않은 합리적 수학 OP ❮%2❯%n</text:p>
          </table:table-cell>
          <table:table-cell table:style-name="ce2" table:formula="of:=IFERROR(__xludf.dummyfunction(&quot;GOOGLETRANSLATE($B83,&quot;&quot;en&quot;&quot;,D$1)&quot;);&quot;Source% 0:% 1, mathématiques rationnelles non reconnues OP ❮% 2❯% n&quot;)" office:value-type="string" office:string-value="Source% 0:% 1, mathématiques rationnelles non reconnues OP ❮% 2❯% n" calcext:value-type="string">
            <text:p>Source% 0:% 1, mathématiques rationnelles non reconnues OP ❮% 2❯% n</text:p>
          </table:table-cell>
          <table:table-cell table:style-name="ce2" table:formula="of:=IFERROR(__xludf.dummyfunction(&quot;GOOGLETRANSLATE($B83,&quot;&quot;en&quot;&quot;,E$1)&quot;);&quot;Quelle%0:%1, nicht anerkannte rationale Mathematik Op ❮%2❯%n&quot;)" office:value-type="string" office:string-value="Quelle%0:%1, nicht anerkannte rationale Mathematik Op ❮%2❯%n" calcext:value-type="string">
            <text:p>Quelle%0:%1, nicht anerkannte rationale Mathematik Op ❮%2❯%n</text:p>
          </table:table-cell>
          <table:table-cell table:style-name="ce2" table:formula="of:=IFERROR(__xludf.dummyfunction(&quot;GOOGLETRANSLATE($B83,&quot;&quot;en&quot;&quot;,F$1)&quot;);&quot;来源％0：％1，未认可的有理学数学op❮％2❯％n&quot;)" office:value-type="string" office:string-value="来源％0：％1，未认可的有理学数学op❮％2❯％n" calcext:value-type="string">
            <text:p>来源％0：％1，未认可的有理学数学op❮％2❯％n</text:p>
          </table:table-cell>
          <table:table-cell table:style-name="ce2" table:formula="of:=IFERROR(__xludf.dummyfunction(&quot;GOOGLETRANSLATE($B83,&quot;&quot;en&quot;&quot;,G$1)&quot;);&quot;Fuente%0:%1, Op de matemáticas racionales no reconocidas ❮%2❯%N&quot;)" office:value-type="string" office:string-value="Fuente%0:%1, Op de matemáticas racionales no reconocidas ❮%2❯%N" calcext:value-type="string">
            <text:p>Fuente%0:%1, Op de matemáticas racionales no reconocidas ❮%2❯%N</text:p>
          </table:table-cell>
          <table:table-cell table:style-name="ce2" table:formula="of:=IFERROR(__xludf.dummyfunction(&quot;GOOGLETRANSLATE($B83,&quot;&quot;en&quot;&quot;,H$1)&quot;);&quot;المصدر ٪ 0: ٪ 1 ، الرياضيات العقلانية غير المعترف بها&quot;)" office:value-type="string" office:string-value="المصدر ٪ 0: ٪ 1 ، الرياضيات العقلانية غير المعترف بها" calcext:value-type="string">
            <text:p>المصدر ٪ 0: ٪ 1 ، الرياضيات العقلانية غير المعترف بها</text:p>
          </table:table-cell>
          <table:table-cell table:style-name="ce2" table:formula="of:=IFERROR(__xludf.dummyfunction(&quot;GOOGLETRANSLATE($B83,&quot;&quot;en&quot;&quot;,I$1)&quot;);&quot;Источник%0:%1, непризнанный рациональный математический OP ❮%2❯%n&quot;)" office:value-type="string" office:string-value="Источник%0:%1, непризнанный рациональный математический OP ❮%2❯%n" calcext:value-type="string">
            <text:p>Источник%0:%1, непризнанный рациональный математический OP ❮%2❯%n</text:p>
          </table:table-cell>
          <table:table-cell table:style-name="ce2" table:formula="of:=IFERROR(__xludf.dummyfunction(&quot;GOOGLETRANSLATE($B83,&quot;&quot;en&quot;&quot;,J$1)&quot;);&quot;स्रोत%0:%1, अपरिचित तर्कसंगत गणित ऑप ❮%2 of%n&quot;)" office:value-type="string" office:string-value="स्रोत%0:%1, अपरिचित तर्कसंगत गणित ऑप ❮%2 of%n" calcext:value-type="string">
            <text:p>स्रोत%0:%1, अपरिचित तर्कसंगत गणित ऑप ❮%2 of%n</text:p>
          </table:table-cell>
          <table:table-cell table:style-name="ce2" table:formula="of:=IFERROR(__xludf.dummyfunction(&quot;GOOGLETRANSLATE($B83,&quot;&quot;en&quot;&quot;,K$1)&quot;);&quot;উত্স%0:%1, অচেনা যুক্তিযুক্ত গণিত অপ ❮%2❯%এন&quot;)" office:value-type="string" office:string-value="উত্স%0:%1, অচেনা যুক্তিযুক্ত গণিত অপ ❮%2❯%এন" calcext:value-type="string">
            <text:p>উত্স%0:%1, অচেনা যুক্তিযুক্ত গণিত অপ ❮%2❯%এন</text:p>
          </table:table-cell>
          <table:table-cell table:style-name="ce2" table:formula="of:=IFERROR(__xludf.dummyfunction(&quot;GOOGLETRANSLATE($B83,&quot;&quot;en&quot;&quot;,L$1)&quot;);&quot;Fonte%0:%1, Rational Math Op não reconhecido ❮%2❯%n&quot;)" office:value-type="string" office:string-value="Fonte%0:%1, Rational Math Op não reconhecido ❮%2❯%n" calcext:value-type="string">
            <text:p>Fonte%0:%1, Rational Math Op não reconhecido ❮%2❯%n</text:p>
          </table:table-cell>
          <table:table-cell table:style-name="ce2" table:formula="of:=IFERROR(__xludf.dummyfunction(&quot;GOOGLETRANSLATE($B83,&quot;&quot;en&quot;&quot;,M$1)&quot;);&quot;Sumber%0:%1, matematika rasional yang tidak dikenali Op ❮%2❯%n&quot;)" office:value-type="string" office:string-value="Sumber%0:%1, matematika rasional yang tidak dikenali Op ❮%2❯%n" calcext:value-type="string">
            <text:p>Sumber%0:%1, matematika rasional yang tidak dikenali Op ❮%2❯%n</text:p>
          </table:table-cell>
          <table:table-cell table:style-name="ce2" table:formula="of:=IFERROR(__xludf.dummyfunction(&quot;GOOGLETRANSLATE($B83,&quot;&quot;en&quot;&quot;,N$1)&quot;);&quot;ソース％0：％1、認識されていない合理的数学op❮％2❯％n&quot;)" office:value-type="string" office:string-value="ソース％0：％1、認識されていない合理的数学op❮％2❯％n" calcext:value-type="string">
            <text:p>ソース％0：％1、認識されていない合理的数学op❮％2❯％n</text:p>
          </table:table-cell>
          <table:table-cell table:style-name="ce2" table:formula="of:=IFERROR(__xludf.dummyfunction(&quot;GOOGLETRANSLATE($B83,&quot;&quot;en&quot;&quot;,O$1)&quot;);&quot;מקור%0:%1, מתמטיקה רציונלית לא מוכרת ❮%2❯%n&quot;)" office:value-type="string" office:string-value="מקור%0:%1, מתמטיקה רציונלית לא מוכרת ❮%2❯%n" calcext:value-type="string">
            <text:p>מקור%0:%1, מתמטיקה רציונלית לא מוכרת ❮%2❯%n</text:p>
          </table:table-cell>
          <table:table-cell table:style-name="ce2" table:formula="of:=IFERROR(__xludf.dummyfunction(&quot;GOOGLETRANSLATE($B83,&quot;&quot;en&quot;&quot;,P$1)&quot;);&quot;Fonto%0:%1, ne rekonita racia matematiko op ❮%2❯%n&quot;)" office:value-type="string" office:string-value="Fonto%0:%1, ne rekonita racia matematiko op ❮%2❯%n" calcext:value-type="string">
            <text:p>Fonto%0:%1, ne rekonita racia matematiko op ❮%2❯%n</text:p>
          </table:table-cell>
          <table:table-cell table:style-name="ce2" table:formula="of:=IFERROR(__xludf.dummyfunction(&quot;GOOGLETRANSLATE($B83,&quot;&quot;en&quot;&quot;,Q$1)&quot;);&quot;Chanzo%0:%1, mantiki isiyojulikana ya hesabu op ❮%2❯%n&quot;)" office:value-type="string" office:string-value="Chanzo%0:%1, mantiki isiyojulikana ya hesabu op ❮%2❯%n" calcext:value-type="string">
            <text:p>Chanzo%0:%1, mantiki isiyojulikana ya hesabu op ❮%2❯%n</text:p>
          </table:table-cell>
          <table:table-cell table:style-name="ce2" table:formula="of:=IFERROR(__xludf.dummyfunction(&quot;GOOGLETRANSLATE($B83,&quot;&quot;en&quot;&quot;,R$1)&quot;);&quot;Pinagmulan%0:%1, hindi nakikilalang Rational Math Op ❮%2❯%N&quot;)" office:value-type="string" office:string-value="Pinagmulan%0:%1, hindi nakikilalang Rational Math Op ❮%2❯%N" calcext:value-type="string">
            <text:p>Pinagmulan%0:%1, hindi nakikilalang Rational Math Op ❮%2❯%N</text:p>
          </table:table-cell>
          <table:table-cell table:style-name="ce2" table:formula="of:=IFERROR(__xludf.dummyfunction(&quot;GOOGLETRANSLATE($B83,&quot;&quot;en&quot;&quot;,S$1)&quot;);&quot;ماخذ ٪ 0: ٪ 1 ، غیر تسلیم شدہ عقلی ریاضی op ❮ ٪ 2❯ ٪ n&quot;)" office:value-type="string" office:string-value="ماخذ ٪ 0: ٪ 1 ، غیر تسلیم شدہ عقلی ریاضی op ❮ ٪ 2❯ ٪ n" calcext:value-type="string">
            <text:p>ماخذ ٪ 0: ٪ 1 ، غیر تسلیم شدہ عقلی ریاضی op ❮ ٪ 2❯ ٪ n</text:p>
          </table:table-cell>
          <table:table-cell table:style-name="ce2" table:formula="of:=IFERROR(__xludf.dummyfunction(&quot;GOOGLETRANSLATE($B83,&quot;&quot;en&quot;&quot;,T$1)&quot;);&quot;Fontem% 0:% I, latuit rationalis math op ❮% 2❯% n&quot;)" office:value-type="string" office:string-value="Fontem% 0:% I, latuit rationalis math op ❮% 2❯% n" calcext:value-type="string">
            <text:p>Fontem% 0:% I, latuit rationalis math op ❮% 2❯% n</text:p>
          </table:table-cell>
          <table:table-cell table:style-name="ce2" table:formula="of:=IFERROR(__xludf.dummyfunction(&quot;GOOGLETRANSLATE($B83,&quot;&quot;en&quot;&quot;,U$1)&quot;);&quot;Ffynhonnell%0:%1, Math rhesymegol heb ei gydnabod Op ❮%2❯%n&quot;)" office:value-type="string" office:string-value="Ffynhonnell%0:%1, Math rhesymegol heb ei gydnabod Op ❮%2❯%n" calcext:value-type="string">
            <text:p>Ffynhonnell%0:%1, Math rhesymegol heb ei gydnabod Op ❮%2❯%n</text:p>
          </table:table-cell>
          <table:table-cell table:style-name="ce2" table:formula="of:=IFERROR(__xludf.dummyfunction(&quot;GOOGLETRANSLATE($B83,&quot;&quot;en&quot;&quot;,V$1)&quot;);&quot;Umthombo% 0:% 1, ukungaziwa okungaziwa kwezibalo ze-OP% 2❯% n&quot;)" office:value-type="string" office:string-value="Umthombo% 0:% 1, ukungaziwa okungaziwa kwezibalo ze-OP% 2❯% n" calcext:value-type="string">
            <text:p>Umthombo% 0:% 1, ukungaziwa okungaziwa kwezibalo ze-OP% 2❯% n</text:p>
          </table:table-cell>
          <table:table-cell table:style-name="ce2" table:formula="of:=IFERROR(__xludf.dummyfunction(&quot;GOOGLETRANSLATE($B83,&quot;&quot;en&quot;&quot;,W$1)&quot;);&quot;מקור% 0:% 1, אַנרעקאַגנייזד באַרדאַסדיק מאַט אויף ❮% 2❯% n&quot;)" office:value-type="string" office:string-value="מקור% 0:% 1, אַנרעקאַגנייזד באַרדאַסדיק מאַט אויף ❮% 2❯% n" calcext:value-type="string">
            <text:p>מקור% 0:% 1, אַנרעקאַגנייזד באַרדאַסדיק מאַט אויף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UNRECOGNIZED VARIABLE TYPE ❮%2❯%n</text:p>
          </table:table-cell>
          <table:table-cell table:style-name="ce2" table:formula="of:=IFERROR(__xludf.dummyfunction(&quot;GOOGLETRANSLATE($B84,&quot;&quot;en&quot;&quot;,C$1)&quot;);&quot;Source%0 :%1, 인식되지 않은 가변 유형 ❮%2❯%n&quot;)" office:value-type="string" office:string-value="Source%0 :%1, 인식되지 않은 가변 유형 ❮%2❯%n" calcext:value-type="string">
            <text:p>Source%0 :%1, 인식되지 않은 가변 유형 ❮%2❯%n</text:p>
          </table:table-cell>
          <table:table-cell table:style-name="ce2" table:formula="of:=IFERROR(__xludf.dummyfunction(&quot;GOOGLETRANSLATE($B84,&quot;&quot;en&quot;&quot;,D$1)&quot;);&quot;Source% 0:% 1, type variable non reconnu ❮% 2❯% n&quot;)" office:value-type="string" office:string-value="Source% 0:% 1, type variable non reconnu ❮% 2❯% n" calcext:value-type="string">
            <text:p>Source% 0:% 1, type variable non reconnu ❮% 2❯% n</text:p>
          </table:table-cell>
          <table:table-cell table:style-name="ce2" table:formula="of:=IFERROR(__xludf.dummyfunction(&quot;GOOGLETRANSLATE($B84,&quot;&quot;en&quot;&quot;,E$1)&quot;);&quot;Quelle%0:%1, nicht anerkannter variabler Typ ❮%2❯%n&quot;)" office:value-type="string" office:string-value="Quelle%0:%1, nicht anerkannter variabler Typ ❮%2❯%n" calcext:value-type="string">
            <text:p>Quelle%0:%1, nicht anerkannter variabler Typ ❮%2❯%n</text:p>
          </table:table-cell>
          <table:table-cell table:style-name="ce2" table:formula="of:=IFERROR(__xludf.dummyfunction(&quot;GOOGLETRANSLATE($B84,&quot;&quot;en&quot;&quot;,F$1)&quot;);&quot;源％0：％1，未识别的变量类型❮％2❯％n&quot;)" office:value-type="string" office:string-value="源％0：％1，未识别的变量类型❮％2❯％n" calcext:value-type="string">
            <text:p>源％0：％1，未识别的变量类型❮％2❯％n</text:p>
          </table:table-cell>
          <table:table-cell table:style-name="ce2" table:formula="of:=IFERROR(__xludf.dummyfunction(&quot;GOOGLETRANSLATE($B84,&quot;&quot;en&quot;&quot;,G$1)&quot;);&quot;Fuente%0:%1, tipo variable no reconocido ❮%2❯%n&quot;)" office:value-type="string" office:string-value="Fuente%0:%1, tipo variable no reconocido ❮%2❯%n" calcext:value-type="string">
            <text:p>Fuente%0:%1, tipo variable no reconocido ❮%2❯%n</text:p>
          </table:table-cell>
          <table:table-cell table:style-name="ce2" table:formula="of:=IFERROR(__xludf.dummyfunction(&quot;GOOGLETRANSLATE($B84,&quot;&quot;en&quot;&quot;,H$1)&quot;);&quot;المصدر ٪ 0: ٪ 1 ، النوع المتغير غير المعترف به ❮ ٪ 2❯ ٪ n&quot;)" office:value-type="string" office:string-value="المصدر ٪ 0: ٪ 1 ، النوع المتغير غير المعترف به ❮ ٪ 2❯ ٪ n" calcext:value-type="string">
            <text:p>المصدر ٪ 0: ٪ 1 ، النوع المتغير غير المعترف به ❮ ٪ 2❯ ٪ n</text:p>
          </table:table-cell>
          <table:table-cell table:style-name="ce2" table:formula="of:=IFERROR(__xludf.dummyfunction(&quot;GOOGLETRANSLATE($B84,&quot;&quot;en&quot;&quot;,I$1)&quot;);&quot;Источник%0:%1, непризнанная переменная тип ❮%2❯%n&quot;)" office:value-type="string" office:string-value="Источник%0:%1, непризнанная переменная тип ❮%2❯%n" calcext:value-type="string">
            <text:p>Источник%0:%1, непризнанная переменная тип ❮%2❯%n</text:p>
          </table:table-cell>
          <table:table-cell table:style-name="ce2" table:formula="of:=IFERROR(__xludf.dummyfunction(&quot;GOOGLETRANSLATE($B84,&quot;&quot;en&quot;&quot;,J$1)&quot;);&quot;स्रोत%0:%1, अपरिचित चर प्रकार ❮%2 of%n&quot;)" office:value-type="string" office:string-value="स्रोत%0:%1, अपरिचित चर प्रकार ❮%2 of%n" calcext:value-type="string">
            <text:p>स्रोत%0:%1, अपरिचित चर प्रकार ❮%2 of%n</text:p>
          </table:table-cell>
          <table:table-cell table:style-name="ce2" table:formula="of:=IFERROR(__xludf.dummyfunction(&quot;GOOGLETRANSLATE($B84,&quot;&quot;en&quot;&quot;,K$1)&quot;);&quot;উত্স%0:%1, অচেনা পরিবর্তনশীল প্রকার ❮%2❯%এন&quot;)" office:value-type="string" office:string-value="উত্স%0:%1, অচেনা পরিবর্তনশীল প্রকার ❮%2❯%এন" calcext:value-type="string">
            <text:p>উত্স%0:%1, অচেনা পরিবর্তনশীল প্রকার ❮%2❯%এন</text:p>
          </table:table-cell>
          <table:table-cell table:style-name="ce2" table:formula="of:=IFERROR(__xludf.dummyfunction(&quot;GOOGLETRANSLATE($B84,&quot;&quot;en&quot;&quot;,L$1)&quot;);&quot;Fonte%0:%1, Tipo de variável não reconhecido ❮%2❯%n&quot;)" office:value-type="string" office:string-value="Fonte%0:%1, Tipo de variável não reconhecido ❮%2❯%n" calcext:value-type="string">
            <text:p>Fonte%0:%1, Tipo de variável não reconhecido ❮%2❯%n</text:p>
          </table:table-cell>
          <table:table-cell table:style-name="ce2" table:formula="of:=IFERROR(__xludf.dummyfunction(&quot;GOOGLETRANSLATE($B84,&quot;&quot;en&quot;&quot;,M$1)&quot;);&quot;Sumber%0:%1, jenis variabel yang tidak dikenal ❮%2❯%n&quot;)" office:value-type="string" office:string-value="Sumber%0:%1, jenis variabel yang tidak dikenal ❮%2❯%n" calcext:value-type="string">
            <text:p>Sumber%0:%1, jenis variabel yang tidak dikenal ❮%2❯%n</text:p>
          </table:table-cell>
          <table:table-cell table:style-name="ce2" table:formula="of:=IFERROR(__xludf.dummyfunction(&quot;GOOGLETRANSLATE($B84,&quot;&quot;en&quot;&quot;,N$1)&quot;);&quot;ソース％0：％1、認識されていない変数タイプ❮％2°％n&quot;)" office:value-type="string" office:string-value="ソース％0：％1、認識されていない変数タイプ❮％2°％n" calcext:value-type="string">
            <text:p>ソース％0：％1、認識されていない変数タイプ❮％2°％n</text:p>
          </table:table-cell>
          <table:table-cell table:style-name="ce2" table:formula="of:=IFERROR(__xludf.dummyfunction(&quot;GOOGLETRANSLATE($B84,&quot;&quot;en&quot;&quot;,O$1)&quot;);&quot;מקור%0:%1, סוג משתנה לא מוכר ❮%2❯%n&quot;)" office:value-type="string" office:string-value="מקור%0:%1, סוג משתנה לא מוכר ❮%2❯%n" calcext:value-type="string">
            <text:p>מקור%0:%1, סוג משתנה לא מוכר ❮%2❯%n</text:p>
          </table:table-cell>
          <table:table-cell table:style-name="ce2" table:formula="of:=IFERROR(__xludf.dummyfunction(&quot;GOOGLETRANSLATE($B84,&quot;&quot;en&quot;&quot;,P$1)&quot;);&quot;Fonto%0:%1, ne rekonita ŝanĝiĝema tipo ❮%2❯%n&quot;)" office:value-type="string" office:string-value="Fonto%0:%1, ne rekonita ŝanĝiĝema tipo ❮%2❯%n" calcext:value-type="string">
            <text:p>Fonto%0:%1, ne rekonita ŝanĝiĝema tipo ❮%2❯%n</text:p>
          </table:table-cell>
          <table:table-cell table:style-name="ce2" table:formula="of:=IFERROR(__xludf.dummyfunction(&quot;GOOGLETRANSLATE($B84,&quot;&quot;en&quot;&quot;,Q$1)&quot;);&quot;Chanzo%0:%1, aina ya kutofautisha isiyojulikana ❮%2❯%n&quot;)" office:value-type="string" office:string-value="Chanzo%0:%1, aina ya kutofautisha isiyojulikana ❮%2❯%n" calcext:value-type="string">
            <text:p>Chanzo%0:%1, aina ya kutofautisha isiyojulikana ❮%2❯%n</text:p>
          </table:table-cell>
          <table:table-cell table:style-name="ce2" table:formula="of:=IFERROR(__xludf.dummyfunction(&quot;GOOGLETRANSLATE($B84,&quot;&quot;en&quot;&quot;,R$1)&quot;);&quot;Pinagmulan%0:%1, hindi nakikilalang uri ng variable ❮%2❯%n&quot;)" office:value-type="string" office:string-value="Pinagmulan%0:%1, hindi nakikilalang uri ng variable ❮%2❯%n" calcext:value-type="string">
            <text:p>Pinagmulan%0:%1, hindi nakikilalang uri ng variable ❮%2❯%n</text:p>
          </table:table-cell>
          <table:table-cell table:style-name="ce2" table:formula="of:=IFERROR(__xludf.dummyfunction(&quot;GOOGLETRANSLATE($B84,&quot;&quot;en&quot;&quot;,S$1)&quot;);&quot;ماخذ ٪ 0: ٪ 1 ، غیر تسلیم شدہ متغیر قسم ❮ ٪ 2❯ ٪ n&quot;)" office:value-type="string" office:string-value="ماخذ ٪ 0: ٪ 1 ، غیر تسلیم شدہ متغیر قسم ❮ ٪ 2❯ ٪ n" calcext:value-type="string">
            <text:p>ماخذ ٪ 0: ٪ 1 ، غیر تسلیم شدہ متغیر قسم ❮ ٪ 2❯ ٪ n</text:p>
          </table:table-cell>
          <table:table-cell table:style-name="ce2" table:formula="of:=IFERROR(__xludf.dummyfunction(&quot;GOOGLETRANSLATE($B84,&quot;&quot;en&quot;&quot;,T$1)&quot;);&quot;Fonte% 0:% I, latuit variabilis generis ❮% 2 ❯% n&quot;)" office:value-type="string" office:string-value="Fonte% 0:% I, latuit variabilis generis ❮% 2 ❯% n" calcext:value-type="string">
            <text:p>Fonte% 0:% I, latuit variabilis generis ❮% 2 ❯% n</text:p>
          </table:table-cell>
          <table:table-cell table:style-name="ce2" table:formula="of:=IFERROR(__xludf.dummyfunction(&quot;GOOGLETRANSLATE($B84,&quot;&quot;en&quot;&quot;,U$1)&quot;);&quot;Ffynhonnell%0:%1, math newidiol heb ei gydnabod ❮%2❯%n&quot;)" office:value-type="string" office:string-value="Ffynhonnell%0:%1, math newidiol heb ei gydnabod ❮%2❯%n" calcext:value-type="string">
            <text:p>Ffynhonnell%0:%1, math newidiol heb ei gydnabod ❮%2❯%n</text:p>
          </table:table-cell>
          <table:table-cell table:style-name="ce2" table:formula="of:=IFERROR(__xludf.dummyfunction(&quot;GOOGLETRANSLATE($B84,&quot;&quot;en&quot;&quot;,V$1)&quot;);&quot;Umthombo% 0:% 1, Uhlobo olungaziwa oluguquguqukayo ❮% 2❯% n&quot;)" office:value-type="string" office:string-value="Umthombo% 0:% 1, Uhlobo olungaziwa oluguquguqukayo ❮% 2❯% n" calcext:value-type="string">
            <text:p>Umthombo% 0:% 1, Uhlobo olungaziwa oluguquguqukayo ❮% 2❯% n</text:p>
          </table:table-cell>
          <table:table-cell table:style-name="ce2" table:formula="of:=IFERROR(__xludf.dummyfunction(&quot;GOOGLETRANSLATE($B84,&quot;&quot;en&quot;&quot;,W$1)&quot;);&quot;מקור% 0:% 1, אַנרעקאַגנייזד בייַטעוודיק טיפּ ❮% 2❯% n&quot;)" office:value-type="string" office:string-value="מקור% 0:% 1, אַנרעקאַגנייזד בייַטעוודיק טיפּ ❮% 2❯% n" calcext:value-type="string">
            <text:p>מקור% 0:% 1, אַנרעקאַגנייזד בייַטעוודיק טיפּ ❮% 2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VARIABLE ❮%2❯ DEFINED AS DIM%3(%4..%5, %6..%7) ARRAY ON LINE %8%n</text:p>
          </table:table-cell>
          <table:table-cell table:style-name="ce2" table:formula="of:=IFERROR(__xludf.dummyfunction(&quot;GOOGLETRANSLATE($B85,&quot;&quot;en&quot;&quot;,C$1)&quot;);&quot;소스%0 :%1, 변수 ❮%2❯ Dim%3 (%4 ..%5,%6 ..%7) 배열%8%n으로 정의됩니다.&quot;)" office:value-type="string" office:string-value="소스%0 :%1, 변수 ❮%2❯ Dim%3 (%4 ..%5,%6 ..%7) 배열%8%n으로 정의됩니다." calcext:value-type="string">
            <text:p>소스%0 :%1, 변수 ❮%2❯ Dim%3 (%4 ..%5,%6 ..%7) 배열%8%n으로 정의됩니다.</text:p>
          </table:table-cell>
          <table:table-cell table:style-name="ce2" table:formula="of:=IFERROR(__xludf.dummyfunction(&quot;GOOGLETRANSLATE($B85,&quot;&quot;en&quot;&quot;,D$1)&quot;);&quot;Source% 0:% 1, variable ❮% 2❯ définie comme dim% 3 (% 4 ..% 5,% 6 ..% 7) Tableau en ligne% 8% n&quot;)" office:value-type="string" office:string-value="Source% 0:% 1, variable ❮% 2❯ définie comme dim% 3 (% 4 ..% 5,% 6 ..% 7) Tableau en ligne% 8% n" calcext:value-type="string">
            <text:p>Source% 0:% 1, variable ❮% 2❯ définie comme dim% 3 (% 4 ..% 5,% 6 ..% 7) Tableau en ligne% 8% n</text:p>
          </table:table-cell>
          <table:table-cell table:style-name="ce2" table:formula="of:=IFERROR(__xludf.dummyfunction(&quot;GOOGLETRANSLATE($B85,&quot;&quot;en&quot;&quot;,E$1)&quot;);&quot;Quelle%0:%1, Variable ❮%2❯ definiert als Dim%3 (%4 ..%5,%6 ..%7) Array auf Linie%8%n&quot;)" office:value-type="string" office:string-value="Quelle%0:%1, Variable ❮%2❯ definiert als Dim%3 (%4 ..%5,%6 ..%7) Array auf Linie%8%n" calcext:value-type="string">
            <text:p>Quelle%0:%1, Variable ❮%2❯ definiert als Dim%3 (%4 ..%5,%6 ..%7) Array auf Linie%8%n</text:p>
          </table:table-cell>
          <table:table-cell table:style-name="ce2" table:formula="of:=IFERROR(__xludf.dummyfunction(&quot;GOOGLETRANSLATE($B85,&quot;&quot;en&quot;&quot;,F$1)&quot;);&quot;源％0：％1，变量❮％2❯定义为dim％3（％4 ..％5，％6 ..％7）在线％8％n&quot;)" office:value-type="string" office:string-value="源％0：％1，变量❮％2❯定义为dim％3（％4 ..％5，％6 ..％7）在线％8％n" calcext:value-type="string">
            <text:p>源％0：％1，变量❮％2❯定义为dim％3（％4 ..％5，％6 ..％7）在线％8％n</text:p>
          </table:table-cell>
          <table:table-cell table:style-name="ce2" table:formula="of:=IFERROR(__xludf.dummyfunction(&quot;GOOGLETRANSLATE($B85,&quot;&quot;en&quot;&quot;,G$1)&quot;);&quot;Fuente%0:%1, variable ❮%2❯ definido como DIM%3 (%4 ..%5,%6 ..%7) Matriz en línea%8%N&quot;)" office:value-type="string" office:string-value="Fuente%0:%1, variable ❮%2❯ definido como DIM%3 (%4 ..%5,%6 ..%7) Matriz en línea%8%N" calcext:value-type="string">
            <text:p>Fuente%0:%1, variable ❮%2❯ definido como DIM%3 (%4 ..%5,%6 ..%7) Matriz en línea%8%N</text:p>
          </table:table-cell>
          <table:table-cell table:style-name="ce2" table:formula="of:=IFERROR(__xludf.dummyfunction(&quot;GOOGLETRANSLATE($B85,&quot;&quot;en&quot;&quot;,H$1)&quot;);&quot;المصدر ٪ 0: ٪ 1 ، المتغير ❮ ٪ 2❯ محدد على أنه dim ٪ 3 (٪ 4 .. ٪ 5 ، ٪ 6 .. ٪ 7) صفيف في الخط ٪ 8 ٪ n&quot;)" office:value-type="string" office:string-value="المصدر ٪ 0: ٪ 1 ، المتغير ❮ ٪ 2❯ محدد على أنه dim ٪ 3 (٪ 4 .. ٪ 5 ، ٪ 6 .. ٪ 7) صفيف في الخط ٪ 8 ٪ n" calcext:value-type="string">
            <text:p>المصدر ٪ 0: ٪ 1 ، المتغير ❮ ٪ 2❯ محدد على أنه dim ٪ 3 (٪ 4 .. ٪ 5 ، ٪ 6 .. ٪ 7) صفيف في الخط ٪ 8 ٪ n</text:p>
          </table:table-cell>
          <table:table-cell table:style-name="ce2" table:formula="of:=IFERROR(__xludf.dummyfunction(&quot;GOOGLETRANSLATE($B85,&quot;&quot;en&quot;&quot;,I$1)&quot;);&quot;Источник%0:%1, переменная ❮%2&quot;)" office:value-type="string" office:string-value="Источник%0:%1, переменная ❮%2" calcext:value-type="string">
            <text:p>Источник%0:%1, переменная ❮%2</text:p>
          </table:table-cell>
          <table:table-cell table:style-name="ce2" table:formula="of:=IFERROR(__xludf.dummyfunction(&quot;GOOGLETRANSLATE($B85,&quot;&quot;en&quot;&quot;,J$1)&quot;);&quot;स्रोत%0:%1, चर ❮%2❯ को मंद%3 (%4 ..%5,%6 ..%7) के रूप में परिभाषित किया गया&quot;)" office:value-type="string" office:string-value="स्रोत%0:%1, चर ❮%2❯ को मंद%3 (%4 ..%5,%6 ..%7) के रूप में परिभाषित किया गया" calcext:value-type="string">
            <text:p>स्रोत%0:%1, चर ❮%2❯ को मंद%3 (%4 ..%5,%6 ..%7) के रूप में परिभाषित किया गया</text:p>
          </table:table-cell>
          <table:table-cell table:style-name="ce2" table:formula="of:=IFERROR(__xludf.dummyfunction(&quot;GOOGLETRANSLATE($B85,&quot;&quot;en&quot;&quot;,K$1)&quot;);&quot;উত্স%0:%1, ভেরিয়েবল ❮%2❯ ম্লান%3 (%4 ..%5,%6 ..%7) হিসাবে সংজ্ঞায়িত&quot;)" office:value-type="string" office:string-value="উত্স%0:%1, ভেরিয়েবল ❮%2❯ ম্লান%3 (%4 ..%5,%6 ..%7) হিসাবে সংজ্ঞায়িত" calcext:value-type="string">
            <text:p>উত্স%0:%1, ভেরিয়েবল ❮%2❯ ম্লান%3 (%4 ..%5,%6 ..%7) হিসাবে সংজ্ঞায়িত</text:p>
          </table:table-cell>
          <table:table-cell table:style-name="ce2" table:formula="of:=IFERROR(__xludf.dummyfunction(&quot;GOOGLETRANSLATE($B85,&quot;&quot;en&quot;&quot;,L$1)&quot;);&quot;Fonte%0:%1, variável ❮%2❯ Definido como Dim%3 (%4 ..%5,%6 ..%7) Matriz na linha%8%n&quot;)" office:value-type="string" office:string-value="Fonte%0:%1, variável ❮%2❯ Definido como Dim%3 (%4 ..%5,%6 ..%7) Matriz na linha%8%n" calcext:value-type="string">
            <text:p>Fonte%0:%1, variável ❮%2❯ Definido como Dim%3 (%4 ..%5,%6 ..%7) Matriz na linha%8%n</text:p>
          </table:table-cell>
          <table:table-cell table:style-name="ce2" table:formula="of:=IFERROR(__xludf.dummyfunction(&quot;GOOGLETRANSLATE($B85,&quot;&quot;en&quot;&quot;,M$1)&quot;);&quot;Sumber%0:%1, variabel ❮%2❯ didefinisikan sebagai dim%3 (%4 ..%5,%6 ..%7) Array pada garis%8%n&quot;)" office:value-type="string" office:string-value="Sumber%0:%1, variabel ❮%2❯ didefinisikan sebagai dim%3 (%4 ..%5,%6 ..%7) Array pada garis%8%n" calcext:value-type="string">
            <text:p>Sumber%0:%1, variabel ❮%2❯ didefinisikan sebagai dim%3 (%4 ..%5,%6 ..%7) Array pada garis%8%n</text:p>
          </table:table-cell>
          <table:table-cell table:style-name="ce2" table:formula="of:=IFERROR(__xludf.dummyfunction(&quot;GOOGLETRANSLATE($B85,&quot;&quot;en&quot;&quot;,N$1)&quot;);&quot;ソース％0：％1、変数❮％2 dim％3（％4 ..％5、％6 ..％7）ライン上の配列％8％n&quot;)" office:value-type="string" office:string-value="ソース％0：％1、変数❮％2 dim％3（％4 ..％5、％6 ..％7）ライン上の配列％8％n" calcext:value-type="string">
            <text:p>ソース％0：％1、変数❮％2 dim％3（％4 ..％5、％6 ..％7）ライン上の配列％8％n</text:p>
          </table:table-cell>
          <table:table-cell table:style-name="ce2" table:formula="of:=IFERROR(__xludf.dummyfunction(&quot;GOOGLETRANSLATE($B85,&quot;&quot;en&quot;&quot;,O$1)&quot;);&quot;מקור%0:%1, משתנה ❮%2❯ המוגדר כ- DIM%3 (%4 ..%5,%6 ..%7) מערך על קו%8%n&quot;)" office:value-type="string" office:string-value="מקור%0:%1, משתנה ❮%2❯ המוגדר כ- DIM%3 (%4 ..%5,%6 ..%7) מערך על קו%8%n" calcext:value-type="string">
            <text:p>מקור%0:%1, משתנה ❮%2❯ המוגדר כ- DIM%3 (%4 ..%5,%6 ..%7) מערך על קו%8%n</text:p>
          </table:table-cell>
          <table:table-cell table:style-name="ce2" table:formula="of:=IFERROR(__xludf.dummyfunction(&quot;GOOGLETRANSLATE($B85,&quot;&quot;en&quot;&quot;,P$1)&quot;);&quot;Fonto%0:%1, variablo ❮%2❯ difinita kiel dim%3 (%4 ..%5,%6 ..%7) Array On Line%8%N&quot;)" office:value-type="string" office:string-value="Fonto%0:%1, variablo ❮%2❯ difinita kiel dim%3 (%4 ..%5,%6 ..%7) Array On Line%8%N" calcext:value-type="string">
            <text:p>Fonto%0:%1, variablo ❮%2❯ difinita kiel dim%3 (%4 ..%5,%6 ..%7) Array On Line%8%N</text:p>
          </table:table-cell>
          <table:table-cell table:style-name="ce2" table:formula="of:=IFERROR(__xludf.dummyfunction(&quot;GOOGLETRANSLATE($B85,&quot;&quot;en&quot;&quot;,Q$1)&quot;);&quot;Chanzo%0:%1, kutofautisha ❮%2❯ hufafanuliwa kama dim%3 (%4 ..%5,%6 ..%7) safu kwenye mstari%8%N&quot;)" office:value-type="string" office:string-value="Chanzo%0:%1, kutofautisha ❮%2❯ hufafanuliwa kama dim%3 (%4 ..%5,%6 ..%7) safu kwenye mstari%8%N" calcext:value-type="string">
            <text:p>Chanzo%0:%1, kutofautisha ❮%2❯ hufafanuliwa kama dim%3 (%4 ..%5,%6 ..%7) safu kwenye mstari%8%N</text:p>
          </table:table-cell>
          <table:table-cell table:style-name="ce2" table:formula="of:=IFERROR(__xludf.dummyfunction(&quot;GOOGLETRANSLATE($B85,&quot;&quot;en&quot;&quot;,R$1)&quot;);&quot;Pinagmulan%0:%1, variable ❮%2❯ tinukoy bilang dim%3 (%4 ..%5,%6 ..%7) array sa linya%8%n&quot;)" office:value-type="string" office:string-value="Pinagmulan%0:%1, variable ❮%2❯ tinukoy bilang dim%3 (%4 ..%5,%6 ..%7) array sa linya%8%n" calcext:value-type="string">
            <text:p>Pinagmulan%0:%1, variable ❮%2❯ tinukoy bilang dim%3 (%4 ..%5,%6 ..%7) array sa linya%8%n</text:p>
          </table:table-cell>
          <table:table-cell table:style-name="ce2" table:formula="of:=IFERROR(__xludf.dummyfunction(&quot;GOOGLETRANSLATE($B85,&quot;&quot;en&quot;&quot;,S$1)&quot;);&quot;ماخذ ٪ 0: ٪ 1 ، متغیر ❮ ٪ 2❯ DIM ٪ 3 (٪ 4 .. ٪ 5 ، ٪ 6 .. ٪ 7) کے طور پر بیان کیا گیا ہے&quot;)" office:value-type="string" office:string-value="ماخذ ٪ 0: ٪ 1 ، متغیر ❮ ٪ 2❯ DIM ٪ 3 (٪ 4 .. ٪ 5 ، ٪ 6 .. ٪ 7) کے طور پر بیان کیا گیا ہے" calcext:value-type="string">
            <text:p>ماخذ ٪ 0: ٪ 1 ، متغیر ❮ ٪ 2❯ DIM ٪ 3 (٪ 4 .. ٪ 5 ، ٪ 6 .. ٪ 7) کے طور پر بیان کیا گیا ہے</text:p>
          </table:table-cell>
          <table:table-cell table:style-name="ce2" table:formula="of:=IFERROR(__xludf.dummyfunction(&quot;GOOGLETRANSLATE($B85,&quot;&quot;en&quot;&quot;,T$1)&quot;);&quot;Fonte% 0:% I, variabilis ❮% 2❯ defined Dim% III (% IV ..% V,% VI ..% VII) ordinata in linea% VIII% N&quot;)" office:value-type="string" office:string-value="Fonte% 0:% I, variabilis ❮% 2❯ defined Dim% III (% IV ..% V,% VI ..% VII) ordinata in linea% VIII% N" calcext:value-type="string">
            <text:p>Fonte% 0:% I, variabilis ❮% 2❯ defined Dim% III (% IV ..% V,% VI ..% VII) ordinata in linea% VIII% N</text:p>
          </table:table-cell>
          <table:table-cell table:style-name="ce2" table:formula="of:=IFERROR(__xludf.dummyfunction(&quot;GOOGLETRANSLATE($B85,&quot;&quot;en&quot;&quot;,U$1)&quot;);&quot;Ffynhonnell%0:%1, newidyn ❮%2❯ wedi'i ddiffinio fel dim%3 (%4 ..%5,%6 ..%7) arae ar linell%8%n&quot;)" office:value-type="string" office:string-value="Ffynhonnell%0:%1, newidyn ❮%2❯ wedi'i ddiffinio fel dim%3 (%4 ..%5,%6 ..%7) arae ar linell%8%n" calcext:value-type="string">
            <text:p>Ffynhonnell%0:%1, newidyn ❮%2❯ wedi'i ddiffinio fel dim%3 (%4 ..%5,%6 ..%7) arae ar linell%8%n</text:p>
          </table:table-cell>
          <table:table-cell table:style-name="ce2" table:formula="of:=IFERROR(__xludf.dummyfunction(&quot;GOOGLETRANSLATE($B85,&quot;&quot;en&quot;&quot;,V$1)&quot;);&quot;Umthombo% 0:% 1, uguquguqukayo ❮% 2❯ ochazwe njenge-Dim% 3 (% 4 ..% 5,% 6 ..% 7) Uhlu kulayini% 8% n&quot;)" office:value-type="string" office:string-value="Umthombo% 0:% 1, uguquguqukayo ❮% 2❯ ochazwe njenge-Dim% 3 (% 4 ..% 5,% 6 ..% 7) Uhlu kulayini% 8% n" calcext:value-type="string">
            <text:p>Umthombo% 0:% 1, uguquguqukayo ❮% 2❯ ochazwe njenge-Dim% 3 (% 4 ..% 5,% 6 ..% 7) Uhlu kulayini% 8% n</text:p>
          </table:table-cell>
          <table:table-cell table:style-name="ce2" table:formula="of:=IFERROR(__xludf.dummyfunction(&quot;GOOGLETRANSLATE($B85,&quot;&quot;en&quot;&quot;,W$1)&quot;);&quot;מקור% 0:% 1, בייַטעוודיק ❮% 2❯ דיפיינד ווי טונקל% 3 (% 4 ..% 5,% 6 ..% 7) מענגע אויף שורה 8% n&quot;)" office:value-type="string" office:string-value="מקור% 0:% 1, בייַטעוודיק ❮% 2❯ דיפיינד ווי טונקל% 3 (% 4 ..% 5,% 6 ..% 7) מענגע אויף שורה 8% n" calcext:value-type="string">
            <text:p>מקור% 0:% 1, בייַטעוודיק ❮% 2❯ דיפיינד ווי טונקל% 3 (% 4 ..% 5,% 6 ..% 7) מענגע אויף שורה 8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VARIABLE ❮%2❯ DEFINED AS DIM%3(%4..%5) ARRAY ON LINE %6%n</text:p>
          </table:table-cell>
          <table:table-cell table:style-name="ce2" table:formula="of:=IFERROR(__xludf.dummyfunction(&quot;GOOGLETRANSLATE($B86,&quot;&quot;en&quot;&quot;,C$1)&quot;);&quot;소스%0 :%1, 변수 ❮%2❯ Dim%3 (%4 ..%5) 라인에 대한 배열%6%n&quot;)" office:value-type="string" office:string-value="소스%0 :%1, 변수 ❮%2❯ Dim%3 (%4 ..%5) 라인에 대한 배열%6%n" calcext:value-type="string">
            <text:p>소스%0 :%1, 변수 ❮%2❯ Dim%3 (%4 ..%5) 라인에 대한 배열%6%n</text:p>
          </table:table-cell>
          <table:table-cell table:style-name="ce2" table:formula="of:=IFERROR(__xludf.dummyfunction(&quot;GOOGLETRANSLATE($B86,&quot;&quot;en&quot;&quot;,D$1)&quot;);&quot;Source% 0:% 1, variable ❮% 2❯ définie comme dim% 3 (% 4 ..% 5) tableau en ligne% 6% n&quot;)" office:value-type="string" office:string-value="Source% 0:% 1, variable ❮% 2❯ définie comme dim% 3 (% 4 ..% 5) tableau en ligne% 6% n" calcext:value-type="string">
            <text:p>Source% 0:% 1, variable ❮% 2❯ définie comme dim% 3 (% 4 ..% 5) tableau en ligne% 6% n</text:p>
          </table:table-cell>
          <table:table-cell table:style-name="ce2" table:formula="of:=IFERROR(__xludf.dummyfunction(&quot;GOOGLETRANSLATE($B86,&quot;&quot;en&quot;&quot;,E$1)&quot;);&quot;Quelle%0:%1, Variable ❮%2❯ definiert als Dim%3 (%4 ..%5) Array auf Linie%6%n&quot;)" office:value-type="string" office:string-value="Quelle%0:%1, Variable ❮%2❯ definiert als Dim%3 (%4 ..%5) Array auf Linie%6%n" calcext:value-type="string">
            <text:p>Quelle%0:%1, Variable ❮%2❯ definiert als Dim%3 (%4 ..%5) Array auf Linie%6%n</text:p>
          </table:table-cell>
          <table:table-cell table:style-name="ce2" table:formula="of:=IFERROR(__xludf.dummyfunction(&quot;GOOGLETRANSLATE($B86,&quot;&quot;en&quot;&quot;,F$1)&quot;);&quot;源％0：％1，变量❮％2❯定义为DIM％3（％4 ..％5）阵列在线％6％n&quot;)" office:value-type="string" office:string-value="源％0：％1，变量❮％2❯定义为DIM％3（％4 ..％5）阵列在线％6％n" calcext:value-type="string">
            <text:p>源％0：％1，变量❮％2❯定义为DIM％3（％4 ..％5）阵列在线％6％n</text:p>
          </table:table-cell>
          <table:table-cell table:style-name="ce2" table:formula="of:=IFERROR(__xludf.dummyfunction(&quot;GOOGLETRANSLATE($B86,&quot;&quot;en&quot;&quot;,G$1)&quot;);&quot;Fuente%0:%1, variable ❮%2❯ definido como DIM%3 (%4 ..%5) Matriz en línea%6%N&quot;)" office:value-type="string" office:string-value="Fuente%0:%1, variable ❮%2❯ definido como DIM%3 (%4 ..%5) Matriz en línea%6%N" calcext:value-type="string">
            <text:p>Fuente%0:%1, variable ❮%2❯ definido como DIM%3 (%4 ..%5) Matriz en línea%6%N</text:p>
          </table:table-cell>
          <table:table-cell table:style-name="ce2" table:formula="of:=IFERROR(__xludf.dummyfunction(&quot;GOOGLETRANSLATE($B86,&quot;&quot;en&quot;&quot;,H$1)&quot;);&quot;المصدر ٪ 0: ٪ 1 ، المتغير ❮ ٪ 2❯ محدد على أنه DIM ٪ 3 (٪ 4 .. ٪ 5) صفيف في الخط ٪ 6 ٪ n&quot;)" office:value-type="string" office:string-value="المصدر ٪ 0: ٪ 1 ، المتغير ❮ ٪ 2❯ محدد على أنه DIM ٪ 3 (٪ 4 .. ٪ 5) صفيف في الخط ٪ 6 ٪ n" calcext:value-type="string">
            <text:p>المصدر ٪ 0: ٪ 1 ، المتغير ❮ ٪ 2❯ محدد على أنه DIM ٪ 3 (٪ 4 .. ٪ 5) صفيف في الخط ٪ 6 ٪ n</text:p>
          </table:table-cell>
          <table:table-cell table:style-name="ce2" table:formula="of:=IFERROR(__xludf.dummyfunction(&quot;GOOGLETRANSLATE($B86,&quot;&quot;en&quot;&quot;,I$1)&quot;);&quot;Источник%0:%1, переменная ❮%2❯ определяется как Dim%3 (%4 ..%5) массив на линию%6%n&quot;)" office:value-type="string" office:string-value="Источник%0:%1, переменная ❮%2❯ определяется как Dim%3 (%4 ..%5) массив на линию%6%n" calcext:value-type="string">
            <text:p>Источник%0:%1, переменная ❮%2❯ определяется как Dim%3 (%4 ..%5) массив на линию%6%n</text:p>
          </table:table-cell>
          <table:table-cell table:style-name="ce2" table:formula="of:=IFERROR(__xludf.dummyfunction(&quot;GOOGLETRANSLATE($B86,&quot;&quot;en&quot;&quot;,J$1)&quot;);&quot;स्रोत%0:%1, चर ❮%2❯ को DIM%3 (%4 ..%5) के रूप में परिभाषित किया गया&quot;)" office:value-type="string" office:string-value="स्रोत%0:%1, चर ❮%2❯ को DIM%3 (%4 ..%5) के रूप में परिभाषित किया गया" calcext:value-type="string">
            <text:p>स्रोत%0:%1, चर ❮%2❯ को DIM%3 (%4 ..%5) के रूप में परिभाषित किया गया</text:p>
          </table:table-cell>
          <table:table-cell table:style-name="ce2" table:formula="of:=IFERROR(__xludf.dummyfunction(&quot;GOOGLETRANSLATE($B86,&quot;&quot;en&quot;&quot;,K$1)&quot;);&quot;উত্স%0:%1, ভেরিয়েবল ❮%2❯ ডিম%3 (%4 ..%5) লাইন অন লাইন%6%এন হিসাবে সংজ্ঞায়িত&quot;)" office:value-type="string" office:string-value="উত্স%0:%1, ভেরিয়েবল ❮%2❯ ডিম%3 (%4 ..%5) লাইন অন লাইন%6%এন হিসাবে সংজ্ঞায়িত" calcext:value-type="string">
            <text:p>উত্স%0:%1, ভেরিয়েবল ❮%2❯ ডিম%3 (%4 ..%5) লাইন অন লাইন%6%এন হিসাবে সংজ্ঞায়িত</text:p>
          </table:table-cell>
          <table:table-cell table:style-name="ce2" table:formula="of:=IFERROR(__xludf.dummyfunction(&quot;GOOGLETRANSLATE($B86,&quot;&quot;en&quot;&quot;,L$1)&quot;);&quot;Fonte%0:%1, variável ❮%2❯ Definido como Dim%3 (%4 ..%5) Matriz on -line%6%n&quot;)" office:value-type="string" office:string-value="Fonte%0:%1, variável ❮%2❯ Definido como Dim%3 (%4 ..%5) Matriz on -line%6%n" calcext:value-type="string">
            <text:p>Fonte%0:%1, variável ❮%2❯ Definido como Dim%3 (%4 ..%5) Matriz on -line%6%n</text:p>
          </table:table-cell>
          <table:table-cell table:style-name="ce2" table:formula="of:=IFERROR(__xludf.dummyfunction(&quot;GOOGLETRANSLATE($B86,&quot;&quot;en&quot;&quot;,M$1)&quot;);&quot;Sumber%0:%1, variabel ❮%2❯ didefinisikan sebagai dim%3 (%4 ..%5) array pada garis%6%n&quot;)" office:value-type="string" office:string-value="Sumber%0:%1, variabel ❮%2❯ didefinisikan sebagai dim%3 (%4 ..%5) array pada garis%6%n" calcext:value-type="string">
            <text:p>Sumber%0:%1, variabel ❮%2❯ didefinisikan sebagai dim%3 (%4 ..%5) array pada garis%6%n</text:p>
          </table:table-cell>
          <table:table-cell table:style-name="ce2" table:formula="of:=IFERROR(__xludf.dummyfunction(&quot;GOOGLETRANSLATE($B86,&quot;&quot;en&quot;&quot;,N$1)&quot;);&quot;ソース％0：％1、変数❮％2❯dim％3（％4 ..％5）ライン上の配列％6％n&quot;)" office:value-type="string" office:string-value="ソース％0：％1、変数❮％2❯dim％3（％4 ..％5）ライン上の配列％6％n" calcext:value-type="string">
            <text:p>ソース％0：％1、変数❮％2❯dim％3（％4 ..％5）ライン上の配列％6％n</text:p>
          </table:table-cell>
          <table:table-cell table:style-name="ce2" table:formula="of:=IFERROR(__xludf.dummyfunction(&quot;GOOGLETRANSLATE($B86,&quot;&quot;en&quot;&quot;,O$1)&quot;);&quot;מקור%0:%1, משתנה ❮%2❯ המוגדר כ- DIM%3 (%4 ..%5) מערך על קו%6%n&quot;)" office:value-type="string" office:string-value="מקור%0:%1, משתנה ❮%2❯ המוגדר כ- DIM%3 (%4 ..%5) מערך על קו%6%n" calcext:value-type="string">
            <text:p>מקור%0:%1, משתנה ❮%2❯ המוגדר כ- DIM%3 (%4 ..%5) מערך על קו%6%n</text:p>
          </table:table-cell>
          <table:table-cell table:style-name="ce2" table:formula="of:=IFERROR(__xludf.dummyfunction(&quot;GOOGLETRANSLATE($B86,&quot;&quot;en&quot;&quot;,P$1)&quot;);&quot;Fonto%0:%1, variablo ❮%2❯ difinita kiel dim%3 (%4 ..%5) Array On Line%6%N&quot;)" office:value-type="string" office:string-value="Fonto%0:%1, variablo ❮%2❯ difinita kiel dim%3 (%4 ..%5) Array On Line%6%N" calcext:value-type="string">
            <text:p>Fonto%0:%1, variablo ❮%2❯ difinita kiel dim%3 (%4 ..%5) Array On Line%6%N</text:p>
          </table:table-cell>
          <table:table-cell table:style-name="ce2" table:formula="of:=IFERROR(__xludf.dummyfunction(&quot;GOOGLETRANSLATE($B86,&quot;&quot;en&quot;&quot;,Q$1)&quot;);&quot;Chanzo%0:%1, kutofautisha ❮%2❯ hufafanuliwa kama dim%3 (%4 ..%5) safu kwenye mstari%6%N&quot;)" office:value-type="string" office:string-value="Chanzo%0:%1, kutofautisha ❮%2❯ hufafanuliwa kama dim%3 (%4 ..%5) safu kwenye mstari%6%N" calcext:value-type="string">
            <text:p>Chanzo%0:%1, kutofautisha ❮%2❯ hufafanuliwa kama dim%3 (%4 ..%5) safu kwenye mstari%6%N</text:p>
          </table:table-cell>
          <table:table-cell table:style-name="ce2" table:formula="of:=IFERROR(__xludf.dummyfunction(&quot;GOOGLETRANSLATE($B86,&quot;&quot;en&quot;&quot;,R$1)&quot;);&quot;Pinagmulan%0:%1, variable ❮%2❯ tinukoy bilang dim%3 (%4 ..%5) array sa linya%6%n&quot;)" office:value-type="string" office:string-value="Pinagmulan%0:%1, variable ❮%2❯ tinukoy bilang dim%3 (%4 ..%5) array sa linya%6%n" calcext:value-type="string">
            <text:p>Pinagmulan%0:%1, variable ❮%2❯ tinukoy bilang dim%3 (%4 ..%5) array sa linya%6%n</text:p>
          </table:table-cell>
          <table:table-cell table:style-name="ce2" table:formula="of:=IFERROR(__xludf.dummyfunction(&quot;GOOGLETRANSLATE($B86,&quot;&quot;en&quot;&quot;,S$1)&quot;);&quot;ماخذ ٪ 0: ٪ 1 ، متغیر ❮ ٪ 2❯ DIM ٪ 3 (٪ 4 .. ٪ 5) کے طور پر بیان کردہ لائن پر لائن ٪ 6 ٪ N&quot;)" office:value-type="string" office:string-value="ماخذ ٪ 0: ٪ 1 ، متغیر ❮ ٪ 2❯ DIM ٪ 3 (٪ 4 .. ٪ 5) کے طور پر بیان کردہ لائن پر لائن ٪ 6 ٪ N" calcext:value-type="string">
            <text:p>ماخذ ٪ 0: ٪ 1 ، متغیر ❮ ٪ 2❯ DIM ٪ 3 (٪ 4 .. ٪ 5) کے طور پر بیان کردہ لائن پر لائن ٪ 6 ٪ N</text:p>
          </table:table-cell>
          <table:table-cell table:style-name="ce2" table:formula="of:=IFERROR(__xludf.dummyfunction(&quot;GOOGLETRANSLATE($B86,&quot;&quot;en&quot;&quot;,T$1)&quot;);&quot;Fontem% 0:% I, variabilis ❮% 2❯ defined Dim% III (% IV ..% V) ordinata in line% VI% N&quot;)" office:value-type="string" office:string-value="Fontem% 0:% I, variabilis ❮% 2❯ defined Dim% III (% IV ..% V) ordinata in line% VI% N" calcext:value-type="string">
            <text:p>Fontem% 0:% I, variabilis ❮% 2❯ defined Dim% III (% IV ..% V) ordinata in line% VI% N</text:p>
          </table:table-cell>
          <table:table-cell table:style-name="ce2" table:formula="of:=IFERROR(__xludf.dummyfunction(&quot;GOOGLETRANSLATE($B86,&quot;&quot;en&quot;&quot;,U$1)&quot;);&quot;Ffynhonnell%0:%1, newidyn ❮%2❯ wedi'i ddiffinio fel dim%3 (%4 ..%5) arae ar linell%6%n&quot;)" office:value-type="string" office:string-value="Ffynhonnell%0:%1, newidyn ❮%2❯ wedi'i ddiffinio fel dim%3 (%4 ..%5) arae ar linell%6%n" calcext:value-type="string">
            <text:p>Ffynhonnell%0:%1, newidyn ❮%2❯ wedi'i ddiffinio fel dim%3 (%4 ..%5) arae ar linell%6%n</text:p>
          </table:table-cell>
          <table:table-cell table:style-name="ce2" table:formula="of:=IFERROR(__xludf.dummyfunction(&quot;GOOGLETRANSLATE($B86,&quot;&quot;en&quot;&quot;,V$1)&quot;);&quot;Umthombo% 0:% 1, uguquguqukayo ❮% 2❯ uchazwe njenge-Dim% 3 (% 4 ..% 5) uhlu lwamalungu ku-% 6% n&quot;)" office:value-type="string" office:string-value="Umthombo% 0:% 1, uguquguqukayo ❮% 2❯ uchazwe njenge-Dim% 3 (% 4 ..% 5) uhlu lwamalungu ku-% 6% n" calcext:value-type="string">
            <text:p>Umthombo% 0:% 1, uguquguqukayo ❮% 2❯ uchazwe njenge-Dim% 3 (% 4 ..% 5) uhlu lwamalungu ku-% 6% n</text:p>
          </table:table-cell>
          <table:table-cell table:style-name="ce2" table:formula="of:=IFERROR(__xludf.dummyfunction(&quot;GOOGLETRANSLATE($B86,&quot;&quot;en&quot;&quot;,W$1)&quot;);&quot;מקור% 0:% 1, בייַטעוודיק ❮% 2❯ דיפיינד ווי טונקל% 3 (% 4 ..% 5) מענגע אויף שורה 6% 6% 6% n&quot;)" office:value-type="string" office:string-value="מקור% 0:% 1, בייַטעוודיק ❮% 2❯ דיפיינד ווי טונקל% 3 (% 4 ..% 5) מענגע אויף שורה 6% 6% 6% n" calcext:value-type="string">
            <text:p>מקור% 0:% 1, בייַטעוודיק ❮% 2❯ דיפיינד ווי טונקל% 3 (% 4 ..% 5) מענגע אויף שורה 6% 6% 6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VARIABLE ❮%2❯ DEFINED AS DIM%3 ARRAY ON LINE %4%n</text:p>
          </table:table-cell>
          <table:table-cell table:style-name="ce2" table:formula="of:=IFERROR(__xludf.dummyfunction(&quot;GOOGLETRANSLATE($B87,&quot;&quot;en&quot;&quot;,C$1)&quot;);&quot;소스%0 :%1, 변수 ❮%2❯ 라인에서 Dim%3 어레이로 정의&quot;)" office:value-type="string" office:string-value="소스%0 :%1, 변수 ❮%2❯ 라인에서 Dim%3 어레이로 정의" calcext:value-type="string">
            <text:p>소스%0 :%1, 변수 ❮%2❯ 라인에서 Dim%3 어레이로 정의</text:p>
          </table:table-cell>
          <table:table-cell table:style-name="ce2" table:formula="of:=IFERROR(__xludf.dummyfunction(&quot;GOOGLETRANSLATE($B87,&quot;&quot;en&quot;&quot;,D$1)&quot;);&quot;Source% 0:% 1, variable ❮% 2❯ définie comme dim% 3 tableau en ligne% 4% n&quot;)" office:value-type="string" office:string-value="Source% 0:% 1, variable ❮% 2❯ définie comme dim% 3 tableau en ligne% 4% n" calcext:value-type="string">
            <text:p>Source% 0:% 1, variable ❮% 2❯ définie comme dim% 3 tableau en ligne% 4% n</text:p>
          </table:table-cell>
          <table:table-cell table:style-name="ce2" table:formula="of:=IFERROR(__xludf.dummyfunction(&quot;GOOGLETRANSLATE($B87,&quot;&quot;en&quot;&quot;,E$1)&quot;);&quot;Quelle%0:%1, Variable ❮%2❯ definiert als Dim%3 -Array auf Linie%4%N&quot;)" office:value-type="string" office:string-value="Quelle%0:%1, Variable ❮%2❯ definiert als Dim%3 -Array auf Linie%4%N" calcext:value-type="string">
            <text:p>Quelle%0:%1, Variable ❮%2❯ definiert als Dim%3 -Array auf Linie%4%N</text:p>
          </table:table-cell>
          <table:table-cell table:style-name="ce2" table:formula="of:=IFERROR(__xludf.dummyfunction(&quot;GOOGLETRANSLATE($B87,&quot;&quot;en&quot;&quot;,F$1)&quot;);&quot;源％0：％1，变量❮％2❯定义为DIM％3阵列在线％4％n&quot;)" office:value-type="string" office:string-value="源％0：％1，变量❮％2❯定义为DIM％3阵列在线％4％n" calcext:value-type="string">
            <text:p>源％0：％1，变量❮％2❯定义为DIM％3阵列在线％4％n</text:p>
          </table:table-cell>
          <table:table-cell table:style-name="ce2" table:formula="of:=IFERROR(__xludf.dummyfunction(&quot;GOOGLETRANSLATE($B87,&quot;&quot;en&quot;&quot;,G$1)&quot;);&quot;Fuente%0:%1, variable ❮%2❯ definida como DIM%3 matriz en línea%4%n&quot;)" office:value-type="string" office:string-value="Fuente%0:%1, variable ❮%2❯ definida como DIM%3 matriz en línea%4%n" calcext:value-type="string">
            <text:p>Fuente%0:%1, variable ❮%2❯ definida como DIM%3 matriz en línea%4%n</text:p>
          </table:table-cell>
          <table:table-cell table:style-name="ce2" table:formula="of:=IFERROR(__xludf.dummyfunction(&quot;GOOGLETRANSLATE($B87,&quot;&quot;en&quot;&quot;,H$1)&quot;);&quot;المصدر ٪ 0: ٪ 1 ، المتغير ❮ ٪ 2❯ محدد على أنه dim ٪ 3 صفيف في الخط ٪ 4 ٪ n&quot;)" office:value-type="string" office:string-value="المصدر ٪ 0: ٪ 1 ، المتغير ❮ ٪ 2❯ محدد على أنه dim ٪ 3 صفيف في الخط ٪ 4 ٪ n" calcext:value-type="string">
            <text:p>المصدر ٪ 0: ٪ 1 ، المتغير ❮ ٪ 2❯ محدد على أنه dim ٪ 3 صفيف في الخط ٪ 4 ٪ n</text:p>
          </table:table-cell>
          <table:table-cell table:style-name="ce2" table:formula="of:=IFERROR(__xludf.dummyfunction(&quot;GOOGLETRANSLATE($B87,&quot;&quot;en&quot;&quot;,I$1)&quot;);&quot;Источник%0:%1, переменная ❮%2❯ определяется как массив Dim%3 на линии%4%N&quot;)" office:value-type="string" office:string-value="Источник%0:%1, переменная ❮%2❯ определяется как массив Dim%3 на линии%4%N" calcext:value-type="string">
            <text:p>Источник%0:%1, переменная ❮%2❯ определяется как массив Dim%3 на линии%4%N</text:p>
          </table:table-cell>
          <table:table-cell table:style-name="ce2" table:formula="of:=IFERROR(__xludf.dummyfunction(&quot;GOOGLETRANSLATE($B87,&quot;&quot;en&quot;&quot;,J$1)&quot;);&quot;स्रोत%0:%1, चर ❮%2❯ लाइन%4%एन पर dim%3 सरणी के रूप में परिभाषित किया गया&quot;)" office:value-type="string" office:string-value="स्रोत%0:%1, चर ❮%2❯ लाइन%4%एन पर dim%3 सरणी के रूप में परिभाषित किया गया" calcext:value-type="string">
            <text:p>स्रोत%0:%1, चर ❮%2❯ लाइन%4%एन पर dim%3 सरणी के रूप में परिभाषित किया गया</text:p>
          </table:table-cell>
          <table:table-cell table:style-name="ce2" table:formula="of:=IFERROR(__xludf.dummyfunction(&quot;GOOGLETRANSLATE($B87,&quot;&quot;en&quot;&quot;,K$1)&quot;);&quot;উত্স%0:%1, পরিবর্তনশীল ❮%2❯ লাইন%4%এন এ ডিম%3 অ্যারে হিসাবে সংজ্ঞায়িত&quot;)" office:value-type="string" office:string-value="উত্স%0:%1, পরিবর্তনশীল ❮%2❯ লাইন%4%এন এ ডিম%3 অ্যারে হিসাবে সংজ্ঞায়িত" calcext:value-type="string">
            <text:p>উত্স%0:%1, পরিবর্তনশীল ❮%2❯ লাইন%4%এন এ ডিম%3 অ্যারে হিসাবে সংজ্ঞায়িত</text:p>
          </table:table-cell>
          <table:table-cell table:style-name="ce2" table:formula="of:=IFERROR(__xludf.dummyfunction(&quot;GOOGLETRANSLATE($B87,&quot;&quot;en&quot;&quot;,L$1)&quot;);&quot;Fonte%0:%1, variável ❮%2❯ Definido como Dim%3 Array na linha%4%n&quot;)" office:value-type="string" office:string-value="Fonte%0:%1, variável ❮%2❯ Definido como Dim%3 Array na linha%4%n" calcext:value-type="string">
            <text:p>Fonte%0:%1, variável ❮%2❯ Definido como Dim%3 Array na linha%4%n</text:p>
          </table:table-cell>
          <table:table-cell table:style-name="ce2" table:formula="of:=IFERROR(__xludf.dummyfunction(&quot;GOOGLETRANSLATE($B87,&quot;&quot;en&quot;&quot;,M$1)&quot;);&quot;Sumber%0:%1, variabel ❮%2❯ didefinisikan sebagai redup%3 array pada line%4%n&quot;)" office:value-type="string" office:string-value="Sumber%0:%1, variabel ❮%2❯ didefinisikan sebagai redup%3 array pada line%4%n" calcext:value-type="string">
            <text:p>Sumber%0:%1, variabel ❮%2❯ didefinisikan sebagai redup%3 array pada line%4%n</text:p>
          </table:table-cell>
          <table:table-cell table:style-name="ce2" table:formula="of:=IFERROR(__xludf.dummyfunction(&quot;GOOGLETRANSLATE($B87,&quot;&quot;en&quot;&quot;,N$1)&quot;);&quot;ソース％0：％1、可変❮％2❯dim％3アレイオンライン％4％n&quot;)" office:value-type="string" office:string-value="ソース％0：％1、可変❮％2❯dim％3アレイオンライン％4％n" calcext:value-type="string">
            <text:p>ソース％0：％1、可変❮％2❯dim％3アレイオンライン％4％n</text:p>
          </table:table-cell>
          <table:table-cell table:style-name="ce2" table:formula="of:=IFERROR(__xludf.dummyfunction(&quot;GOOGLETRANSLATE($B87,&quot;&quot;en&quot;&quot;,O$1)&quot;);&quot;מקור%0:%1, משתנה ❮%2❯ המוגדר כמערך dim%3 על קו%4%n&quot;)" office:value-type="string" office:string-value="מקור%0:%1, משתנה ❮%2❯ המוגדר כמערך dim%3 על קו%4%n" calcext:value-type="string">
            <text:p>מקור%0:%1, משתנה ❮%2❯ המוגדר כמערך dim%3 על קו%4%n</text:p>
          </table:table-cell>
          <table:table-cell table:style-name="ce2" table:formula="of:=IFERROR(__xludf.dummyfunction(&quot;GOOGLETRANSLATE($B87,&quot;&quot;en&quot;&quot;,P$1)&quot;);&quot;Fonto%0:%1, variablo ❮%2❯ difinita kiel dim%3 tabelo sur linio%4%n&quot;)" office:value-type="string" office:string-value="Fonto%0:%1, variablo ❮%2❯ difinita kiel dim%3 tabelo sur linio%4%n" calcext:value-type="string">
            <text:p>Fonto%0:%1, variablo ❮%2❯ difinita kiel dim%3 tabelo sur linio%4%n</text:p>
          </table:table-cell>
          <table:table-cell table:style-name="ce2" table:formula="of:=IFERROR(__xludf.dummyfunction(&quot;GOOGLETRANSLATE($B87,&quot;&quot;en&quot;&quot;,Q$1)&quot;);&quot;Chanzo%0:%1, kutofautisha ❮%2❯ hufafanuliwa kama safu ya dim%3 kwenye mstari%4%N&quot;)" office:value-type="string" office:string-value="Chanzo%0:%1, kutofautisha ❮%2❯ hufafanuliwa kama safu ya dim%3 kwenye mstari%4%N" calcext:value-type="string">
            <text:p>Chanzo%0:%1, kutofautisha ❮%2❯ hufafanuliwa kama safu ya dim%3 kwenye mstari%4%N</text:p>
          </table:table-cell>
          <table:table-cell table:style-name="ce2" table:formula="of:=IFERROR(__xludf.dummyfunction(&quot;GOOGLETRANSLATE($B87,&quot;&quot;en&quot;&quot;,R$1)&quot;);&quot;Pinagmulan%0:%1, variable ❮%2❯ tinukoy bilang dim%3 array sa linya%4%n&quot;)" office:value-type="string" office:string-value="Pinagmulan%0:%1, variable ❮%2❯ tinukoy bilang dim%3 array sa linya%4%n" calcext:value-type="string">
            <text:p>Pinagmulan%0:%1, variable ❮%2❯ tinukoy bilang dim%3 array sa linya%4%n</text:p>
          </table:table-cell>
          <table:table-cell table:style-name="ce2" table:formula="of:=IFERROR(__xludf.dummyfunction(&quot;GOOGLETRANSLATE($B87,&quot;&quot;en&quot;&quot;,S$1)&quot;);&quot;ماخذ ٪ 0: ٪ 1 ، متغیر ❮ ٪ 2❯ لائن پر DIM ٪ 3 سرنی کے طور پر بیان کردہ 4 ٪ N&quot;)" office:value-type="string" office:string-value="ماخذ ٪ 0: ٪ 1 ، متغیر ❮ ٪ 2❯ لائن پر DIM ٪ 3 سرنی کے طور پر بیان کردہ 4 ٪ N" calcext:value-type="string">
            <text:p>ماخذ ٪ 0: ٪ 1 ، متغیر ❮ ٪ 2❯ لائن پر DIM ٪ 3 سرنی کے طور پر بیان کردہ 4 ٪ N</text:p>
          </table:table-cell>
          <table:table-cell table:style-name="ce2" table:formula="of:=IFERROR(__xludf.dummyfunction(&quot;GOOGLETRANSLATE($B87,&quot;&quot;en&quot;&quot;,T$1)&quot;);&quot;Fontem% 0:% I, variabilis ❮% 2❯ defined Dim% III ordinata in linea% IV N&quot;)" office:value-type="string" office:string-value="Fontem% 0:% I, variabilis ❮% 2❯ defined Dim% III ordinata in linea% IV N" calcext:value-type="string">
            <text:p>Fontem% 0:% I, variabilis ❮% 2❯ defined Dim% III ordinata in linea% IV N</text:p>
          </table:table-cell>
          <table:table-cell table:style-name="ce2" table:formula="of:=IFERROR(__xludf.dummyfunction(&quot;GOOGLETRANSLATE($B87,&quot;&quot;en&quot;&quot;,U$1)&quot;);&quot;Ffynhonnell%0:%1, newidyn ❮%2❯ wedi'i ddiffinio fel dim%3 arae ar linell%4%n&quot;)" office:value-type="string" office:string-value="Ffynhonnell%0:%1, newidyn ❮%2❯ wedi'i ddiffinio fel dim%3 arae ar linell%4%n" calcext:value-type="string">
            <text:p>Ffynhonnell%0:%1, newidyn ❮%2❯ wedi'i ddiffinio fel dim%3 arae ar linell%4%n</text:p>
          </table:table-cell>
          <table:table-cell table:style-name="ce2" table:formula="of:=IFERROR(__xludf.dummyfunction(&quot;GOOGLETRANSLATE($B87,&quot;&quot;en&quot;&quot;,V$1)&quot;);&quot;Umthombo% 0:% 1, uguquguqukayo ❮% 2❯ ochazwe njenge-Dim% 3 Array kulayini% 4% n&quot;)" office:value-type="string" office:string-value="Umthombo% 0:% 1, uguquguqukayo ❮% 2❯ ochazwe njenge-Dim% 3 Array kulayini% 4% n" calcext:value-type="string">
            <text:p>Umthombo% 0:% 1, uguquguqukayo ❮% 2❯ ochazwe njenge-Dim% 3 Array kulayini% 4% n</text:p>
          </table:table-cell>
          <table:table-cell table:style-name="ce2" table:formula="of:=IFERROR(__xludf.dummyfunction(&quot;GOOGLETRANSLATE($B87,&quot;&quot;en&quot;&quot;,W$1)&quot;);&quot;מקור% 0:% 1, בייַטעוודיק ❮% 2❯ דיפיינד ווי טונקל% 3 מענגע אויף שורה 4% n&quot;)" office:value-type="string" office:string-value="מקור% 0:% 1, בייַטעוודיק ❮% 2❯ דיפיינד ווי טונקל% 3 מענגע אויף שורה 4% n" calcext:value-type="string">
            <text:p>מקור% 0:% 1, בייַטעוודיק ❮% 2❯ דיפיינד ווי טונקל% 3 מענגע אויף שורה 4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VARIABLE ❮%2❯ DEFINED AS NONARRAY ON LINE %3%n</text:p>
          </table:table-cell>
          <table:table-cell table:style-name="ce2" table:formula="of:=IFERROR(__xludf.dummyfunction(&quot;GOOGLETRANSLATE($B88,&quot;&quot;en&quot;&quot;,C$1)&quot;);&quot;소스%0 :%1, 변수 ❮%2❯ 라인에서 비 체류로 정의 된%3%n&quot;)" office:value-type="string" office:string-value="소스%0 :%1, 변수 ❮%2❯ 라인에서 비 체류로 정의 된%3%n" calcext:value-type="string">
            <text:p>소스%0 :%1, 변수 ❮%2❯ 라인에서 비 체류로 정의 된%3%n</text:p>
          </table:table-cell>
          <table:table-cell table:style-name="ce2" table:formula="of:=IFERROR(__xludf.dummyfunction(&quot;GOOGLETRANSLATE($B88,&quot;&quot;en&quot;&quot;,D$1)&quot;);&quot;Source% 0:% 1, variable ❮% 2❯ définie comme non-réseau en ligne% 3% n&quot;)" office:value-type="string" office:string-value="Source% 0:% 1, variable ❮% 2❯ définie comme non-réseau en ligne% 3% n" calcext:value-type="string">
            <text:p>Source% 0:% 1, variable ❮% 2❯ définie comme non-réseau en ligne% 3% n</text:p>
          </table:table-cell>
          <table:table-cell table:style-name="ce2" table:formula="of:=IFERROR(__xludf.dummyfunction(&quot;GOOGLETRANSLATE($B88,&quot;&quot;en&quot;&quot;,E$1)&quot;);&quot;Quelle%0:%1, Variable ❮%2 ❯ definiert als Nicht -Array online%3%N&quot;)" office:value-type="string" office:string-value="Quelle%0:%1, Variable ❮%2 ❯ definiert als Nicht -Array online%3%N" calcext:value-type="string">
            <text:p>Quelle%0:%1, Variable ❮%2 ❯ definiert als Nicht -Array online%3%N</text:p>
          </table:table-cell>
          <table:table-cell table:style-name="ce2" table:formula="of:=IFERROR(__xludf.dummyfunction(&quot;GOOGLETRANSLATE($B88,&quot;&quot;en&quot;&quot;,F$1)&quot;);&quot;源％0：％1，变量❮％2❯定义为非阵列在线％3％n&quot;)" office:value-type="string" office:string-value="源％0：％1，变量❮％2❯定义为非阵列在线％3％n" calcext:value-type="string">
            <text:p>源％0：％1，变量❮％2❯定义为非阵列在线％3％n</text:p>
          </table:table-cell>
          <table:table-cell table:style-name="ce2" table:formula="of:=IFERROR(__xludf.dummyfunction(&quot;GOOGLETRANSLATE($B88,&quot;&quot;en&quot;&quot;,G$1)&quot;);&quot;Fuente%0:%1, variable ❮%2❯ definida como no array en línea%3%n&quot;)" office:value-type="string" office:string-value="Fuente%0:%1, variable ❮%2❯ definida como no array en línea%3%n" calcext:value-type="string">
            <text:p>Fuente%0:%1, variable ❮%2❯ definida como no array en línea%3%n</text:p>
          </table:table-cell>
          <table:table-cell table:style-name="ce2" table:formula="of:=IFERROR(__xludf.dummyfunction(&quot;GOOGLETRANSLATE($B88,&quot;&quot;en&quot;&quot;,H$1)&quot;);&quot;المصدر ٪ 0: ٪ 1 ، المتغير ❮ ٪ 2❯ المعرّف بأنه غير محدد على الخط ٪ 3 ٪ n&quot;)" office:value-type="string" office:string-value="المصدر ٪ 0: ٪ 1 ، المتغير ❮ ٪ 2❯ المعرّف بأنه غير محدد على الخط ٪ 3 ٪ n" calcext:value-type="string">
            <text:p>المصدر ٪ 0: ٪ 1 ، المتغير ❮ ٪ 2❯ المعرّف بأنه غير محدد على الخط ٪ 3 ٪ n</text:p>
          </table:table-cell>
          <table:table-cell table:style-name="ce2" table:formula="of:=IFERROR(__xludf.dummyfunction(&quot;GOOGLETRANSLATE($B88,&quot;&quot;en&quot;&quot;,I$1)&quot;);&quot;Источник%0:%1, переменная ❮%2&quot;)" office:value-type="string" office:string-value="Источник%0:%1, переменная ❮%2" calcext:value-type="string">
            <text:p>Источник%0:%1, переменная ❮%2</text:p>
          </table:table-cell>
          <table:table-cell table:style-name="ce2" table:formula="of:=IFERROR(__xludf.dummyfunction(&quot;GOOGLETRANSLATE($B88,&quot;&quot;en&quot;&quot;,J$1)&quot;);&quot;स्रोत%0:%1, चर ❮%2❯ लाइन%3%एन पर nonarray के रूप में परिभाषित किया गया&quot;)" office:value-type="string" office:string-value="स्रोत%0:%1, चर ❮%2❯ लाइन%3%एन पर nonarray के रूप में परिभाषित किया गया" calcext:value-type="string">
            <text:p>स्रोत%0:%1, चर ❮%2❯ लाइन%3%एन पर nonarray के रूप में परिभाषित किया गया</text:p>
          </table:table-cell>
          <table:table-cell table:style-name="ce2" table:formula="of:=IFERROR(__xludf.dummyfunction(&quot;GOOGLETRANSLATE($B88,&quot;&quot;en&quot;&quot;,K$1)&quot;);&quot;উত্স%0:%1, ভেরিয়েবল ❮%2❯ লাইনে ননআরে হিসাবে সংজ্ঞায়িত%3%এন&quot;)" office:value-type="string" office:string-value="উত্স%0:%1, ভেরিয়েবল ❮%2❯ লাইনে ননআরে হিসাবে সংজ্ঞায়িত%3%এন" calcext:value-type="string">
            <text:p>উত্স%0:%1, ভেরিয়েবল ❮%2❯ লাইনে ননআরে হিসাবে সংজ্ঞায়িত%3%এন</text:p>
          </table:table-cell>
          <table:table-cell table:style-name="ce2" table:formula="of:=IFERROR(__xludf.dummyfunction(&quot;GOOGLETRANSLATE($B88,&quot;&quot;en&quot;&quot;,L$1)&quot;);&quot;Fonte%0:%1, variável ❮%2❯ Definido como não -marge on -line%3%n&quot;)" office:value-type="string" office:string-value="Fonte%0:%1, variável ❮%2❯ Definido como não -marge on -line%3%n" calcext:value-type="string">
            <text:p>Fonte%0:%1, variável ❮%2❯ Definido como não -marge on -line%3%n</text:p>
          </table:table-cell>
          <table:table-cell table:style-name="ce2" table:formula="of:=IFERROR(__xludf.dummyfunction(&quot;GOOGLETRANSLATE($B88,&quot;&quot;en&quot;&quot;,M$1)&quot;);&quot;Sumber%0:%1, variabel ❮%2❯ didefinisikan sebagai nonarray pada line%3%n&quot;)" office:value-type="string" office:string-value="Sumber%0:%1, variabel ❮%2❯ didefinisikan sebagai nonarray pada line%3%n" calcext:value-type="string">
            <text:p>Sumber%0:%1, variabel ❮%2❯ didefinisikan sebagai nonarray pada line%3%n</text:p>
          </table:table-cell>
          <table:table-cell table:style-name="ce2" table:formula="of:=IFERROR(__xludf.dummyfunction(&quot;GOOGLETRANSLATE($B88,&quot;&quot;en&quot;&quot;,N$1)&quot;);&quot;ソース％0：％1、可変❮％2❯&quot;)" office:value-type="string" office:string-value="ソース％0：％1、可変❮％2❯" calcext:value-type="string">
            <text:p>ソース％0：％1、可変❮％2❯</text:p>
          </table:table-cell>
          <table:table-cell table:style-name="ce2" table:formula="of:=IFERROR(__xludf.dummyfunction(&quot;GOOGLETRANSLATE($B88,&quot;&quot;en&quot;&quot;,O$1)&quot;);&quot;מקור%0:%1, משתנה ❮%2❯ המוגדר כלא מערך בשורה%3%n&quot;)" office:value-type="string" office:string-value="מקור%0:%1, משתנה ❮%2❯ המוגדר כלא מערך בשורה%3%n" calcext:value-type="string">
            <text:p>מקור%0:%1, משתנה ❮%2❯ המוגדר כלא מערך בשורה%3%n</text:p>
          </table:table-cell>
          <table:table-cell table:style-name="ce2" table:formula="of:=IFERROR(__xludf.dummyfunction(&quot;GOOGLETRANSLATE($B88,&quot;&quot;en&quot;&quot;,P$1)&quot;);&quot;Fonto%0:%1, variablo ❮%2❯ difinita kiel nearray On Line%3%N&quot;)" office:value-type="string" office:string-value="Fonto%0:%1, variablo ❮%2❯ difinita kiel nearray On Line%3%N" calcext:value-type="string">
            <text:p>Fonto%0:%1, variablo ❮%2❯ difinita kiel nearray On Line%3%N</text:p>
          </table:table-cell>
          <table:table-cell table:style-name="ce2" table:formula="of:=IFERROR(__xludf.dummyfunction(&quot;GOOGLETRANSLATE($B88,&quot;&quot;en&quot;&quot;,Q$1)&quot;);&quot;Chanzo%0:%1, kutofautisha ❮%2❯ hufafanuliwa kama nonarray kwenye mstari%3%n&quot;)" office:value-type="string" office:string-value="Chanzo%0:%1, kutofautisha ❮%2❯ hufafanuliwa kama nonarray kwenye mstari%3%n" calcext:value-type="string">
            <text:p>Chanzo%0:%1, kutofautisha ❮%2❯ hufafanuliwa kama nonarray kwenye mstari%3%n</text:p>
          </table:table-cell>
          <table:table-cell table:style-name="ce2" table:formula="of:=IFERROR(__xludf.dummyfunction(&quot;GOOGLETRANSLATE($B88,&quot;&quot;en&quot;&quot;,R$1)&quot;);&quot;Pinagmulan%0:%1, variable ❮%2❯ tinukoy bilang nonarray sa linya%3%n&quot;)" office:value-type="string" office:string-value="Pinagmulan%0:%1, variable ❮%2❯ tinukoy bilang nonarray sa linya%3%n" calcext:value-type="string">
            <text:p>Pinagmulan%0:%1, variable ❮%2❯ tinukoy bilang nonarray sa linya%3%n</text:p>
          </table:table-cell>
          <table:table-cell table:style-name="ce2" table:formula="of:=IFERROR(__xludf.dummyfunction(&quot;GOOGLETRANSLATE($B88,&quot;&quot;en&quot;&quot;,S$1)&quot;);&quot;ماخذ ٪ 0: ٪ 1 ، متغیر ❮ ٪ 2❯ لائن پر نانری کے طور پر بیان کردہ ٪ 3 ٪ n&quot;)" office:value-type="string" office:string-value="ماخذ ٪ 0: ٪ 1 ، متغیر ❮ ٪ 2❯ لائن پر نانری کے طور پر بیان کردہ ٪ 3 ٪ n" calcext:value-type="string">
            <text:p>ماخذ ٪ 0: ٪ 1 ، متغیر ❮ ٪ 2❯ لائن پر نانری کے طور پر بیان کردہ ٪ 3 ٪ n</text:p>
          </table:table-cell>
          <table:table-cell table:style-name="ce2" table:formula="of:=IFERROR(__xludf.dummyfunction(&quot;GOOGLETRANSLATE($B88,&quot;&quot;en&quot;&quot;,T$1)&quot;);&quot;Fontem% 0:% I, variabilis ❮% 2❯ defined as nonarray in line% III% n&quot;)" office:value-type="string" office:string-value="Fontem% 0:% I, variabilis ❮% 2❯ defined as nonarray in line% III% n" calcext:value-type="string">
            <text:p>Fontem% 0:% I, variabilis ❮% 2❯ defined as nonarray in line% III% n</text:p>
          </table:table-cell>
          <table:table-cell table:style-name="ce2" table:formula="of:=IFERROR(__xludf.dummyfunction(&quot;GOOGLETRANSLATE($B88,&quot;&quot;en&quot;&quot;,U$1)&quot;);&quot;Ffynhonnell%0:%1, newidyn ❮%2❯ wedi'i ddiffinio fel nonarray ar linell%3%n&quot;)" office:value-type="string" office:string-value="Ffynhonnell%0:%1, newidyn ❮%2❯ wedi'i ddiffinio fel nonarray ar linell%3%n" calcext:value-type="string">
            <text:p>Ffynhonnell%0:%1, newidyn ❮%2❯ wedi'i ddiffinio fel nonarray ar linell%3%n</text:p>
          </table:table-cell>
          <table:table-cell table:style-name="ce2" table:formula="of:=IFERROR(__xludf.dummyfunction(&quot;GOOGLETRANSLATE($B88,&quot;&quot;en&quot;&quot;,V$1)&quot;);&quot;Umthombo% 0:% 1, uguquguqukayo ❮% 2❯ ochazwe njenge-nonnarray kulayini% 3% n&quot;)" office:value-type="string" office:string-value="Umthombo% 0:% 1, uguquguqukayo ❮% 2❯ ochazwe njenge-nonnarray kulayini% 3% n" calcext:value-type="string">
            <text:p>Umthombo% 0:% 1, uguquguqukayo ❮% 2❯ ochazwe njenge-nonnarray kulayini% 3% n</text:p>
          </table:table-cell>
          <table:table-cell table:style-name="ce2" table:formula="of:=IFERROR(__xludf.dummyfunction(&quot;GOOGLETRANSLATE($B88,&quot;&quot;en&quot;&quot;,W$1)&quot;);&quot;מקור% 0:% 1, בייַטעוודיק ❮% 2❯ דיפיינד ווי ניטאַרי אויף שורה% 3% n&quot;)" office:value-type="string" office:string-value="מקור% 0:% 1, בייַטעוודיק ❮% 2❯ דיפיינד ווי ניטאַרי אויף שורה% 3% n" calcext:value-type="string">
            <text:p>מקור% 0:% 1, בייַטעוודיק ❮% 2❯ דיפיינד ווי ניטאַרי אויף שורה% 3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VARIABLE ❮%2❯ DIM1 AS %3 OUTSIDE BOUNDS1 %4..%5 FROM LINE %6%n</text:p>
          </table:table-cell>
          <table:table-cell table:style-name="ce2" table:formula="of:=IFERROR(__xludf.dummyfunction(&quot;GOOGLETRANSLATE($B89,&quot;&quot;en&quot;&quot;,C$1)&quot;);&quot;소스 %0 : %1, 변수 ❮ %2 ❯ dim1 as %3 외부 경계 1 %4 .. %5 라인 %6 %n&quot;)" office:value-type="string" office:string-value="소스 %0 : %1, 변수 ❮ %2 ❯ dim1 as %3 외부 경계 1 %4 .. %5 라인 %6 %n" calcext:value-type="string">
            <text:p>소스 %0 : %1, 변수 ❮ %2 ❯ dim1 as %3 외부 경계 1 %4 .. %5 라인 %6 %n</text:p>
          </table:table-cell>
          <table:table-cell table:style-name="ce2" table:formula="of:=IFERROR(__xludf.dummyfunction(&quot;GOOGLETRANSLATE($B89,&quot;&quot;en&quot;&quot;,D$1)&quot;);&quot;Source% 0:% 1, variable ❮% 2❯ dim1 comme% 3 bornes extérieures 1% 4 ..% 5 de la ligne% 6% n&quot;)" office:value-type="string" office:string-value="Source% 0:% 1, variable ❮% 2❯ dim1 comme% 3 bornes extérieures 1% 4 ..% 5 de la ligne% 6% n" calcext:value-type="string">
            <text:p>Source% 0:% 1, variable ❮% 2❯ dim1 comme% 3 bornes extérieures 1% 4 ..% 5 de la ligne% 6% n</text:p>
          </table:table-cell>
          <table:table-cell table:style-name="ce2" table:formula="of:=IFERROR(__xludf.dummyfunction(&quot;GOOGLETRANSLATE($B89,&quot;&quot;en&quot;&quot;,E$1)&quot;);&quot;Quelle %0: %1, Variable ❮ %2❯ Dim1 als %3 Außengrenzen1 %4 .. %5 von Linie %6 %n&quot;)" office:value-type="string" office:string-value="Quelle %0: %1, Variable ❮ %2❯ Dim1 als %3 Außengrenzen1 %4 .. %5 von Linie %6 %n" calcext:value-type="string">
            <text:p>Quelle %0: %1, Variable ❮ %2❯ Dim1 als %3 Außengrenzen1 %4 .. %5 von Linie %6 %n</text:p>
          </table:table-cell>
          <table:table-cell table:style-name="ce2" table:formula="of:=IFERROR(__xludf.dummyfunction(&quot;GOOGLETRANSLATE($B89,&quot;&quot;en&quot;&quot;,F$1)&quot;);&quot;源％0：％1，变量❮％2❯dim1 as％3外部边界1％4 ..％5从线％6％n&quot;)" office:value-type="string" office:string-value="源％0：％1，变量❮％2❯dim1 as％3外部边界1％4 ..％5从线％6％n" calcext:value-type="string">
            <text:p>源％0：％1，变量❮％2❯dim1 as％3外部边界1％4 ..％5从线％6％n</text:p>
          </table:table-cell>
          <table:table-cell table:style-name="ce2" table:formula="of:=IFERROR(__xludf.dummyfunction(&quot;GOOGLETRANSLATE($B89,&quot;&quot;en&quot;&quot;,G$1)&quot;);&quot;Fuente %0: %1, variable ❮ %2❯ DIM1 AS %3 Límites externos1 %4 .. %5 de la línea %6 %N&quot;)" office:value-type="string" office:string-value="Fuente %0: %1, variable ❮ %2❯ DIM1 AS %3 Límites externos1 %4 .. %5 de la línea %6 %N" calcext:value-type="string">
            <text:p>Fuente %0: %1, variable ❮ %2❯ DIM1 AS %3 Límites externos1 %4 .. %5 de la línea %6 %N</text:p>
          </table:table-cell>
          <table:table-cell table:style-name="ce2" table:formula="of:=IFERROR(__xludf.dummyfunction(&quot;GOOGLETRANSLATE($B89,&quot;&quot;en&quot;&quot;,H$1)&quot;);&quot;المصدر ٪ 0: ٪ 1 ، المتغير ❮ ٪ 2❯ DIM1 AS ٪ 3 خارج الحدود 1 ٪ 4 .. ٪ 5 من الخط ٪ 6 ٪ n&quot;)" office:value-type="string" office:string-value="المصدر ٪ 0: ٪ 1 ، المتغير ❮ ٪ 2❯ DIM1 AS ٪ 3 خارج الحدود 1 ٪ 4 .. ٪ 5 من الخط ٪ 6 ٪ n" calcext:value-type="string">
            <text:p>المصدر ٪ 0: ٪ 1 ، المتغير ❮ ٪ 2❯ DIM1 AS ٪ 3 خارج الحدود 1 ٪ 4 .. ٪ 5 من الخط ٪ 6 ٪ n</text:p>
          </table:table-cell>
          <table:table-cell table:style-name="ce2" table:formula="of:=IFERROR(__xludf.dummyfunction(&quot;GOOGLETRANSLATE($B89,&quot;&quot;en&quot;&quot;,I$1)&quot;);&quot;Источник %0: %1, переменная ❮ %2❯ Dim1 As %3 Внешние границы 1 %4 .. %5 Из линии %6 %N&quot;)" office:value-type="string" office:string-value="Источник %0: %1, переменная ❮ %2❯ Dim1 As %3 Внешние границы 1 %4 .. %5 Из линии %6 %N" calcext:value-type="string">
            <text:p>Источник %0: %1, переменная ❮ %2❯ Dim1 As %3 Внешние границы 1 %4 .. %5 Из линии %6 %N</text:p>
          </table:table-cell>
          <table:table-cell table:style-name="ce2" table:formula="of:=IFERROR(__xludf.dummyfunction(&quot;GOOGLETRANSLATE($B89,&quot;&quot;en&quot;&quot;,J$1)&quot;);&quot;स्रोत %0: %1, चर ❮ %2❯ डिम 1 के रूप में %3 के बाहर सीमा 1 %4 .. %5 लाइन %6 %n से&quot;)" office:value-type="string" office:string-value="स्रोत %0: %1, चर ❮ %2❯ डिम 1 के रूप में %3 के बाहर सीमा 1 %4 .. %5 लाइन %6 %n से" calcext:value-type="string">
            <text:p>स्रोत %0: %1, चर ❮ %2❯ डिम 1 के रूप में %3 के बाहर सीमा 1 %4 .. %5 लाइन %6 %n से</text:p>
          </table:table-cell>
          <table:table-cell table:style-name="ce2" table:formula="of:=IFERROR(__xludf.dummyfunction(&quot;GOOGLETRANSLATE($B89,&quot;&quot;en&quot;&quot;,K$1)&quot;);&quot;উত্স %0: %1, পরিবর্তনশীল ❮ %2❯ DIM1 হিসাবে %3 এর বাইরে সীমা 1 %4 .. %5 লাইন থেকে %6 %এন&quot;)" office:value-type="string" office:string-value="উত্স %0: %1, পরিবর্তনশীল ❮ %2❯ DIM1 হিসাবে %3 এর বাইরে সীমা 1 %4 .. %5 লাইন থেকে %6 %এন" calcext:value-type="string">
            <text:p>উত্স %0: %1, পরিবর্তনশীল ❮ %2❯ DIM1 হিসাবে %3 এর বাইরে সীমা 1 %4 .. %5 লাইন থেকে %6 %এন</text:p>
          </table:table-cell>
          <table:table-cell table:style-name="ce2" table:formula="of:=IFERROR(__xludf.dummyfunction(&quot;GOOGLETRANSLATE($B89,&quot;&quot;en&quot;&quot;,L$1)&quot;);&quot;Fonte %0: %1, variável ❮ %2❯ DIM1 como %3 limites externos1 %4 .. %5 da linha %6 %n&quot;)" office:value-type="string" office:string-value="Fonte %0: %1, variável ❮ %2❯ DIM1 como %3 limites externos1 %4 .. %5 da linha %6 %n" calcext:value-type="string">
            <text:p>Fonte %0: %1, variável ❮ %2❯ DIM1 como %3 limites externos1 %4 .. %5 da linha %6 %n</text:p>
          </table:table-cell>
          <table:table-cell table:style-name="ce2" table:formula="of:=IFERROR(__xludf.dummyfunction(&quot;GOOGLETRANSLATE($B89,&quot;&quot;en&quot;&quot;,M$1)&quot;);&quot;Sumber %0: %1, variabel ❮ %2❯ dim1 sebagai %3 Batas luar 1 %4 .. %5 dari garis %6 %n&quot;)" office:value-type="string" office:string-value="Sumber %0: %1, variabel ❮ %2❯ dim1 sebagai %3 Batas luar 1 %4 .. %5 dari garis %6 %n" calcext:value-type="string">
            <text:p>Sumber %0: %1, variabel ❮ %2❯ dim1 sebagai %3 Batas luar 1 %4 .. %5 dari garis %6 %n</text:p>
          </table:table-cell>
          <table:table-cell table:style-name="ce2" table:formula="of:=IFERROR(__xludf.dummyfunction(&quot;GOOGLETRANSLATE($B89,&quot;&quot;en&quot;&quot;,N$1)&quot;);&quot;ソース％0：％1、可変❮％2 dim1 As％3外側の境界1％4 ..％5ライン％6％n&quot;)" office:value-type="string" office:string-value="ソース％0：％1、可変❮％2 dim1 As％3外側の境界1％4 ..％5ライン％6％n" calcext:value-type="string">
            <text:p>ソース％0：％1、可変❮％2 dim1 As％3外側の境界1％4 ..％5ライン％6％n</text:p>
          </table:table-cell>
          <table:table-cell table:style-name="ce2" table:formula="of:=IFERROR(__xludf.dummyfunction(&quot;GOOGLETRANSLATE($B89,&quot;&quot;en&quot;&quot;,O$1)&quot;);&quot;מקור %0: %1, משתנה ❮ %2❯ dim1 AS %3 מחוץ לתחום 1 %4 .. %5 מ- LINE %6 %N&quot;)" office:value-type="string" office:string-value="מקור %0: %1, משתנה ❮ %2❯ dim1 AS %3 מחוץ לתחום 1 %4 .. %5 מ- LINE %6 %N" calcext:value-type="string">
            <text:p>מקור %0: %1, משתנה ❮ %2❯ dim1 AS %3 מחוץ לתחום 1 %4 .. %5 מ- LINE %6 %N</text:p>
          </table:table-cell>
          <table:table-cell table:style-name="ce2" table:formula="of:=IFERROR(__xludf.dummyfunction(&quot;GOOGLETRANSLATE($B89,&quot;&quot;en&quot;&quot;,P$1)&quot;);&quot;Fonto %0: %1, variablo ❮ %2❯ DIM1 kiel %3 ekster Bounds1 %4 .. %5 de linio %6 %N&quot;)" office:value-type="string" office:string-value="Fonto %0: %1, variablo ❮ %2❯ DIM1 kiel %3 ekster Bounds1 %4 .. %5 de linio %6 %N" calcext:value-type="string">
            <text:p>Fonto %0: %1, variablo ❮ %2❯ DIM1 kiel %3 ekster Bounds1 %4 .. %5 de linio %6 %N</text:p>
          </table:table-cell>
          <table:table-cell table:style-name="ce2" table:formula="of:=IFERROR(__xludf.dummyfunction(&quot;GOOGLETRANSLATE($B89,&quot;&quot;en&quot;&quot;,Q$1)&quot;);&quot;Chanzo %0: %1, kutofautisha ❮ %2❯ dim1 kama %3 mipaka ya nje1 %4 .. %5 kutoka mstari %6 %N&quot;)" office:value-type="string" office:string-value="Chanzo %0: %1, kutofautisha ❮ %2❯ dim1 kama %3 mipaka ya nje1 %4 .. %5 kutoka mstari %6 %N" calcext:value-type="string">
            <text:p>Chanzo %0: %1, kutofautisha ❮ %2❯ dim1 kama %3 mipaka ya nje1 %4 .. %5 kutoka mstari %6 %N</text:p>
          </table:table-cell>
          <table:table-cell table:style-name="ce2" table:formula="of:=IFERROR(__xludf.dummyfunction(&quot;GOOGLETRANSLATE($B89,&quot;&quot;en&quot;&quot;,R$1)&quot;);&quot;Pinagmulan %0: %1, variable ❮ %2❯ dim1 bilang %3 sa labas ng hangganan1 %4 .. %5 mula sa linya %6 %n&quot;)" office:value-type="string" office:string-value="Pinagmulan %0: %1, variable ❮ %2❯ dim1 bilang %3 sa labas ng hangganan1 %4 .. %5 mula sa linya %6 %n" calcext:value-type="string">
            <text:p>Pinagmulan %0: %1, variable ❮ %2❯ dim1 bilang %3 sa labas ng hangganan1 %4 .. %5 mula sa linya %6 %n</text:p>
          </table:table-cell>
          <table:table-cell table:style-name="ce2" table:formula="of:=IFERROR(__xludf.dummyfunction(&quot;GOOGLETRANSLATE($B89,&quot;&quot;en&quot;&quot;,S$1)&quot;);&quot;ماخذ ٪ 0: ٪ 1 ، متغیر ❮ ٪ 2❯ dim1 as ٪ 3 سے باہر کی حد 1 ٪ 4 .. ٪ 5 سے ٪ 5 ٪ 6 ٪ n&quot;)" office:value-type="string" office:string-value="ماخذ ٪ 0: ٪ 1 ، متغیر ❮ ٪ 2❯ dim1 as ٪ 3 سے باہر کی حد 1 ٪ 4 .. ٪ 5 سے ٪ 5 ٪ 6 ٪ n" calcext:value-type="string">
            <text:p>ماخذ ٪ 0: ٪ 1 ، متغیر ❮ ٪ 2❯ dim1 as ٪ 3 سے باہر کی حد 1 ٪ 4 .. ٪ 5 سے ٪ 5 ٪ 6 ٪ n</text:p>
          </table:table-cell>
          <table:table-cell table:style-name="ce2" table:formula="of:=IFERROR(__xludf.dummyfunction(&quot;GOOGLETRANSLATE($B89,&quot;&quot;en&quot;&quot;,T$1)&quot;);&quot;Fontem% 0:% I, variabilis ❮% 2 ❯ dim1 sicut% III extra terminari1% IV ..% V ex linea% VI% VI&quot;)" office:value-type="string" office:string-value="Fontem% 0:% I, variabilis ❮% 2 ❯ dim1 sicut% III extra terminari1% IV ..% V ex linea% VI% VI" calcext:value-type="string">
            <text:p>Fontem% 0:% I, variabilis ❮% 2 ❯ dim1 sicut% III extra terminari1% IV ..% V ex linea% VI% VI</text:p>
          </table:table-cell>
          <table:table-cell table:style-name="ce2" table:formula="of:=IFERROR(__xludf.dummyfunction(&quot;GOOGLETRANSLATE($B89,&quot;&quot;en&quot;&quot;,U$1)&quot;);&quot;Ffynhonnell %0: %1, newidyn ❮ %2❯ dim1 fel %3 y tu allan ffin1 %4 .. %5 o'r llinell %6 %n&quot;)" office:value-type="string" office:string-value="Ffynhonnell %0: %1, newidyn ❮ %2❯ dim1 fel %3 y tu allan ffin1 %4 .. %5 o'r llinell %6 %n" calcext:value-type="string">
            <text:p>Ffynhonnell %0: %1, newidyn ❮ %2❯ dim1 fel %3 y tu allan ffin1 %4 .. %5 o'r llinell %6 %n</text:p>
          </table:table-cell>
          <table:table-cell table:style-name="ce2" table:formula="of:=IFERROR(__xludf.dummyfunction(&quot;GOOGLETRANSLATE($B89,&quot;&quot;en&quot;&quot;,V$1)&quot;);&quot;Umthombo% 0:% 1, uguquguqukayo ❮% 2❯ dim1 njengoba% 3 ngaphandle kwe-Bounds1% 4 ..% 5 kusuka kulayini% 6% n&quot;)" office:value-type="string" office:string-value="Umthombo% 0:% 1, uguquguqukayo ❮% 2❯ dim1 njengoba% 3 ngaphandle kwe-Bounds1% 4 ..% 5 kusuka kulayini% 6% n" calcext:value-type="string">
            <text:p>Umthombo% 0:% 1, uguquguqukayo ❮% 2❯ dim1 njengoba% 3 ngaphandle kwe-Bounds1% 4 ..% 5 kusuka kulayini% 6% n</text:p>
          </table:table-cell>
          <table:table-cell table:style-name="ce2" table:formula="of:=IFERROR(__xludf.dummyfunction(&quot;GOOGLETRANSLATE($B89,&quot;&quot;en&quot;&quot;,W$1)&quot;);&quot;מקור% 0:% 1, בייַטעוודיק ❮% 2❯ dim1 ווי% 3 אַרויס גווול 1% 4 ..% 5 פון שורה% 6% n&quot;)" office:value-type="string" office:string-value="מקור% 0:% 1, בייַטעוודיק ❮% 2❯ dim1 ווי% 3 אַרויס גווול 1% 4 ..% 5 פון שורה% 6% n" calcext:value-type="string">
            <text:p>מקור% 0:% 1, בייַטעוודיק ❮% 2❯ dim1 ווי% 3 אַרויס גווול 1% 4 ..% 5 פון שורה% 6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VARIABLE ❮%2❯ DIM1 AS %3 OUTSIDE BOUNDS %4..%5 FROM LINE %6%n</text:p>
          </table:table-cell>
          <table:table-cell table:style-name="ce2" table:formula="of:=IFERROR(__xludf.dummyfunction(&quot;GOOGLETRANSLATE($B90,&quot;&quot;en&quot;&quot;,C$1)&quot;);&quot;소스 %0 : %1, 변수 ❮ %2 ❯ dim1 as %3 외부 경계 %4 .. %5 라인 %6 %n&quot;)" office:value-type="string" office:string-value="소스 %0 : %1, 변수 ❮ %2 ❯ dim1 as %3 외부 경계 %4 .. %5 라인 %6 %n" calcext:value-type="string">
            <text:p>소스 %0 : %1, 변수 ❮ %2 ❯ dim1 as %3 외부 경계 %4 .. %5 라인 %6 %n</text:p>
          </table:table-cell>
          <table:table-cell table:style-name="ce2" table:formula="of:=IFERROR(__xludf.dummyfunction(&quot;GOOGLETRANSLATE($B90,&quot;&quot;en&quot;&quot;,D$1)&quot;);&quot;Source% 0:% 1, variable ❮% 2❯ dim1 comme% 3 bornes extérieures% 4 ..% 5 de la ligne% 6% n&quot;)" office:value-type="string" office:string-value="Source% 0:% 1, variable ❮% 2❯ dim1 comme% 3 bornes extérieures% 4 ..% 5 de la ligne% 6% n" calcext:value-type="string">
            <text:p>Source% 0:% 1, variable ❮% 2❯ dim1 comme% 3 bornes extérieures% 4 ..% 5 de la ligne% 6% n</text:p>
          </table:table-cell>
          <table:table-cell table:style-name="ce2" table:formula="of:=IFERROR(__xludf.dummyfunction(&quot;GOOGLETRANSLATE($B90,&quot;&quot;en&quot;&quot;,E$1)&quot;);&quot;Quelle %0: %1, Variable ❮ %2❯ Dim1 als %3 Außengrenzen %4 .. %5 von Linie %6 %n&quot;)" office:value-type="string" office:string-value="Quelle %0: %1, Variable ❮ %2❯ Dim1 als %3 Außengrenzen %4 .. %5 von Linie %6 %n" calcext:value-type="string">
            <text:p>Quelle %0: %1, Variable ❮ %2❯ Dim1 als %3 Außengrenzen %4 .. %5 von Linie %6 %n</text:p>
          </table:table-cell>
          <table:table-cell table:style-name="ce2" table:formula="of:=IFERROR(__xludf.dummyfunction(&quot;GOOGLETRANSLATE($B90,&quot;&quot;en&quot;&quot;,F$1)&quot;);&quot;源％0：％1，变量❮％2❯dim1 as％3外部边界％4 ..％5从线％n n line％6％n&quot;)" office:value-type="string" office:string-value="源％0：％1，变量❮％2❯dim1 as％3外部边界％4 ..％5从线％n n line％6％n" calcext:value-type="string">
            <text:p>源％0：％1，变量❮％2❯dim1 as％3外部边界％4 ..％5从线％n n line％6％n</text:p>
          </table:table-cell>
          <table:table-cell table:style-name="ce2" table:formula="of:=IFERROR(__xludf.dummyfunction(&quot;GOOGLETRANSLATE($B90,&quot;&quot;en&quot;&quot;,G$1)&quot;);&quot;Fuente %0: %1, variable ❮ %2❯ dim1 AS %3 límites externos %4 .. %5 de la línea %6 %n&quot;)" office:value-type="string" office:string-value="Fuente %0: %1, variable ❮ %2❯ dim1 AS %3 límites externos %4 .. %5 de la línea %6 %n" calcext:value-type="string">
            <text:p>Fuente %0: %1, variable ❮ %2❯ dim1 AS %3 límites externos %4 .. %5 de la línea %6 %n</text:p>
          </table:table-cell>
          <table:table-cell table:style-name="ce2" table:formula="of:=IFERROR(__xludf.dummyfunction(&quot;GOOGLETRANSLATE($B90,&quot;&quot;en&quot;&quot;,H$1)&quot;);&quot;المصدر ٪ 0: ٪ 1 ، المتغير ❮ ٪ 2❯ DIM1 AS ٪ 3 خارج الحدود ٪ 4 .. ٪ 5 من الخط ٪ 6 ٪ n&quot;)" office:value-type="string" office:string-value="المصدر ٪ 0: ٪ 1 ، المتغير ❮ ٪ 2❯ DIM1 AS ٪ 3 خارج الحدود ٪ 4 .. ٪ 5 من الخط ٪ 6 ٪ n" calcext:value-type="string">
            <text:p>المصدر ٪ 0: ٪ 1 ، المتغير ❮ ٪ 2❯ DIM1 AS ٪ 3 خارج الحدود ٪ 4 .. ٪ 5 من الخط ٪ 6 ٪ n</text:p>
          </table:table-cell>
          <table:table-cell table:style-name="ce2" table:formula="of:=IFERROR(__xludf.dummyfunction(&quot;GOOGLETRANSLATE($B90,&quot;&quot;en&quot;&quot;,I$1)&quot;);&quot;Источник %0: %1, переменная ❮ %2❯ Dim1 As %3 Внешние границы %4 .. %5 из линии %6 %n&quot;)" office:value-type="string" office:string-value="Источник %0: %1, переменная ❮ %2❯ Dim1 As %3 Внешние границы %4 .. %5 из линии %6 %n" calcext:value-type="string">
            <text:p>Источник %0: %1, переменная ❮ %2❯ Dim1 As %3 Внешние границы %4 .. %5 из линии %6 %n</text:p>
          </table:table-cell>
          <table:table-cell table:style-name="ce2" table:formula="of:=IFERROR(__xludf.dummyfunction(&quot;GOOGLETRANSLATE($B90,&quot;&quot;en&quot;&quot;,J$1)&quot;);&quot;स्रोत %0: %1, चर ❮ %2❯ डिम 1 के रूप में %3 के बाहर सीमा %4 .. %5 लाइन %6 %n से&quot;)" office:value-type="string" office:string-value="स्रोत %0: %1, चर ❮ %2❯ डिम 1 के रूप में %3 के बाहर सीमा %4 .. %5 लाइन %6 %n से" calcext:value-type="string">
            <text:p>स्रोत %0: %1, चर ❮ %2❯ डिम 1 के रूप में %3 के बाहर सीमा %4 .. %5 लाइन %6 %n से</text:p>
          </table:table-cell>
          <table:table-cell table:style-name="ce2" table:formula="of:=IFERROR(__xludf.dummyfunction(&quot;GOOGLETRANSLATE($B90,&quot;&quot;en&quot;&quot;,K$1)&quot;);&quot;উত্স %0: %1, পরিবর্তনশীল ❮ %2❯ DIM1 হিসাবে %3 এর বাইরে %3 %4 .. %5 লাইন থেকে %6 %এন&quot;)" office:value-type="string" office:string-value="উত্স %0: %1, পরিবর্তনশীল ❮ %2❯ DIM1 হিসাবে %3 এর বাইরে %3 %4 .. %5 লাইন থেকে %6 %এন" calcext:value-type="string">
            <text:p>উত্স %0: %1, পরিবর্তনশীল ❮ %2❯ DIM1 হিসাবে %3 এর বাইরে %3 %4 .. %5 লাইন থেকে %6 %এন</text:p>
          </table:table-cell>
          <table:table-cell table:style-name="ce2" table:formula="of:=IFERROR(__xludf.dummyfunction(&quot;GOOGLETRANSLATE($B90,&quot;&quot;en&quot;&quot;,L$1)&quot;);&quot;Fonte %0: %1, variável ❮ %2❯ DIM1 como %3 Limites externos %4 .. %5 da linha %6 %n&quot;)" office:value-type="string" office:string-value="Fonte %0: %1, variável ❮ %2❯ DIM1 como %3 Limites externos %4 .. %5 da linha %6 %n" calcext:value-type="string">
            <text:p>Fonte %0: %1, variável ❮ %2❯ DIM1 como %3 Limites externos %4 .. %5 da linha %6 %n</text:p>
          </table:table-cell>
          <table:table-cell table:style-name="ce2" table:formula="of:=IFERROR(__xludf.dummyfunction(&quot;GOOGLETRANSLATE($B90,&quot;&quot;en&quot;&quot;,M$1)&quot;);&quot;Sumber %0: %1, variabel ❮ %2❯ dim1 sebagai %3 Batas luar %4 .. %5 dari garis %6 %n&quot;)" office:value-type="string" office:string-value="Sumber %0: %1, variabel ❮ %2❯ dim1 sebagai %3 Batas luar %4 .. %5 dari garis %6 %n" calcext:value-type="string">
            <text:p>Sumber %0: %1, variabel ❮ %2❯ dim1 sebagai %3 Batas luar %4 .. %5 dari garis %6 %n</text:p>
          </table:table-cell>
          <table:table-cell table:style-name="ce2" table:formula="of:=IFERROR(__xludf.dummyfunction(&quot;GOOGLETRANSLATE($B90,&quot;&quot;en&quot;&quot;,N$1)&quot;);&quot;ソース％0：％1、可変❮％2 dim1 as％3外側の境界％4 ..％5ライン％6％n&quot;)" office:value-type="string" office:string-value="ソース％0：％1、可変❮％2 dim1 as％3外側の境界％4 ..％5ライン％6％n" calcext:value-type="string">
            <text:p>ソース％0：％1、可変❮％2 dim1 as％3外側の境界％4 ..％5ライン％6％n</text:p>
          </table:table-cell>
          <table:table-cell table:style-name="ce2" table:formula="of:=IFERROR(__xludf.dummyfunction(&quot;GOOGLETRANSLATE($B90,&quot;&quot;en&quot;&quot;,O$1)&quot;);&quot;מקור %0: %1, משתנה ❮ %2❯ dim1 AS %3 גבולות חיצוניים %4 .. %5 מ- LINE %6 %N&quot;)" office:value-type="string" office:string-value="מקור %0: %1, משתנה ❮ %2❯ dim1 AS %3 גבולות חיצוניים %4 .. %5 מ- LINE %6 %N" calcext:value-type="string">
            <text:p>מקור %0: %1, משתנה ❮ %2❯ dim1 AS %3 גבולות חיצוניים %4 .. %5 מ- LINE %6 %N</text:p>
          </table:table-cell>
          <table:table-cell table:style-name="ce2" table:formula="of:=IFERROR(__xludf.dummyfunction(&quot;GOOGLETRANSLATE($B90,&quot;&quot;en&quot;&quot;,P$1)&quot;);&quot;Fonto %0: %1, variablo ❮ %2❯ DIM1 kiel %3 ekster limoj %4 .. %5 de linio %6 %n&quot;)" office:value-type="string" office:string-value="Fonto %0: %1, variablo ❮ %2❯ DIM1 kiel %3 ekster limoj %4 .. %5 de linio %6 %n" calcext:value-type="string">
            <text:p>Fonto %0: %1, variablo ❮ %2❯ DIM1 kiel %3 ekster limoj %4 .. %5 de linio %6 %n</text:p>
          </table:table-cell>
          <table:table-cell table:style-name="ce2" table:formula="of:=IFERROR(__xludf.dummyfunction(&quot;GOOGLETRANSLATE($B90,&quot;&quot;en&quot;&quot;,Q$1)&quot;);&quot;Chanzo %0: %1, kutofautisha ❮ %2❯ dim1 kama %3 mipaka ya nje %4 .. %5 kutoka mstari %6 %n&quot;)" office:value-type="string" office:string-value="Chanzo %0: %1, kutofautisha ❮ %2❯ dim1 kama %3 mipaka ya nje %4 .. %5 kutoka mstari %6 %n" calcext:value-type="string">
            <text:p>Chanzo %0: %1, kutofautisha ❮ %2❯ dim1 kama %3 mipaka ya nje %4 .. %5 kutoka mstari %6 %n</text:p>
          </table:table-cell>
          <table:table-cell table:style-name="ce2" table:formula="of:=IFERROR(__xludf.dummyfunction(&quot;GOOGLETRANSLATE($B90,&quot;&quot;en&quot;&quot;,R$1)&quot;);&quot;Pinagmulan %0: %1, variable ❮ %2❯ dim1 bilang %3 sa labas ng hangganan %4 .. %5 mula sa linya %6 %n&quot;)" office:value-type="string" office:string-value="Pinagmulan %0: %1, variable ❮ %2❯ dim1 bilang %3 sa labas ng hangganan %4 .. %5 mula sa linya %6 %n" calcext:value-type="string">
            <text:p>Pinagmulan %0: %1, variable ❮ %2❯ dim1 bilang %3 sa labas ng hangganan %4 .. %5 mula sa linya %6 %n</text:p>
          </table:table-cell>
          <table:table-cell table:style-name="ce2" table:formula="of:=IFERROR(__xludf.dummyfunction(&quot;GOOGLETRANSLATE($B90,&quot;&quot;en&quot;&quot;,S$1)&quot;);&quot;ماخذ ٪ 0: ٪ 1 ، متغیر ❮ ٪ 2❯ Dim1 as ٪ 3 سے باہر ٪ 4 .. ٪ 5 لائن ٪ 6 ٪ N سے ٪ 5&quot;)" office:value-type="string" office:string-value="ماخذ ٪ 0: ٪ 1 ، متغیر ❮ ٪ 2❯ Dim1 as ٪ 3 سے باہر ٪ 4 .. ٪ 5 لائن ٪ 6 ٪ N سے ٪ 5" calcext:value-type="string">
            <text:p>ماخذ ٪ 0: ٪ 1 ، متغیر ❮ ٪ 2❯ Dim1 as ٪ 3 سے باہر ٪ 4 .. ٪ 5 لائن ٪ 6 ٪ N سے ٪ 5</text:p>
          </table:table-cell>
          <table:table-cell table:style-name="ce2" table:formula="of:=IFERROR(__xludf.dummyfunction(&quot;GOOGLETRANSLATE($B90,&quot;&quot;en&quot;&quot;,T$1)&quot;);&quot;Fontem% 0:% I, variabilis ❮% 2 ❯ Dim1 sicut% III extra terminis% IV ..% V ex linea% VI% VI&quot;)" office:value-type="string" office:string-value="Fontem% 0:% I, variabilis ❮% 2 ❯ Dim1 sicut% III extra terminis% IV ..% V ex linea% VI% VI" calcext:value-type="string">
            <text:p>Fontem% 0:% I, variabilis ❮% 2 ❯ Dim1 sicut% III extra terminis% IV ..% V ex linea% VI% VI</text:p>
          </table:table-cell>
          <table:table-cell table:style-name="ce2" table:formula="of:=IFERROR(__xludf.dummyfunction(&quot;GOOGLETRANSLATE($B90,&quot;&quot;en&quot;&quot;,U$1)&quot;);&quot;Ffynhonnell %0: %1, newidyn ❮ %2❯ dim1 fel %3 ffin y tu allan %4 .. %5 o'r llinell %6 %n&quot;)" office:value-type="string" office:string-value="Ffynhonnell %0: %1, newidyn ❮ %2❯ dim1 fel %3 ffin y tu allan %4 .. %5 o'r llinell %6 %n" calcext:value-type="string">
            <text:p>Ffynhonnell %0: %1, newidyn ❮ %2❯ dim1 fel %3 ffin y tu allan %4 .. %5 o'r llinell %6 %n</text:p>
          </table:table-cell>
          <table:table-cell table:style-name="ce2" table:formula="of:=IFERROR(__xludf.dummyfunction(&quot;GOOGLETRANSLATE($B90,&quot;&quot;en&quot;&quot;,V$1)&quot;);&quot;Umthombo% 0:% 1, uguquguqukayo ❮% 2❯ dim1 njengoba% 3 ngaphandle kwemingcele% 4 ..% 5 kusuka kulayini% 6% n&quot;)" office:value-type="string" office:string-value="Umthombo% 0:% 1, uguquguqukayo ❮% 2❯ dim1 njengoba% 3 ngaphandle kwemingcele% 4 ..% 5 kusuka kulayini% 6% n" calcext:value-type="string">
            <text:p>Umthombo% 0:% 1, uguquguqukayo ❮% 2❯ dim1 njengoba% 3 ngaphandle kwemingcele% 4 ..% 5 kusuka kulayini% 6% n</text:p>
          </table:table-cell>
          <table:table-cell table:style-name="ce2" table:formula="of:=IFERROR(__xludf.dummyfunction(&quot;GOOGLETRANSLATE($B90,&quot;&quot;en&quot;&quot;,W$1)&quot;);&quot;מקור% 0:% 1, בייַטעוודיק ❮% 2❯ dim1 ווי% 3 אַרויס גווול% 4 ..% 5 פון שורה% 6% n&quot;)" office:value-type="string" office:string-value="מקור% 0:% 1, בייַטעוודיק ❮% 2❯ dim1 ווי% 3 אַרויס גווול% 4 ..% 5 פון שורה% 6% n" calcext:value-type="string">
            <text:p>מקור% 0:% 1, בייַטעוודיק ❮% 2❯ dim1 ווי% 3 אַרויס גווול% 4 ..% 5 פון שורה% 6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OURCE %0:%1, VARIABLE ❮%2❯ DIM2 AS %3 OUTSIDE BOUNDS2 %4..%5 FROM LINE %6%n</text:p>
          </table:table-cell>
          <table:table-cell table:style-name="ce2" table:formula="of:=IFERROR(__xludf.dummyfunction(&quot;GOOGLETRANSLATE($B91,&quot;&quot;en&quot;&quot;,C$1)&quot;);&quot;소스 %0 : %1, 변수 ❮ %2 ❯ dim2 as %3 외부 경계 2 %4 .. %5 라인 %6 %n&quot;)" office:value-type="string" office:string-value="소스 %0 : %1, 변수 ❮ %2 ❯ dim2 as %3 외부 경계 2 %4 .. %5 라인 %6 %n" calcext:value-type="string">
            <text:p>소스 %0 : %1, 변수 ❮ %2 ❯ dim2 as %3 외부 경계 2 %4 .. %5 라인 %6 %n</text:p>
          </table:table-cell>
          <table:table-cell table:style-name="ce2" table:formula="of:=IFERROR(__xludf.dummyfunction(&quot;GOOGLETRANSLATE($B91,&quot;&quot;en&quot;&quot;,D$1)&quot;);&quot;Source% 0:% 1, variable ❮% 2❯ dim2 comme% 3 bornes extérieures 2% 4 ..% 5 de la ligne% 6% n&quot;)" office:value-type="string" office:string-value="Source% 0:% 1, variable ❮% 2❯ dim2 comme% 3 bornes extérieures 2% 4 ..% 5 de la ligne% 6% n" calcext:value-type="string">
            <text:p>Source% 0:% 1, variable ❮% 2❯ dim2 comme% 3 bornes extérieures 2% 4 ..% 5 de la ligne% 6% n</text:p>
          </table:table-cell>
          <table:table-cell table:style-name="ce2" table:formula="of:=IFERROR(__xludf.dummyfunction(&quot;GOOGLETRANSLATE($B91,&quot;&quot;en&quot;&quot;,E$1)&quot;);&quot;Quelle %0: %1, Variable ❮ %2❯ Dim2 als %3 Außengrenzen2 %4 .. %5 von Linie %6 %n&quot;)" office:value-type="string" office:string-value="Quelle %0: %1, Variable ❮ %2❯ Dim2 als %3 Außengrenzen2 %4 .. %5 von Linie %6 %n" calcext:value-type="string">
            <text:p>Quelle %0: %1, Variable ❮ %2❯ Dim2 als %3 Außengrenzen2 %4 .. %5 von Linie %6 %n</text:p>
          </table:table-cell>
          <table:table-cell table:style-name="ce2" table:formula="of:=IFERROR(__xludf.dummyfunction(&quot;GOOGLETRANSLATE($B91,&quot;&quot;en&quot;&quot;,F$1)&quot;);&quot;源％0：％1，变量❮％2❯dim2 as％3外部边界2％4 ..％5从线％6％n&quot;)" office:value-type="string" office:string-value="源％0：％1，变量❮％2❯dim2 as％3外部边界2％4 ..％5从线％6％n" calcext:value-type="string">
            <text:p>源％0：％1，变量❮％2❯dim2 as％3外部边界2％4 ..％5从线％6％n</text:p>
          </table:table-cell>
          <table:table-cell table:style-name="ce2" table:formula="of:=IFERROR(__xludf.dummyfunction(&quot;GOOGLETRANSLATE($B91,&quot;&quot;en&quot;&quot;,G$1)&quot;);&quot;Fuente %0: %1, variable ❮ %2❯ dim2 AS %3 límites externos 2 %4 .. %5 de la línea %6 %N&quot;)" office:value-type="string" office:string-value="Fuente %0: %1, variable ❮ %2❯ dim2 AS %3 límites externos 2 %4 .. %5 de la línea %6 %N" calcext:value-type="string">
            <text:p>Fuente %0: %1, variable ❮ %2❯ dim2 AS %3 límites externos 2 %4 .. %5 de la línea %6 %N</text:p>
          </table:table-cell>
          <table:table-cell table:style-name="ce2" table:formula="of:=IFERROR(__xludf.dummyfunction(&quot;GOOGLETRANSLATE($B91,&quot;&quot;en&quot;&quot;,H$1)&quot;);&quot;المصدر ٪ 0: ٪ 1 ، المتغير ❮ ٪ 2❯ DIM2 AS ٪ 3 خارج الحدود 2 ٪ 4 .. ٪ 5 من الخط ٪ 6 ٪ n&quot;)" office:value-type="string" office:string-value="المصدر ٪ 0: ٪ 1 ، المتغير ❮ ٪ 2❯ DIM2 AS ٪ 3 خارج الحدود 2 ٪ 4 .. ٪ 5 من الخط ٪ 6 ٪ n" calcext:value-type="string">
            <text:p>المصدر ٪ 0: ٪ 1 ، المتغير ❮ ٪ 2❯ DIM2 AS ٪ 3 خارج الحدود 2 ٪ 4 .. ٪ 5 من الخط ٪ 6 ٪ n</text:p>
          </table:table-cell>
          <table:table-cell table:style-name="ce2" table:formula="of:=IFERROR(__xludf.dummyfunction(&quot;GOOGLETRANSLATE($B91,&quot;&quot;en&quot;&quot;,I$1)&quot;);&quot;Источник %0: %1, переменная ❮ %2❯ Dim2 As %3 Внешние границы 2 %4 .. %5 Из линии %6 %N&quot;)" office:value-type="string" office:string-value="Источник %0: %1, переменная ❮ %2❯ Dim2 As %3 Внешние границы 2 %4 .. %5 Из линии %6 %N" calcext:value-type="string">
            <text:p>Источник %0: %1, переменная ❮ %2❯ Dim2 As %3 Внешние границы 2 %4 .. %5 Из линии %6 %N</text:p>
          </table:table-cell>
          <table:table-cell table:style-name="ce2" table:formula="of:=IFERROR(__xludf.dummyfunction(&quot;GOOGLETRANSLATE($B91,&quot;&quot;en&quot;&quot;,J$1)&quot;);&quot;स्रोत %0: %1, चर ❮ %2❯ डिम 2 के रूप में %3 के बाहर सीमा 2 %4 .. %5 लाइन %6 %एन से&quot;)" office:value-type="string" office:string-value="स्रोत %0: %1, चर ❮ %2❯ डिम 2 के रूप में %3 के बाहर सीमा 2 %4 .. %5 लाइन %6 %एन से" calcext:value-type="string">
            <text:p>स्रोत %0: %1, चर ❮ %2❯ डिम 2 के रूप में %3 के बाहर सीमा 2 %4 .. %5 लाइन %6 %एन से</text:p>
          </table:table-cell>
          <table:table-cell table:style-name="ce2" table:formula="of:=IFERROR(__xludf.dummyfunction(&quot;GOOGLETRANSLATE($B91,&quot;&quot;en&quot;&quot;,K$1)&quot;);&quot;উত্স %0: %1, পরিবর্তনশীল ❮ %2❯ DIM2 হিসাবে %3 এর বাইরে 2 %4 .. %5 লাইন থেকে %6 %এন&quot;)" office:value-type="string" office:string-value="উত্স %0: %1, পরিবর্তনশীল ❮ %2❯ DIM2 হিসাবে %3 এর বাইরে 2 %4 .. %5 লাইন থেকে %6 %এন" calcext:value-type="string">
            <text:p>উত্স %0: %1, পরিবর্তনশীল ❮ %2❯ DIM2 হিসাবে %3 এর বাইরে 2 %4 .. %5 লাইন থেকে %6 %এন</text:p>
          </table:table-cell>
          <table:table-cell table:style-name="ce2" table:formula="of:=IFERROR(__xludf.dummyfunction(&quot;GOOGLETRANSLATE($B91,&quot;&quot;en&quot;&quot;,L$1)&quot;);&quot;Fonte %0: %1, variável ❮ %2❯ Dim2 como %3 Limites externos2 %4 .. %5 da linha %6 %n&quot;)" office:value-type="string" office:string-value="Fonte %0: %1, variável ❮ %2❯ Dim2 como %3 Limites externos2 %4 .. %5 da linha %6 %n" calcext:value-type="string">
            <text:p>Fonte %0: %1, variável ❮ %2❯ Dim2 como %3 Limites externos2 %4 .. %5 da linha %6 %n</text:p>
          </table:table-cell>
          <table:table-cell table:style-name="ce2" table:formula="of:=IFERROR(__xludf.dummyfunction(&quot;GOOGLETRANSLATE($B91,&quot;&quot;en&quot;&quot;,M$1)&quot;);&quot;Sumber %0: %1, variabel ❮ %2❯ dim2 sebagai %3 Batas luar2 %4 .. %5 dari garis %6 %n&quot;)" office:value-type="string" office:string-value="Sumber %0: %1, variabel ❮ %2❯ dim2 sebagai %3 Batas luar2 %4 .. %5 dari garis %6 %n" calcext:value-type="string">
            <text:p>Sumber %0: %1, variabel ❮ %2❯ dim2 sebagai %3 Batas luar2 %4 .. %5 dari garis %6 %n</text:p>
          </table:table-cell>
          <table:table-cell table:style-name="ce2" table:formula="of:=IFERROR(__xludf.dummyfunction(&quot;GOOGLETRANSLATE($B91,&quot;&quot;en&quot;&quot;,N$1)&quot;);&quot;ソース％0：％1、可変❮％2 dim2 as％3外側の境界2％4 ..％5 line％6％n&quot;)" office:value-type="string" office:string-value="ソース％0：％1、可変❮％2 dim2 as％3外側の境界2％4 ..％5 line％6％n" calcext:value-type="string">
            <text:p>ソース％0：％1、可変❮％2 dim2 as％3外側の境界2％4 ..％5 line％6％n</text:p>
          </table:table-cell>
          <table:table-cell table:style-name="ce2" table:formula="of:=IFERROR(__xludf.dummyfunction(&quot;GOOGLETRANSLATE($B91,&quot;&quot;en&quot;&quot;,O$1)&quot;);&quot;מקור %0: %1, משתנה ❮ %2❯ dim2 AS %3 מחוץ לתחום 2 %4 .. %5 מ- LINE %6 %N&quot;)" office:value-type="string" office:string-value="מקור %0: %1, משתנה ❮ %2❯ dim2 AS %3 מחוץ לתחום 2 %4 .. %5 מ- LINE %6 %N" calcext:value-type="string">
            <text:p>מקור %0: %1, משתנה ❮ %2❯ dim2 AS %3 מחוץ לתחום 2 %4 .. %5 מ- LINE %6 %N</text:p>
          </table:table-cell>
          <table:table-cell table:style-name="ce2" table:formula="of:=IFERROR(__xludf.dummyfunction(&quot;GOOGLETRANSLATE($B91,&quot;&quot;en&quot;&quot;,P$1)&quot;);&quot;Fonto %0: %1, variablo ❮ %2❯ DIM2 kiel %3 ekster Bounds2 %4 .. %5 de linio %6 %N&quot;)" office:value-type="string" office:string-value="Fonto %0: %1, variablo ❮ %2❯ DIM2 kiel %3 ekster Bounds2 %4 .. %5 de linio %6 %N" calcext:value-type="string">
            <text:p>Fonto %0: %1, variablo ❮ %2❯ DIM2 kiel %3 ekster Bounds2 %4 .. %5 de linio %6 %N</text:p>
          </table:table-cell>
          <table:table-cell table:style-name="ce2" table:formula="of:=IFERROR(__xludf.dummyfunction(&quot;GOOGLETRANSLATE($B91,&quot;&quot;en&quot;&quot;,Q$1)&quot;);&quot;Chanzo %0: %1, kutofautisha ❮ %2❯ dim2 kama %3 nje mipaka2 %4 .. %5 kutoka mstari %6 %N&quot;)" office:value-type="string" office:string-value="Chanzo %0: %1, kutofautisha ❮ %2❯ dim2 kama %3 nje mipaka2 %4 .. %5 kutoka mstari %6 %N" calcext:value-type="string">
            <text:p>Chanzo %0: %1, kutofautisha ❮ %2❯ dim2 kama %3 nje mipaka2 %4 .. %5 kutoka mstari %6 %N</text:p>
          </table:table-cell>
          <table:table-cell table:style-name="ce2" table:formula="of:=IFERROR(__xludf.dummyfunction(&quot;GOOGLETRANSLATE($B91,&quot;&quot;en&quot;&quot;,R$1)&quot;);&quot;Pinagmulan %0: %1, variable ❮ %2❯ dim2 bilang %3 sa labas ng hangganan2 %4 .. %5 mula sa linya %6 %n&quot;)" office:value-type="string" office:string-value="Pinagmulan %0: %1, variable ❮ %2❯ dim2 bilang %3 sa labas ng hangganan2 %4 .. %5 mula sa linya %6 %n" calcext:value-type="string">
            <text:p>Pinagmulan %0: %1, variable ❮ %2❯ dim2 bilang %3 sa labas ng hangganan2 %4 .. %5 mula sa linya %6 %n</text:p>
          </table:table-cell>
          <table:table-cell table:style-name="ce2" table:formula="of:=IFERROR(__xludf.dummyfunction(&quot;GOOGLETRANSLATE($B91,&quot;&quot;en&quot;&quot;,S$1)&quot;);&quot;ماخذ ٪ 0: ٪ 1 ، متغیر ❮ ٪ 2❯ Dim2 as ٪ 3 سے باہر کی حد 2 ٪ 4 .. ٪ 5 لائن ٪ 6 ٪ N سے ٪ 5&quot;)" office:value-type="string" office:string-value="ماخذ ٪ 0: ٪ 1 ، متغیر ❮ ٪ 2❯ Dim2 as ٪ 3 سے باہر کی حد 2 ٪ 4 .. ٪ 5 لائن ٪ 6 ٪ N سے ٪ 5" calcext:value-type="string">
            <text:p>ماخذ ٪ 0: ٪ 1 ، متغیر ❮ ٪ 2❯ Dim2 as ٪ 3 سے باہر کی حد 2 ٪ 4 .. ٪ 5 لائن ٪ 6 ٪ N سے ٪ 5</text:p>
          </table:table-cell>
          <table:table-cell table:style-name="ce2" table:formula="of:=IFERROR(__xludf.dummyfunction(&quot;GOOGLETRANSLATE($B91,&quot;&quot;en&quot;&quot;,T$1)&quot;);&quot;Fontem% 0:% I, variabilis ❮% 2 ❯ Dim2 sicut% III extra terminos2% IV ..% V ex linea% VI% VI&quot;)" office:value-type="string" office:string-value="Fontem% 0:% I, variabilis ❮% 2 ❯ Dim2 sicut% III extra terminos2% IV ..% V ex linea% VI% VI" calcext:value-type="string">
            <text:p>Fontem% 0:% I, variabilis ❮% 2 ❯ Dim2 sicut% III extra terminos2% IV ..% V ex linea% VI% VI</text:p>
          </table:table-cell>
          <table:table-cell table:style-name="ce2" table:formula="of:=IFERROR(__xludf.dummyfunction(&quot;GOOGLETRANSLATE($B91,&quot;&quot;en&quot;&quot;,U$1)&quot;);&quot;Ffynhonnell %0: %1, newidyn ❮ %2❯ dim2 fel %3 y tu allan ffin2 %4 .. %5 o'r llinell %6 %n&quot;)" office:value-type="string" office:string-value="Ffynhonnell %0: %1, newidyn ❮ %2❯ dim2 fel %3 y tu allan ffin2 %4 .. %5 o'r llinell %6 %n" calcext:value-type="string">
            <text:p>Ffynhonnell %0: %1, newidyn ❮ %2❯ dim2 fel %3 y tu allan ffin2 %4 .. %5 o'r llinell %6 %n</text:p>
          </table:table-cell>
          <table:table-cell table:style-name="ce2" table:formula="of:=IFERROR(__xludf.dummyfunction(&quot;GOOGLETRANSLATE($B91,&quot;&quot;en&quot;&quot;,V$1)&quot;);&quot;Umthombo% 0:% 1, aguquguqukayo ❮% 2❯ Dim2 njengoba% 3 ngaphandle kwe-Sourts2% 4 ..% 5 kusuka kulayini% 6% n&quot;)" office:value-type="string" office:string-value="Umthombo% 0:% 1, aguquguqukayo ❮% 2❯ Dim2 njengoba% 3 ngaphandle kwe-Sourts2% 4 ..% 5 kusuka kulayini% 6% n" calcext:value-type="string">
            <text:p>Umthombo% 0:% 1, aguquguqukayo ❮% 2❯ Dim2 njengoba% 3 ngaphandle kwe-Sourts2% 4 ..% 5 kusuka kulayini% 6% n</text:p>
          </table:table-cell>
          <table:table-cell table:style-name="ce2" table:formula="of:=IFERROR(__xludf.dummyfunction(&quot;GOOGLETRANSLATE($B91,&quot;&quot;en&quot;&quot;,W$1)&quot;);&quot;מקור% 0:% 1, בייַטעוודיק ❮% 2❯ DIM2 ASD% 3 אַרויס drunds2% 4 ..% 5 פון שורה% 6% n&quot;)" office:value-type="string" office:string-value="מקור% 0:% 1, בייַטעוודיק ❮% 2❯ DIM2 ASD% 3 אַרויס drunds2% 4 ..% 5 פון שורה% 6% n" calcext:value-type="string">
            <text:p>מקור% 0:% 1, בייַטעוודיק ❮% 2❯ DIM2 ASD% 3 אַרויס drunds2% 4 ..% 5 פון שורה% 6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ABLE TO OPEN %0 FOR READING.%n</text:p>
          </table:table-cell>
          <table:table-cell table:style-name="ce2" table:formula="of:=IFERROR(__xludf.dummyfunction(&quot;GOOGLETRANSLATE($B92,&quot;&quot;en&quot;&quot;,C$1)&quot;);&quot;읽기를 위해 %0을 열 수 없습니다. %n&quot;)" office:value-type="string" office:string-value="읽기를 위해 %0을 열 수 없습니다. %n" calcext:value-type="string">
            <text:p>읽기를 위해 %0을 열 수 없습니다. %n</text:p>
          </table:table-cell>
          <table:table-cell table:style-name="ce2" table:formula="of:=IFERROR(__xludf.dummyfunction(&quot;GOOGLETRANSLATE($B92,&quot;&quot;en&quot;&quot;,D$1)&quot;);&quot;Impossible d'ouvrir% 0 pour la lecture.% N&quot;)" office:value-type="string" office:string-value="Impossible d'ouvrir% 0 pour la lecture.% N" calcext:value-type="string">
            <text:p>Impossible d'ouvrir% 0 pour la lecture.% N</text:p>
          </table:table-cell>
          <table:table-cell table:style-name="ce2" table:formula="of:=IFERROR(__xludf.dummyfunction(&quot;GOOGLETRANSLATE($B92,&quot;&quot;en&quot;&quot;,E$1)&quot;);&quot;Es kann nicht %0 für das Lesen eröffnen. %N&quot;)" office:value-type="string" office:string-value="Es kann nicht %0 für das Lesen eröffnen. %N" calcext:value-type="string">
            <text:p>Es kann nicht %0 für das Lesen eröffnen. %N</text:p>
          </table:table-cell>
          <table:table-cell table:style-name="ce2" table:formula="of:=IFERROR(__xludf.dummyfunction(&quot;GOOGLETRANSLATE($B92,&quot;&quot;en&quot;&quot;,F$1)&quot;);&quot;无法打开％0进行阅读。％n&quot;)" office:value-type="string" office:string-value="无法打开％0进行阅读。％n" calcext:value-type="string">
            <text:p>无法打开％0进行阅读。％n</text:p>
          </table:table-cell>
          <table:table-cell table:style-name="ce2" table:formula="of:=IFERROR(__xludf.dummyfunction(&quot;GOOGLETRANSLATE($B92,&quot;&quot;en&quot;&quot;,G$1)&quot;);&quot;No se puede abrir %0 para leer. %N&quot;)" office:value-type="string" office:string-value="No se puede abrir %0 para leer. %N" calcext:value-type="string">
            <text:p>No se puede abrir %0 para leer. %N</text:p>
          </table:table-cell>
          <table:table-cell table:style-name="ce2" table:formula="of:=IFERROR(__xludf.dummyfunction(&quot;GOOGLETRANSLATE($B92,&quot;&quot;en&quot;&quot;,H$1)&quot;);&quot;غير قادر على فتح ٪ 0 للقراءة. ٪ ن&quot;)" office:value-type="string" office:string-value="غير قادر على فتح ٪ 0 للقراءة. ٪ ن" calcext:value-type="string">
            <text:p>غير قادر على فتح ٪ 0 للقراءة. ٪ ن</text:p>
          </table:table-cell>
          <table:table-cell table:style-name="ce2" table:formula="of:=IFERROR(__xludf.dummyfunction(&quot;GOOGLETRANSLATE($B92,&quot;&quot;en&quot;&quot;,I$1)&quot;);&quot;Невозможно открыть %0 для чтения. %N&quot;)" office:value-type="string" office:string-value="Невозможно открыть %0 для чтения. %N" calcext:value-type="string">
            <text:p>Невозможно открыть %0 для чтения. %N</text:p>
          </table:table-cell>
          <table:table-cell table:style-name="ce2" table:formula="of:=IFERROR(__xludf.dummyfunction(&quot;GOOGLETRANSLATE($B92,&quot;&quot;en&quot;&quot;,J$1)&quot;);&quot;पढ़ने के लिए %0 खोलने में असमर्थ। %n&quot;)" office:value-type="string" office:string-value="पढ़ने के लिए %0 खोलने में असमर्थ। %n" calcext:value-type="string">
            <text:p>पढ़ने के लिए %0 खोलने में असमर्थ। %n</text:p>
          </table:table-cell>
          <table:table-cell table:style-name="ce2" table:formula="of:=IFERROR(__xludf.dummyfunction(&quot;GOOGLETRANSLATE($B92,&quot;&quot;en&quot;&quot;,K$1)&quot;);&quot;পড়ার জন্য %0 খুলতে অক্ষম। %n&quot;)" office:value-type="string" office:string-value="পড়ার জন্য %0 খুলতে অক্ষম। %n" calcext:value-type="string">
            <text:p>পড়ার জন্য %0 খুলতে অক্ষম। %n</text:p>
          </table:table-cell>
          <table:table-cell table:style-name="ce2" table:formula="of:=IFERROR(__xludf.dummyfunction(&quot;GOOGLETRANSLATE($B92,&quot;&quot;en&quot;&quot;,L$1)&quot;);&quot;Incapaz de abrir %0 para leitura. %N&quot;)" office:value-type="string" office:string-value="Incapaz de abrir %0 para leitura. %N" calcext:value-type="string">
            <text:p>Incapaz de abrir %0 para leitura. %N</text:p>
          </table:table-cell>
          <table:table-cell table:style-name="ce2" table:formula="of:=IFERROR(__xludf.dummyfunction(&quot;GOOGLETRANSLATE($B92,&quot;&quot;en&quot;&quot;,M$1)&quot;);&quot;Tidak dapat membuka %0 untuk membaca. %N&quot;)" office:value-type="string" office:string-value="Tidak dapat membuka %0 untuk membaca. %N" calcext:value-type="string">
            <text:p>Tidak dapat membuka %0 untuk membaca. %N</text:p>
          </table:table-cell>
          <table:table-cell table:style-name="ce2" table:formula="of:=IFERROR(__xludf.dummyfunction(&quot;GOOGLETRANSLATE($B92,&quot;&quot;en&quot;&quot;,N$1)&quot;);&quot;読み取りのために％0を開くことができません。％n&quot;)" office:value-type="string" office:string-value="読み取りのために％0を開くことができません。％n" calcext:value-type="string">
            <text:p>読み取りのために％0を開くことができません。％n</text:p>
          </table:table-cell>
          <table:table-cell table:style-name="ce2" table:formula="of:=IFERROR(__xludf.dummyfunction(&quot;GOOGLETRANSLATE($B92,&quot;&quot;en&quot;&quot;,O$1)&quot;);&quot;לא ניתן לפתוח %0 לקריאה. %N&quot;)" office:value-type="string" office:string-value="לא ניתן לפתוח %0 לקריאה. %N" calcext:value-type="string">
            <text:p>לא ניתן לפתוח %0 לקריאה. %N</text:p>
          </table:table-cell>
          <table:table-cell table:style-name="ce2" table:formula="of:=IFERROR(__xludf.dummyfunction(&quot;GOOGLETRANSLATE($B92,&quot;&quot;en&quot;&quot;,P$1)&quot;);&quot;Ne eblas malfermi %0 por legado. %N&quot;)" office:value-type="string" office:string-value="Ne eblas malfermi %0 por legado. %N" calcext:value-type="string">
            <text:p>Ne eblas malfermi %0 por legado. %N</text:p>
          </table:table-cell>
          <table:table-cell table:style-name="ce2" table:formula="of:=IFERROR(__xludf.dummyfunction(&quot;GOOGLETRANSLATE($B92,&quot;&quot;en&quot;&quot;,Q$1)&quot;);&quot;Haiwezi kufungua %0 kwa kusoma. %N&quot;)" office:value-type="string" office:string-value="Haiwezi kufungua %0 kwa kusoma. %N" calcext:value-type="string">
            <text:p>Haiwezi kufungua %0 kwa kusoma. %N</text:p>
          </table:table-cell>
          <table:table-cell table:style-name="ce2" table:formula="of:=IFERROR(__xludf.dummyfunction(&quot;GOOGLETRANSLATE($B92,&quot;&quot;en&quot;&quot;,R$1)&quot;);&quot;Hindi mabuksan ang %0 para sa pagbabasa. %N&quot;)" office:value-type="string" office:string-value="Hindi mabuksan ang %0 para sa pagbabasa. %N" calcext:value-type="string">
            <text:p>Hindi mabuksan ang %0 para sa pagbabasa. %N</text:p>
          </table:table-cell>
          <table:table-cell table:style-name="ce2" table:formula="of:=IFERROR(__xludf.dummyfunction(&quot;GOOGLETRANSLATE($B92,&quot;&quot;en&quot;&quot;,S$1)&quot;);&quot;پڑھنے کے لئے ٪ 0 کھولنے سے قاصر۔ ٪ n&quot;)" office:value-type="string" office:string-value="پڑھنے کے لئے ٪ 0 کھولنے سے قاصر۔ ٪ n" calcext:value-type="string">
            <text:p>پڑھنے کے لئے ٪ 0 کھولنے سے قاصر۔ ٪ n</text:p>
          </table:table-cell>
          <table:table-cell table:style-name="ce2" table:formula="of:=IFERROR(__xludf.dummyfunction(&quot;GOOGLETRANSLATE($B92,&quot;&quot;en&quot;&quot;,T$1)&quot;);&quot;'Non aperire% 0 ad Lectio.% N&quot;)" office:value-type="string" office:string-value="'Non aperire% 0 ad Lectio.% N" calcext:value-type="string">
            <text:p>'Non aperire% 0 ad Lectio.% N</text:p>
          </table:table-cell>
          <table:table-cell table:style-name="ce2" table:formula="of:=IFERROR(__xludf.dummyfunction(&quot;GOOGLETRANSLATE($B92,&quot;&quot;en&quot;&quot;,U$1)&quot;);&quot;Methu agor %0 ar gyfer darllen. %N&quot;)" office:value-type="string" office:string-value="Methu agor %0 ar gyfer darllen. %N" calcext:value-type="string">
            <text:p>Methu agor %0 ar gyfer darllen. %N</text:p>
          </table:table-cell>
          <table:table-cell table:style-name="ce2" table:formula="of:=IFERROR(__xludf.dummyfunction(&quot;GOOGLETRANSLATE($B92,&quot;&quot;en&quot;&quot;,V$1)&quot;);&quot;Ayikwazi ukuvula i-% 0 yokufunda.% N&quot;)" office:value-type="string" office:string-value="Ayikwazi ukuvula i-% 0 yokufunda.% N" calcext:value-type="string">
            <text:p>Ayikwazi ukuvula i-% 0 yokufunda.% N</text:p>
          </table:table-cell>
          <table:table-cell table:style-name="ce2" table:formula="of:=IFERROR(__xludf.dummyfunction(&quot;GOOGLETRANSLATE($B92,&quot;&quot;en&quot;&quot;,W$1)&quot;);&quot;ניט געקענט צו עפענען% 0 פֿאַר לייענען.% N&quot;)" office:value-type="string" office:string-value="ניט געקענט צו עפענען% 0 פֿאַר לייענען.% N" calcext:value-type="string">
            <text:p>ניט געקענט צו עפענען% 0 פֿאַר לייענען.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ABLE TO OPEN FILE ❮%0❯%n</text:p>
          </table:table-cell>
          <table:table-cell table:style-name="ce2" table:formula="of:=IFERROR(__xludf.dummyfunction(&quot;GOOGLETRANSLATE($B93,&quot;&quot;en&quot;&quot;,C$1)&quot;);&quot;파일을 열 수 없음 file%0❯%n&quot;)" office:value-type="string" office:string-value="파일을 열 수 없음 file%0❯%n" calcext:value-type="string">
            <text:p>파일을 열 수 없음 file%0❯%n</text:p>
          </table:table-cell>
          <table:table-cell table:style-name="ce2" table:formula="of:=IFERROR(__xludf.dummyfunction(&quot;GOOGLETRANSLATE($B93,&quot;&quot;en&quot;&quot;,D$1)&quot;);&quot;Impossible d'ouvrir le fichier ❮% 0❯% n&quot;)" office:value-type="string" office:string-value="Impossible d'ouvrir le fichier ❮% 0❯% n" calcext:value-type="string">
            <text:p>Impossible d'ouvrir le fichier ❮% 0❯% n</text:p>
          </table:table-cell>
          <table:table-cell table:style-name="ce2" table:formula="of:=IFERROR(__xludf.dummyfunction(&quot;GOOGLETRANSLATE($B93,&quot;&quot;en&quot;&quot;,E$1)&quot;);&quot;Datei kann nicht geöffnet ❮%0❯%n&quot;)" office:value-type="string" office:string-value="Datei kann nicht geöffnet ❮%0❯%n" calcext:value-type="string">
            <text:p>Datei kann nicht geöffnet ❮%0❯%n</text:p>
          </table:table-cell>
          <table:table-cell table:style-name="ce2" table:formula="of:=IFERROR(__xludf.dummyfunction(&quot;GOOGLETRANSLATE($B93,&quot;&quot;en&quot;&quot;,F$1)&quot;);&quot;无法打开文件❮％0❯％n&quot;)" office:value-type="string" office:string-value="无法打开文件❮％0❯％n" calcext:value-type="string">
            <text:p>无法打开文件❮％0❯％n</text:p>
          </table:table-cell>
          <table:table-cell table:style-name="ce2" table:formula="of:=IFERROR(__xludf.dummyfunction(&quot;GOOGLETRANSLATE($B93,&quot;&quot;en&quot;&quot;,G$1)&quot;);&quot;No se puede abrir el archivo ❮%0❯%n&quot;)" office:value-type="string" office:string-value="No se puede abrir el archivo ❮%0❯%n" calcext:value-type="string">
            <text:p>No se puede abrir el archivo ❮%0❯%n</text:p>
          </table:table-cell>
          <table:table-cell table:style-name="ce2" table:formula="of:=IFERROR(__xludf.dummyfunction(&quot;GOOGLETRANSLATE($B93,&quot;&quot;en&quot;&quot;,H$1)&quot;);&quot;غير قادر على فتح ملف ❮ ٪ 0❯ ٪ n&quot;)" office:value-type="string" office:string-value="غير قادر على فتح ملف ❮ ٪ 0❯ ٪ n" calcext:value-type="string">
            <text:p>غير قادر على فتح ملف ❮ ٪ 0❯ ٪ n</text:p>
          </table:table-cell>
          <table:table-cell table:style-name="ce2" table:formula="of:=IFERROR(__xludf.dummyfunction(&quot;GOOGLETRANSLATE($B93,&quot;&quot;en&quot;&quot;,I$1)&quot;);&quot;Невозможно открыть файл ❮%0❯%n&quot;)" office:value-type="string" office:string-value="Невозможно открыть файл ❮%0❯%n" calcext:value-type="string">
            <text:p>Невозможно открыть файл ❮%0❯%n</text:p>
          </table:table-cell>
          <table:table-cell table:style-name="ce2" table:formula="of:=IFERROR(__xludf.dummyfunction(&quot;GOOGLETRANSLATE($B93,&quot;&quot;en&quot;&quot;,J$1)&quot;);&quot;फ़ाइल को खोलने में असमर्थ ❮%0❯%n&quot;)" office:value-type="string" office:string-value="फ़ाइल को खोलने में असमर्थ ❮%0❯%n" calcext:value-type="string">
            <text:p>फ़ाइल को खोलने में असमर्थ ❮%0❯%n</text:p>
          </table:table-cell>
          <table:table-cell table:style-name="ce2" table:formula="of:=IFERROR(__xludf.dummyfunction(&quot;GOOGLETRANSLATE($B93,&quot;&quot;en&quot;&quot;,K$1)&quot;);&quot;ফাইল খুলতে অক্ষম ❮%0❯%এন&quot;)" office:value-type="string" office:string-value="ফাইল খুলতে অক্ষম ❮%0❯%এন" calcext:value-type="string">
            <text:p>ফাইল খুলতে অক্ষম ❮%0❯%এন</text:p>
          </table:table-cell>
          <table:table-cell table:style-name="ce2" table:formula="of:=IFERROR(__xludf.dummyfunction(&quot;GOOGLETRANSLATE($B93,&quot;&quot;en&quot;&quot;,L$1)&quot;);&quot;Incapaz de abrir o arquivo ❮%0❯%n&quot;)" office:value-type="string" office:string-value="Incapaz de abrir o arquivo ❮%0❯%n" calcext:value-type="string">
            <text:p>Incapaz de abrir o arquivo ❮%0❯%n</text:p>
          </table:table-cell>
          <table:table-cell table:style-name="ce2" table:formula="of:=IFERROR(__xludf.dummyfunction(&quot;GOOGLETRANSLATE($B93,&quot;&quot;en&quot;&quot;,M$1)&quot;);&quot;Tidak dapat membuka file ❮%0❯%n&quot;)" office:value-type="string" office:string-value="Tidak dapat membuka file ❮%0❯%n" calcext:value-type="string">
            <text:p>Tidak dapat membuka file ❮%0❯%n</text:p>
          </table:table-cell>
          <table:table-cell table:style-name="ce2" table:formula="of:=IFERROR(__xludf.dummyfunction(&quot;GOOGLETRANSLATE($B93,&quot;&quot;en&quot;&quot;,N$1)&quot;);&quot;ファイルを開くことができません❮％0〜％n&quot;)" office:value-type="string" office:string-value="ファイルを開くことができません❮％0〜％n" calcext:value-type="string">
            <text:p>ファイルを開くことができません❮％0〜％n</text:p>
          </table:table-cell>
          <table:table-cell table:style-name="ce2" table:formula="of:=IFERROR(__xludf.dummyfunction(&quot;GOOGLETRANSLATE($B93,&quot;&quot;en&quot;&quot;,O$1)&quot;);&quot;לא ניתן לפתוח קובץ ❮%0❯%n&quot;)" office:value-type="string" office:string-value="לא ניתן לפתוח קובץ ❮%0❯%n" calcext:value-type="string">
            <text:p>לא ניתן לפתוח קובץ ❮%0❯%n</text:p>
          </table:table-cell>
          <table:table-cell table:style-name="ce2" table:formula="of:=IFERROR(__xludf.dummyfunction(&quot;GOOGLETRANSLATE($B93,&quot;&quot;en&quot;&quot;,P$1)&quot;);&quot;Ne eblas malfermi dosieron ❮%0❯%n&quot;)" office:value-type="string" office:string-value="Ne eblas malfermi dosieron ❮%0❯%n" calcext:value-type="string">
            <text:p>Ne eblas malfermi dosieron ❮%0❯%n</text:p>
          </table:table-cell>
          <table:table-cell table:style-name="ce2" table:formula="of:=IFERROR(__xludf.dummyfunction(&quot;GOOGLETRANSLATE($B93,&quot;&quot;en&quot;&quot;,Q$1)&quot;);&quot;Haiwezi kufungua faili ❮%0❯%n&quot;)" office:value-type="string" office:string-value="Haiwezi kufungua faili ❮%0❯%n" calcext:value-type="string">
            <text:p>Haiwezi kufungua faili ❮%0❯%n</text:p>
          </table:table-cell>
          <table:table-cell table:style-name="ce2" table:formula="of:=IFERROR(__xludf.dummyfunction(&quot;GOOGLETRANSLATE($B93,&quot;&quot;en&quot;&quot;,R$1)&quot;);&quot;Hindi mabuksan ang file ❮%0❯%n&quot;)" office:value-type="string" office:string-value="Hindi mabuksan ang file ❮%0❯%n" calcext:value-type="string">
            <text:p>Hindi mabuksan ang file ❮%0❯%n</text:p>
          </table:table-cell>
          <table:table-cell table:style-name="ce2" table:formula="of:=IFERROR(__xludf.dummyfunction(&quot;GOOGLETRANSLATE($B93,&quot;&quot;en&quot;&quot;,S$1)&quot;);&quot;فائل کھولنے سے قاصر ❮ ٪ 0❯ ٪ n&quot;)" office:value-type="string" office:string-value="فائل کھولنے سے قاصر ❮ ٪ 0❯ ٪ n" calcext:value-type="string">
            <text:p>فائل کھولنے سے قاصر ❮ ٪ 0❯ ٪ n</text:p>
          </table:table-cell>
          <table:table-cell table:style-name="ce2" table:formula="of:=IFERROR(__xludf.dummyfunction(&quot;GOOGLETRANSLATE($B93,&quot;&quot;en&quot;&quot;,T$1)&quot;);&quot;Non aperire file ❮% 0 ❯% n&quot;)" office:value-type="string" office:string-value="Non aperire file ❮% 0 ❯% n" calcext:value-type="string">
            <text:p>Non aperire file ❮% 0 ❯% n</text:p>
          </table:table-cell>
          <table:table-cell table:style-name="ce2" table:formula="of:=IFERROR(__xludf.dummyfunction(&quot;GOOGLETRANSLATE($B93,&quot;&quot;en&quot;&quot;,U$1)&quot;);&quot;Methu agor ffeil ❮%0❯%n&quot;)" office:value-type="string" office:string-value="Methu agor ffeil ❮%0❯%n" calcext:value-type="string">
            <text:p>Methu agor ffeil ❮%0❯%n</text:p>
          </table:table-cell>
          <table:table-cell table:style-name="ce2" table:formula="of:=IFERROR(__xludf.dummyfunction(&quot;GOOGLETRANSLATE($B93,&quot;&quot;en&quot;&quot;,V$1)&quot;);&quot;Ayikwazi ukuvula ifayela ❮% 0❯% n&quot;)" office:value-type="string" office:string-value="Ayikwazi ukuvula ifayela ❮% 0❯% n" calcext:value-type="string">
            <text:p>Ayikwazi ukuvula ifayela ❮% 0❯% n</text:p>
          </table:table-cell>
          <table:table-cell table:style-name="ce2" table:formula="of:=IFERROR(__xludf.dummyfunction(&quot;GOOGLETRANSLATE($B93,&quot;&quot;en&quot;&quot;,W$1)&quot;);&quot;ניט געקענט צו עפענען טעקע ❮% 0❯% n&quot;)" office:value-type="string" office:string-value="ניט געקענט צו עפענען טעקע ❮% 0❯% n" calcext:value-type="string">
            <text:p>ניט געקענט צו עפענען טעקע ❮% 0❯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HANDLED OPCODE src:%0 op %1 line %2 col %3%n</text:p>
          </table:table-cell>
          <table:table-cell table:style-name="ce2" table:formula="of:=IFERROR(__xludf.dummyfunction(&quot;GOOGLETRANSLATE($B94,&quot;&quot;en&quot;&quot;,C$1)&quot;);&quot;처리되지 않은 OPCODE SRC : %0 OP %1 라인 %2 COL %3 %N&quot;)" office:value-type="string" office:string-value="처리되지 않은 OPCODE SRC : %0 OP %1 라인 %2 COL %3 %N" calcext:value-type="string">
            <text:p>처리되지 않은 OPCODE SRC : %0 OP %1 라인 %2 COL %3 %N</text:p>
          </table:table-cell>
          <table:table-cell table:style-name="ce2" table:formula="of:=IFERROR(__xludf.dummyfunction(&quot;GOOGLETRANSLATE($B94,&quot;&quot;en&quot;&quot;,D$1)&quot;);&quot;Opcode Src:% 0 OP% 1 ligne% 2 Col% 3% n&quot;)" office:value-type="string" office:string-value="Opcode Src:% 0 OP% 1 ligne% 2 Col% 3% n" calcext:value-type="string">
            <text:p>Opcode Src:% 0 OP% 1 ligne% 2 Col% 3% n</text:p>
          </table:table-cell>
          <table:table-cell table:style-name="ce2" table:formula="of:=IFERROR(__xludf.dummyfunction(&quot;GOOGLETRANSLATE($B94,&quot;&quot;en&quot;&quot;,E$1)&quot;);&quot;Ungezogenes Opcode SRC: %0 op %1 Linie %2 col %3 %n&quot;)" office:value-type="string" office:string-value="Ungezogenes Opcode SRC: %0 op %1 Linie %2 col %3 %n" calcext:value-type="string">
            <text:p>Ungezogenes Opcode SRC: %0 op %1 Linie %2 col %3 %n</text:p>
          </table:table-cell>
          <table:table-cell table:style-name="ce2" table:formula="of:=IFERROR(__xludf.dummyfunction(&quot;GOOGLETRANSLATE($B94,&quot;&quot;en&quot;&quot;,F$1)&quot;);&quot;未经用户的OPCODE SRC：％0 OP％1线％2 col％3％n&quot;)" office:value-type="string" office:string-value="未经用户的OPCODE SRC：％0 OP％1线％2 col％3％n" calcext:value-type="string">
            <text:p>未经用户的OPCODE SRC：％0 OP％1线％2 col％3％n</text:p>
          </table:table-cell>
          <table:table-cell table:style-name="ce2" table:formula="of:=IFERROR(__xludf.dummyfunction(&quot;GOOGLETRANSLATE($B94,&quot;&quot;en&quot;&quot;,G$1)&quot;);&quot;Código de operación no controlado SRC: %0 op %1 línea %2 col %3 %n&quot;)" office:value-type="string" office:string-value="Código de operación no controlado SRC: %0 op %1 línea %2 col %3 %n" calcext:value-type="string">
            <text:p>Código de operación no controlado SRC: %0 op %1 línea %2 col %3 %n</text:p>
          </table:table-cell>
          <table:table-cell table:style-name="ce2" table:formula="of:=IFERROR(__xludf.dummyfunction(&quot;GOOGLETRANSLATE($B94,&quot;&quot;en&quot;&quot;,H$1)&quot;);&quot;OPCODE UNHEDLED SRC: ٪ 0 OP ٪ 1 LINE ٪ 2 COL ٪ 3 ٪ N&quot;)" office:value-type="string" office:string-value="OPCODE UNHEDLED SRC: ٪ 0 OP ٪ 1 LINE ٪ 2 COL ٪ 3 ٪ N" calcext:value-type="string">
            <text:p>OPCODE UNHEDLED SRC: ٪ 0 OP ٪ 1 LINE ٪ 2 COL ٪ 3 ٪ N</text:p>
          </table:table-cell>
          <table:table-cell table:style-name="ce2" table:formula="of:=IFERROR(__xludf.dummyfunction(&quot;GOOGLETRANSLATE($B94,&quot;&quot;en&quot;&quot;,I$1)&quot;);&quot;Неупомянутый OpCode SRC: %0 OP %1 Line %2 COL %3 %N&quot;)" office:value-type="string" office:string-value="Неупомянутый OpCode SRC: %0 OP %1 Line %2 COL %3 %N" calcext:value-type="string">
            <text:p>Неупомянутый OpCode SRC: %0 OP %1 Line %2 COL %3 %N</text:p>
          </table:table-cell>
          <table:table-cell table:style-name="ce2" table:formula="of:=IFERROR(__xludf.dummyfunction(&quot;GOOGLETRANSLATE($B94,&quot;&quot;en&quot;&quot;,J$1)&quot;);&quot;Unhandled opcode src: %0 op %1 लाइन %2 col %3 %n&quot;)" office:value-type="string" office:string-value="Unhandled opcode src: %0 op %1 लाइन %2 col %3 %n" calcext:value-type="string">
            <text:p>Unhandled opcode src: %0 op %1 लाइन %2 col %3 %n</text:p>
          </table:table-cell>
          <table:table-cell table:style-name="ce2" table:formula="of:=IFERROR(__xludf.dummyfunction(&quot;GOOGLETRANSLATE($B94,&quot;&quot;en&quot;&quot;,K$1)&quot;);&quot;Unhandled opcode src: %0 op %1 লাইন %2 কল %3 %n&quot;)" office:value-type="string" office:string-value="Unhandled opcode src: %0 op %1 লাইন %2 কল %3 %n" calcext:value-type="string">
            <text:p>Unhandled opcode src: %0 op %1 লাইন %2 কল %3 %n</text:p>
          </table:table-cell>
          <table:table-cell table:style-name="ce2" table:formula="of:=IFERROR(__xludf.dummyfunction(&quot;GOOGLETRANSLATE($B94,&quot;&quot;en&quot;&quot;,L$1)&quot;);&quot;Opcode não atendido SRC: %0 OP %1 linha %2 col %3 %n&quot;)" office:value-type="string" office:string-value="Opcode não atendido SRC: %0 OP %1 linha %2 col %3 %n" calcext:value-type="string">
            <text:p>Opcode não atendido SRC: %0 OP %1 linha %2 col %3 %n</text:p>
          </table:table-cell>
          <table:table-cell table:style-name="ce2" table:formula="of:=IFERROR(__xludf.dummyfunction(&quot;GOOGLETRANSLATE($B94,&quot;&quot;en&quot;&quot;,M$1)&quot;);&quot;Opcode SRC yang tidak ditangani: %0 op %1 baris %2 col %3 %n&quot;)" office:value-type="string" office:string-value="Opcode SRC yang tidak ditangani: %0 op %1 baris %2 col %3 %n" calcext:value-type="string">
            <text:p>Opcode SRC yang tidak ditangani: %0 op %1 baris %2 col %3 %n</text:p>
          </table:table-cell>
          <table:table-cell table:style-name="ce2" table:formula="of:=IFERROR(__xludf.dummyfunction(&quot;GOOGLETRANSLATE($B94,&quot;&quot;en&quot;&quot;,N$1)&quot;);&quot;未処理のopcode src：％0 op％1 line％2 col％3％n&quot;)" office:value-type="string" office:string-value="未処理のopcode src：％0 op％1 line％2 col％3％n" calcext:value-type="string">
            <text:p>未処理のopcode src：％0 op％1 line％2 col％3％n</text:p>
          </table:table-cell>
          <table:table-cell table:style-name="ce2" table:formula="of:=IFERROR(__xludf.dummyfunction(&quot;GOOGLETRANSLATE($B94,&quot;&quot;en&quot;&quot;,O$1)&quot;);&quot;OpCode SRC לא מטופל: %0 OP %1 קו %2 COL %3 %N&quot;)" office:value-type="string" office:string-value="OpCode SRC לא מטופל: %0 OP %1 קו %2 COL %3 %N" calcext:value-type="string">
            <text:p>OpCode SRC לא מטופל: %0 OP %1 קו %2 COL %3 %N</text:p>
          </table:table-cell>
          <table:table-cell table:style-name="ce2" table:formula="of:=IFERROR(__xludf.dummyfunction(&quot;GOOGLETRANSLATE($B94,&quot;&quot;en&quot;&quot;,P$1)&quot;);&quot;Unhandled Opcode Src: %0 OP %1 Line %2 Col %3 %N&quot;)" office:value-type="string" office:string-value="Unhandled Opcode Src: %0 OP %1 Line %2 Col %3 %N" calcext:value-type="string">
            <text:p>Unhandled Opcode Src: %0 OP %1 Line %2 Col %3 %N</text:p>
          </table:table-cell>
          <table:table-cell table:style-name="ce2" table:formula="of:=IFERROR(__xludf.dummyfunction(&quot;GOOGLETRANSLATE($B94,&quot;&quot;en&quot;&quot;,Q$1)&quot;);&quot;Opcode isiyo na usawa SRC: %0 OP %1 Line %2 Col %3 %N&quot;)" office:value-type="string" office:string-value="Opcode isiyo na usawa SRC: %0 OP %1 Line %2 Col %3 %N" calcext:value-type="string">
            <text:p>Opcode isiyo na usawa SRC: %0 OP %1 Line %2 Col %3 %N</text:p>
          </table:table-cell>
          <table:table-cell table:style-name="ce2" table:formula="of:=IFERROR(__xludf.dummyfunction(&quot;GOOGLETRANSLATE($B94,&quot;&quot;en&quot;&quot;,R$1)&quot;);&quot;UNHANDLED OPCODE SRC: %0 OP %1 LINE %2 Col %3 %N&quot;)" office:value-type="string" office:string-value="UNHANDLED OPCODE SRC: %0 OP %1 LINE %2 Col %3 %N" calcext:value-type="string">
            <text:p>UNHANDLED OPCODE SRC: %0 OP %1 LINE %2 Col %3 %N</text:p>
          </table:table-cell>
          <table:table-cell table:style-name="ce2" table:formula="of:=IFERROR(__xludf.dummyfunction(&quot;GOOGLETRANSLATE($B94,&quot;&quot;en&quot;&quot;,S$1)&quot;);&quot;غیر منقولہ اوپکوڈ ایس آر سی: ٪ 0 آپٹ ٪ 1 لائن ٪ 2 کرنل ٪ 3 ٪ n&quot;)" office:value-type="string" office:string-value="غیر منقولہ اوپکوڈ ایس آر سی: ٪ 0 آپٹ ٪ 1 لائن ٪ 2 کرنل ٪ 3 ٪ n" calcext:value-type="string">
            <text:p>غیر منقولہ اوپکوڈ ایس آر سی: ٪ 0 آپٹ ٪ 1 لائن ٪ 2 کرنل ٪ 3 ٪ n</text:p>
          </table:table-cell>
          <table:table-cell table:style-name="ce2" table:formula="of:=IFERROR(__xludf.dummyfunction(&quot;GOOGLETRANSLATE($B94,&quot;&quot;en&quot;&quot;,T$1)&quot;);&quot;Unhandled OPCODE SRC:% 0 op% I line% II Col% III% N&quot;)" office:value-type="string" office:string-value="Unhandled OPCODE SRC:% 0 op% I line% II Col% III% N" calcext:value-type="string">
            <text:p>Unhandled OPCODE SRC:% 0 op% I line% II Col% III% N</text:p>
          </table:table-cell>
          <table:table-cell table:style-name="ce2" table:formula="of:=IFERROR(__xludf.dummyfunction(&quot;GOOGLETRANSLATE($B94,&quot;&quot;en&quot;&quot;,U$1)&quot;);&quot;Src Cod Opcode heb ei drin: %0 op %1 llinell %2 col %3 %n&quot;)" office:value-type="string" office:string-value="Src Cod Opcode heb ei drin: %0 op %1 llinell %2 col %3 %n" calcext:value-type="string">
            <text:p>Src Cod Opcode heb ei drin: %0 op %1 llinell %2 col %3 %n</text:p>
          </table:table-cell>
          <table:table-cell table:style-name="ce2" table:formula="of:=IFERROR(__xludf.dummyfunction(&quot;GOOGLETRANSLATE($B94,&quot;&quot;en&quot;&quot;,V$1)&quot;);&quot;I-Opcode Src edidanisiwe:% 0 op% 1 umugqa% 2 Col% 3% n&quot;)" office:value-type="string" office:string-value="I-Opcode Src edidanisiwe:% 0 op% 1 umugqa% 2 Col% 3% n" calcext:value-type="string">
            <text:p>I-Opcode Src edidanisiwe:% 0 op% 1 umugqa% 2 Col% 3% n</text:p>
          </table:table-cell>
          <table:table-cell table:style-name="ce2" table:formula="of:=IFERROR(__xludf.dummyfunction(&quot;GOOGLETRANSLATE($B94,&quot;&quot;en&quot;&quot;,W$1)&quot;);&quot;Undlavered Opcode SRC:% 0 אָפּ% 1 שורה% 2 COR% 3% n&quot;)" office:value-type="string" office:string-value="Undlavered Opcode SRC:% 0 אָפּ% 1 שורה% 2 COR% 3% n" calcext:value-type="string">
            <text:p>Undlavered Opcode SRC:% 0 אָפּ% 1 שורה% 2 COR% 3% n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INPUT ❮%0❯%n</text:p>
          </table:table-cell>
          <table:table-cell table:style-name="ce2" table:formula="of:=IFERROR(__xludf.dummyfunction(&quot;GOOGLETRANSLATE($B95,&quot;&quot;en&quot;&quot;,C$1)&quot;);&quot;인식되지 않은 입력 ized%0 ❯%n&quot;)" office:value-type="string" office:string-value="인식되지 않은 입력 ized%0 ❯%n" calcext:value-type="string">
            <text:p>인식되지 않은 입력 ized%0 ❯%n</text:p>
          </table:table-cell>
          <table:table-cell table:style-name="ce2" table:formula="of:=IFERROR(__xludf.dummyfunction(&quot;GOOGLETRANSLATE($B95,&quot;&quot;en&quot;&quot;,D$1)&quot;);&quot;Entrée non reconnue ❮% 0❯% n&quot;)" office:value-type="string" office:string-value="Entrée non reconnue ❮% 0❯% n" calcext:value-type="string">
            <text:p>Entrée non reconnue ❮% 0❯% n</text:p>
          </table:table-cell>
          <table:table-cell table:style-name="ce2" table:formula="of:=IFERROR(__xludf.dummyfunction(&quot;GOOGLETRANSLATE($B95,&quot;&quot;en&quot;&quot;,E$1)&quot;);&quot;Unerkannter Input ❮%0❯%n&quot;)" office:value-type="string" office:string-value="Unerkannter Input ❮%0❯%n" calcext:value-type="string">
            <text:p>Unerkannter Input ❮%0❯%n</text:p>
          </table:table-cell>
          <table:table-cell table:style-name="ce2" table:formula="of:=IFERROR(__xludf.dummyfunction(&quot;GOOGLETRANSLATE($B95,&quot;&quot;en&quot;&quot;,F$1)&quot;);&quot;未识别的输入❮％0❯％n&quot;)" office:value-type="string" office:string-value="未识别的输入❮％0❯％n" calcext:value-type="string">
            <text:p>未识别的输入❮％0❯％n</text:p>
          </table:table-cell>
          <table:table-cell table:style-name="ce2" table:formula="of:=IFERROR(__xludf.dummyfunction(&quot;GOOGLETRANSLATE($B95,&quot;&quot;en&quot;&quot;,G$1)&quot;);&quot;Entrada no reconocida ❮%0❯%N&quot;)" office:value-type="string" office:string-value="Entrada no reconocida ❮%0❯%N" calcext:value-type="string">
            <text:p>Entrada no reconocida ❮%0❯%N</text:p>
          </table:table-cell>
          <table:table-cell table:style-name="ce2" table:formula="of:=IFERROR(__xludf.dummyfunction(&quot;GOOGLETRANSLATE($B95,&quot;&quot;en&quot;&quot;,H$1)&quot;);&quot;المدخلات غير المعترف بها ❮ ٪ 0❯ ٪ n&quot;)" office:value-type="string" office:string-value="المدخلات غير المعترف بها ❮ ٪ 0❯ ٪ n" calcext:value-type="string">
            <text:p>المدخلات غير المعترف بها ❮ ٪ 0❯ ٪ n</text:p>
          </table:table-cell>
          <table:table-cell table:style-name="ce2" table:formula="of:=IFERROR(__xludf.dummyfunction(&quot;GOOGLETRANSLATE($B95,&quot;&quot;en&quot;&quot;,I$1)&quot;);&quot;Нераспознанный вход ❮%0❯%n&quot;)" office:value-type="string" office:string-value="Нераспознанный вход ❮%0❯%n" calcext:value-type="string">
            <text:p>Нераспознанный вход ❮%0❯%n</text:p>
          </table:table-cell>
          <table:table-cell table:style-name="ce2" table:formula="of:=IFERROR(__xludf.dummyfunction(&quot;GOOGLETRANSLATE($B95,&quot;&quot;en&quot;&quot;,J$1)&quot;);&quot;गैर -मान्यता प्राप्त इनपुट ❮%0❯%n&quot;)" office:value-type="string" office:string-value="गैर -मान्यता प्राप्त इनपुट ❮%0❯%n" calcext:value-type="string">
            <text:p>गैर -मान्यता प्राप्त इनपुट ❮%0❯%n</text:p>
          </table:table-cell>
          <table:table-cell table:style-name="ce2" table:formula="of:=IFERROR(__xludf.dummyfunction(&quot;GOOGLETRANSLATE($B95,&quot;&quot;en&quot;&quot;,K$1)&quot;);&quot;অচেনা ইনপুট ❮%0❯%n&quot;)" office:value-type="string" office:string-value="অচেনা ইনপুট ❮%0❯%n" calcext:value-type="string">
            <text:p>অচেনা ইনপুট ❮%0❯%n</text:p>
          </table:table-cell>
          <table:table-cell table:style-name="ce2" table:formula="of:=IFERROR(__xludf.dummyfunction(&quot;GOOGLETRANSLATE($B95,&quot;&quot;en&quot;&quot;,L$1)&quot;);&quot;Entrada não reconhecida ❮%0❯%n&quot;)" office:value-type="string" office:string-value="Entrada não reconhecida ❮%0❯%n" calcext:value-type="string">
            <text:p>Entrada não reconhecida ❮%0❯%n</text:p>
          </table:table-cell>
          <table:table-cell table:style-name="ce2" table:formula="of:=IFERROR(__xludf.dummyfunction(&quot;GOOGLETRANSLATE($B95,&quot;&quot;en&quot;&quot;,M$1)&quot;);&quot;Input yang tidak diakui ❮%0❯%n&quot;)" office:value-type="string" office:string-value="Input yang tidak diakui ❮%0❯%n" calcext:value-type="string">
            <text:p>Input yang tidak diakui ❮%0❯%n</text:p>
          </table:table-cell>
          <table:table-cell table:style-name="ce2" table:formula="of:=IFERROR(__xludf.dummyfunction(&quot;GOOGLETRANSLATE($B95,&quot;&quot;en&quot;&quot;,N$1)&quot;);&quot;認識されていない入力❮％0〜％n&quot;)" office:value-type="string" office:string-value="認識されていない入力❮％0〜％n" calcext:value-type="string">
            <text:p>認識されていない入力❮％0〜％n</text:p>
          </table:table-cell>
          <table:table-cell table:style-name="ce2" table:formula="of:=IFERROR(__xludf.dummyfunction(&quot;GOOGLETRANSLATE($B95,&quot;&quot;en&quot;&quot;,O$1)&quot;);&quot;קלט לא מוכר ❮%0❯%n&quot;)" office:value-type="string" office:string-value="קלט לא מוכר ❮%0❯%n" calcext:value-type="string">
            <text:p>קלט לא מוכר ❮%0❯%n</text:p>
          </table:table-cell>
          <table:table-cell table:style-name="ce2" table:formula="of:=IFERROR(__xludf.dummyfunction(&quot;GOOGLETRANSLATE($B95,&quot;&quot;en&quot;&quot;,P$1)&quot;);&quot;Ne rekonita enigo ❮%0❯%n&quot;)" office:value-type="string" office:string-value="Ne rekonita enigo ❮%0❯%n" calcext:value-type="string">
            <text:p>Ne rekonita enigo ❮%0❯%n</text:p>
          </table:table-cell>
          <table:table-cell table:style-name="ce2" table:formula="of:=IFERROR(__xludf.dummyfunction(&quot;GOOGLETRANSLATE($B95,&quot;&quot;en&quot;&quot;,Q$1)&quot;);&quot;Uingizaji usiojulikana ❮%0❯%n&quot;)" office:value-type="string" office:string-value="Uingizaji usiojulikana ❮%0❯%n" calcext:value-type="string">
            <text:p>Uingizaji usiojulikana ❮%0❯%n</text:p>
          </table:table-cell>
          <table:table-cell table:style-name="ce2" table:formula="of:=IFERROR(__xludf.dummyfunction(&quot;GOOGLETRANSLATE($B95,&quot;&quot;en&quot;&quot;,R$1)&quot;);&quot;Hindi nakikilalang input ❮%0❯%n&quot;)" office:value-type="string" office:string-value="Hindi nakikilalang input ❮%0❯%n" calcext:value-type="string">
            <text:p>Hindi nakikilalang input ❮%0❯%n</text:p>
          </table:table-cell>
          <table:table-cell table:style-name="ce2" table:formula="of:=IFERROR(__xludf.dummyfunction(&quot;GOOGLETRANSLATE($B95,&quot;&quot;en&quot;&quot;,S$1)&quot;);&quot;غیر تسلیم شدہ ان پٹ ❮ ٪ 0❯ ٪ n&quot;)" office:value-type="string" office:string-value="غیر تسلیم شدہ ان پٹ ❮ ٪ 0❯ ٪ n" calcext:value-type="string">
            <text:p>غیر تسلیم شدہ ان پٹ ❮ ٪ 0❯ ٪ n</text:p>
          </table:table-cell>
          <table:table-cell table:style-name="ce2" table:formula="of:=IFERROR(__xludf.dummyfunction(&quot;GOOGLETRANSLATE($B95,&quot;&quot;en&quot;&quot;,T$1)&quot;);&quot;❮% 0 ❮ initus ❮ (0 ❯&quot;)" office:value-type="string" office:string-value="❮% 0 ❮ initus ❮ (0 ❯" calcext:value-type="string">
            <text:p>❮% 0 ❮ initus ❮ (0 ❯</text:p>
          </table:table-cell>
          <table:table-cell table:style-name="ce2" table:formula="of:=IFERROR(__xludf.dummyfunction(&quot;GOOGLETRANSLATE($B95,&quot;&quot;en&quot;&quot;,U$1)&quot;);&quot;Mewnbwn heb ei gydnabod ❮%0❯%n&quot;)" office:value-type="string" office:string-value="Mewnbwn heb ei gydnabod ❮%0❯%n" calcext:value-type="string">
            <text:p>Mewnbwn heb ei gydnabod ❮%0❯%n</text:p>
          </table:table-cell>
          <table:table-cell table:style-name="ce2" table:formula="of:=IFERROR(__xludf.dummyfunction(&quot;GOOGLETRANSLATE($B95,&quot;&quot;en&quot;&quot;,V$1)&quot;);&quot;Okokufaka okungaziwa ❮% 0❯% n&quot;)" office:value-type="string" office:string-value="Okokufaka okungaziwa ❮% 0❯% n" calcext:value-type="string">
            <text:p>Okokufaka okungaziwa ❮% 0❯% n</text:p>
          </table:table-cell>
          <table:table-cell table:style-name="ce2" table:formula="of:=IFERROR(__xludf.dummyfunction(&quot;GOOGLETRANSLATE($B95,&quot;&quot;en&quot;&quot;,W$1)&quot;);&quot;אַנרעקאַגנייזד אַרייַנשרייַב נומער 0% ן&quot;)" office:value-type="string" office:string-value="אַנרעקאַגנייזד אַרייַנשרייַב נומער 0% ן" calcext:value-type="string">
            <text:p>אַנרעקאַגנייזד אַרייַנשרייַב נומער 0% ן</text:p>
          </table:table-cell>
          <table:table-cell table:number-columns-repeated="1001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13" meta:object-count="0"/>
    <meta:generator>LibreOfficeDev/6.0.5.2$Linux_X86_64 LibreOffice_project/</meta:generator>
  </office:meta>
</office:document-meta>
</file>